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1.png" manifest:media-type="image/png"/>
  <manifest:file-entry manifest:full-path="media/image10.png" manifest:media-type="image/png"/>
  <manifest:file-entry manifest:full-path="media/image13.png" manifest:media-type="image/png"/>
  <manifest:file-entry manifest:full-path="media/image14.png" manifest:media-type="image/png"/>
  <manifest:file-entry manifest:full-path="media/image12.png" manifest:media-type="image/png"/>
  <manifest:file-entry manifest:full-path="media/image9.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Заголовок1" style:master-page-name="MP0" style:family="paragraph">
      <style:paragraph-properties fo:break-before="page"/>
    </style:style>
    <style:style style:name="P17" style:parent-style-name="Комментарий" style:family="paragraph">
      <style:text-properties fo:font-size="8pt" style:font-size-asian="8pt"/>
    </style:style>
    <style:style style:name="TableColumn19" style:family="table-column">
      <style:table-column-properties style:column-width="4.7243in" style:use-optimal-column-width="false"/>
    </style:style>
    <style:style style:name="TableColumn20" style:family="table-column">
      <style:table-column-properties style:column-width="2.3625in" style:use-optimal-column-width="false"/>
    </style:style>
    <style:style style:name="Table18" style:family="table">
      <style:table-properties style:width="7.0868in" fo:margin-left="0in" table:align="left"/>
    </style:style>
    <style:style style:name="TableRow21" style:family="table-row">
      <style:table-row-properties style:use-optimal-row-height="false"/>
    </style:style>
    <style:style style:name="TableCell22" style:family="table-cell">
      <style:table-cell-properties fo:border="none" style:writing-mode="lr-tb" fo:padding-top="0in" fo:padding-left="0.0069in" fo:padding-bottom="0in" fo:padding-right="0.0069in"/>
    </style:style>
    <style:style style:name="TableCell23" style:family="table-cell">
      <style:table-cell-properties fo:border="none" style:writing-mode="lr-tb" fo:padding-top="0in" fo:padding-left="0.0069in" fo:padding-bottom="0in" fo:padding-right="0.0069in"/>
    </style:style>
    <style:style style:name="P24" style:parent-style-name="Нормальный" style:family="paragraph">
      <style:paragraph-properties fo:text-align="end" fo:text-indent="0in"/>
    </style:style>
    <style:style style:name="P25" style:parent-style-name="Информацияоверсии" style:family="paragraph">
      <style:text-properties fo:font-size="8pt" style:font-size-asian="8pt"/>
    </style:style>
    <style:style style:name="P26" style:parent-style-name="Информацияоверсии" style:family="paragraph">
      <style:text-properties fo:font-size="8pt" style:font-size-asian="8pt"/>
    </style:style>
    <style:style style:name="P27" style:parent-style-name="Информацияоверсии" style:family="paragraph">
      <style:text-properties fo:font-size="8pt" style:font-size-asian="8pt"/>
    </style:style>
    <style:style style:name="P28" style:parent-style-name="Информацияоверсии" style:family="paragraph">
      <style:text-properties fo:font-size="8pt" style:font-size-asian="8pt"/>
    </style:style>
    <style:style style:name="P29" style:parent-style-name="Информацияоверсии" style:family="paragraph">
      <style:text-properties fo:font-size="8pt" style:font-size-asian="8pt"/>
    </style:style>
    <style:style style:name="P30" style:parent-style-name="Информацияоверсии" style:family="paragraph">
      <style:text-properties fo:font-size="8pt" style:font-size-asian="8pt"/>
    </style:style>
    <style:style style:name="P31" style:parent-style-name="Информацияоверсии" style:family="paragraph">
      <style:text-properties fo:font-size="8pt" style:font-size-asian="8pt"/>
    </style:style>
    <style:style style:name="P32" style:parent-style-name="Информацияоверсии" style:family="paragraph">
      <style:text-properties fo:font-size="8pt" style:font-size-asian="8pt"/>
    </style:style>
    <style:style style:name="P33" style:parent-style-name="Информацияоверсии" style:family="paragraph">
      <style:text-properties fo:font-size="8pt" style:font-size-asian="8pt"/>
    </style:style>
    <style:style style:name="P34" style:parent-style-name="Информацияоверсии" style:family="paragraph">
      <style:text-properties fo:font-size="8pt" style:font-size-asian="8pt"/>
    </style:style>
    <style:style style:name="P35" style:parent-style-name="Информацияоверсии" style:family="paragraph">
      <style:text-properties fo:font-size="8pt" style:font-size-asian="8pt"/>
    </style:style>
    <style:style style:name="P36" style:parent-style-name="Нормальный" style:family="paragraph">
      <style:text-properties fo:language="en" fo:country="US"/>
    </style:style>
    <style:style style:name="P37" style:parent-style-name="Нормальный" style:family="paragraph">
      <style:text-properties fo:language="en" fo:country="US"/>
    </style:style>
    <style:style style:name="P38" style:parent-style-name="Нормальный" style:family="paragraph">
      <style:text-properties fo:language="en" fo:country="US"/>
    </style:style>
    <style:style style:name="P39" style:parent-style-name="Нормальный" style:family="paragraph">
      <style:text-properties fo:language="en" fo:country="US"/>
    </style:style>
    <style:style style:name="P40" style:parent-style-name="Нормальный" style:family="paragraph">
      <style:text-properties fo:language="en" fo:country="US"/>
    </style:style>
    <style:style style:name="P41" style:parent-style-name="Нормальный" style:family="paragraph">
      <style:text-properties fo:language="en" fo:country="US"/>
    </style:style>
    <style:style style:name="P42" style:parent-style-name="Нормальный" style:family="paragraph">
      <style:text-properties fo:language="en" fo:country="US"/>
    </style:style>
    <style:style style:name="T43" style:parent-style-name="DefaultParagraphFont" style:family="text">
      <style:text-properties fo:language="en" fo:country="US"/>
    </style:style>
    <style:style style:name="T44" style:parent-style-name="DefaultParagraphFont" style:family="text">
      <style:text-properties fo:language="en" fo:country="US"/>
    </style:style>
    <style:style style:name="T45" style:parent-style-name="DefaultParagraphFont" style:family="text">
      <style:text-properties fo:language="en" fo:country="US"/>
    </style:style>
    <style:style style:name="T46" style:parent-style-name="DefaultParagraphFont" style:family="text">
      <style:text-properties fo:language="en" fo:country="US"/>
    </style:style>
    <style:style style:name="T47" style:parent-style-name="DefaultParagraphFont" style:family="text">
      <style:text-properties fo:language="en" fo:country="US"/>
    </style:style>
    <style:style style:name="T48" style:parent-style-name="DefaultParagraphFont" style:family="text">
      <style:text-properties fo:language="en" fo:country="US"/>
    </style:style>
    <style:style style:name="T49" style:parent-style-name="DefaultParagraphFont" style:family="text">
      <style:text-properties fo:language="en" fo:country="US"/>
    </style:style>
    <style:style style:name="T50" style:parent-style-name="DefaultParagraphFont" style:family="text">
      <style:text-properties fo:language="en" fo:country="US"/>
    </style:style>
    <style:style style:name="T51" style:parent-style-name="DefaultParagraphFont" style:family="text">
      <style:text-properties fo:language="en" fo:country="US"/>
    </style:style>
    <style:style style:name="T52" style:parent-style-name="DefaultParagraphFont" style:family="text">
      <style:text-properties fo:language="en" fo:country="US"/>
    </style:style>
    <style:style style:name="T53" style:parent-style-name="DefaultParagraphFont" style:family="text">
      <style:text-properties fo:language="en" fo:country="US"/>
    </style:style>
    <style:style style:name="T54" style:parent-style-name="DefaultParagraphFont" style:family="text">
      <style:text-properties fo:language="en" fo:country="US"/>
    </style:style>
    <style:style style:name="P55" style:parent-style-name="Нормальный" style:family="paragraph">
      <style:text-properties fo:language="en" fo:country="US"/>
    </style:style>
    <style:style style:name="P56" style:parent-style-name="Нормальный" style:family="paragraph">
      <style:text-properties fo:language="en" fo:country="US"/>
    </style:style>
    <style:style style:name="T57" style:parent-style-name="DefaultParagraphFont" style:family="text">
      <style:text-properties fo:language="en" fo:country="US"/>
    </style:style>
    <style:style style:name="T58" style:parent-style-name="DefaultParagraphFont" style:family="text">
      <style:text-properties fo:language="en" fo:country="US"/>
    </style:style>
    <style:style style:name="T59" style:parent-style-name="DefaultParagraphFont" style:family="text">
      <style:text-properties fo:language="en" fo:country="US"/>
    </style:style>
    <style:style style:name="T60" style:parent-style-name="DefaultParagraphFont" style:family="text">
      <style:text-properties fo:language="en" fo:country="US"/>
    </style:style>
    <style:style style:name="T61" style:parent-style-name="DefaultParagraphFont" style:family="text">
      <style:text-properties fo:language="en" fo:country="US"/>
    </style:style>
    <style:style style:name="P62" style:parent-style-name="Информацияоверсии" style:family="paragraph">
      <style:text-properties fo:font-size="8pt" style:font-size-asian="8pt"/>
    </style:style>
    <style:style style:name="P63" style:parent-style-name="Информацияоверсии" style:family="paragraph">
      <style:text-properties fo:font-size="8pt" style:font-size-asian="8pt"/>
    </style:style>
    <style:style style:name="P64" style:parent-style-name="Информацияоверсии" style:family="paragraph">
      <style:text-properties fo:font-size="8pt" style:font-size-asian="8pt"/>
    </style:style>
    <style:style style:name="P65" style:parent-style-name="Информацияоверсии" style:family="paragraph">
      <style:text-properties fo:font-size="8pt" style:font-size-asian="8pt"/>
    </style:style>
    <style:style style:name="P66" style:parent-style-name="Информацияоверсии" style:family="paragraph">
      <style:text-properties fo:font-size="8pt" style:font-size-asian="8pt"/>
    </style:style>
    <style:style style:name="P67" style:parent-style-name="Информацияоверсии" style:family="paragraph">
      <style:text-properties fo:font-size="8pt" style:font-size-asian="8pt"/>
    </style:style>
    <style:style style:name="P68" style:parent-style-name="Информацияоверсии" style:family="paragraph">
      <style:text-properties fo:font-size="8pt" style:font-size-asian="8pt"/>
    </style:style>
    <style:style style:name="P69" style:parent-style-name="Нормальный" style:family="paragraph">
      <style:text-properties fo:language="en" fo:country="US"/>
    </style:style>
    <style:style style:name="P70" style:parent-style-name="Нормальный" style:family="paragraph">
      <style:text-properties fo:language="en" fo:country="US"/>
    </style:style>
    <style:style style:name="P71" style:parent-style-name="Нормальный" style:family="paragraph">
      <style:text-properties fo:language="en" fo:country="US"/>
    </style:style>
    <style:style style:name="T72" style:parent-style-name="DefaultParagraphFont" style:family="text">
      <style:text-properties fo:language="en" fo:country="US"/>
    </style:style>
    <style:style style:name="T73" style:parent-style-name="DefaultParagraphFont" style:family="text">
      <style:text-properties fo:language="en" fo:country="US"/>
    </style:style>
    <style:style style:name="P74" style:parent-style-name="Нормальный" style:family="paragraph">
      <style:text-properties fo:language="en" fo:country="US"/>
    </style:style>
    <style:style style:name="P75" style:parent-style-name="Нормальный" style:family="paragraph">
      <style:text-properties fo:language="en" fo:country="US"/>
    </style:style>
    <style:style style:name="P76" style:parent-style-name="Нормальный" style:family="paragraph">
      <style:text-properties fo:language="en" fo:country="US"/>
    </style:style>
    <style:style style:name="P77" style:parent-style-name="Нормальный" style:family="paragraph">
      <style:text-properties fo:language="en" fo:country="US"/>
    </style:style>
    <style:style style:name="P78" style:parent-style-name="Нормальный" style:family="paragraph">
      <style:text-properties fo:language="en" fo:country="US"/>
    </style:style>
    <style:style style:name="P79" style:parent-style-name="Нормальный" style:family="paragraph">
      <style:text-properties fo:language="en" fo:country="US"/>
    </style:style>
    <style:style style:name="P80" style:parent-style-name="Нормальный" style:family="paragraph">
      <style:text-properties fo:language="en" fo:country="US"/>
    </style:style>
    <style:style style:name="P81" style:parent-style-name="Нормальный" style:family="paragraph">
      <style:text-properties fo:language="en" fo:country="US"/>
    </style:style>
    <style:style style:name="P82" style:parent-style-name="Нормальный" style:family="paragraph">
      <style:text-properties fo:language="en" fo:country="US"/>
    </style:style>
    <style:style style:name="P83" style:parent-style-name="Нормальный" style:family="paragraph">
      <style:text-properties fo:language="en" fo:country="US"/>
    </style:style>
    <style:style style:name="P84" style:parent-style-name="Нормальный" style:family="paragraph">
      <style:text-properties fo:language="en" fo:country="US"/>
    </style:style>
    <style:style style:name="P85" style:parent-style-name="Нормальный" style:family="paragraph">
      <style:text-properties fo:language="en" fo:country="US"/>
    </style:style>
    <style:style style:name="P86" style:parent-style-name="Нормальный" style:family="paragraph">
      <style:text-properties fo:language="en" fo:country="US"/>
    </style:style>
    <style:style style:name="P87" style:parent-style-name="Нормальный" style:family="paragraph">
      <style:text-properties fo:language="en" fo:country="US"/>
    </style:style>
    <style:style style:name="P88" style:parent-style-name="Нормальный" style:family="paragraph">
      <style:text-properties fo:language="en" fo:country="US"/>
    </style:style>
    <style:style style:name="P89" style:parent-style-name="Нормальный" style:family="paragraph">
      <style:text-properties fo:language="en" fo:country="US"/>
    </style:style>
    <style:style style:name="P90" style:parent-style-name="Нормальный" style:family="paragraph">
      <style:text-properties fo:language="en" fo:country="US"/>
    </style:style>
    <style:style style:name="P91" style:parent-style-name="Нормальный" style:family="paragraph">
      <style:text-properties fo:language="en" fo:country="US"/>
    </style:style>
    <style:style style:name="P92" style:parent-style-name="Нормальный" style:family="paragraph">
      <style:text-properties fo:language="en" fo:country="US"/>
    </style:style>
    <style:style style:name="P93" style:parent-style-name="Нормальный" style:family="paragraph">
      <style:text-properties fo:language="en" fo:country="US"/>
    </style:style>
    <style:style style:name="P94" style:parent-style-name="Нормальный" style:family="paragraph">
      <style:text-properties fo:language="en" fo:country="US"/>
    </style:style>
    <style:style style:name="P95" style:parent-style-name="Нормальный" style:family="paragraph">
      <style:text-properties fo:language="en" fo:country="US"/>
    </style:style>
    <style:style style:name="P96" style:parent-style-name="Нормальный" style:family="paragraph">
      <style:text-properties fo:language="en" fo:country="US"/>
    </style:style>
    <style:style style:name="P97" style:parent-style-name="Нормальный" style:family="paragraph">
      <style:text-properties fo:language="en" fo:country="US"/>
    </style:style>
    <style:style style:name="P98" style:parent-style-name="Нормальный" style:family="paragraph">
      <style:text-properties fo:language="en" fo:country="US"/>
    </style:style>
    <style:style style:name="P99" style:parent-style-name="Нормальный" style:family="paragraph">
      <style:text-properties fo:language="en" fo:country="US"/>
    </style:style>
    <style:style style:name="P100" style:parent-style-name="Нормальный" style:family="paragraph">
      <style:text-properties fo:language="en" fo:country="US"/>
    </style:style>
    <style:style style:name="P101" style:parent-style-name="Информацияоверсии" style:family="paragraph">
      <style:text-properties fo:font-size="8pt" style:font-size-asian="8pt"/>
    </style:style>
    <style:style style:name="P102" style:parent-style-name="Информацияоверсии" style:family="paragraph">
      <style:text-properties fo:font-size="8pt" style:font-size-asian="8pt"/>
    </style:style>
    <style:style style:name="P103" style:parent-style-name="Нормальный" style:family="paragraph">
      <style:text-properties fo:language="en" fo:country="US"/>
    </style:style>
    <style:style style:name="P104" style:parent-style-name="Нормальный" style:family="paragraph">
      <style:text-properties fo:language="en" fo:country="US"/>
    </style:style>
    <style:style style:name="P105" style:parent-style-name="Нормальный" style:family="paragraph">
      <style:text-properties fo:language="en" fo:country="US"/>
    </style:style>
    <style:style style:name="P106" style:parent-style-name="Нормальный" style:family="paragraph">
      <style:text-properties fo:language="en" fo:country="US"/>
    </style:style>
    <style:style style:name="T107" style:parent-style-name="DefaultParagraphFont" style:family="text">
      <style:text-properties fo:language="en" fo:country="US"/>
    </style:style>
    <style:style style:name="T108" style:parent-style-name="DefaultParagraphFont" style:family="text">
      <style:text-properties fo:language="en" fo:country="US"/>
    </style:style>
    <style:style style:name="T109" style:parent-style-name="DefaultParagraphFont" style:family="text">
      <style:text-properties fo:language="en" fo:country="US"/>
    </style:style>
    <style:style style:name="P110" style:parent-style-name="Нормальный" style:family="paragraph">
      <style:text-properties fo:language="en" fo:country="US"/>
    </style:style>
    <style:style style:name="P111" style:parent-style-name="Комментарий" style:family="paragraph">
      <style:text-properties fo:font-size="8pt" style:font-size-asian="8pt"/>
    </style:style>
    <style:style style:name="P112" style:parent-style-name="Информацияоверсии" style:family="paragraph">
      <style:text-properties fo:font-size="8pt" style:font-size-asian="8pt"/>
    </style:style>
    <style:style style:name="P113" style:parent-style-name="Информацияоверсии" style:family="paragraph">
      <style:text-properties fo:font-size="8pt" style:font-size-asian="8pt"/>
    </style:style>
    <style:style style:name="P114" style:parent-style-name="Информацияоверсии" style:family="paragraph">
      <style:text-properties fo:font-size="8pt" style:font-size-asian="8pt"/>
    </style:style>
    <style:style style:name="P115" style:parent-style-name="Информацияоверсии" style:family="paragraph">
      <style:text-properties fo:font-size="8pt" style:font-size-asian="8pt"/>
    </style:style>
    <style:style style:name="P116" style:parent-style-name="Информацияоверсии" style:family="paragraph">
      <style:text-properties fo:font-size="8pt" style:font-size-asian="8pt"/>
    </style:style>
    <style:style style:name="P117" style:parent-style-name="Информацияоверсии" style:family="paragraph">
      <style:text-properties fo:font-size="8pt" style:font-size-asian="8pt"/>
    </style:style>
    <style:style style:name="P118" style:parent-style-name="Информацияоверсии" style:family="paragraph">
      <style:text-properties fo:font-size="8pt" style:font-size-asian="8pt"/>
    </style:style>
    <style:style style:name="P119" style:parent-style-name="Информацияоверсии" style:family="paragraph">
      <style:text-properties fo:font-size="8pt" style:font-size-asian="8pt"/>
    </style:style>
    <style:style style:name="P120" style:parent-style-name="Информацияоверсии" style:family="paragraph">
      <style:text-properties fo:font-size="8pt" style:font-size-asian="8pt"/>
    </style:style>
    <style:style style:name="P121" style:parent-style-name="Информацияоверсии" style:family="paragraph">
      <style:text-properties fo:font-size="8pt" style:font-size-asian="8pt"/>
    </style:style>
    <style:style style:name="P122" style:parent-style-name="Информацияоверсии" style:family="paragraph">
      <style:text-properties fo:font-size="8pt" style:font-size-asian="8pt"/>
    </style:style>
    <style:style style:name="P123" style:parent-style-name="Информацияоверсии" style:family="paragraph">
      <style:text-properties fo:font-size="8pt" style:font-size-asian="8pt"/>
    </style:style>
    <style:style style:name="P124" style:parent-style-name="Информацияоверсии" style:family="paragraph">
      <style:text-properties fo:font-size="8pt" style:font-size-asian="8pt"/>
    </style:style>
    <style:style style:name="P125" style:parent-style-name="Информацияоверсии" style:family="paragraph">
      <style:text-properties fo:font-size="8pt" style:font-size-asian="8pt"/>
    </style:style>
    <style:style style:name="P126" style:parent-style-name="Информацияоверсии" style:family="paragraph">
      <style:text-properties fo:font-size="8pt" style:font-size-asian="8pt"/>
    </style:style>
    <style:style style:name="P127" style:parent-style-name="НормальныйOEM" style:family="paragraph">
      <style:text-properties fo:font-size="11pt" style:font-size-asian="11pt"/>
    </style:style>
    <style:style style:name="P128" style:parent-style-name="Standard" style:master-page-name="MP1" style:family="paragraph">
      <style:paragraph-properties fo:break-before="page"/>
    </style:style>
    <style:style style:name="P144" style:parent-style-name="Информацияоверсии" style:family="paragraph">
      <style:text-properties fo:font-size="8pt" style:font-size-asian="8pt"/>
    </style:style>
    <style:style style:name="P145" style:parent-style-name="Нормальный" style:family="paragraph">
      <style:paragraph-properties fo:text-align="end" fo:text-indent="0.4722in"/>
    </style:style>
    <style:style style:name="T146" style:parent-style-name="DefaultParagraphFont" style:family="text">
      <style:text-properties fo:font-weight="bold" style:font-weight-asian="bold" fo:color="#26282F"/>
    </style:style>
    <style:style style:name="T147" style:parent-style-name="DefaultParagraphFont" style:family="text">
      <style:text-properties fo:font-weight="bold" style:font-weight-asian="bold" fo:color="#26282F"/>
    </style:style>
    <style:style style:name="T148" style:parent-style-name="DefaultParagraphFont" style:family="text">
      <style:text-properties fo:font-weight="bold" style:font-weight-asian="bold" fo:color="#26282F"/>
    </style:style>
    <style:style style:name="T149" style:parent-style-name="DefaultParagraphFont" style:family="text">
      <style:text-properties fo:font-weight="bold" style:font-weight-asian="bold" fo:color="#26282F"/>
    </style:style>
    <style:style style:name="TableColumn151" style:family="table-column">
      <style:table-column-properties style:column-width="1.5756in" style:use-optimal-column-width="false"/>
    </style:style>
    <style:style style:name="TableColumn152" style:family="table-column">
      <style:table-column-properties style:column-width="2.1256in" style:use-optimal-column-width="false"/>
    </style:style>
    <style:style style:name="TableColumn153" style:family="table-column">
      <style:table-column-properties style:column-width="1.2993in" style:use-optimal-column-width="false"/>
    </style:style>
    <style:style style:name="TableColumn154" style:family="table-column">
      <style:table-column-properties style:column-width="0.7083in" style:use-optimal-column-width="false"/>
    </style:style>
    <style:style style:name="TableColumn155" style:family="table-column">
      <style:table-column-properties style:column-width="0.7479in" style:use-optimal-column-width="false"/>
    </style:style>
    <style:style style:name="TableColumn156" style:family="table-column">
      <style:table-column-properties style:column-width="0.7479in" style:use-optimal-column-width="false"/>
    </style:style>
    <style:style style:name="TableColumn157" style:family="table-column">
      <style:table-column-properties style:column-width="0.8659in" style:use-optimal-column-width="false"/>
    </style:style>
    <style:style style:name="TableColumn158" style:family="table-column">
      <style:table-column-properties style:column-width="0.8659in" style:use-optimal-column-width="false"/>
    </style:style>
    <style:style style:name="TableColumn159" style:family="table-column">
      <style:table-column-properties style:column-width="0.9451in" style:use-optimal-column-width="false"/>
    </style:style>
    <style:style style:name="TableColumn160" style:family="table-column">
      <style:table-column-properties style:column-width="0.8659in" style:use-optimal-column-width="false"/>
    </style:style>
    <style:style style:name="TableColumn161" style:family="table-column">
      <style:table-column-properties style:column-width="0.7083in" style:use-optimal-column-width="false"/>
    </style:style>
    <style:style style:name="TableColumn162" style:family="table-column">
      <style:table-column-properties style:column-width="0.6694in" style:use-optimal-column-width="false"/>
    </style:style>
    <style:style style:name="TableColumn163" style:family="table-column">
      <style:table-column-properties style:column-width="1.0236in" style:use-optimal-column-width="false"/>
    </style:style>
    <style:style style:name="TableColumn164" style:family="table-column">
      <style:table-column-properties style:column-width="0.827in" style:use-optimal-column-width="false"/>
    </style:style>
    <style:style style:name="TableColumn165" style:family="table-column">
      <style:table-column-properties style:column-width="0.7875in" style:use-optimal-column-width="false"/>
    </style:style>
    <style:style style:name="TableColumn166" style:family="table-column">
      <style:table-column-properties style:column-width="0.984in" style:use-optimal-column-width="false"/>
    </style:style>
    <style:style style:name="TableColumn167" style:family="table-column">
      <style:table-column-properties style:column-width="0.9451in" style:use-optimal-column-width="false"/>
    </style:style>
    <style:style style:name="TableColumn168" style:family="table-column">
      <style:table-column-properties style:column-width="0.8659in" style:use-optimal-column-width="false"/>
    </style:style>
    <style:style style:name="TableColumn169" style:family="table-column">
      <style:table-column-properties style:column-width="0.8659in" style:use-optimal-column-width="false"/>
    </style:style>
    <style:style style:name="Table150" style:family="table">
      <style:table-properties style:width="18.425in" fo:margin-left="0in" table:align="left"/>
    </style:style>
    <style:style style:name="TableRow170" style:family="table-row">
      <style:table-row-properties style:use-optimal-row-height="false"/>
    </style:style>
    <style:style style:name="TableCell171" style:family="table-cell">
      <style:table-cell-properties fo:border="0.0034in solid #000000" style:writing-mode="lr-tb" fo:padding-top="0in" fo:padding-left="0.0069in" fo:padding-bottom="0in" fo:padding-right="0.0069in"/>
    </style:style>
    <style:style style:name="P172" style:parent-style-name="Нормальный" style:family="paragraph">
      <style:paragraph-properties fo:text-align="center" fo:text-indent="0in"/>
    </style:style>
    <style:style style:name="TableCell173"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P174" style:parent-style-name="Нормальный" style:family="paragraph">
      <style:paragraph-properties fo:text-align="center" fo:text-indent="0in"/>
    </style:style>
    <style:style style:name="TableCell175"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P176" style:parent-style-name="Нормальный" style:family="paragraph">
      <style:paragraph-properties fo:text-align="center" fo:text-indent="0in"/>
    </style:style>
    <style:style style:name="TableCell177"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P178" style:parent-style-name="Нормальный" style:family="paragraph">
      <style:paragraph-properties fo:text-align="center" fo:text-indent="0in"/>
    </style:style>
    <style:style style:name="TableRow179" style:family="table-row">
      <style:table-row-properties style:use-optimal-row-height="false"/>
    </style:style>
    <style:style style:name="TableCell18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81" style:parent-style-name="Нормальный" style:family="paragraph">
      <style:paragraph-properties fo:text-align="center" fo:text-indent="0in"/>
    </style:style>
    <style:style style:name="TableCell18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83" style:parent-style-name="Нормальный" style:family="paragraph">
      <style:paragraph-properties fo:text-align="center" fo:text-indent="0in"/>
    </style:style>
    <style:style style:name="TableCell18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85" style:parent-style-name="Нормальный" style:family="paragraph">
      <style:paragraph-properties fo:text-align="center" fo:text-indent="0in"/>
    </style:style>
    <style:style style:name="TableCell18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87" style:parent-style-name="Нормальный" style:family="paragraph">
      <style:paragraph-properties fo:text-align="center" fo:text-indent="0in"/>
    </style:style>
    <style:style style:name="TableCell18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89" style:parent-style-name="Нормальный" style:family="paragraph">
      <style:paragraph-properties fo:text-align="center" fo:text-indent="0in"/>
    </style:style>
    <style:style style:name="TableCell19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91" style:parent-style-name="Нормальный" style:family="paragraph">
      <style:paragraph-properties fo:text-align="center" fo:text-indent="0in"/>
    </style:style>
    <style:style style:name="TableCell19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93" style:parent-style-name="Нормальный" style:family="paragraph">
      <style:paragraph-properties fo:text-align="center" fo:text-indent="0in"/>
    </style:style>
    <style:style style:name="TableCell19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95" style:parent-style-name="Нормальный" style:family="paragraph">
      <style:paragraph-properties fo:text-align="center" fo:text-indent="0in"/>
    </style:style>
    <style:style style:name="TableCell19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97" style:parent-style-name="Нормальный" style:family="paragraph">
      <style:paragraph-properties fo:text-align="center" fo:text-indent="0in"/>
    </style:style>
    <style:style style:name="TableCell19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99" style:parent-style-name="Нормальный" style:family="paragraph">
      <style:paragraph-properties fo:text-align="center" fo:text-indent="0in"/>
    </style:style>
    <style:style style:name="TableCell20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01" style:parent-style-name="Нормальный" style:family="paragraph">
      <style:paragraph-properties fo:text-align="center" fo:text-indent="0in"/>
    </style:style>
    <style:style style:name="TableCell20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03" style:parent-style-name="Нормальный" style:family="paragraph">
      <style:paragraph-properties fo:text-align="center" fo:text-indent="0in"/>
    </style:style>
    <style:style style:name="TableCell20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05" style:parent-style-name="Нормальный" style:family="paragraph">
      <style:paragraph-properties fo:text-align="center" fo:text-indent="0in"/>
    </style:style>
    <style:style style:name="TableCell20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07" style:parent-style-name="Нормальный" style:family="paragraph">
      <style:paragraph-properties fo:text-align="center" fo:text-indent="0in"/>
    </style:style>
    <style:style style:name="TableCell20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09" style:parent-style-name="Нормальный" style:family="paragraph">
      <style:paragraph-properties fo:text-align="center" fo:text-indent="0in"/>
    </style:style>
    <style:style style:name="TableCell21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11" style:parent-style-name="Нормальный" style:family="paragraph">
      <style:paragraph-properties fo:text-align="center" fo:text-indent="0in"/>
    </style:style>
    <style:style style:name="TableRow212" style:family="table-row">
      <style:table-row-properties style:use-optimal-row-height="false"/>
    </style:style>
    <style:style style:name="TableCell21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14" style:parent-style-name="Нормальный" style:family="paragraph">
      <style:paragraph-properties fo:text-align="center" fo:text-indent="0in"/>
    </style:style>
    <style:style style:name="TableCell21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16" style:parent-style-name="Нормальный" style:family="paragraph">
      <style:paragraph-properties fo:text-align="center" fo:text-indent="0in"/>
    </style:style>
    <style:style style:name="TableCell21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18" style:parent-style-name="Нормальный" style:family="paragraph">
      <style:paragraph-properties fo:text-align="center" fo:text-indent="0in"/>
    </style:style>
    <style:style style:name="TableCell21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20" style:parent-style-name="Нормальный" style:family="paragraph">
      <style:paragraph-properties fo:text-align="center" fo:text-indent="0in"/>
    </style:style>
    <style:style style:name="TableCell22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22" style:parent-style-name="Нормальный" style:family="paragraph">
      <style:paragraph-properties fo:text-align="center" fo:text-indent="0in"/>
    </style:style>
    <style:style style:name="TableCell22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24" style:parent-style-name="Нормальный" style:family="paragraph">
      <style:paragraph-properties fo:text-align="center" fo:text-indent="0in"/>
    </style:style>
    <style:style style:name="TableCell22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26" style:parent-style-name="Нормальный" style:family="paragraph">
      <style:paragraph-properties fo:text-align="center" fo:text-indent="0in"/>
    </style:style>
    <style:style style:name="TableCell22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28" style:parent-style-name="Нормальный" style:family="paragraph">
      <style:paragraph-properties fo:text-align="center" fo:text-indent="0in"/>
    </style:style>
    <style:style style:name="TableCell22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30" style:parent-style-name="Нормальный" style:family="paragraph">
      <style:paragraph-properties fo:text-align="center" fo:text-indent="0in"/>
    </style:style>
    <style:style style:name="TableCell23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32" style:parent-style-name="Нормальный" style:family="paragraph">
      <style:paragraph-properties fo:text-align="center" fo:text-indent="0in"/>
    </style:style>
    <style:style style:name="TableCell23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34" style:parent-style-name="Нормальный" style:family="paragraph">
      <style:paragraph-properties fo:text-align="center" fo:text-indent="0in"/>
    </style:style>
    <style:style style:name="TableCell23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36" style:parent-style-name="Нормальный" style:family="paragraph">
      <style:paragraph-properties fo:text-align="center" fo:text-indent="0in"/>
    </style:style>
    <style:style style:name="TableCell23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38" style:parent-style-name="Нормальный" style:family="paragraph">
      <style:paragraph-properties fo:text-align="center" fo:text-indent="0in"/>
    </style:style>
    <style:style style:name="TableCell23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40" style:parent-style-name="Нормальный" style:family="paragraph">
      <style:paragraph-properties fo:text-align="center" fo:text-indent="0in"/>
    </style:style>
    <style:style style:name="TableCell24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42" style:parent-style-name="Нормальный" style:family="paragraph">
      <style:paragraph-properties fo:text-align="center" fo:text-indent="0in"/>
    </style:style>
    <style:style style:name="TableCell24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44" style:parent-style-name="Нормальный" style:family="paragraph">
      <style:paragraph-properties fo:text-align="center" fo:text-indent="0in"/>
    </style:style>
    <style:style style:name="TableRow245" style:family="table-row">
      <style:table-row-properties style:use-optimal-row-height="false"/>
    </style:style>
    <style:style style:name="TableCell246"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4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4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49" style:parent-style-name="Нормальный" style:family="paragraph">
      <style:paragraph-properties fo:text-align="center" fo:text-indent="0in"/>
    </style:style>
    <style:style style:name="TableCell25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51" style:parent-style-name="Нормальный" style:family="paragraph">
      <style:paragraph-properties fo:text-align="center" fo:text-indent="0in"/>
    </style:style>
    <style:style style:name="TableCell25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53" style:parent-style-name="Нормальный" style:family="paragraph">
      <style:paragraph-properties fo:text-align="center" fo:text-indent="0in"/>
    </style:style>
    <style:style style:name="TableCell25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55" style:parent-style-name="Нормальный" style:family="paragraph">
      <style:paragraph-properties fo:text-align="center" fo:text-indent="0in"/>
    </style:style>
    <style:style style:name="TableCell25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57" style:parent-style-name="Нормальный" style:family="paragraph">
      <style:paragraph-properties fo:text-align="center" fo:text-indent="0in"/>
    </style:style>
    <style:style style:name="TableCell25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59" style:parent-style-name="Нормальный" style:family="paragraph">
      <style:paragraph-properties fo:text-align="center" fo:text-indent="0in"/>
    </style:style>
    <style:style style:name="TableCell26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61" style:parent-style-name="Нормальный" style:family="paragraph">
      <style:paragraph-properties fo:text-align="center" fo:text-indent="0in"/>
    </style:style>
    <style:style style:name="TableCell26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63" style:parent-style-name="Нормальный" style:family="paragraph">
      <style:paragraph-properties fo:text-align="center" fo:text-indent="0in"/>
    </style:style>
    <style:style style:name="TableCell26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6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66" style:parent-style-name="Нормальный" style:family="paragraph">
      <style:paragraph-properties fo:text-align="center" fo:text-indent="0in"/>
    </style:style>
    <style:style style:name="TableCell26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68" style:parent-style-name="Нормальный" style:family="paragraph">
      <style:paragraph-properties fo:text-align="center" fo:text-indent="0in"/>
    </style:style>
    <style:style style:name="TableCell26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7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71" style:parent-style-name="Нормальный" style:family="paragraph">
      <style:paragraph-properties fo:text-align="center" fo:text-indent="0in"/>
    </style:style>
    <style:style style:name="TableCell27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73" style:parent-style-name="Нормальный" style:family="paragraph">
      <style:paragraph-properties fo:text-align="center" fo:text-indent="0in"/>
    </style:style>
    <style:style style:name="TableCell27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75" style:parent-style-name="Нормальный" style:family="paragraph">
      <style:paragraph-properties fo:text-align="center" fo:text-indent="0in"/>
    </style:style>
    <style:style style:name="TableCell27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7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78" style:family="table-row">
      <style:table-row-properties style:use-optimal-row-height="false"/>
    </style:style>
    <style:style style:name="TableCell27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8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81" style:parent-style-name="Нормальный" style:family="paragraph">
      <style:paragraph-properties fo:text-align="center" fo:text-indent="0in"/>
    </style:style>
    <style:style style:name="TableCell28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83" style:parent-style-name="Нормальный" style:family="paragraph">
      <style:paragraph-properties fo:text-align="center" fo:text-indent="0in"/>
    </style:style>
    <style:style style:name="TableCell28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8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86" style:parent-style-name="Нормальный" style:family="paragraph">
      <style:paragraph-properties fo:text-align="center" fo:text-indent="0in"/>
    </style:style>
    <style:style style:name="TableCell28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8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8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9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9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9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9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9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9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9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9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9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99" style:parent-style-name="Нормальный" style:family="paragraph">
      <style:paragraph-properties fo:text-align="center" fo:text-indent="0in"/>
    </style:style>
    <style:style style:name="TableCell30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01" style:family="table-row">
      <style:table-row-properties style:use-optimal-row-height="false"/>
    </style:style>
    <style:style style:name="TableCell30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04" style:parent-style-name="Нормальный" style:family="paragraph">
      <style:paragraph-properties fo:text-align="center" fo:text-indent="0in"/>
    </style:style>
    <style:style style:name="TableCell30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06" style:parent-style-name="Нормальный" style:family="paragraph">
      <style:paragraph-properties fo:text-align="center" fo:text-indent="0in"/>
    </style:style>
    <style:style style:name="TableCell30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09" style:parent-style-name="Нормальный" style:family="paragraph">
      <style:paragraph-properties fo:text-align="center" fo:text-indent="0in"/>
    </style:style>
    <style:style style:name="TableCell31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12" style:parent-style-name="Нормальный" style:family="paragraph">
      <style:paragraph-properties fo:text-align="center" fo:text-indent="0in"/>
    </style:style>
    <style:style style:name="TableCell31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20" style:parent-style-name="Нормальный" style:family="paragraph">
      <style:paragraph-properties fo:text-align="center" fo:text-indent="0in"/>
    </style:style>
    <style:style style:name="TableCell32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25" style:family="table-row">
      <style:table-row-properties style:use-optimal-row-height="false"/>
    </style:style>
    <style:style style:name="TableCell326" style:family="table-cell">
      <style:table-cell-properties fo:border-top="none" fo:border-left="0.0034in solid #000000" fo:border-bottom="none" fo:border-right="0.0034in solid #000000" style:writing-mode="lr-tb" fo:padding-top="0in" fo:padding-left="0.0069in" fo:padding-bottom="0in" fo:padding-right="0.0069in"/>
    </style:style>
    <style:style style:name="TableCell32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29" style:parent-style-name="Нормальный" style:family="paragraph">
      <style:paragraph-properties fo:text-align="center" fo:text-indent="0in"/>
    </style:style>
    <style:style style:name="TableCell33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31" style:parent-style-name="Нормальный" style:family="paragraph">
      <style:paragraph-properties fo:text-align="center" fo:text-indent="0in"/>
    </style:style>
    <style:style style:name="TableCell33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3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34" style:parent-style-name="Нормальный" style:family="paragraph">
      <style:paragraph-properties fo:text-align="center" fo:text-indent="0in"/>
    </style:style>
    <style:style style:name="TableCell33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36" style:parent-style-name="Нормальный" style:family="paragraph">
      <style:paragraph-properties fo:text-align="center" fo:text-indent="0in"/>
    </style:style>
    <style:style style:name="TableCell33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38" style:parent-style-name="Нормальный" style:family="paragraph">
      <style:paragraph-properties fo:text-align="center" fo:text-indent="0in"/>
    </style:style>
    <style:style style:name="TableCell33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40" style:parent-style-name="Нормальный" style:family="paragraph">
      <style:paragraph-properties fo:text-align="center" fo:text-indent="0in"/>
    </style:style>
    <style:style style:name="TableCell34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42" style:parent-style-name="Нормальный" style:family="paragraph">
      <style:paragraph-properties fo:text-align="center" fo:text-indent="0in"/>
    </style:style>
    <style:style style:name="TableCell34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45" style:parent-style-name="Нормальный" style:family="paragraph">
      <style:paragraph-properties fo:text-align="center" fo:text-indent="0in"/>
    </style:style>
    <style:style style:name="TableCell34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47" style:parent-style-name="Нормальный" style:family="paragraph">
      <style:paragraph-properties fo:text-align="center" fo:text-indent="0in"/>
    </style:style>
    <style:style style:name="TableCell34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50" style:parent-style-name="Нормальный" style:family="paragraph">
      <style:paragraph-properties fo:text-align="center" fo:text-indent="0in"/>
    </style:style>
    <style:style style:name="TableCell35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55" style:family="table-row">
      <style:table-row-properties style:use-optimal-row-height="false"/>
    </style:style>
    <style:style style:name="TableCell35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58" style:parent-style-name="Нормальный" style:family="paragraph">
      <style:paragraph-properties fo:text-align="center" fo:text-indent="0in"/>
    </style:style>
    <style:style style:name="TableCell35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60" style:parent-style-name="Нормальный" style:family="paragraph">
      <style:paragraph-properties fo:text-align="center" fo:text-indent="0in"/>
    </style:style>
    <style:style style:name="TableCell36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63" style:parent-style-name="Нормальный" style:family="paragraph">
      <style:paragraph-properties fo:text-align="center" fo:text-indent="0in"/>
    </style:style>
    <style:style style:name="TableCell36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68" style:parent-style-name="Нормальный" style:family="paragraph">
      <style:paragraph-properties fo:text-align="center" fo:text-indent="0in"/>
    </style:style>
    <style:style style:name="TableCell36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71" style:parent-style-name="Нормальный" style:family="paragraph">
      <style:paragraph-properties fo:text-align="center" fo:text-indent="0in"/>
    </style:style>
    <style:style style:name="TableCell37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73" style:parent-style-name="Нормальный" style:family="paragraph">
      <style:paragraph-properties fo:text-align="center" fo:text-indent="0in"/>
    </style:style>
    <style:style style:name="TableCell37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76" style:parent-style-name="Нормальный" style:family="paragraph">
      <style:paragraph-properties fo:text-align="center" fo:text-indent="0in"/>
    </style:style>
    <style:style style:name="TableCell37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81" style:family="table-row">
      <style:table-row-properties style:use-optimal-row-height="false"/>
    </style:style>
    <style:style style:name="TableCell38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84" style:parent-style-name="Нормальный" style:family="paragraph">
      <style:paragraph-properties fo:text-align="center" fo:text-indent="0in"/>
    </style:style>
    <style:style style:name="TableCell38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86" style:parent-style-name="Нормальный" style:family="paragraph">
      <style:paragraph-properties fo:text-align="center" fo:text-indent="0in"/>
    </style:style>
    <style:style style:name="TableCell38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93" style:parent-style-name="Нормальный" style:family="paragraph">
      <style:paragraph-properties fo:text-align="center" fo:text-indent="0in"/>
    </style:style>
    <style:style style:name="TableCell39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99" style:parent-style-name="Нормальный" style:family="paragraph">
      <style:paragraph-properties fo:text-align="center" fo:text-indent="0in"/>
    </style:style>
    <style:style style:name="TableCell40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404" style:family="table-row">
      <style:table-row-properties style:use-optimal-row-height="false"/>
    </style:style>
    <style:style style:name="TableCell40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07" style:parent-style-name="Нормальный" style:family="paragraph">
      <style:paragraph-properties fo:text-align="center" fo:text-indent="0in"/>
    </style:style>
    <style:style style:name="TableCell40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09" style:parent-style-name="Нормальный" style:family="paragraph">
      <style:paragraph-properties fo:text-align="center" fo:text-indent="0in"/>
    </style:style>
    <style:style style:name="TableCell41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1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12" style:parent-style-name="Нормальный" style:family="paragraph">
      <style:paragraph-properties fo:text-align="center" fo:text-indent="0in"/>
    </style:style>
    <style:style style:name="TableCell41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14" style:parent-style-name="Нормальный" style:family="paragraph">
      <style:paragraph-properties fo:text-align="center" fo:text-indent="0in"/>
    </style:style>
    <style:style style:name="TableCell41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16" style:parent-style-name="Нормальный" style:family="paragraph">
      <style:paragraph-properties fo:text-align="center" fo:text-indent="0in"/>
    </style:style>
    <style:style style:name="TableCell41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18" style:parent-style-name="Нормальный" style:family="paragraph">
      <style:paragraph-properties fo:text-align="center" fo:text-indent="0in"/>
    </style:style>
    <style:style style:name="TableCell41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20" style:parent-style-name="Нормальный" style:family="paragraph">
      <style:paragraph-properties fo:text-align="center" fo:text-indent="0in"/>
    </style:style>
    <style:style style:name="TableCell42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2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23" style:parent-style-name="Нормальный" style:family="paragraph">
      <style:paragraph-properties fo:text-align="center" fo:text-indent="0in"/>
    </style:style>
    <style:style style:name="TableCell42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25" style:parent-style-name="Нормальный" style:family="paragraph">
      <style:paragraph-properties fo:text-align="center" fo:text-indent="0in"/>
    </style:style>
    <style:style style:name="TableCell42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2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28" style:parent-style-name="Нормальный" style:family="paragraph">
      <style:paragraph-properties fo:text-align="center" fo:text-indent="0in"/>
    </style:style>
    <style:style style:name="TableCell42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3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3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3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433" style:family="table-row">
      <style:table-row-properties style:use-optimal-row-height="false"/>
    </style:style>
    <style:style style:name="TableCell43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3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36" style:parent-style-name="Нормальный" style:family="paragraph">
      <style:paragraph-properties fo:text-align="center" fo:text-indent="0in"/>
    </style:style>
    <style:style style:name="TableCell43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38" style:parent-style-name="Нормальный" style:family="paragraph">
      <style:paragraph-properties fo:text-align="center" fo:text-indent="0in"/>
    </style:style>
    <style:style style:name="TableCell43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4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41" style:parent-style-name="Нормальный" style:family="paragraph">
      <style:paragraph-properties fo:text-align="center" fo:text-indent="0in"/>
    </style:style>
    <style:style style:name="TableCell44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4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4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4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46" style:parent-style-name="Нормальный" style:family="paragraph">
      <style:paragraph-properties fo:text-align="center" fo:text-indent="0in"/>
    </style:style>
    <style:style style:name="TableCell44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4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4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50" style:parent-style-name="Нормальный" style:family="paragraph">
      <style:paragraph-properties fo:text-align="center" fo:text-indent="0in"/>
    </style:style>
    <style:style style:name="TableCell45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5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53" style:parent-style-name="Нормальный" style:family="paragraph">
      <style:paragraph-properties fo:text-align="center" fo:text-indent="0in"/>
    </style:style>
    <style:style style:name="TableCell45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5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5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5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58" style:parent-style-name="Нормальный" style:family="paragraph">
      <style:paragraph-properties fo:text-align="center" fo:text-indent="0in"/>
    </style:style>
    <style:style style:name="TableRow459" style:family="table-row">
      <style:table-row-properties style:use-optimal-row-height="false"/>
    </style:style>
    <style:style style:name="TableCell46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6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62" style:parent-style-name="Нормальный" style:family="paragraph">
      <style:paragraph-properties fo:text-align="center" fo:text-indent="0in"/>
    </style:style>
    <style:style style:name="TableCell46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64" style:parent-style-name="Нормальный" style:family="paragraph">
      <style:paragraph-properties fo:text-align="center" fo:text-indent="0in"/>
    </style:style>
    <style:style style:name="TableCell46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6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67" style:parent-style-name="Нормальный" style:family="paragraph">
      <style:paragraph-properties fo:text-align="center" fo:text-indent="0in"/>
    </style:style>
    <style:style style:name="TableCell46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6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7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7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72" style:parent-style-name="Нормальный" style:family="paragraph">
      <style:paragraph-properties fo:text-align="center" fo:text-indent="0in"/>
    </style:style>
    <style:style style:name="TableCell47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7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7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76" style:parent-style-name="Нормальный" style:family="paragraph">
      <style:paragraph-properties fo:text-align="center" fo:text-indent="0in"/>
    </style:style>
    <style:style style:name="TableCell47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7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79" style:parent-style-name="Нормальный" style:family="paragraph">
      <style:paragraph-properties fo:text-align="center" fo:text-indent="0in"/>
    </style:style>
    <style:style style:name="TableCell48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8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8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8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484" style:family="table-row">
      <style:table-row-properties style:use-optimal-row-height="false"/>
    </style:style>
    <style:style style:name="TableCell48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8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87" style:parent-style-name="Нормальный" style:family="paragraph">
      <style:paragraph-properties fo:text-align="center" fo:text-indent="0in"/>
    </style:style>
    <style:style style:name="TableCell48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89" style:parent-style-name="Нормальный" style:family="paragraph">
      <style:paragraph-properties fo:text-align="center" fo:text-indent="0in"/>
    </style:style>
    <style:style style:name="TableCell49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9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92" style:parent-style-name="Нормальный" style:family="paragraph">
      <style:paragraph-properties fo:text-align="center" fo:text-indent="0in"/>
    </style:style>
    <style:style style:name="TableCell49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9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9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9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97" style:parent-style-name="Нормальный" style:family="paragraph">
      <style:paragraph-properties fo:text-align="center" fo:text-indent="0in"/>
    </style:style>
    <style:style style:name="TableCell49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9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50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501" style:parent-style-name="Нормальный" style:family="paragraph">
      <style:paragraph-properties fo:text-align="center" fo:text-indent="0in"/>
    </style:style>
    <style:style style:name="TableCell50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50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504" style:parent-style-name="Нормальный" style:family="paragraph">
      <style:paragraph-properties fo:text-align="center" fo:text-indent="0in"/>
    </style:style>
    <style:style style:name="TableCell50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50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50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50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509" style:family="table-row">
      <style:table-row-properties style:use-optimal-row-height="false"/>
    </style:style>
    <style:style style:name="TableCell510" style:family="table-cell">
      <style:table-cell-properties fo:border-top="none" fo:border-left="0.0034in solid #000000" fo:border-bottom="none" fo:border-right="0.0034in solid #000000" style:writing-mode="lr-tb" fo:padding-top="0in" fo:padding-left="0.0069in" fo:padding-bottom="0in" fo:padding-right="0.0069in"/>
    </style:style>
    <style:style style:name="TableCell51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51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513" style:parent-style-name="Нормальный" style:family="paragraph">
      <style:paragraph-properties fo:text-align="center" fo:text-indent="0in"/>
    </style:style>
    <style:style style:name="TableCell51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515" style:parent-style-name="Нормальный" style:family="paragraph">
      <style:paragraph-properties fo:text-align="center" fo:text-indent="0in"/>
    </style:style>
    <style:style style:name="TableCell51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51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518" style:parent-style-name="Нормальный" style:family="paragraph">
      <style:paragraph-properties fo:text-align="center" fo:text-indent="0in"/>
    </style:style>
    <style:style style:name="TableCell51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52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52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52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523" style:parent-style-name="Нормальный" style:family="paragraph">
      <style:paragraph-properties fo:text-align="center" fo:text-indent="0in"/>
    </style:style>
    <style:style style:name="TableCell52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52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52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527" style:parent-style-name="Нормальный" style:family="paragraph">
      <style:paragraph-properties fo:text-align="center" fo:text-indent="0in"/>
    </style:style>
    <style:style style:name="TableCell52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52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530" style:parent-style-name="Нормальный" style:family="paragraph">
      <style:paragraph-properties fo:text-align="center" fo:text-indent="0in"/>
    </style:style>
    <style:style style:name="TableCell53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53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53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53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535" style:family="table-row">
      <style:table-row-properties style:use-optimal-row-height="false"/>
    </style:style>
    <style:style style:name="TableCell53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53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538" style:parent-style-name="Нормальный" style:family="paragraph">
      <style:paragraph-properties fo:text-align="center" fo:text-indent="0in"/>
    </style:style>
    <style:style style:name="TableCell53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540" style:parent-style-name="Нормальный" style:family="paragraph">
      <style:paragraph-properties fo:text-align="center" fo:text-indent="0in"/>
    </style:style>
    <style:style style:name="TableCell54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54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543" style:parent-style-name="Нормальный" style:family="paragraph">
      <style:paragraph-properties fo:text-align="center" fo:text-indent="0in"/>
    </style:style>
    <style:style style:name="TableCell54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54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54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54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548" style:parent-style-name="Нормальный" style:family="paragraph">
      <style:paragraph-properties fo:text-align="center" fo:text-indent="0in"/>
    </style:style>
    <style:style style:name="TableCell54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55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55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552" style:parent-style-name="Нормальный" style:family="paragraph">
      <style:paragraph-properties fo:text-align="center" fo:text-indent="0in"/>
    </style:style>
    <style:style style:name="TableCell55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554" style:parent-style-name="Нормальный" style:family="paragraph">
      <style:paragraph-properties fo:text-align="center" fo:text-indent="0in"/>
    </style:style>
    <style:style style:name="TableCell55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55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55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55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55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560" style:family="table-row">
      <style:table-row-properties style:use-optimal-row-height="false"/>
    </style:style>
    <style:style style:name="TableCell561" style:family="table-cell">
      <style:table-cell-properties fo:border-top="none" fo:border-left="0.0034in solid #000000" fo:border-bottom="none" fo:border-right="0.0034in solid #000000" style:writing-mode="lr-tb" fo:padding-top="0in" fo:padding-left="0.0069in" fo:padding-bottom="0in" fo:padding-right="0.0069in"/>
    </style:style>
    <style:style style:name="TableCell56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56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564" style:parent-style-name="Нормальный" style:family="paragraph">
      <style:paragraph-properties fo:text-align="center" fo:text-indent="0in"/>
    </style:style>
    <style:style style:name="TableCell56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566" style:parent-style-name="Нормальный" style:family="paragraph">
      <style:paragraph-properties fo:text-align="center" fo:text-indent="0in"/>
    </style:style>
    <style:style style:name="TableCell56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56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569" style:parent-style-name="Нормальный" style:family="paragraph">
      <style:paragraph-properties fo:text-align="center" fo:text-indent="0in"/>
    </style:style>
    <style:style style:name="TableCell57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571" style:parent-style-name="Нормальный" style:family="paragraph">
      <style:paragraph-properties fo:text-align="center" fo:text-indent="0in"/>
    </style:style>
    <style:style style:name="TableCell57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573" style:parent-style-name="Нормальный" style:family="paragraph">
      <style:paragraph-properties fo:text-align="center" fo:text-indent="0in"/>
    </style:style>
    <style:style style:name="TableCell57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575" style:parent-style-name="Нормальный" style:family="paragraph">
      <style:paragraph-properties fo:text-align="center" fo:text-indent="0in"/>
    </style:style>
    <style:style style:name="TableCell57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577" style:parent-style-name="Нормальный" style:family="paragraph">
      <style:paragraph-properties fo:text-align="center" fo:text-indent="0in"/>
    </style:style>
    <style:style style:name="TableCell57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579" style:parent-style-name="Нормальный" style:family="paragraph">
      <style:paragraph-properties fo:text-align="center" fo:text-indent="0in"/>
    </style:style>
    <style:style style:name="TableCell58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581" style:parent-style-name="Нормальный" style:family="paragraph">
      <style:paragraph-properties fo:text-align="center" fo:text-indent="0in"/>
    </style:style>
    <style:style style:name="TableCell58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583" style:parent-style-name="Нормальный" style:family="paragraph">
      <style:paragraph-properties fo:text-align="center" fo:text-indent="0in"/>
    </style:style>
    <style:style style:name="TableCell58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58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586" style:parent-style-name="Нормальный" style:family="paragraph">
      <style:paragraph-properties fo:text-align="center" fo:text-indent="0in"/>
    </style:style>
    <style:style style:name="TableCell58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58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58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59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591" style:family="table-row">
      <style:table-row-properties style:use-optimal-row-height="false"/>
    </style:style>
    <style:style style:name="TableCell59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59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594" style:parent-style-name="Нормальный" style:family="paragraph">
      <style:paragraph-properties fo:text-align="center" fo:text-indent="0in"/>
    </style:style>
    <style:style style:name="TableCell59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596" style:parent-style-name="Нормальный" style:family="paragraph">
      <style:paragraph-properties fo:text-align="center" fo:text-indent="0in"/>
    </style:style>
    <style:style style:name="TableCell59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59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599" style:parent-style-name="Нормальный" style:family="paragraph">
      <style:paragraph-properties fo:text-align="center" fo:text-indent="0in"/>
    </style:style>
    <style:style style:name="TableCell60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0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0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0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604" style:parent-style-name="Нормальный" style:family="paragraph">
      <style:paragraph-properties fo:text-align="center" fo:text-indent="0in"/>
    </style:style>
    <style:style style:name="TableCell60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606" style:parent-style-name="Нормальный" style:family="paragraph">
      <style:paragraph-properties fo:text-align="center" fo:text-indent="0in"/>
    </style:style>
    <style:style style:name="TableCell60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0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609" style:parent-style-name="Нормальный" style:family="paragraph">
      <style:paragraph-properties fo:text-align="center" fo:text-indent="0in"/>
    </style:style>
    <style:style style:name="TableCell61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1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1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1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1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1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616" style:family="table-row">
      <style:table-row-properties style:use-optimal-row-height="false"/>
    </style:style>
    <style:style style:name="TableCell61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1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619" style:parent-style-name="Нормальный" style:family="paragraph">
      <style:paragraph-properties fo:text-align="center" fo:text-indent="0in"/>
    </style:style>
    <style:style style:name="TableCell62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621" style:parent-style-name="Нормальный" style:family="paragraph">
      <style:paragraph-properties fo:text-align="center" fo:text-indent="0in"/>
    </style:style>
    <style:style style:name="TableCell62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2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624" style:parent-style-name="Нормальный" style:family="paragraph">
      <style:paragraph-properties fo:text-align="center" fo:text-indent="0in"/>
    </style:style>
    <style:style style:name="TableCell62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2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2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2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629" style:parent-style-name="Нормальный" style:family="paragraph">
      <style:paragraph-properties fo:text-align="center" fo:text-indent="0in"/>
    </style:style>
    <style:style style:name="TableCell63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3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3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633" style:parent-style-name="Нормальный" style:family="paragraph">
      <style:paragraph-properties fo:text-align="center" fo:text-indent="0in"/>
    </style:style>
    <style:style style:name="TableCell63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3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3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3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3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3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640" style:parent-style-name="Нормальный" style:family="paragraph">
      <style:paragraph-properties fo:text-align="center" fo:text-indent="0in"/>
    </style:style>
    <style:style style:name="TableRow641" style:family="table-row">
      <style:table-row-properties style:use-optimal-row-height="false"/>
    </style:style>
    <style:style style:name="TableCell64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4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644" style:parent-style-name="Нормальный" style:family="paragraph">
      <style:paragraph-properties fo:text-align="center" fo:text-indent="0in"/>
    </style:style>
    <style:style style:name="TableCell64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646" style:parent-style-name="Нормальный" style:family="paragraph">
      <style:paragraph-properties fo:text-align="center" fo:text-indent="0in"/>
    </style:style>
    <style:style style:name="TableCell64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4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649" style:parent-style-name="Нормальный" style:family="paragraph">
      <style:paragraph-properties fo:text-align="center" fo:text-indent="0in"/>
    </style:style>
    <style:style style:name="TableCell65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5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5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5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654" style:parent-style-name="Нормальный" style:family="paragraph">
      <style:paragraph-properties fo:text-align="center" fo:text-indent="0in"/>
    </style:style>
    <style:style style:name="TableCell65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5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5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658" style:parent-style-name="Нормальный" style:family="paragraph">
      <style:paragraph-properties fo:text-align="center" fo:text-indent="0in"/>
    </style:style>
    <style:style style:name="TableCell65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6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6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6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6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6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665" style:family="table-row">
      <style:table-row-properties style:use-optimal-row-height="false"/>
    </style:style>
    <style:style style:name="TableCell66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6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668" style:parent-style-name="Нормальный" style:family="paragraph">
      <style:paragraph-properties fo:text-align="center" fo:text-indent="0in"/>
    </style:style>
    <style:style style:name="TableCell66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670" style:parent-style-name="Нормальный" style:family="paragraph">
      <style:paragraph-properties fo:text-align="center" fo:text-indent="0in"/>
    </style:style>
    <style:style style:name="TableCell67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7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7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7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7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7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7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7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7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8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8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8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8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8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8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686" style:family="table-row">
      <style:table-row-properties style:use-optimal-row-height="false"/>
    </style:style>
    <style:style style:name="TableCell687" style:family="table-cell">
      <style:table-cell-properties fo:border-top="none" fo:border-left="0.0034in solid #000000" fo:border-bottom="none" fo:border-right="0.0034in solid #000000" style:writing-mode="lr-tb" fo:padding-top="0in" fo:padding-left="0.0069in" fo:padding-bottom="0in" fo:padding-right="0.0069in"/>
    </style:style>
    <style:style style:name="TableCell68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8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690" style:parent-style-name="Нормальный" style:family="paragraph">
      <style:paragraph-properties fo:text-align="center" fo:text-indent="0in"/>
    </style:style>
    <style:style style:name="TableCell69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692" style:parent-style-name="Нормальный" style:family="paragraph">
      <style:paragraph-properties fo:text-align="center" fo:text-indent="0in"/>
    </style:style>
    <style:style style:name="TableCell69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9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695" style:parent-style-name="Нормальный" style:family="paragraph">
      <style:paragraph-properties fo:text-align="center" fo:text-indent="0in"/>
    </style:style>
    <style:style style:name="TableCell69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9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9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69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700" style:parent-style-name="Нормальный" style:family="paragraph">
      <style:paragraph-properties fo:text-align="center" fo:text-indent="0in"/>
    </style:style>
    <style:style style:name="TableCell70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70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70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704" style:parent-style-name="Нормальный" style:family="paragraph">
      <style:paragraph-properties fo:text-align="center" fo:text-indent="0in"/>
    </style:style>
    <style:style style:name="TableCell70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70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707" style:parent-style-name="Нормальный" style:family="paragraph">
      <style:paragraph-properties fo:text-align="center" fo:text-indent="0in"/>
    </style:style>
    <style:style style:name="TableCell70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70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71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71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712" style:family="table-row">
      <style:table-row-properties style:use-optimal-row-height="false"/>
    </style:style>
    <style:style style:name="TableCell71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71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715" style:parent-style-name="Нормальный" style:family="paragraph">
      <style:paragraph-properties fo:text-align="center" fo:text-indent="0in"/>
    </style:style>
    <style:style style:name="TableCell71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717" style:parent-style-name="Нормальный" style:family="paragraph">
      <style:paragraph-properties fo:text-align="center" fo:text-indent="0in"/>
    </style:style>
    <style:style style:name="TableCell71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71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720" style:parent-style-name="Нормальный" style:family="paragraph">
      <style:paragraph-properties fo:text-align="center" fo:text-indent="0in"/>
    </style:style>
    <style:style style:name="TableCell72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72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72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72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725" style:parent-style-name="Нормальный" style:family="paragraph">
      <style:paragraph-properties fo:text-align="center" fo:text-indent="0in"/>
    </style:style>
    <style:style style:name="TableCell72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72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72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729" style:parent-style-name="Нормальный" style:family="paragraph">
      <style:paragraph-properties fo:text-align="center" fo:text-indent="0in"/>
    </style:style>
    <style:style style:name="TableCell73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73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732" style:parent-style-name="Нормальный" style:family="paragraph">
      <style:paragraph-properties fo:text-align="center" fo:text-indent="0in"/>
    </style:style>
    <style:style style:name="TableCell73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73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73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73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737" style:family="table-row">
      <style:table-row-properties style:use-optimal-row-height="false"/>
    </style:style>
    <style:style style:name="TableCell73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73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740" style:parent-style-name="Нормальный" style:family="paragraph">
      <style:paragraph-properties fo:text-align="center" fo:text-indent="0in"/>
    </style:style>
    <style:style style:name="TableCell74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742" style:parent-style-name="Нормальный" style:family="paragraph">
      <style:paragraph-properties fo:text-align="center" fo:text-indent="0in"/>
    </style:style>
    <style:style style:name="TableCell74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74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745" style:parent-style-name="Нормальный" style:family="paragraph">
      <style:paragraph-properties fo:text-align="center" fo:text-indent="0in"/>
    </style:style>
    <style:style style:name="TableCell74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74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74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74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750" style:parent-style-name="Нормальный" style:family="paragraph">
      <style:paragraph-properties fo:text-align="center" fo:text-indent="0in"/>
    </style:style>
    <style:style style:name="TableCell75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75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75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754" style:parent-style-name="Нормальный" style:family="paragraph">
      <style:paragraph-properties fo:text-align="center" fo:text-indent="0in"/>
    </style:style>
    <style:style style:name="TableCell75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75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757" style:parent-style-name="Нормальный" style:family="paragraph">
      <style:paragraph-properties fo:text-align="center" fo:text-indent="0in"/>
    </style:style>
    <style:style style:name="TableCell75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759" style:parent-style-name="Нормальный" style:family="paragraph">
      <style:paragraph-properties fo:text-align="center" fo:text-indent="0in"/>
    </style:style>
    <style:style style:name="TableCell76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76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76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763" style:family="table-row">
      <style:table-row-properties style:use-optimal-row-height="false"/>
    </style:style>
    <style:style style:name="TableCell76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76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766" style:parent-style-name="Нормальный" style:family="paragraph">
      <style:paragraph-properties fo:text-align="center" fo:text-indent="0in"/>
    </style:style>
    <style:style style:name="TableCell76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768" style:parent-style-name="Нормальный" style:family="paragraph">
      <style:paragraph-properties fo:text-align="center" fo:text-indent="0in"/>
    </style:style>
    <style:style style:name="TableCell76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77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771" style:parent-style-name="Нормальный" style:family="paragraph">
      <style:paragraph-properties fo:text-align="center" fo:text-indent="0in"/>
    </style:style>
    <style:style style:name="TableCell77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773" style:parent-style-name="Нормальный" style:family="paragraph">
      <style:paragraph-properties fo:text-align="center" fo:text-indent="0in"/>
    </style:style>
    <style:style style:name="TableCell77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775" style:parent-style-name="Нормальный" style:family="paragraph">
      <style:paragraph-properties fo:text-align="center" fo:text-indent="0in"/>
    </style:style>
    <style:style style:name="TableCell77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777" style:parent-style-name="Нормальный" style:family="paragraph">
      <style:paragraph-properties fo:text-align="center" fo:text-indent="0in"/>
    </style:style>
    <style:style style:name="TableCell77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779" style:parent-style-name="Нормальный" style:family="paragraph">
      <style:paragraph-properties fo:text-align="center" fo:text-indent="0in"/>
    </style:style>
    <style:style style:name="TableCell78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78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782" style:parent-style-name="Нормальный" style:family="paragraph">
      <style:paragraph-properties fo:text-align="center" fo:text-indent="0in"/>
    </style:style>
    <style:style style:name="TableCell78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784" style:parent-style-name="Нормальный" style:family="paragraph">
      <style:paragraph-properties fo:text-align="center" fo:text-indent="0in"/>
    </style:style>
    <style:style style:name="TableCell78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78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787" style:parent-style-name="Нормальный" style:family="paragraph">
      <style:paragraph-properties fo:text-align="center" fo:text-indent="0in"/>
    </style:style>
    <style:style style:name="TableCell78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78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79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79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792" style:family="table-row">
      <style:table-row-properties style:use-optimal-row-height="false"/>
    </style:style>
    <style:style style:name="TableCell79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79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795" style:parent-style-name="Нормальный" style:family="paragraph">
      <style:paragraph-properties fo:text-align="center" fo:text-indent="0in"/>
    </style:style>
    <style:style style:name="TableCell79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797" style:parent-style-name="Нормальный" style:family="paragraph">
      <style:paragraph-properties fo:text-align="center" fo:text-indent="0in"/>
    </style:style>
    <style:style style:name="TableCell79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79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800" style:parent-style-name="Нормальный" style:family="paragraph">
      <style:paragraph-properties fo:text-align="center" fo:text-indent="0in"/>
    </style:style>
    <style:style style:name="TableCell80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0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0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0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805" style:parent-style-name="Нормальный" style:family="paragraph">
      <style:paragraph-properties fo:text-align="center" fo:text-indent="0in"/>
    </style:style>
    <style:style style:name="TableCell80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0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0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809" style:parent-style-name="Нормальный" style:family="paragraph">
      <style:paragraph-properties fo:text-align="center" fo:text-indent="0in"/>
    </style:style>
    <style:style style:name="TableCell81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1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1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1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1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1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816" style:family="table-row">
      <style:table-row-properties style:use-optimal-row-height="false"/>
    </style:style>
    <style:style style:name="TableCell81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1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819" style:parent-style-name="Нормальный" style:family="paragraph">
      <style:paragraph-properties fo:text-align="center" fo:text-indent="0in"/>
    </style:style>
    <style:style style:name="TableCell82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821" style:parent-style-name="Нормальный" style:family="paragraph">
      <style:paragraph-properties fo:text-align="center" fo:text-indent="0in"/>
    </style:style>
    <style:style style:name="TableCell82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2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824" style:parent-style-name="Нормальный" style:family="paragraph">
      <style:paragraph-properties fo:text-align="center" fo:text-indent="0in"/>
    </style:style>
    <style:style style:name="TableCell82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2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2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2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2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3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3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3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3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834" style:parent-style-name="Нормальный" style:family="paragraph">
      <style:paragraph-properties fo:text-align="center" fo:text-indent="0in"/>
    </style:style>
    <style:style style:name="TableCell83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3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3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3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839" style:family="table-row">
      <style:table-row-properties style:use-optimal-row-height="false"/>
    </style:style>
    <style:style style:name="TableCell84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4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842" style:parent-style-name="Нормальный" style:family="paragraph">
      <style:paragraph-properties fo:text-align="center" fo:text-indent="0in"/>
    </style:style>
    <style:style style:name="TableCell84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844" style:parent-style-name="Нормальный" style:family="paragraph">
      <style:paragraph-properties fo:text-align="center" fo:text-indent="0in"/>
    </style:style>
    <style:style style:name="TableCell84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4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847" style:parent-style-name="Нормальный" style:family="paragraph">
      <style:paragraph-properties fo:text-align="center" fo:text-indent="0in"/>
    </style:style>
    <style:style style:name="TableCell84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4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5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5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5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5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5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5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5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857" style:parent-style-name="Нормальный" style:family="paragraph">
      <style:paragraph-properties fo:text-align="center" fo:text-indent="0in"/>
    </style:style>
    <style:style style:name="TableCell85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5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6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6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862" style:family="table-row">
      <style:table-row-properties style:use-optimal-row-height="false"/>
    </style:style>
    <style:style style:name="TableCell863" style:family="table-cell">
      <style:table-cell-properties fo:border-top="none" fo:border-left="0.0034in solid #000000" fo:border-bottom="none" fo:border-right="0.0034in solid #000000" style:writing-mode="lr-tb" fo:padding-top="0in" fo:padding-left="0.0069in" fo:padding-bottom="0in" fo:padding-right="0.0069in"/>
    </style:style>
    <style:style style:name="TableCell86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6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866" style:parent-style-name="Нормальный" style:family="paragraph">
      <style:paragraph-properties fo:text-align="center" fo:text-indent="0in"/>
    </style:style>
    <style:style style:name="TableCell86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868" style:parent-style-name="Нормальный" style:family="paragraph">
      <style:paragraph-properties fo:text-align="center" fo:text-indent="0in"/>
    </style:style>
    <style:style style:name="TableCell86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7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7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7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7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7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7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7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7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7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7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880" style:parent-style-name="Нормальный" style:family="paragraph">
      <style:paragraph-properties fo:text-align="center" fo:text-indent="0in"/>
    </style:style>
    <style:style style:name="TableCell88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8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8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8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885" style:family="table-row">
      <style:table-row-properties style:use-optimal-row-height="false"/>
    </style:style>
    <style:style style:name="TableCell88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8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888" style:parent-style-name="Нормальный" style:family="paragraph">
      <style:paragraph-properties fo:text-align="center" fo:text-indent="0in"/>
    </style:style>
    <style:style style:name="TableCell88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890" style:parent-style-name="Нормальный" style:family="paragraph">
      <style:paragraph-properties fo:text-align="center" fo:text-indent="0in"/>
    </style:style>
    <style:style style:name="TableCell89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9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9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9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9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9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9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9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89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0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0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902" style:parent-style-name="Нормальный" style:family="paragraph">
      <style:paragraph-properties fo:text-align="center" fo:text-indent="0in"/>
    </style:style>
    <style:style style:name="TableCell90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0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0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0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907" style:family="table-row">
      <style:table-row-properties style:use-optimal-row-height="false"/>
    </style:style>
    <style:style style:name="TableCell90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0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910" style:parent-style-name="Нормальный" style:family="paragraph">
      <style:paragraph-properties fo:text-align="center" fo:text-indent="0in"/>
    </style:style>
    <style:style style:name="TableCell91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912" style:parent-style-name="Нормальный" style:family="paragraph">
      <style:paragraph-properties fo:text-align="center" fo:text-indent="0in"/>
    </style:style>
    <style:style style:name="TableCell91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1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1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1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1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1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1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2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2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2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2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924" style:parent-style-name="Нормальный" style:family="paragraph">
      <style:paragraph-properties fo:text-align="center" fo:text-indent="0in"/>
    </style:style>
    <style:style style:name="TableCell92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2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2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2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929" style:family="table-row">
      <style:table-row-properties style:use-optimal-row-height="false"/>
    </style:style>
    <style:style style:name="TableCell93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3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932" style:parent-style-name="Нормальный" style:family="paragraph">
      <style:paragraph-properties fo:text-align="center" fo:text-indent="0in"/>
    </style:style>
    <style:style style:name="TableCell93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934" style:parent-style-name="Нормальный" style:family="paragraph">
      <style:paragraph-properties fo:text-align="center" fo:text-indent="0in"/>
    </style:style>
    <style:style style:name="TableCell93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3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937" style:parent-style-name="Нормальный" style:family="paragraph">
      <style:paragraph-properties fo:text-align="center" fo:text-indent="0in"/>
    </style:style>
    <style:style style:name="TableCell93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3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4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4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4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4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4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945" style:parent-style-name="Нормальный" style:family="paragraph">
      <style:paragraph-properties fo:text-align="center" fo:text-indent="0in"/>
    </style:style>
    <style:style style:name="TableCell94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4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948" style:parent-style-name="Нормальный" style:family="paragraph">
      <style:paragraph-properties fo:text-align="center" fo:text-indent="0in"/>
    </style:style>
    <style:style style:name="TableCell94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5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5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5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953" style:family="table-row">
      <style:table-row-properties style:use-optimal-row-height="false"/>
    </style:style>
    <style:style style:name="TableCell95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5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956" style:parent-style-name="Нормальный" style:family="paragraph">
      <style:paragraph-properties fo:text-align="center" fo:text-indent="0in"/>
    </style:style>
    <style:style style:name="TableCell95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958" style:parent-style-name="Нормальный" style:family="paragraph">
      <style:paragraph-properties fo:text-align="center" fo:text-indent="0in"/>
    </style:style>
    <style:style style:name="TableCell95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6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961" style:parent-style-name="Нормальный" style:family="paragraph">
      <style:paragraph-properties fo:text-align="center" fo:text-indent="0in"/>
    </style:style>
    <style:style style:name="TableCell96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6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964" style:parent-style-name="Нормальный" style:family="paragraph">
      <style:paragraph-properties fo:text-align="center" fo:text-indent="0in"/>
    </style:style>
    <style:style style:name="TableCell96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6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967" style:parent-style-name="Нормальный" style:family="paragraph">
      <style:paragraph-properties fo:text-align="center" fo:text-indent="0in"/>
    </style:style>
    <style:style style:name="TableCell96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6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7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971" style:parent-style-name="Нормальный" style:family="paragraph">
      <style:paragraph-properties fo:text-align="center" fo:text-indent="0in"/>
    </style:style>
    <style:style style:name="TableCell97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7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974" style:parent-style-name="Нормальный" style:family="paragraph">
      <style:paragraph-properties fo:text-align="center" fo:text-indent="0in"/>
    </style:style>
    <style:style style:name="TableCell97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7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7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7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979" style:family="table-row">
      <style:table-row-properties style:use-optimal-row-height="false"/>
    </style:style>
    <style:style style:name="TableCell980" style:family="table-cell">
      <style:table-cell-properties fo:border-top="none" fo:border-left="0.0034in solid #000000" fo:border-bottom="none" fo:border-right="0.0034in solid #000000" style:writing-mode="lr-tb" fo:padding-top="0in" fo:padding-left="0.0069in" fo:padding-bottom="0in" fo:padding-right="0.0069in"/>
    </style:style>
    <style:style style:name="TableCell98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8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983" style:parent-style-name="Нормальный" style:family="paragraph">
      <style:paragraph-properties fo:text-align="center" fo:text-indent="0in"/>
    </style:style>
    <style:style style:name="TableCell98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985" style:parent-style-name="Нормальный" style:family="paragraph">
      <style:paragraph-properties fo:text-align="center" fo:text-indent="0in"/>
    </style:style>
    <style:style style:name="TableCell98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8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8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8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9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9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9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9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9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9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9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997" style:parent-style-name="Нормальный" style:family="paragraph">
      <style:paragraph-properties fo:text-align="center" fo:text-indent="0in"/>
    </style:style>
    <style:style style:name="TableCell99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99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0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0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002" style:family="table-row">
      <style:table-row-properties style:use-optimal-row-height="false"/>
    </style:style>
    <style:style style:name="TableCell100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0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005" style:parent-style-name="Нормальный" style:family="paragraph">
      <style:paragraph-properties fo:text-align="center" fo:text-indent="0in"/>
    </style:style>
    <style:style style:name="TableCell100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007" style:parent-style-name="Нормальный" style:family="paragraph">
      <style:paragraph-properties fo:text-align="center" fo:text-indent="0in"/>
    </style:style>
    <style:style style:name="TableCell100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0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1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1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1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1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1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1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1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1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1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019" style:parent-style-name="Нормальный" style:family="paragraph">
      <style:paragraph-properties fo:text-align="center" fo:text-indent="0in"/>
    </style:style>
    <style:style style:name="TableCell102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2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2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2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024" style:family="table-row">
      <style:table-row-properties style:use-optimal-row-height="false"/>
    </style:style>
    <style:style style:name="TableCell102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2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027" style:parent-style-name="Нормальный" style:family="paragraph">
      <style:paragraph-properties fo:text-align="center" fo:text-indent="0in"/>
    </style:style>
    <style:style style:name="TableCell102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029" style:parent-style-name="Нормальный" style:family="paragraph">
      <style:paragraph-properties fo:text-align="center" fo:text-indent="0in"/>
    </style:style>
    <style:style style:name="TableCell103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3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3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3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3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3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3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3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3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3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4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041" style:parent-style-name="Нормальный" style:family="paragraph">
      <style:paragraph-properties fo:text-align="center" fo:text-indent="0in"/>
    </style:style>
    <style:style style:name="TableCell104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4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4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4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046" style:family="table-row">
      <style:table-row-properties style:use-optimal-row-height="false"/>
    </style:style>
    <style:style style:name="TableCell104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4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049" style:parent-style-name="Нормальный" style:family="paragraph">
      <style:paragraph-properties fo:text-align="center" fo:text-indent="0in"/>
    </style:style>
    <style:style style:name="TableCell105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051" style:parent-style-name="Нормальный" style:family="paragraph">
      <style:paragraph-properties fo:text-align="center" fo:text-indent="0in"/>
    </style:style>
    <style:style style:name="TableCell105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5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5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5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5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5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5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5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6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6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6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063" style:parent-style-name="Нормальный" style:family="paragraph">
      <style:paragraph-properties fo:text-align="center" fo:text-indent="0in"/>
    </style:style>
    <style:style style:name="TableCell106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6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6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6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068" style:family="table-row">
      <style:table-row-properties style:use-optimal-row-height="false"/>
    </style:style>
    <style:style style:name="TableCell106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7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071" style:parent-style-name="Нормальный" style:family="paragraph">
      <style:paragraph-properties fo:text-align="center" fo:text-indent="0in"/>
    </style:style>
    <style:style style:name="TableCell107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073" style:parent-style-name="Нормальный" style:family="paragraph">
      <style:paragraph-properties fo:text-align="center" fo:text-indent="0in"/>
    </style:style>
    <style:style style:name="TableCell107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7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076" style:parent-style-name="Нормальный" style:family="paragraph">
      <style:paragraph-properties fo:text-align="center" fo:text-indent="0in"/>
    </style:style>
    <style:style style:name="TableCell107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7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7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8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081" style:parent-style-name="Нормальный" style:family="paragraph">
      <style:paragraph-properties fo:text-align="center" fo:text-indent="0in"/>
    </style:style>
    <style:style style:name="TableCell108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8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8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085" style:parent-style-name="Нормальный" style:family="paragraph">
      <style:paragraph-properties fo:text-align="center" fo:text-indent="0in"/>
    </style:style>
    <style:style style:name="TableCell108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8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088" style:parent-style-name="Нормальный" style:family="paragraph">
      <style:paragraph-properties fo:text-align="center" fo:text-indent="0in"/>
    </style:style>
    <style:style style:name="TableCell108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9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9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9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093" style:parent-style-name="Нормальный" style:family="paragraph">
      <style:paragraph-properties fo:text-align="center" fo:text-indent="0in"/>
    </style:style>
    <style:style style:name="TableRow1094" style:family="table-row">
      <style:table-row-properties style:use-optimal-row-height="false"/>
    </style:style>
    <style:style style:name="TableCell109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09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097" style:parent-style-name="Нормальный" style:family="paragraph">
      <style:paragraph-properties fo:text-align="center" fo:text-indent="0in"/>
    </style:style>
    <style:style style:name="TableCell109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099" style:parent-style-name="Нормальный" style:family="paragraph">
      <style:paragraph-properties fo:text-align="center" fo:text-indent="0in"/>
    </style:style>
    <style:style style:name="TableCell110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10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102" style:parent-style-name="Нормальный" style:family="paragraph">
      <style:paragraph-properties fo:text-align="center" fo:text-indent="0in"/>
    </style:style>
    <style:style style:name="TableCell110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10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10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10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107" style:parent-style-name="Нормальный" style:family="paragraph">
      <style:paragraph-properties fo:text-align="center" fo:text-indent="0in"/>
    </style:style>
    <style:style style:name="TableCell110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10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11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111" style:parent-style-name="Нормальный" style:family="paragraph">
      <style:paragraph-properties fo:text-align="center" fo:text-indent="0in"/>
    </style:style>
    <style:style style:name="TableCell111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11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114" style:parent-style-name="Нормальный" style:family="paragraph">
      <style:paragraph-properties fo:text-align="center" fo:text-indent="0in"/>
    </style:style>
    <style:style style:name="TableCell111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11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11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11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119" style:family="table-row">
      <style:table-row-properties style:use-optimal-row-height="false"/>
    </style:style>
    <style:style style:name="TableCell112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12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122" style:parent-style-name="Нормальный" style:family="paragraph">
      <style:paragraph-properties fo:text-align="center" fo:text-indent="0in"/>
    </style:style>
    <style:style style:name="TableCell112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124" style:parent-style-name="Нормальный" style:family="paragraph">
      <style:paragraph-properties fo:text-align="center" fo:text-indent="0in"/>
    </style:style>
    <style:style style:name="TableCell112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12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127" style:parent-style-name="Нормальный" style:family="paragraph">
      <style:paragraph-properties fo:text-align="center" fo:text-indent="0in"/>
    </style:style>
    <style:style style:name="TableCell112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12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13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13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132" style:parent-style-name="Нормальный" style:family="paragraph">
      <style:paragraph-properties fo:text-align="center" fo:text-indent="0in"/>
    </style:style>
    <style:style style:name="TableCell113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13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13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136" style:parent-style-name="Нормальный" style:family="paragraph">
      <style:paragraph-properties fo:text-align="center" fo:text-indent="0in"/>
    </style:style>
    <style:style style:name="TableCell113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13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139" style:parent-style-name="Нормальный" style:family="paragraph">
      <style:paragraph-properties fo:text-align="center" fo:text-indent="0in"/>
    </style:style>
    <style:style style:name="TableCell114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14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14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14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144" style:family="table-row">
      <style:table-row-properties style:use-optimal-row-height="false"/>
    </style:style>
    <style:style style:name="TableCell1145"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14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14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148" style:parent-style-name="Нормальный" style:family="paragraph">
      <style:paragraph-properties fo:text-align="center" fo:text-indent="0in"/>
    </style:style>
    <style:style style:name="TableCell114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150" style:parent-style-name="Нормальный" style:family="paragraph">
      <style:paragraph-properties fo:text-align="center" fo:text-indent="0in"/>
    </style:style>
    <style:style style:name="TableCell115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15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153" style:parent-style-name="Нормальный" style:family="paragraph">
      <style:paragraph-properties fo:text-align="center" fo:text-indent="0in"/>
    </style:style>
    <style:style style:name="TableCell115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15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15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15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158" style:parent-style-name="Нормальный" style:family="paragraph">
      <style:paragraph-properties fo:text-align="center" fo:text-indent="0in"/>
    </style:style>
    <style:style style:name="TableCell115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16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16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162" style:parent-style-name="Нормальный" style:family="paragraph">
      <style:paragraph-properties fo:text-align="center" fo:text-indent="0in"/>
    </style:style>
    <style:style style:name="TableCell116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16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165" style:parent-style-name="Нормальный" style:family="paragraph">
      <style:paragraph-properties fo:text-align="center" fo:text-indent="0in"/>
    </style:style>
    <style:style style:name="TableCell116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16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16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16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170" style:family="table-row">
      <style:table-row-properties style:use-optimal-row-height="false"/>
    </style:style>
    <style:style style:name="TableCell1171"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17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17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174" style:parent-style-name="Нормальный" style:family="paragraph">
      <style:paragraph-properties fo:text-align="center" fo:text-indent="0in"/>
    </style:style>
    <style:style style:name="TableCell117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176" style:parent-style-name="Нормальный" style:family="paragraph">
      <style:paragraph-properties fo:text-align="center" fo:text-indent="0in"/>
    </style:style>
    <style:style style:name="TableCell117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17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179" style:parent-style-name="Нормальный" style:family="paragraph">
      <style:paragraph-properties fo:text-align="center" fo:text-indent="0in"/>
    </style:style>
    <style:style style:name="TableCell118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18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18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18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184" style:parent-style-name="Нормальный" style:family="paragraph">
      <style:paragraph-properties fo:text-align="center" fo:text-indent="0in"/>
    </style:style>
    <style:style style:name="TableCell118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18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18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188" style:parent-style-name="Нормальный" style:family="paragraph">
      <style:paragraph-properties fo:text-align="center" fo:text-indent="0in"/>
    </style:style>
    <style:style style:name="TableCell118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19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191" style:parent-style-name="Нормальный" style:family="paragraph">
      <style:paragraph-properties fo:text-align="center" fo:text-indent="0in"/>
    </style:style>
    <style:style style:name="TableCell119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19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19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19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1196" style:parent-style-name="DefaultParagraphFont" style:family="text">
      <style:text-properties fo:font-weight="bold" style:font-weight-asian="bold" fo:color="#26282F"/>
    </style:style>
    <style:style style:name="P1197" style:parent-style-name="Standard" style:master-page-name="MP2" style:family="paragraph">
      <style:paragraph-properties fo:break-before="page"/>
    </style:style>
    <style:style style:name="P1213" style:parent-style-name="Нормальный" style:family="paragraph">
      <style:paragraph-properties fo:text-align="end" fo:text-indent="0.4722in"/>
    </style:style>
    <style:style style:name="T1214" style:parent-style-name="DefaultParagraphFont" style:family="text">
      <style:text-properties fo:font-weight="bold" style:font-weight-asian="bold" fo:color="#26282F"/>
    </style:style>
    <style:style style:name="T1215" style:parent-style-name="DefaultParagraphFont" style:family="text">
      <style:text-properties fo:font-weight="bold" style:font-weight-asian="bold" fo:color="#26282F"/>
    </style:style>
    <style:style style:name="T1216" style:parent-style-name="DefaultParagraphFont" style:family="text">
      <style:text-properties fo:font-weight="bold" style:font-weight-asian="bold" fo:color="#26282F"/>
    </style:style>
    <style:style style:name="P1217" style:parent-style-name="Информацияоверсии" style:family="paragraph">
      <style:text-properties fo:font-size="8pt" style:font-size-asian="8pt"/>
    </style:style>
    <style:style style:name="TableColumn1219" style:family="table-column">
      <style:table-column-properties style:column-width="0.627in" style:use-optimal-column-width="false"/>
    </style:style>
    <style:style style:name="TableColumn1220" style:family="table-column">
      <style:table-column-properties style:column-width="1.7652in" style:use-optimal-column-width="false"/>
    </style:style>
    <style:style style:name="TableColumn1221" style:family="table-column">
      <style:table-column-properties style:column-width="1.2159in" style:use-optimal-column-width="false"/>
    </style:style>
    <style:style style:name="TableColumn1222" style:family="table-column">
      <style:table-column-properties style:column-width="1.7256in" style:use-optimal-column-width="false"/>
    </style:style>
    <style:style style:name="TableColumn1223" style:family="table-column">
      <style:table-column-properties style:column-width="1.8048in" style:use-optimal-column-width="false"/>
    </style:style>
    <style:style style:name="TableColumn1224" style:family="table-column">
      <style:table-column-properties style:column-width="1.7652in" style:use-optimal-column-width="false"/>
    </style:style>
    <style:style style:name="TableColumn1225" style:family="table-column">
      <style:table-column-properties style:column-width="1.7256in" style:use-optimal-column-width="false"/>
    </style:style>
    <style:style style:name="Table1218" style:family="table">
      <style:table-properties style:width="10.6298in" fo:margin-left="0in" table:align="left"/>
    </style:style>
    <style:style style:name="TableRow1226" style:family="table-row">
      <style:table-row-properties style:use-optimal-row-height="false"/>
    </style:style>
    <style:style style:name="TableCell1227" style:family="table-cell">
      <style:table-cell-properties fo:border="0.0034in solid #000000" style:writing-mode="lr-tb" fo:padding-top="0in" fo:padding-left="0.0069in" fo:padding-bottom="0in" fo:padding-right="0.0069in"/>
    </style:style>
    <style:style style:name="P1228" style:parent-style-name="Нормальный" style:family="paragraph">
      <style:paragraph-properties fo:text-align="center" fo:text-indent="0in"/>
    </style:style>
    <style:style style:name="TableCell1229"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P1230" style:parent-style-name="Нормальный" style:family="paragraph">
      <style:paragraph-properties fo:text-align="center" fo:text-indent="0in"/>
    </style:style>
    <style:style style:name="TableCell1231"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P1232" style:parent-style-name="Нормальный" style:family="paragraph">
      <style:paragraph-properties fo:text-align="center" fo:text-indent="0in"/>
    </style:style>
    <style:style style:name="TableCell1233"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P1234" style:parent-style-name="Нормальный" style:family="paragraph">
      <style:paragraph-properties fo:text-align="center" fo:text-indent="0in"/>
    </style:style>
    <style:style style:name="TableCell1235"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P1236" style:parent-style-name="Нормальный" style:family="paragraph">
      <style:paragraph-properties fo:text-align="center" fo:text-indent="0in"/>
    </style:style>
    <style:style style:name="TableCell1237"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P1238" style:parent-style-name="Нормальный" style:family="paragraph">
      <style:paragraph-properties fo:text-align="center" fo:text-indent="0in"/>
    </style:style>
    <style:style style:name="TableCell1239"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P1240" style:parent-style-name="Нормальный" style:family="paragraph">
      <style:paragraph-properties fo:text-align="center" fo:text-indent="0in"/>
    </style:style>
    <style:style style:name="TableRow1241" style:family="table-row">
      <style:table-row-properties style:use-optimal-row-height="false"/>
    </style:style>
    <style:style style:name="TableCell1242"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243" style:parent-style-name="Нормальный" style:family="paragraph">
      <style:paragraph-properties fo:text-align="center" fo:text-indent="0in"/>
    </style:style>
    <style:style style:name="TableCell124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245" style:family="table-row">
      <style:table-row-properties style:use-optimal-row-height="false"/>
    </style:style>
    <style:style style:name="TableCell1246" style:family="table-cell">
      <style:table-cell-properties fo:border-top="none" fo:border-left="0.0034in solid #000000" fo:border-bottom="none" fo:border-right="0.0034in solid #000000" style:writing-mode="lr-tb" fo:padding-top="0in" fo:padding-left="0.0069in" fo:padding-bottom="0in" fo:padding-right="0.0069in"/>
    </style:style>
    <style:style style:name="P1247" style:parent-style-name="Нормальный" style:family="paragraph">
      <style:paragraph-properties fo:text-align="center" fo:text-indent="0in"/>
    </style:style>
    <style:style style:name="TableCell1248" style:family="table-cell">
      <style:table-cell-properties fo:border-top="none" fo:border-left="none" fo:border-bottom="none" fo:border-right="0.0034in solid #000000" style:writing-mode="lr-tb" fo:padding-top="0in" fo:padding-left="0.0069in" fo:padding-bottom="0in" fo:padding-right="0.0069in"/>
    </style:style>
    <style:style style:name="TableCell1249" style:family="table-cell">
      <style:table-cell-properties fo:border-top="none" fo:border-left="none" fo:border-bottom="none" fo:border-right="0.0034in solid #000000" style:writing-mode="lr-tb" fo:padding-top="0in" fo:padding-left="0.0069in" fo:padding-bottom="0in" fo:padding-right="0.0069in"/>
    </style:style>
    <style:style style:name="TableCell1250" style:family="table-cell">
      <style:table-cell-properties fo:border-top="none" fo:border-left="none" fo:border-bottom="none" fo:border-right="0.0034in solid #000000" style:writing-mode="lr-tb" fo:padding-top="0in" fo:padding-left="0.0069in" fo:padding-bottom="0in" fo:padding-right="0.0069in"/>
    </style:style>
    <style:style style:name="TableCell1251" style:family="table-cell">
      <style:table-cell-properties fo:border-top="none" fo:border-left="none" fo:border-bottom="none" fo:border-right="0.0034in solid #000000" style:writing-mode="lr-tb" fo:padding-top="0in" fo:padding-left="0.0069in" fo:padding-bottom="0in" fo:padding-right="0.0069in"/>
    </style:style>
    <style:style style:name="TableCell1252" style:family="table-cell">
      <style:table-cell-properties fo:border-top="none" fo:border-left="none" fo:border-bottom="none" fo:border-right="0.0034in solid #000000" style:writing-mode="lr-tb" fo:padding-top="0in" fo:padding-left="0.0069in" fo:padding-bottom="0in" fo:padding-right="0.0069in"/>
    </style:style>
    <style:style style:name="TableCell1253" style:family="table-cell">
      <style:table-cell-properties fo:border-top="none" fo:border-left="none" fo:border-bottom="none" fo:border-right="0.0034in solid #000000" style:writing-mode="lr-tb" fo:padding-top="0in" fo:padding-left="0.0069in" fo:padding-bottom="0in" fo:padding-right="0.0069in"/>
    </style:style>
    <style:style style:name="TableRow1254" style:family="table-row">
      <style:table-row-properties style:use-optimal-row-height="false"/>
    </style:style>
    <style:style style:name="TableCell1255" style:family="table-cell">
      <style:table-cell-properties fo:border-top="none" fo:border-left="0.0034in solid #000000" fo:border-bottom="none" fo:border-right="0.0034in solid #000000" style:writing-mode="lr-tb" fo:padding-top="0in" fo:padding-left="0.0069in" fo:padding-bottom="0in" fo:padding-right="0.0069in"/>
    </style:style>
    <style:style style:name="TableCell1256" style:family="table-cell">
      <style:table-cell-properties fo:border-top="none" fo:border-left="none" fo:border-bottom="none" fo:border-right="0.0034in solid #000000" style:writing-mode="lr-tb" fo:padding-top="0in" fo:padding-left="0.0069in" fo:padding-bottom="0in" fo:padding-right="0.0069in"/>
    </style:style>
    <style:style style:name="TableCell1257" style:family="table-cell">
      <style:table-cell-properties fo:border-top="none" fo:border-left="none" fo:border-bottom="none" fo:border-right="0.0034in solid #000000" style:writing-mode="lr-tb" fo:padding-top="0in" fo:padding-left="0.0069in" fo:padding-bottom="0in" fo:padding-right="0.0069in"/>
    </style:style>
    <style:style style:name="TableCell1258" style:family="table-cell">
      <style:table-cell-properties fo:border-top="none" fo:border-left="none" fo:border-bottom="none" fo:border-right="0.0034in solid #000000" style:writing-mode="lr-tb" fo:padding-top="0in" fo:padding-left="0.0069in" fo:padding-bottom="0in" fo:padding-right="0.0069in"/>
    </style:style>
    <style:style style:name="TableCell1259" style:family="table-cell">
      <style:table-cell-properties fo:border-top="none" fo:border-left="none" fo:border-bottom="none" fo:border-right="0.0034in solid #000000" style:writing-mode="lr-tb" fo:padding-top="0in" fo:padding-left="0.0069in" fo:padding-bottom="0in" fo:padding-right="0.0069in"/>
    </style:style>
    <style:style style:name="TableCell1260" style:family="table-cell">
      <style:table-cell-properties fo:border-top="none" fo:border-left="none" fo:border-bottom="none" fo:border-right="0.0034in solid #000000" style:writing-mode="lr-tb" fo:padding-top="0in" fo:padding-left="0.0069in" fo:padding-bottom="0in" fo:padding-right="0.0069in"/>
    </style:style>
    <style:style style:name="TableCell1261" style:family="table-cell">
      <style:table-cell-properties fo:border-top="none" fo:border-left="none" fo:border-bottom="none" fo:border-right="0.0034in solid #000000" style:writing-mode="lr-tb" fo:padding-top="0in" fo:padding-left="0.0069in" fo:padding-bottom="0in" fo:padding-right="0.0069in"/>
    </style:style>
    <style:style style:name="TableRow1262" style:family="table-row">
      <style:table-row-properties style:use-optimal-row-height="false"/>
    </style:style>
    <style:style style:name="TableCell1263"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26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26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26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26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26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26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270" style:family="table-row">
      <style:table-row-properties style:use-optimal-row-height="false"/>
    </style:style>
    <style:style style:name="TableCell1271"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272" style:parent-style-name="Нормальный" style:family="paragraph">
      <style:paragraph-properties fo:text-align="center" fo:text-indent="0in"/>
    </style:style>
    <style:style style:name="TableCell127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27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27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27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27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27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279" style:family="table-row">
      <style:table-row-properties style:use-optimal-row-height="false"/>
    </style:style>
    <style:style style:name="TableCell1280" style:family="table-cell">
      <style:table-cell-properties fo:border-top="none" fo:border-left="0.0034in solid #000000" fo:border-bottom="none" fo:border-right="0.0034in solid #000000" style:writing-mode="lr-tb" fo:padding-top="0in" fo:padding-left="0.0069in" fo:padding-bottom="0in" fo:padding-right="0.0069in"/>
    </style:style>
    <style:style style:name="TableCell1281" style:family="table-cell">
      <style:table-cell-properties fo:border-top="none" fo:border-left="none" fo:border-bottom="none" fo:border-right="0.0034in solid #000000" style:writing-mode="lr-tb" fo:padding-top="0in" fo:padding-left="0.0069in" fo:padding-bottom="0in" fo:padding-right="0.0069in"/>
    </style:style>
    <style:style style:name="TableCell1282" style:family="table-cell">
      <style:table-cell-properties fo:border-top="none" fo:border-left="none" fo:border-bottom="none" fo:border-right="0.0034in solid #000000" style:writing-mode="lr-tb" fo:padding-top="0in" fo:padding-left="0.0069in" fo:padding-bottom="0in" fo:padding-right="0.0069in"/>
    </style:style>
    <style:style style:name="TableCell1283" style:family="table-cell">
      <style:table-cell-properties fo:border-top="none" fo:border-left="none" fo:border-bottom="none" fo:border-right="0.0034in solid #000000" style:writing-mode="lr-tb" fo:padding-top="0in" fo:padding-left="0.0069in" fo:padding-bottom="0in" fo:padding-right="0.0069in"/>
    </style:style>
    <style:style style:name="TableCell1284" style:family="table-cell">
      <style:table-cell-properties fo:border-top="none" fo:border-left="none" fo:border-bottom="none" fo:border-right="0.0034in solid #000000" style:writing-mode="lr-tb" fo:padding-top="0in" fo:padding-left="0.0069in" fo:padding-bottom="0in" fo:padding-right="0.0069in"/>
    </style:style>
    <style:style style:name="TableCell1285" style:family="table-cell">
      <style:table-cell-properties fo:border-top="none" fo:border-left="none" fo:border-bottom="none" fo:border-right="0.0034in solid #000000" style:writing-mode="lr-tb" fo:padding-top="0in" fo:padding-left="0.0069in" fo:padding-bottom="0in" fo:padding-right="0.0069in"/>
    </style:style>
    <style:style style:name="TableCell1286" style:family="table-cell">
      <style:table-cell-properties fo:border-top="none" fo:border-left="none" fo:border-bottom="none" fo:border-right="0.0034in solid #000000" style:writing-mode="lr-tb" fo:padding-top="0in" fo:padding-left="0.0069in" fo:padding-bottom="0in" fo:padding-right="0.0069in"/>
    </style:style>
    <style:style style:name="TableRow1287" style:family="table-row">
      <style:table-row-properties style:use-optimal-row-height="false"/>
    </style:style>
    <style:style style:name="TableCell1288" style:family="table-cell">
      <style:table-cell-properties fo:border-top="none" fo:border-left="0.0034in solid #000000" fo:border-bottom="none" fo:border-right="0.0034in solid #000000" style:writing-mode="lr-tb" fo:padding-top="0in" fo:padding-left="0.0069in" fo:padding-bottom="0in" fo:padding-right="0.0069in"/>
    </style:style>
    <style:style style:name="TableCell1289" style:family="table-cell">
      <style:table-cell-properties fo:border-top="none" fo:border-left="none" fo:border-bottom="none" fo:border-right="0.0034in solid #000000" style:writing-mode="lr-tb" fo:padding-top="0in" fo:padding-left="0.0069in" fo:padding-bottom="0in" fo:padding-right="0.0069in"/>
    </style:style>
    <style:style style:name="TableCell1290" style:family="table-cell">
      <style:table-cell-properties fo:border-top="none" fo:border-left="none" fo:border-bottom="none" fo:border-right="0.0034in solid #000000" style:writing-mode="lr-tb" fo:padding-top="0in" fo:padding-left="0.0069in" fo:padding-bottom="0in" fo:padding-right="0.0069in"/>
    </style:style>
    <style:style style:name="TableCell1291" style:family="table-cell">
      <style:table-cell-properties fo:border-top="none" fo:border-left="none" fo:border-bottom="none" fo:border-right="0.0034in solid #000000" style:writing-mode="lr-tb" fo:padding-top="0in" fo:padding-left="0.0069in" fo:padding-bottom="0in" fo:padding-right="0.0069in"/>
    </style:style>
    <style:style style:name="TableCell1292" style:family="table-cell">
      <style:table-cell-properties fo:border-top="none" fo:border-left="none" fo:border-bottom="none" fo:border-right="0.0034in solid #000000" style:writing-mode="lr-tb" fo:padding-top="0in" fo:padding-left="0.0069in" fo:padding-bottom="0in" fo:padding-right="0.0069in"/>
    </style:style>
    <style:style style:name="TableCell1293" style:family="table-cell">
      <style:table-cell-properties fo:border-top="none" fo:border-left="none" fo:border-bottom="none" fo:border-right="0.0034in solid #000000" style:writing-mode="lr-tb" fo:padding-top="0in" fo:padding-left="0.0069in" fo:padding-bottom="0in" fo:padding-right="0.0069in"/>
    </style:style>
    <style:style style:name="TableCell1294" style:family="table-cell">
      <style:table-cell-properties fo:border-top="none" fo:border-left="none" fo:border-bottom="none" fo:border-right="0.0034in solid #000000" style:writing-mode="lr-tb" fo:padding-top="0in" fo:padding-left="0.0069in" fo:padding-bottom="0in" fo:padding-right="0.0069in"/>
    </style:style>
    <style:style style:name="TableRow1295" style:family="table-row">
      <style:table-row-properties style:use-optimal-row-height="false"/>
    </style:style>
    <style:style style:name="TableCell1296"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29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29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29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30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30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30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303" style:family="table-row">
      <style:table-row-properties style:use-optimal-row-height="false"/>
    </style:style>
    <style:style style:name="TableCell1304"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305" style:parent-style-name="Нормальный" style:family="paragraph">
      <style:paragraph-properties fo:text-align="center" fo:text-indent="0in"/>
    </style:style>
    <style:style style:name="TableCell130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307" style:family="table-row">
      <style:table-row-properties style:use-optimal-row-height="false"/>
    </style:style>
    <style:style style:name="TableCell1308" style:family="table-cell">
      <style:table-cell-properties fo:border-top="none" fo:border-left="0.0034in solid #000000" fo:border-bottom="none" fo:border-right="0.0034in solid #000000" style:writing-mode="lr-tb" fo:padding-top="0in" fo:padding-left="0.0069in" fo:padding-bottom="0in" fo:padding-right="0.0069in"/>
    </style:style>
    <style:style style:name="P1309" style:parent-style-name="Нормальный" style:family="paragraph">
      <style:paragraph-properties fo:text-align="center" fo:text-indent="0in"/>
    </style:style>
    <style:style style:name="TableCell1310" style:family="table-cell">
      <style:table-cell-properties fo:border-top="none" fo:border-left="none" fo:border-bottom="none" fo:border-right="0.0034in solid #000000" style:writing-mode="lr-tb" fo:padding-top="0in" fo:padding-left="0.0069in" fo:padding-bottom="0in" fo:padding-right="0.0069in"/>
    </style:style>
    <style:style style:name="TableCell1311" style:family="table-cell">
      <style:table-cell-properties fo:border-top="none" fo:border-left="none" fo:border-bottom="none" fo:border-right="0.0034in solid #000000" style:writing-mode="lr-tb" fo:padding-top="0in" fo:padding-left="0.0069in" fo:padding-bottom="0in" fo:padding-right="0.0069in"/>
    </style:style>
    <style:style style:name="TableCell131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313" style:family="table-cell">
      <style:table-cell-properties fo:border-top="none" fo:border-left="none" fo:border-bottom="none" fo:border-right="0.0034in solid #000000" style:writing-mode="lr-tb" fo:padding-top="0in" fo:padding-left="0.0069in" fo:padding-bottom="0in" fo:padding-right="0.0069in"/>
    </style:style>
    <style:style style:name="TableCell131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315" style:family="table-cell">
      <style:table-cell-properties fo:border-top="none" fo:border-left="none" fo:border-bottom="none" fo:border-right="0.0034in solid #000000" style:writing-mode="lr-tb" fo:padding-top="0in" fo:padding-left="0.0069in" fo:padding-bottom="0in" fo:padding-right="0.0069in"/>
    </style:style>
    <style:style style:name="TableRow1316" style:family="table-row">
      <style:table-row-properties style:use-optimal-row-height="false"/>
    </style:style>
    <style:style style:name="TableCell1317"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31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31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32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32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322" style:family="table-row">
      <style:table-row-properties style:use-optimal-row-height="false"/>
    </style:style>
    <style:style style:name="TableCell1323" style:family="table-cell">
      <style:table-cell-properties fo:border-top="none" fo:border-left="0.0034in solid #000000" fo:border-bottom="none" fo:border-right="0.0034in solid #000000" style:writing-mode="lr-tb" fo:padding-top="0in" fo:padding-left="0.0069in" fo:padding-bottom="0in" fo:padding-right="0.0069in"/>
    </style:style>
    <style:style style:name="P1324" style:parent-style-name="Нормальный" style:family="paragraph">
      <style:paragraph-properties fo:text-align="center" fo:text-indent="0in"/>
    </style:style>
    <style:style style:name="TableCell1325" style:family="table-cell">
      <style:table-cell-properties fo:border-top="none" fo:border-left="none" fo:border-bottom="none" fo:border-right="0.0034in solid #000000" style:writing-mode="lr-tb" fo:padding-top="0in" fo:padding-left="0.0069in" fo:padding-bottom="0in" fo:padding-right="0.0069in"/>
    </style:style>
    <style:style style:name="TableCell1326" style:family="table-cell">
      <style:table-cell-properties fo:border-top="none" fo:border-left="none" fo:border-bottom="none" fo:border-right="0.0034in solid #000000" style:writing-mode="lr-tb" fo:padding-top="0in" fo:padding-left="0.0069in" fo:padding-bottom="0in" fo:padding-right="0.0069in"/>
    </style:style>
    <style:style style:name="TableCell1327" style:family="table-cell">
      <style:table-cell-properties fo:border-top="none" fo:border-left="none" fo:border-bottom="none" fo:border-right="0.0034in solid #000000" style:writing-mode="lr-tb" fo:padding-top="0in" fo:padding-left="0.0069in" fo:padding-bottom="0in" fo:padding-right="0.0069in"/>
    </style:style>
    <style:style style:name="TableCell1328" style:family="table-cell">
      <style:table-cell-properties fo:border-top="none" fo:border-left="none" fo:border-bottom="none" fo:border-right="0.0034in solid #000000" style:writing-mode="lr-tb" fo:padding-top="0in" fo:padding-left="0.0069in" fo:padding-bottom="0in" fo:padding-right="0.0069in"/>
    </style:style>
    <style:style style:name="TableCell1329" style:family="table-cell">
      <style:table-cell-properties fo:border-top="none" fo:border-left="none" fo:border-bottom="none" fo:border-right="0.0034in solid #000000" style:writing-mode="lr-tb" fo:padding-top="0in" fo:padding-left="0.0069in" fo:padding-bottom="0in" fo:padding-right="0.0069in"/>
    </style:style>
    <style:style style:name="TableCell1330" style:family="table-cell">
      <style:table-cell-properties fo:border-top="none" fo:border-left="none" fo:border-bottom="none" fo:border-right="0.0034in solid #000000" style:writing-mode="lr-tb" fo:padding-top="0in" fo:padding-left="0.0069in" fo:padding-bottom="0in" fo:padding-right="0.0069in"/>
    </style:style>
    <style:style style:name="TableRow1331" style:family="table-row">
      <style:table-row-properties style:use-optimal-row-height="false"/>
    </style:style>
    <style:style style:name="TableCell1332"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33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33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33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33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33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33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339" style:family="table-row">
      <style:table-row-properties style:use-optimal-row-height="false"/>
    </style:style>
    <style:style style:name="TableCell1340" style:family="table-cell">
      <style:table-cell-properties fo:border-top="none" fo:border-left="0.0034in solid #000000" fo:border-bottom="none" fo:border-right="0.0034in solid #000000" style:writing-mode="lr-tb" fo:padding-top="0in" fo:padding-left="0.0069in" fo:padding-bottom="0in" fo:padding-right="0.0069in"/>
    </style:style>
    <style:style style:name="P1341" style:parent-style-name="Нормальный" style:family="paragraph">
      <style:paragraph-properties fo:text-align="center" fo:text-indent="0in"/>
    </style:style>
    <style:style style:name="TableCell1342" style:family="table-cell">
      <style:table-cell-properties fo:border-top="none" fo:border-left="none" fo:border-bottom="none" fo:border-right="0.0034in solid #000000" style:writing-mode="lr-tb" fo:padding-top="0in" fo:padding-left="0.0069in" fo:padding-bottom="0in" fo:padding-right="0.0069in"/>
    </style:style>
    <style:style style:name="TableCell1343" style:family="table-cell">
      <style:table-cell-properties fo:border-top="none" fo:border-left="none" fo:border-bottom="none" fo:border-right="0.0034in solid #000000" style:writing-mode="lr-tb" fo:padding-top="0in" fo:padding-left="0.0069in" fo:padding-bottom="0in" fo:padding-right="0.0069in"/>
    </style:style>
    <style:style style:name="TableCell134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345" style:family="table-cell">
      <style:table-cell-properties fo:border-top="none" fo:border-left="none" fo:border-bottom="none" fo:border-right="0.0034in solid #000000" style:writing-mode="lr-tb" fo:padding-top="0in" fo:padding-left="0.0069in" fo:padding-bottom="0in" fo:padding-right="0.0069in"/>
    </style:style>
    <style:style style:name="TableCell134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347" style:family="table-cell">
      <style:table-cell-properties fo:border-top="none" fo:border-left="none" fo:border-bottom="none" fo:border-right="0.0034in solid #000000" style:writing-mode="lr-tb" fo:padding-top="0in" fo:padding-left="0.0069in" fo:padding-bottom="0in" fo:padding-right="0.0069in"/>
    </style:style>
    <style:style style:name="TableRow1348" style:family="table-row">
      <style:table-row-properties style:use-optimal-row-height="false"/>
    </style:style>
    <style:style style:name="TableCell134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35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35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352" style:family="table-row">
      <style:table-row-properties style:use-optimal-row-height="false"/>
    </style:style>
    <style:style style:name="TableCell1353"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354" style:parent-style-name="Нормальный" style:family="paragraph">
      <style:paragraph-properties fo:text-align="center" fo:text-indent="0in"/>
    </style:style>
    <style:style style:name="TableCell135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35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35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35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35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36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361" style:family="table-row">
      <style:table-row-properties style:use-optimal-row-height="false"/>
    </style:style>
    <style:style style:name="TableCell1362"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363" style:parent-style-name="Нормальный" style:family="paragraph">
      <style:paragraph-properties fo:text-align="center" fo:text-indent="0in"/>
    </style:style>
    <style:style style:name="TableCell136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36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36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36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36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36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370" style:family="table-row">
      <style:table-row-properties style:use-optimal-row-height="false"/>
    </style:style>
    <style:style style:name="TableCell1371"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372" style:parent-style-name="Нормальный" style:family="paragraph">
      <style:paragraph-properties fo:text-align="center" fo:text-indent="0in"/>
    </style:style>
    <style:style style:name="TableCell137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37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37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37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37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37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379" style:family="table-row">
      <style:table-row-properties style:use-optimal-row-height="false"/>
    </style:style>
    <style:style style:name="TableCell1380"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381" style:parent-style-name="Нормальный" style:family="paragraph">
      <style:paragraph-properties fo:text-align="center" fo:text-indent="0in"/>
    </style:style>
    <style:style style:name="TableCell138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383" style:family="table-row">
      <style:table-row-properties style:use-optimal-row-height="false"/>
    </style:style>
    <style:style style:name="TableCell1384"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385" style:parent-style-name="Нормальный" style:family="paragraph">
      <style:paragraph-properties fo:text-align="center" fo:text-indent="0in"/>
    </style:style>
    <style:style style:name="TableCell138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38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38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38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39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39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392" style:family="table-row">
      <style:table-row-properties style:use-optimal-row-height="false"/>
    </style:style>
    <style:style style:name="TableCell1393"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394" style:parent-style-name="Нормальный" style:family="paragraph">
      <style:paragraph-properties fo:text-align="center" fo:text-indent="0in"/>
    </style:style>
    <style:style style:name="TableCell139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39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39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39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39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40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401" style:family="table-row">
      <style:table-row-properties style:use-optimal-row-height="false"/>
    </style:style>
    <style:style style:name="TableCell1402"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403" style:parent-style-name="Нормальный" style:family="paragraph">
      <style:paragraph-properties fo:text-align="center" fo:text-indent="0in"/>
    </style:style>
    <style:style style:name="TableCell140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405" style:family="table-row">
      <style:table-row-properties style:use-optimal-row-height="false"/>
    </style:style>
    <style:style style:name="TableCell1406"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407" style:parent-style-name="Нормальный" style:family="paragraph">
      <style:paragraph-properties fo:text-align="center" fo:text-indent="0in"/>
    </style:style>
    <style:style style:name="TableCell140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40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41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41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41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41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414" style:family="table-row">
      <style:table-row-properties style:use-optimal-row-height="false"/>
    </style:style>
    <style:style style:name="TableCell1415"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416" style:parent-style-name="Нормальный" style:family="paragraph">
      <style:paragraph-properties fo:text-align="center" fo:text-indent="0in"/>
    </style:style>
    <style:style style:name="TableCell141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41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41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42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42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42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423" style:family="table-row">
      <style:table-row-properties style:use-optimal-row-height="false"/>
    </style:style>
    <style:style style:name="TableCell1424"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425" style:parent-style-name="Нормальный" style:family="paragraph">
      <style:paragraph-properties fo:text-align="center" fo:text-indent="0in"/>
    </style:style>
    <style:style style:name="TableCell142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42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42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42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43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431" style:family="table-cell">
      <style:table-cell-properties fo:border-top="none" fo:border-left="none" fo:border-bottom="none" fo:border-right="0.0034in solid #000000" style:writing-mode="lr-tb" fo:padding-top="0in" fo:padding-left="0.0069in" fo:padding-bottom="0in" fo:padding-right="0.0069in"/>
    </style:style>
    <style:style style:name="TableRow1432" style:family="table-row">
      <style:table-row-properties style:use-optimal-row-height="false"/>
    </style:style>
    <style:style style:name="TableCell1433"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434" style:parent-style-name="Нормальный" style:family="paragraph">
      <style:paragraph-properties fo:text-align="center" fo:text-indent="0in"/>
    </style:style>
    <style:style style:name="TableCell143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43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43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43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43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44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441" style:parent-style-name="Информацияоверсии" style:family="paragraph">
      <style:text-properties fo:font-size="8pt" style:font-size-asian="8pt"/>
    </style:style>
    <style:style style:name="TableColumn1443" style:family="table-column">
      <style:table-column-properties style:column-width="0.6694in" style:use-optimal-column-width="false"/>
    </style:style>
    <style:style style:name="TableColumn1444" style:family="table-column">
      <style:table-column-properties style:column-width="2.2833in" style:use-optimal-column-width="false"/>
    </style:style>
    <style:style style:name="TableColumn1445" style:family="table-column">
      <style:table-column-properties style:column-width="0.827in" style:use-optimal-column-width="false"/>
    </style:style>
    <style:style style:name="TableColumn1446" style:family="table-column">
      <style:table-column-properties style:column-width="1.6534in" style:use-optimal-column-width="false"/>
    </style:style>
    <style:style style:name="TableColumn1447" style:family="table-column">
      <style:table-column-properties style:column-width="1.3777in" style:use-optimal-column-width="false"/>
    </style:style>
    <style:style style:name="TableColumn1448" style:family="table-column">
      <style:table-column-properties style:column-width="1.7715in" style:use-optimal-column-width="false"/>
    </style:style>
    <style:style style:name="TableColumn1449" style:family="table-column">
      <style:table-column-properties style:column-width="2.0472in" style:use-optimal-column-width="false"/>
    </style:style>
    <style:style style:name="Table1442" style:family="table">
      <style:table-properties style:width="10.6298in" fo:margin-left="0in" table:align="left"/>
    </style:style>
    <style:style style:name="TableRow1450" style:family="table-row">
      <style:table-row-properties style:use-optimal-row-height="false"/>
    </style:style>
    <style:style style:name="TableCell1451" style:family="table-cell">
      <style:table-cell-properties fo:border="0.0034in solid #000000" style:writing-mode="lr-tb" fo:padding-top="0in" fo:padding-left="0.0069in" fo:padding-bottom="0in" fo:padding-right="0.0069in"/>
    </style:style>
    <style:style style:name="P1452" style:parent-style-name="Нормальный" style:family="paragraph">
      <style:paragraph-properties fo:text-align="center" fo:text-indent="0in"/>
    </style:style>
    <style:style style:name="TableCell1453"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P1454" style:parent-style-name="Нормальный" style:family="paragraph">
      <style:paragraph-properties fo:text-align="center" fo:text-indent="0in"/>
    </style:style>
    <style:style style:name="TableCell1455"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P1456" style:parent-style-name="Нормальный" style:family="paragraph">
      <style:paragraph-properties fo:text-align="center" fo:text-indent="0in"/>
    </style:style>
    <style:style style:name="TableCell1457"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P1458" style:parent-style-name="Нормальный" style:family="paragraph">
      <style:paragraph-properties fo:text-align="center" fo:text-indent="0in"/>
    </style:style>
    <style:style style:name="TableCell1459"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P1460" style:parent-style-name="Нормальный" style:family="paragraph">
      <style:paragraph-properties fo:text-align="center" fo:text-indent="0in"/>
    </style:style>
    <style:style style:name="TableCell1461"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P1462" style:parent-style-name="Нормальный" style:family="paragraph">
      <style:paragraph-properties fo:text-align="center" fo:text-indent="0in"/>
    </style:style>
    <style:style style:name="TableCell1463"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P1464" style:parent-style-name="Нормальный" style:family="paragraph">
      <style:paragraph-properties fo:text-align="center" fo:text-indent="0in"/>
    </style:style>
    <style:style style:name="TableRow1465" style:family="table-row">
      <style:table-row-properties style:use-optimal-row-height="false"/>
    </style:style>
    <style:style style:name="TableCell1466" style:family="table-cell">
      <style:table-cell-properties fo:border-top="none" fo:border-left="0.0034in solid #000000" fo:border-bottom="none" fo:border-right="0.0034in solid #000000" style:writing-mode="lr-tb" fo:padding-top="0in" fo:padding-left="0.0069in" fo:padding-bottom="0in" fo:padding-right="0.0069in"/>
    </style:style>
    <style:style style:name="P1467" style:parent-style-name="Нормальный" style:family="paragraph">
      <style:paragraph-properties fo:text-align="center" fo:text-indent="0in"/>
    </style:style>
    <style:style style:name="TableCell1468" style:family="table-cell">
      <style:table-cell-properties fo:border-top="none" fo:border-left="none" fo:border-bottom="none" fo:border-right="0.0034in solid #000000" style:writing-mode="lr-tb" fo:padding-top="0in" fo:padding-left="0.0069in" fo:padding-bottom="0in" fo:padding-right="0.0069in"/>
    </style:style>
    <style:style style:name="TableCell1469" style:family="table-cell">
      <style:table-cell-properties fo:border-top="none" fo:border-left="none" fo:border-bottom="none" fo:border-right="0.0034in solid #000000" style:writing-mode="lr-tb" fo:padding-top="0in" fo:padding-left="0.0069in" fo:padding-bottom="0in" fo:padding-right="0.0069in"/>
    </style:style>
    <style:style style:name="TableCell1470" style:family="table-cell">
      <style:table-cell-properties fo:border-top="none" fo:border-left="none" fo:border-bottom="none" fo:border-right="0.0034in solid #000000" style:writing-mode="lr-tb" fo:padding-top="0in" fo:padding-left="0.0069in" fo:padding-bottom="0in" fo:padding-right="0.0069in"/>
    </style:style>
    <style:style style:name="TableCell1471" style:family="table-cell">
      <style:table-cell-properties fo:border-top="none" fo:border-left="none" fo:border-bottom="none" fo:border-right="0.0034in solid #000000" style:writing-mode="lr-tb" fo:padding-top="0in" fo:padding-left="0.0069in" fo:padding-bottom="0in" fo:padding-right="0.0069in"/>
    </style:style>
    <style:style style:name="TableCell1472" style:family="table-cell">
      <style:table-cell-properties fo:border-top="none" fo:border-left="none" fo:border-bottom="none" fo:border-right="0.0034in solid #000000" style:writing-mode="lr-tb" fo:padding-top="0in" fo:padding-left="0.0069in" fo:padding-bottom="0in" fo:padding-right="0.0069in"/>
    </style:style>
    <style:style style:name="TableCell1473" style:family="table-cell">
      <style:table-cell-properties fo:border-top="none" fo:border-left="none" fo:border-bottom="none" fo:border-right="0.0034in solid #000000" style:writing-mode="lr-tb" fo:padding-top="0in" fo:padding-left="0.0069in" fo:padding-bottom="0in" fo:padding-right="0.0069in"/>
    </style:style>
    <style:style style:name="TableRow1474" style:family="table-row">
      <style:table-row-properties style:use-optimal-row-height="false"/>
    </style:style>
    <style:style style:name="TableCell1475" style:family="table-cell">
      <style:table-cell-properties fo:border-top="none" fo:border-left="0.0034in solid #000000" fo:border-bottom="none" fo:border-right="0.0034in solid #000000" style:writing-mode="lr-tb" fo:padding-top="0in" fo:padding-left="0.0069in" fo:padding-bottom="0in" fo:padding-right="0.0069in"/>
    </style:style>
    <style:style style:name="TableCell1476" style:family="table-cell">
      <style:table-cell-properties fo:border-top="none" fo:border-left="none" fo:border-bottom="none" fo:border-right="0.0034in solid #000000" style:writing-mode="lr-tb" fo:padding-top="0in" fo:padding-left="0.0069in" fo:padding-bottom="0in" fo:padding-right="0.0069in"/>
    </style:style>
    <style:style style:name="TableCell1477" style:family="table-cell">
      <style:table-cell-properties fo:border-top="none" fo:border-left="none" fo:border-bottom="none" fo:border-right="0.0034in solid #000000" style:writing-mode="lr-tb" fo:padding-top="0in" fo:padding-left="0.0069in" fo:padding-bottom="0in" fo:padding-right="0.0069in"/>
    </style:style>
    <style:style style:name="TableCell1478" style:family="table-cell">
      <style:table-cell-properties fo:border-top="none" fo:border-left="none" fo:border-bottom="none" fo:border-right="0.0034in solid #000000" style:writing-mode="lr-tb" fo:padding-top="0in" fo:padding-left="0.0069in" fo:padding-bottom="0in" fo:padding-right="0.0069in"/>
    </style:style>
    <style:style style:name="TableCell1479" style:family="table-cell">
      <style:table-cell-properties fo:border-top="none" fo:border-left="none" fo:border-bottom="none" fo:border-right="0.0034in solid #000000" style:writing-mode="lr-tb" fo:padding-top="0in" fo:padding-left="0.0069in" fo:padding-bottom="0in" fo:padding-right="0.0069in"/>
    </style:style>
    <style:style style:name="TableCell1480" style:family="table-cell">
      <style:table-cell-properties fo:border-top="none" fo:border-left="none" fo:border-bottom="none" fo:border-right="0.0034in solid #000000" style:writing-mode="lr-tb" fo:padding-top="0in" fo:padding-left="0.0069in" fo:padding-bottom="0in" fo:padding-right="0.0069in"/>
    </style:style>
    <style:style style:name="TableCell1481" style:family="table-cell">
      <style:table-cell-properties fo:border-top="none" fo:border-left="none" fo:border-bottom="none" fo:border-right="0.0034in solid #000000" style:writing-mode="lr-tb" fo:padding-top="0in" fo:padding-left="0.0069in" fo:padding-bottom="0in" fo:padding-right="0.0069in"/>
    </style:style>
    <style:style style:name="TableRow1482" style:family="table-row">
      <style:table-row-properties style:use-optimal-row-height="false"/>
    </style:style>
    <style:style style:name="TableCell1483"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48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48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48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48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48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48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490" style:family="table-row">
      <style:table-row-properties style:use-optimal-row-height="false"/>
    </style:style>
    <style:style style:name="TableCell1491" style:family="table-cell">
      <style:table-cell-properties fo:border-top="none" fo:border-left="0.0034in solid #000000" fo:border-bottom="none" fo:border-right="0.0034in solid #000000" style:writing-mode="lr-tb" fo:padding-top="0in" fo:padding-left="0.0069in" fo:padding-bottom="0in" fo:padding-right="0.0069in"/>
    </style:style>
    <style:style style:name="P1492" style:parent-style-name="Нормальный" style:family="paragraph">
      <style:paragraph-properties fo:text-align="center" fo:text-indent="0in"/>
    </style:style>
    <style:style style:name="TableCell1493" style:family="table-cell">
      <style:table-cell-properties fo:border-top="none" fo:border-left="none" fo:border-bottom="none" fo:border-right="0.0034in solid #000000" style:writing-mode="lr-tb" fo:padding-top="0in" fo:padding-left="0.0069in" fo:padding-bottom="0in" fo:padding-right="0.0069in"/>
    </style:style>
    <style:style style:name="TableCell1494" style:family="table-cell">
      <style:table-cell-properties fo:border-top="none" fo:border-left="none" fo:border-bottom="none" fo:border-right="0.0034in solid #000000" style:writing-mode="lr-tb" fo:padding-top="0in" fo:padding-left="0.0069in" fo:padding-bottom="0in" fo:padding-right="0.0069in"/>
    </style:style>
    <style:style style:name="TableCell1495" style:family="table-cell">
      <style:table-cell-properties fo:border-top="none" fo:border-left="none" fo:border-bottom="none" fo:border-right="0.0034in solid #000000" style:writing-mode="lr-tb" fo:padding-top="0in" fo:padding-left="0.0069in" fo:padding-bottom="0in" fo:padding-right="0.0069in"/>
    </style:style>
    <style:style style:name="TableCell1496" style:family="table-cell">
      <style:table-cell-properties fo:border-top="none" fo:border-left="none" fo:border-bottom="none" fo:border-right="0.0034in solid #000000" style:writing-mode="lr-tb" fo:padding-top="0in" fo:padding-left="0.0069in" fo:padding-bottom="0in" fo:padding-right="0.0069in"/>
    </style:style>
    <style:style style:name="TableCell1497" style:family="table-cell">
      <style:table-cell-properties fo:border-top="none" fo:border-left="none" fo:border-bottom="none" fo:border-right="0.0034in solid #000000" style:writing-mode="lr-tb" fo:padding-top="0in" fo:padding-left="0.0069in" fo:padding-bottom="0in" fo:padding-right="0.0069in"/>
    </style:style>
    <style:style style:name="TableCell1498" style:family="table-cell">
      <style:table-cell-properties fo:border-top="none" fo:border-left="none" fo:border-bottom="none" fo:border-right="0.0034in solid #000000" style:writing-mode="lr-tb" fo:padding-top="0in" fo:padding-left="0.0069in" fo:padding-bottom="0in" fo:padding-right="0.0069in"/>
    </style:style>
    <style:style style:name="TableRow1499" style:family="table-row">
      <style:table-row-properties style:use-optimal-row-height="false"/>
    </style:style>
    <style:style style:name="TableCell1500" style:family="table-cell">
      <style:table-cell-properties fo:border-top="none" fo:border-left="0.0034in solid #000000" fo:border-bottom="none" fo:border-right="0.0034in solid #000000" style:writing-mode="lr-tb" fo:padding-top="0in" fo:padding-left="0.0069in" fo:padding-bottom="0in" fo:padding-right="0.0069in"/>
    </style:style>
    <style:style style:name="TableCell1501" style:family="table-cell">
      <style:table-cell-properties fo:border-top="none" fo:border-left="none" fo:border-bottom="none" fo:border-right="0.0034in solid #000000" style:writing-mode="lr-tb" fo:padding-top="0in" fo:padding-left="0.0069in" fo:padding-bottom="0in" fo:padding-right="0.0069in"/>
    </style:style>
    <style:style style:name="TableCell1502" style:family="table-cell">
      <style:table-cell-properties fo:border-top="none" fo:border-left="none" fo:border-bottom="none" fo:border-right="0.0034in solid #000000" style:writing-mode="lr-tb" fo:padding-top="0in" fo:padding-left="0.0069in" fo:padding-bottom="0in" fo:padding-right="0.0069in"/>
    </style:style>
    <style:style style:name="TableCell1503" style:family="table-cell">
      <style:table-cell-properties fo:border-top="none" fo:border-left="none" fo:border-bottom="none" fo:border-right="0.0034in solid #000000" style:writing-mode="lr-tb" fo:padding-top="0in" fo:padding-left="0.0069in" fo:padding-bottom="0in" fo:padding-right="0.0069in"/>
    </style:style>
    <style:style style:name="TableCell1504" style:family="table-cell">
      <style:table-cell-properties fo:border-top="none" fo:border-left="none" fo:border-bottom="none" fo:border-right="0.0034in solid #000000" style:writing-mode="lr-tb" fo:padding-top="0in" fo:padding-left="0.0069in" fo:padding-bottom="0in" fo:padding-right="0.0069in"/>
    </style:style>
    <style:style style:name="TableCell1505" style:family="table-cell">
      <style:table-cell-properties fo:border-top="none" fo:border-left="none" fo:border-bottom="none" fo:border-right="0.0034in solid #000000" style:writing-mode="lr-tb" fo:padding-top="0in" fo:padding-left="0.0069in" fo:padding-bottom="0in" fo:padding-right="0.0069in"/>
    </style:style>
    <style:style style:name="TableCell1506" style:family="table-cell">
      <style:table-cell-properties fo:border-top="none" fo:border-left="none" fo:border-bottom="none" fo:border-right="0.0034in solid #000000" style:writing-mode="lr-tb" fo:padding-top="0in" fo:padding-left="0.0069in" fo:padding-bottom="0in" fo:padding-right="0.0069in"/>
    </style:style>
    <style:style style:name="TableRow1507" style:family="table-row">
      <style:table-row-properties style:use-optimal-row-height="false"/>
    </style:style>
    <style:style style:name="TableCell1508"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50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51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51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51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51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51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515" style:family="table-row">
      <style:table-row-properties style:use-optimal-row-height="false"/>
    </style:style>
    <style:style style:name="TableCell1516"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517" style:parent-style-name="Нормальный" style:family="paragraph">
      <style:paragraph-properties fo:text-align="center" fo:text-indent="0in"/>
    </style:style>
    <style:style style:name="TableCell151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51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52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52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52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52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524" style:family="table-row">
      <style:table-row-properties style:use-optimal-row-height="false"/>
    </style:style>
    <style:style style:name="TableCell1525"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526" style:parent-style-name="Нормальный" style:family="paragraph">
      <style:paragraph-properties fo:text-align="center" fo:text-indent="0in"/>
    </style:style>
    <style:style style:name="TableCell152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52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52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53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53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53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533" style:family="table-row">
      <style:table-row-properties style:use-optimal-row-height="false"/>
    </style:style>
    <style:style style:name="TableCell1534"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535" style:parent-style-name="Нормальный" style:family="paragraph">
      <style:paragraph-properties fo:text-align="center" fo:text-indent="0in"/>
    </style:style>
    <style:style style:name="TableCell153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53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53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53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54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54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542" style:family="table-row">
      <style:table-row-properties style:use-optimal-row-height="false"/>
    </style:style>
    <style:style style:name="TableCell1543"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544" style:parent-style-name="Нормальный" style:family="paragraph">
      <style:paragraph-properties fo:text-align="center" fo:text-indent="0in"/>
    </style:style>
    <style:style style:name="TableCell154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54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54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54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54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55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551" style:parent-style-name="Информацияоверсии" style:family="paragraph">
      <style:text-properties fo:font-size="8pt" style:font-size-asian="8pt"/>
    </style:style>
    <style:style style:name="TableColumn1553" style:family="table-column">
      <style:table-column-properties style:column-width="0.8625in" style:use-optimal-column-width="false"/>
    </style:style>
    <style:style style:name="TableColumn1554" style:family="table-column">
      <style:table-column-properties style:column-width="1.8041in" style:use-optimal-column-width="false"/>
    </style:style>
    <style:style style:name="TableColumn1555" style:family="table-column">
      <style:table-column-properties style:column-width="0.902in" style:use-optimal-column-width="false"/>
    </style:style>
    <style:style style:name="TableColumn1556" style:family="table-column">
      <style:table-column-properties style:column-width="0.902in" style:use-optimal-column-width="false"/>
    </style:style>
    <style:style style:name="TableColumn1557" style:family="table-column">
      <style:table-column-properties style:column-width="1.4902in" style:use-optimal-column-width="false"/>
    </style:style>
    <style:style style:name="TableColumn1558" style:family="table-column">
      <style:table-column-properties style:column-width="1.5298in" style:use-optimal-column-width="false"/>
    </style:style>
    <style:style style:name="TableColumn1559" style:family="table-column">
      <style:table-column-properties style:column-width="1.5694in" style:use-optimal-column-width="false"/>
    </style:style>
    <style:style style:name="TableColumn1560" style:family="table-column">
      <style:table-column-properties style:column-width="1.5694in" style:use-optimal-column-width="false"/>
    </style:style>
    <style:style style:name="Table1552" style:family="table">
      <style:table-properties style:width="10.6298in" fo:margin-left="0in" table:align="left"/>
    </style:style>
    <style:style style:name="TableRow1561" style:family="table-row">
      <style:table-row-properties style:use-optimal-row-height="false"/>
    </style:style>
    <style:style style:name="TableCell1562" style:family="table-cell">
      <style:table-cell-properties fo:border="0.0034in solid #000000" style:writing-mode="lr-tb" fo:padding-top="0in" fo:padding-left="0.0069in" fo:padding-bottom="0in" fo:padding-right="0.0069in"/>
    </style:style>
    <style:style style:name="P1563" style:parent-style-name="Нормальный" style:family="paragraph">
      <style:paragraph-properties fo:text-align="center" fo:text-indent="0in"/>
    </style:style>
    <style:style style:name="TableCell1564"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TableCell1565"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TableCell1566"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TableCell1567"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TableCell1568"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TableCell1569"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TableCell1570"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TableRow1571" style:family="table-row">
      <style:table-row-properties style:use-optimal-row-height="false"/>
    </style:style>
    <style:style style:name="TableCell1572"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57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574" style:family="table-row">
      <style:table-row-properties style:use-optimal-row-height="false"/>
    </style:style>
    <style:style style:name="TableCell1575" style:family="table-cell">
      <style:table-cell-properties fo:border-top="none" fo:border-left="0.0034in solid #000000" fo:border-bottom="none" fo:border-right="0.0034in solid #000000" style:writing-mode="lr-tb" fo:padding-top="0in" fo:padding-left="0.0069in" fo:padding-bottom="0in" fo:padding-right="0.0069in"/>
    </style:style>
    <style:style style:name="TableCell1576" style:family="table-cell">
      <style:table-cell-properties fo:border-top="none" fo:border-left="none" fo:border-bottom="none" fo:border-right="0.0034in solid #000000" style:writing-mode="lr-tb" fo:padding-top="0in" fo:padding-left="0.0069in" fo:padding-bottom="0in" fo:padding-right="0.0069in"/>
    </style:style>
    <style:style style:name="TableCell1577" style:family="table-cell">
      <style:table-cell-properties fo:border-top="none" fo:border-left="none" fo:border-bottom="none" fo:border-right="0.0034in solid #000000" style:writing-mode="lr-tb" fo:padding-top="0in" fo:padding-left="0.0069in" fo:padding-bottom="0in" fo:padding-right="0.0069in"/>
    </style:style>
    <style:style style:name="TableCell1578" style:family="table-cell">
      <style:table-cell-properties fo:border-top="none" fo:border-left="none" fo:border-bottom="none" fo:border-right="0.0034in solid #000000" style:writing-mode="lr-tb" fo:padding-top="0in" fo:padding-left="0.0069in" fo:padding-bottom="0in" fo:padding-right="0.0069in"/>
    </style:style>
    <style:style style:name="TableCell1579" style:family="table-cell">
      <style:table-cell-properties fo:border-top="none" fo:border-left="none" fo:border-bottom="none" fo:border-right="0.0034in solid #000000" style:writing-mode="lr-tb" fo:padding-top="0in" fo:padding-left="0.0069in" fo:padding-bottom="0in" fo:padding-right="0.0069in"/>
    </style:style>
    <style:style style:name="TableCell1580" style:family="table-cell">
      <style:table-cell-properties fo:border-top="none" fo:border-left="none" fo:border-bottom="none" fo:border-right="0.0034in solid #000000" style:writing-mode="lr-tb" fo:padding-top="0in" fo:padding-left="0.0069in" fo:padding-bottom="0in" fo:padding-right="0.0069in"/>
    </style:style>
    <style:style style:name="TableCell1581" style:family="table-cell">
      <style:table-cell-properties fo:border-top="none" fo:border-left="none" fo:border-bottom="none" fo:border-right="0.0034in solid #000000" style:writing-mode="lr-tb" fo:padding-top="0in" fo:padding-left="0.0069in" fo:padding-bottom="0in" fo:padding-right="0.0069in"/>
    </style:style>
    <style:style style:name="TableCell1582" style:family="table-cell">
      <style:table-cell-properties fo:border-top="none" fo:border-left="none" fo:border-bottom="none" fo:border-right="0.0034in solid #000000" style:writing-mode="lr-tb" fo:padding-top="0in" fo:padding-left="0.0069in" fo:padding-bottom="0in" fo:padding-right="0.0069in"/>
    </style:style>
    <style:style style:name="TableRow1583" style:family="table-row">
      <style:table-row-properties style:use-optimal-row-height="false"/>
    </style:style>
    <style:style style:name="TableCell1584"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58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58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58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58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58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59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59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592" style:family="table-row">
      <style:table-row-properties style:use-optimal-row-height="false"/>
    </style:style>
    <style:style style:name="TableCell1593"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59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59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59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59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59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59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0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601" style:family="table-row">
      <style:table-row-properties style:use-optimal-row-height="false"/>
    </style:style>
    <style:style style:name="TableCell1602"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60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0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0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0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0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0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0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610" style:family="table-row">
      <style:table-row-properties style:use-optimal-row-height="false"/>
    </style:style>
    <style:style style:name="TableCell1611"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61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1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1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1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1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1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1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619" style:family="table-row">
      <style:table-row-properties style:use-optimal-row-height="false"/>
    </style:style>
    <style:style style:name="TableCell1620"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62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2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2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2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2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2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2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628" style:family="table-row">
      <style:table-row-properties style:use-optimal-row-height="false"/>
    </style:style>
    <style:style style:name="TableCell1629"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63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3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3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3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3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3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3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637" style:family="table-row">
      <style:table-row-properties style:use-optimal-row-height="false"/>
    </style:style>
    <style:style style:name="TableCell1638"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63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4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4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4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4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4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4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646" style:family="table-row">
      <style:table-row-properties style:use-optimal-row-height="false"/>
    </style:style>
    <style:style style:name="TableCell1647"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64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4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5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5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5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5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5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655" style:family="table-row">
      <style:table-row-properties style:use-optimal-row-height="false"/>
    </style:style>
    <style:style style:name="TableCell1656"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65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5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5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6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6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6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6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664" style:family="table-row">
      <style:table-row-properties style:use-optimal-row-height="false"/>
    </style:style>
    <style:style style:name="TableCell1665"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66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667" style:family="table-row">
      <style:table-row-properties style:use-optimal-row-height="false"/>
    </style:style>
    <style:style style:name="TableCell1668"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66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7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7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7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7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7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7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676" style:family="table-row">
      <style:table-row-properties style:use-optimal-row-height="false"/>
    </style:style>
    <style:style style:name="TableCell1677"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67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7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8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8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8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8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8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685" style:family="table-row">
      <style:table-row-properties style:use-optimal-row-height="false"/>
    </style:style>
    <style:style style:name="TableCell1686"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68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8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8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9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9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9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9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694" style:family="table-row">
      <style:table-row-properties style:use-optimal-row-height="false"/>
    </style:style>
    <style:style style:name="TableCell1695"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69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9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9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69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0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0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0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703" style:family="table-row">
      <style:table-row-properties style:use-optimal-row-height="false"/>
    </style:style>
    <style:style style:name="TableCell1704"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70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0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0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0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0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1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1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712" style:family="table-row">
      <style:table-row-properties style:use-optimal-row-height="false"/>
    </style:style>
    <style:style style:name="TableCell1713"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71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1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1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1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1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1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2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721" style:family="table-row">
      <style:table-row-properties style:use-optimal-row-height="false"/>
    </style:style>
    <style:style style:name="TableCell1722"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72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2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2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2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2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2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2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730" style:family="table-row">
      <style:table-row-properties style:use-optimal-row-height="false"/>
    </style:style>
    <style:style style:name="TableCell1731"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73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3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3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3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3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3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3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739" style:family="table-row">
      <style:table-row-properties style:use-optimal-row-height="false"/>
    </style:style>
    <style:style style:name="TableCell1740"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74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742" style:family="table-row">
      <style:table-row-properties style:use-optimal-row-height="false"/>
    </style:style>
    <style:style style:name="TableCell1743"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74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4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4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4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4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4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5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751" style:family="table-row">
      <style:table-row-properties style:use-optimal-row-height="false"/>
    </style:style>
    <style:style style:name="TableCell1752"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75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5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5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5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5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5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5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760" style:family="table-row">
      <style:table-row-properties style:use-optimal-row-height="false"/>
    </style:style>
    <style:style style:name="TableCell1761"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76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6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6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6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6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6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6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769" style:family="table-row">
      <style:table-row-properties style:use-optimal-row-height="false"/>
    </style:style>
    <style:style style:name="TableCell1770"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77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7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7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7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7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7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77" style:family="table-cell">
      <style:table-cell-properties fo:border-top="none" fo:border-left="none" fo:border-bottom="none" fo:border-right="0.0034in solid #000000" style:writing-mode="lr-tb" fo:padding-top="0in" fo:padding-left="0.0069in" fo:padding-bottom="0in" fo:padding-right="0.0069in"/>
    </style:style>
    <style:style style:name="TableRow1778" style:family="table-row">
      <style:table-row-properties style:use-optimal-row-height="false"/>
    </style:style>
    <style:style style:name="TableCell1779"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78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8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8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8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8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8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786" style:family="table-row">
      <style:table-row-properties style:use-optimal-row-height="false"/>
    </style:style>
    <style:style style:name="TableCell1787"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78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8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9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9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9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9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794" style:family="table-row">
      <style:table-row-properties style:use-optimal-row-height="false"/>
    </style:style>
    <style:style style:name="TableCell1795"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79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79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1798" style:parent-style-name="Нормальный" style:family="paragraph">
      <style:paragraph-properties fo:text-indent="0in"/>
    </style:style>
    <style:style style:name="TableCell179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0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0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0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803" style:family="table-row">
      <style:table-row-properties style:use-optimal-row-height="false"/>
    </style:style>
    <style:style style:name="TableCell1804"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80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0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0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0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0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1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1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812" style:family="table-row">
      <style:table-row-properties style:use-optimal-row-height="false"/>
    </style:style>
    <style:style style:name="TableCell1813"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81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1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1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1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1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1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2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821" style:family="table-row">
      <style:table-row-properties style:use-optimal-row-height="false"/>
    </style:style>
    <style:style style:name="TableCell1822"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82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2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2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2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2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2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2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830" style:family="table-row">
      <style:table-row-properties style:use-optimal-row-height="false"/>
    </style:style>
    <style:style style:name="TableCell1831"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83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3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3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3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3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3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3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839" style:family="table-row">
      <style:table-row-properties style:use-optimal-row-height="false"/>
    </style:style>
    <style:style style:name="TableCell1840"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84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4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4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4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4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4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4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848" style:family="table-row">
      <style:table-row-properties style:use-optimal-row-height="false"/>
    </style:style>
    <style:style style:name="TableCell1849"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85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5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5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5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5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5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5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857" style:family="table-row">
      <style:table-row-properties style:use-optimal-row-height="false"/>
    </style:style>
    <style:style style:name="TableCell1858"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85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6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6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6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6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6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6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866" style:family="table-row">
      <style:table-row-properties style:use-optimal-row-height="false"/>
    </style:style>
    <style:style style:name="TableCell1867"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86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6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7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7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7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7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7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875" style:family="table-row">
      <style:table-row-properties style:use-optimal-row-height="false"/>
    </style:style>
    <style:style style:name="TableCell1876"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87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7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7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8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8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8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88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884" style:family="table-row">
      <style:table-row-properties style:use-optimal-row-height="false"/>
    </style:style>
    <style:style style:name="TableCell1885"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88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887" style:family="table-row">
      <style:table-row-properties style:use-optimal-row-height="false"/>
    </style:style>
    <style:style style:name="TableCell1888"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88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890" style:family="table-row">
      <style:table-row-properties style:use-optimal-row-height="false"/>
    </style:style>
    <style:style style:name="TableCell1891" style:family="table-cell">
      <style:table-cell-properties fo:border-top="none" fo:border-left="0.0034in solid #000000" fo:border-bottom="none" fo:border-right="0.0034in solid #000000" style:writing-mode="lr-tb" fo:padding-top="0in" fo:padding-left="0.0069in" fo:padding-bottom="0in" fo:padding-right="0.0069in"/>
    </style:style>
    <style:style style:name="TableCell1892" style:family="table-cell">
      <style:table-cell-properties fo:border-top="none" fo:border-left="none" fo:border-bottom="none" fo:border-right="0.0034in solid #000000" style:writing-mode="lr-tb" fo:padding-top="0in" fo:padding-left="0.0069in" fo:padding-bottom="0in" fo:padding-right="0.0069in"/>
    </style:style>
    <style:style style:name="TableCell1893" style:family="table-cell">
      <style:table-cell-properties fo:border-top="none" fo:border-left="none" fo:border-bottom="none" fo:border-right="0.0034in solid #000000" style:writing-mode="lr-tb" fo:padding-top="0in" fo:padding-left="0.0069in" fo:padding-bottom="0in" fo:padding-right="0.0069in"/>
    </style:style>
    <style:style style:name="TableCell1894" style:family="table-cell">
      <style:table-cell-properties fo:border-top="none" fo:border-left="none" fo:border-bottom="none" fo:border-right="0.0034in solid #000000" style:writing-mode="lr-tb" fo:padding-top="0in" fo:padding-left="0.0069in" fo:padding-bottom="0in" fo:padding-right="0.0069in"/>
    </style:style>
    <style:style style:name="TableCell1895" style:family="table-cell">
      <style:table-cell-properties fo:border-top="none" fo:border-left="none" fo:border-bottom="none" fo:border-right="0.0034in solid #000000" style:writing-mode="lr-tb" fo:padding-top="0in" fo:padding-left="0.0069in" fo:padding-bottom="0in" fo:padding-right="0.0069in"/>
    </style:style>
    <style:style style:name="TableCell1896" style:family="table-cell">
      <style:table-cell-properties fo:border-top="none" fo:border-left="none" fo:border-bottom="none" fo:border-right="0.0034in solid #000000" style:writing-mode="lr-tb" fo:padding-top="0in" fo:padding-left="0.0069in" fo:padding-bottom="0in" fo:padding-right="0.0069in"/>
    </style:style>
    <style:style style:name="TableCell1897" style:family="table-cell">
      <style:table-cell-properties fo:border-top="none" fo:border-left="none" fo:border-bottom="none" fo:border-right="0.0034in solid #000000" style:writing-mode="lr-tb" fo:padding-top="0in" fo:padding-left="0.0069in" fo:padding-bottom="0in" fo:padding-right="0.0069in"/>
    </style:style>
    <style:style style:name="TableCell1898" style:family="table-cell">
      <style:table-cell-properties fo:border-top="none" fo:border-left="none" fo:border-bottom="none" fo:border-right="0.0034in solid #000000" style:writing-mode="lr-tb" fo:padding-top="0in" fo:padding-left="0.0069in" fo:padding-bottom="0in" fo:padding-right="0.0069in"/>
    </style:style>
    <style:style style:name="TableRow1899" style:family="table-row">
      <style:table-row-properties style:use-optimal-row-height="false"/>
    </style:style>
    <style:style style:name="TableCell1900" style:family="table-cell">
      <style:table-cell-properties fo:border-top="none" fo:border-left="0.0034in solid #000000" fo:border-bottom="none" fo:border-right="0.0034in solid #000000" style:writing-mode="lr-tb" fo:padding-top="0in" fo:padding-left="0.0069in" fo:padding-bottom="0in" fo:padding-right="0.0069in"/>
    </style:style>
    <style:style style:name="TableCell1901" style:family="table-cell">
      <style:table-cell-properties fo:border-top="none" fo:border-left="none" fo:border-bottom="none" fo:border-right="0.0034in solid #000000" style:writing-mode="lr-tb" fo:padding-top="0in" fo:padding-left="0.0069in" fo:padding-bottom="0in" fo:padding-right="0.0069in"/>
    </style:style>
    <style:style style:name="TableCell1902" style:family="table-cell">
      <style:table-cell-properties fo:border-top="none" fo:border-left="none" fo:border-bottom="none" fo:border-right="0.0034in solid #000000" style:writing-mode="lr-tb" fo:padding-top="0in" fo:padding-left="0.0069in" fo:padding-bottom="0in" fo:padding-right="0.0069in"/>
    </style:style>
    <style:style style:name="TableCell1903" style:family="table-cell">
      <style:table-cell-properties fo:border-top="none" fo:border-left="none" fo:border-bottom="none" fo:border-right="0.0034in solid #000000" style:writing-mode="lr-tb" fo:padding-top="0in" fo:padding-left="0.0069in" fo:padding-bottom="0in" fo:padding-right="0.0069in"/>
    </style:style>
    <style:style style:name="TableCell1904" style:family="table-cell">
      <style:table-cell-properties fo:border-top="none" fo:border-left="none" fo:border-bottom="none" fo:border-right="0.0034in solid #000000" style:writing-mode="lr-tb" fo:padding-top="0in" fo:padding-left="0.0069in" fo:padding-bottom="0in" fo:padding-right="0.0069in"/>
    </style:style>
    <style:style style:name="TableCell1905" style:family="table-cell">
      <style:table-cell-properties fo:border-top="none" fo:border-left="none" fo:border-bottom="none" fo:border-right="0.0034in solid #000000" style:writing-mode="lr-tb" fo:padding-top="0in" fo:padding-left="0.0069in" fo:padding-bottom="0in" fo:padding-right="0.0069in"/>
    </style:style>
    <style:style style:name="TableCell1906" style:family="table-cell">
      <style:table-cell-properties fo:border-top="none" fo:border-left="none" fo:border-bottom="none" fo:border-right="0.0034in solid #000000" style:writing-mode="lr-tb" fo:padding-top="0in" fo:padding-left="0.0069in" fo:padding-bottom="0in" fo:padding-right="0.0069in"/>
    </style:style>
    <style:style style:name="TableCell1907" style:family="table-cell">
      <style:table-cell-properties fo:border-top="none" fo:border-left="none" fo:border-bottom="none" fo:border-right="0.0034in solid #000000" style:writing-mode="lr-tb" fo:padding-top="0in" fo:padding-left="0.0069in" fo:padding-bottom="0in" fo:padding-right="0.0069in"/>
    </style:style>
    <style:style style:name="TableRow1908" style:family="table-row">
      <style:table-row-properties style:use-optimal-row-height="false"/>
    </style:style>
    <style:style style:name="TableCell1909"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91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1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1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1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1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1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1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917" style:family="table-row">
      <style:table-row-properties style:use-optimal-row-height="false"/>
    </style:style>
    <style:style style:name="TableCell1918"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91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2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2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2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2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2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2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926" style:family="table-row">
      <style:table-row-properties style:use-optimal-row-height="false"/>
    </style:style>
    <style:style style:name="TableCell1927"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92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2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3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3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3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3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3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935" style:family="table-row">
      <style:table-row-properties style:use-optimal-row-height="false"/>
    </style:style>
    <style:style style:name="TableCell1936"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93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3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3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4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4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4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4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944" style:family="table-row">
      <style:table-row-properties style:use-optimal-row-height="false"/>
    </style:style>
    <style:style style:name="TableCell1945"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94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4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4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4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5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5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5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953" style:family="table-row">
      <style:table-row-properties style:use-optimal-row-height="false"/>
    </style:style>
    <style:style style:name="TableCell1954"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95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5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5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5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5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6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6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962" style:family="table-row">
      <style:table-row-properties style:use-optimal-row-height="false"/>
    </style:style>
    <style:style style:name="TableCell1963"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96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6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6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6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6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6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7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971" style:family="table-row">
      <style:table-row-properties style:use-optimal-row-height="false"/>
    </style:style>
    <style:style style:name="TableCell1972" style:family="table-cell">
      <style:table-cell-properties fo:border-top="none" fo:border-left="0.0034in solid #000000" fo:border-bottom="none" fo:border-right="0.0034in solid #000000" style:writing-mode="lr-tb" fo:padding-top="0in" fo:padding-left="0.0069in" fo:padding-bottom="0in" fo:padding-right="0.0069in"/>
    </style:style>
    <style:style style:name="TableCell1973" style:family="table-cell">
      <style:table-cell-properties fo:border-top="none" fo:border-left="none" fo:border-bottom="none" fo:border-right="0.0034in solid #000000" style:writing-mode="lr-tb" fo:padding-top="0in" fo:padding-left="0.0069in" fo:padding-bottom="0in" fo:padding-right="0.0069in"/>
    </style:style>
    <style:style style:name="TableCell1974" style:family="table-cell">
      <style:table-cell-properties fo:border-top="none" fo:border-left="none" fo:border-bottom="none" fo:border-right="0.0034in solid #000000" style:writing-mode="lr-tb" fo:padding-top="0in" fo:padding-left="0.0069in" fo:padding-bottom="0in" fo:padding-right="0.0069in"/>
    </style:style>
    <style:style style:name="TableCell1975" style:family="table-cell">
      <style:table-cell-properties fo:border-top="none" fo:border-left="none" fo:border-bottom="none" fo:border-right="0.0034in solid #000000" style:writing-mode="lr-tb" fo:padding-top="0in" fo:padding-left="0.0069in" fo:padding-bottom="0in" fo:padding-right="0.0069in"/>
    </style:style>
    <style:style style:name="TableCell1976" style:family="table-cell">
      <style:table-cell-properties fo:border-top="none" fo:border-left="none" fo:border-bottom="none" fo:border-right="0.0034in solid #000000" style:writing-mode="lr-tb" fo:padding-top="0in" fo:padding-left="0.0069in" fo:padding-bottom="0in" fo:padding-right="0.0069in"/>
    </style:style>
    <style:style style:name="TableCell1977" style:family="table-cell">
      <style:table-cell-properties fo:border-top="none" fo:border-left="none" fo:border-bottom="none" fo:border-right="0.0034in solid #000000" style:writing-mode="lr-tb" fo:padding-top="0in" fo:padding-left="0.0069in" fo:padding-bottom="0in" fo:padding-right="0.0069in"/>
    </style:style>
    <style:style style:name="TableCell1978" style:family="table-cell">
      <style:table-cell-properties fo:border-top="none" fo:border-left="none" fo:border-bottom="none" fo:border-right="0.0034in solid #000000" style:writing-mode="lr-tb" fo:padding-top="0in" fo:padding-left="0.0069in" fo:padding-bottom="0in" fo:padding-right="0.0069in"/>
    </style:style>
    <style:style style:name="TableCell1979" style:family="table-cell">
      <style:table-cell-properties fo:border-top="none" fo:border-left="none" fo:border-bottom="none" fo:border-right="0.0034in solid #000000" style:writing-mode="lr-tb" fo:padding-top="0in" fo:padding-left="0.0069in" fo:padding-bottom="0in" fo:padding-right="0.0069in"/>
    </style:style>
    <style:style style:name="TableRow1980" style:family="table-row">
      <style:table-row-properties style:use-optimal-row-height="false"/>
    </style:style>
    <style:style style:name="TableCell1981" style:family="table-cell">
      <style:table-cell-properties fo:border-top="none" fo:border-left="0.0034in solid #000000" fo:border-bottom="none" fo:border-right="0.0034in solid #000000" style:writing-mode="lr-tb" fo:padding-top="0in" fo:padding-left="0.0069in" fo:padding-bottom="0in" fo:padding-right="0.0069in"/>
    </style:style>
    <style:style style:name="TableCell1982" style:family="table-cell">
      <style:table-cell-properties fo:border-top="none" fo:border-left="none" fo:border-bottom="none" fo:border-right="0.0034in solid #000000" style:writing-mode="lr-tb" fo:padding-top="0in" fo:padding-left="0.0069in" fo:padding-bottom="0in" fo:padding-right="0.0069in"/>
    </style:style>
    <style:style style:name="TableCell1983" style:family="table-cell">
      <style:table-cell-properties fo:border-top="none" fo:border-left="none" fo:border-bottom="none" fo:border-right="0.0034in solid #000000" style:writing-mode="lr-tb" fo:padding-top="0in" fo:padding-left="0.0069in" fo:padding-bottom="0in" fo:padding-right="0.0069in"/>
    </style:style>
    <style:style style:name="TableCell1984" style:family="table-cell">
      <style:table-cell-properties fo:border-top="none" fo:border-left="none" fo:border-bottom="none" fo:border-right="0.0034in solid #000000" style:writing-mode="lr-tb" fo:padding-top="0in" fo:padding-left="0.0069in" fo:padding-bottom="0in" fo:padding-right="0.0069in"/>
    </style:style>
    <style:style style:name="TableCell1985" style:family="table-cell">
      <style:table-cell-properties fo:border-top="none" fo:border-left="none" fo:border-bottom="none" fo:border-right="0.0034in solid #000000" style:writing-mode="lr-tb" fo:padding-top="0in" fo:padding-left="0.0069in" fo:padding-bottom="0in" fo:padding-right="0.0069in"/>
    </style:style>
    <style:style style:name="TableCell1986" style:family="table-cell">
      <style:table-cell-properties fo:border-top="none" fo:border-left="none" fo:border-bottom="none" fo:border-right="0.0034in solid #000000" style:writing-mode="lr-tb" fo:padding-top="0in" fo:padding-left="0.0069in" fo:padding-bottom="0in" fo:padding-right="0.0069in"/>
    </style:style>
    <style:style style:name="TableCell1987" style:family="table-cell">
      <style:table-cell-properties fo:border-top="none" fo:border-left="none" fo:border-bottom="none" fo:border-right="0.0034in solid #000000" style:writing-mode="lr-tb" fo:padding-top="0in" fo:padding-left="0.0069in" fo:padding-bottom="0in" fo:padding-right="0.0069in"/>
    </style:style>
    <style:style style:name="TableCell1988" style:family="table-cell">
      <style:table-cell-properties fo:border-top="none" fo:border-left="none" fo:border-bottom="none" fo:border-right="0.0034in solid #000000" style:writing-mode="lr-tb" fo:padding-top="0in" fo:padding-left="0.0069in" fo:padding-bottom="0in" fo:padding-right="0.0069in"/>
    </style:style>
    <style:style style:name="TableRow1989" style:family="table-row">
      <style:table-row-properties style:use-optimal-row-height="false"/>
    </style:style>
    <style:style style:name="TableCell1990"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199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9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9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9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9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9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199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1998" style:family="table-row">
      <style:table-row-properties style:use-optimal-row-height="false"/>
    </style:style>
    <style:style style:name="TableCell1999"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00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0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0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0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0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0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0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007" style:family="table-row">
      <style:table-row-properties style:use-optimal-row-height="false"/>
    </style:style>
    <style:style style:name="TableCell2008" style:family="table-cell">
      <style:table-cell-properties fo:border-top="none" fo:border-left="0.0034in solid #000000" fo:border-bottom="none" fo:border-right="0.0034in solid #000000" style:writing-mode="lr-tb" fo:padding-top="0in" fo:padding-left="0.0069in" fo:padding-bottom="0in" fo:padding-right="0.0069in"/>
    </style:style>
    <style:style style:name="TableCell2009" style:family="table-cell">
      <style:table-cell-properties fo:border-top="none" fo:border-left="none" fo:border-bottom="none" fo:border-right="0.0034in solid #000000" style:writing-mode="lr-tb" fo:padding-top="0in" fo:padding-left="0.0069in" fo:padding-bottom="0in" fo:padding-right="0.0069in"/>
    </style:style>
    <style:style style:name="TableCell2010" style:family="table-cell">
      <style:table-cell-properties fo:border-top="none" fo:border-left="none" fo:border-bottom="none" fo:border-right="0.0034in solid #000000" style:writing-mode="lr-tb" fo:padding-top="0in" fo:padding-left="0.0069in" fo:padding-bottom="0in" fo:padding-right="0.0069in"/>
    </style:style>
    <style:style style:name="TableCell2011" style:family="table-cell">
      <style:table-cell-properties fo:border-top="none" fo:border-left="none" fo:border-bottom="none" fo:border-right="0.0034in solid #000000" style:writing-mode="lr-tb" fo:padding-top="0in" fo:padding-left="0.0069in" fo:padding-bottom="0in" fo:padding-right="0.0069in"/>
    </style:style>
    <style:style style:name="TableCell2012" style:family="table-cell">
      <style:table-cell-properties fo:border-top="none" fo:border-left="none" fo:border-bottom="none" fo:border-right="0.0034in solid #000000" style:writing-mode="lr-tb" fo:padding-top="0in" fo:padding-left="0.0069in" fo:padding-bottom="0in" fo:padding-right="0.0069in"/>
    </style:style>
    <style:style style:name="TableCell2013" style:family="table-cell">
      <style:table-cell-properties fo:border-top="none" fo:border-left="none" fo:border-bottom="none" fo:border-right="0.0034in solid #000000" style:writing-mode="lr-tb" fo:padding-top="0in" fo:padding-left="0.0069in" fo:padding-bottom="0in" fo:padding-right="0.0069in"/>
    </style:style>
    <style:style style:name="TableCell2014" style:family="table-cell">
      <style:table-cell-properties fo:border-top="none" fo:border-left="none" fo:border-bottom="none" fo:border-right="0.0034in solid #000000" style:writing-mode="lr-tb" fo:padding-top="0in" fo:padding-left="0.0069in" fo:padding-bottom="0in" fo:padding-right="0.0069in"/>
    </style:style>
    <style:style style:name="TableCell2015" style:family="table-cell">
      <style:table-cell-properties fo:border-top="none" fo:border-left="none" fo:border-bottom="none" fo:border-right="0.0034in solid #000000" style:writing-mode="lr-tb" fo:padding-top="0in" fo:padding-left="0.0069in" fo:padding-bottom="0in" fo:padding-right="0.0069in"/>
    </style:style>
    <style:style style:name="TableRow2016" style:family="table-row">
      <style:table-row-properties style:use-optimal-row-height="false"/>
    </style:style>
    <style:style style:name="TableCell2017"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01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1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2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2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2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2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2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025" style:family="table-row">
      <style:table-row-properties style:use-optimal-row-height="false"/>
    </style:style>
    <style:style style:name="TableCell2026"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02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2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2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3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3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3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3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034" style:family="table-row">
      <style:table-row-properties style:use-optimal-row-height="false"/>
    </style:style>
    <style:style style:name="TableCell2035"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03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3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3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3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4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4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4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043" style:family="table-row">
      <style:table-row-properties style:use-optimal-row-height="false"/>
    </style:style>
    <style:style style:name="TableCell2044"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04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4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4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4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4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5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5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052" style:family="table-row">
      <style:table-row-properties style:use-optimal-row-height="false"/>
    </style:style>
    <style:style style:name="TableCell2053"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05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5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5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5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5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5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6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061" style:family="table-row">
      <style:table-row-properties style:use-optimal-row-height="false"/>
    </style:style>
    <style:style style:name="TableCell2062"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06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6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6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6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6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6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6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070" style:family="table-row">
      <style:table-row-properties style:use-optimal-row-height="false"/>
    </style:style>
    <style:style style:name="TableCell2071"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07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7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7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75" style:family="table-cell">
      <style:table-cell-properties fo:border-top="none" fo:border-left="none" fo:border-bottom="none" fo:border-right="0.0034in solid #000000" style:writing-mode="lr-tb" fo:padding-top="0in" fo:padding-left="0.0069in" fo:padding-bottom="0in" fo:padding-right="0.0069in"/>
    </style:style>
    <style:style style:name="TableCell2076" style:family="table-cell">
      <style:table-cell-properties fo:border-top="none" fo:border-left="none" fo:border-bottom="none" fo:border-right="0.0034in solid #000000" style:writing-mode="lr-tb" fo:padding-top="0in" fo:padding-left="0.0069in" fo:padding-bottom="0in" fo:padding-right="0.0069in"/>
    </style:style>
    <style:style style:name="TableCell2077" style:family="table-cell">
      <style:table-cell-properties fo:border-top="none" fo:border-left="none" fo:border-bottom="none" fo:border-right="0.0034in solid #000000" style:writing-mode="lr-tb" fo:padding-top="0in" fo:padding-left="0.0069in" fo:padding-bottom="0in" fo:padding-right="0.0069in"/>
    </style:style>
    <style:style style:name="TableCell2078" style:family="table-cell">
      <style:table-cell-properties fo:border-top="none" fo:border-left="none" fo:border-bottom="none" fo:border-right="0.0034in solid #000000" style:writing-mode="lr-tb" fo:padding-top="0in" fo:padding-left="0.0069in" fo:padding-bottom="0in" fo:padding-right="0.0069in"/>
    </style:style>
    <style:style style:name="TableRow2079" style:family="table-row">
      <style:table-row-properties style:use-optimal-row-height="false"/>
    </style:style>
    <style:style style:name="TableCell2080"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08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8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8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084" style:family="table-row">
      <style:table-row-properties style:use-optimal-row-height="false"/>
    </style:style>
    <style:style style:name="TableCell2085"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08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8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8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8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9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9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9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093" style:family="table-row">
      <style:table-row-properties style:use-optimal-row-height="false"/>
    </style:style>
    <style:style style:name="TableCell2094"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09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9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9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098" style:family="table-cell">
      <style:table-cell-properties fo:border-top="none" fo:border-left="none" fo:border-bottom="none" fo:border-right="0.0034in solid #000000" style:writing-mode="lr-tb" fo:padding-top="0in" fo:padding-left="0.0069in" fo:padding-bottom="0in" fo:padding-right="0.0069in"/>
    </style:style>
    <style:style style:name="TableCell2099" style:family="table-cell">
      <style:table-cell-properties fo:border-top="none" fo:border-left="none" fo:border-bottom="none" fo:border-right="0.0034in solid #000000" style:writing-mode="lr-tb" fo:padding-top="0in" fo:padding-left="0.0069in" fo:padding-bottom="0in" fo:padding-right="0.0069in"/>
    </style:style>
    <style:style style:name="TableCell2100" style:family="table-cell">
      <style:table-cell-properties fo:border-top="none" fo:border-left="none" fo:border-bottom="none" fo:border-right="0.0034in solid #000000" style:writing-mode="lr-tb" fo:padding-top="0in" fo:padding-left="0.0069in" fo:padding-bottom="0in" fo:padding-right="0.0069in"/>
    </style:style>
    <style:style style:name="TableCell2101" style:family="table-cell">
      <style:table-cell-properties fo:border-top="none" fo:border-left="none" fo:border-bottom="none" fo:border-right="0.0034in solid #000000" style:writing-mode="lr-tb" fo:padding-top="0in" fo:padding-left="0.0069in" fo:padding-bottom="0in" fo:padding-right="0.0069in"/>
    </style:style>
    <style:style style:name="TableRow2102" style:family="table-row">
      <style:table-row-properties style:use-optimal-row-height="false"/>
    </style:style>
    <style:style style:name="TableCell2103"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10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0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0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107" style:family="table-row">
      <style:table-row-properties style:use-optimal-row-height="false"/>
    </style:style>
    <style:style style:name="TableCell2108"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10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1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1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1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1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1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1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116" style:family="table-row">
      <style:table-row-properties style:use-optimal-row-height="false"/>
    </style:style>
    <style:style style:name="TableCell2117"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11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1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2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2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2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2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2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125" style:family="table-row">
      <style:table-row-properties style:use-optimal-row-height="false"/>
    </style:style>
    <style:style style:name="TableCell2126"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12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2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2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3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3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3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3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134" style:family="table-row">
      <style:table-row-properties style:use-optimal-row-height="false"/>
    </style:style>
    <style:style style:name="TableCell2135"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13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3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3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139" style:family="table-row">
      <style:table-row-properties style:use-optimal-row-height="false"/>
    </style:style>
    <style:style style:name="TableCell2140"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14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142" style:family="table-row">
      <style:table-row-properties style:use-optimal-row-height="false"/>
    </style:style>
    <style:style style:name="TableCell2143"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14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4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4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4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4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4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5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151" style:family="table-row">
      <style:table-row-properties style:use-optimal-row-height="false"/>
    </style:style>
    <style:style style:name="TableCell2152" style:family="table-cell">
      <style:table-cell-properties fo:border-top="none" fo:border-left="0.0034in solid #000000" fo:border-bottom="none" fo:border-right="0.0034in solid #000000" style:writing-mode="lr-tb" fo:padding-top="0in" fo:padding-left="0.0069in" fo:padding-bottom="0in" fo:padding-right="0.0069in"/>
    </style:style>
    <style:style style:name="TableCell2153" style:family="table-cell">
      <style:table-cell-properties fo:border-top="none" fo:border-left="none" fo:border-bottom="none" fo:border-right="0.0034in solid #000000" style:writing-mode="lr-tb" fo:padding-top="0in" fo:padding-left="0.0069in" fo:padding-bottom="0in" fo:padding-right="0.0069in"/>
    </style:style>
    <style:style style:name="TableCell2154" style:family="table-cell">
      <style:table-cell-properties fo:border-top="none" fo:border-left="none" fo:border-bottom="none" fo:border-right="0.0034in solid #000000" style:writing-mode="lr-tb" fo:padding-top="0in" fo:padding-left="0.0069in" fo:padding-bottom="0in" fo:padding-right="0.0069in"/>
    </style:style>
    <style:style style:name="TableCell2155" style:family="table-cell">
      <style:table-cell-properties fo:border-top="none" fo:border-left="none" fo:border-bottom="none" fo:border-right="0.0034in solid #000000" style:writing-mode="lr-tb" fo:padding-top="0in" fo:padding-left="0.0069in" fo:padding-bottom="0in" fo:padding-right="0.0069in"/>
    </style:style>
    <style:style style:name="TableCell2156" style:family="table-cell">
      <style:table-cell-properties fo:border-top="none" fo:border-left="none" fo:border-bottom="none" fo:border-right="0.0034in solid #000000" style:writing-mode="lr-tb" fo:padding-top="0in" fo:padding-left="0.0069in" fo:padding-bottom="0in" fo:padding-right="0.0069in"/>
    </style:style>
    <style:style style:name="TableCell2157" style:family="table-cell">
      <style:table-cell-properties fo:border-top="none" fo:border-left="none" fo:border-bottom="none" fo:border-right="0.0034in solid #000000" style:writing-mode="lr-tb" fo:padding-top="0in" fo:padding-left="0.0069in" fo:padding-bottom="0in" fo:padding-right="0.0069in"/>
    </style:style>
    <style:style style:name="TableCell2158" style:family="table-cell">
      <style:table-cell-properties fo:border-top="none" fo:border-left="none" fo:border-bottom="none" fo:border-right="0.0034in solid #000000" style:writing-mode="lr-tb" fo:padding-top="0in" fo:padding-left="0.0069in" fo:padding-bottom="0in" fo:padding-right="0.0069in"/>
    </style:style>
    <style:style style:name="TableCell2159" style:family="table-cell">
      <style:table-cell-properties fo:border-top="none" fo:border-left="none" fo:border-bottom="none" fo:border-right="0.0034in solid #000000" style:writing-mode="lr-tb" fo:padding-top="0in" fo:padding-left="0.0069in" fo:padding-bottom="0in" fo:padding-right="0.0069in"/>
    </style:style>
    <style:style style:name="TableRow2160" style:family="table-row">
      <style:table-row-properties style:use-optimal-row-height="false"/>
    </style:style>
    <style:style style:name="TableCell2161"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16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6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6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6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6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6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68" style:family="table-cell">
      <style:table-cell-properties fo:border-top="none" fo:border-left="none" fo:border-bottom="none" fo:border-right="0.0034in solid #000000" style:writing-mode="lr-tb" fo:padding-top="0in" fo:padding-left="0.0069in" fo:padding-bottom="0in" fo:padding-right="0.0069in"/>
    </style:style>
    <style:style style:name="TableRow2169" style:family="table-row">
      <style:table-row-properties style:use-optimal-row-height="false"/>
    </style:style>
    <style:style style:name="TableCell2170"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17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7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7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7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7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7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77" style:family="table-cell">
      <style:table-cell-properties fo:border-top="none" fo:border-left="none" fo:border-bottom="none" fo:border-right="0.0034in solid #000000" style:writing-mode="lr-tb" fo:padding-top="0in" fo:padding-left="0.0069in" fo:padding-bottom="0in" fo:padding-right="0.0069in"/>
    </style:style>
    <style:style style:name="TableRow2178" style:family="table-row">
      <style:table-row-properties style:use-optimal-row-height="false"/>
    </style:style>
    <style:style style:name="TableCell2179"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18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8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8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8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8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8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86" style:family="table-cell">
      <style:table-cell-properties fo:border-top="none" fo:border-left="none" fo:border-bottom="none" fo:border-right="0.0034in solid #000000" style:writing-mode="lr-tb" fo:padding-top="0in" fo:padding-left="0.0069in" fo:padding-bottom="0in" fo:padding-right="0.0069in"/>
    </style:style>
    <style:style style:name="TableRow2187" style:family="table-row">
      <style:table-row-properties style:use-optimal-row-height="false"/>
    </style:style>
    <style:style style:name="TableCell2188"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18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9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9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9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9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9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95" style:family="table-cell">
      <style:table-cell-properties fo:border-top="none" fo:border-left="none" fo:border-bottom="none" fo:border-right="0.0034in solid #000000" style:writing-mode="lr-tb" fo:padding-top="0in" fo:padding-left="0.0069in" fo:padding-bottom="0in" fo:padding-right="0.0069in"/>
    </style:style>
    <style:style style:name="TableRow2196" style:family="table-row">
      <style:table-row-properties style:use-optimal-row-height="false"/>
    </style:style>
    <style:style style:name="TableCell2197"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19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19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0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0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0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0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0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205" style:family="table-row">
      <style:table-row-properties style:use-optimal-row-height="false"/>
    </style:style>
    <style:style style:name="TableCell2206"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20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0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0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1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1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1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1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214" style:family="table-row">
      <style:table-row-properties style:use-optimal-row-height="false"/>
    </style:style>
    <style:style style:name="TableCell2215"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21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1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1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1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2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2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2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223" style:family="table-row">
      <style:table-row-properties style:use-optimal-row-height="false"/>
    </style:style>
    <style:style style:name="TableCell2224"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22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2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2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2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2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3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3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232" style:family="table-row">
      <style:table-row-properties style:use-optimal-row-height="false"/>
    </style:style>
    <style:style style:name="TableCell2233"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23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3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3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3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3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3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4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241" style:family="table-row">
      <style:table-row-properties style:use-optimal-row-height="false"/>
    </style:style>
    <style:style style:name="TableCell2242"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24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4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4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4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4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4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4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250" style:family="table-row">
      <style:table-row-properties style:use-optimal-row-height="false"/>
    </style:style>
    <style:style style:name="TableCell2251"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25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5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5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5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5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5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5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259" style:family="table-row">
      <style:table-row-properties style:use-optimal-row-height="false"/>
    </style:style>
    <style:style style:name="TableCell2260" style:family="table-cell">
      <style:table-cell-properties fo:border-top="none" fo:border-left="0.0034in solid #000000" fo:border-bottom="none" fo:border-right="0.0034in solid #000000" style:writing-mode="lr-tb" fo:padding-top="0in" fo:padding-left="0.0069in" fo:padding-bottom="0in" fo:padding-right="0.0069in"/>
    </style:style>
    <style:style style:name="TableCell2261" style:family="table-cell">
      <style:table-cell-properties fo:border-top="none" fo:border-left="none" fo:border-bottom="none" fo:border-right="0.0034in solid #000000" style:writing-mode="lr-tb" fo:padding-top="0in" fo:padding-left="0.0069in" fo:padding-bottom="0in" fo:padding-right="0.0069in"/>
    </style:style>
    <style:style style:name="TableCell2262" style:family="table-cell">
      <style:table-cell-properties fo:border-top="none" fo:border-left="none" fo:border-bottom="none" fo:border-right="0.0034in solid #000000" style:writing-mode="lr-tb" fo:padding-top="0in" fo:padding-left="0.0069in" fo:padding-bottom="0in" fo:padding-right="0.0069in"/>
    </style:style>
    <style:style style:name="TableCell2263" style:family="table-cell">
      <style:table-cell-properties fo:border-top="none" fo:border-left="none" fo:border-bottom="none" fo:border-right="0.0034in solid #000000" style:writing-mode="lr-tb" fo:padding-top="0in" fo:padding-left="0.0069in" fo:padding-bottom="0in" fo:padding-right="0.0069in"/>
    </style:style>
    <style:style style:name="TableCell2264" style:family="table-cell">
      <style:table-cell-properties fo:border-top="none" fo:border-left="none" fo:border-bottom="none" fo:border-right="0.0034in solid #000000" style:writing-mode="lr-tb" fo:padding-top="0in" fo:padding-left="0.0069in" fo:padding-bottom="0in" fo:padding-right="0.0069in"/>
    </style:style>
    <style:style style:name="TableCell2265" style:family="table-cell">
      <style:table-cell-properties fo:border-top="none" fo:border-left="none" fo:border-bottom="none" fo:border-right="0.0034in solid #000000" style:writing-mode="lr-tb" fo:padding-top="0in" fo:padding-left="0.0069in" fo:padding-bottom="0in" fo:padding-right="0.0069in"/>
    </style:style>
    <style:style style:name="TableCell2266" style:family="table-cell">
      <style:table-cell-properties fo:border-top="none" fo:border-left="none" fo:border-bottom="none" fo:border-right="0.0034in solid #000000" style:writing-mode="lr-tb" fo:padding-top="0in" fo:padding-left="0.0069in" fo:padding-bottom="0in" fo:padding-right="0.0069in"/>
    </style:style>
    <style:style style:name="TableCell2267" style:family="table-cell">
      <style:table-cell-properties fo:border-top="none" fo:border-left="none" fo:border-bottom="none" fo:border-right="0.0034in solid #000000" style:writing-mode="lr-tb" fo:padding-top="0in" fo:padding-left="0.0069in" fo:padding-bottom="0in" fo:padding-right="0.0069in"/>
    </style:style>
    <style:style style:name="TableRow2268" style:family="table-row">
      <style:table-row-properties style:use-optimal-row-height="false"/>
    </style:style>
    <style:style style:name="TableCell2269" style:family="table-cell">
      <style:table-cell-properties fo:border-top="none" fo:border-left="0.0034in solid #000000" fo:border-bottom="none" fo:border-right="0.0034in solid #000000" style:writing-mode="lr-tb" fo:padding-top="0in" fo:padding-left="0.0069in" fo:padding-bottom="0in" fo:padding-right="0.0069in"/>
    </style:style>
    <style:style style:name="TableCell2270" style:family="table-cell">
      <style:table-cell-properties fo:border-top="none" fo:border-left="none" fo:border-bottom="none" fo:border-right="0.0034in solid #000000" style:writing-mode="lr-tb" fo:padding-top="0in" fo:padding-left="0.0069in" fo:padding-bottom="0in" fo:padding-right="0.0069in"/>
    </style:style>
    <style:style style:name="TableCell2271" style:family="table-cell">
      <style:table-cell-properties fo:border-top="none" fo:border-left="none" fo:border-bottom="none" fo:border-right="0.0034in solid #000000" style:writing-mode="lr-tb" fo:padding-top="0in" fo:padding-left="0.0069in" fo:padding-bottom="0in" fo:padding-right="0.0069in"/>
    </style:style>
    <style:style style:name="TableCell2272" style:family="table-cell">
      <style:table-cell-properties fo:border-top="none" fo:border-left="none" fo:border-bottom="none" fo:border-right="0.0034in solid #000000" style:writing-mode="lr-tb" fo:padding-top="0in" fo:padding-left="0.0069in" fo:padding-bottom="0in" fo:padding-right="0.0069in"/>
    </style:style>
    <style:style style:name="TableCell2273" style:family="table-cell">
      <style:table-cell-properties fo:border-top="none" fo:border-left="none" fo:border-bottom="none" fo:border-right="0.0034in solid #000000" style:writing-mode="lr-tb" fo:padding-top="0in" fo:padding-left="0.0069in" fo:padding-bottom="0in" fo:padding-right="0.0069in"/>
    </style:style>
    <style:style style:name="TableCell2274" style:family="table-cell">
      <style:table-cell-properties fo:border-top="none" fo:border-left="none" fo:border-bottom="none" fo:border-right="0.0034in solid #000000" style:writing-mode="lr-tb" fo:padding-top="0in" fo:padding-left="0.0069in" fo:padding-bottom="0in" fo:padding-right="0.0069in"/>
    </style:style>
    <style:style style:name="TableCell2275" style:family="table-cell">
      <style:table-cell-properties fo:border-top="none" fo:border-left="none" fo:border-bottom="none" fo:border-right="0.0034in solid #000000" style:writing-mode="lr-tb" fo:padding-top="0in" fo:padding-left="0.0069in" fo:padding-bottom="0in" fo:padding-right="0.0069in"/>
    </style:style>
    <style:style style:name="TableCell2276" style:family="table-cell">
      <style:table-cell-properties fo:border-top="none" fo:border-left="none" fo:border-bottom="none" fo:border-right="0.0034in solid #000000" style:writing-mode="lr-tb" fo:padding-top="0in" fo:padding-left="0.0069in" fo:padding-bottom="0in" fo:padding-right="0.0069in"/>
    </style:style>
    <style:style style:name="TableRow2277" style:family="table-row">
      <style:table-row-properties style:use-optimal-row-height="false"/>
    </style:style>
    <style:style style:name="TableCell2278"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27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8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8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8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8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8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8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286" style:family="table-row">
      <style:table-row-properties style:use-optimal-row-height="false"/>
    </style:style>
    <style:style style:name="TableCell2287"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28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8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9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9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9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9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9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295" style:family="table-row">
      <style:table-row-properties style:use-optimal-row-height="false"/>
    </style:style>
    <style:style style:name="TableCell2296"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29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9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29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0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0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0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0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304" style:family="table-row">
      <style:table-row-properties style:use-optimal-row-height="false"/>
    </style:style>
    <style:style style:name="TableCell2305"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30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0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0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0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1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1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1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313" style:family="table-row">
      <style:table-row-properties style:use-optimal-row-height="false"/>
    </style:style>
    <style:style style:name="TableCell2314"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31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1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1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1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1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2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2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322" style:family="table-row">
      <style:table-row-properties style:use-optimal-row-height="false"/>
    </style:style>
    <style:style style:name="TableCell2323"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32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2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2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2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2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2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3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331" style:family="table-row">
      <style:table-row-properties style:use-optimal-row-height="false"/>
    </style:style>
    <style:style style:name="TableCell2332"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33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3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3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3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3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3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3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340" style:family="table-row">
      <style:table-row-properties style:use-optimal-row-height="false"/>
    </style:style>
    <style:style style:name="TableCell2341"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34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4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4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4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4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47" style:family="table-cell">
      <style:table-cell-properties fo:border-top="none" fo:border-left="none" fo:border-bottom="none" fo:border-right="0.0034in solid #000000" style:writing-mode="lr-tb" fo:padding-top="0in" fo:padding-left="0.0069in" fo:padding-bottom="0in" fo:padding-right="0.0069in"/>
    </style:style>
    <style:style style:name="TableCell234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349" style:family="table-row">
      <style:table-row-properties style:use-optimal-row-height="false"/>
    </style:style>
    <style:style style:name="TableCell2350"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35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5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5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5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5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5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5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358" style:family="table-row">
      <style:table-row-properties style:use-optimal-row-height="false"/>
    </style:style>
    <style:style style:name="TableCell2359"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36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6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6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6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6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6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6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367" style:family="table-row">
      <style:table-row-properties style:use-optimal-row-height="false"/>
    </style:style>
    <style:style style:name="TableCell2368"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36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7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7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72" style:family="table-cell">
      <style:table-cell-properties fo:border-top="none" fo:border-left="none" fo:border-bottom="none" fo:border-right="0.0034in solid #000000" style:writing-mode="lr-tb" fo:padding-top="0in" fo:padding-left="0.0069in" fo:padding-bottom="0in" fo:padding-right="0.0069in"/>
    </style:style>
    <style:style style:name="TableCell2373" style:family="table-cell">
      <style:table-cell-properties fo:border-top="none" fo:border-left="none" fo:border-bottom="none" fo:border-right="0.0034in solid #000000" style:writing-mode="lr-tb" fo:padding-top="0in" fo:padding-left="0.0069in" fo:padding-bottom="0in" fo:padding-right="0.0069in"/>
    </style:style>
    <style:style style:name="TableCell2374" style:family="table-cell">
      <style:table-cell-properties fo:border-top="none" fo:border-left="none" fo:border-bottom="none" fo:border-right="0.0034in solid #000000" style:writing-mode="lr-tb" fo:padding-top="0in" fo:padding-left="0.0069in" fo:padding-bottom="0in" fo:padding-right="0.0069in"/>
    </style:style>
    <style:style style:name="TableCell2375" style:family="table-cell">
      <style:table-cell-properties fo:border-top="none" fo:border-left="none" fo:border-bottom="none" fo:border-right="0.0034in solid #000000" style:writing-mode="lr-tb" fo:padding-top="0in" fo:padding-left="0.0069in" fo:padding-bottom="0in" fo:padding-right="0.0069in"/>
    </style:style>
    <style:style style:name="TableRow2376" style:family="table-row">
      <style:table-row-properties style:use-optimal-row-height="false"/>
    </style:style>
    <style:style style:name="TableCell2377"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37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7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8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381" style:family="table-row">
      <style:table-row-properties style:use-optimal-row-height="false"/>
    </style:style>
    <style:style style:name="TableCell2382"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38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8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8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8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8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8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8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390" style:family="table-row">
      <style:table-row-properties style:use-optimal-row-height="false"/>
    </style:style>
    <style:style style:name="TableCell2391"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39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9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9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9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9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9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39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399" style:family="table-row">
      <style:table-row-properties style:use-optimal-row-height="false"/>
    </style:style>
    <style:style style:name="TableCell2400"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40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40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40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40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40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40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40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408" style:family="table-row">
      <style:table-row-properties style:use-optimal-row-height="false"/>
    </style:style>
    <style:style style:name="TableCell2409"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41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41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41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413" style:family="table-cell">
      <style:table-cell-properties fo:border-top="none" fo:border-left="none" fo:border-bottom="none" fo:border-right="0.0034in solid #000000" style:writing-mode="lr-tb" fo:padding-top="0in" fo:padding-left="0.0069in" fo:padding-bottom="0in" fo:padding-right="0.0069in"/>
    </style:style>
    <style:style style:name="TableCell2414" style:family="table-cell">
      <style:table-cell-properties fo:border-top="none" fo:border-left="none" fo:border-bottom="none" fo:border-right="0.0034in solid #000000" style:writing-mode="lr-tb" fo:padding-top="0in" fo:padding-left="0.0069in" fo:padding-bottom="0in" fo:padding-right="0.0069in"/>
    </style:style>
    <style:style style:name="TableCell2415" style:family="table-cell">
      <style:table-cell-properties fo:border-top="none" fo:border-left="none" fo:border-bottom="none" fo:border-right="0.0034in solid #000000" style:writing-mode="lr-tb" fo:padding-top="0in" fo:padding-left="0.0069in" fo:padding-bottom="0in" fo:padding-right="0.0069in"/>
    </style:style>
    <style:style style:name="TableCell2416" style:family="table-cell">
      <style:table-cell-properties fo:border-top="none" fo:border-left="none" fo:border-bottom="none" fo:border-right="0.0034in solid #000000" style:writing-mode="lr-tb" fo:padding-top="0in" fo:padding-left="0.0069in" fo:padding-bottom="0in" fo:padding-right="0.0069in"/>
    </style:style>
    <style:style style:name="TableRow2417" style:family="table-row">
      <style:table-row-properties style:use-optimal-row-height="false"/>
    </style:style>
    <style:style style:name="TableCell2418"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41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42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42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422" style:family="table-row">
      <style:table-row-properties style:use-optimal-row-height="false"/>
    </style:style>
    <style:style style:name="TableCell2423"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42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42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42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42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42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42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43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431" style:family="table-row">
      <style:table-row-properties style:use-optimal-row-height="false"/>
    </style:style>
    <style:style style:name="TableCell2432"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Row2433" style:family="table-row">
      <style:table-row-properties style:use-optimal-row-height="false"/>
    </style:style>
    <style:style style:name="TableCell2434" style:family="table-cell">
      <style:table-cell-properties fo:border-top="none" fo:border-left="0.0034in solid #000000" fo:border-bottom="none" fo:border-right="0.0034in solid #000000" style:writing-mode="lr-tb" fo:padding-top="0in" fo:padding-left="0.0069in" fo:padding-bottom="0in" fo:padding-right="0.0069in"/>
    </style:style>
    <style:style style:name="TableCell2435" style:family="table-cell">
      <style:table-cell-properties fo:border-top="none" fo:border-left="none" fo:border-bottom="none" fo:border-right="0.0034in solid #000000" style:writing-mode="lr-tb" fo:padding-top="0in" fo:padding-left="0.0069in" fo:padding-bottom="0in" fo:padding-right="0.0069in"/>
    </style:style>
    <style:style style:name="TableCell2436" style:family="table-cell">
      <style:table-cell-properties fo:border-top="none" fo:border-left="none" fo:border-bottom="none" fo:border-right="0.0034in solid #000000" style:writing-mode="lr-tb" fo:padding-top="0in" fo:padding-left="0.0069in" fo:padding-bottom="0in" fo:padding-right="0.0069in"/>
    </style:style>
    <style:style style:name="TableCell2437" style:family="table-cell">
      <style:table-cell-properties fo:border-top="none" fo:border-left="none" fo:border-bottom="none" fo:border-right="0.0034in solid #000000" style:writing-mode="lr-tb" fo:padding-top="0in" fo:padding-left="0.0069in" fo:padding-bottom="0in" fo:padding-right="0.0069in"/>
    </style:style>
    <style:style style:name="TableCell2438" style:family="table-cell">
      <style:table-cell-properties fo:border-top="none" fo:border-left="none" fo:border-bottom="none" fo:border-right="0.0034in solid #000000" style:writing-mode="lr-tb" fo:padding-top="0in" fo:padding-left="0.0069in" fo:padding-bottom="0in" fo:padding-right="0.0069in"/>
    </style:style>
    <style:style style:name="TableCell2439" style:family="table-cell">
      <style:table-cell-properties fo:border-top="none" fo:border-left="none" fo:border-bottom="none" fo:border-right="0.0034in solid #000000" style:writing-mode="lr-tb" fo:padding-top="0in" fo:padding-left="0.0069in" fo:padding-bottom="0in" fo:padding-right="0.0069in"/>
    </style:style>
    <style:style style:name="TableCell2440" style:family="table-cell">
      <style:table-cell-properties fo:border-top="none" fo:border-left="none" fo:border-bottom="none" fo:border-right="0.0034in solid #000000" style:writing-mode="lr-tb" fo:padding-top="0in" fo:padding-left="0.0069in" fo:padding-bottom="0in" fo:padding-right="0.0069in"/>
    </style:style>
    <style:style style:name="TableCell2441" style:family="table-cell">
      <style:table-cell-properties fo:border-top="none" fo:border-left="none" fo:border-bottom="none" fo:border-right="0.0034in solid #000000" style:writing-mode="lr-tb" fo:padding-top="0in" fo:padding-left="0.0069in" fo:padding-bottom="0in" fo:padding-right="0.0069in"/>
    </style:style>
    <style:style style:name="TableRow2442" style:family="table-row">
      <style:table-row-properties style:use-optimal-row-height="false"/>
    </style:style>
    <style:style style:name="TableCell2443" style:family="table-cell">
      <style:table-cell-properties fo:border-top="none" fo:border-left="0.0034in solid #000000" fo:border-bottom="none" fo:border-right="0.0034in solid #000000" style:writing-mode="lr-tb" fo:padding-top="0in" fo:padding-left="0.0069in" fo:padding-bottom="0in" fo:padding-right="0.0069in"/>
    </style:style>
    <style:style style:name="TableCell2444" style:family="table-cell">
      <style:table-cell-properties fo:border-top="none" fo:border-left="none" fo:border-bottom="none" fo:border-right="0.0034in solid #000000" style:writing-mode="lr-tb" fo:padding-top="0in" fo:padding-left="0.0069in" fo:padding-bottom="0in" fo:padding-right="0.0069in"/>
    </style:style>
    <style:style style:name="TableCell2445" style:family="table-cell">
      <style:table-cell-properties fo:border-top="none" fo:border-left="none" fo:border-bottom="none" fo:border-right="0.0034in solid #000000" style:writing-mode="lr-tb" fo:padding-top="0in" fo:padding-left="0.0069in" fo:padding-bottom="0in" fo:padding-right="0.0069in"/>
    </style:style>
    <style:style style:name="TableCell2446" style:family="table-cell">
      <style:table-cell-properties fo:border-top="none" fo:border-left="none" fo:border-bottom="none" fo:border-right="0.0034in solid #000000" style:writing-mode="lr-tb" fo:padding-top="0in" fo:padding-left="0.0069in" fo:padding-bottom="0in" fo:padding-right="0.0069in"/>
    </style:style>
    <style:style style:name="TableCell2447" style:family="table-cell">
      <style:table-cell-properties fo:border-top="none" fo:border-left="none" fo:border-bottom="none" fo:border-right="0.0034in solid #000000" style:writing-mode="lr-tb" fo:padding-top="0in" fo:padding-left="0.0069in" fo:padding-bottom="0in" fo:padding-right="0.0069in"/>
    </style:style>
    <style:style style:name="TableCell2448" style:family="table-cell">
      <style:table-cell-properties fo:border-top="none" fo:border-left="none" fo:border-bottom="none" fo:border-right="0.0034in solid #000000" style:writing-mode="lr-tb" fo:padding-top="0in" fo:padding-left="0.0069in" fo:padding-bottom="0in" fo:padding-right="0.0069in"/>
    </style:style>
    <style:style style:name="TableCell2449" style:family="table-cell">
      <style:table-cell-properties fo:border-top="none" fo:border-left="none" fo:border-bottom="none" fo:border-right="0.0034in solid #000000" style:writing-mode="lr-tb" fo:padding-top="0in" fo:padding-left="0.0069in" fo:padding-bottom="0in" fo:padding-right="0.0069in"/>
    </style:style>
    <style:style style:name="TableCell2450" style:family="table-cell">
      <style:table-cell-properties fo:border-top="none" fo:border-left="none" fo:border-bottom="none" fo:border-right="0.0034in solid #000000" style:writing-mode="lr-tb" fo:padding-top="0in" fo:padding-left="0.0069in" fo:padding-bottom="0in" fo:padding-right="0.0069in"/>
    </style:style>
    <style:style style:name="TableRow2451" style:family="table-row">
      <style:table-row-properties style:use-optimal-row-height="false"/>
    </style:style>
    <style:style style:name="TableCell2452" style:family="table-cell">
      <style:table-cell-properties fo:border-top="none" fo:border-left="0.0034in solid #000000" fo:border-bottom="none" fo:border-right="0.0034in solid #000000" style:writing-mode="lr-tb" fo:padding-top="0in" fo:padding-left="0.0069in" fo:padding-bottom="0in" fo:padding-right="0.0069in"/>
    </style:style>
    <style:style style:name="TableCell2453" style:family="table-cell">
      <style:table-cell-properties fo:border-top="none" fo:border-left="none" fo:border-bottom="none" fo:border-right="0.0034in solid #000000" style:writing-mode="lr-tb" fo:padding-top="0in" fo:padding-left="0.0069in" fo:padding-bottom="0in" fo:padding-right="0.0069in"/>
    </style:style>
    <style:style style:name="TableCell2454" style:family="table-cell">
      <style:table-cell-properties fo:border-top="none" fo:border-left="none" fo:border-bottom="none" fo:border-right="0.0034in solid #000000" style:writing-mode="lr-tb" fo:padding-top="0in" fo:padding-left="0.0069in" fo:padding-bottom="0in" fo:padding-right="0.0069in"/>
    </style:style>
    <style:style style:name="TableCell2455" style:family="table-cell">
      <style:table-cell-properties fo:border-top="none" fo:border-left="none" fo:border-bottom="none" fo:border-right="0.0034in solid #000000" style:writing-mode="lr-tb" fo:padding-top="0in" fo:padding-left="0.0069in" fo:padding-bottom="0in" fo:padding-right="0.0069in"/>
    </style:style>
    <style:style style:name="TableCell2456" style:family="table-cell">
      <style:table-cell-properties fo:border-top="none" fo:border-left="none" fo:border-bottom="none" fo:border-right="0.0034in solid #000000" style:writing-mode="lr-tb" fo:padding-top="0in" fo:padding-left="0.0069in" fo:padding-bottom="0in" fo:padding-right="0.0069in"/>
    </style:style>
    <style:style style:name="TableCell2457" style:family="table-cell">
      <style:table-cell-properties fo:border-top="none" fo:border-left="none" fo:border-bottom="none" fo:border-right="0.0034in solid #000000" style:writing-mode="lr-tb" fo:padding-top="0in" fo:padding-left="0.0069in" fo:padding-bottom="0in" fo:padding-right="0.0069in"/>
    </style:style>
    <style:style style:name="TableCell2458" style:family="table-cell">
      <style:table-cell-properties fo:border-top="none" fo:border-left="none" fo:border-bottom="none" fo:border-right="0.0034in solid #000000" style:writing-mode="lr-tb" fo:padding-top="0in" fo:padding-left="0.0069in" fo:padding-bottom="0in" fo:padding-right="0.0069in"/>
    </style:style>
    <style:style style:name="TableCell2459" style:family="table-cell">
      <style:table-cell-properties fo:border-top="none" fo:border-left="none" fo:border-bottom="none" fo:border-right="0.0034in solid #000000" style:writing-mode="lr-tb" fo:padding-top="0in" fo:padding-left="0.0069in" fo:padding-bottom="0in" fo:padding-right="0.0069in"/>
    </style:style>
    <style:style style:name="TableRow2460" style:family="table-row">
      <style:table-row-properties style:use-optimal-row-height="false"/>
    </style:style>
    <style:style style:name="TableCell2461" style:family="table-cell">
      <style:table-cell-properties fo:border-top="none" fo:border-left="0.0034in solid #000000" fo:border-bottom="none" fo:border-right="0.0034in solid #000000" style:writing-mode="lr-tb" fo:padding-top="0in" fo:padding-left="0.0069in" fo:padding-bottom="0in" fo:padding-right="0.0069in"/>
    </style:style>
    <style:style style:name="TableCell2462" style:family="table-cell">
      <style:table-cell-properties fo:border-top="none" fo:border-left="none" fo:border-bottom="none" fo:border-right="0.0034in solid #000000" style:writing-mode="lr-tb" fo:padding-top="0in" fo:padding-left="0.0069in" fo:padding-bottom="0in" fo:padding-right="0.0069in"/>
    </style:style>
    <style:style style:name="TableCell2463" style:family="table-cell">
      <style:table-cell-properties fo:border-top="none" fo:border-left="none" fo:border-bottom="none" fo:border-right="0.0034in solid #000000" style:writing-mode="lr-tb" fo:padding-top="0in" fo:padding-left="0.0069in" fo:padding-bottom="0in" fo:padding-right="0.0069in"/>
    </style:style>
    <style:style style:name="TableCell2464" style:family="table-cell">
      <style:table-cell-properties fo:border-top="none" fo:border-left="none" fo:border-bottom="none" fo:border-right="0.0034in solid #000000" style:writing-mode="lr-tb" fo:padding-top="0in" fo:padding-left="0.0069in" fo:padding-bottom="0in" fo:padding-right="0.0069in"/>
    </style:style>
    <style:style style:name="TableCell2465" style:family="table-cell">
      <style:table-cell-properties fo:border-top="none" fo:border-left="none" fo:border-bottom="none" fo:border-right="0.0034in solid #000000" style:writing-mode="lr-tb" fo:padding-top="0in" fo:padding-left="0.0069in" fo:padding-bottom="0in" fo:padding-right="0.0069in"/>
    </style:style>
    <style:style style:name="TableCell2466" style:family="table-cell">
      <style:table-cell-properties fo:border-top="none" fo:border-left="none" fo:border-bottom="none" fo:border-right="0.0034in solid #000000" style:writing-mode="lr-tb" fo:padding-top="0in" fo:padding-left="0.0069in" fo:padding-bottom="0in" fo:padding-right="0.0069in"/>
    </style:style>
    <style:style style:name="TableCell2467" style:family="table-cell">
      <style:table-cell-properties fo:border-top="none" fo:border-left="none" fo:border-bottom="none" fo:border-right="0.0034in solid #000000" style:writing-mode="lr-tb" fo:padding-top="0in" fo:padding-left="0.0069in" fo:padding-bottom="0in" fo:padding-right="0.0069in"/>
    </style:style>
    <style:style style:name="TableCell2468" style:family="table-cell">
      <style:table-cell-properties fo:border-top="none" fo:border-left="none" fo:border-bottom="none" fo:border-right="0.0034in solid #000000" style:writing-mode="lr-tb" fo:padding-top="0in" fo:padding-left="0.0069in" fo:padding-bottom="0in" fo:padding-right="0.0069in"/>
    </style:style>
    <style:style style:name="TableRow2469" style:family="table-row">
      <style:table-row-properties style:use-optimal-row-height="false"/>
    </style:style>
    <style:style style:name="TableCell2470"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47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47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47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47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47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47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47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478" style:family="table-row">
      <style:table-row-properties style:use-optimal-row-height="false"/>
    </style:style>
    <style:style style:name="TableCell2479"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248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48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48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48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48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48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48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487" style:parent-style-name="Standard" style:master-page-name="MP3" style:family="paragraph">
      <style:paragraph-properties fo:break-before="page"/>
    </style:style>
    <style:style style:name="P2503" style:parent-style-name="Standard" style:master-page-name="MP4" style:family="paragraph">
      <style:paragraph-properties fo:break-before="page"/>
    </style:style>
    <style:style style:name="P2519" style:parent-style-name="Информацияоверсии" style:family="paragraph">
      <style:text-properties fo:font-size="8pt" style:font-size-asian="8pt"/>
    </style:style>
    <style:style style:name="P2520" style:parent-style-name="Нормальный" style:family="paragraph">
      <style:paragraph-properties fo:text-align="end" fo:text-indent="0.4722in"/>
    </style:style>
    <style:style style:name="T2521" style:parent-style-name="DefaultParagraphFont" style:family="text">
      <style:text-properties fo:font-weight="bold" style:font-weight-asian="bold" fo:color="#26282F"/>
    </style:style>
    <style:style style:name="T2522" style:parent-style-name="DefaultParagraphFont" style:family="text">
      <style:text-properties fo:font-weight="bold" style:font-weight-asian="bold" fo:color="#26282F"/>
    </style:style>
    <style:style style:name="T2523" style:parent-style-name="DefaultParagraphFont" style:family="text">
      <style:text-properties fo:font-weight="bold" style:font-weight-asian="bold" fo:color="#26282F"/>
    </style:style>
    <style:style style:name="TableColumn2525" style:family="table-column">
      <style:table-column-properties style:column-width="1.7722in" style:use-optimal-column-width="false"/>
    </style:style>
    <style:style style:name="TableColumn2526" style:family="table-column">
      <style:table-column-properties style:column-width="1.7319in" style:use-optimal-column-width="false"/>
    </style:style>
    <style:style style:name="TableColumn2527" style:family="table-column">
      <style:table-column-properties style:column-width="1.7319in" style:use-optimal-column-width="false"/>
    </style:style>
    <style:style style:name="TableColumn2528" style:family="table-column">
      <style:table-column-properties style:column-width="1.7319in" style:use-optimal-column-width="false"/>
    </style:style>
    <style:style style:name="TableColumn2529" style:family="table-column">
      <style:table-column-properties style:column-width="1.7715in" style:use-optimal-column-width="false"/>
    </style:style>
    <style:style style:name="TableColumn2530" style:family="table-column">
      <style:table-column-properties style:column-width="1.8506in" style:use-optimal-column-width="false"/>
    </style:style>
    <style:style style:name="Table2524" style:family="table">
      <style:table-properties style:width="10.5902in" fo:margin-left="0in" table:align="left"/>
    </style:style>
    <style:style style:name="TableRow2531" style:family="table-row">
      <style:table-row-properties style:use-optimal-row-height="false"/>
    </style:style>
    <style:style style:name="TableCell2532" style:family="table-cell">
      <style:table-cell-properties fo:border="0.0034in solid #000000" style:writing-mode="lr-tb" fo:padding-top="0in" fo:padding-left="0.0069in" fo:padding-bottom="0in" fo:padding-right="0.0069in"/>
    </style:style>
    <style:style style:name="P2533" style:parent-style-name="Нормальный" style:family="paragraph">
      <style:paragraph-properties fo:text-align="center" fo:text-indent="0in"/>
    </style:style>
    <style:style style:name="TableCell2534"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P2535" style:parent-style-name="Нормальный" style:family="paragraph">
      <style:paragraph-properties fo:text-align="center" fo:text-indent="0in"/>
    </style:style>
    <style:style style:name="TableCell2536"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P2537" style:parent-style-name="Нормальный" style:family="paragraph">
      <style:paragraph-properties fo:text-align="center" fo:text-indent="0in"/>
    </style:style>
    <style:style style:name="TableRow2538" style:family="table-row">
      <style:table-row-properties style:use-optimal-row-height="false"/>
    </style:style>
    <style:style style:name="TableCell2539"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540" style:parent-style-name="Нормальный" style:family="paragraph">
      <style:paragraph-properties fo:text-align="center" fo:text-indent="0in"/>
    </style:style>
    <style:style style:name="TableCell254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542" style:parent-style-name="Нормальный" style:family="paragraph">
      <style:paragraph-properties fo:text-align="center" fo:text-indent="0in"/>
    </style:style>
    <style:style style:name="TableCell254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544" style:parent-style-name="Нормальный" style:family="paragraph">
      <style:paragraph-properties fo:text-align="center" fo:text-indent="0in"/>
    </style:style>
    <style:style style:name="TableCell254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546" style:parent-style-name="Нормальный" style:family="paragraph">
      <style:paragraph-properties fo:text-align="center" fo:text-indent="0in"/>
    </style:style>
    <style:style style:name="TableCell254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548" style:parent-style-name="Нормальный" style:family="paragraph">
      <style:paragraph-properties fo:text-align="center" fo:text-indent="0in"/>
    </style:style>
    <style:style style:name="TableCell254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550" style:parent-style-name="Нормальный" style:family="paragraph">
      <style:paragraph-properties fo:text-align="center" fo:text-indent="0in"/>
    </style:style>
    <style:style style:name="TableRow2551" style:family="table-row">
      <style:table-row-properties style:use-optimal-row-height="false"/>
    </style:style>
    <style:style style:name="TableCell2552"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553" style:parent-style-name="Нормальный" style:family="paragraph">
      <style:paragraph-properties fo:text-align="center" fo:text-indent="0in"/>
    </style:style>
    <style:style style:name="TableCell255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555" style:parent-style-name="Нормальный" style:family="paragraph">
      <style:paragraph-properties fo:text-align="center" fo:text-indent="0in"/>
    </style:style>
    <style:style style:name="TableCell255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557" style:parent-style-name="Нормальный" style:family="paragraph">
      <style:paragraph-properties fo:text-align="center" fo:text-indent="0in"/>
    </style:style>
    <style:style style:name="TableCell255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559" style:parent-style-name="Нормальный" style:family="paragraph">
      <style:paragraph-properties fo:text-align="center" fo:text-indent="0in"/>
    </style:style>
    <style:style style:name="TableCell256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561" style:parent-style-name="Нормальный" style:family="paragraph">
      <style:paragraph-properties fo:text-align="center" fo:text-indent="0in"/>
    </style:style>
    <style:style style:name="TableCell256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563" style:parent-style-name="Нормальный" style:family="paragraph">
      <style:paragraph-properties fo:text-align="center" fo:text-indent="0in"/>
    </style:style>
    <style:style style:name="TableRow2564" style:family="table-row">
      <style:table-row-properties style:use-optimal-row-height="false"/>
    </style:style>
    <style:style style:name="TableCell2565"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566" style:parent-style-name="Нормальный" style:family="paragraph">
      <style:paragraph-properties fo:text-align="center" fo:text-indent="0in"/>
    </style:style>
    <style:style style:name="TableCell256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568" style:parent-style-name="Нормальный" style:family="paragraph">
      <style:paragraph-properties fo:text-align="center" fo:text-indent="0in"/>
    </style:style>
    <style:style style:name="TableCell256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570" style:parent-style-name="Нормальный" style:family="paragraph">
      <style:paragraph-properties fo:text-align="center" fo:text-indent="0in"/>
    </style:style>
    <style:style style:name="TableCell257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572" style:parent-style-name="Нормальный" style:family="paragraph">
      <style:paragraph-properties fo:text-align="center" fo:text-indent="0in"/>
    </style:style>
    <style:style style:name="TableCell257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574" style:parent-style-name="Нормальный" style:family="paragraph">
      <style:paragraph-properties fo:text-align="center" fo:text-indent="0in"/>
    </style:style>
    <style:style style:name="TableCell257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576" style:parent-style-name="Нормальный" style:family="paragraph">
      <style:paragraph-properties fo:text-align="center" fo:text-indent="0in"/>
    </style:style>
    <style:style style:name="TableRow2577" style:family="table-row">
      <style:table-row-properties style:use-optimal-row-height="false"/>
    </style:style>
    <style:style style:name="TableCell2578"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579" style:parent-style-name="Нормальный" style:family="paragraph">
      <style:paragraph-properties fo:text-align="center" fo:text-indent="0in"/>
    </style:style>
    <style:style style:name="TableCell258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581" style:parent-style-name="Нормальный" style:family="paragraph">
      <style:paragraph-properties fo:text-align="center" fo:text-indent="0in"/>
    </style:style>
    <style:style style:name="TableCell258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583" style:parent-style-name="Нормальный" style:family="paragraph">
      <style:paragraph-properties fo:text-align="center" fo:text-indent="0in"/>
    </style:style>
    <style:style style:name="TableCell258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585" style:parent-style-name="Нормальный" style:family="paragraph">
      <style:paragraph-properties fo:text-align="center" fo:text-indent="0in"/>
    </style:style>
    <style:style style:name="TableCell258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587" style:parent-style-name="Нормальный" style:family="paragraph">
      <style:paragraph-properties fo:text-align="center" fo:text-indent="0in"/>
    </style:style>
    <style:style style:name="TableCell258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589" style:parent-style-name="Нормальный" style:family="paragraph">
      <style:paragraph-properties fo:text-align="center" fo:text-indent="0in"/>
    </style:style>
    <style:style style:name="TableRow2590" style:family="table-row">
      <style:table-row-properties style:use-optimal-row-height="false"/>
    </style:style>
    <style:style style:name="TableCell2591"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592" style:parent-style-name="Нормальный" style:family="paragraph">
      <style:paragraph-properties fo:text-align="center" fo:text-indent="0in"/>
    </style:style>
    <style:style style:name="TableCell259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594" style:parent-style-name="Нормальный" style:family="paragraph">
      <style:paragraph-properties fo:text-align="center" fo:text-indent="0in"/>
    </style:style>
    <style:style style:name="TableCell259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596" style:parent-style-name="Нормальный" style:family="paragraph">
      <style:paragraph-properties fo:text-align="center" fo:text-indent="0in"/>
    </style:style>
    <style:style style:name="TableCell259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598" style:parent-style-name="Нормальный" style:family="paragraph">
      <style:paragraph-properties fo:text-align="center" fo:text-indent="0in"/>
    </style:style>
    <style:style style:name="TableCell259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600" style:parent-style-name="Нормальный" style:family="paragraph">
      <style:paragraph-properties fo:text-align="center" fo:text-indent="0in"/>
    </style:style>
    <style:style style:name="TableCell260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602" style:parent-style-name="Нормальный" style:family="paragraph">
      <style:paragraph-properties fo:text-align="center" fo:text-indent="0in"/>
    </style:style>
    <style:style style:name="TableRow2603" style:family="table-row">
      <style:table-row-properties style:use-optimal-row-height="false"/>
    </style:style>
    <style:style style:name="TableCell2604"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605" style:parent-style-name="Нормальный" style:family="paragraph">
      <style:paragraph-properties fo:text-align="center" fo:text-indent="0in"/>
    </style:style>
    <style:style style:name="TableCell260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607" style:parent-style-name="Нормальный" style:family="paragraph">
      <style:paragraph-properties fo:text-align="center" fo:text-indent="0in"/>
    </style:style>
    <style:style style:name="TableCell260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609" style:parent-style-name="Нормальный" style:family="paragraph">
      <style:paragraph-properties fo:text-align="center" fo:text-indent="0in"/>
    </style:style>
    <style:style style:name="TableCell261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611" style:parent-style-name="Нормальный" style:family="paragraph">
      <style:paragraph-properties fo:text-align="center" fo:text-indent="0in"/>
    </style:style>
    <style:style style:name="TableCell261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613" style:parent-style-name="Нормальный" style:family="paragraph">
      <style:paragraph-properties fo:text-align="center" fo:text-indent="0in"/>
    </style:style>
    <style:style style:name="TableCell261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615" style:parent-style-name="Нормальный" style:family="paragraph">
      <style:paragraph-properties fo:text-align="center" fo:text-indent="0in"/>
    </style:style>
    <style:style style:name="TableRow2616" style:family="table-row">
      <style:table-row-properties style:use-optimal-row-height="false"/>
    </style:style>
    <style:style style:name="TableCell2617"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618" style:parent-style-name="Нормальный" style:family="paragraph">
      <style:paragraph-properties fo:text-align="center" fo:text-indent="0in"/>
    </style:style>
    <style:style style:name="TableCell261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620" style:parent-style-name="Нормальный" style:family="paragraph">
      <style:paragraph-properties fo:text-align="center" fo:text-indent="0in"/>
    </style:style>
    <style:style style:name="TableCell262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622" style:parent-style-name="Нормальный" style:family="paragraph">
      <style:paragraph-properties fo:text-align="center" fo:text-indent="0in"/>
    </style:style>
    <style:style style:name="TableCell262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624" style:parent-style-name="Нормальный" style:family="paragraph">
      <style:paragraph-properties fo:text-align="center" fo:text-indent="0in"/>
    </style:style>
    <style:style style:name="TableCell262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626" style:parent-style-name="Нормальный" style:family="paragraph">
      <style:paragraph-properties fo:text-align="center" fo:text-indent="0in"/>
    </style:style>
    <style:style style:name="TableCell262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628" style:parent-style-name="Нормальный" style:family="paragraph">
      <style:paragraph-properties fo:text-align="center" fo:text-indent="0in"/>
    </style:style>
    <style:style style:name="TableRow2629" style:family="table-row">
      <style:table-row-properties style:use-optimal-row-height="false"/>
    </style:style>
    <style:style style:name="TableCell2630"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631" style:parent-style-name="Нормальный" style:family="paragraph">
      <style:paragraph-properties fo:text-align="center" fo:text-indent="0in"/>
    </style:style>
    <style:style style:name="TableCell263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633" style:parent-style-name="Нормальный" style:family="paragraph">
      <style:paragraph-properties fo:text-align="center" fo:text-indent="0in"/>
    </style:style>
    <style:style style:name="TableCell263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635" style:parent-style-name="Нормальный" style:family="paragraph">
      <style:paragraph-properties fo:text-align="center" fo:text-indent="0in"/>
    </style:style>
    <style:style style:name="TableCell263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637" style:parent-style-name="Нормальный" style:family="paragraph">
      <style:paragraph-properties fo:text-align="center" fo:text-indent="0in"/>
    </style:style>
    <style:style style:name="TableCell263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639" style:parent-style-name="Нормальный" style:family="paragraph">
      <style:paragraph-properties fo:text-align="center" fo:text-indent="0in"/>
    </style:style>
    <style:style style:name="TableCell264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641" style:parent-style-name="Нормальный" style:family="paragraph">
      <style:paragraph-properties fo:text-align="center" fo:text-indent="0in"/>
    </style:style>
    <style:style style:name="TableRow2642" style:family="table-row">
      <style:table-row-properties style:use-optimal-row-height="false"/>
    </style:style>
    <style:style style:name="TableCell2643"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644" style:parent-style-name="Нормальный" style:family="paragraph">
      <style:paragraph-properties fo:text-align="center" fo:text-indent="0in"/>
    </style:style>
    <style:style style:name="TableCell264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646" style:parent-style-name="Нормальный" style:family="paragraph">
      <style:paragraph-properties fo:text-align="center" fo:text-indent="0in"/>
    </style:style>
    <style:style style:name="TableCell264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648" style:parent-style-name="Нормальный" style:family="paragraph">
      <style:paragraph-properties fo:text-align="center" fo:text-indent="0in"/>
    </style:style>
    <style:style style:name="TableCell264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650" style:parent-style-name="Нормальный" style:family="paragraph">
      <style:paragraph-properties fo:text-align="center" fo:text-indent="0in"/>
    </style:style>
    <style:style style:name="TableCell265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652" style:parent-style-name="Нормальный" style:family="paragraph">
      <style:paragraph-properties fo:text-align="center" fo:text-indent="0in"/>
    </style:style>
    <style:style style:name="TableCell265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654" style:parent-style-name="Нормальный" style:family="paragraph">
      <style:paragraph-properties fo:text-align="center" fo:text-indent="0in"/>
    </style:style>
    <style:style style:name="TableRow2655" style:family="table-row">
      <style:table-row-properties style:use-optimal-row-height="false"/>
    </style:style>
    <style:style style:name="TableCell2656"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657" style:parent-style-name="Нормальный" style:family="paragraph">
      <style:paragraph-properties fo:text-align="center" fo:text-indent="0in"/>
    </style:style>
    <style:style style:name="TableCell265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659" style:parent-style-name="Нормальный" style:family="paragraph">
      <style:paragraph-properties fo:text-align="center" fo:text-indent="0in"/>
    </style:style>
    <style:style style:name="TableCell266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661" style:parent-style-name="Нормальный" style:family="paragraph">
      <style:paragraph-properties fo:text-align="center" fo:text-indent="0in"/>
    </style:style>
    <style:style style:name="TableCell266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663" style:parent-style-name="Нормальный" style:family="paragraph">
      <style:paragraph-properties fo:text-align="center" fo:text-indent="0in"/>
    </style:style>
    <style:style style:name="TableCell266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665" style:parent-style-name="Нормальный" style:family="paragraph">
      <style:paragraph-properties fo:text-align="center" fo:text-indent="0in"/>
    </style:style>
    <style:style style:name="TableCell266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667" style:parent-style-name="Нормальный" style:family="paragraph">
      <style:paragraph-properties fo:text-align="center" fo:text-indent="0in"/>
    </style:style>
    <style:style style:name="TableRow2668" style:family="table-row">
      <style:table-row-properties style:use-optimal-row-height="false"/>
    </style:style>
    <style:style style:name="TableCell2669"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670" style:parent-style-name="Нормальный" style:family="paragraph">
      <style:paragraph-properties fo:text-align="center" fo:text-indent="0in"/>
    </style:style>
    <style:style style:name="TableCell267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672" style:parent-style-name="Нормальный" style:family="paragraph">
      <style:paragraph-properties fo:text-align="center" fo:text-indent="0in"/>
    </style:style>
    <style:style style:name="TableCell267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674" style:parent-style-name="Нормальный" style:family="paragraph">
      <style:paragraph-properties fo:text-align="center" fo:text-indent="0in"/>
    </style:style>
    <style:style style:name="TableCell267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676" style:parent-style-name="Нормальный" style:family="paragraph">
      <style:paragraph-properties fo:text-align="center" fo:text-indent="0in"/>
    </style:style>
    <style:style style:name="TableCell267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67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679" style:family="table-row">
      <style:table-row-properties style:use-optimal-row-height="false"/>
    </style:style>
    <style:style style:name="TableCell2680"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681" style:parent-style-name="Нормальный" style:family="paragraph">
      <style:paragraph-properties fo:text-align="center" fo:text-indent="0in"/>
    </style:style>
    <style:style style:name="TableCell268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683" style:parent-style-name="Нормальный" style:family="paragraph">
      <style:paragraph-properties fo:text-align="center" fo:text-indent="0in"/>
    </style:style>
    <style:style style:name="TableCell268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685" style:parent-style-name="Нормальный" style:family="paragraph">
      <style:paragraph-properties fo:text-align="center" fo:text-indent="0in"/>
    </style:style>
    <style:style style:name="TableCell268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687" style:parent-style-name="Нормальный" style:family="paragraph">
      <style:paragraph-properties fo:text-align="center" fo:text-indent="0in"/>
    </style:style>
    <style:style style:name="TableCell268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68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690" style:parent-style-name="Standard" style:master-page-name="MP5" style:family="paragraph">
      <style:paragraph-properties fo:break-before="page"/>
    </style:style>
    <style:style style:name="P2706" style:parent-style-name="Нормальный" style:family="paragraph">
      <style:paragraph-properties fo:text-align="end" fo:text-indent="0.4722in"/>
    </style:style>
    <style:style style:name="T2707" style:parent-style-name="DefaultParagraphFont" style:family="text">
      <style:text-properties fo:font-weight="bold" style:font-weight-asian="bold" fo:color="#26282F"/>
    </style:style>
    <style:style style:name="T2708" style:parent-style-name="DefaultParagraphFont" style:family="text">
      <style:text-properties fo:font-weight="bold" style:font-weight-asian="bold" fo:color="#26282F"/>
    </style:style>
    <style:style style:name="T2709" style:parent-style-name="DefaultParagraphFont" style:family="text">
      <style:text-properties fo:font-weight="bold" style:font-weight-asian="bold" fo:color="#26282F"/>
    </style:style>
    <style:style style:name="TableColumn2711" style:family="table-column">
      <style:table-column-properties style:column-width="7.0868in"/>
    </style:style>
    <style:style style:name="Table2710" style:family="table">
      <style:table-properties style:width="7.0868in" fo:margin-left="0in" table:align="left"/>
    </style:style>
    <style:style style:name="TableRow2712" style:family="table-row">
      <style:table-row-properties/>
    </style:style>
    <style:style style:name="TableCell2713" style:family="table-cell">
      <style:table-cell-properties fo:border="0.0034in solid #000000" style:writing-mode="lr-tb" fo:padding-top="0in" fo:padding-left="0.0069in" fo:padding-bottom="0in" fo:padding-right="0.0069in"/>
    </style:style>
    <style:style style:name="P2714" style:parent-style-name="Нормальный" style:family="paragraph">
      <style:paragraph-properties fo:text-align="center" fo:text-indent="0in"/>
    </style:style>
    <style:style style:name="T2715" style:parent-style-name="DefaultParagraphFont" style:family="text">
      <style:text-properties fo:font-weight="bold" style:font-weight-asian="bold" fo:color="#26282F"/>
    </style:style>
    <style:style style:name="T2716" style:parent-style-name="DefaultParagraphFont" style:family="text">
      <style:text-properties fo:font-weight="bold" style:font-weight-asian="bold" fo:color="#26282F"/>
    </style:style>
    <style:style style:name="TableRow2717" style:family="table-row">
      <style:table-row-properties/>
    </style:style>
    <style:style style:name="TableCell2718"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719" style:parent-style-name="НормальныйOEM" style:family="paragraph">
      <style:text-properties fo:font-size="11pt" style:font-size-asian="11pt"/>
    </style:style>
    <style:style style:name="P2720" style:parent-style-name="НормальныйOEM" style:family="paragraph">
      <style:text-properties fo:font-size="11pt" style:font-size-asian="11pt"/>
    </style:style>
    <style:style style:name="P2721" style:parent-style-name="НормальныйOEM" style:family="paragraph">
      <style:text-properties fo:font-size="11pt" style:font-size-asian="11pt"/>
    </style:style>
    <style:style style:name="P2722" style:parent-style-name="НормальныйOEM" style:family="paragraph">
      <style:text-properties fo:font-size="11pt" style:font-size-asian="11pt"/>
    </style:style>
    <style:style style:name="P2723" style:parent-style-name="НормальныйOEM" style:family="paragraph">
      <style:text-properties fo:font-size="11pt" style:font-size-asian="11pt"/>
    </style:style>
    <style:style style:name="P2724" style:parent-style-name="НормальныйOEM" style:family="paragraph">
      <style:text-properties fo:font-size="11pt" style:font-size-asian="11pt"/>
    </style:style>
    <style:style style:name="P2725" style:parent-style-name="НормальныйOEM" style:family="paragraph">
      <style:text-properties fo:font-size="11pt" style:font-size-asian="11pt"/>
    </style:style>
    <style:style style:name="P2726" style:parent-style-name="НормальныйOEM" style:family="paragraph">
      <style:text-properties fo:font-size="11pt" style:font-size-asian="11pt"/>
    </style:style>
    <style:style style:name="P2727" style:parent-style-name="НормальныйOEM" style:family="paragraph">
      <style:text-properties fo:font-size="11pt" style:font-size-asian="11pt"/>
    </style:style>
    <style:style style:name="P2728" style:parent-style-name="НормальныйOEM" style:family="paragraph">
      <style:text-properties fo:font-size="11pt" style:font-size-asian="11pt"/>
    </style:style>
    <style:style style:name="P2729" style:parent-style-name="НормальныйOEM" style:family="paragraph">
      <style:text-properties fo:font-size="11pt" style:font-size-asian="11pt"/>
    </style:style>
    <style:style style:name="P2730" style:parent-style-name="НормальныйOEM" style:family="paragraph">
      <style:text-properties fo:font-size="11pt" style:font-size-asian="11pt"/>
    </style:style>
    <style:style style:name="P2731" style:parent-style-name="НормальныйOEM" style:family="paragraph">
      <style:text-properties fo:font-size="11pt" style:font-size-asian="11pt"/>
    </style:style>
    <style:style style:name="P2732" style:parent-style-name="НормальныйOEM" style:family="paragraph">
      <style:text-properties fo:font-size="11pt" style:font-size-asian="11pt"/>
    </style:style>
    <style:style style:name="P2733" style:parent-style-name="НормальныйOEM" style:family="paragraph">
      <style:text-properties fo:font-size="11pt" style:font-size-asian="11pt"/>
    </style:style>
    <style:style style:name="P2734" style:parent-style-name="НормальныйOEM" style:family="paragraph">
      <style:text-properties fo:font-size="11pt" style:font-size-asian="11pt"/>
    </style:style>
    <style:style style:name="P2735" style:parent-style-name="НормальныйOEM" style:family="paragraph">
      <style:text-properties fo:font-size="11pt" style:font-size-asian="11pt"/>
    </style:style>
    <style:style style:name="P2736" style:parent-style-name="НормальныйOEM" style:family="paragraph">
      <style:text-properties fo:font-size="11pt" style:font-size-asian="11pt"/>
    </style:style>
    <style:style style:name="P2737" style:parent-style-name="НормальныйOEM" style:family="paragraph">
      <style:text-properties fo:font-size="11pt" style:font-size-asian="11pt"/>
    </style:style>
    <style:style style:name="P2738" style:parent-style-name="НормальныйOEM" style:family="paragraph">
      <style:text-properties fo:font-size="11pt" style:font-size-asian="11pt"/>
    </style:style>
    <style:style style:name="P2739" style:parent-style-name="НормальныйOEM" style:family="paragraph">
      <style:text-properties fo:font-size="11pt" style:font-size-asian="11pt"/>
    </style:style>
    <style:style style:name="P2740" style:parent-style-name="НормальныйOEM" style:family="paragraph">
      <style:text-properties fo:font-size="11pt" style:font-size-asian="11pt"/>
    </style:style>
    <style:style style:name="P2741" style:parent-style-name="НормальныйOEM" style:family="paragraph">
      <style:text-properties fo:font-size="11pt" style:font-size-asian="11pt"/>
    </style:style>
    <style:style style:name="P2742" style:parent-style-name="НормальныйOEM" style:family="paragraph">
      <style:text-properties fo:font-size="11pt" style:font-size-asian="11pt"/>
    </style:style>
    <style:style style:name="P2743" style:parent-style-name="НормальныйOEM" style:family="paragraph">
      <style:text-properties fo:font-size="11pt" style:font-size-asian="11pt"/>
    </style:style>
    <style:style style:name="P2744" style:parent-style-name="НормальныйOEM" style:family="paragraph">
      <style:text-properties fo:font-size="11pt" style:font-size-asian="11pt"/>
    </style:style>
    <style:style style:name="P2745" style:parent-style-name="НормальныйOEM" style:family="paragraph">
      <style:text-properties fo:font-size="11pt" style:font-size-asian="11pt"/>
    </style:style>
    <style:style style:name="P2746" style:parent-style-name="НормальныйOEM" style:family="paragraph">
      <style:text-properties fo:font-size="11pt" style:font-size-asian="11pt"/>
    </style:style>
    <style:style style:name="P2747" style:parent-style-name="НормальныйOEM" style:family="paragraph">
      <style:text-properties fo:font-size="11pt" style:font-size-asian="11pt"/>
    </style:style>
    <style:style style:name="P2748" style:parent-style-name="НормальныйOEM" style:family="paragraph">
      <style:text-properties fo:font-size="11pt" style:font-size-asian="11pt"/>
    </style:style>
    <style:style style:name="P2749" style:parent-style-name="НормальныйOEM" style:family="paragraph">
      <style:text-properties fo:font-size="11pt" style:font-size-asian="11pt"/>
    </style:style>
    <style:style style:name="P2750" style:parent-style-name="НормальныйOEM" style:family="paragraph">
      <style:text-properties fo:font-size="11pt" style:font-size-asian="11pt"/>
    </style:style>
    <style:style style:name="P2751" style:parent-style-name="НормальныйOEM" style:family="paragraph">
      <style:text-properties fo:font-size="11pt" style:font-size-asian="11pt"/>
    </style:style>
    <style:style style:name="P2752" style:parent-style-name="НормальныйOEM" style:family="paragraph">
      <style:text-properties fo:font-size="11pt" style:font-size-asian="11pt"/>
    </style:style>
    <style:style style:name="P2753" style:parent-style-name="НормальныйOEM" style:family="paragraph">
      <style:text-properties fo:font-size="11pt" style:font-size-asian="11pt"/>
    </style:style>
    <style:style style:name="P2754" style:parent-style-name="НормальныйOEM" style:family="paragraph">
      <style:text-properties fo:font-size="11pt" style:font-size-asian="11pt"/>
    </style:style>
    <style:style style:name="P2755" style:parent-style-name="НормальныйOEM" style:family="paragraph">
      <style:text-properties fo:font-size="11pt" style:font-size-asian="11pt"/>
    </style:style>
    <style:style style:name="P2756" style:parent-style-name="НормальныйOEM" style:family="paragraph">
      <style:text-properties fo:font-size="11pt" style:font-size-asian="11pt"/>
    </style:style>
    <style:style style:name="P2757" style:parent-style-name="НормальныйOEM" style:family="paragraph">
      <style:text-properties fo:font-size="11pt" style:font-size-asian="11pt"/>
    </style:style>
    <style:style style:name="P2758" style:parent-style-name="НормальныйOEM" style:family="paragraph">
      <style:text-properties fo:font-size="11pt" style:font-size-asian="11pt"/>
    </style:style>
    <style:style style:name="P2759" style:parent-style-name="НормальныйOEM" style:family="paragraph">
      <style:text-properties fo:font-size="11pt" style:font-size-asian="11pt"/>
    </style:style>
    <style:style style:name="P2760" style:parent-style-name="НормальныйOEM" style:family="paragraph">
      <style:text-properties fo:font-size="11pt" style:font-size-asian="11pt"/>
    </style:style>
    <style:style style:name="P2761" style:parent-style-name="НормальныйOEM" style:family="paragraph">
      <style:text-properties fo:font-size="11pt" style:font-size-asian="11pt"/>
    </style:style>
    <style:style style:name="P2762" style:parent-style-name="НормальныйOEM" style:family="paragraph">
      <style:text-properties fo:font-size="11pt" style:font-size-asian="11pt"/>
    </style:style>
    <style:style style:name="P2763" style:parent-style-name="НормальныйOEM" style:family="paragraph">
      <style:text-properties fo:font-size="11pt" style:font-size-asian="11pt"/>
    </style:style>
    <style:style style:name="P2764" style:parent-style-name="НормальныйOEM" style:family="paragraph">
      <style:text-properties fo:font-size="11pt" style:font-size-asian="11pt"/>
    </style:style>
    <style:style style:name="P2765" style:parent-style-name="НормальныйOEM" style:family="paragraph">
      <style:text-properties fo:font-size="11pt" style:font-size-asian="11pt"/>
    </style:style>
    <style:style style:name="P2766" style:parent-style-name="НормальныйOEM" style:family="paragraph">
      <style:text-properties fo:font-size="11pt" style:font-size-asian="11pt"/>
    </style:style>
    <style:style style:name="P2767" style:parent-style-name="НормальныйOEM" style:family="paragraph">
      <style:text-properties fo:font-size="11pt" style:font-size-asian="11pt"/>
    </style:style>
    <style:style style:name="P2768" style:parent-style-name="НормальныйOEM" style:family="paragraph">
      <style:text-properties fo:font-size="11pt" style:font-size-asian="11pt"/>
    </style:style>
    <style:style style:name="P2769" style:parent-style-name="НормальныйOEM" style:family="paragraph">
      <style:text-properties fo:font-size="11pt" style:font-size-asian="11pt"/>
    </style:style>
    <style:style style:name="P2770" style:parent-style-name="НормальныйOEM" style:family="paragraph">
      <style:text-properties fo:font-size="11pt" style:font-size-asian="11pt"/>
    </style:style>
    <style:style style:name="P2771" style:parent-style-name="НормальныйOEM" style:family="paragraph">
      <style:text-properties fo:font-size="11pt" style:font-size-asian="11pt"/>
    </style:style>
    <style:style style:name="P2772" style:parent-style-name="НормальныйOEM" style:family="paragraph">
      <style:text-properties fo:font-size="11pt" style:font-size-asian="11pt"/>
    </style:style>
    <style:style style:name="P2773" style:parent-style-name="НормальныйOEM" style:family="paragraph">
      <style:text-properties fo:font-size="11pt" style:font-size-asian="11pt"/>
    </style:style>
    <style:style style:name="P2774" style:parent-style-name="Normal" style:family="paragraph">
      <style:text-properties text:display="none"/>
    </style:style>
    <style:style style:name="TableColumn2776" style:family="table-column">
      <style:table-column-properties style:column-width="7.0868in"/>
    </style:style>
    <style:style style:name="Table2775" style:family="table">
      <style:table-properties style:width="7.0868in" fo:margin-left="0in" table:align="left"/>
    </style:style>
    <style:style style:name="TableRow2777" style:family="table-row">
      <style:table-row-properties/>
    </style:style>
    <style:style style:name="TableCell2778" style:family="table-cell">
      <style:table-cell-properties fo:border="0.0034in solid #000000" style:writing-mode="lr-tb" fo:padding-top="0in" fo:padding-left="0.0069in" fo:padding-bottom="0in" fo:padding-right="0.0069in"/>
    </style:style>
    <style:style style:name="P2779" style:parent-style-name="НормальныйOEM" style:family="paragraph">
      <style:text-properties fo:font-size="11pt" style:font-size-asian="11pt"/>
    </style:style>
    <style:style style:name="P2780" style:parent-style-name="НормальныйOEM" style:family="paragraph">
      <style:text-properties fo:font-size="11pt" style:font-size-asian="11pt"/>
    </style:style>
    <style:style style:name="P2781" style:parent-style-name="НормальныйOEM" style:family="paragraph">
      <style:text-properties fo:font-size="11pt" style:font-size-asian="11pt"/>
    </style:style>
    <style:style style:name="P2782" style:parent-style-name="НормальныйOEM" style:family="paragraph">
      <style:text-properties fo:font-size="11pt" style:font-size-asian="11pt"/>
    </style:style>
    <style:style style:name="P2783" style:parent-style-name="НормальныйOEM" style:family="paragraph">
      <style:text-properties fo:font-size="11pt" style:font-size-asian="11pt"/>
    </style:style>
    <style:style style:name="P2784" style:parent-style-name="НормальныйOEM" style:family="paragraph">
      <style:text-properties fo:font-size="11pt" style:font-size-asian="11pt"/>
    </style:style>
    <style:style style:name="P2785" style:parent-style-name="НормальныйOEM" style:family="paragraph">
      <style:text-properties fo:font-size="11pt" style:font-size-asian="11pt"/>
    </style:style>
    <style:style style:name="P2786" style:parent-style-name="НормальныйOEM" style:family="paragraph">
      <style:text-properties fo:font-size="11pt" style:font-size-asian="11pt"/>
    </style:style>
    <style:style style:name="P2787" style:parent-style-name="НормальныйOEM" style:family="paragraph">
      <style:text-properties fo:font-size="11pt" style:font-size-asian="11pt"/>
    </style:style>
    <style:style style:name="P2788" style:parent-style-name="НормальныйOEM" style:family="paragraph">
      <style:text-properties fo:font-size="11pt" style:font-size-asian="11pt"/>
    </style:style>
    <style:style style:name="P2789" style:parent-style-name="НормальныйOEM" style:family="paragraph">
      <style:text-properties fo:font-size="11pt" style:font-size-asian="11pt"/>
    </style:style>
    <style:style style:name="P2790" style:parent-style-name="НормальныйOEM" style:family="paragraph">
      <style:text-properties fo:font-size="11pt" style:font-size-asian="11pt"/>
    </style:style>
    <style:style style:name="P2791" style:parent-style-name="НормальныйOEM" style:family="paragraph">
      <style:text-properties fo:font-size="11pt" style:font-size-asian="11pt"/>
    </style:style>
    <style:style style:name="P2792" style:parent-style-name="НормальныйOEM" style:family="paragraph">
      <style:text-properties fo:font-size="11pt" style:font-size-asian="11pt"/>
    </style:style>
    <style:style style:name="P2793" style:parent-style-name="НормальныйOEM" style:family="paragraph">
      <style:text-properties fo:font-size="11pt" style:font-size-asian="11pt"/>
    </style:style>
    <style:style style:name="P2794" style:parent-style-name="НормальныйOEM" style:family="paragraph">
      <style:text-properties fo:font-size="11pt" style:font-size-asian="11pt"/>
    </style:style>
    <style:style style:name="P2795" style:parent-style-name="НормальныйOEM" style:family="paragraph">
      <style:text-properties fo:font-size="11pt" style:font-size-asian="11pt"/>
    </style:style>
    <style:style style:name="P2796" style:parent-style-name="НормальныйOEM" style:family="paragraph">
      <style:text-properties fo:font-size="11pt" style:font-size-asian="11pt"/>
    </style:style>
    <style:style style:name="P2797" style:parent-style-name="НормальныйOEM" style:family="paragraph">
      <style:text-properties fo:font-size="11pt" style:font-size-asian="11pt"/>
    </style:style>
    <style:style style:name="P2798" style:parent-style-name="НормальныйOEM" style:family="paragraph">
      <style:text-properties fo:font-size="11pt" style:font-size-asian="11pt"/>
    </style:style>
    <style:style style:name="P2799" style:parent-style-name="НормальныйOEM" style:family="paragraph">
      <style:text-properties fo:font-size="11pt" style:font-size-asian="11pt"/>
    </style:style>
    <style:style style:name="P2800" style:parent-style-name="НормальныйOEM" style:family="paragraph">
      <style:text-properties fo:font-size="11pt" style:font-size-asian="11pt"/>
    </style:style>
    <style:style style:name="P2801" style:parent-style-name="НормальныйOEM" style:family="paragraph">
      <style:text-properties fo:font-size="11pt" style:font-size-asian="11pt"/>
    </style:style>
    <style:style style:name="P2802" style:parent-style-name="НормальныйOEM" style:family="paragraph">
      <style:text-properties fo:font-size="11pt" style:font-size-asian="11pt"/>
    </style:style>
    <style:style style:name="P2803" style:parent-style-name="НормальныйOEM" style:family="paragraph">
      <style:text-properties fo:font-size="11pt" style:font-size-asian="11pt"/>
    </style:style>
    <style:style style:name="P2804" style:parent-style-name="НормальныйOEM" style:family="paragraph">
      <style:text-properties fo:font-size="11pt" style:font-size-asian="11pt"/>
    </style:style>
    <style:style style:name="P2805" style:parent-style-name="НормальныйOEM" style:family="paragraph">
      <style:text-properties fo:font-size="11pt" style:font-size-asian="11pt"/>
    </style:style>
    <style:style style:name="P2806" style:parent-style-name="НормальныйOEM" style:family="paragraph">
      <style:text-properties fo:font-size="11pt" style:font-size-asian="11pt"/>
    </style:style>
    <style:style style:name="P2807" style:parent-style-name="НормальныйOEM" style:family="paragraph">
      <style:text-properties fo:font-size="11pt" style:font-size-asian="11pt"/>
    </style:style>
    <style:style style:name="P2808" style:parent-style-name="НормальныйOEM" style:family="paragraph">
      <style:text-properties fo:font-size="11pt" style:font-size-asian="11pt"/>
    </style:style>
    <style:style style:name="P2809" style:parent-style-name="НормальныйOEM" style:family="paragraph">
      <style:text-properties fo:font-size="11pt" style:font-size-asian="11pt"/>
    </style:style>
    <style:style style:name="P2810" style:parent-style-name="Normal" style:family="paragraph">
      <style:text-properties text:display="none"/>
    </style:style>
    <style:style style:name="TableColumn2812" style:family="table-column">
      <style:table-column-properties style:column-width="7.0868in"/>
    </style:style>
    <style:style style:name="Table2811" style:family="table">
      <style:table-properties style:width="7.0868in" fo:margin-left="0in" table:align="left"/>
    </style:style>
    <style:style style:name="TableRow2813" style:family="table-row">
      <style:table-row-properties/>
    </style:style>
    <style:style style:name="TableCell2814" style:family="table-cell">
      <style:table-cell-properties fo:border="0.0034in solid #000000" style:writing-mode="lr-tb" fo:padding-top="0in" fo:padding-left="0.0069in" fo:padding-bottom="0in" fo:padding-right="0.0069in"/>
    </style:style>
    <style:style style:name="TableRow2815" style:family="table-row">
      <style:table-row-properties/>
    </style:style>
    <style:style style:name="TableCell2816"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817" style:parent-style-name="НормальныйOEM" style:family="paragraph">
      <style:text-properties fo:font-size="11pt" style:font-size-asian="11pt"/>
    </style:style>
    <style:style style:name="P2818" style:parent-style-name="НормальныйOEM" style:family="paragraph">
      <style:text-properties fo:font-size="11pt" style:font-size-asian="11pt"/>
    </style:style>
    <style:style style:name="P2819" style:parent-style-name="НормальныйOEM" style:family="paragraph">
      <style:text-properties fo:font-size="11pt" style:font-size-asian="11pt"/>
    </style:style>
    <style:style style:name="P2820" style:parent-style-name="НормальныйOEM" style:family="paragraph">
      <style:text-properties fo:font-size="11pt" style:font-size-asian="11pt"/>
    </style:style>
    <style:style style:name="P2821" style:parent-style-name="НормальныйOEM" style:family="paragraph">
      <style:text-properties fo:font-size="11pt" style:font-size-asian="11pt"/>
    </style:style>
    <style:style style:name="P2822" style:parent-style-name="НормальныйOEM" style:family="paragraph">
      <style:text-properties fo:font-size="11pt" style:font-size-asian="11pt"/>
    </style:style>
    <style:style style:name="P2823" style:parent-style-name="НормальныйOEM" style:family="paragraph">
      <style:text-properties fo:font-size="11pt" style:font-size-asian="11pt"/>
    </style:style>
    <style:style style:name="P2824" style:parent-style-name="НормальныйOEM" style:family="paragraph">
      <style:text-properties fo:font-size="11pt" style:font-size-asian="11pt"/>
    </style:style>
    <style:style style:name="P2825" style:parent-style-name="НормальныйOEM" style:family="paragraph">
      <style:text-properties fo:font-size="11pt" style:font-size-asian="11pt"/>
    </style:style>
    <style:style style:name="P2826" style:parent-style-name="НормальныйOEM" style:family="paragraph">
      <style:text-properties fo:font-size="11pt" style:font-size-asian="11pt"/>
    </style:style>
    <style:style style:name="P2827" style:parent-style-name="НормальныйOEM" style:family="paragraph">
      <style:text-properties fo:font-size="11pt" style:font-size-asian="11pt"/>
    </style:style>
    <style:style style:name="P2828" style:parent-style-name="НормальныйOEM" style:family="paragraph">
      <style:text-properties fo:font-size="11pt" style:font-size-asian="11pt"/>
    </style:style>
    <style:style style:name="P2829" style:parent-style-name="НормальныйOEM" style:family="paragraph">
      <style:text-properties fo:font-size="11pt" style:font-size-asian="11pt"/>
    </style:style>
    <style:style style:name="P2830" style:parent-style-name="НормальныйOEM" style:family="paragraph">
      <style:text-properties fo:font-size="11pt" style:font-size-asian="11pt"/>
    </style:style>
    <style:style style:name="P2831" style:parent-style-name="НормальныйOEM" style:family="paragraph">
      <style:text-properties fo:font-size="11pt" style:font-size-asian="11pt"/>
    </style:style>
    <style:style style:name="P2832" style:parent-style-name="НормальныйOEM" style:family="paragraph">
      <style:text-properties fo:font-size="11pt" style:font-size-asian="11pt"/>
    </style:style>
    <style:style style:name="P2833" style:parent-style-name="НормальныйOEM" style:family="paragraph">
      <style:text-properties fo:font-size="11pt" style:font-size-asian="11pt"/>
    </style:style>
    <style:style style:name="P2834" style:parent-style-name="НормальныйOEM" style:family="paragraph">
      <style:text-properties fo:font-size="11pt" style:font-size-asian="11pt"/>
    </style:style>
    <style:style style:name="P2835" style:parent-style-name="НормальныйOEM" style:family="paragraph">
      <style:text-properties fo:font-size="11pt" style:font-size-asian="11pt"/>
    </style:style>
    <style:style style:name="P2836" style:parent-style-name="НормальныйOEM" style:family="paragraph">
      <style:text-properties fo:font-size="11pt" style:font-size-asian="11pt"/>
    </style:style>
    <style:style style:name="P2837" style:parent-style-name="НормальныйOEM" style:family="paragraph">
      <style:text-properties fo:font-size="11pt" style:font-size-asian="11pt"/>
    </style:style>
    <style:style style:name="P2838" style:parent-style-name="НормальныйOEM" style:family="paragraph">
      <style:text-properties fo:font-size="11pt" style:font-size-asian="11pt"/>
    </style:style>
    <style:style style:name="P2839" style:parent-style-name="НормальныйOEM" style:family="paragraph">
      <style:text-properties fo:font-size="11pt" style:font-size-asian="11pt"/>
    </style:style>
    <style:style style:name="P2840" style:parent-style-name="НормальныйOEM" style:family="paragraph">
      <style:text-properties fo:font-size="11pt" style:font-size-asian="11pt"/>
    </style:style>
    <style:style style:name="P2841" style:parent-style-name="НормальныйOEM" style:family="paragraph">
      <style:text-properties fo:font-size="11pt" style:font-size-asian="11pt"/>
    </style:style>
    <style:style style:name="P2842" style:parent-style-name="НормальныйOEM" style:family="paragraph">
      <style:text-properties fo:font-size="11pt" style:font-size-asian="11pt"/>
    </style:style>
    <style:style style:name="P2843" style:parent-style-name="НормальныйOEM" style:family="paragraph">
      <style:text-properties fo:font-size="11pt" style:font-size-asian="11pt"/>
    </style:style>
    <style:style style:name="P2844" style:parent-style-name="НормальныйOEM" style:family="paragraph">
      <style:text-properties fo:font-size="11pt" style:font-size-asian="11pt"/>
    </style:style>
    <style:style style:name="P2845" style:parent-style-name="НормальныйOEM" style:family="paragraph">
      <style:text-properties fo:font-size="11pt" style:font-size-asian="11pt"/>
    </style:style>
    <style:style style:name="P2846" style:parent-style-name="НормальныйOEM" style:family="paragraph">
      <style:text-properties fo:font-size="11pt" style:font-size-asian="11pt"/>
    </style:style>
    <style:style style:name="P2847" style:parent-style-name="НормальныйOEM" style:family="paragraph">
      <style:text-properties fo:font-size="11pt" style:font-size-asian="11pt"/>
    </style:style>
    <style:style style:name="P2848" style:parent-style-name="НормальныйOEM" style:family="paragraph">
      <style:text-properties fo:font-size="11pt" style:font-size-asian="11pt"/>
    </style:style>
    <style:style style:name="P2849" style:parent-style-name="НормальныйOEM" style:family="paragraph">
      <style:text-properties fo:font-size="11pt" style:font-size-asian="11pt"/>
    </style:style>
    <style:style style:name="P2850" style:parent-style-name="НормальныйOEM" style:family="paragraph">
      <style:text-properties fo:font-size="11pt" style:font-size-asian="11pt"/>
    </style:style>
    <style:style style:name="P2851" style:parent-style-name="НормальныйOEM" style:family="paragraph">
      <style:text-properties fo:font-size="11pt" style:font-size-asian="11pt"/>
    </style:style>
    <style:style style:name="P2852" style:parent-style-name="НормальныйOEM" style:family="paragraph">
      <style:text-properties fo:font-size="11pt" style:font-size-asian="11pt"/>
    </style:style>
    <style:style style:name="P2853" style:parent-style-name="НормальныйOEM" style:family="paragraph">
      <style:text-properties fo:font-size="11pt" style:font-size-asian="11pt"/>
    </style:style>
    <style:style style:name="P2854" style:parent-style-name="НормальныйOEM" style:family="paragraph">
      <style:text-properties fo:font-size="11pt" style:font-size-asian="11pt"/>
    </style:style>
    <style:style style:name="P2855" style:parent-style-name="НормальныйOEM" style:family="paragraph">
      <style:text-properties fo:font-size="11pt" style:font-size-asian="11pt"/>
    </style:style>
    <style:style style:name="P2856" style:parent-style-name="НормальныйOEM" style:family="paragraph">
      <style:text-properties fo:font-size="11pt" style:font-size-asian="11pt"/>
    </style:style>
    <style:style style:name="P2857" style:parent-style-name="НормальныйOEM" style:family="paragraph">
      <style:text-properties fo:font-size="11pt" style:font-size-asian="11pt"/>
    </style:style>
    <style:style style:name="P2858" style:parent-style-name="НормальныйOEM" style:family="paragraph">
      <style:text-properties fo:font-size="11pt" style:font-size-asian="11pt"/>
    </style:style>
    <style:style style:name="P2859" style:parent-style-name="НормальныйOEM" style:family="paragraph">
      <style:text-properties fo:font-size="11pt" style:font-size-asian="11pt"/>
    </style:style>
    <style:style style:name="P2860" style:parent-style-name="НормальныйOEM" style:family="paragraph">
      <style:text-properties fo:font-size="11pt" style:font-size-asian="11pt"/>
    </style:style>
    <style:style style:name="P2861" style:parent-style-name="НормальныйOEM" style:family="paragraph">
      <style:text-properties fo:font-size="11pt" style:font-size-asian="11pt"/>
    </style:style>
    <style:style style:name="P2862" style:parent-style-name="НормальныйOEM" style:family="paragraph">
      <style:text-properties fo:font-size="11pt" style:font-size-asian="11pt"/>
    </style:style>
    <style:style style:name="P2863" style:parent-style-name="НормальныйOEM" style:family="paragraph">
      <style:text-properties fo:font-size="11pt" style:font-size-asian="11pt"/>
    </style:style>
    <style:style style:name="P2864" style:parent-style-name="НормальныйOEM" style:family="paragraph">
      <style:text-properties fo:font-size="11pt" style:font-size-asian="11pt"/>
    </style:style>
    <style:style style:name="P2865" style:parent-style-name="НормальныйOEM" style:family="paragraph">
      <style:text-properties fo:font-size="11pt" style:font-size-asian="11pt"/>
    </style:style>
    <style:style style:name="P2866" style:parent-style-name="НормальныйOEM" style:family="paragraph">
      <style:text-properties fo:font-size="11pt" style:font-size-asian="11pt"/>
    </style:style>
    <style:style style:name="P2867" style:parent-style-name="НормальныйOEM" style:family="paragraph">
      <style:text-properties fo:font-size="11pt" style:font-size-asian="11pt"/>
    </style:style>
    <style:style style:name="P2868" style:parent-style-name="НормальныйOEM" style:family="paragraph">
      <style:text-properties fo:font-size="11pt" style:font-size-asian="11pt"/>
    </style:style>
    <style:style style:name="P2869" style:parent-style-name="НормальныйOEM" style:family="paragraph">
      <style:text-properties fo:font-size="11pt" style:font-size-asian="11pt"/>
    </style:style>
    <style:style style:name="P2870" style:parent-style-name="Normal" style:family="paragraph">
      <style:text-properties text:display="none"/>
    </style:style>
    <style:style style:name="TableColumn2872" style:family="table-column">
      <style:table-column-properties style:column-width="7.0868in"/>
    </style:style>
    <style:style style:name="Table2871" style:family="table">
      <style:table-properties style:width="7.0868in" fo:margin-left="0in" table:align="left"/>
    </style:style>
    <style:style style:name="TableRow2873" style:family="table-row">
      <style:table-row-properties/>
    </style:style>
    <style:style style:name="TableCell2874" style:family="table-cell">
      <style:table-cell-properties fo:border="0.0034in solid #000000" style:writing-mode="lr-tb" fo:padding-top="0in" fo:padding-left="0.0069in" fo:padding-bottom="0in" fo:padding-right="0.0069in"/>
    </style:style>
    <style:style style:name="P2875" style:parent-style-name="НормальныйOEM" style:family="paragraph">
      <style:text-properties fo:font-size="11pt" style:font-size-asian="11pt"/>
    </style:style>
    <style:style style:name="P2876" style:parent-style-name="НормальныйOEM" style:family="paragraph">
      <style:text-properties fo:font-size="11pt" style:font-size-asian="11pt"/>
    </style:style>
    <style:style style:name="P2877" style:parent-style-name="НормальныйOEM" style:family="paragraph">
      <style:text-properties fo:font-size="11pt" style:font-size-asian="11pt"/>
    </style:style>
    <style:style style:name="P2878" style:parent-style-name="НормальныйOEM" style:family="paragraph">
      <style:text-properties fo:font-size="11pt" style:font-size-asian="11pt"/>
    </style:style>
    <style:style style:name="P2879" style:parent-style-name="НормальныйOEM" style:family="paragraph">
      <style:text-properties fo:font-size="11pt" style:font-size-asian="11pt"/>
    </style:style>
    <style:style style:name="P2880" style:parent-style-name="НормальныйOEM" style:family="paragraph">
      <style:text-properties fo:font-size="11pt" style:font-size-asian="11pt"/>
    </style:style>
    <style:style style:name="P2881" style:parent-style-name="НормальныйOEM" style:family="paragraph">
      <style:text-properties fo:font-size="11pt" style:font-size-asian="11pt"/>
    </style:style>
    <style:style style:name="P2882" style:parent-style-name="НормальныйOEM" style:family="paragraph">
      <style:text-properties fo:font-size="11pt" style:font-size-asian="11pt"/>
    </style:style>
    <style:style style:name="P2883" style:parent-style-name="НормальныйOEM" style:family="paragraph">
      <style:text-properties fo:font-size="11pt" style:font-size-asian="11pt"/>
    </style:style>
    <style:style style:name="P2884" style:parent-style-name="НормальныйOEM" style:family="paragraph">
      <style:text-properties fo:font-size="11pt" style:font-size-asian="11pt"/>
    </style:style>
    <style:style style:name="P2885" style:parent-style-name="НормальныйOEM" style:family="paragraph">
      <style:text-properties fo:font-size="11pt" style:font-size-asian="11pt"/>
    </style:style>
    <style:style style:name="P2886" style:parent-style-name="НормальныйOEM" style:family="paragraph">
      <style:text-properties fo:font-size="11pt" style:font-size-asian="11pt"/>
    </style:style>
    <style:style style:name="P2887" style:parent-style-name="НормальныйOEM" style:family="paragraph">
      <style:text-properties fo:font-size="11pt" style:font-size-asian="11pt"/>
    </style:style>
    <style:style style:name="P2888" style:parent-style-name="НормальныйOEM" style:family="paragraph">
      <style:text-properties fo:font-size="11pt" style:font-size-asian="11pt"/>
    </style:style>
    <style:style style:name="P2889" style:parent-style-name="НормальныйOEM" style:family="paragraph">
      <style:text-properties fo:font-size="11pt" style:font-size-asian="11pt"/>
    </style:style>
    <style:style style:name="P2890" style:parent-style-name="НормальныйOEM" style:family="paragraph">
      <style:text-properties fo:font-size="11pt" style:font-size-asian="11pt"/>
    </style:style>
    <style:style style:name="P2891" style:parent-style-name="НормальныйOEM" style:family="paragraph">
      <style:text-properties fo:font-size="11pt" style:font-size-asian="11pt"/>
    </style:style>
    <style:style style:name="P2892" style:parent-style-name="НормальныйOEM" style:family="paragraph">
      <style:text-properties fo:font-size="11pt" style:font-size-asian="11pt"/>
    </style:style>
    <style:style style:name="P2893" style:parent-style-name="НормальныйOEM" style:family="paragraph">
      <style:text-properties fo:font-size="11pt" style:font-size-asian="11pt"/>
    </style:style>
    <style:style style:name="P2894" style:parent-style-name="НормальныйOEM" style:family="paragraph">
      <style:text-properties fo:font-size="11pt" style:font-size-asian="11pt"/>
    </style:style>
    <style:style style:name="P2895" style:parent-style-name="НормальныйOEM" style:family="paragraph">
      <style:text-properties fo:font-size="11pt" style:font-size-asian="11pt"/>
    </style:style>
    <style:style style:name="P2896" style:parent-style-name="НормальныйOEM" style:family="paragraph">
      <style:text-properties fo:font-size="11pt" style:font-size-asian="11pt"/>
    </style:style>
    <style:style style:name="P2897" style:parent-style-name="НормальныйOEM" style:family="paragraph">
      <style:text-properties fo:font-size="11pt" style:font-size-asian="11pt"/>
    </style:style>
    <style:style style:name="P2898" style:parent-style-name="НормальныйOEM" style:family="paragraph">
      <style:text-properties fo:font-size="11pt" style:font-size-asian="11pt"/>
    </style:style>
    <style:style style:name="P2899" style:parent-style-name="НормальныйOEM" style:family="paragraph">
      <style:text-properties fo:font-size="11pt" style:font-size-asian="11pt"/>
    </style:style>
    <style:style style:name="P2900" style:parent-style-name="НормальныйOEM" style:family="paragraph">
      <style:text-properties fo:font-size="11pt" style:font-size-asian="11pt"/>
    </style:style>
    <style:style style:name="P2901" style:parent-style-name="НормальныйOEM" style:family="paragraph">
      <style:text-properties fo:font-size="11pt" style:font-size-asian="11pt"/>
    </style:style>
    <style:style style:name="P2902" style:parent-style-name="НормальныйOEM" style:family="paragraph">
      <style:text-properties fo:font-size="11pt" style:font-size-asian="11pt"/>
    </style:style>
    <style:style style:name="P2903" style:parent-style-name="НормальныйOEM" style:family="paragraph">
      <style:text-properties fo:font-size="11pt" style:font-size-asian="11pt"/>
    </style:style>
    <style:style style:name="P2904" style:parent-style-name="НормальныйOEM" style:family="paragraph">
      <style:text-properties fo:font-size="11pt" style:font-size-asian="11pt"/>
    </style:style>
    <style:style style:name="P2905" style:parent-style-name="НормальныйOEM" style:family="paragraph">
      <style:text-properties fo:font-size="11pt" style:font-size-asian="11pt"/>
    </style:style>
    <style:style style:name="P2906" style:parent-style-name="НормальныйOEM" style:family="paragraph">
      <style:text-properties fo:font-size="11pt" style:font-size-asian="11pt"/>
    </style:style>
    <style:style style:name="P2907" style:parent-style-name="НормальныйOEM" style:family="paragraph">
      <style:text-properties fo:font-size="11pt" style:font-size-asian="11pt"/>
    </style:style>
    <style:style style:name="P2908" style:parent-style-name="НормальныйOEM" style:family="paragraph">
      <style:text-properties fo:font-size="11pt" style:font-size-asian="11pt"/>
    </style:style>
    <style:style style:name="P2909" style:parent-style-name="Standard" style:master-page-name="MP6" style:family="paragraph">
      <style:paragraph-properties fo:break-before="page"/>
    </style:style>
    <style:style style:name="P2925" style:parent-style-name="Нормальный" style:family="paragraph">
      <style:paragraph-properties fo:text-align="end" fo:text-indent="0.4722in"/>
    </style:style>
    <style:style style:name="T2926" style:parent-style-name="DefaultParagraphFont" style:family="text">
      <style:text-properties fo:font-weight="bold" style:font-weight-asian="bold" fo:color="#26282F"/>
    </style:style>
    <style:style style:name="T2927" style:parent-style-name="DefaultParagraphFont" style:family="text">
      <style:text-properties fo:font-weight="bold" style:font-weight-asian="bold" fo:color="#26282F"/>
    </style:style>
    <style:style style:name="T2928" style:parent-style-name="DefaultParagraphFont" style:family="text">
      <style:text-properties fo:font-weight="bold" style:font-weight-asian="bold" fo:color="#26282F"/>
    </style:style>
    <style:style style:name="TableColumn2930" style:family="table-column">
      <style:table-column-properties style:column-width="0.5909in" style:use-optimal-column-width="false"/>
    </style:style>
    <style:style style:name="TableColumn2931" style:family="table-column">
      <style:table-column-properties style:column-width="1.0243in" style:use-optimal-column-width="false"/>
    </style:style>
    <style:style style:name="TableColumn2932" style:family="table-column">
      <style:table-column-properties style:column-width="0.984in" style:use-optimal-column-width="false"/>
    </style:style>
    <style:style style:name="TableColumn2933" style:family="table-column">
      <style:table-column-properties style:column-width="0.3541in" style:use-optimal-column-width="false"/>
    </style:style>
    <style:style style:name="TableColumn2934" style:family="table-column">
      <style:table-column-properties style:column-width="0.3541in" style:use-optimal-column-width="false"/>
    </style:style>
    <style:style style:name="TableColumn2935" style:family="table-column">
      <style:table-column-properties style:column-width="0.3541in" style:use-optimal-column-width="false"/>
    </style:style>
    <style:style style:name="TableColumn2936" style:family="table-column">
      <style:table-column-properties style:column-width="0.3541in" style:use-optimal-column-width="false"/>
    </style:style>
    <style:style style:name="TableColumn2937" style:family="table-column">
      <style:table-column-properties style:column-width="0.3541in" style:use-optimal-column-width="false"/>
    </style:style>
    <style:style style:name="TableColumn2938" style:family="table-column">
      <style:table-column-properties style:column-width="0.3541in" style:use-optimal-column-width="false"/>
    </style:style>
    <style:style style:name="TableColumn2939" style:family="table-column">
      <style:table-column-properties style:column-width="0.4333in" style:use-optimal-column-width="false"/>
    </style:style>
    <style:style style:name="TableColumn2940" style:family="table-column">
      <style:table-column-properties style:column-width="0.9055in" style:use-optimal-column-width="false"/>
    </style:style>
    <style:style style:name="TableColumn2941" style:family="table-column">
      <style:table-column-properties style:column-width="0.5118in" style:use-optimal-column-width="false"/>
    </style:style>
    <style:style style:name="TableColumn2942" style:family="table-column">
      <style:table-column-properties style:column-width="0.5118in" style:use-optimal-column-width="false"/>
    </style:style>
    <style:style style:name="TableColumn2943" style:family="table-column">
      <style:table-column-properties style:column-width="0.5118in" style:use-optimal-column-width="false"/>
    </style:style>
    <style:style style:name="TableColumn2944" style:family="table-column">
      <style:table-column-properties style:column-width="0.5513in" style:use-optimal-column-width="false"/>
    </style:style>
    <style:style style:name="TableColumn2945" style:family="table-column">
      <style:table-column-properties style:column-width="0.7083in" style:use-optimal-column-width="false"/>
    </style:style>
    <style:style style:name="TableColumn2946" style:family="table-column">
      <style:table-column-properties style:column-width="0.984in" style:use-optimal-column-width="false"/>
    </style:style>
    <style:style style:name="TableColumn2947" style:family="table-column">
      <style:table-column-properties style:column-width="1.9291in" style:use-optimal-column-width="false"/>
    </style:style>
    <style:style style:name="TableColumn2948" style:family="table-column">
      <style:table-column-properties style:column-width="0.7083in" style:use-optimal-column-width="false"/>
    </style:style>
    <style:style style:name="TableColumn2949" style:family="table-column">
      <style:table-column-properties style:column-width="0.0784in" style:use-optimal-column-width="false"/>
    </style:style>
    <style:style style:name="TableColumn2950" style:family="table-column">
      <style:table-column-properties style:column-width="0.7875in" style:use-optimal-column-width="false"/>
    </style:style>
    <style:style style:name="TableColumn2951" style:family="table-column">
      <style:table-column-properties style:column-width="0.3152in" style:use-optimal-column-width="false"/>
    </style:style>
    <style:style style:name="TableColumn2952" style:family="table-column">
      <style:table-column-properties style:column-width="0.9055in" style:use-optimal-column-width="false"/>
    </style:style>
    <style:style style:name="Table2929" style:family="table">
      <style:table-properties style:width="14.5666in" fo:margin-left="0in" table:align="left"/>
    </style:style>
    <style:style style:name="TableRow2953" style:family="table-row">
      <style:table-row-properties style:use-optimal-row-height="false"/>
    </style:style>
    <style:style style:name="TableCell2954" style:family="table-cell">
      <style:table-cell-properties fo:border-top="0.0034in solid #000000" fo:border-left="0.0034in solid #000000" fo:border-bottom="none" fo:border-right="0.0034in solid #000000" style:writing-mode="lr-tb" fo:padding-top="0in" fo:padding-left="0.0069in" fo:padding-bottom="0in" fo:padding-right="0.0069in"/>
    </style:style>
    <style:style style:name="P2955" style:parent-style-name="НормальныйOEM" style:family="paragraph">
      <style:text-properties fo:font-size="11pt" style:font-size-asian="11pt"/>
    </style:style>
    <style:style style:name="P2956" style:parent-style-name="НормальныйOEM" style:family="paragraph">
      <style:text-properties fo:font-size="11pt" style:font-size-asian="11pt"/>
    </style:style>
    <style:style style:name="P2957" style:parent-style-name="НормальныйOEM" style:family="paragraph">
      <style:text-properties fo:font-size="11pt" style:font-size-asian="11pt"/>
    </style:style>
    <style:style style:name="P2958" style:parent-style-name="НормальныйOEM" style:family="paragraph">
      <style:text-properties fo:font-size="11pt" style:font-size-asian="11pt"/>
    </style:style>
    <style:style style:name="TableCell2959" style:family="table-cell">
      <style:table-cell-properties fo:border-top="0.0034in solid #000000" fo:border-left="none" fo:border-bottom="none" fo:border-right="0.0034in solid #000000" style:writing-mode="lr-tb" fo:padding-top="0in" fo:padding-left="0.0069in" fo:padding-bottom="0in" fo:padding-right="0.0069in"/>
    </style:style>
    <style:style style:name="TableCell2960" style:family="table-cell">
      <style:table-cell-properties fo:border-top="0.0034in solid #000000" fo:border-left="none" fo:border-bottom="none" fo:border-right="0.0034in solid #000000" style:writing-mode="lr-tb" fo:padding-top="0in" fo:padding-left="0.0069in" fo:padding-bottom="0in" fo:padding-right="0.0069in"/>
    </style:style>
    <style:style style:name="TableCell2961"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TableCell2962"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TableCell2963"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TableRow2964" style:family="table-row">
      <style:table-row-properties style:use-optimal-row-height="false"/>
    </style:style>
    <style:style style:name="TableCell2965"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966" style:parent-style-name="НормальныйOEM" style:family="paragraph">
      <style:text-properties fo:font-size="11pt" style:font-size-asian="11pt"/>
    </style:style>
    <style:style style:name="P2967" style:parent-style-name="НормальныйOEM" style:family="paragraph">
      <style:text-properties fo:font-size="11pt" style:font-size-asian="11pt"/>
    </style:style>
    <style:style style:name="P2968" style:parent-style-name="НормальныйOEM" style:family="paragraph">
      <style:text-properties fo:font-size="11pt" style:font-size-asian="11pt"/>
    </style:style>
    <style:style style:name="P2969" style:parent-style-name="НормальныйOEM" style:family="paragraph">
      <style:text-properties fo:font-size="11pt" style:font-size-asian="11pt"/>
    </style:style>
    <style:style style:name="TableCell297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971" style:family="table-row">
      <style:table-row-properties style:use-optimal-row-height="false"/>
    </style:style>
    <style:style style:name="TableCell2972" style:family="table-cell">
      <style:table-cell-properties fo:border-top="none" fo:border-left="0.0034in solid #000000" fo:border-bottom="none" fo:border-right="0.0034in solid #000000" style:writing-mode="lr-tb" fo:padding-top="0in" fo:padding-left="0.0069in" fo:padding-bottom="0in" fo:padding-right="0.0069in"/>
    </style:style>
    <style:style style:name="TableCell297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97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975" style:family="table-cell">
      <style:table-cell-properties fo:border-top="none" fo:border-left="none" fo:border-bottom="none" fo:border-right="0.0034in solid #000000" style:writing-mode="lr-tb" fo:padding-top="0in" fo:padding-left="0.0069in" fo:padding-bottom="0in" fo:padding-right="0.0069in"/>
    </style:style>
    <style:style style:name="TableCell297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97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97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97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98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98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982" style:family="table-row">
      <style:table-row-properties style:use-optimal-row-height="false"/>
    </style:style>
    <style:style style:name="TableCell2983" style:family="table-cell">
      <style:table-cell-properties fo:border-top="none" fo:border-left="0.0034in solid #000000" fo:border-bottom="none" fo:border-right="0.0034in solid #000000" style:writing-mode="lr-tb" fo:padding-top="0in" fo:padding-left="0.0069in" fo:padding-bottom="0in" fo:padding-right="0.0069in"/>
    </style:style>
    <style:style style:name="TableCell298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98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2986" style:family="table-row">
      <style:table-row-properties style:use-optimal-row-height="false"/>
    </style:style>
    <style:style style:name="TableCell298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98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98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99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99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99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99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99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99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299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2997" style:parent-style-name="Нормальный" style:family="paragraph">
      <style:paragraph-properties fo:text-align="center" fo:text-indent="0in"/>
    </style:style>
    <style:style style:name="TableRow2998" style:family="table-row">
      <style:table-row-properties style:use-optimal-row-height="false"/>
    </style:style>
    <style:style style:name="TableCell2999"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300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0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0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0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0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0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0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0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0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0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1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1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1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1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1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1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1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1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1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1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020" style:family="table-row">
      <style:table-row-properties style:use-optimal-row-height="false"/>
    </style:style>
    <style:style style:name="TableCell3021"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302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2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2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2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2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2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2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2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3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3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3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3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3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3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3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3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3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3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4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4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042" style:family="table-row">
      <style:table-row-properties style:use-optimal-row-height="false"/>
    </style:style>
    <style:style style:name="TableCell3043"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304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4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4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4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4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4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5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5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5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5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5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5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5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5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5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5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6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6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6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6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064" style:family="table-row">
      <style:table-row-properties style:use-optimal-row-height="false"/>
    </style:style>
    <style:style style:name="TableCell3065"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306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6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6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6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7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7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7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7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7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7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7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7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7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7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8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8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8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8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8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8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086" style:family="table-row">
      <style:table-row-properties style:use-optimal-row-height="false"/>
    </style:style>
    <style:style style:name="TableCell3087"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308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8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9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9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9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9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9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9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9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9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9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09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0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0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0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0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0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0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0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0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108" style:family="table-row">
      <style:table-row-properties style:use-optimal-row-height="false"/>
    </style:style>
    <style:style style:name="TableCell3109"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311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1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1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1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1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1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1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1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1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1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2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2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2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2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2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2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2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2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2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2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130" style:family="table-row">
      <style:table-row-properties style:use-optimal-row-height="false"/>
    </style:style>
    <style:style style:name="TableCell3131"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313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3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3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3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3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3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3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3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4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4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4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4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4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4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4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4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4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4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5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5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152" style:family="table-row">
      <style:table-row-properties style:use-optimal-row-height="false"/>
    </style:style>
    <style:style style:name="TableCell3153"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315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5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5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5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5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5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6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6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6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6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6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6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6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6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6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6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7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7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7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7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174" style:family="table-row">
      <style:table-row-properties style:use-optimal-row-height="false"/>
    </style:style>
    <style:style style:name="TableCell3175"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317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7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7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7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8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8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8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8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8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8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8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8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8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8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9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9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9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9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9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9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196" style:family="table-row">
      <style:table-row-properties style:use-optimal-row-height="false"/>
    </style:style>
    <style:style style:name="TableCell3197"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319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19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0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0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0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0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0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0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0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0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0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0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1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1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1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1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1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1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1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1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218" style:family="table-row">
      <style:table-row-properties style:use-optimal-row-height="false"/>
    </style:style>
    <style:style style:name="TableCell3219"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322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2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2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2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2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2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2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2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2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2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3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3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3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3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3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3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3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3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3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3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240" style:family="table-row">
      <style:table-row-properties style:use-optimal-row-height="false"/>
    </style:style>
    <style:style style:name="TableCell3241"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324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4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4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4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4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4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4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4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5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5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5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5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5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5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5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5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5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5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6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6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262" style:family="table-row">
      <style:table-row-properties style:use-optimal-row-height="false"/>
    </style:style>
    <style:style style:name="TableCell3263"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326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6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6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6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6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6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7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7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7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7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7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7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7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7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7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7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8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8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8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8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284" style:family="table-row">
      <style:table-row-properties style:use-optimal-row-height="false"/>
    </style:style>
    <style:style style:name="TableCell3285"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328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8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8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8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9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9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9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9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9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9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9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9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9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29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30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30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30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30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30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30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olumn3307" style:family="table-column">
      <style:table-column-properties style:column-width="0.4722in" style:use-optimal-column-width="false"/>
    </style:style>
    <style:style style:name="TableColumn3308" style:family="table-column">
      <style:table-column-properties style:column-width="0.9055in" style:use-optimal-column-width="false"/>
    </style:style>
    <style:style style:name="TableColumn3309" style:family="table-column">
      <style:table-column-properties style:column-width="0.9055in" style:use-optimal-column-width="false"/>
    </style:style>
    <style:style style:name="TableColumn3310" style:family="table-column">
      <style:table-column-properties style:column-width="0.3937in" style:use-optimal-column-width="false"/>
    </style:style>
    <style:style style:name="TableColumn3311" style:family="table-column">
      <style:table-column-properties style:column-width="0.3937in" style:use-optimal-column-width="false"/>
    </style:style>
    <style:style style:name="TableColumn3312" style:family="table-column">
      <style:table-column-properties style:column-width="0.3937in" style:use-optimal-column-width="false"/>
    </style:style>
    <style:style style:name="TableColumn3313" style:family="table-column">
      <style:table-column-properties style:column-width="0.3937in" style:use-optimal-column-width="false"/>
    </style:style>
    <style:style style:name="TableColumn3314" style:family="table-column">
      <style:table-column-properties style:column-width="0.3541in" style:use-optimal-column-width="false"/>
    </style:style>
    <style:style style:name="TableColumn3315" style:family="table-column">
      <style:table-column-properties style:column-width="0.3937in" style:use-optimal-column-width="false"/>
    </style:style>
    <style:style style:name="TableColumn3316" style:family="table-column">
      <style:table-column-properties style:column-width="0.4722in" style:use-optimal-column-width="false"/>
    </style:style>
    <style:style style:name="TableColumn3317" style:family="table-column">
      <style:table-column-properties style:column-width="0.9451in" style:use-optimal-column-width="false"/>
    </style:style>
    <style:style style:name="TableColumn3318" style:family="table-column">
      <style:table-column-properties style:column-width="0.5118in" style:use-optimal-column-width="false"/>
    </style:style>
    <style:style style:name="TableColumn3319" style:family="table-column">
      <style:table-column-properties style:column-width="0.4722in" style:use-optimal-column-width="false"/>
    </style:style>
    <style:style style:name="TableColumn3320" style:family="table-column">
      <style:table-column-properties style:column-width="0.5118in" style:use-optimal-column-width="false"/>
    </style:style>
    <style:style style:name="TableColumn3321" style:family="table-column">
      <style:table-column-properties style:column-width="0.3937in" style:use-optimal-column-width="false"/>
    </style:style>
    <style:style style:name="TableColumn3322" style:family="table-column">
      <style:table-column-properties style:column-width="0.7875in" style:use-optimal-column-width="false"/>
    </style:style>
    <style:style style:name="TableColumn3323" style:family="table-column">
      <style:table-column-properties style:column-width="0.827in" style:use-optimal-column-width="false"/>
    </style:style>
    <style:style style:name="TableColumn3324" style:family="table-column">
      <style:table-column-properties style:column-width="1.9291in" style:use-optimal-column-width="false"/>
    </style:style>
    <style:style style:name="TableColumn3325" style:family="table-column">
      <style:table-column-properties style:column-width="0.7083in" style:use-optimal-column-width="false"/>
    </style:style>
    <style:style style:name="TableColumn3326" style:family="table-column">
      <style:table-column-properties style:column-width="0.118in" style:use-optimal-column-width="false"/>
    </style:style>
    <style:style style:name="TableColumn3327" style:family="table-column">
      <style:table-column-properties style:column-width="0.5513in" style:use-optimal-column-width="false"/>
    </style:style>
    <style:style style:name="TableColumn3328" style:family="table-column">
      <style:table-column-properties style:column-width="0.5118in" style:use-optimal-column-width="false"/>
    </style:style>
    <style:style style:name="TableColumn3329" style:family="table-column">
      <style:table-column-properties style:column-width="1.2201in" style:use-optimal-column-width="false"/>
    </style:style>
    <style:style style:name="Table3306" style:family="table">
      <style:table-properties style:width="14.5666in" fo:margin-left="0in" table:align="left"/>
    </style:style>
    <style:style style:name="TableRow3330" style:family="table-row">
      <style:table-row-properties style:use-optimal-row-height="false"/>
    </style:style>
    <style:style style:name="TableCell3331" style:family="table-cell">
      <style:table-cell-properties fo:border-top="0.0034in solid #000000" fo:border-left="0.0034in solid #000000" fo:border-bottom="none" fo:border-right="0.0034in solid #000000" style:writing-mode="lr-tb" fo:padding-top="0in" fo:padding-left="0.0069in" fo:padding-bottom="0in" fo:padding-right="0.0069in"/>
    </style:style>
    <style:style style:name="P3332" style:parent-style-name="НормальныйOEM" style:family="paragraph">
      <style:text-properties fo:font-size="11pt" style:font-size-asian="11pt"/>
    </style:style>
    <style:style style:name="P3333" style:parent-style-name="НормальныйOEM" style:family="paragraph">
      <style:text-properties fo:font-size="11pt" style:font-size-asian="11pt"/>
    </style:style>
    <style:style style:name="P3334" style:parent-style-name="НормальныйOEM" style:family="paragraph">
      <style:text-properties fo:font-size="11pt" style:font-size-asian="11pt"/>
    </style:style>
    <style:style style:name="P3335" style:parent-style-name="НормальныйOEM" style:family="paragraph">
      <style:text-properties fo:font-size="11pt" style:font-size-asian="11pt"/>
    </style:style>
    <style:style style:name="P3336" style:parent-style-name="НормальныйOEM" style:family="paragraph">
      <style:text-properties fo:font-size="11pt" style:font-size-asian="11pt"/>
    </style:style>
    <style:style style:name="P3337" style:parent-style-name="НормальныйOEM" style:family="paragraph">
      <style:text-properties fo:font-size="11pt" style:font-size-asian="11pt"/>
    </style:style>
    <style:style style:name="P3338" style:parent-style-name="НормальныйOEM" style:family="paragraph">
      <style:text-properties fo:font-size="11pt" style:font-size-asian="11pt"/>
    </style:style>
    <style:style style:name="TableCell3339" style:family="table-cell">
      <style:table-cell-properties fo:border-top="0.0034in solid #000000" fo:border-left="none" fo:border-bottom="none" fo:border-right="0.0034in solid #000000" style:writing-mode="lr-tb" fo:padding-top="0in" fo:padding-left="0.0069in" fo:padding-bottom="0in" fo:padding-right="0.0069in"/>
    </style:style>
    <style:style style:name="P3340" style:parent-style-name="Нормальный" style:family="paragraph">
      <style:paragraph-properties fo:text-align="center" fo:text-indent="0in"/>
    </style:style>
    <style:style style:name="TableCell3341" style:family="table-cell">
      <style:table-cell-properties fo:border-top="0.0034in solid #000000" fo:border-left="none" fo:border-bottom="none" fo:border-right="0.0034in solid #000000" style:writing-mode="lr-tb" fo:padding-top="0in" fo:padding-left="0.0069in" fo:padding-bottom="0in" fo:padding-right="0.0069in"/>
    </style:style>
    <style:style style:name="P3342" style:parent-style-name="Нормальный" style:family="paragraph">
      <style:paragraph-properties fo:text-align="center" fo:text-indent="0in"/>
    </style:style>
    <style:style style:name="TableCell3343"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P3344" style:parent-style-name="Нормальный" style:family="paragraph">
      <style:paragraph-properties fo:text-align="center" fo:text-indent="0in"/>
    </style:style>
    <style:style style:name="P3345" style:parent-style-name="Нормальный" style:family="paragraph">
      <style:paragraph-properties fo:text-align="center" fo:text-indent="0in"/>
    </style:style>
    <style:style style:name="TableCell3346"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P3347" style:parent-style-name="Нормальный" style:family="paragraph">
      <style:paragraph-properties fo:text-align="center" fo:text-indent="0in"/>
    </style:style>
    <style:style style:name="P3348" style:parent-style-name="Нормальный" style:family="paragraph">
      <style:paragraph-properties fo:text-align="center" fo:text-indent="0in"/>
    </style:style>
    <style:style style:name="P3349" style:parent-style-name="Нормальный" style:family="paragraph">
      <style:paragraph-properties fo:text-align="center" fo:text-indent="0in"/>
    </style:style>
    <style:style style:name="TableCell3350"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TableRow3351" style:family="table-row">
      <style:table-row-properties style:use-optimal-row-height="false"/>
    </style:style>
    <style:style style:name="TableCell335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353" style:parent-style-name="Нормальный" style:family="paragraph">
      <style:paragraph-properties fo:text-align="center" fo:text-indent="0in"/>
    </style:style>
    <style:style style:name="P3354" style:parent-style-name="Нормальный" style:family="paragraph">
      <style:paragraph-properties fo:text-align="center" fo:text-indent="0in"/>
    </style:style>
    <style:style style:name="TableRow3355" style:family="table-row">
      <style:table-row-properties style:use-optimal-row-height="false"/>
    </style:style>
    <style:style style:name="TableCell3356" style:family="table-cell">
      <style:table-cell-properties fo:border-top="none" fo:border-left="0.0034in solid #000000" fo:border-bottom="none" fo:border-right="0.0034in solid #000000" style:writing-mode="lr-tb" fo:padding-top="0in" fo:padding-left="0.0069in" fo:padding-bottom="0in" fo:padding-right="0.0069in"/>
    </style:style>
    <style:style style:name="P3357" style:parent-style-name="Нормальный" style:family="paragraph">
      <style:paragraph-properties fo:text-align="center" fo:text-indent="0in"/>
    </style:style>
    <style:style style:name="TableCell335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359" style:parent-style-name="Нормальный" style:family="paragraph">
      <style:paragraph-properties fo:text-align="center" fo:text-indent="0in"/>
    </style:style>
    <style:style style:name="P3360" style:parent-style-name="Нормальный" style:family="paragraph">
      <style:paragraph-properties fo:text-align="center" fo:text-indent="0in"/>
    </style:style>
    <style:style style:name="TableCell336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362" style:parent-style-name="Нормальный" style:family="paragraph">
      <style:paragraph-properties fo:text-align="center" fo:text-indent="0in"/>
    </style:style>
    <style:style style:name="P3363" style:parent-style-name="Нормальный" style:family="paragraph">
      <style:paragraph-properties fo:text-align="center" fo:text-indent="0in"/>
    </style:style>
    <style:style style:name="TableCell3364" style:family="table-cell">
      <style:table-cell-properties fo:border-top="none" fo:border-left="none" fo:border-bottom="none" fo:border-right="0.0034in solid #000000" style:writing-mode="lr-tb" fo:padding-top="0in" fo:padding-left="0.0069in" fo:padding-bottom="0in" fo:padding-right="0.0069in"/>
    </style:style>
    <style:style style:name="P3365" style:parent-style-name="Нормальный" style:family="paragraph">
      <style:paragraph-properties fo:text-align="center" fo:text-indent="0in"/>
    </style:style>
    <style:style style:name="P3366" style:parent-style-name="Нормальный" style:family="paragraph">
      <style:paragraph-properties fo:text-align="center" fo:text-indent="0in"/>
    </style:style>
    <style:style style:name="TableCell336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368" style:parent-style-name="Нормальный" style:family="paragraph">
      <style:paragraph-properties fo:text-align="center" fo:text-indent="0in"/>
    </style:style>
    <style:style style:name="P3369" style:parent-style-name="Нормальный" style:family="paragraph">
      <style:paragraph-properties fo:text-align="center" fo:text-indent="0in"/>
    </style:style>
    <style:style style:name="TableCell337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371" style:parent-style-name="Нормальный" style:family="paragraph">
      <style:paragraph-properties fo:text-align="center" fo:text-indent="0in"/>
    </style:style>
    <style:style style:name="P3372" style:parent-style-name="Нормальный" style:family="paragraph">
      <style:paragraph-properties fo:text-align="center" fo:text-indent="0in"/>
    </style:style>
    <style:style style:name="P3373" style:parent-style-name="Нормальный" style:family="paragraph">
      <style:paragraph-properties fo:text-align="center" fo:text-indent="0in"/>
    </style:style>
    <style:style style:name="TableCell337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375" style:parent-style-name="Нормальный" style:family="paragraph">
      <style:paragraph-properties fo:text-align="center" fo:text-indent="0in"/>
    </style:style>
    <style:style style:name="P3376" style:parent-style-name="Нормальный" style:family="paragraph">
      <style:paragraph-properties fo:text-align="center" fo:text-indent="0in"/>
    </style:style>
    <style:style style:name="TableCell337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378" style:parent-style-name="Нормальный" style:family="paragraph">
      <style:paragraph-properties fo:text-align="center" fo:text-indent="0in"/>
    </style:style>
    <style:style style:name="P3379" style:parent-style-name="Нормальный" style:family="paragraph">
      <style:paragraph-properties fo:text-align="center" fo:text-indent="0in"/>
    </style:style>
    <style:style style:name="TableCell338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381" style:parent-style-name="Нормальный" style:family="paragraph">
      <style:paragraph-properties fo:text-align="center" fo:text-indent="0in"/>
    </style:style>
    <style:style style:name="P3382" style:parent-style-name="Нормальный" style:family="paragraph">
      <style:paragraph-properties fo:text-align="center" fo:text-indent="0in"/>
    </style:style>
    <style:style style:name="P3383" style:parent-style-name="Нормальный" style:family="paragraph">
      <style:paragraph-properties fo:text-align="center" fo:text-indent="0in"/>
    </style:style>
    <style:style style:name="TableCell338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385" style:parent-style-name="Нормальный" style:family="paragraph">
      <style:paragraph-properties fo:text-align="center" fo:text-indent="0in"/>
    </style:style>
    <style:style style:name="P3386" style:parent-style-name="Нормальный" style:family="paragraph">
      <style:paragraph-properties fo:text-align="center" fo:text-indent="0in"/>
    </style:style>
    <style:style style:name="TableRow3387" style:family="table-row">
      <style:table-row-properties style:use-optimal-row-height="false"/>
    </style:style>
    <style:style style:name="TableCell3388" style:family="table-cell">
      <style:table-cell-properties fo:border-top="none" fo:border-left="0.0034in solid #000000" fo:border-bottom="none" fo:border-right="0.0034in solid #000000" style:writing-mode="lr-tb" fo:padding-top="0in" fo:padding-left="0.0069in" fo:padding-bottom="0in" fo:padding-right="0.0069in"/>
    </style:style>
    <style:style style:name="P3389" style:parent-style-name="Нормальный" style:family="paragraph">
      <style:paragraph-properties fo:text-align="center" fo:text-indent="0in"/>
    </style:style>
    <style:style style:name="P3390" style:parent-style-name="Нормальный" style:family="paragraph">
      <style:paragraph-properties fo:text-align="center" fo:text-indent="0in"/>
    </style:style>
    <style:style style:name="TableCell339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392" style:parent-style-name="Нормальный" style:family="paragraph">
      <style:paragraph-properties fo:text-align="center" fo:text-indent="0in"/>
    </style:style>
    <style:style style:name="TableCell339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394" style:family="table-row">
      <style:table-row-properties style:use-optimal-row-height="false"/>
    </style:style>
    <style:style style:name="TableCell339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396" style:parent-style-name="Нормальный" style:family="paragraph">
      <style:paragraph-properties fo:text-align="center" fo:text-indent="0in"/>
    </style:style>
    <style:style style:name="TableCell339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398" style:parent-style-name="Нормальный" style:family="paragraph">
      <style:paragraph-properties fo:text-align="center" fo:text-indent="0in"/>
    </style:style>
    <style:style style:name="TableCell339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400" style:parent-style-name="Нормальный" style:family="paragraph">
      <style:paragraph-properties fo:text-align="center" fo:text-indent="0in"/>
    </style:style>
    <style:style style:name="TableCell340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402" style:parent-style-name="Нормальный" style:family="paragraph">
      <style:paragraph-properties fo:text-align="center" fo:text-indent="0in"/>
    </style:style>
    <style:style style:name="TableCell340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404" style:parent-style-name="Нормальный" style:family="paragraph">
      <style:paragraph-properties fo:text-align="center" fo:text-indent="0in"/>
    </style:style>
    <style:style style:name="TableCell340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406" style:parent-style-name="Нормальный" style:family="paragraph">
      <style:paragraph-properties fo:text-align="center" fo:text-indent="0in"/>
    </style:style>
    <style:style style:name="TableCell340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408" style:parent-style-name="Нормальный" style:family="paragraph">
      <style:paragraph-properties fo:text-align="center" fo:text-indent="0in"/>
    </style:style>
    <style:style style:name="TableCell340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410" style:parent-style-name="Нормальный" style:family="paragraph">
      <style:paragraph-properties fo:text-align="center" fo:text-indent="0in"/>
    </style:style>
    <style:style style:name="TableCell341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412" style:parent-style-name="Нормальный" style:family="paragraph">
      <style:paragraph-properties fo:text-align="center" fo:text-indent="0in"/>
    </style:style>
    <style:style style:name="TableCell341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414" style:parent-style-name="Нормальный" style:family="paragraph">
      <style:paragraph-properties fo:text-align="center" fo:text-indent="0in"/>
    </style:style>
    <style:style style:name="TableRow3415" style:family="table-row">
      <style:table-row-properties style:use-optimal-row-height="false"/>
    </style:style>
    <style:style style:name="TableCell3416"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341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1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1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2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2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2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2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2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2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2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2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2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2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3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3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3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3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3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3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3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437" style:family="table-row">
      <style:table-row-properties style:use-optimal-row-height="false"/>
    </style:style>
    <style:style style:name="TableCell3438"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343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4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4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4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4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4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4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4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4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4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4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5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5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5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5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5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5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5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5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5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459" style:family="table-row">
      <style:table-row-properties style:use-optimal-row-height="false"/>
    </style:style>
    <style:style style:name="TableCell3460"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346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6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6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6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6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6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6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6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6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7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7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7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7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7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7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7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7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7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7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8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481" style:family="table-row">
      <style:table-row-properties style:use-optimal-row-height="false"/>
    </style:style>
    <style:style style:name="TableCell3482"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348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8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8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8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8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8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8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9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9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9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9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9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9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9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9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9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49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0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0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0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503" style:family="table-row">
      <style:table-row-properties style:use-optimal-row-height="false"/>
    </style:style>
    <style:style style:name="TableCell3504"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350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0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0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0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0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1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1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1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1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1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1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1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1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1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1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2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2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2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2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2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525" style:family="table-row">
      <style:table-row-properties style:use-optimal-row-height="false"/>
    </style:style>
    <style:style style:name="TableCell3526"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352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2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2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3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3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3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3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3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3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3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3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3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3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4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4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4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4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4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4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4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547" style:family="table-row">
      <style:table-row-properties style:use-optimal-row-height="false"/>
    </style:style>
    <style:style style:name="TableCell3548"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354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5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5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5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5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5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5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5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5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5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5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6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6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6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6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6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6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6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6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6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569" style:family="table-row">
      <style:table-row-properties style:use-optimal-row-height="false"/>
    </style:style>
    <style:style style:name="TableCell3570"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357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7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7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7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7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7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7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7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7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8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8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8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8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8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8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8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8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8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8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9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591" style:family="table-row">
      <style:table-row-properties style:use-optimal-row-height="false"/>
    </style:style>
    <style:style style:name="TableCell3592"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359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9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9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9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9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9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59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0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0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0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0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0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0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0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0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0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0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1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1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1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613" style:family="table-row">
      <style:table-row-properties style:use-optimal-row-height="false"/>
    </style:style>
    <style:style style:name="TableCell3614"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361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1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1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1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1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2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2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2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2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2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2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2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2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2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2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3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3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3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3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3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635" style:family="table-row">
      <style:table-row-properties style:use-optimal-row-height="false"/>
    </style:style>
    <style:style style:name="TableCell3636"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363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3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3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4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4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4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4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4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4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4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4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4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4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5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5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5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5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5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5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5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657" style:family="table-row">
      <style:table-row-properties style:use-optimal-row-height="false"/>
    </style:style>
    <style:style style:name="TableCell3658"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365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6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6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6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6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6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6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6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6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6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6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7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7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7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7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7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7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7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7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7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679" style:family="table-row">
      <style:table-row-properties style:use-optimal-row-height="false"/>
    </style:style>
    <style:style style:name="TableCell3680"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368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8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8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8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8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8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8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8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8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9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9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9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9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9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9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9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9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9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69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0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701" style:family="table-row">
      <style:table-row-properties style:use-optimal-row-height="false"/>
    </style:style>
    <style:style style:name="TableCell3702"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370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0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0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0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0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0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0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1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1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1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1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1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1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1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1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1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1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2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2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2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723" style:family="table-row">
      <style:table-row-properties style:use-optimal-row-height="false"/>
    </style:style>
    <style:style style:name="TableCell3724"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372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2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2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2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2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3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3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3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3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3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3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3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3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3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3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4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4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4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4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4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3745" style:parent-style-name="Нормальный" style:family="paragraph">
      <style:paragraph-properties fo:text-align="end" fo:text-indent="0.4722in"/>
    </style:style>
    <style:style style:name="T3746" style:parent-style-name="DefaultParagraphFont" style:family="text">
      <style:text-properties fo:font-weight="bold" style:font-weight-asian="bold" fo:color="#26282F"/>
    </style:style>
    <style:style style:name="T3747" style:parent-style-name="DefaultParagraphFont" style:family="text">
      <style:text-properties fo:font-weight="bold" style:font-weight-asian="bold" fo:color="#26282F"/>
    </style:style>
    <style:style style:name="T3748" style:parent-style-name="DefaultParagraphFont" style:family="text">
      <style:text-properties fo:font-weight="bold" style:font-weight-asian="bold" fo:color="#26282F"/>
    </style:style>
    <style:style style:name="TableColumn3750" style:family="table-column">
      <style:table-column-properties style:column-width="0.434in" style:use-optimal-column-width="false"/>
    </style:style>
    <style:style style:name="TableColumn3751" style:family="table-column">
      <style:table-column-properties style:column-width="0.7875in" style:use-optimal-column-width="false"/>
    </style:style>
    <style:style style:name="TableColumn3752" style:family="table-column">
      <style:table-column-properties style:column-width="0.827in" style:use-optimal-column-width="false"/>
    </style:style>
    <style:style style:name="TableColumn3753" style:family="table-column">
      <style:table-column-properties style:column-width="0.3541in" style:use-optimal-column-width="false"/>
    </style:style>
    <style:style style:name="TableColumn3754" style:family="table-column">
      <style:table-column-properties style:column-width="0.4333in" style:use-optimal-column-width="false"/>
    </style:style>
    <style:style style:name="TableColumn3755" style:family="table-column">
      <style:table-column-properties style:column-width="0.3541in" style:use-optimal-column-width="false"/>
    </style:style>
    <style:style style:name="TableColumn3756" style:family="table-column">
      <style:table-column-properties style:column-width="0.3937in" style:use-optimal-column-width="false"/>
    </style:style>
    <style:style style:name="TableColumn3757" style:family="table-column">
      <style:table-column-properties style:column-width="0.3541in" style:use-optimal-column-width="false"/>
    </style:style>
    <style:style style:name="TableColumn3758" style:family="table-column">
      <style:table-column-properties style:column-width="0.3152in" style:use-optimal-column-width="false"/>
    </style:style>
    <style:style style:name="TableColumn3759" style:family="table-column">
      <style:table-column-properties style:column-width="0.3541in" style:use-optimal-column-width="false"/>
    </style:style>
    <style:style style:name="TableColumn3760" style:family="table-column">
      <style:table-column-properties style:column-width="0.984in" style:use-optimal-column-width="false"/>
    </style:style>
    <style:style style:name="TableColumn3761" style:family="table-column">
      <style:table-column-properties style:column-width="0.7083in" style:use-optimal-column-width="false"/>
    </style:style>
    <style:style style:name="TableColumn3762" style:family="table-column">
      <style:table-column-properties style:column-width="0.4333in" style:use-optimal-column-width="false"/>
    </style:style>
    <style:style style:name="TableColumn3763" style:family="table-column">
      <style:table-column-properties style:column-width="0.7479in" style:use-optimal-column-width="false"/>
    </style:style>
    <style:style style:name="TableColumn3764" style:family="table-column">
      <style:table-column-properties style:column-width="0.6298in" style:use-optimal-column-width="false"/>
    </style:style>
    <style:style style:name="TableColumn3765" style:family="table-column">
      <style:table-column-properties style:column-width="0.7083in" style:use-optimal-column-width="false"/>
    </style:style>
    <style:style style:name="TableColumn3766" style:family="table-column">
      <style:table-column-properties style:column-width="0.7083in" style:use-optimal-column-width="false"/>
    </style:style>
    <style:style style:name="TableColumn3767" style:family="table-column">
      <style:table-column-properties style:column-width="1.9291in" style:use-optimal-column-width="false"/>
    </style:style>
    <style:style style:name="TableColumn3768" style:family="table-column">
      <style:table-column-properties style:column-width="0.7083in" style:use-optimal-column-width="false"/>
    </style:style>
    <style:style style:name="TableColumn3769" style:family="table-column">
      <style:table-column-properties style:column-width="0.0784in" style:use-optimal-column-width="false"/>
    </style:style>
    <style:style style:name="TableColumn3770" style:family="table-column">
      <style:table-column-properties style:column-width="0.5513in" style:use-optimal-column-width="false"/>
    </style:style>
    <style:style style:name="TableColumn3771" style:family="table-column">
      <style:table-column-properties style:column-width="0.3152in" style:use-optimal-column-width="false"/>
    </style:style>
    <style:style style:name="TableColumn3772" style:family="table-column">
      <style:table-column-properties style:column-width="1.5354in" style:use-optimal-column-width="false"/>
    </style:style>
    <style:style style:name="Table3749" style:family="table">
      <style:table-properties style:width="14.6458in" fo:margin-left="0in" table:align="left"/>
    </style:style>
    <style:style style:name="TableRow3773" style:family="table-row">
      <style:table-row-properties style:use-optimal-row-height="false"/>
    </style:style>
    <style:style style:name="TableCell3774"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P3775" style:parent-style-name="НормальныйOEM" style:family="paragraph">
      <style:text-properties fo:font-size="11pt" style:font-size-asian="11pt"/>
    </style:style>
    <style:style style:name="P3776" style:parent-style-name="НормальныйOEM" style:family="paragraph">
      <style:text-properties fo:font-size="11pt" style:font-size-asian="11pt"/>
    </style:style>
    <style:style style:name="P3777" style:parent-style-name="НормальныйOEM" style:family="paragraph">
      <style:text-properties fo:font-size="11pt" style:font-size-asian="11pt"/>
    </style:style>
    <style:style style:name="P3778" style:parent-style-name="НормальныйOEM" style:family="paragraph">
      <style:text-properties fo:font-size="11pt" style:font-size-asian="11pt"/>
    </style:style>
    <style:style style:name="P3779" style:parent-style-name="НормальныйOEM" style:family="paragraph">
      <style:text-properties fo:font-size="11pt" style:font-size-asian="11pt"/>
    </style:style>
    <style:style style:name="P3780" style:parent-style-name="НормальныйOEM" style:family="paragraph">
      <style:text-properties fo:font-size="11pt" style:font-size-asian="11pt"/>
    </style:style>
    <style:style style:name="P3781" style:parent-style-name="НормальныйOEM" style:family="paragraph">
      <style:text-properties fo:font-size="11pt" style:font-size-asian="11pt"/>
    </style:style>
    <style:style style:name="P3782" style:parent-style-name="НормальныйOEM" style:family="paragraph">
      <style:text-properties fo:font-size="11pt" style:font-size-asian="11pt"/>
    </style:style>
    <style:style style:name="TableCell3783"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TableCell3784"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TableCell3785"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TableCell3786"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TableCell3787"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TableRow3788" style:family="table-row">
      <style:table-row-properties style:use-optimal-row-height="false"/>
    </style:style>
    <style:style style:name="TableCell378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790" style:family="table-row">
      <style:table-row-properties style:use-optimal-row-height="false"/>
    </style:style>
    <style:style style:name="TableCell3791" style:family="table-cell">
      <style:table-cell-properties fo:border-top="none" fo:border-left="0.0034in solid #000000" fo:border-bottom="none" fo:border-right="0.0034in solid #000000" style:writing-mode="lr-tb" fo:padding-top="0in" fo:padding-left="0.0069in" fo:padding-bottom="0in" fo:padding-right="0.0069in"/>
    </style:style>
    <style:style style:name="TableCell379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9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94" style:family="table-cell">
      <style:table-cell-properties fo:border-top="none" fo:border-left="none" fo:border-bottom="none" fo:border-right="0.0034in solid #000000" style:writing-mode="lr-tb" fo:padding-top="0in" fo:padding-left="0.0069in" fo:padding-bottom="0in" fo:padding-right="0.0069in"/>
    </style:style>
    <style:style style:name="TableCell379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9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9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9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79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0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801" style:family="table-row">
      <style:table-row-properties style:use-optimal-row-height="false"/>
    </style:style>
    <style:style style:name="TableCell3802" style:family="table-cell">
      <style:table-cell-properties fo:border-top="none" fo:border-left="0.0034in solid #000000" fo:border-bottom="none" fo:border-right="0.0034in solid #000000" style:writing-mode="lr-tb" fo:padding-top="0in" fo:padding-left="0.0069in" fo:padding-bottom="0in" fo:padding-right="0.0069in"/>
    </style:style>
    <style:style style:name="TableCell380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0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805" style:family="table-row">
      <style:table-row-properties style:use-optimal-row-height="false"/>
    </style:style>
    <style:style style:name="TableCell380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0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0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0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1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1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1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1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1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1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816" style:family="table-row">
      <style:table-row-properties style:use-optimal-row-height="false"/>
    </style:style>
    <style:style style:name="TableCell3817"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381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1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2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2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2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2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2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2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2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2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2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2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3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3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3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3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3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3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3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3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838" style:family="table-row">
      <style:table-row-properties style:use-optimal-row-height="false"/>
    </style:style>
    <style:style style:name="TableCell3839"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384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4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4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4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4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4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4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4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4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4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5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5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5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5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5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5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5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5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5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5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860" style:family="table-row">
      <style:table-row-properties style:use-optimal-row-height="false"/>
    </style:style>
    <style:style style:name="TableCell3861"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386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6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6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6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6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6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6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6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7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7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7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7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7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7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7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7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7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7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8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8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882" style:family="table-row">
      <style:table-row-properties style:use-optimal-row-height="false"/>
    </style:style>
    <style:style style:name="TableCell3883"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388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8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8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8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8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8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9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9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9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9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9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9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9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9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9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89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0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0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0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0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904" style:family="table-row">
      <style:table-row-properties style:use-optimal-row-height="false"/>
    </style:style>
    <style:style style:name="TableCell3905"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390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0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0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0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1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1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1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1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1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1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1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1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1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1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2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2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2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2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2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2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926" style:family="table-row">
      <style:table-row-properties style:use-optimal-row-height="false"/>
    </style:style>
    <style:style style:name="TableCell3927"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392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2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3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3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3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3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3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3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3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3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3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3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4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4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4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4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4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4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4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4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948" style:family="table-row">
      <style:table-row-properties style:use-optimal-row-height="false"/>
    </style:style>
    <style:style style:name="TableCell3949"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395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5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5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5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5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5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5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5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5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5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6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6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6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6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6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6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6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6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6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6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970" style:family="table-row">
      <style:table-row-properties style:use-optimal-row-height="false"/>
    </style:style>
    <style:style style:name="TableCell3971"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397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7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7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7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7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7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7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7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8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8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8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8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8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8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8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8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8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8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9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9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3992" style:family="table-row">
      <style:table-row-properties style:use-optimal-row-height="false"/>
    </style:style>
    <style:style style:name="TableCell3993"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399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9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9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9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9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399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0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0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0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0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0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0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0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0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0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0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1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1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1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1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4014" style:family="table-row">
      <style:table-row-properties style:use-optimal-row-height="false"/>
    </style:style>
    <style:style style:name="TableCell4015"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401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1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1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1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2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2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2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2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2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2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2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2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2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2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3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3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3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3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3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3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4036" style:family="table-row">
      <style:table-row-properties style:use-optimal-row-height="false"/>
    </style:style>
    <style:style style:name="TableCell4037"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403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3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4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4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4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4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4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4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4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4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4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4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5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5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5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5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5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5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5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5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4058" style:family="table-row">
      <style:table-row-properties style:use-optimal-row-height="false"/>
    </style:style>
    <style:style style:name="TableCell4059"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406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6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6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6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6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6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6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6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6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6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7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7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7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7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7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7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7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7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7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7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4080" style:family="table-row">
      <style:table-row-properties style:use-optimal-row-height="false"/>
    </style:style>
    <style:style style:name="TableCell4081"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408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8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8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8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8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8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8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8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9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9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9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9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9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9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9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9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9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09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10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10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4102" style:parent-style-name="DefaultParagraphFont" style:family="text">
      <style:text-properties fo:font-weight="bold" style:font-weight-asian="bold" fo:color="#26282F"/>
    </style:style>
    <style:style style:name="P4103" style:parent-style-name="Standard" style:master-page-name="MP7" style:family="paragraph">
      <style:paragraph-properties fo:break-before="page"/>
    </style:style>
    <style:style style:name="P4119" style:parent-style-name="Нормальный" style:family="paragraph">
      <style:paragraph-properties fo:text-align="end" fo:text-indent="0.4722in"/>
    </style:style>
    <style:style style:name="T4120" style:parent-style-name="DefaultParagraphFont" style:family="text">
      <style:text-properties fo:font-weight="bold" style:font-weight-asian="bold" fo:color="#26282F"/>
    </style:style>
    <style:style style:name="T4121" style:parent-style-name="DefaultParagraphFont" style:family="text">
      <style:text-properties fo:font-weight="bold" style:font-weight-asian="bold" fo:color="#26282F"/>
    </style:style>
    <style:style style:name="T4122" style:parent-style-name="DefaultParagraphFont" style:family="text">
      <style:text-properties fo:font-weight="bold" style:font-weight-asian="bold" fo:color="#26282F"/>
    </style:style>
    <style:style style:name="T4123" style:parent-style-name="DefaultParagraphFont" style:family="text">
      <style:text-properties fo:font-weight="bold" style:font-weight-asian="bold" fo:color="#26282F"/>
    </style:style>
    <style:style style:name="P4124" style:parent-style-name="Standard" style:master-page-name="MP8" style:family="paragraph">
      <style:paragraph-properties fo:break-before="page"/>
    </style:style>
    <style:style style:name="P4140" style:parent-style-name="НормальныйOEM" style:family="paragraph">
      <style:text-properties fo:font-size="11pt" style:font-size-asian="11pt"/>
    </style:style>
    <style:style style:name="P4141" style:parent-style-name="НормальныйOEM" style:family="paragraph">
      <style:text-properties fo:font-size="11pt" style:font-size-asian="11pt"/>
    </style:style>
    <style:style style:name="P4142" style:parent-style-name="НормальныйOEM" style:family="paragraph">
      <style:text-properties fo:font-size="11pt" style:font-size-asian="11pt"/>
    </style:style>
    <style:style style:name="P4143" style:parent-style-name="НормальныйOEM" style:family="paragraph">
      <style:text-properties fo:font-size="11pt" style:font-size-asian="11pt"/>
    </style:style>
    <style:style style:name="P4144" style:parent-style-name="НормальныйOEM" style:family="paragraph">
      <style:text-properties fo:font-size="11pt" style:font-size-asian="11pt"/>
    </style:style>
    <style:style style:name="P4145" style:parent-style-name="НормальныйOEM" style:family="paragraph">
      <style:text-properties fo:font-size="11pt" style:font-size-asian="11pt"/>
    </style:style>
    <style:style style:name="P4146" style:parent-style-name="НормальныйOEM" style:family="paragraph">
      <style:text-properties fo:font-size="11pt" style:font-size-asian="11pt"/>
    </style:style>
    <style:style style:name="P4147" style:parent-style-name="НормальныйOEM" style:family="paragraph">
      <style:text-properties fo:font-size="11pt" style:font-size-asian="11pt"/>
    </style:style>
    <style:style style:name="P4148" style:parent-style-name="НормальныйOEM" style:family="paragraph">
      <style:text-properties fo:font-size="11pt" style:font-size-asian="11pt"/>
    </style:style>
    <style:style style:name="P4149" style:parent-style-name="Нормальный" style:family="paragraph">
      <style:paragraph-properties fo:text-align="center" fo:text-indent="0.4722in"/>
    </style:style>
    <style:style style:name="P4150" style:parent-style-name="Standard" style:master-page-name="MP9" style:family="paragraph">
      <style:paragraph-properties fo:break-before="page"/>
    </style:style>
    <style:style style:name="TableColumn4167" style:family="table-column">
      <style:table-column-properties style:column-width="0.5486in" style:use-optimal-column-width="false"/>
    </style:style>
    <style:style style:name="TableColumn4168" style:family="table-column">
      <style:table-column-properties style:column-width="1.6444in" style:use-optimal-column-width="false"/>
    </style:style>
    <style:style style:name="TableColumn4169" style:family="table-column">
      <style:table-column-properties style:column-width="0.8222in" style:use-optimal-column-width="false"/>
    </style:style>
    <style:style style:name="TableColumn4170" style:family="table-column">
      <style:table-column-properties style:column-width="0.7833in" style:use-optimal-column-width="false"/>
    </style:style>
    <style:style style:name="TableColumn4171" style:family="table-column">
      <style:table-column-properties style:column-width="0.7041in" style:use-optimal-column-width="false"/>
    </style:style>
    <style:style style:name="TableColumn4172" style:family="table-column">
      <style:table-column-properties style:column-width="2.584in" style:use-optimal-column-width="false"/>
    </style:style>
    <style:style style:name="Table4166" style:family="table">
      <style:table-properties style:width="7.0868in" fo:margin-left="0in" table:align="left"/>
    </style:style>
    <style:style style:name="TableRow4173" style:family="table-row">
      <style:table-row-properties style:use-optimal-row-height="false"/>
    </style:style>
    <style:style style:name="TableCell4174" style:family="table-cell">
      <style:table-cell-properties fo:border-top="0.0034in solid #000000" fo:border-left="0.0034in solid #000000" fo:border-bottom="none" fo:border-right="0.0034in solid #000000" style:writing-mode="lr-tb" fo:padding-top="0in" fo:padding-left="0.0069in" fo:padding-bottom="0in" fo:padding-right="0.0069in"/>
    </style:style>
    <style:style style:name="P4175" style:parent-style-name="Нормальный" style:family="paragraph">
      <style:paragraph-properties fo:text-align="center" fo:text-indent="0in"/>
    </style:style>
    <style:style style:name="TableCell4176" style:family="table-cell">
      <style:table-cell-properties fo:border-top="0.0034in solid #000000" fo:border-left="none" fo:border-bottom="none" fo:border-right="0.0034in solid #000000" style:writing-mode="lr-tb" fo:padding-top="0in" fo:padding-left="0.0069in" fo:padding-bottom="0in" fo:padding-right="0.0069in"/>
    </style:style>
    <style:style style:name="P4177" style:parent-style-name="Нормальный" style:family="paragraph">
      <style:paragraph-properties fo:text-align="center" fo:text-indent="0in"/>
    </style:style>
    <style:style style:name="TableCell4178"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P4179" style:parent-style-name="Нормальный" style:family="paragraph">
      <style:paragraph-properties fo:text-align="center" fo:text-indent="0in"/>
    </style:style>
    <style:style style:name="TableCell4180" style:family="table-cell">
      <style:table-cell-properties fo:border-top="0.0034in solid #000000" fo:border-left="none" fo:border-bottom="none" fo:border-right="0.0034in solid #000000" style:writing-mode="lr-tb" fo:padding-top="0in" fo:padding-left="0.0069in" fo:padding-bottom="0in" fo:padding-right="0.0069in"/>
    </style:style>
    <style:style style:name="P4181" style:parent-style-name="Нормальный" style:family="paragraph">
      <style:paragraph-properties fo:text-align="center" fo:text-indent="0in"/>
    </style:style>
    <style:style style:name="TableCell4182" style:family="table-cell">
      <style:table-cell-properties fo:border-top="0.0034in solid #000000" fo:border-left="none" fo:border-bottom="none" fo:border-right="0.0034in solid #000000" style:writing-mode="lr-tb" fo:padding-top="0in" fo:padding-left="0.0069in" fo:padding-bottom="0in" fo:padding-right="0.0069in"/>
    </style:style>
    <style:style style:name="P4183" style:parent-style-name="Нормальный" style:family="paragraph">
      <style:paragraph-properties fo:text-align="center" fo:text-indent="0in"/>
    </style:style>
    <style:style style:name="TableRow4184" style:family="table-row">
      <style:table-row-properties style:use-optimal-row-height="false"/>
    </style:style>
    <style:style style:name="TableCell418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186" style:parent-style-name="Нормальный" style:family="paragraph">
      <style:paragraph-properties fo:text-align="center" fo:text-indent="0in"/>
    </style:style>
    <style:style style:name="TableCell418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188" style:parent-style-name="Нормальный" style:family="paragraph">
      <style:paragraph-properties fo:text-align="center" fo:text-indent="0in"/>
    </style:style>
    <style:style style:name="TableRow4189" style:family="table-row">
      <style:table-row-properties style:use-optimal-row-height="false"/>
    </style:style>
    <style:style style:name="TableCell4190"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419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19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193" style:parent-style-name="Нормальный" style:family="paragraph">
      <style:paragraph-properties fo:text-align="center" fo:text-indent="0in"/>
    </style:style>
    <style:style style:name="TableCell419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195" style:parent-style-name="Нормальный" style:family="paragraph">
      <style:paragraph-properties fo:text-align="center" fo:text-indent="0in"/>
    </style:style>
    <style:style style:name="TableCell419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19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4198" style:family="table-row">
      <style:table-row-properties style:use-optimal-row-height="false"/>
    </style:style>
    <style:style style:name="TableCell4199"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420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20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202" style:parent-style-name="Нормальный" style:family="paragraph">
      <style:paragraph-properties fo:text-align="center" fo:text-indent="0in"/>
    </style:style>
    <style:style style:name="TableCell420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204" style:parent-style-name="Нормальный" style:family="paragraph">
      <style:paragraph-properties fo:text-align="center" fo:text-indent="0in"/>
    </style:style>
    <style:style style:name="TableCell420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206" style:parent-style-name="Нормальный" style:family="paragraph">
      <style:paragraph-properties fo:text-align="center" fo:text-indent="0in"/>
    </style:style>
    <style:style style:name="TableCell420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4208" style:family="table-row">
      <style:table-row-properties style:use-optimal-row-height="false"/>
    </style:style>
    <style:style style:name="TableCell4209"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421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21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212" style:parent-style-name="Нормальный" style:family="paragraph">
      <style:paragraph-properties fo:text-align="center" fo:text-indent="0in"/>
    </style:style>
    <style:style style:name="TableCell421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214" style:parent-style-name="Нормальный" style:family="paragraph">
      <style:paragraph-properties fo:text-align="center" fo:text-indent="0in"/>
    </style:style>
    <style:style style:name="TableCell421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216" style:parent-style-name="Нормальный" style:family="paragraph">
      <style:paragraph-properties fo:text-align="center" fo:text-indent="0in"/>
    </style:style>
    <style:style style:name="TableCell421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4218" style:family="table-row">
      <style:table-row-properties style:use-optimal-row-height="false"/>
    </style:style>
    <style:style style:name="TableCell4219" style:family="table-cell">
      <style:table-cell-properties fo:border-top="none" fo:border-left="0.0034in solid #000000" fo:border-bottom="none" fo:border-right="0.0034in solid #000000" style:writing-mode="lr-tb" fo:padding-top="0in" fo:padding-left="0.0069in" fo:padding-bottom="0in" fo:padding-right="0.0069in"/>
    </style:style>
    <style:style style:name="TableCell4220" style:family="table-cell">
      <style:table-cell-properties fo:border-top="none" fo:border-left="none" fo:border-bottom="none" fo:border-right="0.0034in solid #000000" style:writing-mode="lr-tb" fo:padding-top="0in" fo:padding-left="0.0069in" fo:padding-bottom="0in" fo:padding-right="0.0069in"/>
    </style:style>
    <style:style style:name="TableCell4221" style:family="table-cell">
      <style:table-cell-properties fo:border-top="none" fo:border-left="none" fo:border-bottom="none" fo:border-right="0.0034in solid #000000" style:writing-mode="lr-tb" fo:padding-top="0in" fo:padding-left="0.0069in" fo:padding-bottom="0in" fo:padding-right="0.0069in"/>
    </style:style>
    <style:style style:name="P4222" style:parent-style-name="Нормальный" style:family="paragraph">
      <style:paragraph-properties fo:text-align="center" fo:text-indent="0in"/>
    </style:style>
    <style:style style:name="P4223" style:parent-style-name="Нормальный" style:family="paragraph">
      <style:paragraph-properties fo:text-align="center" fo:text-indent="0in"/>
    </style:style>
    <style:style style:name="TableCell4224" style:family="table-cell">
      <style:table-cell-properties fo:border-top="none" fo:border-left="none" fo:border-bottom="none" fo:border-right="0.0034in solid #000000" style:writing-mode="lr-tb" fo:padding-top="0in" fo:padding-left="0.0069in" fo:padding-bottom="0in" fo:padding-right="0.0069in"/>
    </style:style>
    <style:style style:name="P4225" style:parent-style-name="Нормальный" style:family="paragraph">
      <style:paragraph-properties fo:text-align="center" fo:text-indent="0in"/>
    </style:style>
    <style:style style:name="P4226" style:parent-style-name="Нормальный" style:family="paragraph">
      <style:paragraph-properties fo:text-align="center" fo:text-indent="0in"/>
    </style:style>
    <style:style style:name="TableCell4227" style:family="table-cell">
      <style:table-cell-properties fo:border-top="none" fo:border-left="none" fo:border-bottom="none" fo:border-right="0.0034in solid #000000" style:writing-mode="lr-tb" fo:padding-top="0in" fo:padding-left="0.0069in" fo:padding-bottom="0in" fo:padding-right="0.0069in"/>
    </style:style>
    <style:style style:name="P4228" style:parent-style-name="Нормальный" style:family="paragraph">
      <style:paragraph-properties fo:text-align="center" fo:text-indent="0in"/>
    </style:style>
    <style:style style:name="TableCell4229" style:family="table-cell">
      <style:table-cell-properties fo:border-top="none" fo:border-left="none" fo:border-bottom="none" fo:border-right="0.0034in solid #000000" style:writing-mode="lr-tb" fo:padding-top="0in" fo:padding-left="0.0069in" fo:padding-bottom="0in" fo:padding-right="0.0069in"/>
    </style:style>
    <style:style style:name="TableRow4230" style:family="table-row">
      <style:table-row-properties style:use-optimal-row-height="false"/>
    </style:style>
    <style:style style:name="TableCell4231"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423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23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234" style:parent-style-name="Нормальный" style:family="paragraph">
      <style:paragraph-properties fo:text-align="center" fo:text-indent="0in"/>
    </style:style>
    <style:style style:name="TableCell423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236" style:parent-style-name="Нормальный" style:family="paragraph">
      <style:paragraph-properties fo:text-align="center" fo:text-indent="0in"/>
    </style:style>
    <style:style style:name="TableCell423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23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olumn4240" style:family="table-column">
      <style:table-column-properties style:column-width="0.5145in" style:use-optimal-column-width="false"/>
    </style:style>
    <style:style style:name="TableColumn4241" style:family="table-column">
      <style:table-column-properties style:column-width="1.7027in" style:use-optimal-column-width="false"/>
    </style:style>
    <style:style style:name="TableColumn4242" style:family="table-column">
      <style:table-column-properties style:column-width="0.7916in" style:use-optimal-column-width="false"/>
    </style:style>
    <style:style style:name="TableColumn4243" style:family="table-column">
      <style:table-column-properties style:column-width="0.752in" style:use-optimal-column-width="false"/>
    </style:style>
    <style:style style:name="TableColumn4244" style:family="table-column">
      <style:table-column-properties style:column-width="0.7125in" style:use-optimal-column-width="false"/>
    </style:style>
    <style:style style:name="TableColumn4245" style:family="table-column">
      <style:table-column-properties style:column-width="2.652in" style:use-optimal-column-width="false"/>
    </style:style>
    <style:style style:name="Table4239" style:family="table">
      <style:table-properties style:width="7.1256in" fo:margin-left="0in" table:align="left"/>
    </style:style>
    <style:style style:name="TableRow4246" style:family="table-row">
      <style:table-row-properties style:use-optimal-row-height="false"/>
    </style:style>
    <style:style style:name="TableCell4247" style:family="table-cell">
      <style:table-cell-properties fo:border-top="0.0034in solid #000000" fo:border-left="0.0034in solid #000000" fo:border-bottom="none" fo:border-right="0.0034in solid #000000" style:writing-mode="lr-tb" fo:padding-top="0in" fo:padding-left="0.0069in" fo:padding-bottom="0in" fo:padding-right="0.0069in"/>
    </style:style>
    <style:style style:name="P4248" style:parent-style-name="Нормальный" style:family="paragraph">
      <style:paragraph-properties fo:text-align="center" fo:text-indent="0in"/>
    </style:style>
    <style:style style:name="TableCell4249" style:family="table-cell">
      <style:table-cell-properties fo:border-top="0.0034in solid #000000" fo:border-left="none" fo:border-bottom="none" fo:border-right="0.0034in solid #000000" style:writing-mode="lr-tb" fo:padding-top="0in" fo:padding-left="0.0069in" fo:padding-bottom="0in" fo:padding-right="0.0069in"/>
    </style:style>
    <style:style style:name="P4250" style:parent-style-name="Нормальный" style:family="paragraph">
      <style:paragraph-properties fo:text-align="center" fo:text-indent="0in"/>
    </style:style>
    <style:style style:name="TableCell4251"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P4252" style:parent-style-name="Нормальный" style:family="paragraph">
      <style:paragraph-properties fo:text-align="center" fo:text-indent="0in"/>
    </style:style>
    <style:style style:name="TableCell4253" style:family="table-cell">
      <style:table-cell-properties fo:border-top="0.0034in solid #000000" fo:border-left="none" fo:border-bottom="none" fo:border-right="0.0034in solid #000000" style:writing-mode="lr-tb" fo:padding-top="0in" fo:padding-left="0.0069in" fo:padding-bottom="0in" fo:padding-right="0.0069in"/>
    </style:style>
    <style:style style:name="P4254" style:parent-style-name="Нормальный" style:family="paragraph">
      <style:paragraph-properties fo:text-align="center" fo:text-indent="0in"/>
    </style:style>
    <style:style style:name="TableCell4255" style:family="table-cell">
      <style:table-cell-properties fo:border-top="0.0034in solid #000000" fo:border-left="none" fo:border-bottom="none" fo:border-right="0.0034in solid #000000" style:writing-mode="lr-tb" fo:padding-top="0in" fo:padding-left="0.0069in" fo:padding-bottom="0in" fo:padding-right="0.0069in"/>
    </style:style>
    <style:style style:name="P4256" style:parent-style-name="Нормальный" style:family="paragraph">
      <style:paragraph-properties fo:text-align="center" fo:text-indent="0in"/>
    </style:style>
    <style:style style:name="TableRow4257" style:family="table-row">
      <style:table-row-properties style:use-optimal-row-height="false"/>
    </style:style>
    <style:style style:name="TableCell425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259" style:parent-style-name="Нормальный" style:family="paragraph">
      <style:paragraph-properties fo:text-align="center" fo:text-indent="0in"/>
    </style:style>
    <style:style style:name="TableCell426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261" style:parent-style-name="Нормальный" style:family="paragraph">
      <style:paragraph-properties fo:text-align="center" fo:text-indent="0in"/>
    </style:style>
    <style:style style:name="TableRow4262" style:family="table-row">
      <style:table-row-properties style:use-optimal-row-height="false"/>
    </style:style>
    <style:style style:name="TableCell4263"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4264" style:parent-style-name="Нормальный" style:family="paragraph">
      <style:paragraph-properties fo:text-align="center" fo:text-indent="0in"/>
    </style:style>
    <style:style style:name="TableCell426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26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267" style:parent-style-name="Нормальный" style:family="paragraph">
      <style:paragraph-properties fo:text-align="center" fo:text-indent="0in"/>
    </style:style>
    <style:style style:name="TableCell426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269" style:parent-style-name="Нормальный" style:family="paragraph">
      <style:paragraph-properties fo:text-align="center" fo:text-indent="0in"/>
    </style:style>
    <style:style style:name="TableCell427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27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4272" style:family="table-row">
      <style:table-row-properties style:use-optimal-row-height="false"/>
    </style:style>
    <style:style style:name="TableCell4273"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4274" style:parent-style-name="Нормальный" style:family="paragraph">
      <style:paragraph-properties fo:text-align="center" fo:text-indent="0in"/>
    </style:style>
    <style:style style:name="TableCell427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27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277" style:parent-style-name="Нормальный" style:family="paragraph">
      <style:paragraph-properties fo:text-align="center" fo:text-indent="0in"/>
    </style:style>
    <style:style style:name="TableCell427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279" style:parent-style-name="Нормальный" style:family="paragraph">
      <style:paragraph-properties fo:text-align="center" fo:text-indent="0in"/>
    </style:style>
    <style:style style:name="TableCell428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281" style:parent-style-name="Нормальный" style:family="paragraph">
      <style:paragraph-properties fo:text-align="center" fo:text-indent="0in"/>
    </style:style>
    <style:style style:name="TableCell428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4283" style:family="table-row">
      <style:table-row-properties style:use-optimal-row-height="false"/>
    </style:style>
    <style:style style:name="TableCell4284"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4285" style:parent-style-name="Нормальный" style:family="paragraph">
      <style:paragraph-properties fo:text-align="center" fo:text-indent="0in"/>
    </style:style>
    <style:style style:name="TableCell428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28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288" style:parent-style-name="Нормальный" style:family="paragraph">
      <style:paragraph-properties fo:text-align="center" fo:text-indent="0in"/>
    </style:style>
    <style:style style:name="P4289" style:parent-style-name="Нормальный" style:family="paragraph">
      <style:paragraph-properties fo:text-align="center" fo:text-indent="0in"/>
    </style:style>
    <style:style style:name="TableCell429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291" style:parent-style-name="Нормальный" style:family="paragraph">
      <style:paragraph-properties fo:text-align="center" fo:text-indent="0in"/>
    </style:style>
    <style:style style:name="P4292" style:parent-style-name="Нормальный" style:family="paragraph">
      <style:paragraph-properties fo:text-align="center" fo:text-indent="0in"/>
    </style:style>
    <style:style style:name="TableCell429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294" style:parent-style-name="Нормальный" style:family="paragraph">
      <style:paragraph-properties fo:text-align="center" fo:text-indent="0in"/>
    </style:style>
    <style:style style:name="TableCell429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4296" style:family="table-row">
      <style:table-row-properties style:use-optimal-row-height="false"/>
    </style:style>
    <style:style style:name="TableCell4297"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4298" style:parent-style-name="Нормальный" style:family="paragraph">
      <style:paragraph-properties fo:text-align="center" fo:text-indent="0in"/>
    </style:style>
    <style:style style:name="TableCell429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30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301" style:parent-style-name="Нормальный" style:family="paragraph">
      <style:paragraph-properties fo:text-align="center" fo:text-indent="0in"/>
    </style:style>
    <style:style style:name="P4302" style:parent-style-name="Нормальный" style:family="paragraph">
      <style:paragraph-properties fo:text-align="center" fo:text-indent="0in"/>
    </style:style>
    <style:style style:name="TableCell430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304" style:parent-style-name="Нормальный" style:family="paragraph">
      <style:paragraph-properties fo:text-align="center" fo:text-indent="0in"/>
    </style:style>
    <style:style style:name="P4305" style:parent-style-name="Нормальный" style:family="paragraph">
      <style:paragraph-properties fo:text-align="center" fo:text-indent="0in"/>
    </style:style>
    <style:style style:name="TableCell430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307" style:parent-style-name="Нормальный" style:family="paragraph">
      <style:paragraph-properties fo:text-align="center" fo:text-indent="0in"/>
    </style:style>
    <style:style style:name="TableCell430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4309" style:family="table-row">
      <style:table-row-properties style:use-optimal-row-height="false"/>
    </style:style>
    <style:style style:name="TableCell4310"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4311" style:parent-style-name="Нормальный" style:family="paragraph">
      <style:paragraph-properties fo:text-align="center" fo:text-indent="0in"/>
    </style:style>
    <style:style style:name="TableCell431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31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314" style:parent-style-name="Нормальный" style:family="paragraph">
      <style:paragraph-properties fo:text-align="center" fo:text-indent="0in"/>
    </style:style>
    <style:style style:name="P4315" style:parent-style-name="Нормальный" style:family="paragraph">
      <style:paragraph-properties fo:text-align="center" fo:text-indent="0in"/>
    </style:style>
    <style:style style:name="TableCell431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317" style:parent-style-name="Нормальный" style:family="paragraph">
      <style:paragraph-properties fo:text-align="center" fo:text-indent="0in"/>
    </style:style>
    <style:style style:name="P4318" style:parent-style-name="Нормальный" style:family="paragraph">
      <style:paragraph-properties fo:text-align="center" fo:text-indent="0in"/>
    </style:style>
    <style:style style:name="TableCell431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32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4321" style:family="table-row">
      <style:table-row-properties style:use-optimal-row-height="false"/>
    </style:style>
    <style:style style:name="TableCell4322"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4323" style:parent-style-name="Нормальный" style:family="paragraph">
      <style:paragraph-properties fo:text-align="center" fo:text-indent="0in"/>
    </style:style>
    <style:style style:name="TableCell432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32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326" style:parent-style-name="Нормальный" style:family="paragraph">
      <style:paragraph-properties fo:text-align="center" fo:text-indent="0in"/>
    </style:style>
    <style:style style:name="P4327" style:parent-style-name="Нормальный" style:family="paragraph">
      <style:paragraph-properties fo:text-align="center" fo:text-indent="0in"/>
    </style:style>
    <style:style style:name="TableCell432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329" style:parent-style-name="Нормальный" style:family="paragraph">
      <style:paragraph-properties fo:text-align="center" fo:text-indent="0in"/>
    </style:style>
    <style:style style:name="P4330" style:parent-style-name="Нормальный" style:family="paragraph">
      <style:paragraph-properties fo:text-align="center" fo:text-indent="0in"/>
    </style:style>
    <style:style style:name="TableCell433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332" style:parent-style-name="Нормальный" style:family="paragraph">
      <style:paragraph-properties fo:text-align="center" fo:text-indent="0in"/>
    </style:style>
    <style:style style:name="TableCell433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4334" style:family="table-row">
      <style:table-row-properties style:use-optimal-row-height="false"/>
    </style:style>
    <style:style style:name="TableCell4335"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4336" style:parent-style-name="Нормальный" style:family="paragraph">
      <style:paragraph-properties fo:text-align="center" fo:text-indent="0in"/>
    </style:style>
    <style:style style:name="TableCell433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33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339" style:parent-style-name="Нормальный" style:family="paragraph">
      <style:paragraph-properties fo:text-align="center" fo:text-indent="0in"/>
    </style:style>
    <style:style style:name="P4340" style:parent-style-name="Нормальный" style:family="paragraph">
      <style:paragraph-properties fo:text-align="center" fo:text-indent="0in"/>
    </style:style>
    <style:style style:name="TableCell434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342" style:parent-style-name="Нормальный" style:family="paragraph">
      <style:paragraph-properties fo:text-align="center" fo:text-indent="0in"/>
    </style:style>
    <style:style style:name="P4343" style:parent-style-name="Нормальный" style:family="paragraph">
      <style:paragraph-properties fo:text-align="center" fo:text-indent="0in"/>
    </style:style>
    <style:style style:name="TableCell434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345" style:parent-style-name="Нормальный" style:family="paragraph">
      <style:paragraph-properties fo:text-align="center" fo:text-indent="0in"/>
    </style:style>
    <style:style style:name="TableCell434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4347" style:family="table-row">
      <style:table-row-properties style:use-optimal-row-height="false"/>
    </style:style>
    <style:style style:name="TableCell4348"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4349" style:parent-style-name="Нормальный" style:family="paragraph">
      <style:paragraph-properties fo:text-align="center" fo:text-indent="0in"/>
    </style:style>
    <style:style style:name="TableCell435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35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352" style:parent-style-name="Нормальный" style:family="paragraph">
      <style:paragraph-properties fo:text-align="center" fo:text-indent="0in"/>
    </style:style>
    <style:style style:name="P4353" style:parent-style-name="Нормальный" style:family="paragraph">
      <style:paragraph-properties fo:text-align="center" fo:text-indent="0in"/>
    </style:style>
    <style:style style:name="TableCell435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355" style:parent-style-name="Нормальный" style:family="paragraph">
      <style:paragraph-properties fo:text-align="center" fo:text-indent="0in"/>
    </style:style>
    <style:style style:name="P4356" style:parent-style-name="Нормальный" style:family="paragraph">
      <style:paragraph-properties fo:text-align="center" fo:text-indent="0in"/>
    </style:style>
    <style:style style:name="TableCell435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358" style:parent-style-name="Нормальный" style:family="paragraph">
      <style:paragraph-properties fo:text-align="center" fo:text-indent="0in"/>
    </style:style>
    <style:style style:name="TableCell435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olumn4361" style:family="table-column">
      <style:table-column-properties style:column-width="0.5513in" style:use-optimal-column-width="false"/>
    </style:style>
    <style:style style:name="TableColumn4362" style:family="table-column">
      <style:table-column-properties style:column-width="1.693in" style:use-optimal-column-width="false"/>
    </style:style>
    <style:style style:name="TableColumn4363" style:family="table-column">
      <style:table-column-properties style:column-width="0.7479in" style:use-optimal-column-width="false"/>
    </style:style>
    <style:style style:name="TableColumn4364" style:family="table-column">
      <style:table-column-properties style:column-width="0.7479in" style:use-optimal-column-width="false"/>
    </style:style>
    <style:style style:name="TableColumn4365" style:family="table-column">
      <style:table-column-properties style:column-width="0.7479in" style:use-optimal-column-width="false"/>
    </style:style>
    <style:style style:name="TableColumn4366" style:family="table-column">
      <style:table-column-properties style:column-width="2.6375in" style:use-optimal-column-width="false"/>
    </style:style>
    <style:style style:name="Table4360" style:family="table">
      <style:table-properties style:width="7.1256in" fo:margin-left="0in" table:align="left"/>
    </style:style>
    <style:style style:name="TableRow4367" style:family="table-row">
      <style:table-row-properties style:use-optimal-row-height="false"/>
    </style:style>
    <style:style style:name="TableCell4368" style:family="table-cell">
      <style:table-cell-properties fo:border-top="0.0034in solid #000000" fo:border-left="0.0034in solid #000000" fo:border-bottom="none" fo:border-right="0.0034in solid #000000" style:writing-mode="lr-tb" fo:padding-top="0in" fo:padding-left="0.0069in" fo:padding-bottom="0in" fo:padding-right="0.0069in"/>
    </style:style>
    <style:style style:name="P4369" style:parent-style-name="Нормальный" style:family="paragraph">
      <style:paragraph-properties fo:text-align="center" fo:text-indent="0in"/>
    </style:style>
    <style:style style:name="TableCell4370" style:family="table-cell">
      <style:table-cell-properties fo:border-top="0.0034in solid #000000" fo:border-left="none" fo:border-bottom="none" fo:border-right="0.0034in solid #000000" style:writing-mode="lr-tb" fo:padding-top="0in" fo:padding-left="0.0069in" fo:padding-bottom="0in" fo:padding-right="0.0069in"/>
    </style:style>
    <style:style style:name="P4371" style:parent-style-name="Нормальный" style:family="paragraph">
      <style:paragraph-properties fo:text-align="center" fo:text-indent="0in"/>
    </style:style>
    <style:style style:name="TableCell4372"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P4373" style:parent-style-name="Нормальный" style:family="paragraph">
      <style:paragraph-properties fo:text-align="center" fo:text-indent="0in"/>
    </style:style>
    <style:style style:name="TableCell4374" style:family="table-cell">
      <style:table-cell-properties fo:border-top="0.0034in solid #000000" fo:border-left="none" fo:border-bottom="none" fo:border-right="0.0034in solid #000000" style:writing-mode="lr-tb" fo:padding-top="0in" fo:padding-left="0.0069in" fo:padding-bottom="0in" fo:padding-right="0.0069in"/>
    </style:style>
    <style:style style:name="P4375" style:parent-style-name="Нормальный" style:family="paragraph">
      <style:paragraph-properties fo:text-align="center" fo:text-indent="0in"/>
    </style:style>
    <style:style style:name="TableCell4376" style:family="table-cell">
      <style:table-cell-properties fo:border-top="0.0034in solid #000000" fo:border-left="none" fo:border-bottom="none" fo:border-right="0.0034in solid #000000" style:writing-mode="lr-tb" fo:padding-top="0in" fo:padding-left="0.0069in" fo:padding-bottom="0in" fo:padding-right="0.0069in"/>
    </style:style>
    <style:style style:name="P4377" style:parent-style-name="Нормальный" style:family="paragraph">
      <style:paragraph-properties fo:text-align="center" fo:text-indent="0in"/>
    </style:style>
    <style:style style:name="TableRow4378" style:family="table-row">
      <style:table-row-properties style:use-optimal-row-height="false"/>
    </style:style>
    <style:style style:name="TableCell437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380" style:parent-style-name="Нормальный" style:family="paragraph">
      <style:paragraph-properties fo:text-align="center" fo:text-indent="0in"/>
    </style:style>
    <style:style style:name="TableCell438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382" style:parent-style-name="Нормальный" style:family="paragraph">
      <style:paragraph-properties fo:text-align="center" fo:text-indent="0in"/>
    </style:style>
    <style:style style:name="TableRow4383" style:family="table-row">
      <style:table-row-properties style:use-optimal-row-height="false"/>
    </style:style>
    <style:style style:name="TableCell4384"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4385" style:parent-style-name="Нормальный" style:family="paragraph">
      <style:paragraph-properties fo:text-align="center" fo:text-indent="0in"/>
    </style:style>
    <style:style style:name="TableCell438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38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388" style:parent-style-name="Нормальный" style:family="paragraph">
      <style:paragraph-properties fo:text-align="center" fo:text-indent="0in"/>
    </style:style>
    <style:style style:name="TableCell438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390" style:parent-style-name="Нормальный" style:family="paragraph">
      <style:paragraph-properties fo:text-align="center" fo:text-indent="0in"/>
    </style:style>
    <style:style style:name="TableCell439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39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4393" style:family="table-row">
      <style:table-row-properties style:use-optimal-row-height="false"/>
    </style:style>
    <style:style style:name="TableCell4394"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4395" style:parent-style-name="Нормальный" style:family="paragraph">
      <style:paragraph-properties fo:text-align="center" fo:text-indent="0in"/>
    </style:style>
    <style:style style:name="TableCell439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39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398" style:parent-style-name="Нормальный" style:family="paragraph">
      <style:paragraph-properties fo:text-align="center" fo:text-indent="0in"/>
    </style:style>
    <style:style style:name="TableCell439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400" style:parent-style-name="Нормальный" style:family="paragraph">
      <style:paragraph-properties fo:text-align="center" fo:text-indent="0in"/>
    </style:style>
    <style:style style:name="TableCell440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402" style:parent-style-name="Нормальный" style:family="paragraph">
      <style:paragraph-properties fo:text-align="center" fo:text-indent="0in"/>
    </style:style>
    <style:style style:name="TableCell440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4404" style:family="table-row">
      <style:table-row-properties style:use-optimal-row-height="false"/>
    </style:style>
    <style:style style:name="TableCell4405"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4406" style:parent-style-name="Нормальный" style:family="paragraph">
      <style:paragraph-properties fo:text-align="center" fo:text-indent="0in"/>
    </style:style>
    <style:style style:name="TableCell440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40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409" style:parent-style-name="Нормальный" style:family="paragraph">
      <style:paragraph-properties fo:text-align="center" fo:text-indent="0in"/>
    </style:style>
    <style:style style:name="TableCell441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411" style:parent-style-name="Нормальный" style:family="paragraph">
      <style:paragraph-properties fo:text-align="center" fo:text-indent="0in"/>
    </style:style>
    <style:style style:name="TableCell441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413" style:parent-style-name="Нормальный" style:family="paragraph">
      <style:paragraph-properties fo:text-align="center" fo:text-indent="0in"/>
    </style:style>
    <style:style style:name="TableCell441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4415" style:family="table-row">
      <style:table-row-properties style:use-optimal-row-height="false"/>
    </style:style>
    <style:style style:name="TableCell4416"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4417" style:parent-style-name="Нормальный" style:family="paragraph">
      <style:paragraph-properties fo:text-align="center" fo:text-indent="0in"/>
    </style:style>
    <style:style style:name="TableCell441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41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420" style:parent-style-name="Нормальный" style:family="paragraph">
      <style:paragraph-properties fo:text-align="center" fo:text-indent="0in"/>
    </style:style>
    <style:style style:name="TableCell442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422" style:parent-style-name="Нормальный" style:family="paragraph">
      <style:paragraph-properties fo:text-align="center" fo:text-indent="0in"/>
    </style:style>
    <style:style style:name="TableCell442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424" style:parent-style-name="Нормальный" style:family="paragraph">
      <style:paragraph-properties fo:text-align="center" fo:text-indent="0in"/>
    </style:style>
    <style:style style:name="TableCell442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4426" style:family="table-row">
      <style:table-row-properties style:use-optimal-row-height="false"/>
    </style:style>
    <style:style style:name="TableCell4427"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4428" style:parent-style-name="Нормальный" style:family="paragraph">
      <style:paragraph-properties fo:text-align="center" fo:text-indent="0in"/>
    </style:style>
    <style:style style:name="TableCell442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43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431" style:parent-style-name="Нормальный" style:family="paragraph">
      <style:paragraph-properties fo:text-align="center" fo:text-indent="0in"/>
    </style:style>
    <style:style style:name="TableCell443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433" style:parent-style-name="Нормальный" style:family="paragraph">
      <style:paragraph-properties fo:text-align="center" fo:text-indent="0in"/>
    </style:style>
    <style:style style:name="TableCell443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435" style:parent-style-name="Нормальный" style:family="paragraph">
      <style:paragraph-properties fo:text-align="center" fo:text-indent="0in"/>
    </style:style>
    <style:style style:name="TableCell443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4437" style:family="table-row">
      <style:table-row-properties style:use-optimal-row-height="false"/>
    </style:style>
    <style:style style:name="TableCell4438"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4439" style:parent-style-name="Нормальный" style:family="paragraph">
      <style:paragraph-properties fo:text-align="center" fo:text-indent="0in"/>
    </style:style>
    <style:style style:name="TableCell444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44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442" style:parent-style-name="Нормальный" style:family="paragraph">
      <style:paragraph-properties fo:text-align="center" fo:text-indent="0in"/>
    </style:style>
    <style:style style:name="TableCell444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444" style:parent-style-name="Нормальный" style:family="paragraph">
      <style:paragraph-properties fo:text-align="center" fo:text-indent="0in"/>
    </style:style>
    <style:style style:name="TableCell444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446" style:parent-style-name="Нормальный" style:family="paragraph">
      <style:paragraph-properties fo:text-align="center" fo:text-indent="0in"/>
    </style:style>
    <style:style style:name="TableCell444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4448" style:family="table-row">
      <style:table-row-properties style:use-optimal-row-height="false"/>
    </style:style>
    <style:style style:name="TableCell4449"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4450" style:parent-style-name="Нормальный" style:family="paragraph">
      <style:paragraph-properties fo:text-align="center" fo:text-indent="0in"/>
    </style:style>
    <style:style style:name="TableCell445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45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453" style:parent-style-name="Нормальный" style:family="paragraph">
      <style:paragraph-properties fo:text-align="center" fo:text-indent="0in"/>
    </style:style>
    <style:style style:name="TableCell445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455" style:parent-style-name="Нормальный" style:family="paragraph">
      <style:paragraph-properties fo:text-align="center" fo:text-indent="0in"/>
    </style:style>
    <style:style style:name="TableCell445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457" style:parent-style-name="Нормальный" style:family="paragraph">
      <style:paragraph-properties fo:text-align="center" fo:text-indent="0in"/>
    </style:style>
    <style:style style:name="TableCell445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4459" style:family="table-row">
      <style:table-row-properties style:use-optimal-row-height="false"/>
    </style:style>
    <style:style style:name="TableCell4460"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4461" style:parent-style-name="Нормальный" style:family="paragraph">
      <style:paragraph-properties fo:text-align="center" fo:text-indent="0in"/>
    </style:style>
    <style:style style:name="TableCell446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46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464" style:parent-style-name="Нормальный" style:family="paragraph">
      <style:paragraph-properties fo:text-align="center" fo:text-indent="0in"/>
    </style:style>
    <style:style style:name="TableCell446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466" style:parent-style-name="Нормальный" style:family="paragraph">
      <style:paragraph-properties fo:text-align="center" fo:text-indent="0in"/>
    </style:style>
    <style:style style:name="TableCell446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468" style:parent-style-name="Нормальный" style:family="paragraph">
      <style:paragraph-properties fo:text-align="center" fo:text-indent="0in"/>
    </style:style>
    <style:style style:name="TableCell446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4470" style:family="table-row">
      <style:table-row-properties style:use-optimal-row-height="false"/>
    </style:style>
    <style:style style:name="TableCell4471"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4472" style:parent-style-name="Нормальный" style:family="paragraph">
      <style:paragraph-properties fo:text-align="center" fo:text-indent="0in"/>
    </style:style>
    <style:style style:name="TableCell447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47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475" style:parent-style-name="Нормальный" style:family="paragraph">
      <style:paragraph-properties fo:text-align="center" fo:text-indent="0in"/>
    </style:style>
    <style:style style:name="TableCell447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477" style:parent-style-name="Нормальный" style:family="paragraph">
      <style:paragraph-properties fo:text-align="center" fo:text-indent="0in"/>
    </style:style>
    <style:style style:name="TableCell447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479" style:parent-style-name="Нормальный" style:family="paragraph">
      <style:paragraph-properties fo:text-align="center" fo:text-indent="0in"/>
    </style:style>
    <style:style style:name="TableCell448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4481" style:family="table-row">
      <style:table-row-properties style:use-optimal-row-height="false"/>
    </style:style>
    <style:style style:name="TableCell4482"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4483" style:parent-style-name="Нормальный" style:family="paragraph">
      <style:paragraph-properties fo:text-align="center" fo:text-indent="0in"/>
    </style:style>
    <style:style style:name="TableCell448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48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486" style:parent-style-name="Нормальный" style:family="paragraph">
      <style:paragraph-properties fo:text-align="center" fo:text-indent="0in"/>
    </style:style>
    <style:style style:name="TableCell448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488" style:parent-style-name="Нормальный" style:family="paragraph">
      <style:paragraph-properties fo:text-align="center" fo:text-indent="0in"/>
    </style:style>
    <style:style style:name="TableCell448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490" style:parent-style-name="Нормальный" style:family="paragraph">
      <style:paragraph-properties fo:text-align="center" fo:text-indent="0in"/>
    </style:style>
    <style:style style:name="TableCell449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4492" style:family="table-row">
      <style:table-row-properties style:use-optimal-row-height="false"/>
    </style:style>
    <style:style style:name="TableCell4493"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4494" style:parent-style-name="Нормальный" style:family="paragraph">
      <style:paragraph-properties fo:text-align="center" fo:text-indent="0in"/>
    </style:style>
    <style:style style:name="TableCell449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49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497" style:parent-style-name="Нормальный" style:family="paragraph">
      <style:paragraph-properties fo:text-align="center" fo:text-indent="0in"/>
    </style:style>
    <style:style style:name="TableCell449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499" style:parent-style-name="Нормальный" style:family="paragraph">
      <style:paragraph-properties fo:text-align="center" fo:text-indent="0in"/>
    </style:style>
    <style:style style:name="TableCell450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501" style:parent-style-name="Нормальный" style:family="paragraph">
      <style:paragraph-properties fo:text-align="center" fo:text-indent="0in"/>
    </style:style>
    <style:style style:name="TableCell450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4503" style:family="table-row">
      <style:table-row-properties style:use-optimal-row-height="false"/>
    </style:style>
    <style:style style:name="TableCell4504"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4505" style:parent-style-name="Нормальный" style:family="paragraph">
      <style:paragraph-properties fo:text-align="center" fo:text-indent="0in"/>
    </style:style>
    <style:style style:name="TableCell450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50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508" style:parent-style-name="Нормальный" style:family="paragraph">
      <style:paragraph-properties fo:text-align="center" fo:text-indent="0in"/>
    </style:style>
    <style:style style:name="TableCell450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510" style:parent-style-name="Нормальный" style:family="paragraph">
      <style:paragraph-properties fo:text-align="center" fo:text-indent="0in"/>
    </style:style>
    <style:style style:name="TableCell451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512" style:parent-style-name="Нормальный" style:family="paragraph">
      <style:paragraph-properties fo:text-align="center" fo:text-indent="0in"/>
    </style:style>
    <style:style style:name="TableCell451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olumn4515" style:family="table-column">
      <style:table-column-properties style:column-width="0.5513in" style:use-optimal-column-width="false"/>
    </style:style>
    <style:style style:name="TableColumn4516" style:family="table-column">
      <style:table-column-properties style:column-width="1.7715in" style:use-optimal-column-width="false"/>
    </style:style>
    <style:style style:name="TableColumn4517" style:family="table-column">
      <style:table-column-properties style:column-width="0.7479in" style:use-optimal-column-width="false"/>
    </style:style>
    <style:style style:name="TableColumn4518" style:family="table-column">
      <style:table-column-properties style:column-width="0.7875in" style:use-optimal-column-width="false"/>
    </style:style>
    <style:style style:name="TableColumn4519" style:family="table-column">
      <style:table-column-properties style:column-width="0.7479in" style:use-optimal-column-width="false"/>
    </style:style>
    <style:style style:name="TableColumn4520" style:family="table-column">
      <style:table-column-properties style:column-width="2.4805in" style:use-optimal-column-width="false"/>
    </style:style>
    <style:style style:name="Table4514" style:family="table">
      <style:table-properties style:width="7.0868in" fo:margin-left="0in" table:align="left"/>
    </style:style>
    <style:style style:name="TableRow4521" style:family="table-row">
      <style:table-row-properties style:use-optimal-row-height="false"/>
    </style:style>
    <style:style style:name="TableCell4522" style:family="table-cell">
      <style:table-cell-properties fo:border-top="0.0034in solid #000000" fo:border-left="0.0034in solid #000000" fo:border-bottom="none" fo:border-right="0.0034in solid #000000" style:writing-mode="lr-tb" fo:padding-top="0in" fo:padding-left="0.0069in" fo:padding-bottom="0in" fo:padding-right="0.0069in"/>
    </style:style>
    <style:style style:name="P4523" style:parent-style-name="Нормальный" style:family="paragraph">
      <style:paragraph-properties fo:text-align="center" fo:text-indent="0in"/>
    </style:style>
    <style:style style:name="TableCell4524" style:family="table-cell">
      <style:table-cell-properties fo:border-top="0.0034in solid #000000" fo:border-left="none" fo:border-bottom="none" fo:border-right="0.0034in solid #000000" style:writing-mode="lr-tb" fo:padding-top="0in" fo:padding-left="0.0069in" fo:padding-bottom="0in" fo:padding-right="0.0069in"/>
    </style:style>
    <style:style style:name="P4525" style:parent-style-name="Нормальный" style:family="paragraph">
      <style:paragraph-properties fo:text-align="center" fo:text-indent="0in"/>
    </style:style>
    <style:style style:name="TableCell4526"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P4527" style:parent-style-name="Нормальный" style:family="paragraph">
      <style:paragraph-properties fo:text-align="center" fo:text-indent="0in"/>
    </style:style>
    <style:style style:name="TableCell4528" style:family="table-cell">
      <style:table-cell-properties fo:border-top="0.0034in solid #000000" fo:border-left="none" fo:border-bottom="none" fo:border-right="0.0034in solid #000000" style:writing-mode="lr-tb" fo:padding-top="0in" fo:padding-left="0.0069in" fo:padding-bottom="0in" fo:padding-right="0.0069in"/>
    </style:style>
    <style:style style:name="P4529" style:parent-style-name="Нормальный" style:family="paragraph">
      <style:paragraph-properties fo:text-align="center" fo:text-indent="0in"/>
    </style:style>
    <style:style style:name="TableCell4530" style:family="table-cell">
      <style:table-cell-properties fo:border-top="0.0034in solid #000000" fo:border-left="none" fo:border-bottom="none" fo:border-right="0.0034in solid #000000" style:writing-mode="lr-tb" fo:padding-top="0in" fo:padding-left="0.0069in" fo:padding-bottom="0in" fo:padding-right="0.0069in"/>
    </style:style>
    <style:style style:name="P4531" style:parent-style-name="Нормальный" style:family="paragraph">
      <style:paragraph-properties fo:text-align="center" fo:text-indent="0in"/>
    </style:style>
    <style:style style:name="TableRow4532" style:family="table-row">
      <style:table-row-properties style:use-optimal-row-height="false"/>
    </style:style>
    <style:style style:name="TableCell453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534" style:parent-style-name="Нормальный" style:family="paragraph">
      <style:paragraph-properties fo:text-align="center" fo:text-indent="0in"/>
    </style:style>
    <style:style style:name="TableCell453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536" style:parent-style-name="Нормальный" style:family="paragraph">
      <style:paragraph-properties fo:text-align="center" fo:text-indent="0in"/>
    </style:style>
    <style:style style:name="TableRow4537" style:family="table-row">
      <style:table-row-properties style:use-optimal-row-height="false"/>
    </style:style>
    <style:style style:name="TableCell4538"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4539" style:parent-style-name="Нормальный" style:family="paragraph">
      <style:paragraph-properties fo:text-align="center" fo:text-indent="0in"/>
    </style:style>
    <style:style style:name="TableCell454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54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542" style:parent-style-name="Нормальный" style:family="paragraph">
      <style:paragraph-properties fo:text-align="center" fo:text-indent="0in"/>
    </style:style>
    <style:style style:name="TableCell454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544" style:parent-style-name="Нормальный" style:family="paragraph">
      <style:paragraph-properties fo:text-align="center" fo:text-indent="0in"/>
    </style:style>
    <style:style style:name="TableCell454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54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4547" style:family="table-row">
      <style:table-row-properties style:use-optimal-row-height="false"/>
    </style:style>
    <style:style style:name="TableCell4548"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4549" style:parent-style-name="Нормальный" style:family="paragraph">
      <style:paragraph-properties fo:text-align="center" fo:text-indent="0in"/>
    </style:style>
    <style:style style:name="TableCell455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55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552" style:parent-style-name="Нормальный" style:family="paragraph">
      <style:paragraph-properties fo:text-align="center" fo:text-indent="0in"/>
    </style:style>
    <style:style style:name="TableCell455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554" style:parent-style-name="Нормальный" style:family="paragraph">
      <style:paragraph-properties fo:text-align="center" fo:text-indent="0in"/>
    </style:style>
    <style:style style:name="TableCell455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556" style:parent-style-name="Нормальный" style:family="paragraph">
      <style:paragraph-properties fo:text-align="center" fo:text-indent="0in"/>
    </style:style>
    <style:style style:name="TableCell455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4558" style:family="table-row">
      <style:table-row-properties style:use-optimal-row-height="false"/>
    </style:style>
    <style:style style:name="TableCell4559"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4560" style:parent-style-name="Нормальный" style:family="paragraph">
      <style:paragraph-properties fo:text-align="center" fo:text-indent="0in"/>
    </style:style>
    <style:style style:name="TableCell456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56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563" style:parent-style-name="Нормальный" style:family="paragraph">
      <style:paragraph-properties fo:text-align="center" fo:text-indent="0in"/>
    </style:style>
    <style:style style:name="TableCell456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56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566" style:parent-style-name="Нормальный" style:family="paragraph">
      <style:paragraph-properties fo:text-align="center" fo:text-indent="0in"/>
    </style:style>
    <style:style style:name="TableCell456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4568" style:parent-style-name="DefaultParagraphFont" style:family="text">
      <style:text-properties fo:font-weight="bold" style:font-weight-asian="bold" fo:color="#26282F"/>
    </style:style>
    <style:style style:name="TableColumn4570" style:family="table-column">
      <style:table-column-properties style:column-width="0.5513in" style:use-optimal-column-width="false"/>
    </style:style>
    <style:style style:name="TableColumn4571" style:family="table-column">
      <style:table-column-properties style:column-width="1.7715in" style:use-optimal-column-width="false"/>
    </style:style>
    <style:style style:name="TableColumn4572" style:family="table-column">
      <style:table-column-properties style:column-width="0.7083in" style:use-optimal-column-width="false"/>
    </style:style>
    <style:style style:name="TableColumn4573" style:family="table-column">
      <style:table-column-properties style:column-width="0.7875in" style:use-optimal-column-width="false"/>
    </style:style>
    <style:style style:name="TableColumn4574" style:family="table-column">
      <style:table-column-properties style:column-width="0.7875in" style:use-optimal-column-width="false"/>
    </style:style>
    <style:style style:name="TableColumn4575" style:family="table-column">
      <style:table-column-properties style:column-width="2.4805in" style:use-optimal-column-width="false"/>
    </style:style>
    <style:style style:name="Table4569" style:family="table">
      <style:table-properties style:width="7.0868in" fo:margin-left="0in" table:align="left"/>
    </style:style>
    <style:style style:name="TableRow4576" style:family="table-row">
      <style:table-row-properties style:use-optimal-row-height="false"/>
    </style:style>
    <style:style style:name="TableCell4577" style:family="table-cell">
      <style:table-cell-properties fo:border-top="0.0034in solid #000000" fo:border-left="0.0034in solid #000000" fo:border-bottom="none" fo:border-right="0.0034in solid #000000" style:writing-mode="lr-tb" fo:padding-top="0in" fo:padding-left="0.0069in" fo:padding-bottom="0in" fo:padding-right="0.0069in"/>
    </style:style>
    <style:style style:name="P4578" style:parent-style-name="Нормальный" style:family="paragraph">
      <style:paragraph-properties fo:text-align="center" fo:text-indent="0in"/>
    </style:style>
    <style:style style:name="TableCell4579" style:family="table-cell">
      <style:table-cell-properties fo:border-top="0.0034in solid #000000" fo:border-left="none" fo:border-bottom="none" fo:border-right="0.0034in solid #000000" style:writing-mode="lr-tb" fo:padding-top="0in" fo:padding-left="0.0069in" fo:padding-bottom="0in" fo:padding-right="0.0069in"/>
    </style:style>
    <style:style style:name="P4580" style:parent-style-name="Нормальный" style:family="paragraph">
      <style:paragraph-properties fo:text-align="center" fo:text-indent="0in"/>
    </style:style>
    <style:style style:name="TableCell4581"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P4582" style:parent-style-name="Нормальный" style:family="paragraph">
      <style:paragraph-properties fo:text-align="center" fo:text-indent="0in"/>
    </style:style>
    <style:style style:name="TableCell4583" style:family="table-cell">
      <style:table-cell-properties fo:border-top="0.0034in solid #000000" fo:border-left="none" fo:border-bottom="none" fo:border-right="0.0034in solid #000000" style:writing-mode="lr-tb" fo:padding-top="0in" fo:padding-left="0.0069in" fo:padding-bottom="0in" fo:padding-right="0.0069in"/>
    </style:style>
    <style:style style:name="P4584" style:parent-style-name="Нормальный" style:family="paragraph">
      <style:paragraph-properties fo:text-align="center" fo:text-indent="0in"/>
    </style:style>
    <style:style style:name="TableCell4585" style:family="table-cell">
      <style:table-cell-properties fo:border-top="0.0034in solid #000000" fo:border-left="none" fo:border-bottom="none" fo:border-right="0.0034in solid #000000" style:writing-mode="lr-tb" fo:padding-top="0in" fo:padding-left="0.0069in" fo:padding-bottom="0in" fo:padding-right="0.0069in"/>
    </style:style>
    <style:style style:name="P4586" style:parent-style-name="Нормальный" style:family="paragraph">
      <style:paragraph-properties fo:text-align="center" fo:text-indent="0in"/>
    </style:style>
    <style:style style:name="TableRow4587" style:family="table-row">
      <style:table-row-properties style:use-optimal-row-height="false"/>
    </style:style>
    <style:style style:name="TableCell458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589" style:parent-style-name="Нормальный" style:family="paragraph">
      <style:paragraph-properties fo:text-align="center" fo:text-indent="0in"/>
    </style:style>
    <style:style style:name="TableCell459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591" style:parent-style-name="Нормальный" style:family="paragraph">
      <style:paragraph-properties fo:text-align="center" fo:text-indent="0in"/>
    </style:style>
    <style:style style:name="TableRow4592" style:family="table-row">
      <style:table-row-properties style:use-optimal-row-height="false"/>
    </style:style>
    <style:style style:name="TableCell4593"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4594" style:parent-style-name="Нормальный" style:family="paragraph">
      <style:paragraph-properties fo:text-align="center" fo:text-indent="0in"/>
    </style:style>
    <style:style style:name="TableCell459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59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597" style:parent-style-name="Нормальный" style:family="paragraph">
      <style:paragraph-properties fo:text-align="center" fo:text-indent="0in"/>
    </style:style>
    <style:style style:name="TableCell459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599" style:parent-style-name="Нормальный" style:family="paragraph">
      <style:paragraph-properties fo:text-align="center" fo:text-indent="0in"/>
    </style:style>
    <style:style style:name="TableCell460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60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4602" style:family="table-row">
      <style:table-row-properties style:use-optimal-row-height="false"/>
    </style:style>
    <style:style style:name="TableCell4603"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4604" style:parent-style-name="Нормальный" style:family="paragraph">
      <style:paragraph-properties fo:text-align="center" fo:text-indent="0in"/>
    </style:style>
    <style:style style:name="TableCell460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60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607" style:parent-style-name="Нормальный" style:family="paragraph">
      <style:paragraph-properties fo:text-align="center" fo:text-indent="0in"/>
    </style:style>
    <style:style style:name="TableCell460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609" style:parent-style-name="Нормальный" style:family="paragraph">
      <style:paragraph-properties fo:text-align="center" fo:text-indent="0in"/>
    </style:style>
    <style:style style:name="TableCell461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611" style:parent-style-name="Нормальный" style:family="paragraph">
      <style:paragraph-properties fo:text-align="center" fo:text-indent="0in"/>
    </style:style>
    <style:style style:name="TableCell461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4613" style:family="table-row">
      <style:table-row-properties style:use-optimal-row-height="false"/>
    </style:style>
    <style:style style:name="TableCell4614"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4615" style:parent-style-name="Нормальный" style:family="paragraph">
      <style:paragraph-properties fo:text-align="center" fo:text-indent="0in"/>
    </style:style>
    <style:style style:name="TableCell461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61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618" style:parent-style-name="Нормальный" style:family="paragraph">
      <style:paragraph-properties fo:text-align="center" fo:text-indent="0in"/>
    </style:style>
    <style:style style:name="TableCell461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620" style:parent-style-name="Нормальный" style:family="paragraph">
      <style:paragraph-properties fo:text-align="center" fo:text-indent="0in"/>
    </style:style>
    <style:style style:name="TableCell462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622" style:parent-style-name="Нормальный" style:family="paragraph">
      <style:paragraph-properties fo:text-align="center" fo:text-indent="0in"/>
    </style:style>
    <style:style style:name="TableCell462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4624" style:parent-style-name="DefaultParagraphFont" style:family="text">
      <style:text-properties fo:font-weight="bold" style:font-weight-asian="bold" fo:color="#26282F"/>
    </style:style>
    <style:style style:name="T4625" style:parent-style-name="DefaultParagraphFont" style:family="text">
      <style:text-properties fo:font-weight="bold" style:font-weight-asian="bold" fo:color="#26282F"/>
    </style:style>
    <style:style style:name="TableColumn4627" style:family="table-column">
      <style:table-column-properties style:column-width="0.5145in" style:use-optimal-column-width="false"/>
    </style:style>
    <style:style style:name="TableColumn4628" style:family="table-column">
      <style:table-column-properties style:column-width="1.8208in" style:use-optimal-column-width="false"/>
    </style:style>
    <style:style style:name="TableColumn4629" style:family="table-column">
      <style:table-column-properties style:column-width="0.7125in" style:use-optimal-column-width="false"/>
    </style:style>
    <style:style style:name="TableColumn4630" style:family="table-column">
      <style:table-column-properties style:column-width="0.7916in" style:use-optimal-column-width="false"/>
    </style:style>
    <style:style style:name="TableColumn4631" style:family="table-column">
      <style:table-column-properties style:column-width="0.7916in" style:use-optimal-column-width="false"/>
    </style:style>
    <style:style style:name="TableColumn4632" style:family="table-column">
      <style:table-column-properties style:column-width="2.4944in" style:use-optimal-column-width="false"/>
    </style:style>
    <style:style style:name="Table4626" style:family="table">
      <style:table-properties style:width="7.1256in" fo:margin-left="0in" table:align="left"/>
    </style:style>
    <style:style style:name="TableRow4633" style:family="table-row">
      <style:table-row-properties style:use-optimal-row-height="false"/>
    </style:style>
    <style:style style:name="TableCell4634" style:family="table-cell">
      <style:table-cell-properties fo:border-top="0.0034in solid #000000" fo:border-left="0.0034in solid #000000" fo:border-bottom="none" fo:border-right="0.0034in solid #000000" style:writing-mode="lr-tb" fo:padding-top="0in" fo:padding-left="0.0069in" fo:padding-bottom="0in" fo:padding-right="0.0069in"/>
    </style:style>
    <style:style style:name="P4635" style:parent-style-name="Нормальный" style:family="paragraph">
      <style:paragraph-properties fo:text-align="center" fo:text-indent="0in"/>
    </style:style>
    <style:style style:name="TableCell4636" style:family="table-cell">
      <style:table-cell-properties fo:border-top="0.0034in solid #000000" fo:border-left="none" fo:border-bottom="none" fo:border-right="0.0034in solid #000000" style:writing-mode="lr-tb" fo:padding-top="0in" fo:padding-left="0.0069in" fo:padding-bottom="0in" fo:padding-right="0.0069in"/>
    </style:style>
    <style:style style:name="P4637" style:parent-style-name="Нормальный" style:family="paragraph">
      <style:paragraph-properties fo:text-align="center" fo:text-indent="0in"/>
    </style:style>
    <style:style style:name="TableCell4638"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P4639" style:parent-style-name="Нормальный" style:family="paragraph">
      <style:paragraph-properties fo:text-align="center" fo:text-indent="0in"/>
    </style:style>
    <style:style style:name="TableCell4640" style:family="table-cell">
      <style:table-cell-properties fo:border-top="0.0034in solid #000000" fo:border-left="none" fo:border-bottom="none" fo:border-right="0.0034in solid #000000" style:writing-mode="lr-tb" fo:padding-top="0in" fo:padding-left="0.0069in" fo:padding-bottom="0in" fo:padding-right="0.0069in"/>
    </style:style>
    <style:style style:name="P4641" style:parent-style-name="Нормальный" style:family="paragraph">
      <style:paragraph-properties fo:text-align="center" fo:text-indent="0in"/>
    </style:style>
    <style:style style:name="TableCell4642" style:family="table-cell">
      <style:table-cell-properties fo:border-top="0.0034in solid #000000" fo:border-left="none" fo:border-bottom="none" fo:border-right="0.0034in solid #000000" style:writing-mode="lr-tb" fo:padding-top="0in" fo:padding-left="0.0069in" fo:padding-bottom="0in" fo:padding-right="0.0069in"/>
    </style:style>
    <style:style style:name="P4643" style:parent-style-name="Нормальный" style:family="paragraph">
      <style:paragraph-properties fo:text-align="center" fo:text-indent="0in"/>
    </style:style>
    <style:style style:name="TableRow4644" style:family="table-row">
      <style:table-row-properties style:use-optimal-row-height="false"/>
    </style:style>
    <style:style style:name="TableCell464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646" style:parent-style-name="Нормальный" style:family="paragraph">
      <style:paragraph-properties fo:text-align="center" fo:text-indent="0in"/>
    </style:style>
    <style:style style:name="TableCell464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648" style:parent-style-name="Нормальный" style:family="paragraph">
      <style:paragraph-properties fo:text-align="center" fo:text-indent="0in"/>
    </style:style>
    <style:style style:name="TableRow4649" style:family="table-row">
      <style:table-row-properties style:use-optimal-row-height="false"/>
    </style:style>
    <style:style style:name="TableCell4650"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4651" style:parent-style-name="Нормальный" style:family="paragraph">
      <style:paragraph-properties fo:text-align="center" fo:text-indent="0in"/>
    </style:style>
    <style:style style:name="TableCell465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65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654" style:parent-style-name="Нормальный" style:family="paragraph">
      <style:paragraph-properties fo:text-align="center" fo:text-indent="0in"/>
    </style:style>
    <style:style style:name="TableCell465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656" style:parent-style-name="Нормальный" style:family="paragraph">
      <style:paragraph-properties fo:text-align="center" fo:text-indent="0in"/>
    </style:style>
    <style:style style:name="TableCell465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65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4659" style:family="table-row">
      <style:table-row-properties style:use-optimal-row-height="false"/>
    </style:style>
    <style:style style:name="TableCell4660"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4661" style:parent-style-name="Нормальный" style:family="paragraph">
      <style:paragraph-properties fo:text-align="center" fo:text-indent="0in"/>
    </style:style>
    <style:style style:name="TableCell466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66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664" style:parent-style-name="Нормальный" style:family="paragraph">
      <style:paragraph-properties fo:text-align="center" fo:text-indent="0in"/>
    </style:style>
    <style:style style:name="TableCell466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666" style:parent-style-name="Нормальный" style:family="paragraph">
      <style:paragraph-properties fo:text-align="center" fo:text-indent="0in"/>
    </style:style>
    <style:style style:name="TableCell466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668" style:parent-style-name="Нормальный" style:family="paragraph">
      <style:paragraph-properties fo:text-align="center" fo:text-indent="0in"/>
    </style:style>
    <style:style style:name="TableCell466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4670" style:family="table-row">
      <style:table-row-properties style:use-optimal-row-height="false"/>
    </style:style>
    <style:style style:name="TableCell4671"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4672" style:parent-style-name="Нормальный" style:family="paragraph">
      <style:paragraph-properties fo:text-align="center" fo:text-indent="0in"/>
    </style:style>
    <style:style style:name="TableCell467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67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675" style:parent-style-name="Нормальный" style:family="paragraph">
      <style:paragraph-properties fo:text-align="center" fo:text-indent="0in"/>
    </style:style>
    <style:style style:name="TableCell467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677" style:parent-style-name="Нормальный" style:family="paragraph">
      <style:paragraph-properties fo:text-align="center" fo:text-indent="0in"/>
    </style:style>
    <style:style style:name="TableCell467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679" style:parent-style-name="Нормальный" style:family="paragraph">
      <style:paragraph-properties fo:text-align="center" fo:text-indent="0in"/>
    </style:style>
    <style:style style:name="TableCell468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4681" style:parent-style-name="DefaultParagraphFont" style:family="text">
      <style:text-properties fo:font-weight="bold" style:font-weight-asian="bold" fo:color="#26282F"/>
    </style:style>
    <style:style style:name="P4682" style:parent-style-name="НормальныйOEM" style:family="paragraph">
      <style:text-properties fo:font-size="11pt" style:font-size-asian="11pt"/>
    </style:style>
    <style:style style:name="P4683" style:parent-style-name="НормальныйOEM" style:family="paragraph">
      <style:text-properties fo:font-size="11pt" style:font-size-asian="11pt"/>
    </style:style>
    <style:style style:name="P4684" style:parent-style-name="НормальныйOEM" style:family="paragraph">
      <style:text-properties fo:font-size="11pt" style:font-size-asian="11pt"/>
    </style:style>
    <style:style style:name="P4685" style:parent-style-name="НормальныйOEM" style:family="paragraph">
      <style:text-properties fo:font-size="11pt" style:font-size-asian="11pt"/>
    </style:style>
    <style:style style:name="P4686" style:parent-style-name="Нормальный" style:family="paragraph">
      <style:paragraph-properties fo:text-align="center" fo:text-indent="0.4722in"/>
    </style:style>
    <style:style style:name="P4687" style:parent-style-name="НормальныйOEM" style:family="paragraph">
      <style:text-properties fo:font-size="11pt" style:font-size-asian="11pt"/>
    </style:style>
    <style:style style:name="P4688" style:parent-style-name="НормальныйOEM" style:family="paragraph">
      <style:text-properties fo:font-size="11pt" style:font-size-asian="11pt"/>
    </style:style>
    <style:style style:name="P4689" style:parent-style-name="НормальныйOEM" style:family="paragraph">
      <style:text-properties fo:font-size="11pt" style:font-size-asian="11pt"/>
    </style:style>
    <style:style style:name="P4690" style:parent-style-name="НормальныйOEM" style:family="paragraph">
      <style:text-properties fo:font-size="11pt" style:font-size-asian="11pt"/>
    </style:style>
    <style:style style:name="P4691" style:parent-style-name="Нормальный" style:family="paragraph">
      <style:paragraph-properties fo:text-align="center" fo:text-indent="0.4722in"/>
    </style:style>
    <style:style style:name="P4692" style:parent-style-name="НормальныйOEM" style:family="paragraph">
      <style:text-properties fo:font-size="11pt" style:font-size-asian="11pt"/>
    </style:style>
    <style:style style:name="P4693" style:parent-style-name="НормальныйOEM" style:family="paragraph">
      <style:text-properties fo:font-size="11pt" style:font-size-asian="11pt"/>
    </style:style>
    <style:style style:name="P4694" style:parent-style-name="НормальныйOEM" style:family="paragraph">
      <style:text-properties fo:font-size="11pt" style:font-size-asian="11pt"/>
    </style:style>
    <style:style style:name="P4695" style:parent-style-name="НормальныйOEM" style:family="paragraph">
      <style:text-properties fo:font-size="11pt" style:font-size-asian="11pt"/>
    </style:style>
    <style:style style:name="P4696" style:parent-style-name="Нормальный" style:family="paragraph">
      <style:paragraph-properties fo:text-align="center" fo:text-indent="0.4722in"/>
    </style:style>
    <style:style style:name="TableColumn4698" style:family="table-column">
      <style:table-column-properties style:column-width="0.5909in" style:use-optimal-column-width="false"/>
    </style:style>
    <style:style style:name="TableColumn4699" style:family="table-column">
      <style:table-column-properties style:column-width="2.1652in" style:use-optimal-column-width="false"/>
    </style:style>
    <style:style style:name="TableColumn4700" style:family="table-column">
      <style:table-column-properties style:column-width="0.6298in" style:use-optimal-column-width="false"/>
    </style:style>
    <style:style style:name="TableColumn4701" style:family="table-column">
      <style:table-column-properties style:column-width="0.5513in" style:use-optimal-column-width="false"/>
    </style:style>
    <style:style style:name="TableColumn4702" style:family="table-column">
      <style:table-column-properties style:column-width="0.7083in" style:use-optimal-column-width="false"/>
    </style:style>
    <style:style style:name="TableColumn4703" style:family="table-column">
      <style:table-column-properties style:column-width="2.4409in" style:use-optimal-column-width="false"/>
    </style:style>
    <style:style style:name="Table4697" style:family="table">
      <style:table-properties style:width="7.0868in" fo:margin-left="0in" table:align="left"/>
    </style:style>
    <style:style style:name="TableRow4704" style:family="table-row">
      <style:table-row-properties style:use-optimal-row-height="false"/>
    </style:style>
    <style:style style:name="TableCell4705" style:family="table-cell">
      <style:table-cell-properties fo:border-top="0.0034in solid #000000" fo:border-left="0.0034in solid #000000" fo:border-bottom="none" fo:border-right="0.0034in solid #000000" style:writing-mode="lr-tb" fo:padding-top="0in" fo:padding-left="0.0069in" fo:padding-bottom="0in" fo:padding-right="0.0069in"/>
    </style:style>
    <style:style style:name="P4706" style:parent-style-name="Нормальный" style:family="paragraph">
      <style:paragraph-properties fo:text-align="center" fo:text-indent="0in"/>
    </style:style>
    <style:style style:name="TableCell4707" style:family="table-cell">
      <style:table-cell-properties fo:border-top="0.0034in solid #000000" fo:border-left="none" fo:border-bottom="none" fo:border-right="0.0034in solid #000000" style:writing-mode="lr-tb" fo:padding-top="0in" fo:padding-left="0.0069in" fo:padding-bottom="0in" fo:padding-right="0.0069in"/>
    </style:style>
    <style:style style:name="P4708" style:parent-style-name="Нормальный" style:family="paragraph">
      <style:paragraph-properties fo:text-align="center" fo:text-indent="0in"/>
    </style:style>
    <style:style style:name="TableCell4709"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P4710" style:parent-style-name="Нормальный" style:family="paragraph">
      <style:paragraph-properties fo:text-align="center" fo:text-indent="0in"/>
    </style:style>
    <style:style style:name="TableCell4711" style:family="table-cell">
      <style:table-cell-properties fo:border-top="0.0034in solid #000000" fo:border-left="none" fo:border-bottom="none" fo:border-right="0.0034in solid #000000" style:writing-mode="lr-tb" fo:padding-top="0in" fo:padding-left="0.0069in" fo:padding-bottom="0in" fo:padding-right="0.0069in"/>
    </style:style>
    <style:style style:name="P4712" style:parent-style-name="Нормальный" style:family="paragraph">
      <style:paragraph-properties fo:text-align="center" fo:text-indent="0in"/>
    </style:style>
    <style:style style:name="TableCell4713" style:family="table-cell">
      <style:table-cell-properties fo:border-top="0.0034in solid #000000" fo:border-left="none" fo:border-bottom="none" fo:border-right="0.0034in solid #000000" style:writing-mode="lr-tb" fo:padding-top="0in" fo:padding-left="0.0069in" fo:padding-bottom="0in" fo:padding-right="0.0069in"/>
    </style:style>
    <style:style style:name="P4714" style:parent-style-name="Нормальный" style:family="paragraph">
      <style:paragraph-properties fo:text-align="center" fo:text-indent="0in"/>
    </style:style>
    <style:style style:name="TableRow4715" style:family="table-row">
      <style:table-row-properties style:use-optimal-row-height="false"/>
    </style:style>
    <style:style style:name="TableCell471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717" style:parent-style-name="Нормальный" style:family="paragraph">
      <style:paragraph-properties fo:text-align="center" fo:text-indent="0in"/>
    </style:style>
    <style:style style:name="TableCell471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719" style:parent-style-name="Нормальный" style:family="paragraph">
      <style:paragraph-properties fo:text-align="center" fo:text-indent="0in"/>
    </style:style>
    <style:style style:name="TableRow4720" style:family="table-row">
      <style:table-row-properties style:use-optimal-row-height="false"/>
    </style:style>
    <style:style style:name="TableCell4721"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4722" style:parent-style-name="Нормальный" style:family="paragraph">
      <style:paragraph-properties fo:text-align="center" fo:text-indent="0in"/>
    </style:style>
    <style:style style:name="TableCell472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72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725" style:parent-style-name="Нормальный" style:family="paragraph">
      <style:paragraph-properties fo:text-align="center" fo:text-indent="0in"/>
    </style:style>
    <style:style style:name="TableCell472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727" style:parent-style-name="Нормальный" style:family="paragraph">
      <style:paragraph-properties fo:text-align="center" fo:text-indent="0in"/>
    </style:style>
    <style:style style:name="TableCell472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72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4730" style:family="table-row">
      <style:table-row-properties style:use-optimal-row-height="false"/>
    </style:style>
    <style:style style:name="TableCell4731"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4732" style:parent-style-name="Нормальный" style:family="paragraph">
      <style:paragraph-properties fo:text-align="center" fo:text-indent="0in"/>
    </style:style>
    <style:style style:name="TableCell473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73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735" style:parent-style-name="Нормальный" style:family="paragraph">
      <style:paragraph-properties fo:text-align="center" fo:text-indent="0in"/>
    </style:style>
    <style:style style:name="TableCell473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73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738" style:parent-style-name="Нормальный" style:family="paragraph">
      <style:paragraph-properties fo:text-align="center" fo:text-indent="0in"/>
    </style:style>
    <style:style style:name="TableCell473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4740" style:family="table-row">
      <style:table-row-properties style:use-optimal-row-height="false"/>
    </style:style>
    <style:style style:name="TableCell4741"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4742" style:parent-style-name="Нормальный" style:family="paragraph">
      <style:paragraph-properties fo:text-align="center" fo:text-indent="0in"/>
    </style:style>
    <style:style style:name="TableCell474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74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74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74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747" style:parent-style-name="Нормальный" style:family="paragraph">
      <style:paragraph-properties fo:text-align="center" fo:text-indent="0in"/>
    </style:style>
    <style:style style:name="TableCell474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4749" style:family="table-row">
      <style:table-row-properties style:use-optimal-row-height="false"/>
    </style:style>
    <style:style style:name="TableCell4750"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4751" style:parent-style-name="Нормальный" style:family="paragraph">
      <style:paragraph-properties fo:text-align="center" fo:text-indent="0in"/>
    </style:style>
    <style:style style:name="TableCell475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75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75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75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756" style:parent-style-name="Нормальный" style:family="paragraph">
      <style:paragraph-properties fo:text-align="center" fo:text-indent="0in"/>
    </style:style>
    <style:style style:name="TableCell475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olumn4759" style:family="table-column">
      <style:table-column-properties style:column-width="0.5937in" style:use-optimal-column-width="false"/>
    </style:style>
    <style:style style:name="TableColumn4760" style:family="table-column">
      <style:table-column-properties style:column-width="2.177in" style:use-optimal-column-width="false"/>
    </style:style>
    <style:style style:name="TableColumn4761" style:family="table-column">
      <style:table-column-properties style:column-width="0.6333in" style:use-optimal-column-width="false"/>
    </style:style>
    <style:style style:name="TableColumn4762" style:family="table-column">
      <style:table-column-properties style:column-width="0.5541in" style:use-optimal-column-width="false"/>
    </style:style>
    <style:style style:name="TableColumn4763" style:family="table-column">
      <style:table-column-properties style:column-width="0.7125in" style:use-optimal-column-width="false"/>
    </style:style>
    <style:style style:name="TableColumn4764" style:family="table-column">
      <style:table-column-properties style:column-width="2.4548in" style:use-optimal-column-width="false"/>
    </style:style>
    <style:style style:name="Table4758" style:family="table">
      <style:table-properties style:width="7.1256in" fo:margin-left="0in" table:align="left"/>
    </style:style>
    <style:style style:name="TableRow4765" style:family="table-row">
      <style:table-row-properties style:use-optimal-row-height="false"/>
    </style:style>
    <style:style style:name="TableCell4766" style:family="table-cell">
      <style:table-cell-properties fo:border-top="0.0034in solid #000000" fo:border-left="0.0034in solid #000000" fo:border-bottom="none" fo:border-right="0.0034in solid #000000" style:writing-mode="lr-tb" fo:padding-top="0in" fo:padding-left="0.0069in" fo:padding-bottom="0in" fo:padding-right="0.0069in"/>
    </style:style>
    <style:style style:name="P4767" style:parent-style-name="Нормальный" style:family="paragraph">
      <style:paragraph-properties fo:text-align="center" fo:text-indent="0in"/>
    </style:style>
    <style:style style:name="TableCell4768" style:family="table-cell">
      <style:table-cell-properties fo:border-top="0.0034in solid #000000" fo:border-left="none" fo:border-bottom="none" fo:border-right="0.0034in solid #000000" style:writing-mode="lr-tb" fo:padding-top="0in" fo:padding-left="0.0069in" fo:padding-bottom="0in" fo:padding-right="0.0069in"/>
    </style:style>
    <style:style style:name="P4769" style:parent-style-name="Нормальный" style:family="paragraph">
      <style:paragraph-properties fo:text-align="center" fo:text-indent="0in"/>
    </style:style>
    <style:style style:name="TableCell4770"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P4771" style:parent-style-name="Нормальный" style:family="paragraph">
      <style:paragraph-properties fo:text-align="center" fo:text-indent="0in"/>
    </style:style>
    <style:style style:name="TableCell4772" style:family="table-cell">
      <style:table-cell-properties fo:border-top="0.0034in solid #000000" fo:border-left="none" fo:border-bottom="none" fo:border-right="0.0034in solid #000000" style:writing-mode="lr-tb" fo:padding-top="0in" fo:padding-left="0.0069in" fo:padding-bottom="0in" fo:padding-right="0.0069in"/>
    </style:style>
    <style:style style:name="P4773" style:parent-style-name="Нормальный" style:family="paragraph">
      <style:paragraph-properties fo:text-align="center" fo:text-indent="0in"/>
    </style:style>
    <style:style style:name="TableCell4774" style:family="table-cell">
      <style:table-cell-properties fo:border-top="0.0034in solid #000000" fo:border-left="none" fo:border-bottom="none" fo:border-right="0.0034in solid #000000" style:writing-mode="lr-tb" fo:padding-top="0in" fo:padding-left="0.0069in" fo:padding-bottom="0in" fo:padding-right="0.0069in"/>
    </style:style>
    <style:style style:name="P4775" style:parent-style-name="Нормальный" style:family="paragraph">
      <style:paragraph-properties fo:text-align="center" fo:text-indent="0in"/>
    </style:style>
    <style:style style:name="TableRow4776" style:family="table-row">
      <style:table-row-properties style:use-optimal-row-height="false"/>
    </style:style>
    <style:style style:name="TableCell477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778" style:parent-style-name="Нормальный" style:family="paragraph">
      <style:paragraph-properties fo:text-align="center" fo:text-indent="0in"/>
    </style:style>
    <style:style style:name="TableCell477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780" style:parent-style-name="Нормальный" style:family="paragraph">
      <style:paragraph-properties fo:text-align="center" fo:text-indent="0in"/>
    </style:style>
    <style:style style:name="TableRow4781" style:family="table-row">
      <style:table-row-properties style:use-optimal-row-height="false"/>
    </style:style>
    <style:style style:name="TableCell4782"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4783" style:parent-style-name="Нормальный" style:family="paragraph">
      <style:paragraph-properties fo:text-align="center" fo:text-indent="0in"/>
    </style:style>
    <style:style style:name="TableCell478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78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786" style:parent-style-name="Нормальный" style:family="paragraph">
      <style:paragraph-properties fo:text-align="center" fo:text-indent="0in"/>
    </style:style>
    <style:style style:name="TableCell478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788" style:parent-style-name="Нормальный" style:family="paragraph">
      <style:paragraph-properties fo:text-align="center" fo:text-indent="0in"/>
    </style:style>
    <style:style style:name="TableCell478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79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4791" style:family="table-row">
      <style:table-row-properties style:use-optimal-row-height="false"/>
    </style:style>
    <style:style style:name="TableCell4792"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4793" style:parent-style-name="Нормальный" style:family="paragraph">
      <style:paragraph-properties fo:text-align="center" fo:text-indent="0in"/>
    </style:style>
    <style:style style:name="TableCell479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79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796" style:parent-style-name="Нормальный" style:family="paragraph">
      <style:paragraph-properties fo:text-align="center" fo:text-indent="0in"/>
    </style:style>
    <style:style style:name="TableCell479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798" style:parent-style-name="Нормальный" style:family="paragraph">
      <style:paragraph-properties fo:text-align="center" fo:text-indent="0in"/>
    </style:style>
    <style:style style:name="TableCell479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800" style:parent-style-name="Нормальный" style:family="paragraph">
      <style:paragraph-properties fo:text-align="center" fo:text-indent="0in"/>
    </style:style>
    <style:style style:name="TableCell480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4802" style:family="table-row">
      <style:table-row-properties style:use-optimal-row-height="false"/>
    </style:style>
    <style:style style:name="TableCell4803"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4804" style:parent-style-name="Нормальный" style:family="paragraph">
      <style:paragraph-properties fo:text-align="center" fo:text-indent="0in"/>
    </style:style>
    <style:style style:name="TableCell4805"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80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807" style:parent-style-name="Нормальный" style:family="paragraph">
      <style:paragraph-properties fo:text-align="center" fo:text-indent="0in"/>
    </style:style>
    <style:style style:name="TableCell480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809" style:parent-style-name="Нормальный" style:family="paragraph">
      <style:paragraph-properties fo:text-align="center" fo:text-indent="0in"/>
    </style:style>
    <style:style style:name="TableCell481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811" style:parent-style-name="Нормальный" style:family="paragraph">
      <style:paragraph-properties fo:text-align="center" fo:text-indent="0in"/>
    </style:style>
    <style:style style:name="TableCell481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4813" style:family="table-row">
      <style:table-row-properties style:use-optimal-row-height="false"/>
    </style:style>
    <style:style style:name="TableCell4814"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4815" style:parent-style-name="Нормальный" style:family="paragraph">
      <style:paragraph-properties fo:text-align="center" fo:text-indent="0in"/>
    </style:style>
    <style:style style:name="TableCell481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81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818" style:parent-style-name="Нормальный" style:family="paragraph">
      <style:paragraph-properties fo:text-align="center" fo:text-indent="0in"/>
    </style:style>
    <style:style style:name="TableCell481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820" style:parent-style-name="Нормальный" style:family="paragraph">
      <style:paragraph-properties fo:text-align="center" fo:text-indent="0in"/>
    </style:style>
    <style:style style:name="TableCell4821"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822" style:parent-style-name="Нормальный" style:family="paragraph">
      <style:paragraph-properties fo:text-align="center" fo:text-indent="0in"/>
    </style:style>
    <style:style style:name="TableCell482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4824" style:family="table-row">
      <style:table-row-properties style:use-optimal-row-height="false"/>
    </style:style>
    <style:style style:name="TableCell4825"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4826" style:parent-style-name="Нормальный" style:family="paragraph">
      <style:paragraph-properties fo:text-align="center" fo:text-indent="0in"/>
    </style:style>
    <style:style style:name="TableCell482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82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829" style:parent-style-name="Нормальный" style:family="paragraph">
      <style:paragraph-properties fo:text-align="center" fo:text-indent="0in"/>
    </style:style>
    <style:style style:name="TableCell4830"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831" style:parent-style-name="Нормальный" style:family="paragraph">
      <style:paragraph-properties fo:text-align="center" fo:text-indent="0in"/>
    </style:style>
    <style:style style:name="TableCell483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P4833" style:parent-style-name="Нормальный" style:family="paragraph">
      <style:paragraph-properties fo:text-align="center" fo:text-indent="0in"/>
    </style:style>
    <style:style style:name="TableCell4834"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olumn4836" style:family="table-column">
      <style:table-column-properties style:column-width="1.2597in" style:use-optimal-column-width="false"/>
    </style:style>
    <style:style style:name="TableColumn4837" style:family="table-column">
      <style:table-column-properties style:column-width="1.7715in" style:use-optimal-column-width="false"/>
    </style:style>
    <style:style style:name="TableColumn4838" style:family="table-column">
      <style:table-column-properties style:column-width="4.0944in" style:use-optimal-column-width="false"/>
    </style:style>
    <style:style style:name="Table4835" style:family="table">
      <style:table-properties style:width="7.1256in" fo:margin-left="0in" table:align="left"/>
    </style:style>
    <style:style style:name="TableRow4839" style:family="table-row">
      <style:table-row-properties style:use-optimal-row-height="false"/>
    </style:style>
    <style:style style:name="TableCell4840" style:family="table-cell">
      <style:table-cell-properties fo:border="0.0034in solid #000000" style:writing-mode="lr-tb" fo:padding-top="0in" fo:padding-left="0.0069in" fo:padding-bottom="0in" fo:padding-right="0.0069in"/>
    </style:style>
    <style:style style:name="P4841" style:parent-style-name="Нормальный" style:family="paragraph">
      <style:paragraph-properties fo:text-align="center" fo:text-indent="0in"/>
    </style:style>
    <style:style style:name="TableCell4842"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P4843" style:parent-style-name="Нормальный" style:family="paragraph">
      <style:paragraph-properties fo:text-align="center" fo:text-indent="0in"/>
    </style:style>
    <style:style style:name="TableCell4844" style:family="table-cell">
      <style:table-cell-properties fo:border-top="0.0034in solid #000000" fo:border-left="none" fo:border-bottom="0.0034in solid #000000" fo:border-right="0.0034in solid #000000" style:writing-mode="lr-tb" fo:padding-top="0in" fo:padding-left="0.0069in" fo:padding-bottom="0in" fo:padding-right="0.0069in"/>
    </style:style>
    <style:style style:name="P4845" style:parent-style-name="Нормальный" style:family="paragraph">
      <style:paragraph-properties fo:text-align="center" fo:text-indent="0in"/>
    </style:style>
    <style:style style:name="TableRow4846" style:family="table-row">
      <style:table-row-properties style:use-optimal-row-height="false"/>
    </style:style>
    <style:style style:name="TableCell4847"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4848"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849"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4850" style:family="table-row">
      <style:table-row-properties style:use-optimal-row-height="false"/>
    </style:style>
    <style:style style:name="TableCell4851"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4852"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853"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Row4854" style:family="table-row">
      <style:table-row-properties style:use-optimal-row-height="false"/>
    </style:style>
    <style:style style:name="TableCell4855"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4856"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ell4857" style:family="table-cell">
      <style:table-cell-properties fo:border-top="none" fo:border-left="none" fo:border-bottom="0.0034in solid #000000" fo:border-right="0.0034in solid #000000" style:writing-mode="lr-tb" fo:padding-top="0in" fo:padding-left="0.0069in" fo:padding-bottom="0in" fo:padding-right="0.0069in"/>
    </style:style>
    <style:style style:name="TableColumn4859" style:family="table-column">
      <style:table-column-properties style:column-width="1.7416in" style:use-optimal-column-width="false"/>
    </style:style>
    <style:style style:name="TableColumn4860" style:family="table-column">
      <style:table-column-properties style:column-width="5.4236in" style:use-optimal-column-width="false"/>
    </style:style>
    <style:style style:name="Table4858" style:family="table">
      <style:table-properties style:width="7.1652in" fo:margin-left="0in" table:align="left"/>
    </style:style>
    <style:style style:name="TableRow4861" style:family="table-row">
      <style:table-row-properties style:use-optimal-row-height="false"/>
    </style:style>
    <style:style style:name="TableCell4862" style:family="table-cell">
      <style:table-cell-properties fo:border="none" style:writing-mode="lr-tb" fo:padding-top="0in" fo:padding-left="0.0069in" fo:padding-bottom="0in" fo:padding-right="0.0069in"/>
    </style:style>
    <style:style style:name="TableCell4863" style:family="table-cell">
      <style:table-cell-properties fo:border="none" style:writing-mode="lr-tb" fo:padding-top="0in" fo:padding-left="0.0069in" fo:padding-bottom="0in" fo:padding-right="0.0069in"/>
    </style:style>
    <style:style style:name="TableRow4864" style:family="table-row">
      <style:table-row-properties style:use-optimal-row-height="false"/>
    </style:style>
    <style:style style:name="TableCell4865" style:family="table-cell">
      <style:table-cell-properties fo:border="none" style:writing-mode="lr-tb" fo:padding-top="0in" fo:padding-left="0.0069in" fo:padding-bottom="0in" fo:padding-right="0.0069in"/>
    </style:style>
    <style:style style:name="TableCell4866" style:family="table-cell">
      <style:table-cell-properties fo:border="none" style:writing-mode="lr-tb" fo:padding-top="0in" fo:padding-left="0.0069in" fo:padding-bottom="0in" fo:padding-right="0.0069in"/>
    </style:style>
    <style:style style:name="TableRow4867" style:family="table-row">
      <style:table-row-properties style:use-optimal-row-height="false"/>
    </style:style>
    <style:style style:name="TableCell4868" style:family="table-cell">
      <style:table-cell-properties fo:border="none" style:writing-mode="lr-tb" fo:padding-top="0in" fo:padding-left="0.0069in" fo:padding-bottom="0in" fo:padding-right="0.0069in"/>
    </style:style>
    <style:style style:name="TableCell4869" style:family="table-cell">
      <style:table-cell-properties fo:border="none" style:writing-mode="lr-tb" fo:padding-top="0in" fo:padding-left="0.0069in" fo:padding-bottom="0in" fo:padding-right="0.0069in"/>
    </style:style>
    <style:style style:name="TableRow4870" style:family="table-row">
      <style:table-row-properties style:use-optimal-row-height="false"/>
    </style:style>
    <style:style style:name="TableCell4871" style:family="table-cell">
      <style:table-cell-properties fo:border="none" style:writing-mode="lr-tb" fo:padding-top="0in" fo:padding-left="0.0069in" fo:padding-bottom="0in" fo:padding-right="0.0069in"/>
    </style:style>
    <style:style style:name="TableCell4872" style:family="table-cell">
      <style:table-cell-properties fo:border="none" style:writing-mode="lr-tb" fo:padding-top="0in" fo:padding-left="0.0069in" fo:padding-bottom="0in" fo:padding-right="0.0069in"/>
    </style:style>
    <style:style style:name="TableRow4873" style:family="table-row">
      <style:table-row-properties style:use-optimal-row-height="false"/>
    </style:style>
    <style:style style:name="TableCell4874" style:family="table-cell">
      <style:table-cell-properties fo:border="none" style:writing-mode="lr-tb" fo:padding-top="0in" fo:padding-left="0.0069in" fo:padding-bottom="0in" fo:padding-right="0.0069in"/>
    </style:style>
    <style:style style:name="TableCell4875" style:family="table-cell">
      <style:table-cell-properties fo:border="none" style:writing-mode="lr-tb" fo:padding-top="0in" fo:padding-left="0.0069in" fo:padding-bottom="0in" fo:padding-right="0.0069in"/>
    </style:style>
    <style:style style:name="TableRow4876" style:family="table-row">
      <style:table-row-properties style:use-optimal-row-height="false"/>
    </style:style>
    <style:style style:name="TableCell4877" style:family="table-cell">
      <style:table-cell-properties fo:border="none" style:writing-mode="lr-tb" fo:padding-top="0in" fo:padding-left="0.0069in" fo:padding-bottom="0in" fo:padding-right="0.0069in"/>
    </style:style>
    <style:style style:name="TableCell4878" style:family="table-cell">
      <style:table-cell-properties fo:border="none" style:writing-mode="lr-tb" fo:padding-top="0in" fo:padding-left="0.0069in" fo:padding-bottom="0in" fo:padding-right="0.0069in"/>
    </style:style>
    <style:style style:name="TableRow4879" style:family="table-row">
      <style:table-row-properties style:use-optimal-row-height="false"/>
    </style:style>
    <style:style style:name="TableCell4880" style:family="table-cell">
      <style:table-cell-properties fo:border="none" style:writing-mode="lr-tb" fo:padding-top="0in" fo:padding-left="0.0069in" fo:padding-bottom="0in" fo:padding-right="0.0069in"/>
    </style:style>
    <style:style style:name="TableCell4881" style:family="table-cell">
      <style:table-cell-properties fo:border="none" style:writing-mode="lr-tb" fo:padding-top="0in" fo:padding-left="0.0069in" fo:padding-bottom="0in" fo:padding-right="0.0069in"/>
    </style:style>
    <style:style style:name="TableRow4882" style:family="table-row">
      <style:table-row-properties style:use-optimal-row-height="false"/>
    </style:style>
    <style:style style:name="TableCell4883" style:family="table-cell">
      <style:table-cell-properties fo:border="none" style:writing-mode="lr-tb" fo:padding-top="0in" fo:padding-left="0.0069in" fo:padding-bottom="0in" fo:padding-right="0.0069in"/>
    </style:style>
    <style:style style:name="TableCell4884" style:family="table-cell">
      <style:table-cell-properties fo:border="none" style:writing-mode="lr-tb" fo:padding-top="0in" fo:padding-left="0.0069in" fo:padding-bottom="0in" fo:padding-right="0.0069in"/>
    </style:style>
    <style:style style:name="TableRow4885" style:family="table-row">
      <style:table-row-properties style:use-optimal-row-height="false"/>
    </style:style>
    <style:style style:name="TableCell4886" style:family="table-cell">
      <style:table-cell-properties fo:border="none" style:writing-mode="lr-tb" fo:padding-top="0in" fo:padding-left="0.0069in" fo:padding-bottom="0in" fo:padding-right="0.0069in"/>
    </style:style>
    <style:style style:name="TableCell4887" style:family="table-cell">
      <style:table-cell-properties fo:border="none" style:writing-mode="lr-tb" fo:padding-top="0in" fo:padding-left="0.0069in" fo:padding-bottom="0in" fo:padding-right="0.0069in"/>
    </style:style>
    <style:style style:name="TableRow4888" style:family="table-row">
      <style:table-row-properties style:use-optimal-row-height="false"/>
    </style:style>
    <style:style style:name="TableCell4889" style:family="table-cell">
      <style:table-cell-properties fo:border="none" style:writing-mode="lr-tb" fo:padding-top="0in" fo:padding-left="0.0069in" fo:padding-bottom="0in" fo:padding-right="0.0069in"/>
    </style:style>
    <style:style style:name="TableCell4890" style:family="table-cell">
      <style:table-cell-properties fo:border="none" style:writing-mode="lr-tb" fo:padding-top="0in" fo:padding-left="0.0069in" fo:padding-bottom="0in" fo:padding-right="0.0069in"/>
    </style:style>
    <style:style style:name="TableRow4891" style:family="table-row">
      <style:table-row-properties style:use-optimal-row-height="false"/>
    </style:style>
    <style:style style:name="TableCell4892" style:family="table-cell">
      <style:table-cell-properties fo:border="none" style:writing-mode="lr-tb" fo:padding-top="0in" fo:padding-left="0.0069in" fo:padding-bottom="0in" fo:padding-right="0.0069in"/>
    </style:style>
    <style:style style:name="TableCell4893" style:family="table-cell">
      <style:table-cell-properties fo:border="none" style:writing-mode="lr-tb" fo:padding-top="0in" fo:padding-left="0.0069in" fo:padding-bottom="0in" fo:padding-right="0.0069in"/>
    </style:style>
    <style:style style:name="TableColumn4895" style:family="table-column">
      <style:table-column-properties style:column-width="1.7416in" style:use-optimal-column-width="false"/>
    </style:style>
    <style:style style:name="TableColumn4896" style:family="table-column">
      <style:table-column-properties style:column-width="5.4236in" style:use-optimal-column-width="false"/>
    </style:style>
    <style:style style:name="Table4894" style:family="table">
      <style:table-properties style:width="7.1652in" fo:margin-left="0in" table:align="left"/>
    </style:style>
    <style:style style:name="TableRow4897" style:family="table-row">
      <style:table-row-properties style:use-optimal-row-height="false"/>
    </style:style>
    <style:style style:name="TableCell4898" style:family="table-cell">
      <style:table-cell-properties fo:border="none" style:writing-mode="lr-tb" fo:padding-top="0in" fo:padding-left="0.0069in" fo:padding-bottom="0in" fo:padding-right="0.0069in"/>
    </style:style>
    <style:style style:name="TableCell4899" style:family="table-cell">
      <style:table-cell-properties fo:border="none" style:writing-mode="lr-tb" fo:padding-top="0in" fo:padding-left="0.0069in" fo:padding-bottom="0in" fo:padding-right="0.0069in"/>
    </style:style>
    <style:style style:name="TableRow4900" style:family="table-row">
      <style:table-row-properties style:use-optimal-row-height="false"/>
    </style:style>
    <style:style style:name="TableCell4901" style:family="table-cell">
      <style:table-cell-properties fo:border="none" style:writing-mode="lr-tb" fo:padding-top="0in" fo:padding-left="0.0069in" fo:padding-bottom="0in" fo:padding-right="0.0069in"/>
    </style:style>
    <style:style style:name="TableCell4902" style:family="table-cell">
      <style:table-cell-properties fo:border="none" style:writing-mode="lr-tb" fo:padding-top="0in" fo:padding-left="0.0069in" fo:padding-bottom="0in" fo:padding-right="0.0069in"/>
    </style:style>
    <style:style style:name="TableRow4903" style:family="table-row">
      <style:table-row-properties style:use-optimal-row-height="false"/>
    </style:style>
    <style:style style:name="TableCell4904" style:family="table-cell">
      <style:table-cell-properties fo:border="none" style:writing-mode="lr-tb" fo:padding-top="0in" fo:padding-left="0.0069in" fo:padding-bottom="0in" fo:padding-right="0.0069in"/>
    </style:style>
    <style:style style:name="TableCell4905" style:family="table-cell">
      <style:table-cell-properties fo:border="none" style:writing-mode="lr-tb" fo:padding-top="0in" fo:padding-left="0.0069in" fo:padding-bottom="0in" fo:padding-right="0.0069in"/>
    </style:style>
    <style:style style:name="TableRow4906" style:family="table-row">
      <style:table-row-properties style:use-optimal-row-height="false"/>
    </style:style>
    <style:style style:name="TableCell4907" style:family="table-cell">
      <style:table-cell-properties fo:border="none" style:writing-mode="lr-tb" fo:padding-top="0in" fo:padding-left="0.0069in" fo:padding-bottom="0in" fo:padding-right="0.0069in"/>
    </style:style>
    <style:style style:name="TableCell4908" style:family="table-cell">
      <style:table-cell-properties fo:border="none" style:writing-mode="lr-tb" fo:padding-top="0in" fo:padding-left="0.0069in" fo:padding-bottom="0in" fo:padding-right="0.0069in"/>
    </style:style>
    <style:style style:name="TableRow4909" style:family="table-row">
      <style:table-row-properties style:use-optimal-row-height="false"/>
    </style:style>
    <style:style style:name="TableCell4910" style:family="table-cell">
      <style:table-cell-properties fo:border="none" style:writing-mode="lr-tb" fo:padding-top="0in" fo:padding-left="0.0069in" fo:padding-bottom="0in" fo:padding-right="0.0069in"/>
    </style:style>
    <style:style style:name="TableCell4911" style:family="table-cell">
      <style:table-cell-properties fo:border="none" style:writing-mode="lr-tb" fo:padding-top="0in" fo:padding-left="0.0069in" fo:padding-bottom="0in" fo:padding-right="0.0069in"/>
    </style:style>
    <style:style style:name="TableRow4912" style:family="table-row">
      <style:table-row-properties style:use-optimal-row-height="false"/>
    </style:style>
    <style:style style:name="TableCell4913" style:family="table-cell">
      <style:table-cell-properties fo:border="none" style:writing-mode="lr-tb" fo:padding-top="0in" fo:padding-left="0.0069in" fo:padding-bottom="0in" fo:padding-right="0.0069in"/>
    </style:style>
    <style:style style:name="TableCell4914" style:family="table-cell">
      <style:table-cell-properties fo:border="none" style:writing-mode="lr-tb" fo:padding-top="0in" fo:padding-left="0.0069in" fo:padding-bottom="0in" fo:padding-right="0.0069in"/>
    </style:style>
    <style:style style:name="TableRow4915" style:family="table-row">
      <style:table-row-properties style:use-optimal-row-height="false"/>
    </style:style>
    <style:style style:name="TableCell4916" style:family="table-cell">
      <style:table-cell-properties fo:border="none" style:writing-mode="lr-tb" fo:padding-top="0in" fo:padding-left="0.0069in" fo:padding-bottom="0in" fo:padding-right="0.0069in"/>
    </style:style>
    <style:style style:name="TableCell4917" style:family="table-cell">
      <style:table-cell-properties fo:border="none" style:writing-mode="lr-tb" fo:padding-top="0in" fo:padding-left="0.0069in" fo:padding-bottom="0in" fo:padding-right="0.0069in"/>
    </style:style>
    <style:style style:name="TableRow4918" style:family="table-row">
      <style:table-row-properties style:use-optimal-row-height="false"/>
    </style:style>
    <style:style style:name="TableCell4919" style:family="table-cell">
      <style:table-cell-properties fo:border="none" style:writing-mode="lr-tb" fo:padding-top="0in" fo:padding-left="0.0069in" fo:padding-bottom="0in" fo:padding-right="0.0069in"/>
    </style:style>
    <style:style style:name="TableCell4920" style:family="table-cell">
      <style:table-cell-properties fo:border="none" style:writing-mode="lr-tb" fo:padding-top="0in" fo:padding-left="0.0069in" fo:padding-bottom="0in" fo:padding-right="0.0069in"/>
    </style:style>
    <style:style style:name="TableRow4921" style:family="table-row">
      <style:table-row-properties style:use-optimal-row-height="false"/>
    </style:style>
    <style:style style:name="TableCell4922" style:family="table-cell">
      <style:table-cell-properties fo:border="none" style:writing-mode="lr-tb" fo:padding-top="0in" fo:padding-left="0.0069in" fo:padding-bottom="0in" fo:padding-right="0.0069in"/>
    </style:style>
    <style:style style:name="TableCell4923" style:family="table-cell">
      <style:table-cell-properties fo:border="none" style:writing-mode="lr-tb" fo:padding-top="0in" fo:padding-left="0.0069in" fo:padding-bottom="0in" fo:padding-right="0.0069in"/>
    </style:style>
    <style:style style:name="TableRow4924" style:family="table-row">
      <style:table-row-properties style:use-optimal-row-height="false"/>
    </style:style>
    <style:style style:name="TableCell4925" style:family="table-cell">
      <style:table-cell-properties fo:border="none" style:writing-mode="lr-tb" fo:padding-top="0in" fo:padding-left="0.0069in" fo:padding-bottom="0in" fo:padding-right="0.0069in"/>
    </style:style>
    <style:style style:name="TableCell4926" style:family="table-cell">
      <style:table-cell-properties fo:border="none" style:writing-mode="lr-tb" fo:padding-top="0in" fo:padding-left="0.0069in" fo:padding-bottom="0in" fo:padding-right="0.0069in"/>
    </style:style>
    <style:style style:name="P4927" style:parent-style-name="Нормальный" style:family="paragraph">
      <style:paragraph-properties fo:text-align="end" fo:text-indent="0.4722in"/>
    </style:style>
    <style:style style:name="T4928" style:parent-style-name="DefaultParagraphFont" style:family="text">
      <style:text-properties fo:font-weight="bold" style:font-weight-asian="bold" fo:color="#26282F"/>
    </style:style>
    <style:style style:name="T4929" style:parent-style-name="DefaultParagraphFont" style:family="text">
      <style:text-properties fo:font-weight="bold" style:font-weight-asian="bold" fo:color="#26282F"/>
    </style:style>
    <style:style style:name="T4930" style:parent-style-name="DefaultParagraphFont" style:family="text">
      <style:text-properties fo:font-weight="bold" style:font-weight-asian="bold" fo:color="#26282F"/>
    </style:style>
    <style:style style:name="P4931" style:parent-style-name="НормальныйOEM" style:family="paragraph">
      <style:text-properties fo:font-size="11pt" style:font-size-asian="11pt"/>
    </style:style>
    <style:style style:name="P4932" style:parent-style-name="НормальныйOEM" style:family="paragraph">
      <style:text-properties fo:font-size="11pt" style:font-size-asian="11pt"/>
    </style:style>
    <style:style style:name="P4933" style:parent-style-name="НормальныйOEM" style:family="paragraph">
      <style:text-properties fo:font-size="11pt" style:font-size-asian="11pt"/>
    </style:style>
    <style:style style:name="P4934" style:parent-style-name="НормальныйOEM" style:family="paragraph">
      <style:text-properties fo:font-size="11pt" style:font-size-asian="11pt"/>
    </style:style>
    <style:style style:name="P4935" style:parent-style-name="НормальныйOEM" style:family="paragraph">
      <style:text-properties fo:font-size="11pt" style:font-size-asian="11pt"/>
    </style:style>
    <style:style style:name="P4936" style:parent-style-name="НормальныйOEM" style:family="paragraph">
      <style:text-properties fo:font-size="11pt" style:font-size-asian="11pt"/>
    </style:style>
    <style:style style:name="T4937" style:parent-style-name="DefaultParagraphFont" style:family="text">
      <style:text-properties fo:font-weight="bold" style:font-weight-asian="bold" fo:color="#26282F"/>
    </style:style>
    <style:style style:name="P4938" style:parent-style-name="НормальныйOEM" style:family="paragraph">
      <style:text-properties fo:font-size="11pt" style:font-size-asian="11pt"/>
    </style:style>
    <style:style style:name="P4939" style:parent-style-name="НормальныйOEM" style:family="paragraph">
      <style:text-properties fo:font-size="11pt" style:font-size-asian="11pt"/>
    </style:style>
    <style:style style:name="P4940" style:parent-style-name="НормальныйOEM" style:family="paragraph">
      <style:text-properties fo:font-size="11pt" style:font-size-asian="11pt"/>
    </style:style>
    <style:style style:name="P4941" style:parent-style-name="НормальныйOEM" style:family="paragraph">
      <style:text-properties fo:font-size="11pt" style:font-size-asian="11pt"/>
    </style:style>
    <style:style style:name="P4942" style:parent-style-name="НормальныйOEM" style:family="paragraph">
      <style:text-properties fo:font-size="11pt" style:font-size-asian="11pt"/>
    </style:style>
    <style:style style:name="P4943" style:parent-style-name="НормальныйOEM" style:family="paragraph">
      <style:text-properties fo:font-size="11pt" style:font-size-asian="11pt"/>
    </style:style>
    <style:style style:name="TableColumn4945" style:family="table-column">
      <style:table-column-properties style:column-width="0.6694in" style:use-optimal-column-width="false"/>
    </style:style>
    <style:style style:name="TableColumn4946" style:family="table-column">
      <style:table-column-properties style:column-width="1.2201in" style:use-optimal-column-width="false"/>
    </style:style>
    <style:style style:name="TableColumn4947" style:family="table-column">
      <style:table-column-properties style:column-width="5.1972in" style:use-optimal-column-width="false"/>
    </style:style>
    <style:style style:name="Table4944" style:family="table">
      <style:table-properties style:width="7.0868in" fo:margin-left="0in" table:align="left"/>
    </style:style>
    <style:style style:name="TableRow4948" style:family="table-row">
      <style:table-row-properties style:use-optimal-row-height="false"/>
    </style:style>
    <style:style style:name="TableCell4949" style:family="table-cell">
      <style:table-cell-properties fo:border="none" style:writing-mode="lr-tb" fo:padding-top="0in" fo:padding-left="0.0069in" fo:padding-bottom="0in" fo:padding-right="0.0069in"/>
    </style:style>
    <style:style style:name="TableCell4950" style:family="table-cell">
      <style:table-cell-properties fo:border="none" style:writing-mode="lr-tb" fo:padding-top="0in" fo:padding-left="0.0069in" fo:padding-bottom="0in" fo:padding-right="0.0069in"/>
    </style:style>
    <style:style style:name="TableCell4951" style:family="table-cell">
      <style:table-cell-properties fo:border="none" style:writing-mode="lr-tb" fo:padding-top="0in" fo:padding-left="0.0069in" fo:padding-bottom="0in" fo:padding-right="0.0069in"/>
    </style:style>
    <style:style style:name="TableRow4952" style:family="table-row">
      <style:table-row-properties style:use-optimal-row-height="false"/>
    </style:style>
    <style:style style:name="TableCell4953" style:family="table-cell">
      <style:table-cell-properties fo:border="none" style:writing-mode="lr-tb" fo:padding-top="0in" fo:padding-left="0.0069in" fo:padding-bottom="0in" fo:padding-right="0.0069in"/>
    </style:style>
    <style:style style:name="TableCell4954" style:family="table-cell">
      <style:table-cell-properties fo:border="none" style:writing-mode="lr-tb" fo:padding-top="0in" fo:padding-left="0.0069in" fo:padding-bottom="0in" fo:padding-right="0.0069in"/>
    </style:style>
    <style:style style:name="TableCell4955" style:family="table-cell">
      <style:table-cell-properties fo:border="none" style:writing-mode="lr-tb" fo:padding-top="0in" fo:padding-left="0.0069in" fo:padding-bottom="0in" fo:padding-right="0.0069in"/>
    </style:style>
    <style:style style:name="TableRow4956" style:family="table-row">
      <style:table-row-properties style:use-optimal-row-height="false"/>
    </style:style>
    <style:style style:name="TableCell4957" style:family="table-cell">
      <style:table-cell-properties fo:border="none" style:writing-mode="lr-tb" fo:padding-top="0in" fo:padding-left="0.0069in" fo:padding-bottom="0in" fo:padding-right="0.0069in"/>
    </style:style>
    <style:style style:name="TableCell4958" style:family="table-cell">
      <style:table-cell-properties fo:border="none" style:writing-mode="lr-tb" fo:padding-top="0in" fo:padding-left="0.0069in" fo:padding-bottom="0in" fo:padding-right="0.0069in"/>
    </style:style>
    <style:style style:name="TableCell4959" style:family="table-cell">
      <style:table-cell-properties fo:border="none" style:writing-mode="lr-tb" fo:padding-top="0in" fo:padding-left="0.0069in" fo:padding-bottom="0in" fo:padding-right="0.0069in"/>
    </style:style>
    <style:style style:name="TableRow4960" style:family="table-row">
      <style:table-row-properties style:use-optimal-row-height="false"/>
    </style:style>
    <style:style style:name="TableCell4961" style:family="table-cell">
      <style:table-cell-properties fo:border="none" style:writing-mode="lr-tb" fo:padding-top="0in" fo:padding-left="0.0069in" fo:padding-bottom="0in" fo:padding-right="0.0069in"/>
    </style:style>
    <style:style style:name="TableCell4962" style:family="table-cell">
      <style:table-cell-properties fo:border="none" style:writing-mode="lr-tb" fo:padding-top="0in" fo:padding-left="0.0069in" fo:padding-bottom="0in" fo:padding-right="0.0069in"/>
    </style:style>
    <style:style style:name="TableCell4963" style:family="table-cell">
      <style:table-cell-properties fo:border="none" style:writing-mode="lr-tb" fo:padding-top="0in" fo:padding-left="0.0069in" fo:padding-bottom="0in" fo:padding-right="0.0069in"/>
    </style:style>
    <style:style style:name="TableRow4964" style:family="table-row">
      <style:table-row-properties style:use-optimal-row-height="false"/>
    </style:style>
    <style:style style:name="TableCell4965" style:family="table-cell">
      <style:table-cell-properties fo:border="none" style:writing-mode="lr-tb" fo:padding-top="0in" fo:padding-left="0.0069in" fo:padding-bottom="0in" fo:padding-right="0.0069in"/>
    </style:style>
    <style:style style:name="TableCell4966" style:family="table-cell">
      <style:table-cell-properties fo:border="none" style:writing-mode="lr-tb" fo:padding-top="0in" fo:padding-left="0.0069in" fo:padding-bottom="0in" fo:padding-right="0.0069in"/>
    </style:style>
    <style:style style:name="TableCell4967" style:family="table-cell">
      <style:table-cell-properties fo:border="none" style:writing-mode="lr-tb" fo:padding-top="0in" fo:padding-left="0.0069in" fo:padding-bottom="0in" fo:padding-right="0.0069in"/>
    </style:style>
    <style:style style:name="TableRow4968" style:family="table-row">
      <style:table-row-properties style:use-optimal-row-height="false"/>
    </style:style>
    <style:style style:name="TableCell4969" style:family="table-cell">
      <style:table-cell-properties fo:border="none" style:writing-mode="lr-tb" fo:padding-top="0in" fo:padding-left="0.0069in" fo:padding-bottom="0in" fo:padding-right="0.0069in"/>
    </style:style>
    <style:style style:name="TableCell4970" style:family="table-cell">
      <style:table-cell-properties fo:border="none" style:writing-mode="lr-tb" fo:padding-top="0in" fo:padding-left="0.0069in" fo:padding-bottom="0in" fo:padding-right="0.0069in"/>
    </style:style>
    <style:style style:name="TableCell4971" style:family="table-cell">
      <style:table-cell-properties fo:border="none" style:writing-mode="lr-tb" fo:padding-top="0in" fo:padding-left="0.0069in" fo:padding-bottom="0in" fo:padding-right="0.0069in"/>
    </style:style>
    <style:style style:name="TableRow4972" style:family="table-row">
      <style:table-row-properties style:use-optimal-row-height="false"/>
    </style:style>
    <style:style style:name="TableCell4973" style:family="table-cell">
      <style:table-cell-properties fo:border="none" style:writing-mode="lr-tb" fo:padding-top="0in" fo:padding-left="0.0069in" fo:padding-bottom="0in" fo:padding-right="0.0069in"/>
    </style:style>
    <style:style style:name="TableCell4974" style:family="table-cell">
      <style:table-cell-properties fo:border="none" style:writing-mode="lr-tb" fo:padding-top="0in" fo:padding-left="0.0069in" fo:padding-bottom="0in" fo:padding-right="0.0069in"/>
    </style:style>
    <style:style style:name="TableCell4975" style:family="table-cell">
      <style:table-cell-properties fo:border="none" style:writing-mode="lr-tb" fo:padding-top="0in" fo:padding-left="0.0069in" fo:padding-bottom="0in" fo:padding-right="0.0069in"/>
    </style:style>
    <style:style style:name="TableRow4976" style:family="table-row">
      <style:table-row-properties style:use-optimal-row-height="false"/>
    </style:style>
    <style:style style:name="TableCell4977" style:family="table-cell">
      <style:table-cell-properties fo:border="none" style:writing-mode="lr-tb" fo:padding-top="0in" fo:padding-left="0.0069in" fo:padding-bottom="0in" fo:padding-right="0.0069in"/>
    </style:style>
    <style:style style:name="TableCell4978" style:family="table-cell">
      <style:table-cell-properties fo:border="none" style:writing-mode="lr-tb" fo:padding-top="0in" fo:padding-left="0.0069in" fo:padding-bottom="0in" fo:padding-right="0.0069in"/>
    </style:style>
    <style:style style:name="TableCell4979" style:family="table-cell">
      <style:table-cell-properties fo:border="none" style:writing-mode="lr-tb" fo:padding-top="0in" fo:padding-left="0.0069in" fo:padding-bottom="0in" fo:padding-right="0.0069in"/>
    </style:style>
    <style:style style:name="TableRow4980" style:family="table-row">
      <style:table-row-properties style:use-optimal-row-height="false"/>
    </style:style>
    <style:style style:name="TableCell4981" style:family="table-cell">
      <style:table-cell-properties fo:border="none" style:writing-mode="lr-tb" fo:padding-top="0in" fo:padding-left="0.0069in" fo:padding-bottom="0in" fo:padding-right="0.0069in"/>
    </style:style>
    <style:style style:name="TableCell4982" style:family="table-cell">
      <style:table-cell-properties fo:border="none" style:writing-mode="lr-tb" fo:padding-top="0in" fo:padding-left="0.0069in" fo:padding-bottom="0in" fo:padding-right="0.0069in"/>
    </style:style>
    <style:style style:name="TableCell4983" style:family="table-cell">
      <style:table-cell-properties fo:border="none" style:writing-mode="lr-tb" fo:padding-top="0in" fo:padding-left="0.0069in" fo:padding-bottom="0in" fo:padding-right="0.0069in"/>
    </style:style>
    <style:style style:name="TableRow4984" style:family="table-row">
      <style:table-row-properties style:use-optimal-row-height="false"/>
    </style:style>
    <style:style style:name="TableCell4985" style:family="table-cell">
      <style:table-cell-properties fo:border="none" style:writing-mode="lr-tb" fo:padding-top="0in" fo:padding-left="0.0069in" fo:padding-bottom="0in" fo:padding-right="0.0069in"/>
    </style:style>
    <style:style style:name="TableCell4986" style:family="table-cell">
      <style:table-cell-properties fo:border="none" style:writing-mode="lr-tb" fo:padding-top="0in" fo:padding-left="0.0069in" fo:padding-bottom="0in" fo:padding-right="0.0069in"/>
    </style:style>
    <style:style style:name="TableCell4987" style:family="table-cell">
      <style:table-cell-properties fo:border="none" style:writing-mode="lr-tb" fo:padding-top="0in" fo:padding-left="0.0069in" fo:padding-bottom="0in" fo:padding-right="0.0069in"/>
    </style:style>
    <style:style style:name="P4988" style:parent-style-name="НормальныйOEM" style:family="paragraph">
      <style:text-properties fo:font-size="11pt" style:font-size-asian="11pt"/>
    </style:style>
    <style:style style:name="P4989" style:parent-style-name="НормальныйOEM" style:family="paragraph">
      <style:text-properties fo:font-size="11pt" style:font-size-asian="11pt"/>
    </style:style>
    <style:style style:name="P4990" style:parent-style-name="НормальныйOEM" style:family="paragraph">
      <style:text-properties fo:font-size="11pt" style:font-size-asian="11pt"/>
    </style:style>
    <style:style style:name="P4991" style:parent-style-name="НормальныйOEM" style:family="paragraph">
      <style:text-properties fo:font-size="11pt" style:font-size-asian="11pt"/>
    </style:style>
    <style:style style:name="P4992" style:parent-style-name="НормальныйOEM" style:family="paragraph">
      <style:text-properties fo:font-size="11pt" style:font-size-asian="11pt"/>
    </style:style>
    <style:style style:name="P4993" style:parent-style-name="НормальныйOEM" style:family="paragraph">
      <style:text-properties fo:font-size="11pt" style:font-size-asian="11pt"/>
    </style:style>
    <style:style style:name="P4994" style:parent-style-name="НормальныйOEM" style:family="paragraph">
      <style:text-properties fo:font-size="11pt" style:font-size-asian="11pt"/>
    </style:style>
    <style:style style:name="P4995" style:parent-style-name="НормальныйOEM" style:family="paragraph">
      <style:text-properties fo:font-size="11pt" style:font-size-asian="11pt"/>
    </style:style>
    <style:style style:name="P4996" style:parent-style-name="НормальныйOEM" style:family="paragraph">
      <style:text-properties fo:font-size="11pt" style:font-size-asian="11pt"/>
    </style:style>
    <style:style style:name="P4997" style:parent-style-name="НормальныйOEM" style:family="paragraph">
      <style:text-properties fo:font-size="11pt" style:font-size-asian="11pt"/>
    </style:style>
    <style:style style:name="P4998" style:parent-style-name="НормальныйOEM" style:family="paragraph">
      <style:text-properties fo:font-size="11pt" style:font-size-asian="11pt"/>
    </style:style>
    <style:style style:name="P4999" style:parent-style-name="НормальныйOEM" style:family="paragraph">
      <style:text-properties fo:font-size="11pt" style:font-size-asian="11pt"/>
    </style:style>
    <style:style style:name="P5000" style:parent-style-name="НормальныйOEM" style:family="paragraph">
      <style:text-properties fo:font-size="11pt" style:font-size-asian="11pt"/>
    </style:style>
    <style:style style:name="P5001" style:parent-style-name="НормальныйOEM" style:family="paragraph">
      <style:text-properties fo:font-size="11pt" style:font-size-asian="11pt"/>
    </style:style>
    <style:style style:name="P5002" style:parent-style-name="НормальныйOEM" style:family="paragraph">
      <style:text-properties fo:font-size="11pt" style:font-size-asian="11pt"/>
    </style:style>
    <style:style style:name="P5003" style:parent-style-name="НормальныйOEM" style:family="paragraph">
      <style:text-properties fo:font-size="11pt" style:font-size-asian="11pt"/>
    </style:style>
    <style:style style:name="P5004" style:parent-style-name="НормальныйOEM" style:family="paragraph">
      <style:text-properties fo:font-size="11pt" style:font-size-asian="11pt"/>
    </style:style>
    <style:style style:name="P5005" style:parent-style-name="НормальныйOEM" style:family="paragraph">
      <style:text-properties fo:font-size="11pt" style:font-size-asian="11pt"/>
    </style:style>
    <style:style style:name="P5006" style:parent-style-name="НормальныйOEM" style:family="paragraph">
      <style:text-properties fo:font-size="11pt" style:font-size-asian="11pt"/>
    </style:style>
    <style:style style:name="P5007" style:parent-style-name="НормальныйOEM" style:family="paragraph">
      <style:text-properties fo:font-size="11pt" style:font-size-asian="11pt"/>
    </style:style>
    <style:style style:name="P5008" style:parent-style-name="НормальныйOEM" style:family="paragraph">
      <style:text-properties fo:font-size="11pt" style:font-size-asian="11pt"/>
    </style:style>
    <style:style style:name="P5009" style:parent-style-name="НормальныйOEM" style:family="paragraph">
      <style:text-properties fo:font-size="11pt" style:font-size-asian="11pt"/>
    </style:style>
    <style:style style:name="P5010" style:parent-style-name="НормальныйOEM" style:family="paragraph">
      <style:text-properties fo:font-size="11pt" style:font-size-asian="11pt"/>
    </style:style>
    <style:style style:name="P5011" style:parent-style-name="НормальныйOEM" style:family="paragraph">
      <style:text-properties fo:font-size="11pt" style:font-size-asian="11pt"/>
    </style:style>
    <style:style style:name="P5012" style:parent-style-name="НормальныйOEM" style:family="paragraph">
      <style:text-properties fo:font-size="11pt" style:font-size-asian="11pt"/>
    </style:style>
    <style:style style:name="P5013" style:parent-style-name="НормальныйOEM" style:family="paragraph">
      <style:text-properties fo:font-size="11pt" style:font-size-asian="11pt"/>
    </style:style>
    <style:style style:name="P5014" style:parent-style-name="НормальныйOEM" style:family="paragraph">
      <style:text-properties fo:font-size="11pt" style:font-size-asian="11pt"/>
    </style:style>
    <style:style style:name="P5015" style:parent-style-name="НормальныйOEM" style:family="paragraph">
      <style:text-properties fo:font-size="11pt" style:font-size-asian="11pt"/>
    </style:style>
    <style:style style:name="P5016" style:parent-style-name="НормальныйOEM" style:family="paragraph">
      <style:text-properties fo:font-size="11pt" style:font-size-asian="11pt"/>
    </style:style>
    <style:style style:name="P5017" style:parent-style-name="НормальныйOEM" style:family="paragraph">
      <style:text-properties fo:font-size="11pt" style:font-size-asian="11pt"/>
    </style:style>
    <style:style style:name="P5018" style:parent-style-name="НормальныйOEM" style:family="paragraph">
      <style:text-properties fo:font-size="11pt" style:font-size-asian="11pt"/>
    </style:style>
    <style:style style:name="P5019" style:parent-style-name="НормальныйOEM" style:family="paragraph">
      <style:text-properties fo:font-size="11pt" style:font-size-asian="11pt"/>
    </style:style>
    <style:style style:name="P5020" style:parent-style-name="НормальныйOEM" style:family="paragraph">
      <style:text-properties fo:font-size="11pt" style:font-size-asian="11pt"/>
    </style:style>
    <style:style style:name="P5021" style:parent-style-name="НормальныйOEM" style:family="paragraph">
      <style:text-properties fo:font-size="11pt" style:font-size-asian="11pt"/>
    </style:style>
    <style:style style:name="P5022" style:parent-style-name="НормальныйOEM" style:family="paragraph">
      <style:text-properties fo:font-size="11pt" style:font-size-asian="11pt"/>
    </style:style>
    <style:style style:name="P5023" style:parent-style-name="НормальныйOEM" style:family="paragraph">
      <style:text-properties fo:font-size="11pt" style:font-size-asian="11pt"/>
    </style:style>
    <style:style style:name="P5024" style:parent-style-name="НормальныйOEM" style:family="paragraph">
      <style:text-properties fo:font-size="11pt" style:font-size-asian="11pt"/>
    </style:style>
    <style:style style:name="P5025" style:parent-style-name="НормальныйOEM" style:family="paragraph">
      <style:text-properties fo:font-size="11pt" style:font-size-asian="11pt"/>
    </style:style>
    <style:style style:name="P5026" style:parent-style-name="НормальныйOEM" style:family="paragraph">
      <style:text-properties fo:font-size="11pt" style:font-size-asian="11pt"/>
    </style:style>
    <style:style style:name="P5027" style:parent-style-name="НормальныйOEM" style:family="paragraph">
      <style:text-properties fo:font-size="11pt" style:font-size-asian="11pt"/>
    </style:style>
    <style:style style:name="P5028" style:parent-style-name="НормальныйOEM" style:family="paragraph">
      <style:text-properties fo:font-size="11pt" style:font-size-asian="11pt"/>
    </style:style>
    <style:style style:name="P5029" style:parent-style-name="НормальныйOEM" style:family="paragraph">
      <style:text-properties fo:font-size="11pt" style:font-size-asian="11pt"/>
    </style:style>
    <style:style style:name="P5030" style:parent-style-name="НормальныйOEM" style:family="paragraph">
      <style:text-properties fo:font-size="11pt" style:font-size-asian="11pt"/>
    </style:style>
    <style:style style:name="P5031" style:parent-style-name="НормальныйOEM" style:family="paragraph">
      <style:text-properties fo:font-size="11pt" style:font-size-asian="11pt"/>
    </style:style>
    <style:style style:name="P5032" style:parent-style-name="НормальныйOEM" style:family="paragraph">
      <style:text-properties fo:font-size="11pt" style:font-size-asian="11pt"/>
    </style:style>
    <style:style style:name="P5033" style:parent-style-name="НормальныйOEM" style:family="paragraph">
      <style:text-properties fo:font-size="11pt" style:font-size-asian="11pt"/>
    </style:style>
    <style:style style:name="P5034" style:parent-style-name="НормальныйOEM" style:family="paragraph">
      <style:text-properties fo:font-size="11pt" style:font-size-asian="11pt"/>
    </style:style>
    <style:style style:name="P5035" style:parent-style-name="НормальныйOEM" style:family="paragraph">
      <style:text-properties fo:font-size="11pt" style:font-size-asian="11pt"/>
    </style:style>
    <style:style style:name="P5036" style:parent-style-name="НормальныйOEM" style:family="paragraph">
      <style:text-properties fo:font-size="11pt" style:font-size-asian="11pt"/>
    </style:style>
    <style:style style:name="P5037" style:parent-style-name="НормальныйOEM" style:family="paragraph">
      <style:text-properties fo:font-size="11pt" style:font-size-asian="11pt"/>
    </style:style>
    <style:style style:name="P5038" style:parent-style-name="НормальныйOEM" style:family="paragraph">
      <style:text-properties fo:font-size="11pt" style:font-size-asian="11pt"/>
    </style:style>
    <style:style style:name="P5039" style:parent-style-name="НормальныйOEM" style:family="paragraph">
      <style:text-properties fo:font-size="11pt" style:font-size-asian="11pt"/>
    </style:style>
    <style:style style:name="P5040" style:parent-style-name="НормальныйOEM" style:family="paragraph">
      <style:text-properties fo:font-size="11pt" style:font-size-asian="11pt"/>
    </style:style>
    <style:style style:name="P5041" style:parent-style-name="НормальныйOEM" style:family="paragraph">
      <style:text-properties fo:font-size="11pt" style:font-size-asian="11pt"/>
    </style:style>
    <style:style style:name="P5042" style:parent-style-name="НормальныйOEM" style:family="paragraph">
      <style:text-properties fo:font-size="11pt" style:font-size-asian="11pt"/>
    </style:style>
    <style:style style:name="P5043" style:parent-style-name="НормальныйOEM" style:family="paragraph">
      <style:text-properties fo:font-size="11pt" style:font-size-asian="11pt"/>
    </style:style>
    <style:style style:name="P5044" style:parent-style-name="НормальныйOEM" style:family="paragraph">
      <style:text-properties fo:font-size="11pt" style:font-size-asian="11pt"/>
    </style:style>
    <style:style style:name="P5045" style:parent-style-name="НормальныйOEM" style:family="paragraph">
      <style:text-properties fo:font-size="11pt" style:font-size-asian="11pt"/>
    </style:style>
    <style:style style:name="P5046" style:parent-style-name="НормальныйOEM" style:family="paragraph">
      <style:text-properties fo:font-size="11pt" style:font-size-asian="11pt"/>
    </style:style>
    <style:style style:name="P5047" style:parent-style-name="НормальныйOEM" style:family="paragraph">
      <style:text-properties fo:font-size="11pt" style:font-size-asian="11pt"/>
    </style:style>
    <style:style style:name="P5048" style:parent-style-name="НормальныйOEM" style:family="paragraph">
      <style:text-properties fo:font-size="11pt" style:font-size-asian="11pt"/>
    </style:style>
    <style:style style:name="P5049" style:parent-style-name="НормальныйOEM" style:family="paragraph">
      <style:text-properties fo:font-size="11pt" style:font-size-asian="11pt"/>
    </style:style>
    <style:style style:name="P5050" style:parent-style-name="НормальныйOEM" style:family="paragraph">
      <style:text-properties fo:font-size="11pt" style:font-size-asian="11pt"/>
    </style:style>
    <style:style style:name="P5051" style:parent-style-name="НормальныйOEM" style:family="paragraph">
      <style:text-properties fo:font-size="11pt" style:font-size-asian="11pt"/>
    </style:style>
    <style:style style:name="P5052" style:parent-style-name="НормальныйOEM" style:family="paragraph">
      <style:text-properties fo:font-size="11pt" style:font-size-asian="11pt"/>
    </style:style>
    <style:style style:name="P5053" style:parent-style-name="НормальныйOEM" style:family="paragraph">
      <style:text-properties fo:font-size="11pt" style:font-size-asian="11pt"/>
    </style:style>
    <style:style style:name="P5054" style:parent-style-name="НормальныйOEM" style:family="paragraph">
      <style:text-properties fo:font-size="11pt" style:font-size-asian="11pt"/>
    </style:style>
    <style:style style:name="P5055" style:parent-style-name="НормальныйOEM" style:family="paragraph">
      <style:text-properties fo:font-size="11pt" style:font-size-asian="11pt"/>
    </style:style>
    <style:style style:name="P5056" style:parent-style-name="НормальныйOEM" style:family="paragraph">
      <style:text-properties fo:font-size="11pt" style:font-size-asian="11pt"/>
    </style:style>
    <style:style style:name="P5057" style:parent-style-name="НормальныйOEM" style:family="paragraph">
      <style:text-properties fo:font-size="11pt" style:font-size-asian="11pt"/>
    </style:style>
    <style:style style:name="P5058" style:parent-style-name="НормальныйOEM" style:family="paragraph">
      <style:text-properties fo:font-size="11pt" style:font-size-asian="11pt"/>
    </style:style>
    <style:style style:name="P5059" style:parent-style-name="НормальныйOEM" style:family="paragraph">
      <style:text-properties fo:font-size="11pt" style:font-size-asian="11pt"/>
    </style:style>
    <style:style style:name="P5060" style:parent-style-name="НормальныйOEM" style:family="paragraph">
      <style:text-properties fo:font-size="11pt" style:font-size-asian="11pt"/>
    </style:style>
    <style:style style:name="P5061" style:parent-style-name="НормальныйOEM" style:family="paragraph">
      <style:text-properties fo:font-size="11pt" style:font-size-asian="11pt"/>
    </style:style>
    <style:style style:name="P5062" style:parent-style-name="НормальныйOEM" style:family="paragraph">
      <style:text-properties fo:font-size="11pt" style:font-size-asian="11pt"/>
    </style:style>
    <style:style style:name="P5063" style:parent-style-name="НормальныйOEM" style:family="paragraph">
      <style:text-properties fo:font-size="11pt" style:font-size-asian="11pt"/>
    </style:style>
    <style:style style:name="P5064" style:parent-style-name="НормальныйOEM" style:family="paragraph">
      <style:text-properties fo:font-size="11pt" style:font-size-asian="11pt"/>
    </style:style>
    <style:style style:name="P5065" style:parent-style-name="НормальныйOEM" style:family="paragraph">
      <style:text-properties fo:font-size="11pt" style:font-size-asian="11pt"/>
    </style:style>
    <style:style style:name="P5066" style:parent-style-name="НормальныйOEM" style:family="paragraph">
      <style:text-properties fo:font-size="11pt" style:font-size-asian="11pt"/>
    </style:style>
    <style:style style:name="P5067" style:parent-style-name="НормальныйOEM" style:family="paragraph">
      <style:text-properties fo:font-size="11pt" style:font-size-asian="11pt"/>
    </style:style>
    <style:style style:name="P5068" style:parent-style-name="НормальныйOEM" style:family="paragraph">
      <style:text-properties fo:font-size="11pt" style:font-size-asian="11pt"/>
    </style:style>
    <style:style style:name="P5069" style:parent-style-name="НормальныйOEM" style:family="paragraph">
      <style:text-properties fo:font-size="11pt" style:font-size-asian="11pt"/>
    </style:style>
    <style:style style:name="P5070" style:parent-style-name="НормальныйOEM" style:family="paragraph">
      <style:text-properties fo:font-size="11pt" style:font-size-asian="11pt"/>
    </style:style>
    <style:style style:name="P5071" style:parent-style-name="НормальныйOEM" style:family="paragraph">
      <style:text-properties fo:font-size="11pt" style:font-size-asian="11pt"/>
    </style:style>
    <style:style style:name="P5072" style:parent-style-name="НормальныйOEM" style:family="paragraph">
      <style:text-properties fo:font-size="11pt" style:font-size-asian="11pt"/>
    </style:style>
    <style:style style:name="P5073" style:parent-style-name="НормальныйOEM" style:family="paragraph">
      <style:text-properties fo:font-size="11pt" style:font-size-asian="11pt"/>
    </style:style>
    <style:style style:name="P5074" style:parent-style-name="НормальныйOEM" style:family="paragraph">
      <style:text-properties fo:font-size="11pt" style:font-size-asian="11pt"/>
    </style:style>
    <style:style style:family="graphic" style:name="a37" style:parent-style-name="Graphics">
      <style:graphic-properties fo:border="none" fo:background-color="transparent" fo:clip="rect(0in, 0in, 0in, 0in)" draw:luminance="0%" draw:contrast="0%" draw:image-opacity="100%"/>
    </style:style>
    <style:style style:family="graphic" style:name="a38" style:parent-style-name="Graphics">
      <style:graphic-properties fo:border="none" fo:background-color="transparent" fo:clip="rect(0in, 0in, 0in, 0in)" draw:luminance="0%" draw:contrast="0%" draw:image-opacity="100%"/>
    </style:style>
    <style:style style:family="graphic" style:name="a39" style:parent-style-name="Graphics">
      <style:graphic-properties fo:border="none" fo:background-color="transparent" fo:clip="rect(0in, 0in, 0in, 0in)" draw:luminance="0%" draw:contrast="0%" draw:image-opacity="100%"/>
    </style:style>
    <style:style style:family="graphic" style:name="a20" style:parent-style-name="Graphics">
      <style:graphic-properties fo:border="none" fo:background-color="transparent" fo:clip="rect(0in, 0in, 0in, 0in)" draw:luminance="0%" draw:contrast="0%" draw:image-opacity="100%"/>
    </style:style>
    <style:style style:family="graphic" style:name="a21" style:parent-style-name="Graphics">
      <style:graphic-properties fo:border="none" fo:background-color="transparent" fo:clip="rect(0in, 0in, 0in, 0in)" draw:luminance="0%" draw:contrast="0%" draw:image-opacity="100%"/>
    </style:style>
    <style:style style:family="graphic" style:name="a22" style:parent-style-name="Graphics">
      <style:graphic-properties fo:border="none" fo:background-color="transparent" fo:clip="rect(0in, 0in, 0in, 0in)" draw:luminance="0%" draw:contrast="0%" draw:image-opacity="100%"/>
    </style:style>
    <style:style style:family="graphic" style:name="a23" style:parent-style-name="Graphics">
      <style:graphic-properties fo:border="none" fo:background-color="transparent" fo:clip="rect(0in, 0in, 0in, 0in)" draw:luminance="0%" draw:contrast="0%" draw:image-opacity="100%"/>
    </style:style>
    <style:style style:family="graphic" style:name="a24" style:parent-style-name="Graphics">
      <style:graphic-properties fo:border="none" fo:background-color="transparent" fo:clip="rect(0in, 0in, 0in, 0in)" draw:luminance="0%" draw:contrast="0%" draw:image-opacity="100%"/>
    </style:style>
    <style:style style:family="graphic" style:name="a25" style:parent-style-name="Graphics">
      <style:graphic-properties fo:border="none" fo:background-color="transparent" fo:clip="rect(0in, 0in, 0in, 0in)" draw:luminance="0%" draw:contrast="0%" draw:image-opacity="100%"/>
    </style:style>
    <style:style style:family="graphic" style:name="a26" style:parent-style-name="Graphics">
      <style:graphic-properties fo:border="none" fo:background-color="transparent" fo:clip="rect(0in, 0in, 0in, 0in)" draw:luminance="0%" draw:contrast="0%" draw:image-opacity="100%"/>
    </style:style>
    <style:style style:family="graphic" style:name="a27" style:parent-style-name="Graphics">
      <style:graphic-properties fo:border="none" fo:background-color="transparent" fo:clip="rect(0in, 0in, 0in, 0in)" draw:luminance="0%" draw:contrast="0%" draw:image-opacity="100%"/>
    </style:style>
    <style:style style:family="graphic" style:name="a28" style:parent-style-name="Graphics">
      <style:graphic-properties fo:border="none" fo:background-color="transparent" fo:clip="rect(0in, 0in, 0in, 0in)" draw:luminance="0%" draw:contrast="0%" draw:image-opacity="100%"/>
    </style:style>
    <style:style style:family="graphic" style:name="a29" style:parent-style-name="Graphics">
      <style:graphic-properties fo:border="none" fo:background-color="transparent" fo:clip="rect(0in, 0in, 0in, 0in)" draw:luminance="0%" draw:contrast="0%" draw:image-opacity="100%"/>
    </style:style>
    <style:style style:family="graphic" style:name="a10" style:parent-style-name="Graphics">
      <style:graphic-properties fo:border="none" fo:background-color="transparent" fo:clip="rect(0in, 0in, 0in, 0in)" draw:luminance="0%" draw:contrast="0%" draw:image-opacity="100%"/>
    </style:style>
    <style:style style:family="graphic" style:name="a11" style:parent-style-name="Graphics">
      <style:graphic-properties fo:border="none" fo:background-color="transparent" fo:clip="rect(0in, 0in, 0in, 0in)" draw:luminance="0%" draw:contrast="0%" draw:image-opacity="100%"/>
    </style:style>
    <style:style style:family="graphic" style:name="a12" style:parent-style-name="Graphics">
      <style:graphic-properties fo:border="none" fo:background-color="transparent" fo:clip="rect(0in, 0in, 0in, 0in)" draw:luminance="0%" draw:contrast="0%" draw:image-opacity="100%"/>
    </style:style>
    <style:style style:family="graphic" style:name="a13" style:parent-style-name="Graphics">
      <style:graphic-properties fo:border="none" fo:background-color="transparent" fo:clip="rect(0in, 0in, 0in, 0in)" draw:luminance="0%" draw:contrast="0%" draw:image-opacity="100%"/>
    </style:style>
    <style:style style:family="graphic" style:name="a50" style:parent-style-name="Graphics">
      <style:graphic-properties fo:border="none" fo:background-color="transparent" fo:clip="rect(0in, 0in, 0in, 0in)" draw:luminance="0%" draw:contrast="0%" draw:image-opacity="100%"/>
    </style:style>
    <style:style style:family="graphic" style:name="a14" style:parent-style-name="Graphics">
      <style:graphic-properties fo:border="none" fo:background-color="transparent" fo:clip="rect(0in, 0in, 0in, 0in)" draw:luminance="0%" draw:contrast="0%" draw:image-opacity="100%"/>
    </style:style>
    <style:style style:family="graphic" style:name="a51" style:parent-style-name="Graphics">
      <style:graphic-properties fo:border="none" fo:background-color="transparent" fo:clip="rect(0in, 0in, 0in, 0in)" draw:luminance="0%" draw:contrast="0%" draw:image-opacity="100%"/>
    </style:style>
    <style:style style:family="graphic" style:name="a15" style:parent-style-name="Graphics">
      <style:graphic-properties fo:border="none" fo:background-color="transparent" fo:clip="rect(0in, 0in, 0in, 0in)" draw:luminance="0%" draw:contrast="0%" draw:image-opacity="100%"/>
    </style:style>
    <style:style style:family="graphic" style:name="a52" style:parent-style-name="Graphics">
      <style:graphic-properties fo:border="none" fo:background-color="transparent" fo:clip="rect(0in, 0in, 0in, 0in)" draw:luminance="0%" draw:contrast="0%" draw:image-opacity="100%"/>
    </style:style>
    <style:style style:family="graphic" style:name="a16" style:parent-style-name="Graphics">
      <style:graphic-properties fo:border="none" fo:background-color="transparent" fo:clip="rect(0in, 0in, 0in, 0in)" draw:luminance="0%" draw:contrast="0%" draw:image-opacity="100%"/>
    </style:style>
    <style:style style:family="graphic" style:name="a53" style:parent-style-name="Graphics">
      <style:graphic-properties fo:border="none" fo:background-color="transparent" fo:clip="rect(0in, 0in, 0in, 0in)" draw:luminance="0%" draw:contrast="0%" draw:image-opacity="100%"/>
    </style:style>
    <style:style style:family="graphic" style:name="a17" style:parent-style-name="Graphics">
      <style:graphic-properties fo:border="none" fo:background-color="transparent" fo:clip="rect(0in, 0in, 0in, 0in)" draw:luminance="0%" draw:contrast="0%" draw:image-opacity="100%"/>
    </style:style>
    <style:style style:family="graphic" style:name="a54" style:parent-style-name="Graphics">
      <style:graphic-properties fo:border="none" fo:background-color="transparent" fo:clip="rect(0in, 0in, 0in, 0in)" draw:luminance="0%" draw:contrast="0%" draw:image-opacity="100%"/>
    </style:style>
    <style:style style:family="graphic" style:name="a18" style:parent-style-name="Graphics">
      <style:graphic-properties fo:border="none" fo:background-color="transparent" fo:clip="rect(0in, 0in, 0in, 0in)" draw:luminance="0%" draw:contrast="0%" draw:image-opacity="100%"/>
    </style:style>
    <style:style style:family="graphic" style:name="a55" style:parent-style-name="Graphics">
      <style:graphic-properties fo:border="none" fo:background-color="transparent" fo:clip="rect(0in, 0in, 0in, 0in)" draw:luminance="0%" draw:contrast="0%" draw:image-opacity="100%"/>
    </style:style>
    <style:style style:family="graphic" style:name="a19" style:parent-style-name="Graphics">
      <style:graphic-properties fo:border="none" fo:background-color="transparent" fo:clip="rect(0in, 0in, 0in, 0in)" draw:luminance="0%" draw:contrast="0%" draw:image-opacity="100%"/>
    </style:style>
    <style:style style:family="graphic" style:name="a56" style:parent-style-name="Graphics">
      <style:graphic-properties fo:border="none" fo:background-color="transparent" fo:clip="rect(0in, 0in, 0in, 0in)" draw:luminance="0%" draw:contrast="0%" draw:image-opacity="100%"/>
    </style:style>
    <style:style style:family="graphic" style:name="a0" style:parent-style-name="Graphics">
      <style:graphic-properties fo:border="none" fo:background-color="transparent" fo:clip="rect(0in, 0in, 0in, 0in)" draw:luminance="0%" draw:contrast="0%" draw:image-opacity="100%"/>
    </style:style>
    <style:style style:family="graphic" style:name="a1" style:parent-style-name="Graphics">
      <style:graphic-properties fo:border="none" fo:background-color="transparent" fo:clip="rect(0in, 0in, 0in, 0in)" draw:luminance="0%" draw:contrast="0%" draw:image-opacity="100%"/>
    </style:style>
    <style:style style:family="graphic" style:name="a2" style:parent-style-name="Graphics">
      <style:graphic-properties fo:border="none" fo:background-color="transparent" fo:clip="rect(0in, 0in, 0in, 0in)" draw:luminance="0%" draw:contrast="0%" draw:image-opacity="100%"/>
    </style:style>
    <style:style style:family="graphic" style:name="a40" style:parent-style-name="Graphics">
      <style:graphic-properties fo:border="none" fo:background-color="transparent" fo:clip="rect(0in, 0in, 0in, 0in)" draw:luminance="0%" draw:contrast="0%" draw:image-opacity="100%"/>
    </style:style>
    <style:style style:family="graphic" style:name="a3" style:parent-style-name="Graphics">
      <style:graphic-properties fo:border="none" fo:background-color="transparent" fo:clip="rect(0in, 0in, 0in, 0in)" draw:luminance="0%" draw:contrast="0%" draw:image-opacity="100%"/>
    </style:style>
    <style:style style:family="graphic" style:name="a41" style:parent-style-name="Graphics">
      <style:graphic-properties fo:border="none" fo:background-color="transparent" fo:clip="rect(0in, 0in, 0in, 0in)" draw:luminance="0%" draw:contrast="0%" draw:image-opacity="100%"/>
    </style:style>
    <style:style style:family="graphic" style:name="a4" style:parent-style-name="Graphics">
      <style:graphic-properties fo:border="none" fo:background-color="transparent" fo:clip="rect(0in, 0in, 0in, 0in)" draw:luminance="0%" draw:contrast="0%" draw:image-opacity="100%"/>
    </style:style>
    <style:style style:family="graphic" style:name="a42" style:parent-style-name="Graphics">
      <style:graphic-properties fo:border="none" fo:background-color="transparent" fo:clip="rect(0in, 0in, 0in, 0in)" draw:luminance="0%" draw:contrast="0%" draw:image-opacity="100%"/>
    </style:style>
    <style:style style:family="graphic" style:name="a5" style:parent-style-name="Graphics">
      <style:graphic-properties fo:border="none" fo:background-color="transparent" fo:clip="rect(0in, 0in, 0in, 0in)" draw:luminance="0%" draw:contrast="0%" draw:image-opacity="100%"/>
    </style:style>
    <style:style style:family="graphic" style:name="a43" style:parent-style-name="Graphics">
      <style:graphic-properties fo:border="none" fo:background-color="transparent" fo:clip="rect(0in, 0in, 0in, 0in)" draw:luminance="0%" draw:contrast="0%" draw:image-opacity="100%"/>
    </style:style>
    <style:style style:family="graphic" style:name="a6" style:parent-style-name="Graphics">
      <style:graphic-properties fo:border="none" fo:background-color="transparent" fo:clip="rect(0in, 0in, 0in, 0in)" draw:luminance="0%" draw:contrast="0%" draw:image-opacity="100%"/>
    </style:style>
    <style:style style:family="graphic" style:name="a44" style:parent-style-name="Graphics">
      <style:graphic-properties fo:border="none" fo:background-color="transparent" fo:clip="rect(0in, 0in, 0in, 0in)" draw:luminance="0%" draw:contrast="0%" draw:image-opacity="100%"/>
    </style:style>
    <style:style style:family="graphic" style:name="a7" style:parent-style-name="Graphics">
      <style:graphic-properties fo:border="none" fo:background-color="transparent" fo:clip="rect(0in, 0in, 0in, 0in)" draw:luminance="0%" draw:contrast="0%" draw:image-opacity="100%"/>
    </style:style>
    <style:style style:family="graphic" style:name="a45" style:parent-style-name="Graphics">
      <style:graphic-properties fo:border="none" fo:background-color="transparent" fo:clip="rect(0in, 0in, 0in, 0in)" draw:luminance="0%" draw:contrast="0%" draw:image-opacity="100%"/>
    </style:style>
    <style:style style:family="graphic" style:name="a8" style:parent-style-name="Graphics">
      <style:graphic-properties fo:border="none" fo:background-color="transparent" fo:clip="rect(0in, 0in, 0in, 0in)" draw:luminance="0%" draw:contrast="0%" draw:image-opacity="100%"/>
    </style:style>
    <style:style style:family="graphic" style:name="a46" style:parent-style-name="Graphics">
      <style:graphic-properties fo:border="none" fo:background-color="transparent" fo:clip="rect(0in, 0in, 0in, 0in)" draw:luminance="0%" draw:contrast="0%" draw:image-opacity="100%"/>
    </style:style>
    <style:style style:family="graphic" style:name="a9" style:parent-style-name="Graphics">
      <style:graphic-properties fo:border="none" fo:background-color="transparent" fo:clip="rect(0in, 0in, 0in, 0in)" draw:luminance="0%" draw:contrast="0%" draw:image-opacity="100%"/>
    </style:style>
    <style:style style:family="graphic" style:name="a47" style:parent-style-name="Graphics">
      <style:graphic-properties fo:border="none" fo:background-color="transparent" fo:clip="rect(0in, 0in, 0in, 0in)" draw:luminance="0%" draw:contrast="0%" draw:image-opacity="100%"/>
    </style:style>
    <style:style style:family="graphic" style:name="a48" style:parent-style-name="Graphics">
      <style:graphic-properties fo:border="none" fo:background-color="transparent" fo:clip="rect(0in, 0in, 0in, 0in)" draw:luminance="0%" draw:contrast="0%" draw:image-opacity="100%"/>
    </style:style>
    <style:style style:family="graphic" style:name="a49" style:parent-style-name="Graphics">
      <style:graphic-properties fo:border="none" fo:background-color="transparent" fo:clip="rect(0in, 0in, 0in, 0in)" draw:luminance="0%" draw:contrast="0%" draw:image-opacity="100%"/>
    </style:style>
    <style:style style:family="graphic" style:name="a30" style:parent-style-name="Graphics">
      <style:graphic-properties fo:border="none" fo:background-color="transparent" fo:clip="rect(0in, 0in, 0in, 0in)" draw:luminance="0%" draw:contrast="0%" draw:image-opacity="100%"/>
    </style:style>
    <style:style style:family="graphic" style:name="a31" style:parent-style-name="Graphics">
      <style:graphic-properties fo:border="none" fo:background-color="transparent" fo:clip="rect(0in, 0in, 0in, 0in)" draw:luminance="0%" draw:contrast="0%" draw:image-opacity="100%"/>
    </style:style>
    <style:style style:family="graphic" style:name="a32" style:parent-style-name="Graphics">
      <style:graphic-properties fo:border="none" fo:background-color="transparent" fo:clip="rect(0in, 0in, 0in, 0in)" draw:luminance="0%" draw:contrast="0%" draw:image-opacity="100%"/>
    </style:style>
    <style:style style:family="graphic" style:name="a33" style:parent-style-name="Graphics">
      <style:graphic-properties fo:border="none" fo:background-color="transparent" fo:clip="rect(0in, 0in, 0in, 0in)" draw:luminance="0%" draw:contrast="0%" draw:image-opacity="100%"/>
    </style:style>
    <style:style style:family="graphic" style:name="a34" style:parent-style-name="Graphics">
      <style:graphic-properties fo:border="none" fo:background-color="transparent" fo:clip="rect(0in, 0in, 0in, 0in)" draw:luminance="0%" draw:contrast="0%" draw:image-opacity="100%"/>
    </style:style>
    <style:style style:family="graphic" style:name="a35" style:parent-style-name="Graphics">
      <style:graphic-properties fo:border="none" fo:background-color="transparent" fo:clip="rect(0in, 0in, 0in, 0in)" draw:luminance="0%" draw:contrast="0%" draw:image-opacity="100%"/>
    </style:style>
    <style:style style:family="graphic" style:name="a36" style:parent-style-name="Graphics">
      <style:graphic-properties fo:border="none" fo:background-color="transparent" fo:clip="rect(0in, 0in, 0in, 0in)" draw:luminance="0%" draw:contrast="0%" draw:image-opacity="100%"/>
    </style:style>
  </office:automatic-styles>
  <office:body>
    <office:text text:use-soft-page-breaks="true">
      <text:h text:style-name="P1" text:outline-level="1"><text:bookmark-start text:name="anchor0"/><text:bookmark-end text:name="anchor0"/><text:a xlink:href="https://myclub.garant.ru/document/redirect/70386348/0" office:target-frame-name="_top" xlink:show="replace">Приказ Министерства транспорта РФ от 24 января 2013 г. N 13 "Об утверждении Табеля сообщений о движении воздушных судов в Российской Федерации"</text:a></text:h>
      <text:p text:style-name="Информацияобизменениях">С изменениями и дополнениями от:</text:p>
      <text:p text:style-name="Информацияобизменениях">22<text:s/>декабря 2016 г., 25 декабря 2018 г.</text:p>
      <text:p text:style-name="P17">ГАРАНТ:</text:p>
      <text:p text:style-name="Комментарий">Настоящий документ включен в<text:s/><text:a xlink:href="https://myclub.garant.ru/document/redirect/400170320/10048" office:target-frame-name="_top" xlink:show="replace">перечень</text:a><text:s/>НПА, на которые не распространяется требование об отмене с 1 января 2021 г., установленное<text:s/><text:a xlink:href="https://myclub.garant.ru/document/redirect/74449388/151" office:target-frame-name="_top" xlink:show="replace">Федеральным законом</text:a><text:s/>от 31 июля 2020 г. N 247-ФЗ. Соблюдение обязательных требований, содержащихся в настоящем документе, оценивается при осуществлении государственного контроля (надзора), их<text:s/>несоблюдение может являться основанием для привлечения к административной ответственности</text:p>
      <text:p text:style-name="Нормальный">В соответствии с<text:s/><text:a xlink:href="https://myclub.garant.ru/document/redirect/197839/100109" office:target-frame-name="_top" xlink:show="replace">пунктом 109</text:a><text:s/>Федеральных правил использования воздушного пространства Российской Федерации, утвержденных<text:s/><text:a xlink:href="https://myclub.garant.ru/document/redirect/197839/0" office:target-frame-name="_top" xlink:show="replace">постановлением</text:a><text:s/>Правительства Российской Федерации от 11 марта 2010 г. N 138 (Собрание законодательства Российской Федерации, 2010, N 14, ст. 1649; 2011, N 37, ст. 5255; N 40, ст. 5555; 2012, N 31, ст. 4366), приказываю:</text:p>
      <text:p text:style-name="Нормальный"><text:bookmark-start text:name="anchor111"/><text:bookmark-end text:name="anchor111"/>Утвердить прилагаемый<text:s/><text:a xlink:href="#anchor1000" office:target-frame-name="_top" xlink:show="replace">Табель</text:a><text:s/>сообщений о движении воздушных судов в Российской Федерации.</text:p>
      <text:p text:style-name="Нормальный"/>
      <table:table table:style-name="Table18">
        <table:table-columns>
          <table:table-column table:style-name="TableColumn19"/>
          <table:table-column table:style-name="TableColumn20"/>
        </table:table-columns>
        <table:table-row table:style-name="TableRow21">
          <table:table-cell table:style-name="TableCell22">
            <text:p text:style-name="Прижатыйвлево">Министр</text:p>
          </table:table-cell>
          <table:table-cell table:style-name="TableCell23">
            <text:p text:style-name="P24">М.Ю. Соколов</text:p>
          </table:table-cell>
        </table:table-row>
      </table:table>
      <text:p text:style-name="Нормальный"/>
      <text:p text:style-name="Прижатыйвлево">Зарегистрировано в Минюсте РФ 23 мая 2013 г.</text:p>
      <text:p text:style-name="Прижатыйвлево">Регистрационный N 28488</text:p>
      <text:p text:style-name="Нормальный"/>
      <text:h text:style-name="Заголовок1" text:outline-level="1"><text:bookmark-start text:name="anchor1000"/><text:bookmark-end text:name="anchor1000"/>Табель сообщений о движении воздушных судов в Российской Федерации (утв.<text:s/><text:a xlink:href="#anchor0" office:target-frame-name="_top" xlink:show="replace">приказом</text:a><text:s/>Министерства транспорта РФ от 24 января 2013 г. N 13)</text:h>
      <text:p text:style-name="Информацияобизменениях">С изменениями и дополнениями от:</text:p>
      <text:p text:style-name="Информацияобизменениях">22 декабря 2016 г., 25 декабря 2018 г.</text:p>
      <text:p text:style-name="Нормальный"/>
      <text:h text:style-name="Заголовок1" text:outline-level="1"><text:bookmark-start text:name="anchor100"/><text:bookmark-end text:name="anchor100"/>I. Общие положения</text:h>
      <text:p text:style-name="Нормальный"/>
      <text:p text:style-name="Нормальный"><text:bookmark-start text:name="anchor1"/><text:bookmark-end text:name="anchor1"/>1. Табель сообщений о движении воздушных судов в Российской Федерации (далее - Табель сообщений) разработан в соответствии с<text:s/><text:a xlink:href="https://myclub.garant.ru/document/redirect/197839/100109" office:target-frame-name="_top" xlink:show="replace">пунктом 109</text:a><text:s/>Федеральных правил использования воздушного пространства Российской Федерации, утвержденных<text:s/><text:a xlink:href="https://myclub.garant.ru/document/redirect/197839/0" office:target-frame-name="_top" xlink:show="replace">постановлением</text:a><text:s/>Правительства Российской Федерации 11 марта 2010 г. N 138 (Собрание законодательства Российской Федерации, 2010, N 14, ст. 1649; 2011, N 37, ст. 5255; N 40, ст. 5555; 2012, N 31, ст. 4336) (далее - Федеральные правила), а также стандартов и рекомендуемой практики Международной организации гражданской авиации.</text:p>
      <text:p text:style-name="Нормальный"><text:bookmark-start text:name="anchor2"/><text:bookmark-end text:name="anchor2"/>2. Настоящий Табель сообщений определяет:</text:p>
      <text:p text:style-name="Нормальный">состав (объем) информации, включаемой в сообщение о представленном плане полета воздушного судна, и правила передачи указанного сообщения;</text:p>
      <text:p text:style-name="Нормальный">состав (объем) информации, включаемой в сообщение о повторяющемся плане полета воздушного судна, и правила передачи указанного сообщения;</text:p>
      <text:p text:style-name="Нормальный">состав (объем) информации, включаемой в сообщение о плане запуска шара-зонда, о плане полета беспилотного летательного аппарата и пилотируемого аэростата, и правила передачи указанных сообщений;</text:p>
      <text:p text:style-name="Нормальный">состав (объем) информации, включаемой в сообщения о планах проведения стрельб, пусков ракет и взрывных работ, и правила передачи указанных сообщений;</text:p>
      <text:soft-page-break/>
      <text:p text:style-name="Нормальный">состав (объем) информации, включаемой в стандартные сообщения, касающиеся обслуживания воздушного движения и осуществления другой деятельности по использованию воздушного пространства, а также правила их передачи.</text:p>
      <text:p text:style-name="Нормальный"><text:bookmark-start text:name="anchor3"/><text:bookmark-end text:name="anchor3"/>3. Настоящий Табель сообщений обязателен для исполнения органами обслуживания воздушного движения (управления полетами) (далее - орган ОВД), физическими и юридическими лицами, организующими, обеспечивающими и осуществляющими деятельность по использованию воздушного пространства Российской Федерации, а также по использованию воздушного пространства, где ответственность за организацию воздушного движения возложена на Российскую Федерацию.</text:p>
      <text:p text:style-name="P25">Информация<text:s/>об изменениях:</text:p>
      <text:p text:style-name="Информацияоверсии"><text:bookmark-start text:name="anchor4"/><text:bookmark-end text:name="anchor4"/><text:a xlink:href="https://myclub.garant.ru/document/redirect/71594146/1001" office:target-frame-name="_top" xlink:show="replace">Приказом</text:a><text:s/>Минтранса России от 22 декабря 2016 г. N 403 пункт 4 изложен в новой редакции</text:p>
      <text:p text:style-name="Информацияоверсии"><text:a xlink:href="https://myclub.garant.ru/document/redirect/57422229/4" office:target-frame-name="_top" xlink:show="replace">См. текст<text:s/>пункта в предыдущей редакции</text:a></text:p>
      <text:p text:style-name="Нормальный">4. Информация, включаемая в сообщения, указанные в<text:s/><text:a xlink:href="#anchor2" office:target-frame-name="_top" xlink:show="replace">пункте 2</text:a><text:s/>Табеля сообщений, оформляется в виде стандартных (формализованных) сообщений (далее - стандартные сообщения).</text:p>
      <text:p text:style-name="Нормальный">Для обеспечения обработки автоматизированными системами организации воздушного движения центров Единой системы и средствами автоматизации обслуживания воздушного движения органов ОВД не допускается искажение информации и нарушение правил составления стандартных сообщений, устанавливаемых Табелем сообщений.</text:p>
      <text:p text:style-name="P26">Информация об изменениях:</text:p>
      <text:p text:style-name="Информацияоверсии"><text:bookmark-start text:name="anchor41"/><text:bookmark-end text:name="anchor41"/><text:a xlink:href="https://myclub.garant.ru/document/redirect/71594146/1002" office:target-frame-name="_top" xlink:show="replace">Приказом</text:a><text:s/>Минтранса России от 22 декабря 2016 г. N 403 подпункт 4.1 изложен в новой редакции</text:p>
      <text:p text:style-name="Информацияоверсии"><text:a xlink:href="https://myclub.garant.ru/document/redirect/57422229/41" office:target-frame-name="_top" xlink:show="replace">См. текст подпункта в предыдущей редакции</text:a></text:p>
      <text:p text:style-name="Нормальный">4.1. Передача стандартных сообщений осуществляется по каналам авиационной электросвязи и каналам связи, организованным в соответствии с<text:s/><text:a xlink:href="https://myclub.garant.ru/document/redirect/197839/10062" office:target-frame-name="_top" xlink:show="replace">пунктом 62</text:a><text:s/>Федеральных правил.</text:p>
      <text:p text:style-name="Нормальный">Каналы телефонной сети связи общего пользования, включая факсимильную связь, а также сеть "Интернет" для передачи стандартных сообщений используются в случаях, определенных<text:s/><text:a xlink:href="https://myclub.garant.ru/document/redirect/197839/100108" office:target-frame-name="_top" xlink:show="replace">пунктом 108</text:a><text:s/>Федеральных правил и Табелем сообщений.</text:p>
      <text:p text:style-name="P27">Информация об изменениях:</text:p>
      <text:p text:style-name="Информацияоверсии"><text:bookmark-start text:name="anchor42"/><text:bookmark-end text:name="anchor42"/><text:a xlink:href="https://myclub.garant.ru/document/redirect/71594146/1003" office:target-frame-name="_top" xlink:show="replace">Приказом</text:a><text:s/>Минтранса России от 22 декабря 2016 г. N 403 в подпункт 4.2 внесены изменения</text:p>
      <text:p text:style-name="Информацияоверсии"><text:a xlink:href="https://myclub.garant.ru/document/redirect/57422229/42" office:target-frame-name="_top" xlink:show="replace">См. текст подпункта в предыдущей редакции</text:a></text:p>
      <text:p text:style-name="Нормальный">4.2. Формат стандартных сообщений определяется установленными полями, в которые вносятся соответствующие взаимосвязанные элементы данных относительно полета воздушного судна или относительно другой деятельности по использованию<text:s/>воздушного пространства.</text:p>
      <text:p text:style-name="P28">Информация об изменениях:</text:p>
      <text:p text:style-name="Информацияоверсии"><text:bookmark-start text:name="anchor43"/><text:bookmark-end text:name="anchor43"/><text:a xlink:href="https://myclub.garant.ru/document/redirect/71594146/1004" office:target-frame-name="_top" xlink:show="replace">Приказом</text:a><text:s/>Минтранса России от 22 декабря 2016 г. N 403 подпункт 4.3 изложен в новой редакции</text:p>
      <text:p text:style-name="Информацияоверсии"><text:a xlink:href="https://myclub.garant.ru/document/redirect/57422229/43" office:target-frame-name="_top" xlink:show="replace">См. текст подпункта в предыдущей редакции</text:a></text:p>
      <text:p text:style-name="Нормальный">4.3. В стандартных сообщениях указывается всемирное скоординированное время.</text:p>
      <text:p text:style-name="Нормальный"><text:bookmark-start text:name="anchor44"/><text:bookmark-end text:name="anchor44"/>4.4. Перечень стандартных сообщений определяется<text:s/><text:a xlink:href="#anchor10000" office:target-frame-name="_top" xlink:show="replace">приложением N 1</text:a><text:s/>к настоящему Табелю сообщений.</text:p>
      <text:p text:style-name="P29">Информация об изменениях:</text:p>
      <text:p text:style-name="Информацияоверсии"><text:bookmark-start text:name="anchor45"/><text:bookmark-end text:name="anchor45"/><text:a xlink:href="https://myclub.garant.ru/document/redirect/71594146/1005" office:target-frame-name="_top" xlink:show="replace">Приказом</text:a><text:s/>Минтранса России от 22 декабря 2016 г. N 403 подпункт 4.5 изложен в новой редакции</text:p>
      <text:p text:style-name="Информацияоверсии"><text:a xlink:href="https://myclub.garant.ru/document/redirect/57422229/45" office:target-frame-name="_top" xlink:show="replace">См. текст подпункта в предыдущей редакции</text:a></text:p>
      <text:p text:style-name="Нормальный">4.5. Порядок формирования стандартных сообщений, включая порядок предоставления информации для формирования таких сообщений, а также их распространения определяются<text:s/><text:a xlink:href="#anchor20000" office:target-frame-name="_top" xlink:show="replace">приложением N 2</text:a><text:s/>к настоящему Табелю сообщений.</text:p>
      <text:p text:style-name="P30">Информация об изменениях:</text:p>
      <text:p text:style-name="Информацияоверсии"><text:bookmark-start text:name="anchor46"/><text:bookmark-end text:name="anchor46"/><text:a xlink:href="https://myclub.garant.ru/document/redirect/71594146/1006" office:target-frame-name="_top" xlink:show="replace">Приказом</text:a><text:s/>Минтранса России от 22 декабря 2016 г. N 403 подпункт 4.6 изложен в новой редакции,<text:s/><text:a xlink:href="https://myclub.garant.ru/document/redirect/71594146/2" office:target-frame-name="_top" xlink:show="replace">вступающей в силу</text:a><text:s/>через 365 дней со дня<text:s/><text:a xlink:href="https://myclub.garant.ru/document/redirect/71594147/0" office:target-frame-name="_top" xlink:show="replace">официального опубликования</text:a><text:s/>названного приказа</text:p>
      <text:p text:style-name="Информацияоверсии"><text:a xlink:href="https://myclub.garant.ru/document/redirect/57422230/46" office:target-frame-name="_top" xlink:show="replace">См. текст подпункта в предыдущей редакции</text:a></text:p>
      <text:soft-page-break/>
      <text:p text:style-name="Нормальный">4.6. При составлении стандартных сообщений используются буквы латинского алфавита. Буквы русского алфавита могут применяться только в случаях, установленных настоящим Табелем сообщений, в отношении информации, не подлежащей автоматизированной обработке.</text:p>
      <text:p text:style-name="P31">Информация об изменениях:</text:p>
      <text:p text:style-name="Информацияоверсии"><text:bookmark-start text:name="anchor47"/><text:bookmark-end text:name="anchor47"/><text:a xlink:href="https://myclub.garant.ru/document/redirect/71594146/1007" office:target-frame-name="_top" xlink:show="replace">Приказом</text:a><text:s/>Минтранса России от 22 декабря 2016 г. N 403 пункт 4 дополнен подпунктом 4.7,<text:s/><text:a xlink:href="https://myclub.garant.ru/document/redirect/71594146/2" office:target-frame-name="_top" xlink:show="replace">вступающим в силу</text:a><text:s/>через 365 дней со дня<text:s/><text:a xlink:href="https://myclub.garant.ru/document/redirect/71594147/0" office:target-frame-name="_top" xlink:show="replace">официального опубликования</text:a><text:s/>названного приказа</text:p>
      <text:p text:style-name="Нормальный">4.7. Соответствие букв русского алфавита буквам латинского алфавита указано в<text:s/><text:a xlink:href="#anchor30000" office:target-frame-name="_top" xlink:show="replace">приложении N 3</text:a><text:s/>к Табелю сообщений.</text:p>
      <text:p text:style-name="Нормальный"/>
      <text:h text:style-name="Заголовок1" text:outline-level="1"><text:bookmark-start text:name="anchor200"/><text:bookmark-end text:name="anchor200"/>II. Состав (объем) информации, включаемой в сообщение о представленном плане<text:s/>полета воздушного судна, и правила передачи указанного сообщения</text:h>
      <text:p text:style-name="Нормальный"/>
      <text:p text:style-name="Нормальный"><text:bookmark-start text:name="anchor5"/><text:bookmark-end text:name="anchor5"/>5. Сообщение о представленном плане полета воздушного судна представляет собой сведения о планируемом полете.</text:p>
      <text:p text:style-name="P32">Информация об изменениях:</text:p>
      <text:p text:style-name="Информацияоверсии"><text:bookmark-start text:name="anchor6"/><text:bookmark-end text:name="anchor6"/><text:a xlink:href="https://myclub.garant.ru/document/redirect/71594146/1008" office:target-frame-name="_top" xlink:show="replace">Приказом</text:a><text:s/>Минтранса России от 22 декабря 2016 г. N 403 в пункт 6 внесены изменения</text:p>
      <text:p text:style-name="Информацияоверсии"><text:a xlink:href="https://myclub.garant.ru/document/redirect/57422229/6" office:target-frame-name="_top" xlink:show="replace">См. текст пункта в предыдущей редакции</text:a></text:p>
      <text:p text:style-name="Нормальный">6. Сообщение о<text:s/><text:a xlink:href="#anchor40000" office:target-frame-name="_top" xlink:show="replace">представленном плане</text:a><text:s/>полета воздушного судна для получения разрешения на использование воздушного пространства в классах A, C, а также для уведомления об использовании воздушного пространства в классе G включает в себя:</text:p>
      <text:p text:style-name="Нормальный"><text:a xlink:href="#anchor4001" office:target-frame-name="_top" xlink:show="replace">Поле 3</text:a><text:s/>- ТИП СООБЩЕНИЯ</text:p>
      <text:p text:style-name="Нормальный"><text:a xlink:href="#anchor4001" office:target-frame-name="_top" xlink:show="replace">Поле 7</text:a><text:s/>- ОПОЗНАВАТЕЛЬНЫЙ ИНДЕКС ВОЗДУШНОГО СУДНА</text:p>
      <text:p text:style-name="Нормальный"><text:a xlink:href="#anchor4001" office:target-frame-name="_top" xlink:show="replace">Поле 8</text:a><text:s/>- ПРАВИЛА ПОЛЕТОВ И ТИП ПОЛЕТА</text:p>
      <text:p text:style-name="Нормальный"><text:a xlink:href="#anchor4002" office:target-frame-name="_top" xlink:show="replace">Поле 9</text:a><text:s/>- КОЛИЧЕСТВО, ТИП ВОЗДУШНЫХ СУДОВ, КАТЕГОРИЯ ТУРБУЛЕНТНОСТИ СЛЕДА</text:p>
      <text:p text:style-name="Нормальный"><text:a xlink:href="#anchor4002" office:target-frame-name="_top" xlink:show="replace">Поле 10</text:a><text:s/>- ОБОРУДОВАНИЕ И ВОЗМОЖНОСТИ</text:p>
      <text:p text:style-name="Нормальный"><text:a xlink:href="#anchor4003" office:target-frame-name="_top" xlink:show="replace">Поле 13</text:a><text:s/>- АЭРОДРОМ И ВРЕМЯ ВЫЛЕТА</text:p>
      <text:p text:style-name="Нормальный"><text:a xlink:href="#anchor4004" office:target-frame-name="_top" xlink:show="replace">Поле 15</text:a><text:s/>- МАРШРУТ</text:p>
      <text:p text:style-name="Нормальный"><text:a xlink:href="#anchor4005" office:target-frame-name="_top" xlink:show="replace">Поле 16</text:a><text:s/>- АЭРОДРОМ НАЗНАЧЕНИЯ И ОБЩЕЕ РАСЧЕТНОЕ ИСТЕКШЕЕ ВРЕМЯ, ЗАПАСНОЙ (ЫЕ) АЭРОДРОМ(Ы) ПУНКТА НАЗНАЧЕНИЯ</text:p>
      <text:p text:style-name="Нормальный"><text:a xlink:href="#anchor4006" office:target-frame-name="_top" xlink:show="replace">Поле 18</text:a><text:s/>- ПРОЧАЯ ИНФОРМАЦИЯ</text:p>
      <text:p text:style-name="Нормальный"><text:a xlink:href="#anchor4007" office:target-frame-name="_top" xlink:show="replace">Поле 19</text:a><text:s/>- ДОПОЛНИТЕЛЬНАЯ ИНФОРМАЦИЯ</text:p>
      <text:p text:style-name="Нормальный"><text:bookmark-start text:name="anchor7"/><text:bookmark-end text:name="anchor7"/>7. Сообщение о представленном плане полета воздушного судна подается пользователем воздушного пространства или его представителем в орган ОВД по авиационной наземной сети<text:s/>передачи данных и телеграфных сообщений, по телефонной сети связи общего пользования или сети Интернет, на бумажном носителе, включая факсимильное сообщение, а также экипажем с борта воздушного судна.</text:p>
      <text:p text:style-name="Нормальный">Сообщение о представленном плане полета воздушного судна передается до расчетного времени отправления в сроки, определяемые федеральными авиационными правилами, устанавливающими организацию планирования использования воздушного пространства<text:a xlink:href="#anchor1111" office:target-frame-name="_top" xlink:show="replace">*</text:a>.</text:p>
      <text:p text:style-name="Нормальный"><text:bookmark-start text:name="anchor8"/><text:bookmark-end text:name="anchor8"/>8. Представленный план полета воздушного судна по авиационной наземной сети передачи данных и телеграфных сообщений подается в виде формализованной телеграммы, состоящей из трех частей: адресной, информационной и подписной.</text:p>
      <text:p text:style-name="Нормальный">Пользователи воздушного пространства несут ответственность за то, чтобы сообщение о представленном плане полета воздушного судна и любые изменения к нему были адресованы всем соответствующим органам обслуживания воздушного движения, находящимся за пределами воздушного пространства Российской Федерации.</text:p>
      <text:p text:style-name="Нормальный">Информационная часть телеграммы заполняется в последовательности и по правилам, определенным настоящим Табелем сообщений.</text:p>
      <text:p text:style-name="Нормальный"><text:bookmark-start text:name="anchor9"/><text:bookmark-end text:name="anchor9"/><text:soft-page-break/>9. Представленный план полета воздушного судна по телефонной сети общего пользования подается при наличии в соответствующем органе ОВД специального выделенного телефонного номера и оператора по приему и обработке сообщения о плане полета (далее - оператор).</text:p>
      <text:p text:style-name="Нормальный">В таком случае пользователь воздушного пространства или его представитель заполняет через оператора информационную часть плана, указывая данные для внесения в соответствующие поля в последовательности и по правилам, определенным настоящим Табелем сообщений.</text:p>
      <text:p text:style-name="Нормальный"><text:bookmark-start text:name="anchor10"/><text:bookmark-end text:name="anchor10"/>10. Представленный план полета по сети Интернет подается в орган ОВД путем заполнения информационной части плана полета воздушного судна на веб-сайте органа ОВД в последовательности и по правилам, определенным настоящим Табелем сообщений.</text:p>
      <text:p text:style-name="Нормальный"><text:bookmark-start text:name="anchor11"/><text:bookmark-end text:name="anchor11"/>11. Представленный план полета на бумажном носителе, включая факсимильное сообщение, подается в орган ОВД на специальном бланке, вид которого представлен в<text:s/><text:a xlink:href="#anchor40000" office:target-frame-name="_top" xlink:show="replace">приложении N 4</text:a><text:s/>к настоящему Табелю сообщений.</text:p>
      <text:p text:style-name="Нормальный">Бланк заполняется печатными буквами. При заполнении бланков перенос текста на другую строку допускается только целыми группами (словами) без их разрывов.</text:p>
      <text:p text:style-name="P33">Информация об изменениях:</text:p>
      <text:p text:style-name="Информацияоверсии"><text:bookmark-start text:name="anchor12"/><text:bookmark-end text:name="anchor12"/><text:a xlink:href="https://myclub.garant.ru/document/redirect/71594146/1009" office:target-frame-name="_top" xlink:show="replace">Приказом</text:a><text:s/>Минтранса России от 22 декабря 2016 г. N 403 в пункт 12 внесены изменения,<text:s/><text:a xlink:href="https://myclub.garant.ru/document/redirect/71594146/2" office:target-frame-name="_top" xlink:show="replace">вступающие в силу</text:a><text:s/>через 365 дней со дня<text:s/><text:a xlink:href="https://myclub.garant.ru/document/redirect/71594147/0" office:target-frame-name="_top" xlink:show="replace">официального опубликования</text:a><text:s/>названного приказа</text:p>
      <text:p text:style-name="Информацияоверсии"><text:a xlink:href="https://myclub.garant.ru/document/redirect/57422230/12" office:target-frame-name="_top" xlink:show="replace">См. текст пункта в предыдущей редакции</text:a></text:p>
      <text:p text:style-name="Нормальный">12. Для заполнения полей сообщения о представленном плане полета воздушного судна используются буквы латинского алфавита. При использовании воздушного пространства в пределах Российской Федерации российскими пользователями допускается использование букв русского алфавита в поле 18 после буквенных признаков OPR/ и RMK/.</text:p>
      <text:p text:style-name="Нормальный"><text:bookmark-start text:name="anchor13"/><text:bookmark-end text:name="anchor13"/>13. Состав (объем) информации, включаемой в информационную часть представленного плана полета воздушного судна.</text:p>
      <text:p text:style-name="Нормальный"><text:bookmark-start text:name="anchor131"/><text:bookmark-end text:name="anchor131"/>13.1. В<text:s/><text:a xlink:href="#anchor4001" office:target-frame-name="_top" xlink:show="replace">поле 3</text:a><text:s/>(Тип сообщения) указывается тип сообщения (три знако-места) после открытия круглой скобки без пробела.</text:p>
      <text:p text:style-name="Нормальный">Для представленного плана полета воздушного судна используется индекс - FPL.</text:p>
      <text:p text:style-name="Нормальный">Пример заполнения<text:s/><text:a xlink:href="#anchor4001" office:target-frame-name="_top" xlink:show="replace">поля 3</text:a>: (FPL</text:p>
      <text:p text:style-name="Нормальный"><text:bookmark-start text:name="anchor132"/><text:bookmark-end text:name="anchor132"/>13.2. В<text:s/><text:a xlink:href="#anchor4001" office:target-frame-name="_top" xlink:show="replace">поле 7</text:a><text:s/>(Опознавательный индекс воздушного<text:s/>судна) задействуется не более семи буквенно-цифровых знако-мест и указывается:</text:p>
      <text:p text:style-name="Нормальный"><text:bookmark-start text:name="anchor176132"/><text:bookmark-end text:name="anchor176132"/>а) для воздушного судна государственной авиации при выполнении внутренних полетов и для воздушного судна экспериментальной авиации при выполнении внутреннего или международного<text:s/>полета - радиотелефонный позывной (из пяти цифр) командира воздушного судна (командира группы воздушных судов) или командира воздушного судна, осуществляющего разведку погоды при полетах в районе аэродрома (аэроузла);</text:p>
      <text:p text:style-name="Нормальный"><text:bookmark-start text:name="anchor176133"/><text:bookmark-end text:name="anchor176133"/>б) для воздушных судов гражданской авиации при выполнении коммерческих полетов, а также для воздушных судов государственной авиации при выполнении международных полетов - номер рейса, состоящий не более чем из семи буквенно-цифровых знаков (если эксплуатанту не присвоен код ИКАО, то следует указывать номер государственной регистрации воздушного судна);</text:p>
      <text:p text:style-name="Нормальный"><text:bookmark-start text:name="anchor176134"/><text:bookmark-end text:name="anchor176134"/>в) для воздушных судов авиации общего назначения (за исключением сверхлегких воздушных судов авиации общего назначения, в отношении которых государственная регистрация не предусматривается) и для<text:s/>воздушных судов гражданской авиации при выполнении полета в целях деловой авиации - номер государственной регистрации;</text:p>
      <text:p text:style-name="P34">Информация об изменениях:</text:p>
      <text:p text:style-name="Информацияоверсии"><text:bookmark-start text:name="anchor176135"/><text:bookmark-end text:name="anchor176135"/><text:a xlink:href="https://myclub.garant.ru/document/redirect/71594146/1010" office:target-frame-name="_top" xlink:show="replace">Приказом</text:a><text:s/>Минтранса России от 22 декабря 2016 г. N 403 в подпункт "г" внесены изменения</text:p>
      <text:p text:style-name="Информацияоверсии"><text:a xlink:href="https://myclub.garant.ru/document/redirect/57422229/176135" office:target-frame-name="_top" xlink:show="replace">См. текст подпункта в предыдущей редакции</text:a></text:p>
      <text:p text:style-name="Нормальный">г) для сверхлегких воздушных судов авиации общего назначения, в отношении которых<text:s/>государственная регистрация не предусматривается, - радиотелефонный позывной командира воздушного судна, состоящий не более чем из семи буквенно-цифровых знаков.</text:p>
      <text:p text:style-name="Нормальный">Пример заполнения<text:s/><text:a xlink:href="#anchor4001" office:target-frame-name="_top" xlink:show="replace">поля 7</text:a>: -AFL447</text:p>
      <text:p text:style-name="Нормальный"><text:bookmark-start text:name="anchor11323"/><text:bookmark-end text:name="anchor11323"/><text:soft-page-break/>В случае если сверхлегкое<text:s/>воздушное судно авиации общего назначения не оборудовано средствами радиосвязи с органами ОВД, то в<text:s/><text:a xlink:href="#anchor4001" office:target-frame-name="_top" xlink:show="replace">поле 7</text:a><text:s/>указываются ZZZZ.</text:p>
      <text:p text:style-name="Нормальный"><text:bookmark-start text:name="anchor133"/><text:bookmark-end text:name="anchor133"/>13.3. В<text:s/><text:a xlink:href="#anchor4001" office:target-frame-name="_top" xlink:show="replace">поле 8</text:a><text:s/>(Правила полетов и тип полета) задействуется не более двух<text:s/>буквенных знако-мест.</text:p>
      <text:p text:style-name="Нормальный">Правила полета указываются одной из следующих латинских букв:</text:p>
      <text:p text:style-name="Нормальный">I - если планируется, что весь полет будет выполняться по правилам приборных полетов (далее - ППП);</text:p>
      <text:p text:style-name="Нормальный">V - если планируется, что весь полет будет выполняться по правилам визуальных полетов (далее - ПВП);</text:p>
      <text:p text:style-name="Нормальный">Y - если полет вначале будет выполняться по ППП, а затем один или несколько раз будут изменены правила полета;</text:p>
      <text:p text:style-name="Нормальный">Z - если полет вначале будет выполняться по ПВП, а затем один или несколько раз будут изменены правила полета.</text:p>
      <text:p text:style-name="Нормальный">Если<text:s/>в<text:s/><text:a xlink:href="#anchor4001" office:target-frame-name="_top" xlink:show="replace">поле 8</text:a><text:s/>указываются буква Y или Z, то в<text:s/><text:a xlink:href="#anchor4004" office:target-frame-name="_top" xlink:show="replace">поле 15</text:a><text:s/>"Маршрут" указываются пункты (точки), где будет осуществляться переход от одних правил полета к другим, при этом через пробел для ППП записывается IFR, для ПВП -VFR.</text:p>
      <text:p text:style-name="Нормальный">Тип полета обозначается одной из следующих букв:</text:p>
      <text:p text:style-name="Нормальный">S - для полетов воздушных судов гражданской авиации по расписанию регулярных воздушных перевозок;</text:p>
      <text:p text:style-name="Нормальный">N - для полетов воздушных судов гражданской авиации вне расписания регулярных воздушных перевозок или с отклонением от расписания регулярных воздушных перевозок;</text:p>
      <text:p text:style-name="Нормальный">G - для полетов гражданской авиации общего назначения;</text:p>
      <text:p text:style-name="Нормальный">M - для полетов воздушных судов государственной военной авиации и государственной авиации специального назначения;</text:p>
      <text:p text:style-name="Нормальный">X - для полетов<text:s/>воздушных судов экспериментальной авиации, а также для любых других категорий полетов, не указанных выше.</text:p>
      <text:p text:style-name="Нормальный">Примеры заполнения<text:s/><text:a xlink:href="#anchor4001" office:target-frame-name="_top" xlink:show="replace">поля 8</text:a>:</text:p>
      <text:p text:style-name="Нормальный">IS - полет по ППП по расписанию;</text:p>
      <text:p text:style-name="Нормальный">IM - полет по ППП воздушного судна государственной авиации;</text:p>
      <text:p text:style-name="Нормальный">IX - полет по ППП воздушного судна экспериментальной авиации.</text:p>
      <text:p text:style-name="P35">Информация об изменениях:</text:p>
      <text:p text:style-name="Информацияоверсии"><text:bookmark-start text:name="anchor134"/><text:bookmark-end text:name="anchor134"/><text:a xlink:href="https://myclub.garant.ru/document/redirect/71594146/1011" office:target-frame-name="_top" xlink:show="replace">Приказом</text:a><text:s/>Минтранса России от 22 декабря 2016 г. N 403 в подпункт 13.4 внесены изменения</text:p>
      <text:p text:style-name="Информацияоверсии"><text:a xlink:href="https://myclub.garant.ru/document/redirect/57422229/134" office:target-frame-name="_top" xlink:show="replace">См. текст подпункта в предыдущей редакции</text:a></text:p>
      <text:p text:style-name="Нормальный">13.4. В<text:s/><text:a xlink:href="#anchor4002" office:target-frame-name="_top" xlink:show="replace">поле 9</text:a><text:s/>(Количество, тип воздушных судов, категория турбулентного следа) задействуется не более восьми буквенно-цифровых знако-мест.</text:p>
      <text:p text:style-name="Нормальный">Для указания количества воздушных судов, в случае если полет выполняется группой, используется одно или два знакоместа. При этом для полета воздушного судна, выполняемого одиночно, записывается только обозначение его типа.</text:p>
      <text:p text:style-name="Нормальный">Если полет<text:s/>выполняется одновременно несколькими однотипными воздушными судами, указываются их количество и обозначение их типа.</text:p>
      <text:p text:style-name="Нормальный">Если отсутствует условное обозначение типа воздушного судна или планируется групповой полет разнотипных воздушных судов, то в<text:s/><text:a xlink:href="#anchor4002" office:target-frame-name="_top" xlink:show="replace">поле 9</text:a><text:s/>проставляется -ZZZZ, а в<text:s/><text:a xlink:href="#anchor4006" office:target-frame-name="_top" xlink:show="replace">поле 18</text:a><text:s/>после сокращения TYP/ записываются наименование типа воздушного судна или количество и типы воздушных судов.</text:p>
      <text:p text:style-name="Нормальный">Обозначения типов воздушных судов содержатся в документе ИКАО "Условные обозначения типов воздушных судов" (Doc 8643 ИКАО).</text:p>
      <text:p text:style-name="Нормальный">После обозначения типа воздушного судна, в случае если его полет планируется по маршруту ОВД и (или) взлет (посадку) на гражданском аэродроме, через косую черту указывается одна из следующих букв, обозначающих категорию турбулентного следа воздушного судна:</text:p>
      <text:p text:style-name="Нормальный"><text:bookmark-start text:name="anchor11347"/><text:bookmark-end text:name="anchor11347"/>H - для тяжелых воздушных судов (максимальная взлетная масса от 136 000 кг до 500 000 кг), при этом J - для A-380-800;</text:p>
      <text:soft-page-break/>
      <text:p text:style-name="Нормальный">M - для средних воздушных судов (максимальная взлетная масса менее 136 000 кг и более 7000 кг);</text:p>
      <text:p text:style-name="Нормальный">L - для легких ВС (максимальная взлетная масса 7000 кг и менее).</text:p>
      <text:p text:style-name="Нормальный">Пример заполнения<text:s/><text:a xlink:href="#anchor4002" office:target-frame-name="_top" xlink:show="replace">поля 9</text:a>:</text:p>
      <text:p text:style-name="Нормальный"><text:bookmark-start text:name="anchor113411"/><text:bookmark-end text:name="anchor113411"/>- A388/J</text:p>
      <text:p text:style-name="Нормальный">- B707/M</text:p>
      <text:p text:style-name="Нормальный">- 2FK27/M</text:p>
      <text:p text:style-name="Нормальный">- ZZZZ/L</text:p>
      <text:p text:style-name="Нормальный"><text:bookmark-start text:name="anchor135"/><text:bookmark-end text:name="anchor135"/>13.5. В<text:s/><text:a xlink:href="#anchor4002" office:target-frame-name="_top" xlink:show="replace">поле 10</text:a><text:s/>(Оборудование и возможности) указываются:</text:p>
      <text:p text:style-name="Нормальный">наличие соответствующего исправного оборудования на борту воздушного судна;</text:p>
      <text:p text:style-name="Нормальный">оборудование и возможности, соответствующие квалификации летного состава.</text:p>
      <text:p text:style-name="Нормальный"><text:bookmark-start text:name="anchor1351"/><text:bookmark-end text:name="anchor1351"/>13.5.1. Для обозначения наличия на борту средств радиосвязи, навигационных средств, средств захода на посадку и возможности такого оборудования необходимо указать одну из следующих букв:</text:p>
      <text:p text:style-name="Нормальный">N - в случае отсутствия бортовых средств связи, навигационных средств и средств захода на посадку для полета по маршруту либо это оборудование не работает;</text:p>
      <text:p text:style-name="Нормальный">S - если имеются стандартные бортовые средства связи, навигационные средства или средства захода на посадку для данного маршрута полета, а также они находятся в исправном состоянии. В случае использования буквы S к стандартному оборудованию относятся радиостанция ОВЧ, VOR и ILS.</text:p>
      <text:p text:style-name="Нормальный">Кроме вышеуказанных букв или вместо них необходимо применить одну или несколько следующих букв для обозначения имеющихся и исправных средств связи, навигационных средств, средств захода на посадку и возможностей:</text:p>
      <text:p text:style-name="Нормальный">A - система посадки на основе GBAS;</text:p>
      <text:p text:style-name="P36">B - LPV (APV c SBAS);</text:p>
      <text:p text:style-name="P37">C - LORAN C;</text:p>
      <text:p text:style-name="P38">D - DME;</text:p>
      <text:p text:style-name="P39">E1 - FMC WPR ACARS;</text:p>
      <text:p text:style-name="P40">E2 - D-FIS ACARS;</text:p>
      <text:p text:style-name="P41">E3 - PDC ACARS;</text:p>
      <text:p text:style-name="P42">F - ADF;</text:p>
      <text:p text:style-name="Нормальный">G - GNSS;</text:p>
      <text:p text:style-name="Нормальный">H - ВЧ-радиотелефон;</text:p>
      <text:p text:style-name="Нормальный">I - инерциальная навигация;</text:p>
      <text:p text:style-name="Нормальный">J1 - VDL режима 2 для CPDLC на основе ATN;</text:p>
      <text:p text:style-name="Нормальный">J2 - HFDL для CPDLC на основе FANS 1/A;</text:p>
      <text:p text:style-name="Нормальный">J3 - VDL режима А для CPDLC на основе FANS 1/A;</text:p>
      <text:p text:style-name="Нормальный">J4 - VDL режима 2 для CPDLC на основе FANS 1/A;</text:p>
      <text:p text:style-name="Нормальный"><text:span text:style-name="T43">J5 - SATCOM (INMARSAT)<text:s/></text:span>для<text:span text:style-name="T44"><text:s/>CPDLC<text:s/></text:span>на<text:span text:style-name="T45"><text:s/></text:span>основе<text:span text:style-name="T46"><text:s/>FANS 1/A;</text:span></text:p>
      <text:p text:style-name="Нормальный"><text:span text:style-name="T47">J6 - SATCOM (MTSAT)<text:s/></text:span>для<text:span text:style-name="T48"><text:s/>CPDLC<text:s/></text:span>на<text:span text:style-name="T49"><text:s/></text:span>основе<text:span text:style-name="T50"><text:s/>FANS 1/A;</text:span></text:p>
      <text:p text:style-name="Нормальный"><text:span text:style-name="T51">J7 - SATCOM (Iridium)<text:s/></text:span>для<text:span text:style-name="T52"><text:s/>CPDLC<text:s/></text:span>на<text:span text:style-name="T53"><text:s/></text:span>основе<text:span text:style-name="T54"><text:s/>FANS 1/A;</text:span></text:p>
      <text:p text:style-name="P55">K - MLS;</text:p>
      <text:p text:style-name="P56">L - ILS;</text:p>
      <text:p text:style-name="Нормальный"><text:span text:style-name="T57">M1 -<text:s/></text:span>радиотелефонная<text:span text:style-name="T58"><text:s/></text:span>связь<text:span text:style-name="T59"><text:s/>(RTF) SATCOM<text:s/></text:span>для<text:span text:style-name="T60"><text:s/></text:span>УВД<text:span text:style-name="T61"><text:s/>(INMARSAT);</text:span></text:p>
      <text:p text:style-name="Нормальный">M2 - радиотелефонная связь (RTF) для УВД (MTSAT);</text:p>
      <text:p text:style-name="Нормальный">M3 - радиотелефонная связь (RTF) для УВД (Iridium);</text:p>
      <text:p text:style-name="Нормальный">O - VOR;</text:p>
      <text:p text:style-name="Нормальный">с P1 по P9 - зарезервированы для RCP;</text:p>
      <text:p text:style-name="Нормальный">R - утверждено для PBN;</text:p>
      <text:p text:style-name="Нормальный">T - TACAN;</text:p>
      <text:p text:style-name="Нормальный">U - УВЧ-радиотелефон;</text:p>
      <text:soft-page-break/>
      <text:p text:style-name="Нормальный">V - ОВЧ-радиотелефон;</text:p>
      <text:p text:style-name="Нормальный">W - утверждено для RVSM;</text:p>
      <text:p text:style-name="Нормальный">X - утверждено для MNPS;</text:p>
      <text:p text:style-name="Нормальный">Y - ОВЧ-радиотелефон с возможностью разноса каналов 8,33 кГц;</text:p>
      <text:p text:style-name="Нормальный">Z - прочее бортовое оборудование или прочие возможности.</text:p>
      <text:p text:style-name="Нормальный">В случае использования буквы G (типы внешнего функционального дополнения GNSS), если таковые имеются, указываются в<text:s/><text:a xlink:href="#anchor4006" office:target-frame-name="_top" xlink:show="replace">поле 18</text:a><text:s/>после индекса NAV/ и отделяются интервалом.</text:p>
      <text:p text:style-name="Нормальный">В соответствии с требованиями (стандарт RTCA/EUROCAE) к функциональной совместимости применительно к Baseline 1 ATN (стандарт ATN B1 INTEROP - DO-280 B/ED-110B) для обслуживания по линии передачи данных, диспетчерских разрешений и информации/связи в целях организации воздушного движения/проверки микрофона при УВД.</text:p>
      <text:p text:style-name="Нормальный">В случае использования буквы R в<text:s/><text:a xlink:href="#anchor4006" office:target-frame-name="_top" xlink:show="replace">поле 18</text:a><text:s/>после группы знаков PBN/ указываются достижимые уровни основанной на характеристиках навигации (инструктивный материал по применению основанной на характеристиках навигации на конкретном участке маршрута, маршруте или в конкретном районе содержится в документе ИКАО "Руководство по основанной на характеристиках навигации" (Doc 9613 ИКАО).</text:p>
      <text:p text:style-name="Нормальный">В случае использования буквы Z в<text:s/><text:a xlink:href="#anchor4006" office:target-frame-name="_top" xlink:show="replace">поле 18</text:a><text:s/>указать другое бортовое оборудование или другие возможности после соответствующей группы знаков COM/, NAV/ и/или DAT.</text:p>
      <text:p text:style-name="Нормальный"><text:bookmark-start text:name="anchor1352"/><text:bookmark-end text:name="anchor1352"/>13.5.2. Информация о навигационных характеристиках предоставляется органу ОВД для целей выдачи разрешения и задания маршрута.</text:p>
      <text:p text:style-name="Нормальный">Для обозначения оборудования наблюдения и возможности воздушного судна следует указать:</text:p>
      <text:p text:style-name="Нормальный">N - в случае отсутствия или неисправности бортового оборудования наблюдения для данного маршрута полета;</text:p>
      <text:p text:style-name="Нормальный">или один или несколько из следующих идентификаторов, состоящих не более чем из 20 знаков, для обозначения исправного бортового оборудования и/или возможностей наблюдения:</text:p>
      <text:p text:style-name="Нормальный">для ВОРЛ режимов A и C:</text:p>
      <text:p text:style-name="Нормальный">A - приемоответчик - режим A (4 цифры - 4096 кодов);</text:p>
      <text:p text:style-name="Нормальный">C - приемоответчик - режим A (4 цифры - 4096 кодов) и режим C;</text:p>
      <text:p text:style-name="Нормальный">для ВОРЛ режима S:</text:p>
      <text:p text:style-name="Нормальный">E - приемоответчик - режим S с<text:s/>возможностью передачи опознавательного индекса воздушного судна, данных о барометрической высоте и удлиненного самогенерируемого сигнала (ADS-B);</text:p>
      <text:p text:style-name="Нормальный">H - приемоответчик - режим S с возможностью передачи опознавательного индекса воздушного судна, данных о барометрической высоте и возможностью усовершенствованного наблюдения;</text:p>
      <text:p text:style-name="Нормальный">I - приемоответчик - режим S с возможностью передачи опознавательного индекса воздушного судна, но без передачи данных о барометрической высоте;</text:p>
      <text:p text:style-name="Нормальный">L - приемоответчик - режим S с возможностью передачи опознавательного индекса воздушного судна, данных о барометрической высоте, удлиненного самогенерируемого сигнала (ADS-B) и возможностью усовершенствованного наблюдения;</text:p>
      <text:p text:style-name="Нормальный">P - приемоответчик - режим S с возможностью передачи данных о барометрической<text:s/>высоте, но без передачи опознавательного индекса воздушного судна;</text:p>
      <text:p text:style-name="Нормальный">S - приемоответчик - режим S с возможностью передачи опознавательного индекса воздушного судна и данных о барометрической высоте;</text:p>
      <text:p text:style-name="Нормальный">X - приемоответчик - режим S без возможности передачи опознавательного индекса воздушного судна и данных о барометрической высоте;</text:p>
      <text:p text:style-name="Нормальный">для АЗН - В (ADS-B):</text:p>
      <text:p text:style-name="Нормальный">B1 - ADS-B с возможностью ADS-B "out" на выделенной частоте 1090 МГц;</text:p>
      <text:p text:style-name="Нормальный">B2 - ADS-B с возможностями ADS-B "out" и "in" на выделенной частоте 1090 МГц;</text:p>
      <text:p text:style-name="Нормальный">U1 - возможности ADS-B "out" при использовании UAT;</text:p>
      <text:p text:style-name="Нормальный">U2 - возможности ADS-B "out" и "in" при использовании UAT;</text:p>
      <text:soft-page-break/>
      <text:p text:style-name="Нормальный">V1 - возможности ADS-B "out" при использовании VDL режима 4;</text:p>
      <text:p text:style-name="Нормальный">V2 - возможности ADS-B "out" и "in" при использовании VDL режима 4;</text:p>
      <text:p text:style-name="Нормальный">для АЗН - К (ADS-C):</text:p>
      <text:p text:style-name="Нормальный">D1 - ADS-C<text:s/>с возможностями FANS 1/A;</text:p>
      <text:p text:style-name="Нормальный">G1 - ADS-C с возможностями ATN.</text:p>
      <text:p text:style-name="Нормальный">Дополнительные виды применения наблюдения следует указывать в<text:s/><text:a xlink:href="#anchor4006" office:target-frame-name="_top" xlink:show="replace">поле 18</text:a><text:s/>после группы знаков SUR/ .</text:p>
      <text:p text:style-name="Нормальный">Пример заполнения<text:s/><text:a xlink:href="#anchor4002" office:target-frame-name="_top" xlink:show="replace">поля 10</text:a>:</text:p>
      <text:p text:style-name="Нормальный">ADE3RV/HB2U2V2G1</text:p>
      <text:p text:style-name="P62">Информация об изменениях:</text:p>
      <text:p text:style-name="Информацияоверсии"><text:bookmark-start text:name="anchor136"/><text:bookmark-end text:name="anchor136"/><text:a xlink:href="https://myclub.garant.ru/document/redirect/71594146/1012" office:target-frame-name="_top" xlink:show="replace">Приказом</text:a><text:s/>Минтранса России от 22 декабря 2016 г. N 403 подпункт 13.6 изложен в новой редакции,<text:s/><text:a xlink:href="https://myclub.garant.ru/document/redirect/71594146/2" office:target-frame-name="_top" xlink:show="replace">вступающей в силу</text:a><text:s/>через 365 дней со дня<text:s/><text:a xlink:href="https://myclub.garant.ru/document/redirect/71594147/0" office:target-frame-name="_top" xlink:show="replace">официального опубликования</text:a><text:s/>названного приказа</text:p>
      <text:p text:style-name="Информацияоверсии"><text:a xlink:href="https://myclub.garant.ru/document/redirect/57422230/136" office:target-frame-name="_top" xlink:show="replace">См. текст подпункта в предыдущей редакции</text:a></text:p>
      <text:p text:style-name="Нормальный">13.6. В<text:s/><text:a xlink:href="#anchor4003" office:target-frame-name="_top" xlink:show="replace">поле 13</text:a><text:s/>(аэродром и время вылета) указывается четырехбуквенное обозначение аэродрома вылета (посадочной площадки вылета) и затем без пробела расчетное время вылета в часах и минутах (четырьмя цифрами), при этом задействуется не более восьми буквенно-цифровых знакомест.</text:p>
      <text:p text:style-name="Нормальный">Для воздушных судов в качестве расчетного времени вылета с аэродромов гражданской авиации следует указывать планируемое время отправления с перрона (стоянки), во всех остальных случаях следует указывать планируемое время взлета воздушного судна.</text:p>
      <text:p text:style-name="Нормальный">Для обозначения аэродрома вылета применяется четырехбуквенный индекс ИКАО, который содержится в документе ИКАО "Указатели (индексы) местоположения<text:a xlink:href="#anchor11111" office:target-frame-name="_top" xlink:show="replace">**</text:a>".</text:p>
      <text:p text:style-name="Нормальный">Для обозначения аэродрома вылета (посадочной площадки вылета) государственной и экспериментальной авиации применяются индексы, указанные в Сборнике четырехбуквенных указателей (индексов) местоположения аэродромов, полигонов, посадочных и вертолетных площадок.</text:p>
      <text:p text:style-name="Нормальный">Если аэродром (посадочная площадка) не имеет четырехбуквенного обозначения, то в<text:s/><text:a xlink:href="#anchor4003" office:target-frame-name="_top" xlink:show="replace">поле 13</text:a><text:s/>указываются ZZZZ, а в<text:s/><text:a xlink:href="#anchor4006" office:target-frame-name="_top" xlink:show="replace">поле 18</text:a><text:s/>после сокращения DEP/ - информация согласно<text:s/><text:a xlink:href="#anchor139" office:target-frame-name="_top" xlink:show="replace">подпункту 13.9 пункта 13</text:a><text:s/>Табеля сообщений для DEP/.</text:p>
      <text:p text:style-name="Нормальный">Если план полета получен с борта воздушного судна во время полета, то в<text:s/><text:a xlink:href="#anchor4003" office:target-frame-name="_top" xlink:show="replace">поле 13</text:a><text:s/>указываются индекс AFIL и без пробела расчетное время пролета первого пункта маршрута (пункта обязательного донесения), описанного в<text:s/><text:a xlink:href="#anchor4004" office:target-frame-name="_top" xlink:show="replace">поле 15</text:a><text:s/>(маршрут полета), а в<text:s/><text:a xlink:href="#anchor4006" office:target-frame-name="_top" xlink:show="replace">поле 18</text:a><text:s/>после сокращения DEP/ указывается обозначение органа ОВД, у которого можно получить данные о дополнительном плане полета воздушного судна.</text:p>
      <text:p text:style-name="Нормальный">При планировании полета группы воздушных судов, который будет выполняться без использования маршрутов ОВД, дополнительно через пробел указывается дистанция в минутах и диапазон занимаемых высот в метрах. Данные разделяются косой<text:s/>чертой и записываются одной группой без пробелов (пример: - XLDD1000 10/300).</text:p>
      <text:p text:style-name="Нормальный">При планировании учебно-тренировочных (тренировочных) полетов в районе аэродрома (аэроузла) или с посадочной площадки указывается четырехбуквенное обозначение аэродрома (посадочной площадки) и время начала полетов (включая разведку погоды), которое включает в себя четыре цифры без пробелов в часах и минутах (пример: - XUED0800).</text:p>
      <text:p text:style-name="Нормальный"><text:bookmark-start text:name="anchor137"/><text:bookmark-end text:name="anchor137"/>13.7.<text:s/><text:a xlink:href="#anchor4004" office:target-frame-name="_top" xlink:show="replace">Поле 15</text:a><text:s/>(Маршрут по) содержит информацию, указанную в следующей последовательности:</text:p>
      <text:p text:style-name="Нормальный">о крейсерской скорости полета воздушного судна (максимум пять знаков);</text:p>
      <text:p text:style-name="Нормальный">о крейсерском эшелоне (максимум пять знаков);</text:p>
      <text:p text:style-name="Нормальный">о маршруте полета, включая информацию об изменении скорости полета, эшелона и /или правил полета.</text:p>
      <text:p text:style-name="P63">Информация об изменениях:</text:p>
      <text:p text:style-name="Информацияоверсии"><text:bookmark-start text:name="anchor1371"/><text:bookmark-end text:name="anchor1371"/><text:a xlink:href="https://myclub.garant.ru/document/redirect/71594146/1013" office:target-frame-name="_top" xlink:show="replace">Приказом</text:a><text:s/>Минтранса России от 22 декабря 2016 г. N 403 в подпункт 13.7.1 внесены изменения</text:p>
      <text:p text:style-name="Информацияоверсии"><text:a xlink:href="https://myclub.garant.ru/document/redirect/57422229/1371" office:target-frame-name="_top" xlink:show="replace">См. текст<text:s/>подпункта в предыдущей редакции</text:a></text:p>
      <text:p text:style-name="Нормальный">13.7.1. Крейсерская скорость полета воздушного судна (истинная воздушная скорость на крейсерском участке маршрута) указывается после тире одним из следующих способов:</text:p>
      <text:p text:style-name="Нормальный">в километрах в час - буква K и без пробела четыре цифры,<text:s/>обозначающие скорость полета воздушного судна в км/ч, при этом необходимое число цифр дополняется с помощью нулей (пример: K0850 - скорость полета 850 км/ч);</text:p>
      <text:p text:style-name="Нормальный">в числах Маха с точностью до сотых долей - буква M и без пробела три цифры, обозначающие скорость<text:s/>полета воздушного судна в числах Маха с точностью до сотых долей (примеры: M220 - скорость полета 2,20 числа M; M092 - скорость полета 0,92 числа M);</text:p>
      <text:p text:style-name="Нормальный">в узлах (применяется при составлении плана международного полета, если маршрут проходит через страну, применяющую такую систему измерений) - буква N и без пробела четыре цифры, обозначающие значение скорости в узлах, при этом необходимое количество цифр дополняется с помощью нулей (пример: N0485 - скорость полета 485 узлов).</text:p>
      <text:p text:style-name="Нормальный"><text:bookmark-start text:name="anchor113711"/><text:bookmark-end text:name="anchor113711"/>Для полетов сверхлегких пилотируемых гражданских воздушных судов с массой конструкции 115 килограммов и менее - указываются ZZZZ.</text:p>
      <text:p text:style-name="Нормальный"><text:bookmark-start text:name="anchor1372"/><text:bookmark-end text:name="anchor1372"/>13.7.2. За значением скорости без пробела указывается крейсерский эшелон (высота) полета воздушного судна для первого участка или всего намеченного маршрута. Применяются следующие способы внесения информации:</text:p>
      <text:p text:style-name="Нормальный">эшелон полета обозначается буквой F, за которой без пробелов записываются три цифры, соответствующие эшелону полета и указанные в<text:s/><text:a xlink:href="https://myclub.garant.ru/document/redirect/197839/11000" office:target-frame-name="_top" xlink:show="replace">приложении</text:a><text:s/>к Федеральным правилам (примеры: F290, F380);</text:p>
      <text:p text:style-name="Нормальный">эшелон полета обозначается буквой S, за которой без пробелов записывается значение эшелона в десятках метров по давлению 760 мм рт. ст. (примеры: S1035 - эшелон 10350 м; S0335 - эшелон 3350 м);</text:p>
      <text:p text:style-name="Нормальный">высота полета обозначается буквой M, за которой без пробелов записывается значение высоты полета в десятках метров, определяемой по минимальному атмосферному давлению, приведенному к уровню моря, при этом необходимое количество цифр дополняется с помощью нулей (пример: M0040 - высота 400 м);</text:p>
      <text:p text:style-name="Нормальный">высота полета обозначается буквой A, за которой в сотнях футов записывается значение абсолютной высоты полета в сотнях футов, при этом необходимое количество цифр дополняется с помощью нулей (пример: A045 - высота 4500 футов);</text:p>
      <text:p text:style-name="Нормальный">вместо высоты полета при его выполнении по ПВП в воздушном пространстве класса G указывается VFR.</text:p>
      <text:p text:style-name="Нормальный">Для групповых полетов двух и более воздушных судов за значением скорости без пробела указываются последовательно нижний и верхний крейсерские эшелоны (высоты) полета воздушного судна для первого участка или всего намеченного маршрута.</text:p>
      <text:p text:style-name="Нормальный"><text:bookmark-start text:name="anchor1373"/><text:bookmark-end text:name="anchor1373"/>13.7.3. Вслед за обозначением крейсерской скорости и запрашиваемого эшелона (высоты) полета воздушного судна через пробелы последовательно указываются элементы маршрута полета воздушного судна, включая информацию об изменении скорости полета, эшелона и /или правил полета.</text:p>
      <text:p text:style-name="Нормальный">Правила относительно содержания информации при изложении элементов маршрута, а также правила описания маршрута полета воздушного судна, проходящего по маршрутам ОВД<text:s/>или вне маршрутов ОВД, приводятся ниже.</text:p>
      <text:p text:style-name="Нормальный"><text:bookmark-start text:name="anchor1374"/><text:bookmark-end text:name="anchor1374"/>13.7.4. К элементам маршрута полета воздушного судна относятся:</text:p>
      <text:p text:style-name="Нормальный">основные точки маршрута полета воздушного судна (далее - основные точки);</text:p>
      <text:p text:style-name="Нормальный">обозначение маршрута ОВД;</text:p>
      <text:p text:style-name="Нормальный">изменение скорости и/или эшелона полета воздушного<text:s/>судна;</text:p>
      <text:p text:style-name="Нормальный">изменение правил полета.</text:p>
      <text:p text:style-name="Нормальный"><text:bookmark-start text:name="anchor13741"/><text:bookmark-end text:name="anchor13741"/>13.7.4.1. Для описания основных точек могут использоваться от двух до 11 знаков, с помощью которых указываются:</text:p>
      <text:p text:style-name="Нормальный">поворотные пункты маршрута;</text:p>
      <text:soft-page-break/>
      <text:p text:style-name="Нормальный">пункты обязательных донесений;</text:p>
      <text:p text:style-name="Нормальный">пункты, в которых запланировано изменение скорости<text:s/>или (и) эшелона полета и правил полета воздушного судна;</text:p>
      <text:p text:style-name="Нормальный">пункты входа на маршруты ОВД и схода с них;</text:p>
      <text:p text:style-name="Нормальный">пункты, в которых воздушные суда осуществляют маневрирование (схождение, расхождение, изменение строя - для групповых полетов);</text:p>
      <text:p text:style-name="Нормальный">пункты входа в районы ЕС ОрВД, а также в специальные зоны (зоны ограничения полетов) на маршрутах полетов и выхода из них.</text:p>
      <text:p text:style-name="Нормальный">Информация об основных точках может обозначаться одним из следующих способов:</text:p>
      <text:p text:style-name="Нормальный">кодированным индексом (используется от двух до пяти знаков), присвоенным пункту (основной точке) (примеры: LN; MAY; HADDY);</text:p>
      <text:p text:style-name="Нормальный">географическими координатами в градусах и минутах (используется до 11 знаков): четыре цифры - широта места в градусах и минутах с указанием буквы N (северная) или S (южная) и пять цифр - долгота места в градусах и<text:s/>минутах с указанием буквы E (восточная) или W (западная), при этом необходимое число цифр дополняется с помощью нулей и запись производится одной группой без пробелов (пример: - 5402N04812E);</text:p>
      <text:p text:style-name="Нормальный">географическими координатами в градусах (семь знако-мест): две цифры - широта места в градусах с указанием буквы N (северная) или S (южная) и три цифры - долгота места в градусах с указанием буквы E (восточная) или W (западная), при этом необходимое число цифр дополняется с помощью нулей и запись производится одной группой без пробелов (пример: - 54N048);</text:p>
      <text:p text:style-name="Нормальный">указанием магнитного пеленга и расстояния от маркированной точки (навигационного средства), при этом используется от двух до пяти знаков, а затем магнитный пеленг от этой точки в виде трех цифр, обозначающих градусы, и<text:s/>затем расстояние в километрах от маркированной точки в виде трех цифр и буквы K (расстояние в морских милях - только в виде трех цифр), при этом необходимое число цифр дополняется с помощью нулей и запись производится одной группой без пробелов (пример: DUB180040 - точка расположена в направлении магнитного пеленга 180 град. на расстоянии 40 морских миль от VOR "DUB").</text:p>
      <text:p text:style-name="Нормальный"><text:bookmark-start text:name="anchor13742"/><text:bookmark-end text:name="anchor13742"/>13.7.4.2. Маршруты ОВД, включая стандартные маршруты прилета/вылета (SID/STAR) воздушных судов, обозначаются кодированными индексами (используются от двух до семи знаков), указанными в документах аэронавигационной информации (примеры: R14; KODAP2A).</text:p>
      <text:p text:style-name="Нормальный"><text:bookmark-start text:name="anchor13743"/><text:bookmark-end text:name="anchor13743"/>13.7.4.3. В описании маршрутов полетов воздушных судов указываются все пункты (основные точки), в которых планируется изменение скорости (на 5% или 0,01 числа Маха и более) или (и) эшелона (высоты) полета.</text:p>
      <text:p text:style-name="Нормальный">При этом информация излагается в следующей последовательности (используется до 21 знака включительно):</text:p>
      <text:p text:style-name="Нормальный">пункт, в котором изменяются скорость или (и) эшелон (высота) полета воздушного судна;</text:p>
      <text:p text:style-name="Нормальный">далее<text:s/>после косой черты без пробелов новые значения скорости и/или эшелона (высоты) полета воздушного судна, а также обозначение маршрута ОВД, по которому будет следовать воздушное судно, либо последующая на маршруте основная точка (пункт).</text:p>
      <text:p text:style-name="Нормальный">Если один из параметров (скорость, эшелон или обозначение маршрута ОВД) остается неизменным, то он при записи повторяется (пример: K0900F300 FV R11 TS/K0900F340 R11).</text:p>
      <text:p text:style-name="Нормальный">При наборе эшелона (высоты) в крейсерском режиме на маршруте ОВД для описания указанного действия возможно применение следующего способа (используется максимум 28 знаков):</text:p>
      <text:p text:style-name="Нормальный">указывается буква C и после нее через косую черту записывается обозначение основной точки (пункта), в которой планируется начать набор высоты (эшелона) в крейсерском режиме;</text:p>
      <text:p text:style-name="Нормальный">описание основной точки (пункта) заканчивается косой чертой, после которой последовательно без пробелов указывается скорость, выдерживаемая воздушным судном при наборе, а далее указываются две высоты (два эшелона), определяющих задействованный при наборе диапазон высот (эшелонов), либо указывается высота (эшелон), после которого планируется продолжать набор в крейсерском режиме с добавлением за ним без пробела букв PLUS (пример: ...C/TS/K0850F290F350...; ....C/TS/K0850F290PLUS...).</text:p>
      <text:soft-page-break/>
      <text:p text:style-name="Нормальный">Для участка маршрута полета воздушного суда вне маршрута ОВД, где планируется изменение эшелона (высоты) полета обязательно указание точек начала и окончания набора высоты и точек начала и окончания снижения следующим способом (используется максимум 28 знаков):</text:p>
      <text:p text:style-name="Нормальный">указывается буква C и, после нее, через<text:s/>косую черту записывается обозначение основной точки (пункта), в которой планируется начать набор высоты (эшелона) или снижение с занимаемой высоты (эшелона);</text:p>
      <text:p text:style-name="Нормальный">описание основной точки (пункта) заканчивается косой чертой, после которой последовательно без пробелов указывается скорость, выдерживаемая воздушным судном при наборе, а далее указываются две высоты (два эшелона), определяющих задействованный при наборе (снижении) диапазон высот (эшелонов);</text:p>
      <text:p text:style-name="Нормальный">если протяженность участка набора (снижения) высоты составляет более 75 км, обязательно указание изложенным выше способом промежуточных пунктов, после которых планируется продолжать набор (снижение), с добавлением вместо второго эшелона без пробела букв для набора - PLUS, для снижения - MINUS.</text:p>
      <text:p text:style-name="Нормальный">Примеры заполнения:</text:p>
      <text:p text:style-name="Нормальный"/>
      <text:p text:style-name="Нормальный">...C/5753N03241E/K0850F210F270...;...C/5753N03241E/K0850S0640S0825...;... C/5707N03385E/ K0850S1005PLUS.</text:p>
      <text:p text:style-name="Нормальный"/>
      <text:p text:style-name="Нормальный"><text:bookmark-start text:name="anchor13744"/><text:bookmark-end text:name="anchor13744"/>13.7.4.4. Если на маршруте планируется изменение правил полета, то указываются:</text:p>
      <text:p text:style-name="Нормальный">пункт, после которого планируется изменить правила полетов, одним из<text:s/>способов, установленных для обозначения основной точки;</text:p>
      <text:p text:style-name="Нормальный">далее без пробела значение скорости и эшелона (высоты) полета;</text:p>
      <text:p text:style-name="Нормальный">после чего через интервал одно из следующих обозначений (используется три знака): VFR - для перехода с ППП на ПВП или IFR - для перехода<text:s/>с ПВП на ППП.</text:p>
      <text:p text:style-name="Нормальный">Примеры заполнения: ... LN/K0450F085 IFR...; ...LN VFR...</text:p>
      <text:p text:style-name="Нормальный"><text:bookmark-start text:name="anchor13745"/><text:bookmark-end text:name="anchor13745"/>13.7.4.5. При описании маршрута полета воздушного судна, выполняемого по маршрутам ОВД, необходимо придерживаться следующих ниже правил.</text:p>
      <text:p text:style-name="Нормальный"><text:bookmark-start text:name="anchor137451"/><text:bookmark-end text:name="anchor137451"/>13.7.4.5.1. Занятие крейсерского эшелона (высоты) после взлета, этап набора высоты после взлета до выхода на маршрут ОВД указываются последовательно одним из следующих способов:</text:p>
      <text:p text:style-name="Нормальный">крейсерская скорость и запрашиваемый эшелон (высота) полета воздушного судна для первого горизонтального участка маршрута (или всего маршрута), и далее через пробелы индекс (обозначение) стандартного маршрута выхода воздушного судна (SID) на первый маршрут ОВД, обозначение точки окончания SID и обозначение этого маршрута ОВД, если точка окончания SID является точкой входа на маршрут ОВД;</text:p>
      <text:p text:style-name="Нормальный">крейсерская скорость и запрашиваемый эшелон (высота) полета воздушного судна для первого горизонтального участка маршрута (или всего маршрута), и далее через пробелы индекс (обозначение) стандартного маршрута выхода воздушного судна (SID) на первый маршрут ОВД, обозначение точки окончания SID и далее через признак DCT все промежуточные пункты маршрута от точки окончания SID до пункта входа воздушного судна на первый маршрут ОВД (включительно) и затем обозначение этого маршрута ОВД;</text:p>
      <text:p text:style-name="Нормальный">крейсерская скорость и запрашиваемый эшелон (высота) полета воздушного судна для первого горизонтального участка маршрута (или всего маршрута), и далее через пробелы обозначение пункта входа воздушного судна на первый маршрут ОВД и обозначение этого маршрута ОВД;</text:p>
      <text:p text:style-name="Нормальный">все промежуточные пункты маршрута полета воздушного судна от аэродрома вылета до пункта входа на первый маршрут ОВД (включительно), разделенные признаками DCT, и затем обозначение этого маршрута ОВД.</text:p>
      <text:p text:style-name="Нормальный"><text:bookmark-start text:name="anchor137452"/><text:bookmark-end text:name="anchor137452"/>13.7.4.5.2. При описании маршрута после выхода на маршруты ОВД<text:s/>следует каждый раз указывать:</text:p>
      <text:p text:style-name="Нормальный">обозначение маршрута ОВД;</text:p>
      <text:soft-page-break/>
      <text:p text:style-name="Нормальный">каждый пункт, где осуществляется переход с одного маршрута ОВД на другой;</text:p>
      <text:p text:style-name="Нормальный">пункты обязательного донесения, находящиеся на границах районов Единой системы;</text:p>
      <text:p text:style-name="Нормальный">все пункты (основные точки), в которых планируется изменение скорости и/или эшелона (высоты) полета;</text:p>
      <text:p text:style-name="Нормальный">каждый пункт, после которого планируется изменить правила полетов.</text:p>
      <text:p text:style-name="Нормальный"><text:bookmark-start text:name="anchor137453"/><text:bookmark-end text:name="anchor137453"/>13.7.4.5.3. Снижение для захода на посадку указывается одним из следующих способов:</text:p>
      <text:p text:style-name="Нормальный">пункт (точка) схода с маршрута ОВД и индекс (обозначение) стандартного маршрута прилета (STAR) на аэродром, если эта точка является точкой начала стандартного маршрута прилета (STAR);</text:p>
      <text:p text:style-name="Нормальный">пункт (точка) схода с маршрута ОВД и далее через признаки DCT все промежуточные пункты маршрута от точки схода с маршрута<text:s/>ОВД до точки начала стандартного маршрута прилета (STAR) и индекс (обозначение) этого стандартного маршрута прилета;</text:p>
      <text:p text:style-name="Нормальный">пункт (точка) схода с маршрута ОВД;</text:p>
      <text:p text:style-name="Нормальный">пункт (точка) схода с маршрута ОВД и все промежуточные пункты маршрута от точки схода до аэродрома посадки, разделенные признаками DCT.</text:p>
      <text:p text:style-name="Нормальный">Признак DCT указывается между каждыми двумя пунктами маршрута, если полет между ними выполняется напрямую, и они задаются кодированными двух - пятибуквенными индексами.</text:p>
      <text:p text:style-name="Нормальный">Признак DCT применяется:</text:p>
      <text:p text:style-name="Нормальный">как признак - указатель полетов по установленным маршрутам движения воздушных судов в аэродромных и аэроузловых зонах;</text:p>
      <text:p text:style-name="Нормальный">при описании маршрутов (участков маршрутов) полетов воздушных судов вне маршрутов ОВД между пунктами, которым установлено буквенное обозначение (пример: N0420F320 AGMAR DCT KS DCT AR DCT BG R11...).</text:p>
      <text:p text:style-name="Нормальный"><text:bookmark-start text:name="anchor13746"/><text:bookmark-end text:name="anchor13746"/>13.7.4.6. При описании маршрута полета воздушного судна, выполняемого вне маршрутов ОВД, необходимо придерживаться следующих ниже правил.</text:p>
      <text:p text:style-name="Нормальный"><text:bookmark-start text:name="anchor137461"/><text:bookmark-end text:name="anchor137461"/>13.7.4.6.1. Для этапа набора высоты после взлета за записью крейсерской скорости и эшелоном (высотой) полета воздушного судна для первого горизонтального участка маршрута (или всего маршрута) указывается пункт (основная точка), над которым воздушное судно закончит набор запланированного эшелона, через косую черту - значение скорости и эшелона (высоты), с которыми воздушное судно планирует выйти в этот пункт (пример: -K0900S670 FV /K0900 S0670...).</text:p>
      <text:p text:style-name="Нормальный">Если набор запланированного эшелона (высоты) полета при выполнении планируется осуществлять в границах воздушного пространства района аэродрома вылета, то пункт (основная точка), над которым воздушное судно закончит набор запланированного эшелона выбирается в районе аэродрома.</text:p>
      <text:p text:style-name="P64">Информация об изменениях:</text:p>
      <text:p text:style-name="Информацияоверсии"><text:bookmark-start text:name="anchor137462"/><text:bookmark-end text:name="anchor137462"/><text:a xlink:href="https://myclub.garant.ru/document/redirect/71594146/1014" office:target-frame-name="_top" xlink:show="replace">Приказом</text:a><text:s/>Минтранса России от 22 декабря 2016 г. N 403 в подпункт 13.7.4.6.2 внесены изменения</text:p>
      <text:p text:style-name="Информацияоверсии"><text:a xlink:href="https://myclub.garant.ru/document/redirect/57422229/137462" office:target-frame-name="_top" xlink:show="replace">См. текст подпункта в предыдущей редакции</text:a></text:p>
      <text:p text:style-name="Нормальный">13.7.4.6.2. Для маршрута полета после занятия воздушным судном запланированного эшелона следует указывать основные точки, обозначающие:</text:p>
      <text:p text:style-name="Нормальный">каждый поворотный пункт маршрута полета;</text:p>
      <text:p text:style-name="Нормальный">каждый пункт, в котором запланировано изменение скорости или (и) эшелона полета и правил полета воздушного судна;</text:p>
      <text:p text:style-name="Нормальный"><text:bookmark-start text:name="anchor1374624"/><text:bookmark-end text:name="anchor1374624"/>каждый пункт входа в район Единой системы, а также в специальные зоны (запретной зоны, зоны ограничения полетов, района временного или местного режима) и районов аэродромов на маршрутах полетов и выхода из них;</text:p>
      <text:p text:style-name="Нормальный">каждый пункт, в котором при групповых полетах воздушные суда осуществляют маневрирование (схождение, расхождение, изменение строя).</text:p>
      <text:p text:style-name="Нормальный">При описании основных точек (пунктов) касающихся входа (выхода) в (из) специальные зоны (зоны ограничения полетов) на маршрутах полетов необходимо в дополнение к информации об основной точке (пункте) указывать (используется максимум 28 знаков):</text:p>
      <text:soft-page-break/>
      <text:p text:style-name="Нормальный">через косую черту - установленное обозначение специальной зоны, которое опубликовано в документах аэронавигационной информации, включая информацию NOTAM, либо установленное обозначение маршрута ОВД;</text:p>
      <text:p text:style-name="Нормальный">далее через косую черту - значение скорости и эшелона (высоты), с которыми воздушное судно планирует выйти в пункт;</text:p>
      <text:p text:style-name="Нормальный"><text:bookmark-start text:name="anchor1374629"/><text:bookmark-end text:name="anchor1374629"/>и далее через косую черту - расчетное истекшее время от времени вылета, указанного в<text:s/><text:a xlink:href="#anchor4003" office:target-frame-name="_top" xlink:show="replace">поле 13</text:a><text:s/>до пролета указанной основной точки (пункта), которое записывается четырьмя цифрами (где первые две цифры - часы, вторые - минуты).</text:p>
      <text:p text:style-name="Нормальный">Примеры записи: ...5753N03241E/ULR22/K0900S0670/0230...; ...5707N03385E/WR-230/K0850S1005/0155...</text:p>
      <text:p text:style-name="Нормальный">При описании основных точек (пунктов)<text:s/>касающихся маневрирования при групповых полетах воздушных судов необходимо в дополнение к информации об основной точке (пункте) указывать (используется максимум 28 знаков):</text:p>
      <text:p text:style-name="Нормальный">через косую черту - записываются буквы MANEWR;</text:p>
      <text:p text:style-name="Нормальный">далее через косую черту - значение скорости и значения нижнего и верхнего эшелонов (высот), с которыми группа воздушных судов планирует выйти в этот пункт;</text:p>
      <text:p text:style-name="Нормальный">и далее через косую черту - расчетное истекшее время от взлета воздушного судна до пролета указанной основной точки (пункта), которое записывается четырьмя цифрами (где первые две цифры - часы, вторые - минуты).</text:p>
      <text:p text:style-name="Нормальный">В случае использования букв MANEWR обязательно в<text:s/><text:a xlink:href="#anchor4006" office:target-frame-name="_top" xlink:show="replace">поле 18</text:a><text:s/>после RMK/ описываются маршруты полетов от точки расхождения до точки схождения либо до аэродромов запланированной посадки.</text:p>
      <text:p text:style-name="Нормальный"><text:bookmark-start text:name="anchor137463"/><text:bookmark-end text:name="anchor137463"/>13.7.4.6.3. Для этапа снижения и захода на посадку указывается:</text:p>
      <text:p text:style-name="Нормальный">буква C и после нее через косую черту записывается обозначение основной точки (пункта), в которой планируется начать снижение с занимаемой высоты (эшелона) до точки, начиная с которой будет выполняться полет по схеме захода на посадку;</text:p>
      <text:p text:style-name="Нормальный">описание основной точки (пункта) заканчивается косой чертой, после которой последовательно без пробелов указывается скорость, выдерживаемая воздушным судном при снижении, а далее указываются две высоты (два эшелона), определяющих задействованный при снижении диапазон высот (эшелонов);</text:p>
      <text:p text:style-name="Нормальный">если протяженность участка снижения высоты составляет более 75 км, обязательно указание изложенным выше способом промежуточных пунктов, после которых планируется продолжать набор (снижение), с добавлением вместо второго эшелона без пробела букв MINUS;</text:p>
      <text:p text:style-name="Нормальный">если этап снижения с занимаемой высоты (эшелона) для захода на посадку планируется в границах воздушного пространства аэродрома, то основная точка (пункт) выбирается в районе аэродрома.</text:p>
      <text:p text:style-name="Нормальный"><text:bookmark-start text:name="anchor13747"/><text:bookmark-end text:name="anchor13747"/>13.7.4.7. При описании маршрута полета воздушного судна, выполняемого частично по маршрутам ОВД и частично вне маршрутов ОВД, необходимо в соответствующих случаях придерживаться правил, указанных в<text:s/><text:a xlink:href="#anchor13745" office:target-frame-name="_top" xlink:show="replace">пунктах 13.7.4.5</text:a><text:s/>и<text:s/><text:a xlink:href="#anchor13746" office:target-frame-name="_top" xlink:show="replace">13.7.4.6</text:a><text:s/>настоящего Табеля сообщений.</text:p>
      <text:p text:style-name="Нормальный"><text:bookmark-start text:name="anchor1375"/><text:bookmark-end text:name="anchor1375"/>13.7.5. В случаях, если представленный план полета подается относительно учебно-тренировочных (тренировочных) полетов в районе аэродрома и/или за его границами, информация о маршруте полета (маршрутах полетов) в<text:s/><text:a xlink:href="#anchor4004" office:target-frame-name="_top" xlink:show="replace">поле 15</text:a><text:s/>излагается с учетом следующих особенностей.</text:p>
      <text:p text:style-name="Нормальный">Маршруты учебно-тренировочных (тренировочных) полетов, проходящие в установленных горизонтальной и вертикальной границах района аэродрома, в<text:s/><text:a xlink:href="#anchor4004" office:target-frame-name="_top" xlink:show="replace">поле 15</text:a><text:s/>не указываются. При этом последовательно после тире и далее без пробела после косой черты указываются буквы RA, за которыми после косой черты без пробелов указывается значение максимальной высоты (эшелона), используемой в районе аэродрома (пример: -/RA/S0455; -/RA/F175).</text:p>
      <text:p text:style-name="Нормальный">Маршруты учебно-тренировочных (тренировочных) полетов, которые выходят за установленные горизонтальную и вертикальную границы района аэродрома, указываются по правилам, предусмотренным в<text:s/><text:a xlink:href="#anchor1374" office:target-frame-name="_top" xlink:show="replace">пункте 13.7.4</text:a><text:s/>настоящего Табеля сообщений, для маршрутов полетов, проходящих вне маршрутов ОВД.</text:p>
      <text:soft-page-break/>
      <text:p text:style-name="Нормальный">Каждый маршрут учебно-тренировочных (тренировочных) полетов указывается в представленном плане с новой строки.</text:p>
      <text:p text:style-name="P65">Информация об изменениях:</text:p>
      <text:p text:style-name="Информацияоверсии"><text:bookmark-start text:name="anchor11376"/><text:bookmark-end text:name="anchor11376"/><text:a xlink:href="https://myclub.garant.ru/document/redirect/71594146/1015" office:target-frame-name="_top" xlink:show="replace">Приказом</text:a><text:s/>Минтранса России от 22 декабря 2016 г. N 403 пункт 13 дополнен подпунктом 13.7.6,<text:s/><text:a xlink:href="https://myclub.garant.ru/document/redirect/71594146/2" office:target-frame-name="_top" xlink:show="replace">вступающим в силу</text:a><text:s/>через 365 дней со дня<text:s/><text:a xlink:href="https://myclub.garant.ru/document/redirect/71594147/0" office:target-frame-name="_top" xlink:show="replace">официального опубликования</text:a><text:s/>названного приказа</text:p>
      <text:p text:style-name="Нормальный">13.7.6. В случаях, если представленный план полета подается при учебно- тренировочных (тренировочных) полетах,<text:s/>осуществляемых с посадочных площадок, информация в<text:s/><text:a xlink:href="#anchor4004" office:target-frame-name="_top" xlink:show="replace">поле 15</text:a><text:s/>излагается с учетом следующих особенностей:</text:p>
      <text:p text:style-name="Нормальный">последовательно указывается значение диапазона высот (эшелонов) полета и границы зоны полетов;</text:p>
      <text:p text:style-name="Нормальный">значение диапазона высот (эшелонов) полета записывается через косую черту:</text:p>
      <text:p text:style-name="Нормальный">в десятках метров по давлению 760 мм рт. ст. - буква S и без пробела четыре цифры, указывающие значение высоты в десятках метров, а необходимое число цифр дополняется с помощью нулей (пример: S0120/S0540...);</text:p>
      <text:p text:style-name="Нормальный">в<text:s/>номерах эшелона полета - буква F и без пробела три цифры, соответствующие эшелону полета и указанные в<text:s/><text:a xlink:href="https://myclub.garant.ru/document/redirect/197839/11000" office:target-frame-name="_top" xlink:show="replace">приложении</text:a><text:s/>к Федеральным правилам (примеры: F050/F110);</text:p>
      <text:p text:style-name="Нормальный">в десятках метров максимальная абсолютная высота - буква M и без пробела четыре цифры, обозначающие значение высоты в десятках метров, определенной по минимальному атмосферному давлению, приведенному к уровню моря, а необходимое количество цифр также дополняется слева нулями (пример: M0020/M0060...).</text:p>
      <text:p text:style-name="Нормальный">Границы зоны полетов записываются:</text:p>
      <text:p text:style-name="Нормальный">после признака "/ZONA" обозначением точек излома границы зоны полетов географическими координатами в градусах и минутах (используется до 11 знаков): четыре цифры - широта места в градусах и минутах<text:s/>с указанием буквы N (северная) или S (южная) и пять цифр - долгота места в градусах и минутах с указанием буквы E (восточная) или W (западная), при этом необходимое число цифр дополняется с помощью нулей. Запись производится через пробелы между обозначением каждой точки излома границы зоны (пример: /ZONA 4955N 04312E 4815N 04210E 5012N 04410E/);</text:p>
      <text:p text:style-name="Нормальный">либо после признака "/ZONA" с обозначением зоны полетов в виде круга и указанием его радиуса после R без пробела до трех цифр в километрах и далее - центра круга с<text:s/>географическими координатами в градусах и минутах: четыре цифры - широта места в градусах и минутах с указанием буквы N (северная) или S (южная) и пять цифр - долгота места в градусах и минутах с указанием буквы E (восточная) или W (западная), при этом необходимое число цифр дополняется с помощью нулей и запись производится через пробелы (пример: /ZONA R020 4955N 04312E/);</text:p>
      <text:p text:style-name="Нормальный">либо указанием номера зоны ограничения полетов, постоянной опасной зоны или в соответствующих случаях запретной зоны (пример: /ULR22/).</text:p>
      <text:p text:style-name="Нормальный">Вся информация относительно границы зоны полетов ограничивается с обеих сторон наклонными чертами.</text:p>
      <text:p text:style-name="Нормальный">Размеры зон в горизонтальной и вертикальной плоскостях для выполнения учебно-тренировочных (тренировочных) полетов с посадочных площадок, за исключением случаев использования зоны ограничения полетов, постоянной опасной зоны или запретной зоны, до подачи FPL должны быть согласованы с зональным (региональным) центром Единой системы, в зоне ответственности которого планируются указанные полеты.</text:p>
      <text:p text:style-name="P66">Информация об изменениях:</text:p>
      <text:p text:style-name="Информацияоверсии"><text:bookmark-start text:name="anchor11377"/><text:bookmark-end text:name="anchor11377"/><text:a xlink:href="https://myclub.garant.ru/document/redirect/71594146/1015" office:target-frame-name="_top" xlink:show="replace">Приказом</text:a><text:s/>Минтранса России от 22 декабря 2016 г. N 403 пункт 13 дополнен подпунктом 13.7.7,<text:s/><text:a xlink:href="https://myclub.garant.ru/document/redirect/71594146/2" office:target-frame-name="_top" xlink:show="replace">вступающим<text:s/>в силу</text:a><text:s/>через 365 дней со дня<text:s/><text:a xlink:href="https://myclub.garant.ru/document/redirect/71594147/0" office:target-frame-name="_top" xlink:show="replace">официального опубликования</text:a><text:s/>названного приказа</text:p>
      <text:p text:style-name="Нормальный">13.7.7. В случаях, если представленный план полета подается при полете по маршруту, в ходе которого планируются промежуточные посадки на посадочных площадках и общее расчетное истекшее время завершения полета в день его выполнения, информация в<text:s/><text:a xlink:href="#anchor4004" office:target-frame-name="_top" xlink:show="replace">поле 15</text:a><text:s/>и<text:s/><text:a xlink:href="#anchor4006" office:target-frame-name="_top" xlink:show="replace">поле 18</text:a><text:s/>излагается с учетом следующих особенностей:</text:p>
      <text:p text:style-name="Нормальный">в<text:s/><text:a xlink:href="#anchor4004" office:target-frame-name="_top" xlink:show="replace">поле 15</text:a><text:s/>за основной точкой маршрута, после пролета которой планируется промежуточная посадка на посадочную площадку, указывается:</text:p>
      <text:soft-page-break/>
      <text:p text:style-name="Нормальный">ZZZZ и далее следующая основная точка маршрута, пролет которой будет осуществлен после взлета с<text:s/>данной посадочной площадки.</text:p>
      <text:p text:style-name="Нормальный">Если между двумя посадочными площадками, где планируется осуществить промежуточные посадки, полет будет осуществляться по прямой, то между двумя ZZZZ указывается признак DCT;</text:p>
      <text:p text:style-name="Нормальный">в<text:s/><text:a xlink:href="#anchor4006" office:target-frame-name="_top" xlink:show="replace">поле 18</text:a>, после PAP/ последовательно, через запятую, указываются посадочные площадки и время нахождения на них. Правила изложения такой информации указаны в<text:s/><text:a xlink:href="#anchor139" office:target-frame-name="_top" xlink:show="replace">пункте 13.9</text:a><text:s/>Табеля сообщений.</text:p>
      <text:p text:style-name="P67">Информация об изменениях:</text:p>
      <text:p text:style-name="Информацияоверсии"><text:bookmark-start text:name="anchor138"/><text:bookmark-end text:name="anchor138"/><text:a xlink:href="https://myclub.garant.ru/document/redirect/71594146/1016" office:target-frame-name="_top" xlink:show="replace">Приказом</text:a><text:s/>Минтранса России от 22 декабря 2016 г. N 403 в подпункт 13.8 внесены изменения</text:p>
      <text:p text:style-name="Информацияоверсии"><text:a xlink:href="https://myclub.garant.ru/document/redirect/57422229/138" office:target-frame-name="_top" xlink:show="replace">См. текст подпункта в предыдущей редакции</text:a></text:p>
      <text:p text:style-name="Нормальный">13.8. В<text:s/><text:a xlink:href="#anchor4005" office:target-frame-name="_top" xlink:show="replace">поле 16</text:a><text:s/>"Аэродром назначения и общее расчетное истекшее время, запасной(ые) аэродром(ы) пункта назначения" указывается четырехбуквенный индекс аэродрома назначения согласно Сборнику четырехбуквенных индексов аэродромов, полигонов, вертолетных площадок и радионавигационных пунктов или документу ИКАО "Индексы местоположения" (Doc 7910 ИКАО).</text:p>
      <text:p text:style-name="Нормальный"><text:bookmark-start text:name="anchor11382"/><text:bookmark-end text:name="anchor11382"/>Если аэродром (посадочная площадка) не имеет четырехбуквенного обозначения (индекса), то в<text:s/><text:a xlink:href="#anchor4005" office:target-frame-name="_top" xlink:show="replace">поле 16</text:a><text:s/>указывается ZZZZ, а в<text:s/><text:a xlink:href="#anchor4006" office:target-frame-name="_top" xlink:show="replace">поле 18</text:a><text:s/>"Прочая информация" после сокращения DEST записывается полное наименование аэродрома назначения (посадочной площадки назначения).</text:p>
      <text:p text:style-name="Нормальный"><text:bookmark-start text:name="anchor11383"/><text:bookmark-end text:name="anchor11383"/>Далее без пробела указывается общее расчетное истекшее время до прибытия на аэродром назначения четырьмя цифрами без пробела, где первые две цифры обозначают часы, вторые - минуты.</text:p>
      <text:p text:style-name="Нормальный"><text:bookmark-start text:name="anchor11384"/><text:bookmark-end text:name="anchor11384"/>В представленных планах полетов, поданных при учебно-тренировочных (тренировочных) полетах, после изложения информации об аэродроме (посадочной площадке) указывается общее расчетное истекшее время от времени начала учебно-тренировочных (тренировочных) полетов, обозначенного в<text:s/><text:a xlink:href="#anchor4003" office:target-frame-name="_top" xlink:show="replace">поле 13</text:a>.</text:p>
      <text:p text:style-name="Нормальный">В планах полетов, полученных с борта воздушного судна во время полета (AFIL), общее расчетное истекшее время до прибытия является расчетным временем полета от первого пункта маршрута.</text:p>
      <text:p text:style-name="Нормальный">Затем через пробел указываются четырехбуквенные индексы всех запасных аэродромов (не более двух), запланированных для данного полета, или, если аэродромы не имеют четырехбуквенных обозначений (индексов), проставляются буквы ZZZZ, а в<text:s/><text:a xlink:href="#anchor4006" office:target-frame-name="_top" xlink:show="replace">поле 18</text:a><text:s/>"Прочая информация" после сокращения ALTN/ записываются полные наименования запасных аэродромов.</text:p>
      <text:p text:style-name="Нормальный">Примеры заполнения<text:s/><text:a xlink:href="#anchor4005" office:target-frame-name="_top" xlink:show="replace">поля 16</text:a>: -UUWW0330 UUOO URRR; - UUWW1430 ZZZZ; -ZZZZ1700 ZZZZ .</text:p>
      <text:p text:style-name="P68">Информация об изменениях:</text:p>
      <text:p text:style-name="Информацияоверсии"><text:bookmark-start text:name="anchor139"/><text:bookmark-end text:name="anchor139"/><text:a xlink:href="https://myclub.garant.ru/document/redirect/71594146/1017" office:target-frame-name="_top" xlink:show="replace">Приказом</text:a><text:s/>Минтранса России от 22 декабря 2016 г. N 403 в подпункт 13.9 внесены изменения</text:p>
      <text:p text:style-name="Информацияоверсии"><text:a xlink:href="https://myclub.garant.ru/document/redirect/57422229/139" office:target-frame-name="_top" xlink:show="replace">См. текст подпункта в предыдущей редакции</text:a></text:p>
      <text:p text:style-name="Нормальный">13.9. В<text:s/><text:a xlink:href="#anchor4006" office:target-frame-name="_top" xlink:show="replace">поле 18</text:a><text:s/>"Прочая информация" указывается дополнительная информация о полете, экипаже и воздушном судне, которая записывается после соответствующих буквенных признаков, отделенных косой чертой.</text:p>
      <text:p text:style-name="Нормальный"><text:bookmark-start text:name="anchor11392"/><text:bookmark-end text:name="anchor11392"/>При отсутствии прочей информации указывается цифра 0, при этом датой выполнения полета считается текущая дата подачи стандартного сообщения.</text:p>
      <text:p text:style-name="Нормальный">Для<text:s/><text:a xlink:href="#anchor4006" office:target-frame-name="_top" xlink:show="replace">поля 18</text:a><text:s/>применяются следующие ниже буквенные и цифровые признаки.</text:p>
      <text:p text:style-name="Нормальный">STS/ - признак, обозначающий причину особого отношения со стороны органов обслуживания воздушного движения (управления полетами), после которого в соответствующих случаях указываются буквенные сочетания:</text:p>
      <text:p text:style-name="Нормальный">ALTRV - если воздушное судно выполняет полет на зарезервированной высоте;</text:p>
      <text:p text:style-name="Нормальный">ATFMX - если к воздушному судну согласно федеральным авиационным правилам не применяются регулирующие меры организации потоков воздушного движения;</text:p>
      <text:p text:style-name="Нормальный">FFR - если воздушное судно выполняет полет в целях борьбы с пожаром;</text:p>
      <text:soft-page-break/>
      <text:p text:style-name="Нормальный">FLTCK - если в ходе полета воздушного судна осуществляется проверка навигационных средств с целью их калибровки;</text:p>
      <text:p text:style-name="Нормальный">HAZMAT - если воздушное судно осуществляет перевозку опасных материалов;</text:p>
      <text:p text:style-name="Нормальный">HEAD - если воздушному судну присвоен статус литера "A" для выполнения особо важного рейса;</text:p>
      <text:p text:style-name="Нормальный">HOSP - если воздушное судно выполняет медико-санитарный рейс, заявленный полномочными органами здравоохранения;</text:p>
      <text:p text:style-name="Нормальный">HUM - если воздушное судно выполняет рейс в гуманитарных целях;</text:p>
      <text:p text:style-name="Нормальный">MARSA - если воздушное судно государственной авиации выполняет полет вне маршрутов обслуживания воздушного движения и управление его полетом осуществляют органы обслуживания воздушного движения государственной авиации, включая обеспечение ответственности за эшелонирование относительно других воздушных судов государственной авиации;</text:p>
      <text:p text:style-name="Нормальный">MEDEVAC - если воздушное судно осуществляет полет для аварийной эвакуации людей, жизнь которых по медицинским показаниям находится под угрозой;</text:p>
      <text:p text:style-name="Нормальный">NONRVSM - если воздушное судно не оборудовано для полетов с RVSM, но планирует выполнять полет в воздушном пространстве RVSM, а также<text:s/>во всех случаях при полетах, выполняемых группой;</text:p>
      <text:p text:style-name="Нормальный"><text:bookmark-start text:name="anchor113916"/><text:bookmark-end text:name="anchor113916"/>SAR - если воздушное судно выполняет полет в целях гражданской обороны, защиты населения и территорий от чрезвычайных ситуаций природного и техногенного характера, поисково-спасательных операций, в том числе обеспечения безопасности людей на водных объектах и пожарной безопасности;</text:p>
      <text:p text:style-name="Нормальный">STATE - если воздушное судно государственной авиации выполняет полет для решения задач в области обороны и обеспечения безопасности Российской Федерации, в сфере обеспечения безопасности объектов государственной охраны, сфере внутренних дел, а также в областях таможенного дела и космической деятельности, а также во всех случаях, когда воздушному судну присвоен статус литера "K" для выполнения специального рейса (полета);</text:p>
      <text:p text:style-name="Нормальный">PKR - если воздушное судно выполняет подконтрольный рейс (полет) - при использовании воздушного пространства только в пределах Российской Федерации российскими пользователями;</text:p>
      <text:p text:style-name="Нормальный"><text:bookmark-start text:name="anchor113919"/><text:bookmark-end text:name="anchor113919"/>K - когда воздушному судну присвоен статус литера "K" для выполнения специального рейса (полета) - при использовании воздушного пространства только в пределах Российской Федерации;</text:p>
      <text:p text:style-name="Нормальный">08 - если воздушное судно выполняет перевозку пассажиров и багажа по расписанию регулярных воздушных перевозок - при использовании воздушного пространства только в<text:s/>пределах Российской Федерации российскими пользователями;</text:p>
      <text:p text:style-name="Нормальный">09 - если воздушное судно выполняет перевозку грузов и почты по расписанию регулярных воздушных перевозок;</text:p>
      <text:p text:style-name="Нормальный">23 - если воздушное судно выполняет полет в воздушном пространстве класса G - при использовании воздушного пространства только в пределах Российской Федерации российскими пользователями;</text:p>
      <text:p text:style-name="Нормальный">24 - если воздушное судно государственной авиации выполняет полет, за аэронавигационное обслуживание которого в соответствии с законодательством Российской Федерации сборы не взимаются - при использовании воздушного пространства только в пределах Российской Федерации российскими пользователями.</text:p>
      <text:p text:style-name="Нормальный">Другие причины особого отношения со стороны органов обслуживания воздушного движения (управления полетами) указываются после буквенного признака RMK/.</text:p>
      <text:p text:style-name="Нормальный">PBN/ - указание возможностей RNAV и/или RNP. Включает все указанные ниже дескрипторы, имеющие отношение к данному полету, максимум восемь элементов, т. е. в сумме не более 16 знаков.</text:p>
      <text:p text:style-name="Нормальный">Спецификация RNAV:</text:p>
      <text:p text:style-name="Нормальный">A1 - RNAV 10 (RNP 10);</text:p>
      <text:p text:style-name="Нормальный">B1 - RNAV 5, все разрешенные датчики;</text:p>
      <text:p text:style-name="P69">B2 - RNAV 5, GNSS;</text:p>
      <text:p text:style-name="P70">B3 - RNAV 5, DME/DME;</text:p>
      <text:soft-page-break/>
      <text:p text:style-name="P71">B4 - RNAV 5, VOR/DME;</text:p>
      <text:p text:style-name="Нормальный"><text:span text:style-name="T72">B5 - RNAV 5, INS<text:s/></text:span>или<text:span text:style-name="T73"><text:s/>IRS;</text:span></text:p>
      <text:p text:style-name="Нормальный">B6 - RNAV 5, LORAN C;</text:p>
      <text:p text:style-name="Нормальный">C1 - RNAV 2, все разрешенные датчики;</text:p>
      <text:p text:style-name="P74">C2 - RNAV 2, GNSS;</text:p>
      <text:p text:style-name="P75">C3 - RNAV 2, DME/DME;</text:p>
      <text:p text:style-name="P76">C4 - RNAV 2, DME/DME/IRU;</text:p>
      <text:p text:style-name="Нормальный">D1<text:s/>- RNAV 1, все разрешенные датчики;</text:p>
      <text:p text:style-name="P77">D2 - RNAV 1, GNSS;</text:p>
      <text:p text:style-name="P78">D3 - RNAV 1, DME/DME;</text:p>
      <text:p text:style-name="P79">D4 - RNAV 1, DME/DME/IRU;</text:p>
      <text:p text:style-name="Нормальный">Спецификация RNP:</text:p>
      <text:p text:style-name="Нормальный">L1 - RNP 4;</text:p>
      <text:p text:style-name="Нормальный">O1 - базовые RNP 1, все разрешенные датчики;</text:p>
      <text:p text:style-name="Нормальный">O2 - базовые RNP 1, GNSS;</text:p>
      <text:p text:style-name="Нормальный">O3 - базовые RNP 1, DME/DME:</text:p>
      <text:p text:style-name="Нормальный">O4 - базовые RNP 1, DME/DME/IRU;</text:p>
      <text:p text:style-name="P80">S1 - RNP APCH;</text:p>
      <text:p text:style-name="P81">S2 - RNP APCH C BARO-VNAV;</text:p>
      <text:p text:style-name="Нормальный">T1 - RNP AR APCH с RF (требуется специальное разрешение);</text:p>
      <text:p text:style-name="Нормальный">T2 - RNP AR APCH без RF (требуется специальное разрешение).</text:p>
      <text:p text:style-name="Нормальный">NAV/ - основные данные о навигационном оборудовании, кроме указанного в PBN/. Под этим<text:s/>индексом указать функциональное дополнение GNSS с интервалом между двумя или несколькими методами функционального дополнения (например: NAV/GBAS SBAS).</text:p>
      <text:p text:style-name="Нормальный">COM/ - указываются виды применения связи или возможности, не оговоренные в<text:s/><text:a xlink:href="#anchor135" office:target-frame-name="_top" xlink:show="replace">пункте 13.5</text:a><text:s/>настоящего Табеля сообщений.</text:p>
      <text:p text:style-name="Нормальный">DAT/ - указываются виды применения данных или возможности, не оговоренные в<text:s/><text:a xlink:href="#anchor135" office:target-frame-name="_top" xlink:show="replace">пункте 13.5</text:a><text:s/>настоящего Табеля сообщений.</text:p>
      <text:p text:style-name="Нормальный">SUR/ - указываются виды применения наблюдения или возможности, не оговоренные в<text:s/><text:a xlink:href="#anchor135" office:target-frame-name="_top" xlink:show="replace">пункте 13.5</text:a><text:s/>настоящего Табеля сообщений.</text:p>
      <text:p text:style-name="Нормальный">DEP/ - название и местоположение аэродрома вылета, если в<text:s/><text:a xlink:href="#anchor4003" office:target-frame-name="_top" xlink:show="replace">поле 13</text:a><text:s/>вставлено ZZZZ, либо органа обслуживания воздушного движения, от которого могут быть получены данные о дополнительном плане полета, если в поле 13 применено AFIL.</text:p>
      <text:p text:style-name="Нормальный">Для аэродромов и посадочных площадок, не перечисленных в соответствующем сборнике аэронавигационной информации, указать их местоположение следующим образом:</text:p>
      <text:p text:style-name="Нормальный">четыре цифры, обозначающие широту в градусах и десятках и единицах минут с последующей буквой N (север) или S (юг), сопровождаемые пятью цифрами, указывающими долготу в градусах и десятках и<text:s/>единицах минут, за которыми следует буква E (восток) или W (запад). Правильное количество знаков, то есть 11 знаков, обеспечивается путем добавления нулей, если это необходимо (например: 4620N07805W);</text:p>
      <text:p text:style-name="Нормальный">пеленг и расстояние от ближайшей основной точки, а именно обозначение основной точки, за которым следует пеленг от этой точки в виде трех цифр, указывающих градусы относительно магнитного или истинного меридиана, за которым следует расстояние от точки в виде трех цифр, указывающих километры (расстояние в морских милях - только в виде трех цифр), при этом правильное количество знаков обеспечивается путем добавления нулей, если это необходимо (например: пункт с магнитным пеленгом 180° на расстоянии 40 морских миль от VOR DUB следует обозначать как DUB180040);</text:p>
      <text:p text:style-name="Нормальный">первая точка на маршруте (название или LAT/LONG) или маркерный радиомаяк, если воздушное судно не взлетело с аэродрома.</text:p>
      <text:p text:style-name="Нормальный"><text:bookmark-start text:name="anchor113961"/><text:bookmark-end text:name="anchor113961"/>DEST/ - название и местоположение аэродрома назначения, если в<text:s/><text:a xlink:href="#anchor4005" office:target-frame-name="_top" xlink:show="replace">поле 16</text:a><text:s/>вставлено ZZZZ. Для аэродромов, не перечисленных в соответствующем сборнике аэронавигационной информации,<text:s/><text:soft-page-break/>указать их местоположение, используя LAT/LONG или пеленг и расстояние от ближайшей основной точки, как указано в DEP/ выше.</text:p>
      <text:p text:style-name="Нормальный"><text:bookmark-start text:name="anchor113962"/><text:bookmark-end text:name="anchor113962"/>PAP/ - название и местоположение посадочной площадки, где в ходе<text:s/>полета планируется промежуточная посадка, промежуток времени нахождения на посадочной площадке, если в поле 15 вставлено ZZZZ. Дня посадочных площадок, не перечисленных в соответствующем сборнике аэронавигационной информации, указать их местоположение, используя LAT/LONG или пеленг и расстояние от ближайшей основной точки, как указано в DEP/ выше.</text:p>
      <text:p text:style-name="Нормальный">После обозначения посадочной площадки без пробела указывается расчетное время нахождения на посадочной площадке от посадки до взлета в часах и минутах (четырьмя цифрами).</text:p>
      <text:p text:style-name="Нормальный">DOF/ - дата вылета воздушного судна в формате из шести цифр (YYMMDD, где YY - год, MM - месяц и DD - день).</text:p>
      <text:p text:style-name="Нормальный">REG/ - национальный или общий знак и регистрационный знак воздушного судна, если они отличаются от опознавательного индекса воздушного судна в<text:s/><text:a xlink:href="#anchor4001" office:target-frame-name="_top" xlink:show="replace">поле 7</text:a>.</text:p>
      <text:p text:style-name="Нормальный">EET/ - основные точки или четырехбуквенные обозначения (индексы) районов Единой системы и нарастающее расчетное истекшее время с момента взлета до таких точек или границ районов ответственности.</text:p>
      <text:p text:style-name="Нормальный">При полетах в воздушном пространстве класса G указываются районы полетной информации, через которые выполняется полет (в хронологической последовательности), и расчетное истекшее время до пролета (пересечения) их границ.</text:p>
      <text:p text:style-name="Нормальный">Для международных полетов с пересечением государственной границы Российской Федерации обязательно указание воздушного коридора пролета государственной границы Российской Федерации при выходе (входе) из (в) него и расчетного истекшего времени до точки пересечения оси маршрута обслуживания воздушного движения с<text:s/>линией государственной границы Российской Федерации.</text:p>
      <text:p text:style-name="Нормальный">В случае, если маршрут полета воздушного судна при пересечении государственной границы Российской Федерации проходит вне установленного воздушного коридора ее пролета, то указываются географические координаты в градусах (семь знако-мест; две цифры - широта места в градусах с указанием буквы N (северная) или S (южная) и три цифры - долгота места в градусах с указанием буквы E (восточная) или W (западная), при этом необходимое число цифр дополняется с помощью нулей и запись производится одной группой без пробелов) и эшелон (высота) пролета.</text:p>
      <text:p text:style-name="Нормальный">SEL/ - код SELCAL для воздушных судов с соответствующим оборудованием.</text:p>
      <text:p text:style-name="Нормальный"><text:bookmark-start text:name="anchor113969"/><text:bookmark-end text:name="anchor113969"/>TYP/ - тип(ы) воздушного(ых) судна(судов), перед которым при необходимости без интервала<text:s/>указывается количество воздушных судов, и через интервал - если в<text:s/><text:a xlink:href="#anchor4002" office:target-frame-name="_top" xlink:show="replace">поле 9</text:a><text:s/>вставлено ZZZZ (пример: TYP/2 AN12).</text:p>
      <text:p text:style-name="Нормальный">CODE/ - адрес воздушного судна (выраженный в форме буквенно-цифрового кода из шести шестнадцатеричных чисел) (например: "F00001" - наименьшее значение адреса воздушного судна, содержащееся в конкретном блоке, регулируемом ИКАО).</text:p>
      <text:p text:style-name="Нормальный">DLE/ - задержка или ожидание на маршруте; указать основную(ые) точку(и) на маршруте, где предполагается задержка с последующим указанием продолжительности задержки в часах и минутах, используя формат времени из четырех цифр (ччмм) (пример: DLE/MDG0030).</text:p>
      <text:p text:style-name="Нормальный">OPR/ - индекс ИКАО или название эксплуатанта, если они отличаются от опознавательного индекса воздушного судна в<text:s/><text:a xlink:href="#anchor4001" office:target-frame-name="_top" xlink:show="replace">поле<text:s/>7</text:a>.</text:p>
      <text:p text:style-name="Нормальный">В случаях указания в<text:s/><text:a xlink:href="#anchor4001" office:target-frame-name="_top" xlink:show="replace">поле 7</text:a><text:s/>двухбуквенного внутреннего кода или трехбуквенного кода ИКАО авиапредприятия (авиакомпании), используемого по договору или с разрешения специального полномочного органа в области гражданской авиации, после сокращения OPR/ записывается наименование авиапредприятия (авиакомпании), выполняющего рейс и оплачивающего сборы за аэронавигационное обслуживание.</text:p>
      <text:p text:style-name="Нормальный">Для государственной и экспериментальной авиации указывается сокращенное наименование федерального органа исполнительной власти, при этом применяются буквы русского алфавита.</text:p>
      <text:p text:style-name="Нормальный">ORGN/ - восьмибуквенный адрес AFTN составителя или другая соответствующая контактная информация, если не представляется возможным сразу определить составителя плана полета.</text:p>
      <text:soft-page-break/>
      <text:p text:style-name="Нормальный">PER/<text:s/>- летно-технические данные воздушного судна, указываемые одной буквой, определенной в томе I "Правила производства полетов" документа "Правила аэронавигационного обслуживания. Производство полетов воздушных судов" (PANS-OPS, Doc 8168), если это предписано<text:s/>соответствующим полномочным органом обслуживания воздушного движения.</text:p>
      <text:p text:style-name="Нормальный">ALTN/ - название запасного(ых) аэродрома(ов) пункта назначения, если в<text:s/><text:a xlink:href="#anchor4005" office:target-frame-name="_top" xlink:show="replace">поле 16</text:a><text:s/>вставлено ZZZZ. Для аэродромов, не перечисленных в соответствующем сборнике аэронавигационной информации, указать местоположение, используя LAT/LONG или пеленг и расстояние от ближайшей основной точки, как указано в DEP/ выше.</text:p>
      <text:p text:style-name="Нормальный">RALT/ - четырехбуквенный(е) указатель(и) запасного(ых) аэродрома(ов) на маршруте, указанный(е) в документе<text:s/>"Указатели (индексы) местоположения" (Doc 7910), или название(я) запасного(ых) аэродрома(ов) на маршруте, если индекс не присвоен. Для аэродромов, не перечисленных в соответствующем сборнике аэронавигационной информации, указать их местоположение, используя LAT/LONG или пеленг и расстояние от ближайшей основной точки, как указано в DEP/ выше.</text:p>
      <text:p text:style-name="Нормальный">TALT/ - четырехбуквенный(е) индекс(ы) запасного аэродрома при взлете, определенный(е) в документе "Указатели (индексы) местоположения" (Doc 7910), или название запасного аэродрома при взлете, если индекс не присвоен. Для аэродромов, не перечисленных в соответствующем сборнике аэронавигационной информации, указать их местоположение, используя LAT/LONG или пеленг и расстояние от ближайшей основной точки, как указано в DEP/ выше.</text:p>
      <text:p text:style-name="Нормальный">RIF/ - сведения о маршруте полета до измененного аэродрома назначения или другом (в том числе запасном) маршруте, который может использоваться заявителем. После признака RIF/ описывается другой (запасной) маршрут полета по правилам, идентичным правилам описания данных в<text:s/><text:a xlink:href="#anchor4004" office:target-frame-name="_top" xlink:show="replace">поле 15</text:a>. После завершения описания маршрута указывается четырехбуквенный индекс аэродрома назначения расчетное истекшее время прибытия на него. Для выполнения полета по этому маршруту необходимо, чтобы данные о нем были указаны в разрешении на использование воздушного пространства, а в последующем при необходимости получить новое диспетчерское разрешение на указанный полет. Каждый новый (другой) маршрут описывается после своего признака RIF/.</text:p>
      <text:p text:style-name="Нормальный">RMK/ - любые<text:s/>другие замечания произвольным текстом с применением букв русского или латинского алфавита в зависимости от того, на каком составлен план, а также в обязательном порядке:</text:p>
      <text:p text:style-name="Нормальный">PERM - обязательная информация о номере соответствующего разрешения для выполнения международного полета, если такое разрешение необходимо согласно<text:s/><text:a xlink:href="https://myclub.garant.ru/document/redirect/197839/100120" office:target-frame-name="_top" xlink:show="replace">пункту 120</text:a><text:s/>Федеральных правил, а также о номере лицензии в случае осуществления деятельности по перевозкам воздушным транспортом пассажиров и грузов (за исключением случаев, если указанная деятельность осуществляется для обеспечения собственных нужд юридического лица или индивидуального предпринимателя) или о номере полученного подтверждения на обслуживание в пространстве классов "G" и "C", а также информация обо всех разрешениях, предварительно полученных пользователем воздушного пространства в соответствии с<text:s/><text:a xlink:href="https://myclub.garant.ru/document/redirect/197839/10040" office:target-frame-name="_top" xlink:show="replace">пунктами 40</text:a>,<text:s/><text:a xlink:href="https://myclub.garant.ru/document/redirect/197839/10046" office:target-frame-name="_top" xlink:show="replace">46</text:a><text:s/>и<text:s/><text:a xlink:href="https://myclub.garant.ru/document/redirect/197839/10049" office:target-frame-name="_top" xlink:show="replace">49</text:a><text:s/>Федеральных правил;</text:p>
      <text:p text:style-name="Нормальный">информация о фамилии и минимуме погоды (дневной и ночной) командира воздушного судна (минимум погоды,<text:s/>установленный для группы воздушных судов) государственной авиации, если он выполняется в пределах воздушного пространства Российской Федерации, при этом указывается высота нижней границы облачности в метрах (две или три цифры) и горизонтальная видимость в<text:s/>километрах (десятичная дробь, целая часть от дробной отделяется запятой);</text:p>
      <text:p text:style-name="Нормальный">информация о маневрировании при выполнении воздушными судами групповых полетов, включая описание маршрутов полетов от точки расхождения и до точки схождения либо до запланированных аэродромов посадки (указывается обязательно, если при описании маршрута полета в<text:s/><text:a xlink:href="#anchor4004" office:target-frame-name="_top" xlink:show="replace">поле 15</text:a><text:s/>применены буквы MANEWR);</text:p>
      <text:p text:style-name="Нормальный">информация о номере свидетельства эксплуатанта воздушного транспорта или номере сертификата субъекта авиации общего назначения;</text:p>
      <text:soft-page-break/>
      <text:p text:style-name="Нормальный">информация об органах обслуживания воздушного движения (управления полетами) и рубежах приема/передачи управления по маршруту полета, если в представленном плане после признака STS/ было указано буквенное сочетание MARSA;</text:p>
      <text:p text:style-name="Нормальный">информация об отсутствии или неисправности на борту ВС аппаратуры государственного радиолокационного опознавания при выполнении полетов в воздушном пространстве классов A и C, для воздушных судов государственной и экспериментальной авиации указывается - /БЕЗ СРО;</text:p>
      <text:p text:style-name="Нормальный">информация о<text:s/>предварительном согласовании вопросов обеспечения приема воздушного судна на аэродроме(ах) посадки, для чего указывается - /ПОСАДКА СОГЛАСОВАНА либо /SLOT 13.30, при этом исключение составляют случаи относительно воздушных судов гражданской авиации, выполняющих полет по международному или внутреннему расписанию, а также если посадка воздушного судна планируется на аэродром гражданской авиации, для которого в документах аэронавигационной информации не указаны данные о применении процедуры слотирования;</text:p>
      <text:p text:style-name="Нормальный">номер извещения NOTAM, в соответствии с которым объявлен период действия зоны ограничения полетов или временной опасной зоны, если воздушное пространство указанных элементов структуры воздушного пространства будет использоваться при выполнении полета.</text:p>
      <text:p text:style-name="Нормальный"><text:bookmark-start text:name="anchor1310"/><text:bookmark-end text:name="anchor1310"/>13.10. В<text:s/><text:a xlink:href="#anchor4007" office:target-frame-name="_top" xlink:show="replace">поле 19</text:a><text:s/>"Дополнительная информация" указывается следующая информация:</text:p>
      <text:p text:style-name="Нормальный">E/ - с последующими четырьмя цифрами, обозначающими запас топлива (максимальную продолжительность полета) в часах и минутах;</text:p>
      <text:p text:style-name="Нормальный">P/ - с последующими одной, двумя или тремя цифрами, обозначающими число лиц на борту (пассажиров и экипажа);</text:p>
      <text:p text:style-name="Нормальный">R/ - обозначающее радиооборудование для аварийно-спасательных целей с последующим указанием:</text:p>
      <text:p text:style-name="Нормальный">U, если обеспечивается УВЧ-связь на частоте 243,0 МГц;</text:p>
      <text:p text:style-name="Нормальный">V, если обеспечивается<text:s/>ОВЧ-связь на частоте 121,5 МГц;</text:p>
      <text:p text:style-name="Нормальный">E, если имеется аварийный приводной передатчик (бортовой аварийный радиомаяк).</text:p>
      <text:p text:style-name="Нормальный">S/ - обозначающее спасательное оборудование с последующим указанием:</text:p>
      <text:p text:style-name="Нормальный">P, если на борту имеется полярное аварийно-спасательное оборудование;</text:p>
      <text:p text:style-name="Нормальный">D, если на борту имеется аварийно-спасательное оборудование, предназначенное для пустыни;</text:p>
      <text:p text:style-name="Нормальный">M, если на борту имеется морское аварийно-спасательное оборудование;</text:p>
      <text:p text:style-name="Нормальный">J, если на борту имеется аварийно-спасательное оборудование, предназначенное для джунглей.</text:p>
      <text:p text:style-name="Нормальный">J/ - обозначает данные о спасательных жилетах с последующим указанием:</text:p>
      <text:p text:style-name="Нормальный">L, если спасательные жилеты оснащены источником света;</text:p>
      <text:p text:style-name="Нормальный">F, если спасательные жилеты имеют флуоресцентное покрытие;</text:p>
      <text:p text:style-name="Нормальный">U, если радиостанция на любом из спасательных жилетов обеспечивает УВЧ-связь на частоте 243,0 МГц;</text:p>
      <text:p text:style-name="Нормальный">V, если радиостанция на любом из спасательных жилетов обеспечивает ОВЧ-связь на частоте 121,5 МГц.</text:p>
      <text:p text:style-name="Нормальный">D/ - обозначает данные о спасательных лодках с последующим указанием:</text:p>
      <text:p text:style-name="Нормальный">две цифры - количество имеющихся спасательных лодок;</text:p>
      <text:p text:style-name="Нормальный">три цифры - общая<text:s/>вместимость (количество перевозимых человек) всех спасательных лодок;</text:p>
      <text:p text:style-name="Нормальный">C, если спасательные лодки закрытые;</text:p>
      <text:p text:style-name="Нормальный">цвет лодок.</text:p>
      <text:p text:style-name="Нормальный">N/ - обозначает любую другую информацию о имеющемся на борту аварийно-спасательном оборудовании, вносимую произвольным текстом с<text:s/>применением букв русского или латинского алфавитов.</text:p>
      <text:p text:style-name="Нормальный">C/ - с последующим указанием фамилии командира воздушного судна.</text:p>
      <text:p text:style-name="Нормальный">Вышеуказанная дополнительная информация обязательно вносится в представленный план полета только для российских гражданских воздушных судов, не передается в сообщении о представленном плане полета и предоставляется по соответствующему запросу.</text:p>
      <text:p text:style-name="Нормальный"><text:bookmark-start text:name="anchor1311"/><text:bookmark-end text:name="anchor1311"/><text:soft-page-break/>13.11. Пример сообщения FPL:</text:p>
      <text:p text:style-name="Нормальный">(FPL-YUY4023-IN</text:p>
      <text:p text:style-name="P82">-B734/M-SFP1WYR/C</text:p>
      <text:p text:style-name="P83">-LTFJ0200</text:p>
      <text:p text:style-name="P84">-N0408F340 ERTAS1W ERTAS UN604 MAKOL/N0408F350 UN604 INKOM UN613</text:p>
      <text:p text:style-name="P85">SOGTA UW533 PW UM70 TAMAK/N0398F350 TM04A</text:p>
      <text:p text:style-name="P86">-URRR0155 URKK</text:p>
      <text:p text:style-name="P87">-PBN/A1 DOF/130406 EET/LBSR0016 UKFV0029 UKDV0112 URRV0132</text:p>
      <text:p text:style-name="P88">OPR/YUY RMK/PERM TURKEY CAC193 RUSSIA 974902 CA.ZHOGOLEV)</text:p>
      <text:p text:style-name="P89">(FPL-YUY508-IN</text:p>
      <text:p text:style-name="P90">-B734/M-SFP1WYRG/C</text:p>
      <text:p text:style-name="P91">-EDDP2010</text:p>
      <text:p text:style-name="P92">-N0488F290 TORPU1E TORPU Z21 DRN UZ21 OMELO UL620 PEMUR/N0482F310</text:p>
      <text:p text:style-name="P93">UL984 PADKA L984 LUXAR L986 TEPNA/K0893F310 UL986 INROG/N0482F310</text:p>
      <text:p text:style-name="P94">UL981 RETRO/K0895F310 UL981 ODS UP567 OLENA R230 LAMET A277</text:p>
      <text:p text:style-name="P95">BANUT/N0484F310 N77 BARUS M747 LIMTI N161 GASBI/K0894F310 G161</text:p>
      <text:p text:style-name="P96">MASAV G155 GATLU/K0888F330 G155 SARIN/K0894S1010 A368 FKG B215 YBL</text:p>
      <text:p text:style-name="P97">B330 JTG/K0898S1070 B330 POU R473 SIERA</text:p>
      <text:p text:style-name="P98">-VHHH1042 VMMC</text:p>
      <text:p text:style-name="P99">-STS/HEAD PBN/C2 DOF/130406 REG/DAALD EET/EDUU0013 EPWW0034 UKLV0053 LUUU0113 UKOV0128 UKFV0142 URRV0204 UGGG0223 UBBA0252 UATT0324 UACC0440 UAAA0515 UACC0539 ZWUQ0606 ZLHW0716 ZPKM0848<text:s/>ZGZU0946 VHHK1031 SEL/DLBS OPR/YUY)</text:p>
      <text:p text:style-name="P100"/>
      <text:h text:style-name="Заголовок1" text:outline-level="1"><text:bookmark-start text:name="anchor300"/><text:bookmark-end text:name="anchor300"/>III. Состав (объем) информации, включаемой в сообщение о повторяющемся плане полета воздушного судна, и правила передачи указанного сообщения</text:h>
      <text:p text:style-name="Нормальный"/>
      <text:p text:style-name="P101">Информация об изменениях:</text:p>
      <text:p text:style-name="Информацияоверсии"><text:bookmark-start text:name="anchor14"/><text:bookmark-end text:name="anchor14"/>Пункт 14 изменен с 8 февраля 2019 г. -<text:s/><text:a xlink:href="https://myclub.garant.ru/document/redirect/72159562/1021" office:target-frame-name="_top" xlink:show="replace">Приказ</text:a><text:s/>Минтранса России от 25 декабря 2018 г. N 474</text:p>
      <text:p text:style-name="Информацияоверсии"><text:a xlink:href="https://myclub.garant.ru/document/redirect/77677256/14" office:target-frame-name="_top" xlink:show="replace">См. предыдущую редакцию</text:a></text:p>
      <text:p text:style-name="Нормальный">14. Сообщение о повторяющемся плане полета<text:s/>воздушного судна и изменения к нему направляются эксплуатантом в главный центр Единой системы в сроки, установленные Федеральными правилами.</text:p>
      <text:p text:style-name="Нормальный">Применение процедур относительно повторяющегося плана полета воздушного судна эксплуатант и главный центр Единой системы обеспечивают в порядке, установленном для организации планирования использования воздушного пространства<text:a xlink:href="#anchor1111" office:target-frame-name="_top" xlink:show="replace">*</text:a>.</text:p>
      <text:p text:style-name="Нормальный"><text:bookmark-start text:name="anchor143"/><text:bookmark-end text:name="anchor143"/>Сообщение о повторяющемся плане полета воздушного судна эксплуатант направляет в главный центр Единой системы в одной из следующих форм:</text:p>
      <text:p text:style-name="Нормальный">перечень повторяющихся планов полетов воздушных судов на специальном бланке;</text:p>
      <text:p text:style-name="Нормальный">формализованное сообщение о повторяющемся плане полета воздушного судна по авиационной наземной сети передачи данных и телеграфных сообщений;</text:p>
      <text:p text:style-name="Нормальный">формализованное сообщение о повторяющихся планах полетов воздушных судов в виде электронного файла по сети Интернет или на соответствующем электронном носителе.</text:p>
      <text:p text:style-name="Нормальный"><text:bookmark-start text:name="anchor15"/><text:bookmark-end text:name="anchor15"/>15. Перечень повторяющихся планов полета воздушных судов, направляемый в двух экземплярах и оформленный на специальном бланке (далее - перечень), образец которого представлен в<text:s/><text:a xlink:href="#anchor50000" office:target-frame-name="_top" xlink:show="replace">приложениях N 5</text:a><text:s/>и<text:s/><text:a xlink:href="#anchor60000" office:target-frame-name="_top" xlink:show="replace">6</text:a><text:s/>к настоящему Табелю сообщений, заполняется с использованием латинских букв и должен содержать следующий ниже<text:s/>состав (объем) информации.</text:p>
      <text:p text:style-name="Нормальный"><text:bookmark-start text:name="anchor151"/><text:bookmark-end text:name="anchor151"/>15.1. В колонке A (Эксплуатант) указывается полное наименование эксплуатанта (его зарегистрированная торговая марка).</text:p>
      <text:p text:style-name="Нормальный"><text:bookmark-start text:name="anchor152"/><text:bookmark-end text:name="anchor152"/>15.2. В колонке B (Адресат(ы) указывается адрес главного центра Единой системы.</text:p>
      <text:p text:style-name="Нормальный"><text:bookmark-start text:name="anchor153"/><text:bookmark-end text:name="anchor153"/><text:soft-page-break/>15.3. В колонке C (Аэродром(ы)<text:s/>вылета) указывается индекс(ы) местоположения аэродрома(ов) вылета.</text:p>
      <text:p text:style-name="Нормальный"><text:bookmark-start text:name="anchor154"/><text:bookmark-end text:name="anchor154"/>15.4. В колонке D (Дата) указывается дата представления перечня, состоящая из шести цифр (год, месяц, день).</text:p>
      <text:p text:style-name="Нормальный"><text:bookmark-start text:name="anchor155"/><text:bookmark-end text:name="anchor155"/>15.5. В колонке E (Серийный номер) указывается серийный номер представленного перечня (два числа через тире): первое число - две последние цифры года, второе число - серийный номер представления перечня за указанный год (нумерация начинается с цифры 1 для каждого нового года).</text:p>
      <text:p text:style-name="Нормальный"><text:bookmark-start text:name="anchor156"/><text:bookmark-end text:name="anchor156"/>15.6. В колонке F (Страница) указывается номер страницы и<text:s/>общее число страниц в представленном перечне.</text:p>
      <text:p text:style-name="Нормальный"><text:bookmark-start text:name="anchor157"/><text:bookmark-end text:name="anchor157"/>15.7. В колонке G (Дополнительные данные) указывается название источника, который по первому требованию представит информацию для поиска и спасания.</text:p>
      <text:p text:style-name="Нормальный">Объем и содержание информации для поиска и спасания должны соответствовать объему и содержанию информации, излагаемой в<text:s/><text:a xlink:href="#anchor4007" office:target-frame-name="_top" xlink:show="replace">поле 19</text:a><text:s/>представленного плана полета.</text:p>
      <text:p text:style-name="Нормальный"><text:bookmark-start text:name="anchor158"/><text:bookmark-end text:name="anchor158"/>15.8. В колонке H (тип записи) указывается:</text:p>
      <text:p text:style-name="Нормальный">знак "-" в отношении каждого повторяющегося плана полета, подлежащего изъятию из перечня;</text:p>
      <text:p text:style-name="Нормальный">знак "+" в отношении каждого повторяющегося плана полета, который добавлен вновь и информация о котором не представлялась в предыдущем перечне.</text:p>
      <text:p text:style-name="Нормальный">Колонка H не заполняется в отношении каждого повторяющегося плана полета, информация о котором представлялась в предыдущем перечне.</text:p>
      <text:p text:style-name="Нормальный"><text:bookmark-start text:name="anchor159"/><text:bookmark-end text:name="anchor159"/>15.9. В колонках I и J указываются соответственно:</text:p>
      <text:p text:style-name="Нормальный">дата (год, месяц, день) начала выполнения данного полета;</text:p>
      <text:p text:style-name="Нормальный">дата (год, месяц, день) окончания выполнения полета или "UFN" (до последующего извещения), если окончания выполнения полета неизвестен.</text:p>
      <text:p text:style-name="Нормальный"><text:bookmark-start text:name="anchor1510"/><text:bookmark-end text:name="anchor1510"/>15.10. В колонку K (Дни полетов) вносятся числа от 1 до 7, соответствующие дням недели, по которым планируется выполнение полета.</text:p>
      <text:p text:style-name="Нормальный">Для дней недели, когда полет не предусматривается, указывается "0".</text:p>
      <text:p text:style-name="Нормальный"><text:bookmark-start text:name="anchor1511"/><text:bookmark-end text:name="anchor1511"/>15.11. В колонке L (Опознавательный индекс воздушного судна) указывается информация, соответствующая информации в<text:s/><text:a xlink:href="#anchor4001" office:target-frame-name="_top" xlink:show="replace">поле 7</text:a><text:s/>представленного плана полета.</text:p>
      <text:p text:style-name="Нормальный"><text:bookmark-start text:name="anchor1512"/><text:bookmark-end text:name="anchor1512"/>15.12. В колонке M (Тип воздушного судна и категория турбулентности) указывается информация, соответствующая информации<text:s/>в<text:s/><text:a xlink:href="#anchor4002" office:target-frame-name="_top" xlink:show="replace">поле 9</text:a><text:s/>представленного плана полета.</text:p>
      <text:p text:style-name="Нормальный">Для повторяющихся планов полетов по международному расписанию должны быть указаны все запасные типы воздушных судов, а также их модификация и компоновка.</text:p>
      <text:p text:style-name="P102">Информация об изменениях:</text:p>
      <text:p text:style-name="Информацияоверсии"><text:bookmark-start text:name="anchor1513"/><text:bookmark-end text:name="anchor1513"/>Пункт<text:s/>15.13 изменен с 8 февраля 2019 г. -<text:s/><text:a xlink:href="https://myclub.garant.ru/document/redirect/72159562/1022" office:target-frame-name="_top" xlink:show="replace">Приказ</text:a><text:s/>Минтранса России от 25 декабря 2018 г. N 474</text:p>
      <text:p text:style-name="Информацияоверсии"><text:a xlink:href="https://myclub.garant.ru/document/redirect/77677256/1513" office:target-frame-name="_top" xlink:show="replace">См. предыдущую редакцию</text:a></text:p>
      <text:p text:style-name="Нормальный">15.13. В колонке N (Аэродром и время вылета) указывается информация, соответствующая информации в<text:s/><text:a xlink:href="#anchor4003" office:target-frame-name="_top" xlink:show="replace">поле 13</text:a><text:s/>представленного плана полета согласно<text:s/><text:a xlink:href="#anchor136" office:target-frame-name="_top" xlink:show="replace">пункту 13.6</text:a><text:s/>настоящего Табеля сообщений.</text:p>
      <text:p text:style-name="Нормальный"><text:bookmark-start text:name="anchor1514"/><text:bookmark-end text:name="anchor1514"/>15.14. В колонке O (Маршрут) указывается информация, соответствующая информации в<text:s/><text:a xlink:href="#anchor4004" office:target-frame-name="_top" xlink:show="replace">поле 15</text:a><text:s/>представленного плана полета.<text:s/>Для повторяющихся планов полетов по международному расписанию должны быть указаны точки входа/выхода в воздушное пространство Российской Федерации.</text:p>
      <text:p text:style-name="Нормальный"><text:bookmark-start text:name="anchor1515"/><text:bookmark-end text:name="anchor1515"/>15.15. В колонке P (Аэродром назначения о общее расчетное истекшее время) указывается информация, соответствующая информации в<text:s/><text:a xlink:href="#anchor4005" office:target-frame-name="_top" xlink:show="replace">поле 16</text:a><text:s/>представленного плана полета.</text:p>
      <text:p text:style-name="Нормальный"><text:bookmark-start text:name="anchor1516"/><text:bookmark-end text:name="anchor1516"/>15.16. В колонке Q (Примечание) указывается соответствующая информация<text:s/><text:a xlink:href="#anchor4006" office:target-frame-name="_top" xlink:show="replace">поля 18</text:a><text:s/>и с признаком EQPT/ информация<text:s/><text:a xlink:href="#anchor4002" office:target-frame-name="_top" xlink:show="replace">поля 10</text:a><text:s/>представленного плана полета, за исключением информации о запасных аэродромах.</text:p>
      <text:p text:style-name="Нормальный"><text:bookmark-start text:name="anchor1517"/><text:bookmark-end text:name="anchor1517"/>15.17. В колонке Q (Примечание) указывается информация, соответствующая информации в<text:s/><text:a xlink:href="#anchor4006" office:target-frame-name="_top" xlink:show="replace">поле 18</text:a><text:s/>представленного плана полета.</text:p>
      <text:soft-page-break/>
      <text:p text:style-name="Нормальный">Для повторяющихся<text:s/>планов полетов по международному расписанию в колонке Q также указываются:</text:p>
      <text:p text:style-name="Нормальный">полные наименования аэропортов отправления, технических посадок, посадок с правом "Stop-over", а также аэропортов назначения (включая четырехбуквенный код ИКАО в скобках) и время прибытия и отправления в каждом пункте;</text:p>
      <text:p text:style-name="Нормальный">данные о согласовании интервалов времени (слотов) для прибытия и вылета в/из соответствующий аэропорт на территории Российской Федерации;</text:p>
      <text:p text:style-name="Нормальный">любая дополнительная информация, касающаяся коммерческих особенностей выполнения<text:s/>рейса, включая совместную эксплуатацию или выполнение рейса под двойным кодом ИАТА совместно с другим эксплуатантом.</text:p>
      <text:p text:style-name="Нормальный"><text:bookmark-start text:name="anchor16"/><text:bookmark-end text:name="anchor16"/>16. К формализованному сообщению о повторяющемся плане полета воздушного судна по авиационной наземной сети передачи данных и телеграфных<text:s/>сообщений относятся:</text:p>
      <text:p text:style-name="Нормальный">RPL - телеграфное сообщение о повторяющимся плане полета;</text:p>
      <text:p text:style-name="Нормальный">CRP - телеграфное сообщение об отмене повторяющегося плана полета;</text:p>
      <text:p text:style-name="Нормальный">RPN - телеграфное сообщение об отказе в обработке повторяющегося плана полета.</text:p>
      <text:p text:style-name="Нормальный"><text:bookmark-start text:name="anchor161"/><text:bookmark-end text:name="anchor161"/>16.1. Формализованное сообщение<text:s/>о повторяющемся плане полета составляется с применением букв латинского алфавита и направляется в главный центр Единой системы в виде формализованной телеграммы, состоящей из трех частей: адресной, информационной и подписной.</text:p>
      <text:p text:style-name="Нормальный">Адресная и подписная части телеграммы заполняются в соответствии с установленными правилами адресования и передачи телеграфных сообщений.</text:p>
      <text:p text:style-name="Нормальный">Информационная часть телеграммы заполняется в последовательности и по правилам, определенным настоящим Табелем сообщений.</text:p>
      <text:p text:style-name="Нормальный"><text:bookmark-start text:name="anchor162"/><text:bookmark-end text:name="anchor162"/>16.2. При заполнении информационной части телеграфного сообщения перенос текста на другую строку допускается только целыми группами (словами) без их разрывов.</text:p>
      <text:p text:style-name="Нормальный"><text:bookmark-start text:name="anchor163"/><text:bookmark-end text:name="anchor163"/>16.3. Для описания информационной части используются поля, имеющие следующие наименования:</text:p>
      <text:p text:style-name="Нормальный">поле 1 "тип сообщения";</text:p>
      <text:p text:style-name="Нормальный">поле 2<text:s/>"действителен с";</text:p>
      <text:p text:style-name="Нормальный">поле 3 "действителен до";</text:p>
      <text:p text:style-name="Нормальный">поле 4 "дни полетов";</text:p>
      <text:p text:style-name="Нормальный">поле 5 "опознавательный индекс воздушного судна";</text:p>
      <text:p text:style-name="Нормальный">поле 6 "тип воздушного судна и категория турбулентности";</text:p>
      <text:p text:style-name="Нормальный">поле 7 "аэродром и время вылета";</text:p>
      <text:p text:style-name="Нормальный">поле 8 "маршрут";</text:p>
      <text:p text:style-name="Нормальный">поле 9 "аэродром назначения и<text:s/>общее расчетное истекшее время (до посадки)";</text:p>
      <text:p text:style-name="Нормальный">поле 10 "прочая информация".</text:p>
      <text:p text:style-name="Нормальный"><text:bookmark-start text:name="anchor164"/><text:bookmark-end text:name="anchor164"/>16.4. Признаком начала каждого поля данных (кроме поля 1 "тип сообщения") является символ "-" (дефис).</text:p>
      <text:p text:style-name="Нормальный">Данные всех полей информационной части сообщения заключаются в круглые скобки.</text:p>
      <text:p text:style-name="Нормальный">Если телеграмма содержит данные о нескольких телеграфных сообщениях, касающихся повторяющихся планов полета, то каждое сообщение начинается открывающейся круглой скобкой и с новой строки, а заканчивается закрывающейся круглой скобкой.</text:p>
      <text:p text:style-name="Нормальный"><text:bookmark-start text:name="anchor165"/><text:bookmark-end text:name="anchor165"/>16.5. Допускается в<text:s/>текст одной телеграммы включать сообщение CRP и RPL.</text:p>
      <text:p text:style-name="Нормальный"><text:bookmark-start text:name="anchor166"/><text:bookmark-end text:name="anchor166"/>16.6. Поля информационной части телеграфного сообщения заполняются по следующим ниже правилам.</text:p>
      <text:p text:style-name="Нормальный"><text:bookmark-start text:name="anchor1661"/><text:bookmark-end text:name="anchor1661"/>16.6.1. В поле 1 "тип сообщения" указывается после открывающейся круглой скобки без пробела признак, обозначающий вид сообщения.</text:p>
      <text:p text:style-name="Нормальный">Пример заполнения:</text:p>
      <text:p text:style-name="Нормальный">(RPL - телеграфное сообщение о повторяющемся плане полета;</text:p>
      <text:p text:style-name="Нормальный">(CRP - телеграфное сообщение об отмене повторяющегося плана полета;</text:p>
      <text:p text:style-name="Нормальный">(RPN - телеграфное сообщение об отказе в обработке повторяющегося плана полета.</text:p>
      <text:p text:style-name="Нормальный"><text:bookmark-start text:name="anchor1662"/><text:bookmark-end text:name="anchor1662"/><text:soft-page-break/>16.6.2. В<text:s/>поле 2 "действителен с" указывается дата выполнения первого полета.</text:p>
      <text:p text:style-name="Нормальный">Дата записывается шестью цифрами без пробела, где первые две цифры обозначают год, вторые - месяц, третьи - день.</text:p>
      <text:p text:style-name="Нормальный">Дата первого полета должна приходиться на один из заявленных в поле 4 "дни полетов" дней недели.</text:p>
      <text:p text:style-name="Нормальный">Пример заполнения:</text:p>
      <text:p text:style-name="Нормальный">-120416 - 16 апреля 2012 г.</text:p>
      <text:p text:style-name="Нормальный"><text:bookmark-start text:name="anchor1663"/><text:bookmark-end text:name="anchor1663"/>16.6.3. В поле "действителен до" указывается дата выполнения последнего полета согласно повторяющемуся плану полета.</text:p>
      <text:p text:style-name="Нормальный">Дата записывается шестью цифрами без пробела, где первые две цифры обозначают год, вторые - месяц, третьи - день.</text:p>
      <text:p text:style-name="Нормальный">Дата последнего полета должна приходиться на один из заявленных в поле 4 "дни полетов" дней недели.</text:p>
      <text:p text:style-name="Нормальный">Пример заполнения:</text:p>
      <text:p text:style-name="Нормальный">-121115 - 15 ноября 2012 г.</text:p>
      <text:p text:style-name="Нормальный"><text:bookmark-start text:name="anchor1664"/><text:bookmark-end text:name="anchor1664"/>16.6.4. В поле 4 "дни полетов" указываются семью цифрами без пробела, где цифра, соответствующая порядковому номеру дня недели, соответствует дню выполнения полета и цифра "0" - дню, когда полет не предусматривается.</text:p>
      <text:p text:style-name="Нормальный">Пример заполнения:</text:p>
      <text:p text:style-name="Нормальный">-1234567 - полет выполняется в понедельник, вторник, среду, четверг, пятницу, субботу, воскресенье;</text:p>
      <text:p text:style-name="Нормальный">-0200507 - полет выполняется во вторник, пятницу и воскресенье.</text:p>
      <text:p text:style-name="Нормальный"><text:bookmark-start text:name="anchor1665"/><text:bookmark-end text:name="anchor1665"/>16.6.5. В поле 5 "опознавательный индекс воздушного судна" указывается информация об опознавательном индексе воздушного судна в порядке, предусмотренном для поля 7 представленного плана полета воздушного судна (кроме указания режима и кода ВРЛ).</text:p>
      <text:p text:style-name="Нормальный"><text:bookmark-start text:name="anchor1666"/><text:bookmark-end text:name="anchor1666"/>16.6.6. В поле 6 "тип воздушного судна и категория турбулентности" указывается информация в порядке, предусмотренном для поля 9 представленного плана полета воздушного судна.</text:p>
      <text:p text:style-name="Нормальный"><text:bookmark-start text:name="anchor1667"/><text:bookmark-end text:name="anchor1667"/>16.6.7. В<text:s/>поле 7 "аэродром и время вылета" указывается информация в порядке, предусмотренном для поля 13 представленного плана полета воздушного судна.</text:p>
      <text:p text:style-name="Нормальный"><text:bookmark-start text:name="anchor1668"/><text:bookmark-end text:name="anchor1668"/>16.6.8. В поле 8 "маршрут" указывается информация в порядке, предусмотренном для поля 15 представленного плана полета воздушного судна. Для сообщения CRP поле 8 не заполняется.</text:p>
      <text:p text:style-name="Нормальный"><text:bookmark-start text:name="anchor1669"/><text:bookmark-end text:name="anchor1669"/>16.6.9. В поле 9 "аэродром назначения и общее расчетное истекшее время (до посадки)" указывается информация в порядке, предусмотренном для поля 16 представленного плана полета воздушного судна,<text:s/>за исключением информации о запасных аэродромах.</text:p>
      <text:p text:style-name="Нормальный"><text:bookmark-start text:name="anchor16610"/><text:bookmark-end text:name="anchor16610"/>16.6.10. В поле 10 "прочая информация" указывается информация в порядке, предусмотренном для поля 18 представленного плана полета воздушного судна.</text:p>
      <text:p text:style-name="Нормальный">При этом следует учитывать особенности, приведенные ниже:</text:p>
      <text:p text:style-name="Нормальный">EET/ - основные точки или четырехбуквенные обозначения (индексы) районов Единой системы и нарастающее расчетное истекшее время с момента взлета до таких точек или границ районов ответственности.</text:p>
      <text:p text:style-name="Нормальный">INPNT/ - точка входа и расчетное время (UTC) входа (без пробела) в воздушное пространство Российской Федерации для основного маршрута (указываются первыми) и, при необходимости, альтернативные точки входа, но без расчетного времени, указываются последовательно через пробел (пример заполнения: INPNT/BISIV0345 AKSUN -<text:s/>точка входа и расчетное время основного маршрута - BISIV0345, альтернативная точка входа без расчетного времени - AKSUN);</text:p>
      <text:p text:style-name="Нормальный">OUTPNT/ - точка выхода и расчетное время (UTC) выхода (без пробела) из воздушного пространства Российской Федерации для основного маршрута (указываются первыми) и, при необходимости, альтернативные точки выхода, но без расчетного времени, указываются последовательно через пробел (пример заполнения: OUTPNT/BESAT0710 ERNIK - точка выхода и расчетное время основного маршрута - BESAT0710, альтернативная точка выхода без расчетного времени - ERNIK);</text:p>
      <text:soft-page-break/>
      <text:p text:style-name="Нормальный">STS/ - признак, обозначающий причину особого отношения со стороны органов обслуживания воздушного движения;</text:p>
      <text:p text:style-name="Нормальный">EQPT/ - информация о средствах радиосвязи, навигационных средствах и средствах захода на<text:s/>посадку и возможности, в порядке, предусмотренном для поля 10 представленного плана полета воздушного судна для основного типа ВС;</text:p>
      <text:p text:style-name="Нормальный">TYP/ - информация о резервных типах ВС, через пробел указывается перечень типов ВС (пример заполнения: TYP/B772 A333 - два резервных типа ВС - B722 и A333);</text:p>
      <text:p text:style-name="Нормальный">DPP/ - дата выполнения крайнего полета согласно повторяющемуся плану полета воздушного судна, где первые две цифры обозначают год, вторые - месяц, третьи - день (пример заполнения: DPP/120924 - дата крайнего полета 24 сентября 2012 г.). При отмене RPL до даты выполнения первого полета признак DPP/ с датой выполнения крайнего полета не указываются;</text:p>
      <text:p text:style-name="Нормальный">в RMK/ - для телеграфного сообщения RPN произвольным текстом указываются причины невозможности обработать повторяющийся план полета или ограничений на использование воздушного пространства.</text:p>
      <text:p text:style-name="Нормальный"><text:bookmark-start text:name="anchor16611"/><text:bookmark-end text:name="anchor16611"/>16.6.11. Для сообщения CRP поле "Прочая информация" не заполняется, за исключением признака DPP/.</text:p>
      <text:p text:style-name="Нормальный"><text:bookmark-start text:name="anchor16612"/><text:bookmark-end text:name="anchor16612"/>16.6.12. Пример составления телеграфных сообщений RPL и CRP:</text:p>
      <text:p text:style-name="P103">(RPL-120519-121026-1004507-SBI847-B763/H-UNNT2200</text:p>
      <text:p text:style-name="P104">-K0845F310 EB A91 ASTAP G122 NIGOR/K0846F310</text:p>
      <text:p text:style-name="P105">-VVTS0730-EET/UNKL0040 ZMUB0100 OUTPNT/NIGOR2300 DARNO STS/08</text:p>
      <text:p text:style-name="P106">EQPT/SFWYRGDI/C PBN/S1 NAV/GBAS SBAS TYP/B767)</text:p>
      <text:p text:style-name="Нормальный">Чтение сообщения RPL:</text:p>
      <text:p text:style-name="Нормальный">RPL - повторяющийся план полета;</text:p>
      <text:p text:style-name="Нормальный">120519 - действителен с 19 мая 2012 г.;</text:p>
      <text:p text:style-name="Нормальный">121026 - действителен до 26 октября 2012 г.;</text:p>
      <text:p text:style-name="Нормальный">1004507 - дни выполнения: понедельник, четверг, пятница, воскресенье;</text:p>
      <text:p text:style-name="Нормальный">SBI847 - номер рейса 847, выполняется авиакомпанией "Сибирь" (SBI);</text:p>
      <text:p text:style-name="Нормальный">B763/H - тип ВС B763, категория - для тяжелых ВС (H);</text:p>
      <text:p text:style-name="Нормальный">UNNT2200 - аэродром вылета Новосибирск (Толмачево) (UNNT), время отправления 22 ч 00 мин. UTC;</text:p>
      <text:p text:style-name="Нормальный">K0845F310 - крейсерская скорость и запрошенный эшелон полета по маршруту 845 километров в час и эшелон полета 310 соответственно;</text:p>
      <text:p text:style-name="Нормальный"><text:span text:style-name="T107">EB A91 ASTAP G122 NIGOR/K0846F310 -<text:s/></text:span>маршрут<text:span text:style-name="T108"><text:s/></text:span>полета<text:span text:style-name="T109">;</text:span></text:p>
      <text:p text:style-name="Нормальный">VVTS0730 - аэропорт назначения Хошимин (Тан Сон Нхат) (VVTS), расчетное истекшее время до прибытия в аэропорт назначения - 7 ч 30 мин.;</text:p>
      <text:p text:style-name="Нормальный">EET/UNKL0040 ZMUB0100 - расчетное истекшее время до пролета границы РЦ ЕС ОрВД Красноярск РЦ 00 ч 40 мин., расчетное истекшее время до пролета границы Улан-Батор FIR 01 ч 00 мин.;</text:p>
      <text:p text:style-name="Нормальный">OUTPNT/NIGOR2300 DARNO - точка выхода NIGOR и расчетное время (UTC) выхода 23 ч 00 мин. из воздушного пространства РФ для основного маршрута и альтернативная точка выхода без расчетного<text:s/>времени - DARNO;</text:p>
      <text:p text:style-name="Нормальный">STS/08 - судно выполняет перевозку пассажиров и багажа по расписанию регулярных воздушных перевозок;</text:p>
      <text:p text:style-name="Нормальный">EQPT/SFWYRGDI/C - информация поля 10 представленного плана полета;</text:p>
      <text:p text:style-name="Нормальный">PBN/S1 NAV/GBAS SBAS - информация поля 18 представленного плана полета;</text:p>
      <text:p text:style-name="Нормальный">TYP/B767- резервный тип B767.</text:p>
      <text:p text:style-name="P110">(CRP-120519-121026-1004507-SBI847-B763/H-UNNT2200-VVTS0730-DPP/120924)</text:p>
      <text:p text:style-name="Нормальный">Чтение сообщения CRP:</text:p>
      <text:p text:style-name="Нормальный">CRP - отмена повторяющегося плана полета (РПЛ);</text:p>
      <text:p text:style-name="Нормальный">120519 - действителен с 19 мая 2012 г.;</text:p>
      <text:p text:style-name="Нормальный">121026 - действителен до 26 октября 2012 г.;</text:p>
      <text:soft-page-break/>
      <text:p text:style-name="Нормальный">1004507 - дни выполнения: понедельник, четверг, пятница, воскресенье;</text:p>
      <text:p text:style-name="Нормальный">SBI847 - номер рейса 847, выполняется авиакомпанией "Сибирь" (SBI);</text:p>
      <text:p text:style-name="Нормальный">В763/H - тип ВС B763, категория - для тяжелых ВС (H);</text:p>
      <text:p text:style-name="Нормальный">UNNT2200 - аэродром вылета Новосибирск (Толмачево) (UNNT), время отправления 22 ч 00 мин. UTC;</text:p>
      <text:p text:style-name="Нормальный">VVTS0730 - аэропорт назначения Хошимин (Тан Сон Нхат) (VVTS), расчетное истекшее время до прибытия в аэропорт назначения - 7 ч 30 мин.;</text:p>
      <text:p text:style-name="Нормальный">DPP/120924 - дата крайнего полета 24 сентября 2012 г.</text:p>
      <text:p text:style-name="P111">ГАРАНТ:</text:p>
      <text:p text:style-name="Комментарий">Нумерация пунктов приводится в соответствии с источником</text:p>
      <text:p text:style-name="Нормальный"><text:bookmark-start text:name="anchor17613"/><text:bookmark-end text:name="anchor17613"/>17.6.13. Для отмены ранее поданного в главный центр Единой системы сообщения RPL необходимо:</text:p>
      <text:p text:style-name="Нормальный">если полеты еще не выполнялись (до даты выполнения первого полета), то направить сообщение CRP на этот RPL (рейс), подлежащий исключению из расписания не менее чем за семь суток до даты выполнения первого полета (без признака DPP);</text:p>
      <text:p text:style-name="Нормальный">если полеты уже выполнялись (после даты выполнения первого полета), то направить сообщение CRP на этот RPL (рейс), подлежащий исключению из расписания не менее чем за семь суток до даты выполнения крайнего полета (с признаком DPP).</text:p>
      <text:p text:style-name="Нормальный"><text:bookmark-start text:name="anchor176130"/><text:bookmark-end text:name="anchor176130"/>17.6.13. Для изменения параметров ранее поданного в главный центр Единой системы сообщения RPL необходимо:</text:p>
      <text:p text:style-name="Нормальный">если полеты еще не выполнялись (до даты выполнения первого полета), то направить сообщение CRP на этот RPL (рейс), подлежащий исключению из расписания не менее чем за семь суток до даты выполнения первого полета (без признака DPP), и направить RPL на тот же рейс, подлежащий добавлению в расписание, но с новыми параметрами не менее чем за семь суток до выполнения первого полета;</text:p>
      <text:p text:style-name="Нормальный">если полеты уже выполнялись (после даты выполнения первого полета), то направить сообщение CRP на этот RPL (рейс), подлежащий исключению из расписания не менее чем за семь суток до даты выполнения крайнего полета (с признаком DPP) и направить RPL на тот же рейс, подлежащий добавлению в расписание, но с новыми параметрами не менее чем за семь суток до выполнения первого полета.</text:p>
      <text:p text:style-name="Нормальный"><text:bookmark-start text:name="anchor18"/><text:bookmark-end text:name="anchor18"/>18. Формализованное сообщение о повторяющихся планах полетов воздушных судов в виде электронного файла по сети Интернет или на соответствующем электронном носителе составляется эксплуатантом по правилам, изложенным в<text:s/><text:a xlink:href="#anchor70000" office:target-frame-name="_top" xlink:show="replace">приложении N 7</text:a><text:s/>к настоящему Табелю сообщений, и передается в главный центр Единой системы<text:s/>по предварительному согласованию.</text:p>
      <text:p text:style-name="Нормальный"/>
      <text:h text:style-name="Заголовок1" text:outline-level="1"><text:bookmark-start text:name="anchor400"/><text:bookmark-end text:name="anchor400"/>IV. Сообщение о плане запуска шара-зонда, плане полета беспилотного летательного аппарата и пилотируемого аэростата</text:h>
      <text:p text:style-name="Нормальный"/>
      <text:p text:style-name="Нормальный"><text:bookmark-start text:name="anchor19"/><text:bookmark-end text:name="anchor19"/>19. Сообщение о плане запуска шара-зонда, полета беспилотного летательного аппарата и пилотируемого<text:s/>аэростата (далее - сообщение о плане запуска) представляет собой сведения о планируемой деятельности по использованию воздушного пространства, которые направляются пользователем воздушного пространства или его представителем в орган обслуживания воздушного<text:s/>движения (управления полетами) по авиационной наземной сети передачи данных и телеграфных сообщений, по сети Интернет или на бумажном носителе, включая факсимильное сообщение.</text:p>
      <text:p text:style-name="Нормальный"><text:bookmark-start text:name="anchor20"/><text:bookmark-end text:name="anchor20"/>20. Сообщение о плане запуска по авиационной наземной сети передачи данных и телеграфных сообщений, а также на бумажном носителе, включая факсимильное сообщение, направляется в виде формализованной телеграммы, состоящей из трех частей: адресной, информационной и подписной.</text:p>
      <text:p text:style-name="Нормальный">Адресная и подписная части телеграммы заполняются в соответствии с установленными правилами адресования и передачи телеграфных сообщений.</text:p>
      <text:soft-page-break/>
      <text:p text:style-name="Нормальный">Информационная часть телеграммы заполняется в последовательности и по правилам, определенным настоящим Табелем сообщений.</text:p>
      <text:p text:style-name="Нормальный"><text:bookmark-start text:name="anchor21"/><text:bookmark-end text:name="anchor21"/>21. Сообщение о плане запуска по сети Интернет направляется путем заполнения информационной части плана полета воздушного судна на веб-сайте органа ОВД в последовательности и по правилам, определенным настоящим Табелем сообщений.</text:p>
      <text:p text:style-name="Нормальный"><text:bookmark-start text:name="anchor22"/><text:bookmark-end text:name="anchor22"/>22. Текст сообщения о плане запуска заполняется печатными буквами в соответствующих<text:s/>случаях латинского или русского алфавита.</text:p>
      <text:p text:style-name="Нормальный">Перенос текста на другую строку допускается только целыми группами (словами) без их разрывов. Общее количество знаков в одной строке, включая промежутки между полями, не должно превышать 69.</text:p>
      <text:p text:style-name="P112">Информация об изменениях:</text:p>
      <text:p text:style-name="Информацияоверсии"><text:bookmark-start text:name="anchor23"/><text:bookmark-end text:name="anchor23"/><text:a xlink:href="https://myclub.garant.ru/document/redirect/71594146/1018" office:target-frame-name="_top" xlink:show="replace">Приказом</text:a><text:s/>Минтранса России от 22 декабря 2016 г. N 403 в пункт 23 внесены изменения</text:p>
      <text:p text:style-name="Информацияоверсии"><text:a xlink:href="https://myclub.garant.ru/document/redirect/57422229/23" office:target-frame-name="_top" xlink:show="replace">См. текст пункта в предыдущей редакции</text:a></text:p>
      <text:p text:style-name="Нормальный">23. Структура полей информационной части сообщения о плане запуска:</text:p>
      <text:p text:style-name="Нормальный">Поле 3 - ТИП СООБЩЕНИЯ</text:p>
      <text:p text:style-name="Нормальный">Поле 7 - ОПОЗНАВАТЕЛЬНЫЙ ИНДЕКС ВОЗДУШНОГО СУДНА</text:p>
      <text:p text:style-name="Нормальный">Поле 13 - АЭРОДРОМ И ВРЕМЯ ВЫЛЕТА</text:p>
      <text:p text:style-name="Нормальный">Поле 15 - МАРШРУТ</text:p>
      <text:p text:style-name="Нормальный">Поле 16 - АЭРОДРОМ НАЗНАЧЕНИЯ И ОБЩЕЕ РАСЧЕТНОЕ<text:s/>ИСТЕКШЕЕ ВРЕМЯ, ЗАПАСНОЙ(ЫЕ) АЭРОДРОМ(Ы) ПУНКТА НАЗНАЧЕНИЯ</text:p>
      <text:p text:style-name="Нормальный">Поле 18 - ПРОЧАЯ ИНФОРМАЦИЯ</text:p>
      <text:p text:style-name="Нормальный">Признаком начала каждого поля данных (кроме поля 3) является символ "-" (дефис).</text:p>
      <text:p text:style-name="Нормальный">Данные полей от 3 до 18 заключаются в круглые скобки и предназначены для<text:s/>автоматизированной обработки.</text:p>
      <text:p text:style-name="Нормальный">В поле 3 (Тип сообщения) указывается тип сообщения (три знако-места) после открытия круглой скобки без пробела.</text:p>
      <text:p text:style-name="Нормальный">Для сообщения о плане запуска используется индекс - SHR.</text:p>
      <text:p text:style-name="Нормальный">Пример заполнения поля 3: (SHR</text:p>
      <text:p text:style-name="Нормальный">В поле 7 (Опознавательный<text:s/>индекс летательного аппарата, режим и код ВРЛ) указывается до пяти цифр, обозначающих номер государственной регистрации, если такая регистрация установлена воздушным законодательством Российской Федерации.</text:p>
      <text:p text:style-name="Нормальный">В остальных случаях в поле 7 указываются буквы Z.</text:p>
      <text:p text:style-name="Нормальный">В поле 13 (Аэродром вылета, время) место запуска шара-зонда (подъема привязного аэростата), вылета пилотируемого аэростата или беспилотного летательного аппарата указывается одним из следующих способов:</text:p>
      <text:p text:style-name="Нормальный">если находится на аэродроме, то указывается четырехбуквенное обозначение аэродрома вылета (посадочной площадки вылета) и затем без пробела расчетное время взлета в часах и минутах (четырьмя цифрами), при этом задействуется не более восьми буквенно-цифровых знако-мест;</text:p>
      <text:p text:style-name="Нормальный">если место запуска (старта) не имеет четырехбуквенного обозначения, то в поле 13 указываются ZZZZ, а в поле 18 после сокращения DEP/ - местоположение, обозначенное географическими координатами.</text:p>
      <text:p text:style-name="Нормальный">Для обозначения аэродрома вылета применяется четырехбуквенный индекс ИКАО, указанный в документе "Указатели (индексы) местоположения" (Doc 7910).</text:p>
      <text:p text:style-name="Нормальный">Для обозначения аэродрома вылета (посадочной площадки вылета) государственной и экспериментальной авиации применяется индекс, указанный в Сборнике четырехбуквенных указателей (индексов) местоположения аэродромов,<text:s/>полигонов, посадочных и вертолетных площадок для использования государственной и экспериментальной авиацией.</text:p>
      <text:p text:style-name="Нормальный">В поле 15 (Маршрут) для пилотируемых аэростатов и беспилотных летательных аппаратов указывается последовательно значение диапазона высот полета и<text:s/>границы зоны полетов.</text:p>
      <text:p text:style-name="Нормальный">Значение диапазона высот полета записывается через косую черту:</text:p>
      <text:soft-page-break/>
      <text:p text:style-name="Нормальный">в десятках метров по давлению 760 мм рт. ст. - буква S и без пробела четыре цифры, указывающие значение эшелона в десятках метров, а необходимое число цифр дополняется с<text:s/>помощью нулей (пример: S0120/S0540...);</text:p>
      <text:p text:style-name="Нормальный">в десятках метров максимальная абсолютная высота - буква M и без пробела четыре цифры, обозначающие значение высоты в десятках метров, определенной по минимальному атмосферному давлению, приведенному к уровню моря, а<text:s/>необходимое количество цифр также дополняется слева нулями (пример: M0020/M0060...).</text:p>
      <text:p text:style-name="Нормальный">Границы зоны полетов записываются после признака "/ZONA":</text:p>
      <text:p text:style-name="Нормальный"><text:bookmark-start text:name="anchor2325"/><text:bookmark-end text:name="anchor2325"/>обозначением точек излома границы зоны полетов географическими координатами в градусах и минутах (используется до 11 знаков): четыре цифры - широта места в градусах и минутах с указанием буквы N (северная) или S (южная) и пять цифр - долгота места в градусах и минутах с указанием буквы E (восточная) или W (западная), при этом необходимое число цифр дополняется с помощью нулей. Запись производится через пробелы между обозначением каждой точки излома границы зоны (пример: /ZONA 4955N 04312E 4815N 04210E 5012N 04410E/);</text:p>
      <text:p text:style-name="Нормальный">либо указанием номера зоны ограничения полетов, постоянной опасной зоны или в соответствующих случаях<text:s/>запретной зоны (пример:/ZONA ULR22/).</text:p>
      <text:p text:style-name="Нормальный">Вся информация относительно границы зоны полетов ограничивается с обеих сторон наклонными чертами.</text:p>
      <text:p text:style-name="Нормальный">При необходимости в планах запуска для пилотируемых аэростатов и беспилотных летательных аппаратов поле 15 может быть<text:s/>заполнено применительно к правилам заполнения поля 15 для представленного плана воздушного судна.</text:p>
      <text:p text:style-name="Нормальный">В планах запуска для шаров-зондов и привязных аэростатов в поле 15 указывается последовательно скороподъемность (только для шаров-зондов) и максимальная высота запуска или подъема. Значения скороподъемности и высоты подъема записываются одной группой без пробелов.</text:p>
      <text:p text:style-name="Нормальный">Скороподъемность указывается в метрах в минуту трехзначным числом, перед которым записывается буква K (пример: K300 - 300 м/мин.).</text:p>
      <text:p text:style-name="Нормальный">Максимальная абсолютная высота подъема указывается в десятках метров четырехзначным числом, перед которым записывается буква M, при этом необходимое число цифр дополняется с помощью нулей.</text:p>
      <text:p text:style-name="Нормальный">Примеры: 1. M0900 - высота 9000 м;</text:p>
      <text:p text:style-name="Нормальный">2. M1500 - высота 15000 м;</text:p>
      <text:p text:style-name="Нормальный">3. M0005 - высота 50 м.</text:p>
      <text:p text:style-name="Нормальный">В поле 16 (Аэродром (площадка) и общее расчетное истекшее время) для пилотируемых аэростатов и беспилотных летательных аппаратов аэродром (площадка), где планируется приземление после выполнения полета, указывается в порядке, как для поля 13. При этом если место приземление не имеет четырехбуквенного обозначения, то в поле 13 указывается ZZZZ, а в поле 18 после сокращения DEST/ - местоположение, обозначенное географическими координатами.</text:p>
      <text:p text:style-name="Нормальный">Общее расчетное истекшее время до окончания полета указывается четырьмя цифрами без пробела, где первые две цифры обозначают часы, вторые - минуты.</text:p>
      <text:p text:style-name="Нормальный">В планах запуска шаров-зондов и привязных аэростатов поле 16 не заполняется.</text:p>
      <text:p text:style-name="Нормальный">В поле 18 (Прочая информация) указывается дополнительная информация о полете, которая записывается после соответствующих буквенных признаков, отделенных косой чертой.</text:p>
      <text:p text:style-name="Нормальный">При отсутствии прочей информации указывается цифра 0.</text:p>
      <text:p text:style-name="Нормальный">Для поля 18 применяются следующие ниже буквенные признаки.</text:p>
      <text:p text:style-name="Нормальный">DOF/ - дата вылета летательного аппарата в формате из шести цифр (YYMMDD, где YY - год, MM - месяц и DD - день).</text:p>
      <text:p text:style-name="Нормальный">STS/ - признак, обозначающий причину особого отношения со стороны органов обслуживания воздушного движения (управления полетами), после которого в соответствующих случаях указываются буквенные сочетания:</text:p>
      <text:p text:style-name="Нормальный">FFR - если летательный аппарат выполняет полет в целях борьбы с пожаром;</text:p>
      <text:soft-page-break/>
      <text:p text:style-name="Нормальный">SAR - если летательный аппарат выполняет полет в целях гражданской обороны, защиты населения и территорий от чрезвычайных ситуаций природного и техногенного характера, в том числе обеспечения безопасности людей на водных объектах и пожарной безопасности;</text:p>
      <text:p text:style-name="Нормальный">STATE - если летательный аппарат выполняет полет для решения задач в области обороны и обеспечения безопасности Российской Федерации, в сфере обеспечения безопасности объектов государственной охраны,<text:s/>сфере внутренних дел, а также в областях таможенного дела и космической деятельности;</text:p>
      <text:p text:style-name="Нормальный">Другие причины особого отношения со стороны органов обслуживания воздушного движения (управления полетами) указываются после буквенного признака RMK/.</text:p>
      <text:p text:style-name="Нормальный">DEP/ - местоположение места старта, если в поле 13 вставлено ZZZZ, указывается в градусах и минутах (используется до 11 знаков): четыре цифры - широта места в градусах и минутах с указанием буквы N (северная) или S (южная) и пять цифр - долгота места в градусах и минутах с<text:s/>указанием буквы E (восточная) или W (западная), при этом необходимое число цифр дополняется с помощью нулей и запись производится одной группой без пробелов (пример: - 5402N04812E).</text:p>
      <text:p text:style-name="Нормальный">DEST/ - местоположение точки приземления, если в поле 16 вставлено ZZZZ, указывается также в DEP/ выше.</text:p>
      <text:p text:style-name="Нормальный">REG/ - национальный или общий знак и регистрационный знак воздушного судна, если они отличаются от опознавательного индекса воздушного судна в поле 7.</text:p>
      <text:p text:style-name="Нормальный">EET/ - основные точки или четырехбуквенные обозначения (индексы) районов<text:s/>Единой системы и нарастающее расчетное истекшее время с момента взлета до таких точек или границ районов ответственности.</text:p>
      <text:p text:style-name="Нормальный">При полетах в воздушном пространстве класса G указываются районы полетной информации, через которые выполняется полет (в хронологической последовательности), и расчетное истекшее время до пролета (пересечения) их границ.</text:p>
      <text:p text:style-name="Нормальный">TYP/ - тип летательного аппарата, перед которым при необходимости без интервала указывается количество летательных аппаратов, если их более одного. Для обозначения типа<text:s/>летательного аппарата используются следующие обозначения:</text:p>
      <text:p text:style-name="Нормальный">BLA - беспилотный летательный аппарат;</text:p>
      <text:p text:style-name="Нормальный">AER - пилотируемый аэростат;</text:p>
      <text:p text:style-name="Нормальный">SHAR - шар-зонд (используется также для обозначения привязного аэростата, параплана и т.д.).</text:p>
      <text:p text:style-name="Нормальный">DLE/ - задержка или ожидание на маршруте; указать основную(ые) точку(и) на маршруте, где предполагается задержка с последующим указанием продолжительности задержки в часах и минутах, используя формат времени из четырех цифр (ччмм) (пример: DLE/MDG0030).</text:p>
      <text:p text:style-name="Нормальный">OPR/ - указывается сокращенное<text:s/>наименование федерального органа исполнительной власти, название организации или данные физического лица (фамилия, имя, отчество), при этом применяются буквы русского алфавита.</text:p>
      <text:p text:style-name="Нормальный">ORGN/ - восьмибуквенный адрес AFTN составителя или другая соответствующая контактная информация, если не представляется возможным сразу определить составителя плана полета.</text:p>
      <text:p text:style-name="Нормальный">PER/ - летно-технические данные летательного аппарата, если это предписано соответствующим полномочным органом обслуживания воздушного движения.</text:p>
      <text:p text:style-name="Нормальный">RMK/ - любые другие замечания произвольным текстом с применением букв русского или латинского алфавита, если считается необходимым.</text:p>
      <text:p text:style-name="Нормальный"/>
      <text:h text:style-name="Заголовок1" text:outline-level="1"><text:bookmark-start text:name="anchor500"/><text:bookmark-end text:name="anchor500"/>V. Сообщение о плане проведения стрельб, пусков ракет и взрывных работ</text:h>
      <text:p text:style-name="Нормальный"/>
      <text:p text:style-name="Нормальный"><text:bookmark-start text:name="anchor24"/><text:bookmark-end text:name="anchor24"/>24. Сообщение о плане проведения стрельб, пусков ракет и взрывных работ (далее - сообщение о плане стрельб) представляют собой сведения о планируемой деятельности по использованию воздушного пространства.</text:p>
      <text:p text:style-name="Нормальный"><text:bookmark-start text:name="anchor25"/><text:bookmark-end text:name="anchor25"/><text:soft-page-break/>25. Сообщение о плане стрельб подается пользователем воздушного пространства или его представителем в орган ОВД по авиационной наземной сети передачи данных и телеграфных сообщений, по сети Интернет или на бумажном носителе, включая факсимильное сообщение.</text:p>
      <text:p text:style-name="Нормальный"><text:bookmark-start text:name="anchor26"/><text:bookmark-end text:name="anchor26"/>26. Сообщение о плане стрельб по авиационной наземной сети передачи данных и телеграфных сообщений, а также на бумажном носителе, включая факсимильное сообщение, подается в виде формализованной телеграммы, состоящей из трех частей: адресной, информационной и подписной.</text:p>
      <text:p text:style-name="Нормальный">Информационная часть телеграммы заполняется в последовательности и по правилам, определенным настоящим Табелем сообщений.</text:p>
      <text:p text:style-name="Нормальный"><text:bookmark-start text:name="anchor27"/><text:bookmark-end text:name="anchor27"/>27. Сообщение о плане стрельб по сети Интернет подается путем заполнения информационной части на веб-сайте органа обслуживания воздушного движения в последовательности и по правилам, определенным настоящим Табелем сообщений.</text:p>
      <text:p text:style-name="Нормальный"><text:bookmark-start text:name="anchor28"/><text:bookmark-end text:name="anchor28"/>28. Текст сообщения о плане стрельб заполняется печатными буквами в соответствующих случаях латинского или русского алфавита.</text:p>
      <text:p text:style-name="Нормальный">Перенос текста на другую строку допускается только целыми группами (словами) без их разрывов. Общее количество знаков в одной строке, включая промежутки между полями, не должно превышать 69.</text:p>
      <text:p text:style-name="Нормальный"><text:bookmark-start text:name="anchor29"/><text:bookmark-end text:name="anchor29"/>29. Структура полей информационной части сообщения о плане стрельб:</text:p>
      <text:p text:style-name="Нормальный">Поле 3 - ТИП СООБЩЕНИЯ</text:p>
      <text:p text:style-name="Нормальный">Поле 13 - АЭРОДРОМ И ВРЕМЯ ВЫЛЕТА</text:p>
      <text:p text:style-name="Нормальный">Поле 18 - ПРОЧАЯ ИНФОРМАЦИЯ</text:p>
      <text:p text:style-name="Нормальный">Признаком начала каждого поля данных (кроме поля 3) является символ "-" (дефис).</text:p>
      <text:p text:style-name="Нормальный">Данные полей от 3 до 18 заключаются в круглые скобки и предназначены для автоматизированной обработки.</text:p>
      <text:p text:style-name="Нормальный">В поле 3 (Тип сообщения) указывается тип сообщения (три знако-места) после открытия круглой скобки без пробела.</text:p>
      <text:p text:style-name="Нормальный">Для сообщения о<text:s/>плане запуска используется индекс - SPW.</text:p>
      <text:p text:style-name="Нормальный">Пример заполнения поля 3: (SPW</text:p>
      <text:p text:style-name="Нормальный">В поле 13 (Место, время и максимальная высота использования воздушного пространства) указывается район (пункт), где планируется осуществление деятельности по использованию воздушного<text:s/>пространства одним из следующих способов:</text:p>
      <text:p text:style-name="Нормальный">номером запретной зоны, зоны ограничения полетов либо опасной зоны в случаях, если потребности в воздушном пространстве для проведения стрельб, пусков ракет, взрывных работ с учетом гарантированного обеспечения безопасности полетов воздушных судов совпадают с границами указанных элементов структуры воздушного пространства (пример:/ ULR22/);</text:p>
      <text:p text:style-name="Нормальный">с обозначением точек излома границы района географическими координатами в градусах и минутах (используется до 11 знаков): четыре цифры - широта места в градусах и минутах с указанием буквы N (северная) или S (южная) и пять цифр - долгота места в градусах и минутах с указанием буквы E (восточная) или W (западная), при этом необходимое число цифр дополняется с помощью нулей и запись<text:s/>производится одной группой без пробелов (пример: - /4955N04312E4815N04210E5012N04410E/).</text:p>
      <text:p text:style-name="Нормальный">После района (пункта) через пробел указывается время проведения мероприятия: четыре цифры, обозначающие начало проведения мероприятия (часы, минуты,) и после косой черты - четыре цифры, обозначающие время окончания мероприятия (часы, минуты). Информация записывается одной группой без пробелов.</text:p>
      <text:p text:style-name="Нормальный">После времени проведения мероприятия через пробел во всех случаях указывается максимальная абсолютная высота, на которой обеспечивается безопасность полетов от стрельб (пусков, взрывов) с учетом разлета осколков в десятках метров четырехзначным числом, перед которым записывается буква M. Необходимое число цифр дополняется с помощью нулей.</text:p>
      <text:p text:style-name="Нормальный">Примеры заполнения поля 13:</text:p>
      <text:p text:style-name="Нормальный">ULR100 1200/1500 M0040;</text:p>
      <text:soft-page-break/>
      <text:p text:style-name="Нормальный">4800N04812E4810N05010E4915N04925E5005N05130E 1000/1400 M2000;</text:p>
      <text:p text:style-name="Нормальный">5512N04812E 0900/1025 M0015.</text:p>
      <text:p text:style-name="Нормальный">В поле 18 (Прочая информация) указывается дополнительная информация о полете, которая записывается после соответствующих буквенных признаков, отделенных косой чертой.</text:p>
      <text:p text:style-name="Нормальный">При отсутствии прочей информации указывается цифра 0.</text:p>
      <text:p text:style-name="Нормальный">Для поля 18 применяются следующие ниже буквенные признаки.</text:p>
      <text:p text:style-name="Нормальный">DOF/ - дата осуществления деятельности по использованию воздушного пространства в формате из шести цифр (YYMMDD, где YY - год, MM -<text:s/>месяц и DD - день).</text:p>
      <text:p text:style-name="Нормальный">TYP/ - вид деятельности по использованию воздушного пространства:</text:p>
      <text:p text:style-name="Нормальный">STR - проведение стрельб;</text:p>
      <text:p text:style-name="Нормальный">RAK - пуск ракеты;</text:p>
      <text:p text:style-name="Нормальный">WZR - проведение взрывных работ.</text:p>
      <text:p text:style-name="Нормальный">OPR/ - указывается сокращенное наименование федерального органа исполнительной власти, название организации или данные физического лица (фамилия, имя, отчество), при этом применяются буквы русского алфавита.</text:p>
      <text:p text:style-name="Нормальный">ORGN/ - восьмибуквенный адрес AFTN составителя или другая соответствующая контактная информация, если не представляется возможным сразу определить составителя плана полета.</text:p>
      <text:p text:style-name="Нормальный">RMK/ - любые другие замечания произвольным текстом с применением букв русского или латинского алфавита, если считается необходимым.</text:p>
      <text:p text:style-name="Нормальный"/>
      <text:h text:style-name="Заголовок1" text:outline-level="1"><text:bookmark-start text:name="anchor600"/><text:bookmark-end text:name="anchor600"/>VI. Стандартные сообщения, касающиеся обслуживания воздушного движения и осуществления другой деятельности по использованию воздушного пространства</text:h>
      <text:p text:style-name="Нормальный"/>
      <text:p text:style-name="Нормальный"><text:bookmark-start text:name="anchor30"/><text:bookmark-end text:name="anchor30"/>30. К стандартным сообщениям, касающимся обслуживания воздушного движения и осуществления другой деятельности по использованию воздушного пространства, относятся:</text:p>
      <text:p text:style-name="Нормальный">стандартные сообщения, касающиеся<text:s/>аварийного положения;</text:p>
      <text:p text:style-name="Нормальный">стандартные сообщения, касающиеся представленного плана полета, плана запуска, плана стрельбы и связанные с ним обновленные данные;</text:p>
      <text:p text:style-name="Нормальный">стандартные сообщения, касающиеся координации;</text:p>
      <text:p text:style-name="Нормальный">дополнительные стандартные сообщения;</text:p>
      <text:p text:style-name="Нормальный">сообщения,<text:s/>касающиеся организации потоков воздушного движения.</text:p>
      <text:p text:style-name="Нормальный"><text:bookmark-start text:name="anchor31"/><text:bookmark-end text:name="anchor31"/>31. При составлении стандартных сообщений используются правила построения, группирования данных и пунктуации, а также структуры полей, изложенные в Doc 4444 ATM/501 "Правила аэронавигационного обслуживания "Организация воздушного движения".</text:p>
      <text:p text:style-name="Нормальный"><text:bookmark-start text:name="anchor32"/><text:bookmark-end text:name="anchor32"/>32. Стандартные сообщения, касающиеся аварийного положения, включают в себя:</text:p>
      <text:p text:style-name="Нормальный">ALR - аварийное оповещение;</text:p>
      <text:p text:style-name="Нормальный">RCF - отказ радиосвязи;</text:p>
      <text:p text:style-name="Нормальный">ALD - первичное сообщение об авиационном событии.</text:p>
      <text:p text:style-name="P113">Информация об изменениях:</text:p>
      <text:p text:style-name="Информацияоверсии"><text:bookmark-start text:name="anchor321"/><text:bookmark-end text:name="anchor321"/><text:a xlink:href="https://myclub.garant.ru/document/redirect/71594146/1019" office:target-frame-name="_top" xlink:show="replace">Приказом</text:a><text:s/>Минтранса России от 22 декабря 2016 г. N 403 в подпункт 32.1 внесены изменения</text:p>
      <text:p text:style-name="Информацияоверсии"><text:a xlink:href="https://myclub.garant.ru/document/redirect/57422229/321" office:target-frame-name="_top" xlink:show="replace">См. текст подпункта в предыдущей редакции</text:a></text:p>
      <text:p text:style-name="Нормальный">32.1. Стандартное сообщение ALR подается органом обслуживания воздушного движения (управления полетами) во всех случаях, когда необходимо уведомить координационный центр поиска и спасания о том, что воздушное судно находится в одной из стадий аварийного положения.</text:p>
      <text:p text:style-name="Нормальный">Нумерация и наименование полей, из которых состоит стандартное сообщение ALR:</text:p>
      <text:p text:style-name="Нормальный"><text:bookmark-start text:name="anchor13213"/><text:bookmark-end text:name="anchor13213"/>Поле 3 - ТИП СООБЩЕНИЯ</text:p>
      <text:p text:style-name="Нормальный"><text:bookmark-start text:name="anchor13214"/><text:bookmark-end text:name="anchor13214"/>Поле 5 - ОПИСАНИЕ АВАРИЙНОГО ПОЛОЖЕНИЯ</text:p>
      <text:p text:style-name="Нормальный">Поле 7 - ОПОЗНАВАТЕЛЬНЫЙ ИНДЕКС ВОЗДУШНОГО СУДНА</text:p>
      <text:p text:style-name="Нормальный">Поле 8 - ПРАВИЛА ПОЛЕТОВ И ТИП ПОЛЕТА</text:p>
      <text:soft-page-break/>
      <text:p text:style-name="Нормальный">Поле 9 - КОЛИЧЕСТВО И ТИП ВОЗДУШНЫХ СУДОВ, КАТЕГОРИЯ ТУРБУЛЕНТНОСТИ СЛЕДА</text:p>
      <text:p text:style-name="Нормальный">Поле 10 - ОБОРУДОВАНИЕ</text:p>
      <text:p text:style-name="Нормальный">Поле 13 - АЭРОДРОМ И ВРЕМЯ ВЫЛЕТА</text:p>
      <text:p text:style-name="Нормальный">Поле 15 - МАРШРУТ</text:p>
      <text:p text:style-name="Нормальный">Поле 16 - АЭРОДРОМ НАЗНАЧЕНИЯ И ОБЩЕЕ РАСЧЕТНОЕ ИСТЕКШЕЕ ВРЕМЯ, ЗАПАСНОЙ(ЫЕ) АЭРОДРОМ(Ы) ПУНКТА НАЗНАЧЕНИЯ</text:p>
      <text:p text:style-name="Нормальный">Поле 18 - ПРОЧАЯ ИНФОРМАЦИЯ</text:p>
      <text:p text:style-name="Нормальный">Поле 19 - ДОПОЛНИТЕЛЬНАЯ ИНФОРМАЦИЯ</text:p>
      <text:p text:style-name="Нормальный">Поле 20 - ИНФОРМАЦИЯ ДЛЯ ОПОВЕЩЕНИЯ В ЦЕЛЯХ ПОИСКА И СПАСАНИЯ</text:p>
      <text:p text:style-name="Нормальный"><text:bookmark-start text:name="anchor322"/><text:bookmark-end text:name="anchor322"/>32.2. Стандартное сообщение RCF подается органом обслуживания воздушного движения (управления полетами) в том случае, когда становится известно о том, что на воздушном судне, выполняющем полет в его районе ответственности, имеет место отказ радиосвязи. Такая информация направляется всем органам обслуживания воздушного движения, через районы и зоны которых проходит маршрут полета указанного воздушного судна.</text:p>
      <text:p text:style-name="Нормальный">Нумерация и наименование полей, из которых состоит стандартное сообщение RCF:</text:p>
      <text:p text:style-name="Нормальный">Поле 3 - ТИП СООБЩЕНИЯ</text:p>
      <text:p text:style-name="Нормальный">Поле 7 - ОПОЗНАВАТЕЛЬНЫЙ ИНДЕКС ВОЗДУШНОГО СУДНА, РЕЖИМ И КОД ВРЛ</text:p>
      <text:p text:style-name="Нормальный">Поле 21 - ИНФОРМАЦИЯ ОБ ОТКАЗЕ РАДИОСВЯЗИ.</text:p>
      <text:p text:style-name="Нормальный">В поле 3 (Тип<text:s/>сообщения) указывается соответственно: (ALR; (RCF.</text:p>
      <text:p text:style-name="Нормальный">Информация в поле 7 для ALR и RCF соответствует информации для указанного поля в сообщении о представленном плане полета воздушного судна (FPL) и дополнительной информации о режиме и коде вторичного обзорного радиолокатора (далее - ВОРЛ), которая записывается через наклонную черту после опознавательного индекса воздушного судна и содержит один знак буквенного обозначения режима ВОРЛ и четыре цифры, обозначающие код ВОРЛ.</text:p>
      <text:p text:style-name="Нормальный">Состав и объем информации для ALR в<text:s/>поле 8, в поле 9, в поле 10, в поле 13, в поле 15, в поле 16, в поле 18, в поле 19 соответствует составу и объему информации для указанных полей сообщения о представленном плане полета воздушного судна (FPL).</text:p>
      <text:p text:style-name="Нормальный">Для ALR в поле 5 (Описание аварийного положения) после одного дефиса указывается:</text:p>
      <text:p text:style-name="Нормальный">одна из аварийных стадий, объявленных в отношении воздушного судна:</text:p>
      <text:p text:style-name="Нормальный">INCERFA - для стадии неопределенности;</text:p>
      <text:p text:style-name="Нормальный">ALERFA - для стадии тревоги;</text:p>
      <text:p text:style-name="Нормальный">DETRESFA - для стадии бедствия;</text:p>
      <text:p text:style-name="Нормальный">далее через косую черту указывается индекс местоположения и индекс органа обслуживания воздушного движения (всего восемь букв), отправившего данное сообщение;</text:p>
      <text:p text:style-name="Нормальный">далее через косую черту указывается характер аварийного положения в виде короткого открытого текста с естественными пробелами между словами.</text:p>
      <text:p text:style-name="Нормальный">Пример заполнения поля 5:</text:p>
      <text:p text:style-name="Нормальный">- ALERFA/УХННЗРЗЬ/ДОНЕСЕНИЕ НЕ ПОСТУПИЛО ВОВРЕМЯ...;</text:p>
      <text:p text:style-name="Нормальный">- ALERFA/УЛААЗРЗЬ/ ПАССАЖИР СООБЩИЛ О БОМБЕ...</text:p>
      <text:p text:style-name="Нормальный">Для ALR в поле 20 (Информация для аварийного оповещения в целях поиска и спасания) восемь обязательных элементов, при отсутствии информации<text:s/>по каждому из элементов без исключения следует указывать слова НЕТ (NIL) или НЕИЗВЕСТНО (NOT KNOWN):</text:p>
      <text:p text:style-name="Нормальный">обозначение эксплуатанта (двухбуквенный индекс ИКАО и название);</text:p>
      <text:p text:style-name="Нормальный">орган обслуживания воздушного движения, с которым последний раз устанавливалась связь;</text:p>
      <text:p text:style-name="Нормальный">время, когда последний раз устанавливалась двухсторонняя связь;</text:p>
      <text:p text:style-name="Нормальный">частота радиосвязи, на которой последний раз устанавливалась связь;</text:p>
      <text:p text:style-name="Нормальный">последнее сообщенное местоположение;</text:p>
      <text:p text:style-name="Нормальный">метод определения последнего известного местоположения;</text:p>
      <text:p text:style-name="Нормальный">действия, предпринятые передающим<text:s/>органом обслуживания воздушного движения;</text:p>
      <text:p text:style-name="Нормальный">прочая относящаяся к событию информация.</text:p>
      <text:soft-page-break/>
      <text:p text:style-name="P114">Информация об изменениях:</text:p>
      <text:p text:style-name="Информацияоверсии"><text:bookmark-start text:name="anchor323"/><text:bookmark-end text:name="anchor323"/><text:a xlink:href="https://myclub.garant.ru/document/redirect/71594146/1020" office:target-frame-name="_top" xlink:show="replace">Приказом</text:a><text:s/>Минтранса России от 22 декабря 2016 г. N 403 в подпункт 32.3 внесены изменения</text:p>
      <text:p text:style-name="Информацияоверсии"><text:a xlink:href="https://myclub.garant.ru/document/redirect/57422229/323" office:target-frame-name="_top" xlink:show="replace">См. текст подпункта в предыдущей редакции</text:a></text:p>
      <text:p text:style-name="Нормальный">32.3. Стандартное сообщение ALD подается незамедлительно органом обслуживания воздушного движения (управления полетами) во всех случаях, когда имеется информация относительно авиационного события, акта незаконного вмешательства в деятельность авиации, нарушения порядка использования воздушного пространства.</text:p>
      <text:p text:style-name="Нормальный">Стандартное сообщение ALD может также подаваться во всех других случаях,<text:s/>когда должностное лицо органа обслуживания воздушного движения (управления полетами) посчитает необходимым уведомить уполномоченные органы в гражданской, государственной и экспериментальной авиации о произошедшем событии в целях обеспечения безопасности полетов воздушных судов и безопасности использования воздушного пространства.</text:p>
      <text:p text:style-name="Нормальный">Стандартное сообщение ALD включает в себя следующую информацию:</text:p>
      <text:p text:style-name="Нормальный">Поле 3 - ТИП СООБЩЕНИЯ (указывается ALD)</text:p>
      <text:p text:style-name="Нормальный">Поле 7 - ОПОЗНАВАТЕЛЬНЫЙ ИНДЕКС ВОЗДУШНОГО СУДНА</text:p>
      <text:p text:style-name="Нормальный">Поле 9 - КОЛИЧЕСТВО И ТИП<text:s/>ВОЗДУШНЫХ СУДОВ, КАТЕГОРИЯ ТУРБУЛЕНТНОСТИ СЛЕДА</text:p>
      <text:p text:style-name="Нормальный">Поле 18 - ПРОЧАЯ ИНФОРМАЦИЯ</text:p>
      <text:p text:style-name="Нормальный">Состав (объем) информации, включаемой в сообщение ALD, соответствует составу (объему) информации для сообщения о представленном плане полета, указанному в<text:s/><text:a xlink:href="#anchor200" office:target-frame-name="_top" xlink:show="replace">главе II</text:a><text:s/>настоящего Табеля сообщения.</text:p>
      <text:p text:style-name="Нормальный"><text:bookmark-start text:name="anchor13239"/><text:bookmark-end text:name="anchor13239"/>При этом в поле 18, после RMK/, произвольным неформализованным текстом с применением букв русского алфавита излагается вся известная информация о событии.</text:p>
      <text:p text:style-name="P115">Информация об изменениях:</text:p>
      <text:p text:style-name="Информацияоверсии"><text:bookmark-start text:name="anchor33"/><text:bookmark-end text:name="anchor33"/><text:a xlink:href="https://myclub.garant.ru/document/redirect/71594146/1021" office:target-frame-name="_top" xlink:show="replace">Приказом</text:a><text:s/>Минтранса России от 22 декабря 2016 г. N 403 в пункт 33 внесены изменения</text:p>
      <text:p text:style-name="Информацияоверсии"><text:a xlink:href="https://myclub.garant.ru/document/redirect/57422229/33" office:target-frame-name="_top" xlink:show="replace">См. текст пункта в предыдущей редакции</text:a></text:p>
      <text:p text:style-name="Нормальный">33. Стандартные сообщения, касающиеся представленного плана полета, плана запуска, плана стрельбы и связанные с ним обновленные данные включают в себя:</text:p>
      <text:p text:style-name="Нормальный">FPL - в каждом соответствующем случае сообщение о представленном плане полета;</text:p>
      <text:p text:style-name="Нормальный">SPW - сообщение о плане проведения стрельб, пусков ракет и взрывных работ;</text:p>
      <text:p text:style-name="Нормальный">SHR - сообщение о плане запуска шара-зонда, плане полета беспилотного летательного аппарата и пилотируемого аэростата;</text:p>
      <text:p text:style-name="Нормальный"><text:bookmark-start text:name="anchor1335"/><text:bookmark-end text:name="anchor1335"/>PLN - сообщение о представленном плане полета воздушного судна, в отношении которого согласно<text:s/><text:a xlink:href="https://myclub.garant.ru/document/redirect/197839/100117" office:target-frame-name="_top" xlink:show="replace">пункту 117</text:a><text:s/>Федеральных правил, дано разрешение на использование воздушного пространства;</text:p>
      <text:p text:style-name="Нормальный">CHG - сообщение, касающееся изменения представленного плана полета;</text:p>
      <text:p text:style-name="Нормальный">CNL - сообщение, касающееся аннулирования представленного плана полета;</text:p>
      <text:p text:style-name="Нормальный">DLA - сообщение, касающееся задержки относительно времени отправления, указанного в поле 13 представленного плана полета;</text:p>
      <text:p text:style-name="Нормальный">DEP - сообщение, касающееся вылета (начала деятельности);</text:p>
      <text:p text:style-name="Нормальный">ARR - сообщение, касающееся прибытия (окончания деятельности).</text:p>
      <text:p text:style-name="Нормальный"><text:bookmark-start text:name="anchor331"/><text:bookmark-end text:name="anchor331"/>33.1. FPL и PLN подаются в соответствии с<text:s/><text:a xlink:href="#anchor20000" office:target-frame-name="_top" xlink:show="replace">приложением N 2</text:a><text:s/>к настоящему Табелю сообщений с тем, чтобы обеспечить безопасность использования воздушного пространства и в соответствующих классах воздушного пространства экипажам воздушных судов было предоставлено диспетчерское обслуживание, полетно-информационное обслуживание и аварийное оповещение.</text:p>
      <text:p text:style-name="Нормальный">Состав (объем) информации, включаемой в сообщения FPL, касающиеся полета воздушного судна, и PLN, соответствует составу (объему) информации для сообщения о представленном плане полета, указанному в<text:s/><text:a xlink:href="#anchor200" office:target-frame-name="_top" xlink:show="replace">главе II</text:a><text:s/>настоящего Табеля сообщений.</text:p>
      <text:p text:style-name="Нормальный">Состав (объем) информации, включаемой в сообщения SHR и SPW, касающееся деятельности по использованию воздушного пространства, не связанной с выполнением полета воздушного судна, соответствует в каждом конкретном случае составу (объему) информации для сообщения о плане<text:s/><text:soft-page-break/>запуска шара-зонда, о плане полета беспилотного летательного аппарата и пилотируемого аэростата, указанному в<text:s/><text:a xlink:href="#anchor400" office:target-frame-name="_top" xlink:show="replace">главе IV</text:a><text:s/>настоящего Табеля сообщений, или составу (объему) информации для сообщения о плане проведения стрельб, пусков ракет и взрывных работ, указанному в<text:s/><text:a xlink:href="#anchor500" office:target-frame-name="_top" xlink:show="replace">главе V</text:a><text:s/>настоящего Табеля сообщений соответственно.</text:p>
      <text:p text:style-name="P116">Информация об изменениях:</text:p>
      <text:p text:style-name="Информацияоверсии"><text:bookmark-start text:name="anchor332"/><text:bookmark-end text:name="anchor332"/><text:a xlink:href="https://myclub.garant.ru/document/redirect/71594146/1022" office:target-frame-name="_top" xlink:show="replace">Приказом</text:a><text:s/>Минтранса России от 22 декабря 2016 г. N 403 подпункт 33.2 изложен в новой редакции</text:p>
      <text:p text:style-name="Информацияоверсии"><text:a xlink:href="https://myclub.garant.ru/document/redirect/57422229/332" office:target-frame-name="_top" xlink:show="replace">См. текст подпункта в предыдущей редакции</text:a></text:p>
      <text:p text:style-name="Нормальный">33.2. CHG передается в том случае, когда необходимо внести какое-либо изменение в основные данные представленного плана полета, содержащиеся в переданных ранее<text:s/>сообщениях FPL и PLN:</text:p>
      <text:p text:style-name="Нормальный">в поле 8 относительно правил полетов и типа полета;</text:p>
      <text:p text:style-name="Нормальный">в поле 9 относительно количества, типа воздушных судов, категории турбулентного следа;</text:p>
      <text:p text:style-name="Нормальный">в поле 10 относительно оборудования и возможностей;</text:p>
      <text:p text:style-name="Нормальный">в поле 13 относительно времени вылета (отправления);</text:p>
      <text:p text:style-name="Нормальный">в поле 15 относительно маршрута полета;</text:p>
      <text:p text:style-name="Нормальный">в поле 18 относительно прочей информации.</text:p>
      <text:p text:style-name="Нормальный">При этом в поле 22 указываются: номер поля плана полета, подлежащего изменению, а также новые данные.</text:p>
      <text:p text:style-name="Нормальный">Для внесения изменений в данные плана полета относительно<text:s/>расчетного времени вылета (отправления) воздушного судна на дату, следующую за датой вылета, указанной после DOF/ в сообщениях FPL и(или) PLN, в поле 22, кроме уточненного времени вылета (отправления), после DOF/ указывается новая дата вылета.</text:p>
      <text:p text:style-name="P117">Информация об изменениях:</text:p>
      <text:p text:style-name="Информацияоверсии"><text:bookmark-start text:name="anchor333"/><text:bookmark-end text:name="anchor333"/><text:a xlink:href="https://myclub.garant.ru/document/redirect/71594146/1023" office:target-frame-name="_top" xlink:show="replace">Приказом</text:a><text:s/>Минтранса России от 22 декабря 2016 г. N 403 подпункт 33.3 изложен в новой редакции</text:p>
      <text:p text:style-name="Информацияоверсии"><text:a xlink:href="https://myclub.garant.ru/document/redirect/57422229/333" office:target-frame-name="_top" xlink:show="replace">См. текст подпункта в предыдущей редакции</text:a></text:p>
      <text:p text:style-name="Нормальный">33.3. CNL передается:</text:p>
      <text:p text:style-name="Нормальный">когда отменяется ранее поданное сообщение FPL; когда при возникновении потребности в использовании воздушного пространства одновременно двумя и более пользователями воздушного пространства реализуются процедуры запрещения или ограничения использования воздушного пространства согласно<text:s/><text:a xlink:href="https://myclub.garant.ru/document/redirect/197839/100135" office:target-frame-name="_top" xlink:show="replace">пункту 135</text:a><text:s/>Федеральных правил и требуется отменить ранее поданное сообщение PLN;</text:p>
      <text:p text:style-name="Нормальный">по истечении 30 минут от расчетного времени вылета (отправления), указанного в основных данных плана полета, если в органе обслуживания воздушного движения (управления полетами) отсутствует информация о намерении эксплуатанта изменить время вылета или о задержке вылета.</text:p>
      <text:p text:style-name="P118">Информация об изменениях:</text:p>
      <text:p text:style-name="Информацияоверсии"><text:bookmark-start text:name="anchor334"/><text:bookmark-end text:name="anchor334"/><text:a xlink:href="https://myclub.garant.ru/document/redirect/71594146/1024" office:target-frame-name="_top" xlink:show="replace">Приказом</text:a><text:s/>Минтранса России от 22 декабря 2016 г. N 403 подпункт 33.4 изложен в новой редакции,<text:s/><text:a xlink:href="https://myclub.garant.ru/document/redirect/71594146/2" office:target-frame-name="_top" xlink:show="replace">вступающей в силу</text:a><text:s/>через 365 дней со дня<text:s/><text:a xlink:href="https://myclub.garant.ru/document/redirect/71594147/0" office:target-frame-name="_top" xlink:show="replace">официального опубликования</text:a><text:s/>названного приказа</text:p>
      <text:p text:style-name="Информацияоверсии"><text:a xlink:href="https://myclub.garant.ru/document/redirect/57422230/334" office:target-frame-name="_top" xlink:show="replace">См. текст подпункта в предыдущей редакции</text:a></text:p>
      <text:p text:style-name="Нормальный">33.4. DLA передается в том случае, когда вылет (отправление) воздушного судна задерживается более чем на 30 минут после того, как наступит расчетное время вылета (отправления), указанное в сообщении PLN, но на срок не позднее<text:s/>23.59 UTC планируемой даты выполнения полета. При этом в сообщении DLA необходимо указать:</text:p>
      <text:p text:style-name="Нормальный">в поле 13 новое расчетное время вылета (отправления);</text:p>
      <text:p text:style-name="Нормальный">в поле 18 причину задержки при условии, что в обязательном порядке пользователь воздушного пространства, или его представитель, или брифинг аэропорта вылета проинформируют орган ОВД о причине задержки и она после признака RZ/ будет указана двумя цифрами, которые соответствуют:</text:p>
      <text:p text:style-name="Нормальный">01 - неудовлетворительное содержание элементов летного поля;</text:p>
      <text:p text:style-name="Нормальный">02 - запреты и ограничения использования воздушного пространства в районе аэродрома, связанные с обеспечением литерных полетов;</text:p>
      <text:soft-page-break/>
      <text:p text:style-name="Нормальный">03 - оказание медицинской помощи пассажирам;</text:p>
      <text:p text:style-name="Нормальный">04 - нарушения технологического графика подготовки воздушного судна к отправлению (наземное обслуживание в аэропортовом комплексе);</text:p>
      <text:p text:style-name="Нормальный">05 - орган ОВД аэродрома;</text:p>
      <text:p text:style-name="Нормальный">06 - отказы и неисправности авиационной техники;</text:p>
      <text:p text:style-name="Нормальный">07 - отказы и неисправности средств радиотехнического обеспечения полетов, авиационной электросвязи, светотехнического оборудования и навигации на аэродроме<text:s/>вылета или посадки;</text:p>
      <text:p text:style-name="Нормальный">08 - решение эксплуатанта воздушного судна;</text:p>
      <text:p text:style-name="Нормальный">09 - нарушение экипажем воздушного судна графика предполетной подготовки;</text:p>
      <text:p text:style-name="Нормальный">10 - метеоусловия на аэродроме вылета;</text:p>
      <text:p text:style-name="Нормальный">11 - метеоусловия на аэродроме посадки;</text:p>
      <text:p text:style-name="Нормальный">12 - несвоевременная посадка пассажиров<text:s/>на борт воздушного судна;</text:p>
      <text:p text:style-name="Нормальный">13 - прочее.</text:p>
      <text:p text:style-name="Нормальный">В отношении деятельности по использованию воздушного пространства, не связанной с выполнением полета воздушного судна, стандартное сообщение DLA не передается если нет необходимости в изменении времени действия<text:s/>запретов и ограничений, вводимых центром Единой системы для обеспечения безопасности использования воздушного пространства.</text:p>
      <text:p text:style-name="P119">Информация об изменениях:</text:p>
      <text:p text:style-name="Информацияоверсии"><text:bookmark-start text:name="anchor335"/><text:bookmark-end text:name="anchor335"/><text:a xlink:href="https://myclub.garant.ru/document/redirect/71594146/1025" office:target-frame-name="_top" xlink:show="replace">Приказом</text:a><text:s/>Минтранса России от 22<text:s/>декабря 2016 г. N 403 подпункт 33.5 изложен в новой редакции</text:p>
      <text:p text:style-name="Информацияоверсии"><text:a xlink:href="https://myclub.garant.ru/document/redirect/57422229/335" office:target-frame-name="_top" xlink:show="replace">См. текст подпункта в предыдущей редакции</text:a></text:p>
      <text:p text:style-name="Нормальный">33.5. DEP передается во всех случаях, когда были поданы сообщения FPL и PLN.</text:p>
      <text:p text:style-name="Нормальный">В сообщении указывается фактическое время взлета воздушного судна.</text:p>
      <text:p text:style-name="Нормальный">В отношении деятельности по использованию воздушного пространства, не связанной с выполнением полета воздушного судна, в DEP указывается фактическое время её начала.</text:p>
      <text:p text:style-name="P120">Информация об изменениях:</text:p>
      <text:p text:style-name="Информацияоверсии"><text:bookmark-start text:name="anchor336"/><text:bookmark-end text:name="anchor336"/><text:a xlink:href="https://myclub.garant.ru/document/redirect/71594146/1026" office:target-frame-name="_top" xlink:show="replace">Приказом</text:a><text:s/>Минтранса России от 22 декабря 2016 г. N 403 подпункт 33.6 изложен в новой редакции</text:p>
      <text:p text:style-name="Информацияоверсии"><text:a xlink:href="https://myclub.garant.ru/document/redirect/57422229/336" office:target-frame-name="_top" xlink:show="replace">См. текст подпункта в предыдущей редакции</text:a></text:p>
      <text:p text:style-name="Нормальный">33.6. ARR передается, когда орган обслуживания воздушного движения (управления полетами) получает данные о прибытии воздушного судна, при этом указывается фактическое время посадки воздушного судна.</text:p>
      <text:p text:style-name="Нормальный">В отношении деятельности по использованию воздушного пространства, не связанной с выполнением полета воздушного судна, стандартное сообщение ARR передается после получения информации о фактическом времени её окончания.</text:p>
      <text:p text:style-name="P121">Информация об изменениях:</text:p>
      <text:p text:style-name="Информацияоверсии"><text:bookmark-start text:name="anchor337"/><text:bookmark-end text:name="anchor337"/><text:a xlink:href="https://myclub.garant.ru/document/redirect/71594146/1027" office:target-frame-name="_top" xlink:show="replace">Приказом</text:a><text:s/>Минтранса России от 22 декабря 2016 г. N 403 в подпункт 33.7 внесены изменения</text:p>
      <text:p text:style-name="Информацияоверсии"><text:a xlink:href="https://myclub.garant.ru/document/redirect/57422229/337" office:target-frame-name="_top" xlink:show="replace">См. текст подпункта в предыдущей редакции</text:a></text:p>
      <text:p text:style-name="Нормальный">33.7. Нумерация и наименование полей, из которых состоят сообщения CHG, CNL, DLA, DEP и ARR, следующие:</text:p>
      <text:p text:style-name="Нормальный">Поле 3 - ТИП СООБЩЕНИЯ</text:p>
      <text:p text:style-name="Нормальный">Поле 7 - ОПОЗНАВАТЕЛЬНЫЙ ИНДЕКС ВОЗДУШНОГО СУДНА</text:p>
      <text:p text:style-name="Нормальный">Поле 13 - АЭРОДРОМ И ВРЕМЯ ВЫЛЕТА</text:p>
      <text:p text:style-name="Нормальный">Поле 16 - АЭРОДРОМ НАЗНАЧЕНИЯ И ОБЩЕЕ РАСЧЕТНОЕ ИСТЕКШЕЕ ВРЕМЯ, ЗАПАСНОЙ(ЫЕ) АЭРОДРОМ(Ы) ПУНКТА НАЗНАЧЕНИЯ (для сообщения ARR используется только в случае посадки воздушного судна не на аэродроме назначения)</text:p>
      <text:p text:style-name="Нормальный"><text:bookmark-start text:name="anchor13376"/><text:bookmark-end text:name="anchor13376"/>Поле 17 - АЭРОДРОМ И ВРЕМЯ ПРИБЫТИЯ (применяется только для сообщения ARR)</text:p>
      <text:p text:style-name="Нормальный">Поле 18 - ПРОЧАЯ ИНФОРМАЦИЯ</text:p>
      <text:p text:style-name="Нормальный">Поле 22 - ИЗМЕНЕНИЯ (применяется только для сообщения CHG)</text:p>
      <text:p text:style-name="P122">Информация об изменениях:</text:p>
      <text:p text:style-name="Информацияоверсии"><text:bookmark-start text:name="anchor338"/><text:bookmark-end text:name="anchor338"/><text:a xlink:href="https://myclub.garant.ru/document/redirect/71594146/1028" office:target-frame-name="_top" xlink:show="replace">Приказом</text:a><text:s/>Минтранса России от 22 декабря 2016 г. N 403 в подпункт 33.8 внесены изменения</text:p>
      <text:p text:style-name="Информацияоверсии"><text:a xlink:href="https://myclub.garant.ru/document/redirect/57422229/338" office:target-frame-name="_top" xlink:show="replace">См. текст подпункта в предыдущей редакции</text:a></text:p>
      <text:p text:style-name="Нормальный">33.8. Состав (объем) информации, включаемой в каждое установленное поле для сообщений CHG, CNL, DLA, DEP и ARR, касающихся полета воздушного судна, соответствует<text:s/>составу (объему) информации для аналогичных полей сообщения о представленном плане полета, указанному в<text:s/><text:a xlink:href="#anchor200" office:target-frame-name="_top" xlink:show="replace">главе II</text:a><text:s/>настоящего Табеля сообщения, а также в обязательном порядке в поле 18 после DOF/ дату вылета воздушного судна, которая должна соответствовать дате вылета в плане полета, относительного которого подаются вышеуказанные сообщения.</text:p>
      <text:p text:style-name="Нормальный"><text:bookmark-start text:name="anchor13382"/><text:bookmark-end text:name="anchor13382"/>Также в сообщениях CHG, CNL, DLA, DEP и ARR, касающихся планов полетов по расписанию регулярных воздушных перевозок, в поле 18 после REG/ в обязательном порядке указывается номер государственной регистрации воздушного судна.</text:p>
      <text:p text:style-name="Нормальный">Состав (объем) информации, включаемой в каждое установленное поле для сообщений CHG, CNL, DLA, DEP и ARR, касающихся деятельности по использованию воздушного пространства, не связанной с выполнением полета воздушного судна, соответствует в каждом конкретном случае составу (объему) информации для аналогичных полей<text:s/>сообщения о плане запуска шара-зонда, о плане полета беспилотного летательного аппарата и пилотируемого аэростата, указанному в<text:s/><text:a xlink:href="#anchor400" office:target-frame-name="_top" xlink:show="replace">главе IV</text:a><text:s/>настоящего Табеля сообщений, или составу (объему) информации для аналогичных полей сообщения о плане проведения стрельб, пусков ракет и взрывных работ, указанному в<text:s/><text:a xlink:href="#anchor500" office:target-frame-name="_top" xlink:show="replace">главе V</text:a><text:s/>настоящего Табеля сообщений.</text:p>
      <text:p text:style-name="Нормальный">При этом в поле 3 следует указывать соответствующий тип сообщения.</text:p>
      <text:p text:style-name="P123">Информация об изменениях:</text:p>
      <text:p text:style-name="Информацияоверсии"><text:bookmark-start text:name="anchor1339"/><text:bookmark-end text:name="anchor1339"/><text:a xlink:href="https://myclub.garant.ru/document/redirect/71594146/1029" office:target-frame-name="_top" xlink:show="replace">Приказом</text:a><text:s/>Минтранса России от 22 декабря 2016 г. N 403 пункт 37 дополнен подпунктом 33.9</text:p>
      <text:p text:style-name="Нормальный">33.9. Сообщения CHG, CNL, DLA применяются с учетом следующих особенностей:</text:p>
      <text:p text:style-name="Нормальный">в ответ на направление сообщений CHG и DLA следует получить сообщение PLN, которое будет содержать разрешение на использование воздушного пространства с учетом изменений в план полета и задержки с вылетом (отправлением);</text:p>
      <text:p text:style-name="Нормальный">для изменения времени отправления на более ранний срок относительно времени, указанного в PLN, следует направить CNL, после чего - FPL с уточненным временем вылета.</text:p>
      <text:p text:style-name="Нормальный"><text:bookmark-start text:name="anchor34"/><text:bookmark-end text:name="anchor34"/>34. Стандартные сообщения, касающиеся координации, передаются по прямым каналам связи и включают в себя:</text:p>
      <text:p text:style-name="Нормальный">CPL - текущий план полета;</text:p>
      <text:p text:style-name="Нормальный">EST - расчетные<text:s/>данные;</text:p>
      <text:p text:style-name="Нормальный">CDN - координация;</text:p>
      <text:p text:style-name="Нормальный">ACP - приемлемость, принятие;</text:p>
      <text:p text:style-name="Нормальный">LAM - логическое подтверждение;</text:p>
      <text:p text:style-name="Нормальный"><text:bookmark-start text:name="anchor341"/><text:bookmark-end text:name="anchor341"/>34.1. Сообщения CPL, EST, CDN и ACP предназначены для обеспечения обмена между органами обслуживания воздушного движения (управления полетами) информацией о движении<text:s/>воздушного судна.</text:p>
      <text:p text:style-name="Нормальный"><text:bookmark-start text:name="anchor342"/><text:bookmark-end text:name="anchor342"/>34.2. CPL передается последовательно, по мере выполнения полета воздушного судна, между органами обслуживания воздушного движения (управления полетами), предоставляющими районное диспетчерское обслуживание, диспетчерское обслуживание подхода, включительно до органа обслуживания воздушного движения (управления полетами), предоставляющего аэродромное диспетчерское обслуживание на аэродроме посадки, в том случае, когда в указанные органы обслуживания воздушного движения заранее не поступило стандартное сообщение FPL.</text:p>
      <text:p text:style-name="Нормальный">CPL передается достаточно заблаговременно с тем, чтобы смежный (взаимодействующий) орган обслуживания воздушного движения (управления полетами) располагал информацией, содержащейся в нем не менее чем за 20 минут до входа в свой диспетчерский район (диспетчерскую зону).</text:p>
      <text:p text:style-name="Нормальный">CPL включает только информацию, касающуюся полета от точки входа в следующий диспетчерский район (диспетчерскую зону) до аэродрома посадки и включает в себя:</text:p>
      <text:p text:style-name="Нормальный">Поле 3 - ТИП СООБЩЕНИЯ</text:p>
      <text:p text:style-name="Нормальный">Поле 7 - ОПОЗНАВАТЕЛЬНЫЙ ИНДЕКС ВОЗДУШНОГО СУДНА</text:p>
      <text:soft-page-break/>
      <text:p text:style-name="Нормальный">Поле 8 - ПРАВИЛА ПОЛЕТОВ И ТИП ПОЛЕТА</text:p>
      <text:p text:style-name="Нормальный">Поле 9 - КОЛИЧЕСТВО И ТИП ВОЗДУШНЫХ СУДОВ, КАТЕГОРИЯ ТУРБУЛЕНТНОСТИ СЛЕДА</text:p>
      <text:p text:style-name="Нормальный">Поле 10 - ОБОРУДОВАНИЕ</text:p>
      <text:p text:style-name="Нормальный">Поле 13 - АЭРОДРОМ И ВРЕМЯ ВЫЛЕТА</text:p>
      <text:p text:style-name="Нормальный">Поле 14 - РАСЧЕТНЫЕ ДАННЫЕ</text:p>
      <text:p text:style-name="Нормальный">Поле 15 - МАРШРУТ</text:p>
      <text:p text:style-name="Нормальный">Поле 16 - АЭРОДРОМ НАЗНАЧЕНИЯ И ОБЩЕЕ РАСЧЕТНОЕ ИСТЕКШЕЕ ВРЕМЯ, ЗАПАСНОЙ(ЫЕ) АЭРОДРОМ(Ы) ПУНКТА НАЗНАЧЕНИЯ</text:p>
      <text:p text:style-name="Нормальный">Поле 18 - ПРОЧАЯ ИНФОРМАЦИЯ</text:p>
      <text:p text:style-name="Нормальный"><text:bookmark-start text:name="anchor343"/><text:bookmark-end text:name="anchor343"/>34.3. EST передается каждым органом обслуживания воздушного движения (управления полетами) своему смежному органу обслуживания воздушного движения (управления полетами), через диспетчерский район (диспетчерскую зону) которого планируется пролет воздушного судна.</text:p>
      <text:p text:style-name="Нормальный">EST передается достаточно заблаговременно с тем, чтобы смежный (взаимодействующий) орган обслуживания воздушного движения (управления полетами) располагал информацией, содержащейся в нем не менее чем за 20 минут до входа в свой диспетчерский район (диспетчерскую зону).</text:p>
      <text:p text:style-name="Нормальный">Стандартное сообщение EST включает в себя:</text:p>
      <text:p text:style-name="Нормальный">Поле 3 - ТИП СООБЩЕНИЯ</text:p>
      <text:p text:style-name="Нормальный">Поле 7 - ОПОЗНАВАТЕЛЬНЫЙ ИНДЕКС ВОЗДУШНОГО СУДНА</text:p>
      <text:p text:style-name="Нормальный">Поле 13 -<text:s/>АЭРОДРОМ И ВРЕМЯ ВЫЛЕТА</text:p>
      <text:p text:style-name="Нормальный">Поле 14 - РАСЧЕТНЫЕ ДАННЫЕ</text:p>
      <text:p text:style-name="Нормальный">Поле 16 - АЭРОДРОМ НАЗНАЧЕНИЯ И ОБЩЕЕ РАСЧЕТНОЕ ИСТЕКШЕЕ ВРЕМЯ, ЗАПАСНОЙ(ЫЕ) АЭРОДРОМ(Ы) ПУНКТА НАЗНАЧЕНИЯ</text:p>
      <text:p text:style-name="Нормальный"><text:bookmark-start text:name="anchor344"/><text:bookmark-end text:name="anchor344"/>34.4. CDN передается органом обслуживания воздушного движения (управления полетами) в качестве ответного сообщения, в том случае, когда считается необходимым изменить данные о полете воздушного судна, содержащиеся в полученных стандартных сообщениях CPL или EST.</text:p>
      <text:p text:style-name="Нормальный"><text:bookmark-start text:name="anchor345"/><text:bookmark-end text:name="anchor345"/>34.5. ACP передается между органами обслуживания воздушного движения (управления полетами)<text:s/>в качестве подтверждения о том, что полученные в CDN либо в других сообщениях данные приемлемы и что диалог координации завершен.</text:p>
      <text:p text:style-name="Нормальный"><text:bookmark-start text:name="anchor346"/><text:bookmark-end text:name="anchor346"/>34.6. CDN и ACP включают в себя:</text:p>
      <text:p text:style-name="Нормальный">Поле 3 - ТИП СООБЩЕНИЯ</text:p>
      <text:p text:style-name="Нормальный">Поле 7 - ОПОЗНАВАТЕЛЬНЫЙ ИНДЕКС ВОЗДУШНОГО СУДНА</text:p>
      <text:p text:style-name="Нормальный">Поле 13 - АЭРОДРОМ И<text:s/>ВРЕМЯ ВЫЛЕТА</text:p>
      <text:p text:style-name="Нормальный">Поле 16 - АЭРОДРОМ НАЗНАЧЕНИЯ И ОБЩЕЕ РАСЧЕТНОЕ ИСТЕКШЕЕ ВРЕМЯ, ЗАПАСНОЙ(ЫЕ) АЭРОДРОМ(Ы)</text:p>
      <text:p text:style-name="Нормальный">Поле 22 - ИЗМЕНЕНИЯ (применяется для стандартного сообщения CDN).</text:p>
      <text:p text:style-name="Нормальный"><text:bookmark-start text:name="anchor347"/><text:bookmark-end text:name="anchor347"/>34.7. LAM используется только при информационном обмене между автоматизированными системами организации воздушного движения и передается в ответ на стандартные сообщения CPL и EST и другое соответствующее стандартное сообщение, которое получено и обработано до такой степени, когда содержащиеся в нем оперативные данные будут получены диспетчером, осуществляющим непосредственное управление воздушным движением.</text:p>
      <text:p text:style-name="Нормальный">Если после передачи CPL или EST в течение 15 минут не поступило LAM, то передавший указанные сообщения орган обслуживания воздушного движения обеспечивает дальнейшую координацию по каналам<text:s/>наземной телефонной авиационной связи.</text:p>
      <text:p text:style-name="Нормальный">LAM включает в себя поле 3 - ТИП СООБЩЕНИЯ.</text:p>
      <text:p text:style-name="Нормальный"><text:bookmark-start text:name="anchor348"/><text:bookmark-end text:name="anchor348"/>34.8. Состав (объем) информации, включаемой в каждое установленное поле для сообщений CPL, EST, CDN, ACP и LAM, соответствует составу (объему) информации для аналогичных полей сообщения о представленном плане полета, указанному в<text:s/><text:a xlink:href="#anchor200" office:target-frame-name="_top" xlink:show="replace">главе II</text:a><text:s/>настоящего Табеля сообщения.</text:p>
      <text:p text:style-name="Нормальный"><text:bookmark-start text:name="anchor349"/><text:bookmark-end text:name="anchor349"/>34.9. Применяемое в сообщениях CPL и EST поле 14 - РАСЧЕТНЫЕ ДАННЫЕ заполняется по следующим ниже правилам.</text:p>
      <text:soft-page-break/>
      <text:p text:style-name="Нормальный">После дефиса "-" указывается пункт (основная точка), относительно которой формируется информация в стандартном сообщении, при этом используется от двух до пяти знаков для изложения кодированного индекса, присвоенного пункту (основной точке) (пример: LN; MAY; HADDY).</text:p>
      <text:p text:style-name="Нормальный">Далее через косую черту записывается время пролета пункта (основной точки) с помощью четырех цифр, которые соответствуют часам (две цифры) и минутам (две цифры).</text:p>
      <text:p text:style-name="Нормальный">После времени пролета пункта (основной точки) указывается разрешенный уровень пролета (эшелон или высота пролета), при этом используется от четырех до пяти знаков для изложения следующей информации:</text:p>
      <text:p text:style-name="Нормальный">эшелон полета обозначается буквой F, за которой без пробелов записываются три цифры соответствующие эшелону полета и указанные в<text:s/><text:a xlink:href="https://myclub.garant.ru/document/redirect/197839/11000" office:target-frame-name="_top" xlink:show="replace">приложении</text:a><text:s/>к Федеральным правилам (примеры: F290, F380);</text:p>
      <text:p text:style-name="Нормальный">эшелон полета обозначается буквой S, за которой без пробелов записывается значение эшелона в десятках метров по давлению 760 мм рт. ст. (примеры: S1035 - эшелон<text:s/>10350 м; S0335 - эшелон 3350 м);</text:p>
      <text:p text:style-name="Нормальный">высота полета обозначается буквой M, за которой без пробелов записывается значение высоты полета в десятках метров, определяемой по минимальному атмосферному давлению, приведенному к уровню моря, при этом необходимое количество цифр дополняется с помощью нулей (пример: M0040 - высота 400 м);</text:p>
      <text:p text:style-name="Нормальный">высота полета обозначается буквой A, за которой в сотнях футов записывается значение абсолютной высоты полета в сотнях футов, при этом необходимое количество цифр дополняется с помощью нулей (пример: A045 - высота 4500 футов);</text:p>
      <text:p text:style-name="Нормальный">вместо высоты полета при его выполнении по ПВП в воздушном пространстве класса G указывается VFR.</text:p>
      <text:p text:style-name="Нормальный">Кроме вышеуказанной информации, в поле 14 возможно изложение дополнительной информации. Она записывается последовательно и предусматривает информацию об уровне пролета, выше или ниже которого планирует пролет пункта (основной точки) воздушное судно.</text:p>
      <text:p text:style-name="Нормальный">Если после значения эшелона или высоты пролета записывается буква "A", то воздушное судно пролетит пункт (основную точку) на указанном уровне или выше него.</text:p>
      <text:p text:style-name="Нормальный">Если после значения эшелона или высоты пролета записывается буква "B", то воздушное судно пролетит пункт (основную точку) на указанном уровне или него.</text:p>
      <text:p text:style-name="Нормальный">Примеры заполнения поля 14:</text:p>
      <text:p text:style-name="Нормальный">-LN/1746F160;</text:p>
      <text:p text:style-name="Нормальный">-CLN/1831F240F180A;</text:p>
      <text:p text:style-name="Нормальный">-LNX/1205F160F200B.</text:p>
      <text:p text:style-name="Нормальный"><text:bookmark-start text:name="anchor35"/><text:bookmark-end text:name="anchor35"/>35. Дополнительные стандартные сообщения включают в себя:</text:p>
      <text:p text:style-name="Нормальный">RQP - запрос плана полета;</text:p>
      <text:p text:style-name="Нормальный">RQS - запрос дополнительного плана полета;</text:p>
      <text:p text:style-name="Нормальный">SPL - дополнительный план полета;</text:p>
      <text:p text:style-name="Нормальный">REJ - сообщение, касающееся отказа в обработке сообщения FPL;</text:p>
      <text:p text:style-name="Нормальный">ACK - сообщение, касающееся приема к обработке сообщения FPL;</text:p>
      <text:p text:style-name="Нормальный">ULS - сообщение, касающееся выполнения полета воздушного судна литера "A" или литера "K";</text:p>
      <text:p text:style-name="Нормальный">FLI - сообщение о пролете пункта обязательного донесения;</text:p>
      <text:p text:style-name="Нормальный">RVM - сообщение об установлении временного режима или местного режима или кратковременных ограничений;</text:p>
      <text:p text:style-name="Нормальный">RVI - сообщение о снятии временного режима или местного режима или кратковременных ограничений;</text:p>
      <text:p text:style-name="Нормальный">APZ - ограничение или прекращение приема воздушных судов на аэродроме;</text:p>
      <text:p text:style-name="Нормальный">APW - возобновление приема воздушных судов на аэродроме;</text:p>
      <text:p text:style-name="Нормальный">FLA - сообщение о полете воздушного судна на запасной аэродром.</text:p>
      <text:p text:style-name="Нормальный"><text:bookmark-start text:name="anchor351"/><text:bookmark-end text:name="anchor351"/><text:soft-page-break/>35.1. RQP подается органом обслуживания воздушного движения (управления полетами) в случаях, когда относительно полета воздушного судна ранее не поступало сообщение PLN, но при этом поступают другие сообщения о его полете, включая CPL и EST, или воздушное судно устанавливает радиотелефонную связь и нуждается в обслуживании.</text:p>
      <text:p text:style-name="Нормальный"><text:bookmark-start text:name="anchor352"/><text:bookmark-end text:name="anchor352"/>35.2. RQS подается органом обслуживания воздушного движения (управления полетами) в случае необходимости получения от органа обслуживания воздушного движения (управления полетами) на аэродроме вылета данных дополнительного плана полета, включая данные поля 19 сообщения о представленном плане полета воздушного судна.</text:p>
      <text:p text:style-name="Нормальный"><text:bookmark-start text:name="anchor353"/><text:bookmark-end text:name="anchor353"/>35.3. SPL подается органом обслуживания воздушного движения (управления полетами) аэродрома вылета в ответ на сообщение RQS.</text:p>
      <text:p text:style-name="Нормальный"><text:bookmark-start text:name="anchor354"/><text:bookmark-end text:name="anchor354"/>35.4. Сообщения RQP, RQS и SPL включают в себя следующую информацию:</text:p>
      <text:p text:style-name="Нормальный">Поле 3 - ТИП СООБЩЕНИЯ (указывается RQP или RQS или SPL)</text:p>
      <text:p text:style-name="Нормальный">Поле 7 - ОПОЗНАВАТЕЛЬНЫЙ ИНДЕКС ВОЗДУШНОГО СУДНА</text:p>
      <text:p text:style-name="Нормальный">Поле 13 - АЭРОДРОМ И ВРЕМЯ ВЫЛЕТА</text:p>
      <text:p text:style-name="Нормальный">Поле 16 - АЭРОДРОМ НАЗНАЧЕНИЯ И ОБЩЕЕ РАСЧЕТНОЕ ИСТЕКШЕЕ ВРЕМЯ, ЗАПАСНОЙ(ЫЕ) АЭРОДРОМ(Ы) ПУНКТА НАЗНАЧЕНИЯ</text:p>
      <text:p text:style-name="Нормальный">Поле 18 - ПРОЧАЯ ИНФОРМАЦИЯ</text:p>
      <text:p text:style-name="Нормальный">Поле 19 - ДОПОЛНИТЕЛЬНАЯ ИНФОРМАЦИЯ (указывается только для SPL)</text:p>
      <text:p text:style-name="Нормальный"><text:bookmark-start text:name="anchor355"/><text:bookmark-end text:name="anchor355"/>35.5. Состав (объем)<text:s/>информации, включаемой в каждое установленное поле сообщения RQP, RQS и SPL, соответствует составу (объему) информации для аналогичных полей сообщения о представленном плане полета, указанному в<text:s/><text:a xlink:href="#anchor200" office:target-frame-name="_top" xlink:show="replace">главе II</text:a><text:s/>настоящего Табеля сообщения.</text:p>
      <text:p text:style-name="Нормальный"><text:bookmark-start text:name="anchor356"/><text:bookmark-end text:name="anchor356"/>35.6. Сообщение REJ подается главным центром или зональным центром Единой системы если сообщение FPL подано с отступлением от правил его составления и не может быть обработано органами обслуживания воздушного движения.</text:p>
      <text:p text:style-name="Нормальный">Сообщение REJ включает в себя:</text:p>
      <text:p text:style-name="Нормальный">Поле 3 - ТИП СООБЩЕНИЯ</text:p>
      <text:p text:style-name="Нормальный">Поле 7 - ОПОЗНАВАТЕЛЬНЫЙ ИНДЕКС ВОЗДУШНОГО СУДНА</text:p>
      <text:p text:style-name="Нормальный">Поле 8 - ПРАВИЛА ПОЛЕТОВ И ТИП ПОЛЕТА</text:p>
      <text:p text:style-name="Нормальный">Поле 9 - КОЛИЧЕСТВО И ТИП ВОЗДУШНЫХ СУДОВ, КАТЕГОРИЯ ТУРБУЛЕНТНОСТИ СЛЕДА</text:p>
      <text:p text:style-name="Нормальный">Поле 10 - ОБОРУДОВАНИЕ</text:p>
      <text:p text:style-name="Нормальный">Поле 13 - АЭРОДРОМ И ВРЕМЯ ВЫЛЕТА</text:p>
      <text:p text:style-name="Нормальный">Поле 15 - МАРШРУТ</text:p>
      <text:p text:style-name="Нормальный">Поле 16 - АЭРОДРОМ НАЗНАЧЕНИЯ И ОБЩЕЕ РАСЧЕТНОЕ ИСТЕКШЕЕ ВРЕМЯ, ЗАПАСНОЙ(ЫЕ) АЭРОДРОМ(Ы) ПУНКТА НАЗНАЧЕНИЯ</text:p>
      <text:p text:style-name="Нормальный">Поле 18 - ПРОЧАЯ ИНФОРМАЦИЯ</text:p>
      <text:p text:style-name="Нормальный">Сообщение ACK подается главным центром или зональным центром Единой системы, если сообщение FPL принято для автоматизированной обработки и включает в себя:</text:p>
      <text:p text:style-name="Нормальный">Поле 3 - ТИП СООБЩЕНИЯ</text:p>
      <text:p text:style-name="Нормальный">Поле 7 - ОПОЗНАВАТЕЛЬНЫЙ ИНДЕКС ВОЗДУШНОГО СУДНА</text:p>
      <text:p text:style-name="Нормальный">Поле 13 - АЭРОДРОМ И ВРЕМЯ ВЫЛЕТА</text:p>
      <text:p text:style-name="Нормальный">Поле 16 - АЭРОДРОМ НАЗНАЧЕНИЯ И ОБЩЕЕ РАСЧЕТНОЕ ИСТЕКШЕЕ ВРЕМЯ, ЗАПАСНОЙ(ЫЕ) АЭРОДРОМ(Ы) ПУНКТА НАЗНАЧЕНИЯ</text:p>
      <text:p text:style-name="Нормальный">Поле<text:s/>18 - ПРОЧАЯ ИНФОРМАЦИЯ.</text:p>
      <text:p text:style-name="Нормальный">Состав (объем) информации, включаемой в каждое установленное поле для сообщений REJ или ACK, соответствует составу (объему) информации для аналогичных полей сообщения о представленном плане полета, указанному в<text:s/><text:a xlink:href="#anchor200" office:target-frame-name="_top" xlink:show="replace">главе II</text:a><text:s/>настоящего Табеля сообщения.</text:p>
      <text:p text:style-name="Нормальный"><text:bookmark-start text:name="anchor357"/><text:bookmark-end text:name="anchor357"/>35.7. Сообщение ULS передается главным центром Единой системы в отношении предстоящего полета воздушного судна литера "A" и/или литера "K".</text:p>
      <text:p text:style-name="Нормальный">Сообщение ULS включает в себя:</text:p>
      <text:p text:style-name="Нормальный">Поле 3 - ТИП СООБЩЕНИЯ</text:p>
      <text:soft-page-break/>
      <text:p text:style-name="Нормальный">Поле 7 - ОПОЗНАВАТЕЛЬНЫЙ ИНДЕКС ВОЗДУШНОГО СУДНА</text:p>
      <text:p text:style-name="Нормальный">Поле 9 - КОЛИЧЕСТВО И ТИП ВОЗДУШНЫХ СУДОВ, КАТЕГОРИЯ ТУРБУЛЕНТНОСТИ СЛЕДА</text:p>
      <text:p text:style-name="Нормальный">Поле 13 - АЭРОДРОМ И ВРЕМЯ ВЫЛЕТА</text:p>
      <text:p text:style-name="Нормальный">Поле 16 - АЭРОДРОМ НАЗНАЧЕНИЯ И ОБЩЕЕ РАСЧЕТНОЕ ИСТЕКШЕЕ ВРЕМЯ, ЗАПАСНОЙ(ЫЕ) АЭРОДРОМ(Ы) ПУНКТА НАЗНАЧЕНИЯ</text:p>
      <text:p text:style-name="Нормальный">Поле 18 -<text:s/>ПРОЧАЯ ИНФОРМАЦИЯ</text:p>
      <text:p text:style-name="P124">Информация об изменениях:</text:p>
      <text:p text:style-name="Информацияоверсии"><text:bookmark-start text:name="anchor358"/><text:bookmark-end text:name="anchor358"/><text:a xlink:href="https://myclub.garant.ru/document/redirect/71594146/1030" office:target-frame-name="_top" xlink:show="replace">Приказом</text:a><text:s/>Минтранса России от 22 декабря 2016 г. N 403 подпункт 35.8 изложен в новой редакции,<text:s/><text:a xlink:href="https://myclub.garant.ru/document/redirect/71594146/2" office:target-frame-name="_top" xlink:show="replace">вступающей в силу</text:a><text:s/>через 365 дней со дня<text:s/><text:a xlink:href="https://myclub.garant.ru/document/redirect/71594147/0" office:target-frame-name="_top" xlink:show="replace">официального опубликования</text:a><text:s/>названного приказа</text:p>
      <text:p text:style-name="Информацияоверсии"><text:a xlink:href="https://myclub.garant.ru/document/redirect/57422230/358" office:target-frame-name="_top" xlink:show="replace">См. текст подпункта в предыдущей редакции</text:a></text:p>
      <text:p text:style-name="Нормальный">35.8. Сообщение FLI передается органом обслуживания воздушного движения (управления полетами) в адреса главного центра Единой системы, своего зонального центра Единой системы или регионального центра Единой системы в отношении:</text:p>
      <text:p text:style-name="Нормальный">воздушных судов, выполняющих международные полеты, после пересечения ими государственной границы Российской Федерации;</text:p>
      <text:p text:style-name="Нормальный">воздушных судов литера "А", при влете и вылете в/из диспетчерский район (диспетчерскую зону), а также после пролета<text:s/>основных точек, специально определенных главным центром Единой системы для конкретного литера "А".</text:p>
      <text:p text:style-name="Нормальный">Сообщение FLI включает в себя:</text:p>
      <text:p text:style-name="Нормальный">поле 3 - ТИП СООБЩЕНИЯ (FLI)</text:p>
      <text:p text:style-name="Нормальный">поле 7 - ОПОЗНАВАТЕЛЬНЫЙ ИНДЕКС ВОЗДУШНОГО СУДНА</text:p>
      <text:p text:style-name="Нормальный">поле 18 - ПРОЧАЯ ИНФОРМАЦИЯ.</text:p>
      <text:p text:style-name="Нормальный">В поле 18 "Прочая<text:s/>информация" после сокращения:</text:p>
      <text:p text:style-name="Нормальный">DATA/ для международных полетов указывается дата пересечения государственной границы Российской Федерации, а для воздушных судов литера "А" - дата влета/вылета в/из диспетчерский район (диспетчерскую зону) или дата пролета основной точки;</text:p>
      <text:p text:style-name="Нормальный">ATO/ записывается полное наименование коридора государственной границы Российской Федерации, а для воздушных судов литера "A" - наименование точки влета/вылета в/из диспетчерский район (диспетчерскую зону) или основной точки, а также фактические время и эшелон их пролета.</text:p>
      <text:p text:style-name="Нормальный">Примеры заполнения поля 18: -DATA/2212 ATO/OLMIS0008 F330.</text:p>
      <text:p text:style-name="P125">Информация об изменениях:</text:p>
      <text:p text:style-name="Информацияоверсии"><text:bookmark-start text:name="anchor359"/><text:bookmark-end text:name="anchor359"/><text:a xlink:href="https://myclub.garant.ru/document/redirect/71594146/1031" office:target-frame-name="_top" xlink:show="replace">Приказом</text:a><text:s/>Минтранса России от 22 декабря 2016 г. N 403 подпункт 35.9<text:s/>изложен в новой редакции</text:p>
      <text:p text:style-name="Информацияоверсии"><text:a xlink:href="https://myclub.garant.ru/document/redirect/57422229/359" office:target-frame-name="_top" xlink:show="replace">См. текст подпункта в предыдущей редакции</text:a></text:p>
      <text:p text:style-name="Нормальный">35.9 Сообщения RVM и RVI подаются центрами Единой системы при установлении и снятии временного режима или местного<text:s/>режима, или кратковременных ограничений в порядке, изложенном в<text:s/><text:a xlink:href="#anchor20000" office:target-frame-name="_top" xlink:show="replace">приложении N 2</text:a><text:s/>к настоящему Табелю сообщений.</text:p>
      <text:p text:style-name="Нормальный">Сообщения RVM и RVI включают в себя:</text:p>
      <text:p text:style-name="Нормальный">поле 3 - ТИП СООБЩЕНИЯ</text:p>
      <text:p text:style-name="Нормальный">поле 7 - ОПОЗНАВАТЕЛЬНЫЙ ИНДЕКС ВОЗДУШНОГО СУДНА</text:p>
      <text:p text:style-name="Нормальный">поле 18<text:s/>- ПРОЧАЯ ИНФОРМАЦИЯ.</text:p>
      <text:p text:style-name="Нормальный">В поле 3 после круглой скобки без пробела указывается тип сообщения: RVM или RVI.</text:p>
      <text:p text:style-name="Нормальный">В поле 7 задействуется не более семи буквенно-цифровых знакомест для указания:</text:p>
      <text:p text:style-name="Нормальный">типа запрещения или ограничения использования воздушного пространства:</text:p>
      <text:p text:style-name="Нормальный">VR<text:s/>- временный режим, MR - местный режим, КО - кратковременное ограничение;</text:p>
      <text:p text:style-name="Нормальный">номер запрещения или ограничения использования воздушного пространства по учету соответствующего центра Единой системы (до пяти цифр от 0 до 9).</text:p>
      <text:p text:style-name="Нормальный">В поле 18 после RMK/ излагается:</text:p>
      <text:p text:style-name="Нормальный">для<text:s/>RVM - содержание VR или MR, или КО;</text:p>
      <text:soft-page-break/>
      <text:p text:style-name="Нормальный">для RVI - информация о времени снятия или переноса запретов и ограничений на использование воздушного пространства".</text:p>
      <text:p text:style-name="Нормальный">Состав (объем) информации, включаемой в каждое установленное поле сообщения RVM или RVI, соответствует<text:s/>составу (объему) информации для аналогичных полей сообщения о представленном плане полета, указанном в<text:s/><text:a xlink:href="#anchor200" office:target-frame-name="_top" xlink:show="replace">главе II</text:a><text:s/>настоящего Табеля сообщения.</text:p>
      <text:p text:style-name="Нормальный"><text:bookmark-start text:name="anchor3510"/><text:bookmark-end text:name="anchor3510"/>35.10. Сообщения APZ и APW подаются органом обслуживания воздушного движения (управления полетами), предоставляющим аэродромное диспетчерское обслуживание, в тех случаях, когда от главного оператора аэропорта либо старшего авиационного начальника аэродрома соответственно поступает информация:</text:p>
      <text:p text:style-name="Нормальный">об ограничении или прекращении приема воздушных судов на аэродроме;</text:p>
      <text:p text:style-name="Нормальный">или о возобновлении приема воздушных судов на аэродроме.</text:p>
      <text:p text:style-name="Нормальный">Сообщения APZ и APW включают в себя:</text:p>
      <text:p text:style-name="Нормальный">Поле 3 - ТИП СООБЩЕНИЯ (APZ или APW)</text:p>
      <text:p text:style-name="Нормальный">Поле 18 - ПРОЧАЯ ИНФОРМАЦИЯ (указываются данные относительно режима приема воздушных судов на аэродроме)</text:p>
      <text:p text:style-name="Нормальный">Состав (объем) информации, включаемой в каждое установленное поле сообщения APZ или APW, соответствует составу (объему) информации для аналогичных полей сообщения о представленном плане полета, указанному в<text:s/><text:a xlink:href="#anchor200" office:target-frame-name="_top" xlink:show="replace">главе II</text:a><text:s/>настоящего Табеля сообщения.</text:p>
      <text:p text:style-name="Нормальный"><text:bookmark-start text:name="anchor3511"/><text:bookmark-end text:name="anchor3511"/>35.11. Сообщение FLA подаются органом обслуживания воздушного движения (управления полетами), в тех случаях, когда становится известно, что воздушное судно выполняет полет на запасной аэродром.</text:p>
      <text:p text:style-name="Нормальный">Сообщение FLA включает в себя:</text:p>
      <text:p text:style-name="Нормальный">Поле 3 - ТИП СООБЩЕНИЯ (FLA)</text:p>
      <text:p text:style-name="Нормальный">Поле 7 - ОПОЗНАВАТЕЛЬНЫЙ ИНДЕКС ВОЗДУШНОГО СУДНА</text:p>
      <text:p text:style-name="Нормальный">Поле 16 - АЭРОДРОМ НАЗНАЧЕНИЯ И ОБЩЕЕ РАСЧЕТНОЕ ИСТЕКШЕЕ ВРЕМЯ, ЗАПАСНОЙ(ЫЕ) АЭРОДРОМ(Ы) ПУНКТА НАЗНАЧЕНИЯ</text:p>
      <text:p text:style-name="Нормальный">Поле 18 - ПРОЧАЯ ИНФОРМАЦИЯ</text:p>
      <text:p text:style-name="Нормальный">Состав (объем) информации, включаемой в каждое установленное поле сообщения FLA, соответствует составу (объему) информации для аналогичных полей сообщения о представленном плане полета, указанному в<text:s/><text:a xlink:href="#anchor200" office:target-frame-name="_top" xlink:show="replace">главе II</text:a><text:s/>настоящего Табеля сообщения.</text:p>
      <text:p text:style-name="Нормальный"><text:bookmark-start text:name="anchor36"/><text:bookmark-end text:name="anchor36"/>36. К сообщениям, касающимся организации потоков воздушного движения, относятся:</text:p>
      <text:p text:style-name="Нормальный">SPS - сообщение о пропускной способности диспетчерских пунктов (секторов);</text:p>
      <text:p text:style-name="Нормальный">AIM - сообщение о прогнозируемом превышении пропускной способности диспетчерских пунктов (секторов);</text:p>
      <text:p text:style-name="Нормальный">ANM - сообщение о вводе регулирующих мер организации потоков воздушного движения;</text:p>
      <text:p text:style-name="Нормальный">SCN - сообщение об отмене регулирующих мер организации потоков воздушного движения (ANM);</text:p>
      <text:p text:style-name="Нормальный">RRP - сообщение с предложением изменения маршрута полета воздушного судна;</text:p>
      <text:p text:style-name="Нормальный">SAM - сообщение о распределении слотов;</text:p>
      <text:p text:style-name="Нормальный">SLC - сообщение об отмене распределения слотов (SAM);</text:p>
      <text:p text:style-name="Нормальный">SLT - сообщение о назначении расчетного времени посадки на аэродроме;</text:p>
      <text:p text:style-name="Нормальный">CSL - сообщение об отмене SLT - назначенного расчетного времени посадки на аэродроме (SLT).</text:p>
      <text:p text:style-name="P126">Информация об изменениях:</text:p>
      <text:p text:style-name="Информацияоверсии"><text:bookmark-start text:name="anchor361"/><text:bookmark-end text:name="anchor361"/><text:a xlink:href="https://myclub.garant.ru/document/redirect/71594146/1032" office:target-frame-name="_top" xlink:show="replace">Приказом</text:a><text:s/>Минтранса России от 22 декабря 2016 г. N 403 в подпункт 36.1 внесены изменения,<text:s/><text:a xlink:href="https://myclub.garant.ru/document/redirect/71594146/2" office:target-frame-name="_top" xlink:show="replace">вступающие в силу</text:a><text:s/>через 365 дней со дня<text:s/><text:a xlink:href="https://myclub.garant.ru/document/redirect/71594147/0" office:target-frame-name="_top" xlink:show="replace">официального опубликования</text:a><text:s/>названного приказа</text:p>
      <text:p text:style-name="Информацияоверсии"><text:a xlink:href="https://myclub.garant.ru/document/redirect/57422230/361" office:target-frame-name="_top" xlink:show="replace">См. текст подпункта в предыдущей редакции</text:a></text:p>
      <text:p text:style-name="Нормальный">36.1. Сообщение SPS подается органом обслуживания воздушного движения (управления полетами) в главный центр Единой системы и зональный центр Единой системы, в зону ответственности которого входит диспетчерский район (диспетчерская зона), для предоставления<text:s/><text:soft-page-break/>информации о нормативах пропускной способности своих диспетчерских пунктов (секторов) либо об их изменении.</text:p>
      <text:p text:style-name="Нормальный">В сообщении SPS указываются диспетчерские пункты (сектора) и количество вошедших и обслуживаемых воздушных судов в час, причины изменения нормативов пропускной способности и период действия таких изменений, если они носят временный характер.</text:p>
      <text:p text:style-name="Нормальный"><text:bookmark-start text:name="anchor13613"/><text:bookmark-end text:name="anchor13613"/>Орган обслуживания воздушного движения, предоставляющий аэродромное диспетчерское обслуживание на аэродроме гражданской<text:s/>авиации, в сообщении SPS дополнительно в поле 18 после TPA/ указывает среднее время движения воздушного судна по рабочей площади аэродрома (два знака - часы и два знака - минуты), которое проходит от момента начала движения воздушного судна с перрона (стоянки) до момента взлета.</text:p>
      <text:p text:style-name="Нормальный"><text:bookmark-start text:name="anchor13614"/><text:bookmark-end text:name="anchor13614"/>TPA/ для различных условий определяются совместно оператором аэропорта и органом обслуживания воздушного движения с учетом необходимого времени на выполнение процедур аэродромного обслуживания и формирования потока вылетающих воздушных судов.</text:p>
      <text:p text:style-name="Нормальный"><text:bookmark-start text:name="anchor362"/><text:bookmark-end text:name="anchor362"/>36.2. Сообщение AIM подается главным центром Единой системы или зональным центром Единой системы на этапах предтактического и тактического (текущего) планирования использования воздушного пространства при прогнозировании превышения потока<text:s/>воздушного движения над пропускной способностью диспетчерских пунктов (секторов).</text:p>
      <text:p text:style-name="Нормальный">Сообщение AIM обеспечивает информирующие меры организации потоков воздушного движения и в нем указывается период времени, диспетчерский пункт (сектор) и значение превышения нормативов пропускной способности, а также информация из планов полетов, касающаяся воздушных судов, которые планируют выполнять полет в указанный период в границах ответственности диспетчерского пункта (сектора).</text:p>
      <text:p text:style-name="Нормальный"><text:bookmark-start text:name="anchor363"/><text:bookmark-end text:name="anchor363"/>36.3. Сообщения ANM и SCN подаются главным<text:s/>центром Единой системы или зональным центром Единой системы на этапах предтактического и тактического (текущего) планирования использования воздушного пространства с тем, чтобы уведомить органы обслуживания воздушного движения (управления полетами) и эксплуатантов о вводе или отмене регулирующих мер организации потоков воздушного движения в диспетчерском районе (диспетчерской зоне).</text:p>
      <text:p text:style-name="Нормальный"><text:bookmark-start text:name="anchor364"/><text:bookmark-end text:name="anchor364"/>36.4. Сообщение RRP подается главным центром Единой системы или зональным центром Единой системы на этапах предтактического и<text:s/>тактического (текущего) планирования использования воздушного пространства для регулирования потока воздушного движения, а также в случаях изменения аэронавигационной или режимной обстановки.</text:p>
      <text:p text:style-name="Нормальный">Сообщение RRP содержит информацию о необходимых изменениях маршрута полета воздушного судна относительно диспетчерских районов (диспетчерских зон), где в силу прогнозируемой интенсивности воздушного движения и/или запретов и ограничений, устанавливаемых на маршрутах обслуживания воздушного движения, может быть превышение нормативов пропускной способности диспетчерского пункта (сектора).</text:p>
      <text:p text:style-name="Нормальный"><text:bookmark-start text:name="anchor365"/><text:bookmark-end text:name="anchor365"/>36.5. Сообщения SAM и SLC подаются главным центром Единой системы или зональным центром Единой системы на этапах предтактического и тактического (текущего) планирования использования воздушного пространства для регулирования потока воздушного движения по времени пролета установленных основных точек диспетчерского района (диспетчерской зоны), а также в случаях изменения аэронавигационной или режимной обстановки.</text:p>
      <text:p text:style-name="Нормальный"><text:bookmark-start text:name="anchor366"/><text:bookmark-end text:name="anchor366"/>36.6. Сообщения SLT и CSL подаются органом обслуживания воздушного движения (управления полетами), предоставляющим аэродромное диспетчерское обслуживание на аэродромах гражданской авиации, условия прилета воздушных судов на которые вне расписания регулярных воздушных перевозок требуют предварительного согласования с главным оператором аэропорта.</text:p>
      <text:p text:style-name="Нормальный"><text:bookmark-start text:name="anchor367"/><text:bookmark-end text:name="anchor367"/>36.7. Состав (объем) информации, включаемой в сообщения, касающиеся организации потоков воздушного движения, а также примеры составления указанных сообщений изложены в<text:s/><text:a xlink:href="#anchor80000" office:target-frame-name="_top" xlink:show="replace">приложении N 8</text:a><text:s/>к настоящему Табелю сообщений.</text:p>
      <text:p text:style-name="Нормальный"><text:bookmark-start text:name="anchor368"/><text:bookmark-end text:name="anchor368"/>36.8. Для заполнения полей сообщения, касающегося организации потоков воздушного движения в соответствующих случаях допускается использование букв русского алфавита.</text:p>
      <text:p text:style-name="Нормальный"/>
      <text:soft-page-break/>
      <text:p text:style-name="P127">──────────────────────────────</text:p>
      <text:p text:style-name="Нормальный"><text:bookmark-start text:name="anchor1111"/><text:bookmark-end text:name="anchor1111"/>*<text:s/><text:a xlink:href="https://myclub.garant.ru/document/redirect/70153546/0" office:target-frame-name="_top" xlink:show="replace">Приказ</text:a><text:s/>Министерства транспорта Российской Федерации от 16 января 2012 г. N 6 "Об утверждении Федеральных авиационных правил "Организация планирования использования воздушного пространства<text:s/>Российской Федерации" (зарегистрирован Минюстом России 22 марта 2012 г., регистрационный N 23577).</text:p>
      <text:p text:style-name="Нормальный"><text:bookmark-start text:name="anchor11111"/><text:bookmark-end text:name="anchor11111"/>*<text:s/><text:a xlink:href="https://myclub.garant.ru/document/redirect/2540490/0" office:target-frame-name="_top" xlink:show="replace">Конвенция</text:a><text:s/>о международной гражданской авиации, Doc 7910, издание 146, 2012 год; www.icao.int.</text:p>
      <text:p text:style-name="P128"/>
      <text:p text:style-name="P144">Информация об изменениях:</text:p>
      <text:p text:style-name="Информацияоверсии"><text:bookmark-start text:name="anchor10000"/><text:bookmark-end text:name="anchor10000"/><text:a xlink:href="https://myclub.garant.ru/document/redirect/71594146/1033" office:target-frame-name="_top" xlink:show="replace">Приказом</text:a><text:s/>Минтранса России от 22 декабря 2016 г. N 403 в приложение внесены изменения</text:p>
      <text:p text:style-name="Информацияоверсии"><text:a xlink:href="https://myclub.garant.ru/document/redirect/57422229/10000" office:target-frame-name="_top" xlink:show="replace">См. текст приложения в предыдущей редакции</text:a></text:p>
      <text:p text:style-name="P145"><text:span text:style-name="T146">Приложение 1 к<text:s/></text:span><text:a xlink:href="#anchor1000" office:target-frame-name="_top" xlink:show="replace"><text:span text:style-name="T147">Табелю</text:span></text:a><text:span text:style-name="T148"><text:s/>сообщений<text:s/></text:span><text:span text:style-name="T149">о движении воздушных судов в Российской Федерации</text:span></text:p>
      <text:p text:style-name="Нормальный"/>
      <text:h text:style-name="Заголовок1" text:outline-level="1">Перечень стандартных сообщений</text:h>
      <text:p text:style-name="Информацияобизменениях">С изменениями и дополнениями от:</text:p>
      <text:p text:style-name="Информацияобизменениях">22 декабря 2016 г.</text:p>
      <text:p text:style-name="Нормальный"/>
      <table:table table:style-name="Table150">
        <table:table-columns>
          <table:table-column table:style-name="TableColumn151"/>
          <table:table-column table:style-name="TableColumn152"/>
          <table:table-column table:style-name="TableColumn153"/>
          <table:table-column table:style-name="TableColumn154"/>
          <table:table-column table:style-name="TableColumn155"/>
          <table:table-column table:style-name="TableColumn156"/>
          <table:table-column table:style-name="TableColumn157"/>
          <table:table-column table:style-name="TableColumn158"/>
          <table:table-column table:style-name="TableColumn159"/>
          <table:table-column table:style-name="TableColumn160"/>
          <table:table-column table:style-name="TableColumn161"/>
          <table:table-column table:style-name="TableColumn162"/>
          <table:table-column table:style-name="TableColumn163"/>
          <table:table-column table:style-name="TableColumn164"/>
          <table:table-column table:style-name="TableColumn165"/>
          <table:table-column table:style-name="TableColumn166"/>
          <table:table-column table:style-name="TableColumn167"/>
          <table:table-column table:style-name="TableColumn168"/>
          <table:table-column table:style-name="TableColumn169"/>
        </table:table-columns>
        <table:table-row table:style-name="TableRow170">
          <table:table-cell table:style-name="TableCell171">
            <text:p text:style-name="P172"><text:bookmark-start text:name="anchor100001"/><text:bookmark-end text:name="anchor100001"/>Категория сообщения</text:p>
          </table:table-cell>
          <table:table-cell table:style-name="TableCell173">
            <text:p text:style-name="P174">Тип сообщения</text:p>
          </table:table-cell>
          <table:table-cell table:style-name="TableCell175">
            <text:p text:style-name="P176">Индекс типа сообщения</text:p>
          </table:table-cell>
          <table:table-cell table:style-name="TableCell177" table:number-columns-spanned="16">
            <text:p text:style-name="P178">Типы полей и данные, содержащиеся в них</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79">
          <table:table-cell table:style-name="TableCell180">
            <text:p text:style-name="P181">3</text:p>
          </table:table-cell>
          <table:table-cell table:style-name="TableCell182">
            <text:p text:style-name="P183">5</text:p>
          </table:table-cell>
          <table:table-cell table:style-name="TableCell184">
            <text:p text:style-name="P185">7</text:p>
          </table:table-cell>
          <table:table-cell table:style-name="TableCell186">
            <text:p text:style-name="P187">8</text:p>
          </table:table-cell>
          <table:table-cell table:style-name="TableCell188">
            <text:p text:style-name="P189">9</text:p>
          </table:table-cell>
          <table:table-cell table:style-name="TableCell190">
            <text:p text:style-name="P191">10</text:p>
          </table:table-cell>
          <table:table-cell table:style-name="TableCell192">
            <text:p text:style-name="P193">13</text:p>
          </table:table-cell>
          <table:table-cell table:style-name="TableCell194">
            <text:p text:style-name="P195">14</text:p>
          </table:table-cell>
          <table:table-cell table:style-name="TableCell196">
            <text:p text:style-name="P197">15</text:p>
          </table:table-cell>
          <table:table-cell table:style-name="TableCell198">
            <text:p text:style-name="P199">16</text:p>
          </table:table-cell>
          <table:table-cell table:style-name="TableCell200">
            <text:p text:style-name="P201">17</text:p>
          </table:table-cell>
          <table:table-cell table:style-name="TableCell202">
            <text:p text:style-name="P203">18</text:p>
          </table:table-cell>
          <table:table-cell table:style-name="TableCell204">
            <text:p text:style-name="P205">19</text:p>
          </table:table-cell>
          <table:table-cell table:style-name="TableCell206">
            <text:p text:style-name="P207">20</text:p>
          </table:table-cell>
          <table:table-cell table:style-name="TableCell208">
            <text:p text:style-name="P209">21</text:p>
          </table:table-cell>
          <table:table-cell table:style-name="TableCell210">
            <text:p text:style-name="P211">22</text:p>
          </table:table-cell>
          <table:table-cell>
            <text:p text:style-name="P211"/>
          </table:table-cell>
          <table:table-cell>
            <text:p text:style-name="P211"/>
          </table:table-cell>
          <table:table-cell>
            <text:p text:style-name="P211"/>
          </table:table-cell>
        </table:table-row>
        <table:table-row table:style-name="TableRow212">
          <table:table-cell table:style-name="TableCell213">
            <text:p text:style-name="P214">Тип сообщения</text:p>
          </table:table-cell>
          <table:table-cell table:style-name="TableCell215">
            <text:p text:style-name="P216">Описание аварийного положения</text:p>
          </table:table-cell>
          <table:table-cell table:style-name="TableCell217">
            <text:p text:style-name="P218">Опознавательный индекс воздушного судна</text:p>
          </table:table-cell>
          <table:table-cell table:style-name="TableCell219">
            <text:p text:style-name="P220">Правила полета и тип полета</text:p>
          </table:table-cell>
          <table:table-cell table:style-name="TableCell221">
            <text:p text:style-name="P222">Количество и тип ВС. Категория турбулентности следа</text:p>
          </table:table-cell>
          <table:table-cell table:style-name="TableCell223">
            <text:p text:style-name="P224">Оборудование и возможности</text:p>
          </table:table-cell>
          <table:table-cell table:style-name="TableCell225">
            <text:p text:style-name="P226">Аэродром и время вылета</text:p>
          </table:table-cell>
          <table:table-cell table:style-name="TableCell227">
            <text:p text:style-name="P228">Расчетные данные</text:p>
          </table:table-cell>
          <table:table-cell table:style-name="TableCell229">
            <text:p text:style-name="P230">Маршрут</text:p>
          </table:table-cell>
          <table:table-cell table:style-name="TableCell231">
            <text:p text:style-name="P232">Аэродром назначения и общее расчетное истекшее время, запасной (ые) аэродром (ы) пункта назначения</text:p>
          </table:table-cell>
          <table:table-cell table:style-name="TableCell233">
            <text:p text:style-name="P234">Аэродром и время прибытия</text:p>
          </table:table-cell>
          <table:table-cell table:style-name="TableCell235">
            <text:p text:style-name="P236">Прочая информация</text:p>
          </table:table-cell>
          <table:table-cell table:style-name="TableCell237">
            <text:p text:style-name="P238">Дополнительная информация</text:p>
          </table:table-cell>
          <table:table-cell table:style-name="TableCell239">
            <text:p text:style-name="P240">Информация для аварийного оповещения в целях поиска и спасания</text:p>
          </table:table-cell>
          <table:table-cell table:style-name="TableCell241">
            <text:p text:style-name="P242">Информация об<text:s/>отказе радиосвязи</text:p>
          </table:table-cell>
          <table:table-cell table:style-name="TableCell243">
            <text:p text:style-name="P244">Изменения</text:p>
          </table:table-cell>
          <table:table-cell>
            <text:p text:style-name="P244"/>
          </table:table-cell>
          <table:table-cell>
            <text:p text:style-name="P244"/>
          </table:table-cell>
          <table:table-cell>
            <text:p text:style-name="P244"/>
          </table:table-cell>
        </table:table-row>
        <table:table-row table:style-name="TableRow245">
          <table:table-cell table:style-name="TableCell246">
            <text:p text:style-name="Прижатыйвлево">Аварийное положение</text:p>
          </table:table-cell>
          <table:table-cell table:style-name="TableCell247">
            <text:p text:style-name="Прижатыйвлево">Аварийное оповещение</text:p>
          </table:table-cell>
          <table:table-cell table:style-name="TableCell248">
            <text:p text:style-name="P249">ALR</text:p>
          </table:table-cell>
          <table:table-cell table:style-name="TableCell250">
            <text:p text:style-name="P251">3</text:p>
          </table:table-cell>
          <table:table-cell table:style-name="TableCell252">
            <text:p text:style-name="P253">5</text:p>
          </table:table-cell>
          <table:table-cell table:style-name="TableCell254">
            <text:p text:style-name="P255"><draw:frame draw:style-name="a0" draw:name="Picture 1" text:anchor-type="as-char" svg:x="0in" svg:y="0in" svg:width="0.3937in" svg:height="0.3937in" style:rel-width="scale" style:rel-height="scale"><draw:image xlink:href="media/image1.png" xlink:type="simple" xlink:show="embed" xlink:actuate="onLoad"/><svg:title/><svg:desc/></draw:frame></text:p>
          </table:table-cell>
          <table:table-cell table:style-name="TableCell256">
            <text:p text:style-name="P257">8</text:p>
          </table:table-cell>
          <table:table-cell table:style-name="TableCell258">
            <text:p text:style-name="P259"><draw:frame draw:style-name="a1" draw:name="Picture 2" text:anchor-type="as-char" svg:x="0in" svg:y="0in" svg:width="0.3937in" svg:height="0.3937in" style:rel-width="scale" style:rel-height="scale"><draw:image xlink:href="media/image2.png" xlink:type="simple" xlink:show="embed" xlink:actuate="onLoad"/><svg:title/><svg:desc/></draw:frame></text:p>
          </table:table-cell>
          <table:table-cell table:style-name="TableCell260">
            <text:p text:style-name="P261">10</text:p>
          </table:table-cell>
          <table:table-cell table:style-name="TableCell262">
            <text:p text:style-name="P263"><draw:frame draw:style-name="a2" draw:name="Picture 3" text:anchor-type="as-char" svg:x="0in" svg:y="0in" svg:width="0.3937in" svg:height="0.3937in" style:rel-width="scale" style:rel-height="scale"><draw:image xlink:href="media/image3.png" xlink:type="simple" xlink:show="embed" xlink:actuate="onLoad"/><svg:title/><svg:desc/></draw:frame></text:p>
          </table:table-cell>
          <table:table-cell table:style-name="TableCell264">
            <text:p text:style-name="Нормальный"/>
          </table:table-cell>
          <table:table-cell table:style-name="TableCell265">
            <text:p text:style-name="P266"><draw:frame draw:style-name="a3" draw:name="Picture 4" text:anchor-type="as-char" svg:x="0in" svg:y="0in" svg:width="0.3937in" svg:height="0.3937in" style:rel-width="scale" style:rel-height="scale"><draw:image xlink:href="media/image4.png" xlink:type="simple" xlink:show="embed" xlink:actuate="onLoad"/><svg:title/><svg:desc/></draw:frame></text:p>
          </table:table-cell>
          <table:table-cell table:style-name="TableCell267">
            <text:p text:style-name="P268"><draw:frame draw:style-name="a4" draw:name="Picture 5" text:anchor-type="as-char" svg:x="0in" svg:y="0in" svg:width="0.3937in" svg:height="0.3937in" style:rel-width="scale" style:rel-height="scale"><draw:image xlink:href="media/image5.png" xlink:type="simple" xlink:show="embed" xlink:actuate="onLoad"/><svg:title/><svg:desc/></draw:frame></text:p>
          </table:table-cell>
          <table:table-cell table:style-name="TableCell269">
            <text:p text:style-name="Нормальный"/>
          </table:table-cell>
          <table:table-cell table:style-name="TableCell270">
            <text:p text:style-name="P271"><draw:frame draw:style-name="a5" draw:name="Picture 6" text:anchor-type="as-char" svg:x="0in" svg:y="0in" svg:width="0.3937in" svg:height="0.3937in" style:rel-width="scale" style:rel-height="scale"><draw:image xlink:href="media/image6.png" xlink:type="simple" xlink:show="embed" xlink:actuate="onLoad"/><svg:title/><svg:desc/></draw:frame></text:p>
          </table:table-cell>
          <table:table-cell table:style-name="TableCell272">
            <text:p text:style-name="P273"><draw:frame draw:style-name="a6" draw:name="Picture 7" text:anchor-type="as-char" svg:x="0in" svg:y="0in" svg:width="0.3937in" svg:height="0.3937in" style:rel-width="scale" style:rel-height="scale"><draw:image xlink:href="media/image7.png" xlink:type="simple" xlink:show="embed" xlink:actuate="onLoad"/><svg:title/><svg:desc/></draw:frame></text:p>
          </table:table-cell>
          <table:table-cell table:style-name="TableCell274">
            <text:p text:style-name="P275"><draw:frame draw:style-name="a7" draw:name="Picture 8" text:anchor-type="as-char" svg:x="0in" svg:y="0in" svg:width="0.3937in" svg:height="0.3937in" style:rel-width="scale" style:rel-height="scale"><draw:image xlink:href="media/image8.png" xlink:type="simple" xlink:show="embed" xlink:actuate="onLoad"/><svg:title/><svg:desc/></draw:frame></text:p>
          </table:table-cell>
          <table:table-cell table:style-name="TableCell276">
            <text:p text:style-name="Нормальный"/>
          </table:table-cell>
          <table:table-cell table:style-name="TableCell277">
            <text:p text:style-name="Нормальный"/>
          </table:table-cell>
        </table:table-row>
        <table:table-row table:style-name="TableRow278">
          <table:table-cell table:style-name="TableCell279">
            <text:p text:style-name="Прижатыйвлево">Отказ радиосвязи</text:p>
          </table:table-cell>
          <table:table-cell table:style-name="TableCell280">
            <text:p text:style-name="P281">RCF</text:p>
          </table:table-cell>
          <table:table-cell table:style-name="TableCell282">
            <text:p text:style-name="P283">3</text:p>
          </table:table-cell>
          <table:table-cell table:style-name="TableCell284">
            <text:p text:style-name="Нормальный"/>
          </table:table-cell>
          <table:table-cell table:style-name="TableCell285">
            <text:p text:style-name="P286">7</text:p>
          </table:table-cell>
          <table:table-cell table:style-name="TableCell287">
            <text:p text:style-name="Нормальный"/>
          </table:table-cell>
          <table:table-cell table:style-name="TableCell288">
            <text:p text:style-name="Нормальный"/>
          </table:table-cell>
          <table:table-cell table:style-name="TableCell289">
            <text:p text:style-name="Нормальный"/>
          </table:table-cell>
          <table:table-cell table:style-name="TableCell290">
            <text:p text:style-name="Нормальный"/>
          </table:table-cell>
          <table:table-cell table:style-name="TableCell291">
            <text:p text:style-name="Нормальный"/>
          </table:table-cell>
          <table:table-cell table:style-name="TableCell292">
            <text:p text:style-name="Нормальный"/>
          </table:table-cell>
          <table:table-cell table:style-name="TableCell293">
            <text:p text:style-name="Нормальный"/>
          </table:table-cell>
          <table:table-cell table:style-name="TableCell294">
            <text:p text:style-name="Нормальный"/>
          </table:table-cell>
          <table:table-cell table:style-name="TableCell295">
            <text:p text:style-name="Нормальный"/>
          </table:table-cell>
          <table:table-cell table:style-name="TableCell296">
            <text:p text:style-name="Нормальный"/>
          </table:table-cell>
          <table:table-cell table:style-name="TableCell297">
            <text:p text:style-name="Нормальный"/>
          </table:table-cell>
          <table:table-cell table:style-name="TableCell298">
            <text:p text:style-name="P299"><draw:frame draw:style-name="a8" draw:name="Picture 9" text:anchor-type="as-char" svg:x="0in" svg:y="0in" svg:width="0.3937in" svg:height="0.3937in" style:rel-width="scale" style:rel-height="scale"><draw:image xlink:href="media/image9.png" xlink:type="simple" xlink:show="embed" xlink:actuate="onLoad"/><svg:title/><svg:desc/></draw:frame></text:p>
          </table:table-cell>
          <table:table-cell table:style-name="TableCell300">
            <text:p text:style-name="Нормальный"/>
          </table:table-cell>
          <table:table-cell>
            <text:p text:style-name="Нормальный"/>
          </table:table-cell>
        </table:table-row>
        <table:table-row table:style-name="TableRow301">
          <table:table-cell table:style-name="TableCell302">
            <text:p text:style-name="Прижатыйвлево">Первичное сообщение об авиационном событии</text:p>
          </table:table-cell>
          <table:table-cell table:style-name="TableCell303">
            <text:p text:style-name="P304">ALD</text:p>
          </table:table-cell>
          <table:table-cell table:style-name="TableCell305">
            <text:p text:style-name="P306">3</text:p>
          </table:table-cell>
          <table:table-cell table:style-name="TableCell307">
            <text:p text:style-name="Нормальный"/>
          </table:table-cell>
          <table:table-cell table:style-name="TableCell308">
            <text:p text:style-name="P309">7</text:p>
          </table:table-cell>
          <table:table-cell table:style-name="TableCell310">
            <text:p text:style-name="Нормальный"/>
          </table:table-cell>
          <table:table-cell table:style-name="TableCell311">
            <text:p text:style-name="P312">9</text:p>
          </table:table-cell>
          <table:table-cell table:style-name="TableCell313">
            <text:p text:style-name="Нормальный"/>
          </table:table-cell>
          <table:table-cell table:style-name="TableCell314">
            <text:p text:style-name="Нормальный"/>
          </table:table-cell>
          <table:table-cell table:style-name="TableCell315">
            <text:p text:style-name="Нормальный"/>
          </table:table-cell>
          <table:table-cell table:style-name="TableCell316">
            <text:p text:style-name="Нормальный"/>
          </table:table-cell>
          <table:table-cell table:style-name="TableCell317">
            <text:p text:style-name="Нормальный"/>
          </table:table-cell>
          <table:table-cell table:style-name="TableCell318">
            <text:p text:style-name="Нормальный"/>
          </table:table-cell>
          <table:table-cell table:style-name="TableCell319">
            <text:p text:style-name="P320"><draw:frame draw:style-name="a9" draw:name="Picture 10" text:anchor-type="as-char" svg:x="0in" svg:y="0in" svg:width="0.3937in" svg:height="0.3937in" style:rel-width="scale" style:rel-height="scale"><draw:image xlink:href="media/image6.png" xlink:type="simple" xlink:show="embed" xlink:actuate="onLoad"/><svg:title/><svg:desc/></draw:frame></text:p>
          </table:table-cell>
          <table:table-cell table:style-name="TableCell321">
            <text:p text:style-name="Нормальный"/>
          </table:table-cell>
          <table:table-cell table:style-name="TableCell322">
            <text:p text:style-name="Нормальный"/>
          </table:table-cell>
          <table:table-cell table:style-name="TableCell323">
            <text:p text:style-name="Нормальный"/>
          </table:table-cell>
          <table:table-cell table:style-name="TableCell324">
            <text:p text:style-name="Нормальный"/>
          </table:table-cell>
          <table:table-cell>
            <text:p text:style-name="Нормальный"/>
          </table:table-cell>
        </table:table-row>
        <table:table-row table:style-name="TableRow325">
          <table:table-cell table:style-name="TableCell326">
            <text:p text:style-name="Прижатыйвлево">Представленный план полета и связанные с<text:s/>ним обновленные данные</text:p>
          </table:table-cell>
          <table:table-cell table:style-name="TableCell327">
            <text:p text:style-name="Прижатыйвлево">Представленный план полета</text:p>
          </table:table-cell>
          <table:table-cell table:style-name="TableCell328">
            <text:p text:style-name="P329">FPL</text:p>
          </table:table-cell>
          <table:table-cell table:style-name="TableCell330">
            <text:p text:style-name="P331">3</text:p>
          </table:table-cell>
          <table:table-cell table:style-name="TableCell332">
            <text:p text:style-name="Нормальный"/>
          </table:table-cell>
          <table:table-cell table:style-name="TableCell333">
            <text:p text:style-name="P334">7</text:p>
          </table:table-cell>
          <table:table-cell table:style-name="TableCell335">
            <text:p text:style-name="P336">8</text:p>
          </table:table-cell>
          <table:table-cell table:style-name="TableCell337">
            <text:p text:style-name="P338"><draw:frame draw:style-name="a10" draw:name="Picture 11" text:anchor-type="as-char" svg:x="0in" svg:y="0in" svg:width="0.3937in" svg:height="0.3937in" style:rel-width="scale" style:rel-height="scale"><draw:image xlink:href="media/image2.png" xlink:type="simple" xlink:show="embed" xlink:actuate="onLoad"/><svg:title/><svg:desc/></draw:frame></text:p>
          </table:table-cell>
          <table:table-cell table:style-name="TableCell339">
            <text:p text:style-name="P340">10</text:p>
          </table:table-cell>
          <table:table-cell table:style-name="TableCell341">
            <text:p text:style-name="P342"><draw:frame draw:style-name="a11" draw:name="Picture 12" text:anchor-type="as-char" svg:x="0in" svg:y="0in" svg:width="0.3937in" svg:height="0.3937in" style:rel-width="scale" style:rel-height="scale"><draw:image xlink:href="media/image3.png" xlink:type="simple" xlink:show="embed" xlink:actuate="onLoad"/><svg:title/><svg:desc/></draw:frame></text:p>
          </table:table-cell>
          <table:table-cell table:style-name="TableCell343">
            <text:p text:style-name="Нормальный"/>
          </table:table-cell>
          <table:table-cell table:style-name="TableCell344">
            <text:p text:style-name="P345"><draw:frame draw:style-name="a12" draw:name="Picture 13" text:anchor-type="as-char" svg:x="0in" svg:y="0in" svg:width="0.3937in" svg:height="0.3937in" style:rel-width="scale" style:rel-height="scale"><draw:image xlink:href="media/image4.png" xlink:type="simple" xlink:show="embed" xlink:actuate="onLoad"/><svg:title/><svg:desc/></draw:frame></text:p>
          </table:table-cell>
          <table:table-cell table:style-name="TableCell346">
            <text:p text:style-name="P347"><draw:frame draw:style-name="a13" draw:name="Picture 14" text:anchor-type="as-char" svg:x="0in" svg:y="0in" svg:width="0.3937in" svg:height="0.3937in" style:rel-width="scale" style:rel-height="scale"><draw:image xlink:href="media/image5.png" xlink:type="simple" xlink:show="embed" xlink:actuate="onLoad"/><svg:title/><svg:desc/></draw:frame></text:p>
          </table:table-cell>
          <table:table-cell table:style-name="TableCell348">
            <text:p text:style-name="Нормальный"/>
          </table:table-cell>
          <table:table-cell table:style-name="TableCell349">
            <text:p text:style-name="P350"><draw:frame draw:style-name="a14" draw:name="Picture 15" text:anchor-type="as-char" svg:x="0in" svg:y="0in" svg:width="0.3937in" svg:height="0.3937in" style:rel-width="scale" style:rel-height="scale"><draw:image xlink:href="media/image6.png" xlink:type="simple" xlink:show="embed" xlink:actuate="onLoad"/><svg:title/><svg:desc/></draw:frame></text:p>
          </table:table-cell>
          <table:table-cell table:style-name="TableCell351">
            <text:p text:style-name="Нормальный"/>
          </table:table-cell>
          <table:table-cell table:style-name="TableCell352">
            <text:p text:style-name="Нормальный"/>
          </table:table-cell>
          <table:table-cell table:style-name="TableCell353">
            <text:p text:style-name="Нормальный"/>
          </table:table-cell>
          <table:table-cell table:style-name="TableCell354">
            <text:p text:style-name="Нормальный"/>
          </table:table-cell>
        </table:table-row>
        <table:table-row table:style-name="TableRow355">
          <table:table-cell table:style-name="TableCell356">
            <text:p text:style-name="Прижатыйвлево">План запуска шар-зонда, план полета беспилотного летательного аппарата и пилотируемого аэростата.</text:p>
          </table:table-cell>
          <table:table-cell table:style-name="TableCell357">
            <text:p text:style-name="P358">SHR</text:p>
          </table:table-cell>
          <table:table-cell table:style-name="TableCell359">
            <text:p text:style-name="P360">3</text:p>
          </table:table-cell>
          <table:table-cell table:style-name="TableCell361">
            <text:p text:style-name="Нормальный"/>
          </table:table-cell>
          <table:table-cell table:style-name="TableCell362">
            <text:p text:style-name="P363">7</text:p>
          </table:table-cell>
          <table:table-cell table:style-name="TableCell364">
            <text:p text:style-name="Нормальный"/>
          </table:table-cell>
          <table:table-cell table:style-name="TableCell365">
            <text:p text:style-name="Нормальный"/>
          </table:table-cell>
          <table:table-cell table:style-name="TableCell366">
            <text:p text:style-name="Нормальный"/>
          </table:table-cell>
          <table:table-cell table:style-name="TableCell367">
            <text:p text:style-name="P368">13</text:p>
          </table:table-cell>
          <table:table-cell table:style-name="TableCell369">
            <text:p text:style-name="Нормальный"/>
          </table:table-cell>
          <table:table-cell table:style-name="TableCell370">
            <text:p text:style-name="P371"><text:a xlink:href="#anchor10001" office:target-frame-name="_top" xlink:show="replace">15</text:a></text:p>
          </table:table-cell>
          <table:table-cell table:style-name="TableCell372">
            <text:p text:style-name="P373">16</text:p>
          </table:table-cell>
          <table:table-cell table:style-name="TableCell374">
            <text:p text:style-name="Нормальный"/>
          </table:table-cell>
          <table:table-cell table:style-name="TableCell375">
            <text:p text:style-name="P376">18</text:p>
          </table:table-cell>
          <table:table-cell table:style-name="TableCell377">
            <text:p text:style-name="Нормальный"/>
          </table:table-cell>
          <table:table-cell table:style-name="TableCell378">
            <text:p text:style-name="Нормальный"/>
          </table:table-cell>
          <table:table-cell table:style-name="TableCell379">
            <text:p text:style-name="Нормальный"/>
          </table:table-cell>
          <table:table-cell table:style-name="TableCell380">
            <text:p text:style-name="Нормальный"/>
          </table:table-cell>
          <table:table-cell>
            <text:p text:style-name="Нормальный"/>
          </table:table-cell>
        </table:table-row>
        <table:table-row table:style-name="TableRow381">
          <table:table-cell table:style-name="TableCell382">
            <text:p text:style-name="Прижатыйвлево">План проведения<text:s/>стрельб, пусков ракет и взрывных работ</text:p>
          </table:table-cell>
          <table:table-cell table:style-name="TableCell383">
            <text:p text:style-name="P384">SPW</text:p>
          </table:table-cell>
          <table:table-cell table:style-name="TableCell385">
            <text:p text:style-name="P386">3</text:p>
          </table:table-cell>
          <table:table-cell table:style-name="TableCell387">
            <text:p text:style-name="Нормальный"/>
          </table:table-cell>
          <table:table-cell table:style-name="TableCell388">
            <text:p text:style-name="Нормальный"/>
          </table:table-cell>
          <table:table-cell table:style-name="TableCell389">
            <text:p text:style-name="Нормальный"/>
          </table:table-cell>
          <table:table-cell table:style-name="TableCell390">
            <text:p text:style-name="Нормальный"/>
          </table:table-cell>
          <table:table-cell table:style-name="TableCell391">
            <text:p text:style-name="Нормальный"/>
          </table:table-cell>
          <table:table-cell table:style-name="TableCell392">
            <text:p text:style-name="P393">13</text:p>
          </table:table-cell>
          <table:table-cell table:style-name="TableCell394">
            <text:p text:style-name="Нормальный"/>
          </table:table-cell>
          <table:table-cell table:style-name="TableCell395">
            <text:p text:style-name="Нормальный"/>
          </table:table-cell>
          <table:table-cell table:style-name="TableCell396">
            <text:p text:style-name="Нормальный"/>
          </table:table-cell>
          <table:table-cell table:style-name="TableCell397">
            <text:p text:style-name="Нормальный"/>
          </table:table-cell>
          <table:table-cell table:style-name="TableCell398">
            <text:p text:style-name="P399">18</text:p>
          </table:table-cell>
          <table:table-cell table:style-name="TableCell400">
            <text:p text:style-name="Нормальный"/>
          </table:table-cell>
          <table:table-cell table:style-name="TableCell401">
            <text:p text:style-name="Нормальный"/>
          </table:table-cell>
          <table:table-cell table:style-name="TableCell402">
            <text:p text:style-name="Нормальный"/>
          </table:table-cell>
          <table:table-cell table:style-name="TableCell403">
            <text:p text:style-name="Нормальный"/>
          </table:table-cell>
          <table:table-cell>
            <text:p text:style-name="Нормальный"/>
          </table:table-cell>
        </table:table-row>
        <table:table-row table:style-name="TableRow404">
          <table:table-cell table:style-name="TableCell405">
            <text:p text:style-name="Прижатыйвлево">Представленный план полета с разрешением на использование воздушного пространства</text:p>
          </table:table-cell>
          <table:table-cell table:style-name="TableCell406">
            <text:p text:style-name="P407">PLN</text:p>
          </table:table-cell>
          <table:table-cell table:style-name="TableCell408">
            <text:p text:style-name="P409">3</text:p>
          </table:table-cell>
          <table:table-cell table:style-name="TableCell410">
            <text:p text:style-name="Нормальный"/>
          </table:table-cell>
          <table:table-cell table:style-name="TableCell411">
            <text:p text:style-name="P412">7</text:p>
          </table:table-cell>
          <table:table-cell table:style-name="TableCell413">
            <text:p text:style-name="P414">8</text:p>
          </table:table-cell>
          <table:table-cell table:style-name="TableCell415">
            <text:p text:style-name="P416"><draw:frame draw:style-name="a15" draw:name="Picture 16" text:anchor-type="as-char" svg:x="0in" svg:y="0in" svg:width="0.3937in" svg:height="0.3937in" style:rel-width="scale" style:rel-height="scale"><draw:image xlink:href="media/image2.png" xlink:type="simple" xlink:show="embed" xlink:actuate="onLoad"/><svg:title/><svg:desc/></draw:frame></text:p>
          </table:table-cell>
          <table:table-cell table:style-name="TableCell417">
            <text:p text:style-name="P418">10</text:p>
          </table:table-cell>
          <table:table-cell table:style-name="TableCell419">
            <text:p text:style-name="P420"><draw:frame draw:style-name="a16" draw:name="Picture 17" text:anchor-type="as-char" svg:x="0in" svg:y="0in" svg:width="0.3937in" svg:height="0.3937in" style:rel-width="scale" style:rel-height="scale"><draw:image xlink:href="media/image3.png" xlink:type="simple" xlink:show="embed" xlink:actuate="onLoad"/><svg:title/><svg:desc/></draw:frame></text:p>
          </table:table-cell>
          <table:table-cell table:style-name="TableCell421">
            <text:p text:style-name="Нормальный"/>
          </table:table-cell>
          <table:table-cell table:style-name="TableCell422">
            <text:p text:style-name="P423"><draw:frame draw:style-name="a17" draw:name="Picture 18" text:anchor-type="as-char" svg:x="0in" svg:y="0in" svg:width="0.3937in" svg:height="0.3937in" style:rel-width="scale" style:rel-height="scale"><draw:image xlink:href="media/image4.png" xlink:type="simple" xlink:show="embed" xlink:actuate="onLoad"/><svg:title/><svg:desc/></draw:frame></text:p>
          </table:table-cell>
          <table:table-cell table:style-name="TableCell424">
            <text:p text:style-name="P425"><draw:frame draw:style-name="a18" draw:name="Picture 19" text:anchor-type="as-char" svg:x="0in" svg:y="0in" svg:width="0.3937in" svg:height="0.3937in" style:rel-width="scale" style:rel-height="scale"><draw:image xlink:href="media/image5.png" xlink:type="simple" xlink:show="embed" xlink:actuate="onLoad"/><svg:title/><svg:desc/></draw:frame></text:p>
          </table:table-cell>
          <table:table-cell table:style-name="TableCell426">
            <text:p text:style-name="Нормальный"/>
          </table:table-cell>
          <table:table-cell table:style-name="TableCell427">
            <text:p text:style-name="P428"><draw:frame draw:style-name="a19" draw:name="Picture 20" text:anchor-type="as-char" svg:x="0in" svg:y="0in" svg:width="0.3937in" svg:height="0.3937in" style:rel-width="scale" style:rel-height="scale"><draw:image xlink:href="media/image6.png" xlink:type="simple" xlink:show="embed" xlink:actuate="onLoad"/><svg:title/><svg:desc/></draw:frame></text:p>
          </table:table-cell>
          <table:table-cell table:style-name="TableCell429">
            <text:p text:style-name="Нормальный"/>
          </table:table-cell>
          <table:table-cell table:style-name="TableCell430">
            <text:p text:style-name="Нормальный"/>
          </table:table-cell>
          <table:table-cell table:style-name="TableCell431">
            <text:p text:style-name="Нормальный"/>
          </table:table-cell>
          <table:table-cell table:style-name="TableCell432">
            <text:p text:style-name="Нормальный"/>
          </table:table-cell>
          <table:table-cell>
            <text:p text:style-name="Нормальный"/>
          </table:table-cell>
        </table:table-row>
        <table:table-row table:style-name="TableRow433">
          <table:table-cell table:style-name="TableCell434">
            <text:p text:style-name="Прижатыйвлево">Изменение</text:p>
          </table:table-cell>
          <table:table-cell table:style-name="TableCell435">
            <text:p text:style-name="P436">CHG</text:p>
          </table:table-cell>
          <table:table-cell table:style-name="TableCell437">
            <text:p text:style-name="P438">3</text:p>
          </table:table-cell>
          <table:table-cell table:style-name="TableCell439">
            <text:p text:style-name="Нормальный"/>
          </table:table-cell>
          <table:table-cell table:style-name="TableCell440">
            <text:p text:style-name="P441">7</text:p>
          </table:table-cell>
          <table:table-cell table:style-name="TableCell442">
            <text:p text:style-name="Нормальный"/>
          </table:table-cell>
          <table:table-cell table:style-name="TableCell443">
            <text:p text:style-name="Нормальный"/>
          </table:table-cell>
          <table:table-cell table:style-name="TableCell444">
            <text:p text:style-name="Нормальный"/>
          </table:table-cell>
          <table:table-cell table:style-name="TableCell445">
            <text:p text:style-name="P446">13</text:p>
          </table:table-cell>
          <table:table-cell table:style-name="TableCell447">
            <text:p text:style-name="Нормальный"/>
          </table:table-cell>
          <table:table-cell table:style-name="TableCell448">
            <text:p text:style-name="Нормальный"/>
          </table:table-cell>
          <table:table-cell table:style-name="TableCell449">
            <text:p text:style-name="P450">16</text:p>
          </table:table-cell>
          <table:table-cell table:style-name="TableCell451">
            <text:p text:style-name="Нормальный"/>
          </table:table-cell>
          <table:table-cell table:style-name="TableCell452">
            <text:p text:style-name="P453"><draw:frame draw:style-name="a20" draw:name="Picture 21" text:anchor-type="as-char" svg:x="0in" svg:y="0in" svg:width="0.3937in" svg:height="0.3937in" style:rel-width="scale" style:rel-height="scale"><draw:image xlink:href="media/image6.png" xlink:type="simple" xlink:show="embed" xlink:actuate="onLoad"/><svg:title/><svg:desc/></draw:frame></text:p>
          </table:table-cell>
          <table:table-cell table:style-name="TableCell454">
            <text:p text:style-name="Нормальный"/>
          </table:table-cell>
          <table:table-cell table:style-name="TableCell455">
            <text:p text:style-name="Нормальный"/>
          </table:table-cell>
          <table:table-cell table:style-name="TableCell456">
            <text:p text:style-name="Нормальный"/>
          </table:table-cell>
          <table:table-cell table:style-name="TableCell457">
            <text:p text:style-name="P458"><draw:frame draw:style-name="a21" draw:name="Picture 22" text:anchor-type="as-char" svg:x="0in" svg:y="0in" svg:width="0.43307in" svg:height="0.35433in" style:rel-width="scale" style:rel-height="scale"><draw:image xlink:href="media/image10.png" xlink:type="simple" xlink:show="embed" xlink:actuate="onLoad"/><svg:title/><svg:desc/></draw:frame></text:p>
          </table:table-cell>
          <table:table-cell>
            <text:p text:style-name="P458"/>
          </table:table-cell>
        </table:table-row>
        <table:table-row table:style-name="TableRow459">
          <table:table-cell table:style-name="TableCell460">
            <text:p text:style-name="Прижатыйвлево">Аннулирование</text:p>
          </table:table-cell>
          <table:table-cell table:style-name="TableCell461">
            <text:p text:style-name="P462">CNL</text:p>
          </table:table-cell>
          <table:table-cell table:style-name="TableCell463">
            <text:p text:style-name="P464">3</text:p>
          </table:table-cell>
          <table:table-cell table:style-name="TableCell465">
            <text:p text:style-name="Нормальный"/>
          </table:table-cell>
          <table:table-cell table:style-name="TableCell466">
            <text:p text:style-name="P467">7</text:p>
          </table:table-cell>
          <table:table-cell table:style-name="TableCell468">
            <text:p text:style-name="Нормальный"/>
          </table:table-cell>
          <table:table-cell table:style-name="TableCell469">
            <text:p text:style-name="Нормальный"/>
          </table:table-cell>
          <table:table-cell table:style-name="TableCell470">
            <text:p text:style-name="Нормальный"/>
          </table:table-cell>
          <table:table-cell table:style-name="TableCell471">
            <text:p text:style-name="P472">13</text:p>
          </table:table-cell>
          <table:table-cell table:style-name="TableCell473">
            <text:p text:style-name="Нормальный"/>
          </table:table-cell>
          <table:table-cell table:style-name="TableCell474">
            <text:p text:style-name="Нормальный"/>
          </table:table-cell>
          <table:table-cell table:style-name="TableCell475">
            <text:p text:style-name="P476">16</text:p>
          </table:table-cell>
          <table:table-cell table:style-name="TableCell477">
            <text:p text:style-name="Нормальный"/>
          </table:table-cell>
          <table:table-cell table:style-name="TableCell478">
            <text:p text:style-name="P479"><draw:frame draw:style-name="a22" draw:name="Picture 23" text:anchor-type="as-char" svg:x="0in" svg:y="0in" svg:width="0.3937in" svg:height="0.3937in" style:rel-width="scale" style:rel-height="scale"><draw:image xlink:href="media/image6.png" xlink:type="simple" xlink:show="embed" xlink:actuate="onLoad"/><svg:title/><svg:desc/></draw:frame></text:p>
          </table:table-cell>
          <table:table-cell table:style-name="TableCell480">
            <text:p text:style-name="Нормальный"/>
          </table:table-cell>
          <table:table-cell table:style-name="TableCell481">
            <text:p text:style-name="Нормальный"/>
          </table:table-cell>
          <table:table-cell table:style-name="TableCell482">
            <text:p text:style-name="Нормальный"/>
          </table:table-cell>
          <table:table-cell table:style-name="TableCell483">
            <text:p text:style-name="Нормальный"/>
          </table:table-cell>
          <table:table-cell>
            <text:p text:style-name="Нормальный"/>
          </table:table-cell>
        </table:table-row>
        <table:table-row table:style-name="TableRow484">
          <table:table-cell table:style-name="TableCell485">
            <text:p text:style-name="Прижатыйвлево">Задержка</text:p>
          </table:table-cell>
          <table:table-cell table:style-name="TableCell486">
            <text:p text:style-name="P487">DLA</text:p>
          </table:table-cell>
          <table:table-cell table:style-name="TableCell488">
            <text:p text:style-name="P489">3</text:p>
          </table:table-cell>
          <table:table-cell table:style-name="TableCell490">
            <text:p text:style-name="Нормальный"/>
          </table:table-cell>
          <table:table-cell table:style-name="TableCell491">
            <text:p text:style-name="P492">7</text:p>
          </table:table-cell>
          <table:table-cell table:style-name="TableCell493">
            <text:p text:style-name="Нормальный"/>
          </table:table-cell>
          <table:table-cell table:style-name="TableCell494">
            <text:p text:style-name="Нормальный"/>
          </table:table-cell>
          <table:table-cell table:style-name="TableCell495">
            <text:p text:style-name="Нормальный"/>
          </table:table-cell>
          <table:table-cell table:style-name="TableCell496">
            <text:p text:style-name="P497">13</text:p>
          </table:table-cell>
          <table:table-cell table:style-name="TableCell498">
            <text:p text:style-name="Нормальный"/>
          </table:table-cell>
          <table:table-cell table:style-name="TableCell499">
            <text:p text:style-name="Нормальный"/>
          </table:table-cell>
          <table:table-cell table:style-name="TableCell500">
            <text:p text:style-name="P501">16</text:p>
          </table:table-cell>
          <table:table-cell table:style-name="TableCell502">
            <text:p text:style-name="Нормальный"/>
          </table:table-cell>
          <table:table-cell table:style-name="TableCell503">
            <text:p text:style-name="P504"><draw:frame draw:style-name="a23" draw:name="Picture 24" text:anchor-type="as-char" svg:x="0in" svg:y="0in" svg:width="0.3937in" svg:height="0.3937in" style:rel-width="scale" style:rel-height="scale"><draw:image xlink:href="media/image6.png" xlink:type="simple" xlink:show="embed" xlink:actuate="onLoad"/><svg:title/><svg:desc/></draw:frame></text:p>
          </table:table-cell>
          <table:table-cell table:style-name="TableCell505">
            <text:p text:style-name="Нормальный"/>
          </table:table-cell>
          <table:table-cell table:style-name="TableCell506">
            <text:p text:style-name="Нормальный"/>
          </table:table-cell>
          <table:table-cell table:style-name="TableCell507">
            <text:p text:style-name="Нормальный"/>
          </table:table-cell>
          <table:table-cell table:style-name="TableCell508">
            <text:p text:style-name="Нормальный"/>
          </table:table-cell>
          <table:table-cell>
            <text:p text:style-name="Нормальный"/>
          </table:table-cell>
        </table:table-row>
        <table:table-row table:style-name="TableRow509">
          <table:table-cell table:style-name="TableCell510">
            <text:p text:style-name="Нормальный"/>
          </table:table-cell>
          <table:table-cell table:style-name="TableCell511">
            <text:p text:style-name="Прижатыйвлево">Вылет</text:p>
          </table:table-cell>
          <table:table-cell table:style-name="TableCell512">
            <text:p text:style-name="P513">DEP</text:p>
          </table:table-cell>
          <table:table-cell table:style-name="TableCell514">
            <text:p text:style-name="P515">3</text:p>
          </table:table-cell>
          <table:table-cell table:style-name="TableCell516">
            <text:p text:style-name="Нормальный"/>
          </table:table-cell>
          <table:table-cell table:style-name="TableCell517">
            <text:p text:style-name="P518">7</text:p>
          </table:table-cell>
          <table:table-cell table:style-name="TableCell519">
            <text:p text:style-name="Нормальный"/>
          </table:table-cell>
          <table:table-cell table:style-name="TableCell520">
            <text:p text:style-name="Нормальный"/>
          </table:table-cell>
          <table:table-cell table:style-name="TableCell521">
            <text:p text:style-name="Нормальный"/>
          </table:table-cell>
          <table:table-cell table:style-name="TableCell522">
            <text:p text:style-name="P523">13</text:p>
          </table:table-cell>
          <table:table-cell table:style-name="TableCell524">
            <text:p text:style-name="Нормальный"/>
          </table:table-cell>
          <table:table-cell table:style-name="TableCell525">
            <text:p text:style-name="Нормальный"/>
          </table:table-cell>
          <table:table-cell table:style-name="TableCell526">
            <text:p text:style-name="P527">16</text:p>
          </table:table-cell>
          <table:table-cell table:style-name="TableCell528">
            <text:p text:style-name="Нормальный"/>
          </table:table-cell>
          <table:table-cell table:style-name="TableCell529">
            <text:p text:style-name="P530"><draw:frame draw:style-name="a24" draw:name="Picture 25" text:anchor-type="as-char" svg:x="0in" svg:y="0in" svg:width="0.3937in" svg:height="0.3937in" style:rel-width="scale" style:rel-height="scale"><draw:image xlink:href="media/image6.png" xlink:type="simple" xlink:show="embed" xlink:actuate="onLoad"/><svg:title/><svg:desc/></draw:frame></text:p>
          </table:table-cell>
          <table:table-cell table:style-name="TableCell531">
            <text:p text:style-name="Нормальный"/>
          </table:table-cell>
          <table:table-cell table:style-name="TableCell532">
            <text:p text:style-name="Нормальный"/>
          </table:table-cell>
          <table:table-cell table:style-name="TableCell533">
            <text:p text:style-name="Нормальный"/>
          </table:table-cell>
          <table:table-cell table:style-name="TableCell534">
            <text:p text:style-name="Нормальный"/>
          </table:table-cell>
        </table:table-row>
        <table:table-row table:style-name="TableRow535">
          <table:table-cell table:style-name="TableCell536">
            <text:p text:style-name="Прижатыйвлево">Прибытие</text:p>
          </table:table-cell>
          <table:table-cell table:style-name="TableCell537">
            <text:p text:style-name="P538">ARR</text:p>
          </table:table-cell>
          <table:table-cell table:style-name="TableCell539">
            <text:p text:style-name="P540">3</text:p>
          </table:table-cell>
          <table:table-cell table:style-name="TableCell541">
            <text:p text:style-name="Нормальный"/>
          </table:table-cell>
          <table:table-cell table:style-name="TableCell542">
            <text:p text:style-name="P543">7</text:p>
          </table:table-cell>
          <table:table-cell table:style-name="TableCell544">
            <text:p text:style-name="Нормальный"/>
          </table:table-cell>
          <table:table-cell table:style-name="TableCell545">
            <text:p text:style-name="Нормальный"/>
          </table:table-cell>
          <table:table-cell table:style-name="TableCell546">
            <text:p text:style-name="Нормальный"/>
          </table:table-cell>
          <table:table-cell table:style-name="TableCell547">
            <text:p text:style-name="P548">13</text:p>
          </table:table-cell>
          <table:table-cell table:style-name="TableCell549">
            <text:p text:style-name="Нормальный"/>
          </table:table-cell>
          <table:table-cell table:style-name="TableCell550">
            <text:p text:style-name="Нормальный"/>
          </table:table-cell>
          <table:table-cell table:style-name="TableCell551">
            <text:p text:style-name="P552">16</text:p>
          </table:table-cell>
          <table:table-cell table:style-name="TableCell553">
            <text:p text:style-name="P554">17</text:p>
          </table:table-cell>
          <table:table-cell table:style-name="TableCell555">
            <text:p text:style-name="Нормальный"/>
          </table:table-cell>
          <table:table-cell table:style-name="TableCell556">
            <text:p text:style-name="Нормальный"/>
          </table:table-cell>
          <table:table-cell table:style-name="TableCell557">
            <text:p text:style-name="Нормальный"/>
          </table:table-cell>
          <table:table-cell table:style-name="TableCell558">
            <text:p text:style-name="Нормальный"/>
          </table:table-cell>
          <table:table-cell table:style-name="TableCell559">
            <text:p text:style-name="Нормальный"/>
          </table:table-cell>
          <table:table-cell>
            <text:p text:style-name="Нормальный"/>
          </table:table-cell>
        </table:table-row>
        <table:table-row table:style-name="TableRow560">
          <table:table-cell table:style-name="TableCell561">
            <text:p text:style-name="Прижатыйвлево">Координация</text:p>
            <text:p text:style-name="Нормальный"/>
            <text:p text:style-name="Нормальный"/>
          </table:table-cell>
          <table:table-cell table:style-name="TableCell562">
            <text:p text:style-name="Прижатыйвлево">Текущий план полета</text:p>
          </table:table-cell>
          <table:table-cell table:style-name="TableCell563">
            <text:p text:style-name="P564">CPL</text:p>
          </table:table-cell>
          <table:table-cell table:style-name="TableCell565">
            <text:p text:style-name="P566">3</text:p>
          </table:table-cell>
          <table:table-cell table:style-name="TableCell567">
            <text:p text:style-name="Нормальный"/>
          </table:table-cell>
          <table:table-cell table:style-name="TableCell568">
            <text:p text:style-name="P569">7</text:p>
          </table:table-cell>
          <table:table-cell table:style-name="TableCell570">
            <text:p text:style-name="P571">8</text:p>
          </table:table-cell>
          <table:table-cell table:style-name="TableCell572">
            <text:p text:style-name="P573"><draw:frame draw:style-name="a25" draw:name="Picture 26" text:anchor-type="as-char" svg:x="0in" svg:y="0in" svg:width="0.3937in" svg:height="0.3937in" style:rel-width="scale" style:rel-height="scale"><draw:image xlink:href="media/image2.png" xlink:type="simple" xlink:show="embed" xlink:actuate="onLoad"/><svg:title/><svg:desc/></draw:frame></text:p>
          </table:table-cell>
          <table:table-cell table:style-name="TableCell574">
            <text:p text:style-name="P575">10</text:p>
          </table:table-cell>
          <table:table-cell table:style-name="TableCell576">
            <text:p text:style-name="P577"><draw:frame draw:style-name="a26" draw:name="Picture 27" text:anchor-type="as-char" svg:x="0in" svg:y="0in" svg:width="0.3937in" svg:height="0.3937in" style:rel-width="scale" style:rel-height="scale"><draw:image xlink:href="media/image3.png" xlink:type="simple" xlink:show="embed" xlink:actuate="onLoad"/><svg:title/><svg:desc/></draw:frame></text:p>
          </table:table-cell>
          <table:table-cell table:style-name="TableCell578">
            <text:p text:style-name="P579">14</text:p>
          </table:table-cell>
          <table:table-cell table:style-name="TableCell580">
            <text:p text:style-name="P581"><draw:frame draw:style-name="a27" draw:name="Picture 28" text:anchor-type="as-char" svg:x="0in" svg:y="0in" svg:width="0.3937in" svg:height="0.3937in" style:rel-width="scale" style:rel-height="scale"><draw:image xlink:href="media/image4.png" xlink:type="simple" xlink:show="embed" xlink:actuate="onLoad"/><svg:title/><svg:desc/></draw:frame></text:p>
          </table:table-cell>
          <table:table-cell table:style-name="TableCell582">
            <text:p text:style-name="P583"><draw:frame draw:style-name="a28" draw:name="Picture 29" text:anchor-type="as-char" svg:x="0in" svg:y="0in" svg:width="0.3937in" svg:height="0.3937in" style:rel-width="scale" style:rel-height="scale"><draw:image xlink:href="media/image5.png" xlink:type="simple" xlink:show="embed" xlink:actuate="onLoad"/><svg:title/><svg:desc/></draw:frame></text:p>
          </table:table-cell>
          <table:table-cell table:style-name="TableCell584">
            <text:p text:style-name="Нормальный"/>
          </table:table-cell>
          <table:table-cell table:style-name="TableCell585">
            <text:p text:style-name="P586"><draw:frame draw:style-name="a29" draw:name="Picture 30" text:anchor-type="as-char" svg:x="0in" svg:y="0in" svg:width="0.3937in" svg:height="0.3937in" style:rel-width="scale" style:rel-height="scale"><draw:image xlink:href="media/image6.png" xlink:type="simple" xlink:show="embed" xlink:actuate="onLoad"/><svg:title/><svg:desc/></draw:frame></text:p>
          </table:table-cell>
          <table:table-cell table:style-name="TableCell587">
            <text:p text:style-name="Нормальный"/>
          </table:table-cell>
          <table:table-cell table:style-name="TableCell588">
            <text:p text:style-name="Нормальный"/>
          </table:table-cell>
          <table:table-cell table:style-name="TableCell589">
            <text:p text:style-name="Нормальный"/>
          </table:table-cell>
          <table:table-cell table:style-name="TableCell590">
            <text:p text:style-name="Нормальный"/>
          </table:table-cell>
        </table:table-row>
        <table:table-row table:style-name="TableRow591">
          <table:table-cell table:style-name="TableCell592">
            <text:p text:style-name="Прижатыйвлево">Расчетные данные</text:p>
          </table:table-cell>
          <table:table-cell table:style-name="TableCell593">
            <text:p text:style-name="P594">EST</text:p>
          </table:table-cell>
          <table:table-cell table:style-name="TableCell595">
            <text:p text:style-name="P596">3</text:p>
          </table:table-cell>
          <table:table-cell table:style-name="TableCell597">
            <text:p text:style-name="Нормальный"/>
          </table:table-cell>
          <table:table-cell table:style-name="TableCell598">
            <text:p text:style-name="P599">7</text:p>
          </table:table-cell>
          <table:table-cell table:style-name="TableCell600">
            <text:p text:style-name="Нормальный"/>
          </table:table-cell>
          <table:table-cell table:style-name="TableCell601">
            <text:p text:style-name="Нормальный"/>
          </table:table-cell>
          <table:table-cell table:style-name="TableCell602">
            <text:p text:style-name="Нормальный"/>
          </table:table-cell>
          <table:table-cell table:style-name="TableCell603">
            <text:p text:style-name="P604">13</text:p>
          </table:table-cell>
          <table:table-cell table:style-name="TableCell605">
            <text:p text:style-name="P606">14</text:p>
          </table:table-cell>
          <table:table-cell table:style-name="TableCell607">
            <text:p text:style-name="Нормальный"/>
          </table:table-cell>
          <table:table-cell table:style-name="TableCell608">
            <text:p text:style-name="P609">16</text:p>
          </table:table-cell>
          <table:table-cell table:style-name="TableCell610">
            <text:p text:style-name="Нормальный"/>
          </table:table-cell>
          <table:table-cell table:style-name="TableCell611">
            <text:p text:style-name="Нормальный"/>
          </table:table-cell>
          <table:table-cell table:style-name="TableCell612">
            <text:p text:style-name="Нормальный"/>
          </table:table-cell>
          <table:table-cell table:style-name="TableCell613">
            <text:p text:style-name="Нормальный"/>
          </table:table-cell>
          <table:table-cell table:style-name="TableCell614">
            <text:p text:style-name="Нормальный"/>
          </table:table-cell>
          <table:table-cell table:style-name="TableCell615">
            <text:p text:style-name="Нормальный"/>
          </table:table-cell>
          <table:table-cell>
            <text:p text:style-name="Нормальный"/>
          </table:table-cell>
        </table:table-row>
        <table:table-row table:style-name="TableRow616">
          <table:table-cell table:style-name="TableCell617">
            <text:p text:style-name="Прижатыйвлево">Координация</text:p>
          </table:table-cell>
          <table:table-cell table:style-name="TableCell618">
            <text:p text:style-name="P619">CDN</text:p>
          </table:table-cell>
          <table:table-cell table:style-name="TableCell620">
            <text:p text:style-name="P621">3</text:p>
          </table:table-cell>
          <table:table-cell table:style-name="TableCell622">
            <text:p text:style-name="Нормальный"/>
          </table:table-cell>
          <table:table-cell table:style-name="TableCell623">
            <text:p text:style-name="P624">7</text:p>
          </table:table-cell>
          <table:table-cell table:style-name="TableCell625">
            <text:p text:style-name="Нормальный"/>
          </table:table-cell>
          <table:table-cell table:style-name="TableCell626">
            <text:p text:style-name="Нормальный"/>
          </table:table-cell>
          <table:table-cell table:style-name="TableCell627">
            <text:p text:style-name="Нормальный"/>
          </table:table-cell>
          <table:table-cell table:style-name="TableCell628">
            <text:p text:style-name="P629">13</text:p>
          </table:table-cell>
          <table:table-cell table:style-name="TableCell630">
            <text:p text:style-name="Нормальный"/>
          </table:table-cell>
          <table:table-cell table:style-name="TableCell631">
            <text:p text:style-name="Нормальный"/>
          </table:table-cell>
          <table:table-cell table:style-name="TableCell632">
            <text:p text:style-name="P633">16</text:p>
          </table:table-cell>
          <table:table-cell table:style-name="TableCell634">
            <text:p text:style-name="Нормальный"/>
          </table:table-cell>
          <table:table-cell table:style-name="TableCell635">
            <text:p text:style-name="Нормальный"/>
          </table:table-cell>
          <table:table-cell table:style-name="TableCell636">
            <text:p text:style-name="Нормальный"/>
          </table:table-cell>
          <table:table-cell table:style-name="TableCell637">
            <text:p text:style-name="Нормальный"/>
          </table:table-cell>
          <table:table-cell table:style-name="TableCell638">
            <text:p text:style-name="Нормальный"/>
          </table:table-cell>
          <table:table-cell table:style-name="TableCell639">
            <text:p text:style-name="P640"><draw:frame draw:style-name="a30" draw:name="Picture 31" text:anchor-type="as-char" svg:x="0in" svg:y="0in" svg:width="0.3937in" svg:height="0.3937in" style:rel-width="scale" style:rel-height="scale"><draw:image xlink:href="media/image11.png" xlink:type="simple" xlink:show="embed" xlink:actuate="onLoad"/><svg:title/><svg:desc/></draw:frame></text:p>
          </table:table-cell>
          <table:table-cell>
            <text:p text:style-name="P640"/>
          </table:table-cell>
        </table:table-row>
        <table:table-row table:style-name="TableRow641">
          <table:table-cell table:style-name="TableCell642">
            <text:p text:style-name="Прижатыйвлево">Приемлемость, принятие</text:p>
          </table:table-cell>
          <table:table-cell table:style-name="TableCell643">
            <text:p text:style-name="P644">ACP</text:p>
          </table:table-cell>
          <table:table-cell table:style-name="TableCell645">
            <text:p text:style-name="P646">3</text:p>
          </table:table-cell>
          <table:table-cell table:style-name="TableCell647">
            <text:p text:style-name="Нормальный"/>
          </table:table-cell>
          <table:table-cell table:style-name="TableCell648">
            <text:p text:style-name="P649">7</text:p>
          </table:table-cell>
          <table:table-cell table:style-name="TableCell650">
            <text:p text:style-name="Нормальный"/>
          </table:table-cell>
          <table:table-cell table:style-name="TableCell651">
            <text:p text:style-name="Нормальный"/>
          </table:table-cell>
          <table:table-cell table:style-name="TableCell652">
            <text:p text:style-name="Нормальный"/>
          </table:table-cell>
          <table:table-cell table:style-name="TableCell653">
            <text:p text:style-name="P654">13</text:p>
          </table:table-cell>
          <table:table-cell table:style-name="TableCell655">
            <text:p text:style-name="Нормальный"/>
          </table:table-cell>
          <table:table-cell table:style-name="TableCell656">
            <text:p text:style-name="Нормальный"/>
          </table:table-cell>
          <table:table-cell table:style-name="TableCell657">
            <text:p text:style-name="P658">16</text:p>
          </table:table-cell>
          <table:table-cell table:style-name="TableCell659">
            <text:p text:style-name="Нормальный"/>
          </table:table-cell>
          <table:table-cell table:style-name="TableCell660">
            <text:p text:style-name="Нормальный"/>
          </table:table-cell>
          <table:table-cell table:style-name="TableCell661">
            <text:p text:style-name="Нормальный"/>
          </table:table-cell>
          <table:table-cell table:style-name="TableCell662">
            <text:p text:style-name="Нормальный"/>
          </table:table-cell>
          <table:table-cell table:style-name="TableCell663">
            <text:p text:style-name="Нормальный"/>
          </table:table-cell>
          <table:table-cell table:style-name="TableCell664">
            <text:p text:style-name="Нормальный"/>
          </table:table-cell>
          <table:table-cell>
            <text:p text:style-name="Нормальный"/>
          </table:table-cell>
        </table:table-row>
        <table:table-row table:style-name="TableRow665">
          <table:table-cell table:style-name="TableCell666">
            <text:p text:style-name="Прижатыйвлево">Логическое подтверждение</text:p>
          </table:table-cell>
          <table:table-cell table:style-name="TableCell667">
            <text:p text:style-name="P668">LAM</text:p>
          </table:table-cell>
          <table:table-cell table:style-name="TableCell669">
            <text:p text:style-name="P670">3</text:p>
          </table:table-cell>
          <table:table-cell table:style-name="TableCell671">
            <text:p text:style-name="Нормальный"/>
          </table:table-cell>
          <table:table-cell table:style-name="TableCell672">
            <text:p text:style-name="Нормальный"/>
          </table:table-cell>
          <table:table-cell table:style-name="TableCell673">
            <text:p text:style-name="Нормальный"/>
          </table:table-cell>
          <table:table-cell table:style-name="TableCell674">
            <text:p text:style-name="Нормальный"/>
          </table:table-cell>
          <table:table-cell table:style-name="TableCell675">
            <text:p text:style-name="Нормальный"/>
          </table:table-cell>
          <table:table-cell table:style-name="TableCell676">
            <text:p text:style-name="Нормальный"/>
          </table:table-cell>
          <table:table-cell table:style-name="TableCell677">
            <text:p text:style-name="Нормальный"/>
          </table:table-cell>
          <table:table-cell table:style-name="TableCell678">
            <text:p text:style-name="Нормальный"/>
          </table:table-cell>
          <table:table-cell table:style-name="TableCell679">
            <text:p text:style-name="Нормальный"/>
          </table:table-cell>
          <table:table-cell table:style-name="TableCell680">
            <text:p text:style-name="Нормальный"/>
          </table:table-cell>
          <table:table-cell table:style-name="TableCell681">
            <text:p text:style-name="Нормальный"/>
          </table:table-cell>
          <table:table-cell table:style-name="TableCell682">
            <text:p text:style-name="Нормальный"/>
          </table:table-cell>
          <table:table-cell table:style-name="TableCell683">
            <text:p text:style-name="Нормальный"/>
          </table:table-cell>
          <table:table-cell table:style-name="TableCell684">
            <text:p text:style-name="Нормальный"/>
          </table:table-cell>
          <table:table-cell table:style-name="TableCell685">
            <text:p text:style-name="Нормальный"/>
          </table:table-cell>
          <table:table-cell>
            <text:p text:style-name="Нормальный"/>
          </table:table-cell>
        </table:table-row>
        <table:table-row table:style-name="TableRow686">
          <table:table-cell table:style-name="TableCell687">
            <text:p text:style-name="Прижатыйвлево">Дополнительные</text:p>
          </table:table-cell>
          <table:table-cell table:style-name="TableCell688">
            <text:p text:style-name="Прижатыйвлево">Запрос плана полета</text:p>
          </table:table-cell>
          <table:table-cell table:style-name="TableCell689">
            <text:p text:style-name="P690">RQP</text:p>
          </table:table-cell>
          <table:table-cell table:style-name="TableCell691">
            <text:p text:style-name="P692">3</text:p>
          </table:table-cell>
          <table:table-cell table:style-name="TableCell693">
            <text:p text:style-name="Нормальный"/>
          </table:table-cell>
          <table:table-cell table:style-name="TableCell694">
            <text:p text:style-name="P695">7</text:p>
          </table:table-cell>
          <table:table-cell table:style-name="TableCell696">
            <text:p text:style-name="Нормальный"/>
          </table:table-cell>
          <table:table-cell table:style-name="TableCell697">
            <text:p text:style-name="Нормальный"/>
          </table:table-cell>
          <table:table-cell table:style-name="TableCell698">
            <text:p text:style-name="Нормальный"/>
          </table:table-cell>
          <table:table-cell table:style-name="TableCell699">
            <text:p text:style-name="P700">13</text:p>
          </table:table-cell>
          <table:table-cell table:style-name="TableCell701">
            <text:p text:style-name="Нормальный"/>
          </table:table-cell>
          <table:table-cell table:style-name="TableCell702">
            <text:p text:style-name="Нормальный"/>
          </table:table-cell>
          <table:table-cell table:style-name="TableCell703">
            <text:p text:style-name="P704">16</text:p>
          </table:table-cell>
          <table:table-cell table:style-name="TableCell705">
            <text:p text:style-name="Нормальный"/>
          </table:table-cell>
          <table:table-cell table:style-name="TableCell706">
            <text:p text:style-name="P707"><draw:frame draw:style-name="a31" draw:name="Picture 32" text:anchor-type="as-char" svg:x="0in" svg:y="0in" svg:width="0.3937in" svg:height="0.3937in" style:rel-width="scale" style:rel-height="scale"><draw:image xlink:href="media/image6.png" xlink:type="simple" xlink:show="embed" xlink:actuate="onLoad"/><svg:title/><svg:desc/></draw:frame></text:p>
          </table:table-cell>
          <table:table-cell table:style-name="TableCell708">
            <text:p text:style-name="Нормальный"/>
          </table:table-cell>
          <table:table-cell table:style-name="TableCell709">
            <text:p text:style-name="Нормальный"/>
          </table:table-cell>
          <table:table-cell table:style-name="TableCell710">
            <text:p text:style-name="Нормальный"/>
          </table:table-cell>
          <table:table-cell table:style-name="TableCell711">
            <text:p text:style-name="Нормальный"/>
          </table:table-cell>
        </table:table-row>
        <text:soft-page-break/>
        <table:table-row table:style-name="TableRow712">
          <table:table-cell table:style-name="TableCell713">
            <text:p text:style-name="Прижатыйвлево">Запрос дополнительного плана полета</text:p>
          </table:table-cell>
          <table:table-cell table:style-name="TableCell714">
            <text:p text:style-name="P715">RQS</text:p>
          </table:table-cell>
          <table:table-cell table:style-name="TableCell716">
            <text:p text:style-name="P717">3</text:p>
          </table:table-cell>
          <table:table-cell table:style-name="TableCell718">
            <text:p text:style-name="Нормальный"/>
          </table:table-cell>
          <table:table-cell table:style-name="TableCell719">
            <text:p text:style-name="P720">7</text:p>
          </table:table-cell>
          <table:table-cell table:style-name="TableCell721">
            <text:p text:style-name="Нормальный"/>
          </table:table-cell>
          <table:table-cell table:style-name="TableCell722">
            <text:p text:style-name="Нормальный"/>
          </table:table-cell>
          <table:table-cell table:style-name="TableCell723">
            <text:p text:style-name="Нормальный"/>
          </table:table-cell>
          <table:table-cell table:style-name="TableCell724">
            <text:p text:style-name="P725">13</text:p>
          </table:table-cell>
          <table:table-cell table:style-name="TableCell726">
            <text:p text:style-name="Нормальный"/>
          </table:table-cell>
          <table:table-cell table:style-name="TableCell727">
            <text:p text:style-name="Нормальный"/>
          </table:table-cell>
          <table:table-cell table:style-name="TableCell728">
            <text:p text:style-name="P729">16</text:p>
          </table:table-cell>
          <table:table-cell table:style-name="TableCell730">
            <text:p text:style-name="Нормальный"/>
          </table:table-cell>
          <table:table-cell table:style-name="TableCell731">
            <text:p text:style-name="P732"><draw:frame draw:style-name="a32" draw:name="Picture 33" text:anchor-type="as-char" svg:x="0in" svg:y="0in" svg:width="0.3937in" svg:height="0.3937in" style:rel-width="scale" style:rel-height="scale"><draw:image xlink:href="media/image6.png" xlink:type="simple" xlink:show="embed" xlink:actuate="onLoad"/><svg:title/><svg:desc/></draw:frame></text:p>
          </table:table-cell>
          <table:table-cell table:style-name="TableCell733">
            <text:p text:style-name="Нормальный"/>
          </table:table-cell>
          <table:table-cell table:style-name="TableCell734">
            <text:p text:style-name="Нормальный"/>
          </table:table-cell>
          <table:table-cell table:style-name="TableCell735">
            <text:p text:style-name="Нормальный"/>
          </table:table-cell>
          <table:table-cell table:style-name="TableCell736">
            <text:p text:style-name="Нормальный"/>
          </table:table-cell>
          <table:table-cell>
            <text:p text:style-name="Нормальный"/>
          </table:table-cell>
        </table:table-row>
        <table:table-row table:style-name="TableRow737">
          <table:table-cell table:style-name="TableCell738">
            <text:p text:style-name="Прижатыйвлево">Дополнительный план<text:s/>полета</text:p>
          </table:table-cell>
          <table:table-cell table:style-name="TableCell739">
            <text:p text:style-name="P740">SPL</text:p>
          </table:table-cell>
          <table:table-cell table:style-name="TableCell741">
            <text:p text:style-name="P742">3</text:p>
          </table:table-cell>
          <table:table-cell table:style-name="TableCell743">
            <text:p text:style-name="Нормальный"/>
          </table:table-cell>
          <table:table-cell table:style-name="TableCell744">
            <text:p text:style-name="P745">7</text:p>
          </table:table-cell>
          <table:table-cell table:style-name="TableCell746">
            <text:p text:style-name="Нормальный"/>
          </table:table-cell>
          <table:table-cell table:style-name="TableCell747">
            <text:p text:style-name="Нормальный"/>
          </table:table-cell>
          <table:table-cell table:style-name="TableCell748">
            <text:p text:style-name="Нормальный"/>
          </table:table-cell>
          <table:table-cell table:style-name="TableCell749">
            <text:p text:style-name="P750">13</text:p>
          </table:table-cell>
          <table:table-cell table:style-name="TableCell751">
            <text:p text:style-name="Нормальный"/>
          </table:table-cell>
          <table:table-cell table:style-name="TableCell752">
            <text:p text:style-name="Нормальный"/>
          </table:table-cell>
          <table:table-cell table:style-name="TableCell753">
            <text:p text:style-name="P754"><draw:frame draw:style-name="a33" draw:name="Picture 34" text:anchor-type="as-char" svg:x="0in" svg:y="0in" svg:width="0.3937in" svg:height="0.3937in" style:rel-width="scale" style:rel-height="scale"><draw:image xlink:href="media/image5.png" xlink:type="simple" xlink:show="embed" xlink:actuate="onLoad"/><svg:title/><svg:desc/></draw:frame></text:p>
          </table:table-cell>
          <table:table-cell table:style-name="TableCell755">
            <text:p text:style-name="Нормальный"/>
          </table:table-cell>
          <table:table-cell table:style-name="TableCell756">
            <text:p text:style-name="P757"><draw:frame draw:style-name="a34" draw:name="Picture 35" text:anchor-type="as-char" svg:x="0in" svg:y="0in" svg:width="0.3937in" svg:height="0.3937in" style:rel-width="scale" style:rel-height="scale"><draw:image xlink:href="media/image6.png" xlink:type="simple" xlink:show="embed" xlink:actuate="onLoad"/><svg:title/><svg:desc/></draw:frame></text:p>
          </table:table-cell>
          <table:table-cell table:style-name="TableCell758">
            <text:p text:style-name="P759"><draw:frame draw:style-name="a35" draw:name="Picture 36" text:anchor-type="as-char" svg:x="0in" svg:y="0in" svg:width="0.3937in" svg:height="0.3937in" style:rel-width="scale" style:rel-height="scale"><draw:image xlink:href="media/image7.png" xlink:type="simple" xlink:show="embed" xlink:actuate="onLoad"/><svg:title/><svg:desc/></draw:frame></text:p>
          </table:table-cell>
          <table:table-cell table:style-name="TableCell760">
            <text:p text:style-name="Нормальный"/>
          </table:table-cell>
          <table:table-cell table:style-name="TableCell761">
            <text:p text:style-name="Нормальный"/>
          </table:table-cell>
          <table:table-cell table:style-name="TableCell762">
            <text:p text:style-name="Нормальный"/>
          </table:table-cell>
          <table:table-cell>
            <text:p text:style-name="Нормальный"/>
          </table:table-cell>
        </table:table-row>
        <table:table-row table:style-name="TableRow763">
          <table:table-cell table:style-name="TableCell764">
            <text:p text:style-name="Прижатыйвлево">Отказ в обработке сообщения FPL</text:p>
          </table:table-cell>
          <table:table-cell table:style-name="TableCell765">
            <text:p text:style-name="P766">REJ</text:p>
          </table:table-cell>
          <table:table-cell table:style-name="TableCell767">
            <text:p text:style-name="P768">3</text:p>
          </table:table-cell>
          <table:table-cell table:style-name="TableCell769">
            <text:p text:style-name="Нормальный"/>
          </table:table-cell>
          <table:table-cell table:style-name="TableCell770">
            <text:p text:style-name="P771">7</text:p>
          </table:table-cell>
          <table:table-cell table:style-name="TableCell772">
            <text:p text:style-name="P773">8</text:p>
          </table:table-cell>
          <table:table-cell table:style-name="TableCell774">
            <text:p text:style-name="P775"><draw:frame draw:style-name="a36" draw:name="Picture 37" text:anchor-type="as-char" svg:x="0in" svg:y="0in" svg:width="0.3937in" svg:height="0.3937in" style:rel-width="scale" style:rel-height="scale"><draw:image xlink:href="media/image2.png" xlink:type="simple" xlink:show="embed" xlink:actuate="onLoad"/><svg:title/><svg:desc/></draw:frame></text:p>
          </table:table-cell>
          <table:table-cell table:style-name="TableCell776">
            <text:p text:style-name="P777">10</text:p>
          </table:table-cell>
          <table:table-cell table:style-name="TableCell778">
            <text:p text:style-name="P779"><draw:frame draw:style-name="a37" draw:name="Picture 38" text:anchor-type="as-char" svg:x="0in" svg:y="0in" svg:width="0.3937in" svg:height="0.3937in" style:rel-width="scale" style:rel-height="scale"><draw:image xlink:href="media/image3.png" xlink:type="simple" xlink:show="embed" xlink:actuate="onLoad"/><svg:title/><svg:desc/></draw:frame></text:p>
          </table:table-cell>
          <table:table-cell table:style-name="TableCell780">
            <text:p text:style-name="Нормальный"/>
          </table:table-cell>
          <table:table-cell table:style-name="TableCell781">
            <text:p text:style-name="P782"><draw:frame draw:style-name="a38" draw:name="Picture 39" text:anchor-type="as-char" svg:x="0in" svg:y="0in" svg:width="0.3937in" svg:height="0.3937in" style:rel-width="scale" style:rel-height="scale"><draw:image xlink:href="media/image4.png" xlink:type="simple" xlink:show="embed" xlink:actuate="onLoad"/><svg:title/><svg:desc/></draw:frame></text:p>
          </table:table-cell>
          <table:table-cell table:style-name="TableCell783">
            <text:p text:style-name="P784"><draw:frame draw:style-name="a39" draw:name="Picture 40" text:anchor-type="as-char" svg:x="0in" svg:y="0in" svg:width="0.3937in" svg:height="0.3937in" style:rel-width="scale" style:rel-height="scale"><draw:image xlink:href="media/image5.png" xlink:type="simple" xlink:show="embed" xlink:actuate="onLoad"/><svg:title/><svg:desc/></draw:frame></text:p>
          </table:table-cell>
          <table:table-cell table:style-name="TableCell785">
            <text:p text:style-name="Нормальный"/>
          </table:table-cell>
          <table:table-cell table:style-name="TableCell786">
            <text:p text:style-name="P787"><draw:frame draw:style-name="a40" draw:name="Picture 41" text:anchor-type="as-char" svg:x="0in" svg:y="0in" svg:width="0.3937in" svg:height="0.3937in" style:rel-width="scale" style:rel-height="scale"><draw:image xlink:href="media/image6.png" xlink:type="simple" xlink:show="embed" xlink:actuate="onLoad"/><svg:title/><svg:desc/></draw:frame></text:p>
          </table:table-cell>
          <table:table-cell table:style-name="TableCell788">
            <text:p text:style-name="Нормальный"/>
          </table:table-cell>
          <table:table-cell table:style-name="TableCell789">
            <text:p text:style-name="Нормальный"/>
          </table:table-cell>
          <table:table-cell table:style-name="TableCell790">
            <text:p text:style-name="Нормальный"/>
          </table:table-cell>
          <table:table-cell table:style-name="TableCell791">
            <text:p text:style-name="Нормальный"/>
          </table:table-cell>
          <table:table-cell>
            <text:p text:style-name="Нормальный"/>
          </table:table-cell>
        </table:table-row>
        <table:table-row table:style-name="TableRow792">
          <table:table-cell table:style-name="TableCell793">
            <text:p text:style-name="Прижатыйвлево">Прием к обработке сообщения FPL</text:p>
          </table:table-cell>
          <table:table-cell table:style-name="TableCell794">
            <text:p text:style-name="P795">ACK</text:p>
          </table:table-cell>
          <table:table-cell table:style-name="TableCell796">
            <text:p text:style-name="P797">3</text:p>
          </table:table-cell>
          <table:table-cell table:style-name="TableCell798">
            <text:p text:style-name="Нормальный"/>
          </table:table-cell>
          <table:table-cell table:style-name="TableCell799">
            <text:p text:style-name="P800">7</text:p>
          </table:table-cell>
          <table:table-cell table:style-name="TableCell801">
            <text:p text:style-name="Нормальный"/>
          </table:table-cell>
          <table:table-cell table:style-name="TableCell802">
            <text:p text:style-name="Нормальный"/>
          </table:table-cell>
          <table:table-cell table:style-name="TableCell803">
            <text:p text:style-name="Нормальный"/>
          </table:table-cell>
          <table:table-cell table:style-name="TableCell804">
            <text:p text:style-name="P805"><draw:frame draw:style-name="a41" draw:name="Picture 42" text:anchor-type="as-char" svg:x="0in" svg:y="0in" svg:width="0.3937in" svg:height="0.3937in" style:rel-width="scale" style:rel-height="scale"><draw:image xlink:href="media/image3.png" xlink:type="simple" xlink:show="embed" xlink:actuate="onLoad"/><svg:title/><svg:desc/></draw:frame></text:p>
          </table:table-cell>
          <table:table-cell table:style-name="TableCell806">
            <text:p text:style-name="Нормальный"/>
          </table:table-cell>
          <table:table-cell table:style-name="TableCell807">
            <text:p text:style-name="Нормальный"/>
          </table:table-cell>
          <table:table-cell table:style-name="TableCell808">
            <text:p text:style-name="P809"><draw:frame draw:style-name="a42" draw:name="Picture 43" text:anchor-type="as-char" svg:x="0in" svg:y="0in" svg:width="0.3937in" svg:height="0.3937in" style:rel-width="scale" style:rel-height="scale"><draw:image xlink:href="media/image5.png" xlink:type="simple" xlink:show="embed" xlink:actuate="onLoad"/><svg:title/><svg:desc/></draw:frame></text:p>
          </table:table-cell>
          <table:table-cell table:style-name="TableCell810">
            <text:p text:style-name="Нормальный"/>
          </table:table-cell>
          <table:table-cell table:style-name="TableCell811">
            <text:p text:style-name="Нормальный"/>
          </table:table-cell>
          <table:table-cell table:style-name="TableCell812">
            <text:p text:style-name="Нормальный"/>
          </table:table-cell>
          <table:table-cell table:style-name="TableCell813">
            <text:p text:style-name="Нормальный"/>
          </table:table-cell>
          <table:table-cell table:style-name="TableCell814">
            <text:p text:style-name="Нормальный"/>
          </table:table-cell>
          <table:table-cell table:style-name="TableCell815">
            <text:p text:style-name="Нормальный"/>
          </table:table-cell>
          <table:table-cell>
            <text:p text:style-name="Нормальный"/>
          </table:table-cell>
        </table:table-row>
        <table:table-row table:style-name="TableRow816">
          <table:table-cell table:style-name="TableCell817">
            <text:p text:style-name="Прижатыйвлево">Пролет пункта обязательного донесения</text:p>
          </table:table-cell>
          <table:table-cell table:style-name="TableCell818">
            <text:p text:style-name="P819">FLI</text:p>
          </table:table-cell>
          <table:table-cell table:style-name="TableCell820">
            <text:p text:style-name="P821"><text:bookmark-start text:name="anchor10023"/><text:bookmark-end text:name="anchor10023"/>3</text:p>
          </table:table-cell>
          <table:table-cell table:style-name="TableCell822">
            <text:p text:style-name="Нормальный"/>
          </table:table-cell>
          <table:table-cell table:style-name="TableCell823">
            <text:p text:style-name="P824">7</text:p>
          </table:table-cell>
          <table:table-cell table:style-name="TableCell825">
            <text:p text:style-name="Нормальный"/>
          </table:table-cell>
          <table:table-cell table:style-name="TableCell826">
            <text:p text:style-name="Нормальный"/>
          </table:table-cell>
          <table:table-cell table:style-name="TableCell827">
            <text:p text:style-name="Нормальный"/>
          </table:table-cell>
          <table:table-cell table:style-name="TableCell828">
            <text:p text:style-name="Нормальный"/>
          </table:table-cell>
          <table:table-cell table:style-name="TableCell829">
            <text:p text:style-name="Нормальный"/>
          </table:table-cell>
          <table:table-cell table:style-name="TableCell830">
            <text:p text:style-name="Нормальный"/>
          </table:table-cell>
          <table:table-cell table:style-name="TableCell831">
            <text:p text:style-name="Нормальный"/>
          </table:table-cell>
          <table:table-cell table:style-name="TableCell832">
            <text:p text:style-name="Нормальный"/>
          </table:table-cell>
          <table:table-cell table:style-name="TableCell833">
            <text:p text:style-name="P834"><draw:frame draw:style-name="a43" draw:name="Picture 44" text:anchor-type="as-char" svg:x="0in" svg:y="0in" svg:width="0.3937in" svg:height="0.3937in" style:rel-width="scale" style:rel-height="scale"><draw:image xlink:href="media/image6.png" xlink:type="simple" xlink:show="embed" xlink:actuate="onLoad"/><svg:title/><svg:desc/></draw:frame></text:p>
          </table:table-cell>
          <table:table-cell table:style-name="TableCell835">
            <text:p text:style-name="Нормальный"/>
          </table:table-cell>
          <table:table-cell table:style-name="TableCell836">
            <text:p text:style-name="Нормальный"/>
          </table:table-cell>
          <table:table-cell table:style-name="TableCell837">
            <text:p text:style-name="Нормальный"/>
          </table:table-cell>
          <table:table-cell table:style-name="TableCell838">
            <text:p text:style-name="Нормальный"/>
          </table:table-cell>
          <table:table-cell>
            <text:p text:style-name="Нормальный"/>
          </table:table-cell>
        </table:table-row>
        <table:table-row table:style-name="TableRow839">
          <table:table-cell table:style-name="TableCell840">
            <text:p text:style-name="Прижатыйвлево">Установление временного режима<text:s/>(местного режима или кратковременных ограничений)</text:p>
          </table:table-cell>
          <table:table-cell table:style-name="TableCell841">
            <text:p text:style-name="P842">RVM</text:p>
          </table:table-cell>
          <table:table-cell table:style-name="TableCell843">
            <text:p text:style-name="P844"><text:bookmark-start text:name="anchor10024"/><text:bookmark-end text:name="anchor10024"/>3</text:p>
          </table:table-cell>
          <table:table-cell table:style-name="TableCell845">
            <text:p text:style-name="Нормальный"/>
          </table:table-cell>
          <table:table-cell table:style-name="TableCell846">
            <text:p text:style-name="P847">7</text:p>
          </table:table-cell>
          <table:table-cell table:style-name="TableCell848">
            <text:p text:style-name="Нормальный"/>
          </table:table-cell>
          <table:table-cell table:style-name="TableCell849">
            <text:p text:style-name="Нормальный"/>
          </table:table-cell>
          <table:table-cell table:style-name="TableCell850">
            <text:p text:style-name="Нормальный"/>
          </table:table-cell>
          <table:table-cell table:style-name="TableCell851">
            <text:p text:style-name="Нормальный"/>
          </table:table-cell>
          <table:table-cell table:style-name="TableCell852">
            <text:p text:style-name="Нормальный"/>
          </table:table-cell>
          <table:table-cell table:style-name="TableCell853">
            <text:p text:style-name="Нормальный"/>
          </table:table-cell>
          <table:table-cell table:style-name="TableCell854">
            <text:p text:style-name="Нормальный"/>
          </table:table-cell>
          <table:table-cell table:style-name="TableCell855">
            <text:p text:style-name="Нормальный"/>
          </table:table-cell>
          <table:table-cell table:style-name="TableCell856">
            <text:p text:style-name="P857"><draw:frame draw:style-name="a44" draw:name="Picture 45" text:anchor-type="as-char" svg:x="0in" svg:y="0in" svg:width="0.3937in" svg:height="0.3937in" style:rel-width="scale" style:rel-height="scale"><draw:image xlink:href="media/image6.png" xlink:type="simple" xlink:show="embed" xlink:actuate="onLoad"/><svg:title/><svg:desc/></draw:frame></text:p>
          </table:table-cell>
          <table:table-cell table:style-name="TableCell858">
            <text:p text:style-name="Нормальный"/>
          </table:table-cell>
          <table:table-cell table:style-name="TableCell859">
            <text:p text:style-name="Нормальный"/>
          </table:table-cell>
          <table:table-cell table:style-name="TableCell860">
            <text:p text:style-name="Нормальный"/>
          </table:table-cell>
          <table:table-cell table:style-name="TableCell861">
            <text:p text:style-name="Нормальный"/>
          </table:table-cell>
          <table:table-cell>
            <text:p text:style-name="Нормальный"/>
          </table:table-cell>
        </table:table-row>
        <table:table-row table:style-name="TableRow862">
          <table:table-cell table:style-name="TableCell863">
            <text:p text:style-name="Нормальный"/>
          </table:table-cell>
          <table:table-cell table:style-name="TableCell864">
            <text:p text:style-name="Прижатыйвлево">Снятие временного режима (местного режима или кратковременных ограничений)</text:p>
          </table:table-cell>
          <table:table-cell table:style-name="TableCell865">
            <text:p text:style-name="P866">RVI</text:p>
          </table:table-cell>
          <table:table-cell table:style-name="TableCell867">
            <text:p text:style-name="P868">3</text:p>
          </table:table-cell>
          <table:table-cell table:style-name="TableCell869">
            <text:p text:style-name="Нормальный"/>
          </table:table-cell>
          <table:table-cell table:style-name="TableCell870">
            <text:p text:style-name="Нормальный"/>
          </table:table-cell>
          <table:table-cell table:style-name="TableCell871">
            <text:p text:style-name="Нормальный"/>
          </table:table-cell>
          <table:table-cell table:style-name="TableCell872">
            <text:p text:style-name="Нормальный"/>
          </table:table-cell>
          <table:table-cell table:style-name="TableCell873">
            <text:p text:style-name="Нормальный"/>
          </table:table-cell>
          <table:table-cell table:style-name="TableCell874">
            <text:p text:style-name="Нормальный"/>
          </table:table-cell>
          <table:table-cell table:style-name="TableCell875">
            <text:p text:style-name="Нормальный"/>
          </table:table-cell>
          <table:table-cell table:style-name="TableCell876">
            <text:p text:style-name="Нормальный"/>
          </table:table-cell>
          <table:table-cell table:style-name="TableCell877">
            <text:p text:style-name="Нормальный"/>
          </table:table-cell>
          <table:table-cell table:style-name="TableCell878">
            <text:p text:style-name="Нормальный"/>
          </table:table-cell>
          <table:table-cell table:style-name="TableCell879">
            <text:p text:style-name="P880"><draw:frame draw:style-name="a45" draw:name="Picture 46" text:anchor-type="as-char" svg:x="0in" svg:y="0in" svg:width="0.3937in" svg:height="0.3937in" style:rel-width="scale" style:rel-height="scale"><draw:image xlink:href="media/image6.png" xlink:type="simple" xlink:show="embed" xlink:actuate="onLoad"/><svg:title/><svg:desc/></draw:frame></text:p>
          </table:table-cell>
          <table:table-cell table:style-name="TableCell881">
            <text:p text:style-name="Нормальный"/>
          </table:table-cell>
          <table:table-cell table:style-name="TableCell882">
            <text:p text:style-name="Нормальный"/>
          </table:table-cell>
          <table:table-cell table:style-name="TableCell883">
            <text:p text:style-name="Нормальный"/>
          </table:table-cell>
          <table:table-cell table:style-name="TableCell884">
            <text:p text:style-name="Нормальный"/>
          </table:table-cell>
        </table:table-row>
        <table:table-row table:style-name="TableRow885">
          <table:table-cell table:style-name="TableCell886">
            <text:p text:style-name="Прижатыйвлево">Ограничение или прекращение приема воздушных судов на аэродроме</text:p>
          </table:table-cell>
          <table:table-cell table:style-name="TableCell887">
            <text:p text:style-name="P888">APZ</text:p>
          </table:table-cell>
          <table:table-cell table:style-name="TableCell889">
            <text:p text:style-name="P890">3</text:p>
          </table:table-cell>
          <table:table-cell table:style-name="TableCell891">
            <text:p text:style-name="Нормальный"/>
          </table:table-cell>
          <table:table-cell table:style-name="TableCell892">
            <text:p text:style-name="Нормальный"/>
          </table:table-cell>
          <table:table-cell table:style-name="TableCell893">
            <text:p text:style-name="Нормальный"/>
          </table:table-cell>
          <table:table-cell table:style-name="TableCell894">
            <text:p text:style-name="Нормальный"/>
          </table:table-cell>
          <table:table-cell table:style-name="TableCell895">
            <text:p text:style-name="Нормальный"/>
          </table:table-cell>
          <table:table-cell table:style-name="TableCell896">
            <text:p text:style-name="Нормальный"/>
          </table:table-cell>
          <table:table-cell table:style-name="TableCell897">
            <text:p text:style-name="Нормальный"/>
          </table:table-cell>
          <table:table-cell table:style-name="TableCell898">
            <text:p text:style-name="Нормальный"/>
          </table:table-cell>
          <table:table-cell table:style-name="TableCell899">
            <text:p text:style-name="Нормальный"/>
          </table:table-cell>
          <table:table-cell table:style-name="TableCell900">
            <text:p text:style-name="Нормальный"/>
          </table:table-cell>
          <table:table-cell table:style-name="TableCell901">
            <text:p text:style-name="P902"><draw:frame draw:style-name="a46" draw:name="Picture 47" text:anchor-type="as-char" svg:x="0in" svg:y="0in" svg:width="0.3937in" svg:height="0.3937in" style:rel-width="scale" style:rel-height="scale"><draw:image xlink:href="media/image6.png" xlink:type="simple" xlink:show="embed" xlink:actuate="onLoad"/><svg:title/><svg:desc/></draw:frame></text:p>
          </table:table-cell>
          <table:table-cell table:style-name="TableCell903">
            <text:p text:style-name="Нормальный"/>
          </table:table-cell>
          <table:table-cell table:style-name="TableCell904">
            <text:p text:style-name="Нормальный"/>
          </table:table-cell>
          <table:table-cell table:style-name="TableCell905">
            <text:p text:style-name="Нормальный"/>
          </table:table-cell>
          <table:table-cell table:style-name="TableCell906">
            <text:p text:style-name="Нормальный"/>
          </table:table-cell>
          <table:table-cell>
            <text:p text:style-name="Нормальный"/>
          </table:table-cell>
        </table:table-row>
        <table:table-row table:style-name="TableRow907">
          <table:table-cell table:style-name="TableCell908">
            <text:p text:style-name="Прижатыйвлево">Возобновление приема воздушных судов на аэродроме</text:p>
          </table:table-cell>
          <table:table-cell table:style-name="TableCell909">
            <text:p text:style-name="P910">APW</text:p>
          </table:table-cell>
          <table:table-cell table:style-name="TableCell911">
            <text:p text:style-name="P912">3</text:p>
          </table:table-cell>
          <table:table-cell table:style-name="TableCell913">
            <text:p text:style-name="Нормальный"/>
          </table:table-cell>
          <table:table-cell table:style-name="TableCell914">
            <text:p text:style-name="Нормальный"/>
          </table:table-cell>
          <table:table-cell table:style-name="TableCell915">
            <text:p text:style-name="Нормальный"/>
          </table:table-cell>
          <table:table-cell table:style-name="TableCell916">
            <text:p text:style-name="Нормальный"/>
          </table:table-cell>
          <table:table-cell table:style-name="TableCell917">
            <text:p text:style-name="Нормальный"/>
          </table:table-cell>
          <table:table-cell table:style-name="TableCell918">
            <text:p text:style-name="Нормальный"/>
          </table:table-cell>
          <table:table-cell table:style-name="TableCell919">
            <text:p text:style-name="Нормальный"/>
          </table:table-cell>
          <table:table-cell table:style-name="TableCell920">
            <text:p text:style-name="Нормальный"/>
          </table:table-cell>
          <table:table-cell table:style-name="TableCell921">
            <text:p text:style-name="Нормальный"/>
          </table:table-cell>
          <table:table-cell table:style-name="TableCell922">
            <text:p text:style-name="Нормальный"/>
          </table:table-cell>
          <table:table-cell table:style-name="TableCell923">
            <text:p text:style-name="P924"><draw:frame draw:style-name="a47" draw:name="Picture 48" text:anchor-type="as-char" svg:x="0in" svg:y="0in" svg:width="0.3937in" svg:height="0.3937in" style:rel-width="scale" style:rel-height="scale"><draw:image xlink:href="media/image6.png" xlink:type="simple" xlink:show="embed" xlink:actuate="onLoad"/><svg:title/><svg:desc/></draw:frame></text:p>
          </table:table-cell>
          <table:table-cell table:style-name="TableCell925">
            <text:p text:style-name="Нормальный"/>
          </table:table-cell>
          <table:table-cell table:style-name="TableCell926">
            <text:p text:style-name="Нормальный"/>
          </table:table-cell>
          <table:table-cell table:style-name="TableCell927">
            <text:p text:style-name="Нормальный"/>
          </table:table-cell>
          <table:table-cell table:style-name="TableCell928">
            <text:p text:style-name="Нормальный"/>
          </table:table-cell>
          <table:table-cell>
            <text:p text:style-name="Нормальный"/>
          </table:table-cell>
        </table:table-row>
        <table:table-row table:style-name="TableRow929">
          <table:table-cell table:style-name="TableCell930">
            <text:p text:style-name="Прижатыйвлево">Выполнение полета на запасной аэродром</text:p>
          </table:table-cell>
          <table:table-cell table:style-name="TableCell931">
            <text:p text:style-name="P932">FLA</text:p>
          </table:table-cell>
          <table:table-cell table:style-name="TableCell933">
            <text:p text:style-name="P934">3</text:p>
          </table:table-cell>
          <table:table-cell table:style-name="TableCell935">
            <text:p text:style-name="Нормальный"/>
          </table:table-cell>
          <table:table-cell table:style-name="TableCell936">
            <text:p text:style-name="P937">7</text:p>
          </table:table-cell>
          <table:table-cell table:style-name="TableCell938">
            <text:p text:style-name="Нормальный"/>
          </table:table-cell>
          <table:table-cell table:style-name="TableCell939">
            <text:p text:style-name="Нормальный"/>
          </table:table-cell>
          <table:table-cell table:style-name="TableCell940">
            <text:p text:style-name="Нормальный"/>
          </table:table-cell>
          <table:table-cell table:style-name="TableCell941">
            <text:p text:style-name="Нормальный"/>
          </table:table-cell>
          <table:table-cell table:style-name="TableCell942">
            <text:p text:style-name="Нормальный"/>
          </table:table-cell>
          <table:table-cell table:style-name="TableCell943">
            <text:p text:style-name="Нормальный"/>
          </table:table-cell>
          <table:table-cell table:style-name="TableCell944">
            <text:p text:style-name="P945"><draw:frame draw:style-name="a48" draw:name="Picture 49" text:anchor-type="as-char" svg:x="0in" svg:y="0in" svg:width="0.3937in" svg:height="0.3937in" style:rel-width="scale" style:rel-height="scale"><draw:image xlink:href="media/image5.png" xlink:type="simple" xlink:show="embed" xlink:actuate="onLoad"/><svg:title/><svg:desc/></draw:frame></text:p>
          </table:table-cell>
          <table:table-cell table:style-name="TableCell946">
            <text:p text:style-name="Нормальный"/>
          </table:table-cell>
          <table:table-cell table:style-name="TableCell947">
            <text:p text:style-name="P948"><draw:frame draw:style-name="a49" draw:name="Picture 50" text:anchor-type="as-char" svg:x="0in" svg:y="0in" svg:width="0.3937in" svg:height="0.3937in" style:rel-width="scale" style:rel-height="scale"><draw:image xlink:href="media/image6.png" xlink:type="simple" xlink:show="embed" xlink:actuate="onLoad"/><svg:title/><svg:desc/></draw:frame></text:p>
          </table:table-cell>
          <table:table-cell table:style-name="TableCell949">
            <text:p text:style-name="Нормальный"/>
          </table:table-cell>
          <table:table-cell table:style-name="TableCell950">
            <text:p text:style-name="Нормальный"/>
          </table:table-cell>
          <table:table-cell table:style-name="TableCell951">
            <text:p text:style-name="Нормальный"/>
          </table:table-cell>
          <table:table-cell table:style-name="TableCell952">
            <text:p text:style-name="Нормальный"/>
          </table:table-cell>
          <table:table-cell>
            <text:p text:style-name="Нормальный"/>
          </table:table-cell>
        </table:table-row>
        <table:table-row table:style-name="TableRow953">
          <table:table-cell table:style-name="TableCell954">
            <text:p text:style-name="Прижатыйвлево">Выполнение литерного рейса</text:p>
          </table:table-cell>
          <table:table-cell table:style-name="TableCell955">
            <text:p text:style-name="P956"><text:bookmark-start text:name="anchor10029"/><text:bookmark-end text:name="anchor10029"/>ULS</text:p>
          </table:table-cell>
          <table:table-cell table:style-name="TableCell957">
            <text:p text:style-name="P958">3</text:p>
          </table:table-cell>
          <table:table-cell table:style-name="TableCell959">
            <text:p text:style-name="Нормальный"/>
          </table:table-cell>
          <table:table-cell table:style-name="TableCell960">
            <text:p text:style-name="P961">7</text:p>
          </table:table-cell>
          <table:table-cell table:style-name="TableCell962">
            <text:p text:style-name="Нормальный"/>
          </table:table-cell>
          <table:table-cell table:style-name="TableCell963">
            <text:p text:style-name="P964">9</text:p>
          </table:table-cell>
          <table:table-cell table:style-name="TableCell965">
            <text:p text:style-name="Нормальный"/>
          </table:table-cell>
          <table:table-cell table:style-name="TableCell966">
            <text:p text:style-name="P967">13</text:p>
          </table:table-cell>
          <table:table-cell table:style-name="TableCell968">
            <text:p text:style-name="Нормальный"/>
          </table:table-cell>
          <table:table-cell table:style-name="TableCell969">
            <text:p text:style-name="Нормальный"/>
          </table:table-cell>
          <table:table-cell table:style-name="TableCell970">
            <text:p text:style-name="P971">16</text:p>
          </table:table-cell>
          <table:table-cell table:style-name="TableCell972">
            <text:p text:style-name="Нормальный"/>
          </table:table-cell>
          <table:table-cell table:style-name="TableCell973">
            <text:p text:style-name="P974">18</text:p>
          </table:table-cell>
          <table:table-cell table:style-name="TableCell975">
            <text:p text:style-name="Нормальный"/>
          </table:table-cell>
          <table:table-cell table:style-name="TableCell976">
            <text:p text:style-name="Нормальный"/>
          </table:table-cell>
          <table:table-cell table:style-name="TableCell977">
            <text:p text:style-name="Нормальный"/>
          </table:table-cell>
          <table:table-cell table:style-name="TableCell978">
            <text:p text:style-name="Нормальный"/>
          </table:table-cell>
          <table:table-cell>
            <text:p text:style-name="Нормальный"/>
          </table:table-cell>
        </table:table-row>
        <table:table-row table:style-name="TableRow979">
          <table:table-cell table:style-name="TableCell980">
            <text:p text:style-name="Прижатыйвлево">Организация потоков воздушного движения</text:p>
            <text:p text:style-name="Нормальный"/>
            <text:p text:style-name="Нормальный"/>
            <text:p text:style-name="Нормальный"/>
            <text:p text:style-name="Нормальный"/>
          </table:table-cell>
          <table:table-cell table:style-name="TableCell981">
            <text:p text:style-name="Прижатыйвлево">Пропускная<text:s/>способность диспетчерских пунктов (секторов)</text:p>
          </table:table-cell>
          <table:table-cell table:style-name="TableCell982">
            <text:p text:style-name="P983">SPS</text:p>
          </table:table-cell>
          <table:table-cell table:style-name="TableCell984">
            <text:p text:style-name="P985">3</text:p>
          </table:table-cell>
          <table:table-cell table:style-name="TableCell986">
            <text:p text:style-name="Нормальный"/>
          </table:table-cell>
          <table:table-cell table:style-name="TableCell987">
            <text:p text:style-name="Нормальный"/>
          </table:table-cell>
          <table:table-cell table:style-name="TableCell988">
            <text:p text:style-name="Нормальный"/>
          </table:table-cell>
          <table:table-cell table:style-name="TableCell989">
            <text:p text:style-name="Нормальный"/>
          </table:table-cell>
          <table:table-cell table:style-name="TableCell990">
            <text:p text:style-name="Нормальный"/>
          </table:table-cell>
          <table:table-cell table:style-name="TableCell991">
            <text:p text:style-name="Нормальный"/>
          </table:table-cell>
          <table:table-cell table:style-name="TableCell992">
            <text:p text:style-name="Нормальный"/>
          </table:table-cell>
          <table:table-cell table:style-name="TableCell993">
            <text:p text:style-name="Нормальный"/>
          </table:table-cell>
          <table:table-cell table:style-name="TableCell994">
            <text:p text:style-name="Нормальный"/>
          </table:table-cell>
          <table:table-cell table:style-name="TableCell995">
            <text:p text:style-name="Нормальный"/>
          </table:table-cell>
          <table:table-cell table:style-name="TableCell996">
            <text:p text:style-name="P997"><draw:frame draw:style-name="a50" draw:name="Picture 51" text:anchor-type="as-char" svg:x="0in" svg:y="0in" svg:width="0.3937in" svg:height="0.3937in" style:rel-width="scale" style:rel-height="scale"><draw:image xlink:href="media/image6.png" xlink:type="simple" xlink:show="embed" xlink:actuate="onLoad"/><svg:title/><svg:desc/></draw:frame></text:p>
          </table:table-cell>
          <table:table-cell table:style-name="TableCell998">
            <text:p text:style-name="Нормальный"/>
          </table:table-cell>
          <table:table-cell table:style-name="TableCell999">
            <text:p text:style-name="Нормальный"/>
          </table:table-cell>
          <table:table-cell table:style-name="TableCell1000">
            <text:p text:style-name="Нормальный"/>
          </table:table-cell>
          <table:table-cell table:style-name="TableCell1001">
            <text:p text:style-name="Нормальный"/>
          </table:table-cell>
        </table:table-row>
        <table:table-row table:style-name="TableRow1002">
          <table:table-cell table:style-name="TableCell1003">
            <text:p text:style-name="Прижатыйвлево">Прогнозируемое превышение пропускной способности диспетчерских пунктов (секторов)</text:p>
          </table:table-cell>
          <table:table-cell table:style-name="TableCell1004">
            <text:p text:style-name="P1005">AIM</text:p>
          </table:table-cell>
          <table:table-cell table:style-name="TableCell1006">
            <text:p text:style-name="P1007">3</text:p>
          </table:table-cell>
          <table:table-cell table:style-name="TableCell1008">
            <text:p text:style-name="Нормальный"/>
          </table:table-cell>
          <table:table-cell table:style-name="TableCell1009">
            <text:p text:style-name="Нормальный"/>
          </table:table-cell>
          <table:table-cell table:style-name="TableCell1010">
            <text:p text:style-name="Нормальный"/>
          </table:table-cell>
          <table:table-cell table:style-name="TableCell1011">
            <text:p text:style-name="Нормальный"/>
          </table:table-cell>
          <table:table-cell table:style-name="TableCell1012">
            <text:p text:style-name="Нормальный"/>
          </table:table-cell>
          <table:table-cell table:style-name="TableCell1013">
            <text:p text:style-name="Нормальный"/>
          </table:table-cell>
          <table:table-cell table:style-name="TableCell1014">
            <text:p text:style-name="Нормальный"/>
          </table:table-cell>
          <table:table-cell table:style-name="TableCell1015">
            <text:p text:style-name="Нормальный"/>
          </table:table-cell>
          <table:table-cell table:style-name="TableCell1016">
            <text:p text:style-name="Нормальный"/>
          </table:table-cell>
          <table:table-cell table:style-name="TableCell1017">
            <text:p text:style-name="Нормальный"/>
          </table:table-cell>
          <table:table-cell table:style-name="TableCell1018">
            <text:p text:style-name="P1019"><draw:frame draw:style-name="a51" draw:name="Picture 52" text:anchor-type="as-char" svg:x="0in" svg:y="0in" svg:width="0.3937in" svg:height="0.3937in" style:rel-width="scale" style:rel-height="scale"><draw:image xlink:href="media/image6.png" xlink:type="simple" xlink:show="embed" xlink:actuate="onLoad"/><svg:title/><svg:desc/></draw:frame></text:p>
          </table:table-cell>
          <table:table-cell table:style-name="TableCell1020">
            <text:p text:style-name="Нормальный"/>
          </table:table-cell>
          <table:table-cell table:style-name="TableCell1021">
            <text:p text:style-name="Нормальный"/>
          </table:table-cell>
          <table:table-cell table:style-name="TableCell1022">
            <text:p text:style-name="Нормальный"/>
          </table:table-cell>
          <table:table-cell table:style-name="TableCell1023">
            <text:p text:style-name="Нормальный"/>
          </table:table-cell>
          <table:table-cell>
            <text:p text:style-name="Нормальный"/>
          </table:table-cell>
        </table:table-row>
        <table:table-row table:style-name="TableRow1024">
          <table:table-cell table:style-name="TableCell1025">
            <text:p text:style-name="Прижатыйвлево">Ввод регулирующих мер организации потоков воздушного движения</text:p>
          </table:table-cell>
          <table:table-cell table:style-name="TableCell1026">
            <text:p text:style-name="P1027">ANM</text:p>
          </table:table-cell>
          <table:table-cell table:style-name="TableCell1028">
            <text:p text:style-name="P1029">3</text:p>
          </table:table-cell>
          <table:table-cell table:style-name="TableCell1030">
            <text:p text:style-name="Нормальный"/>
          </table:table-cell>
          <table:table-cell table:style-name="TableCell1031">
            <text:p text:style-name="Нормальный"/>
          </table:table-cell>
          <table:table-cell table:style-name="TableCell1032">
            <text:p text:style-name="Нормальный"/>
          </table:table-cell>
          <table:table-cell table:style-name="TableCell1033">
            <text:p text:style-name="Нормальный"/>
          </table:table-cell>
          <table:table-cell table:style-name="TableCell1034">
            <text:p text:style-name="Нормальный"/>
          </table:table-cell>
          <table:table-cell table:style-name="TableCell1035">
            <text:p text:style-name="Нормальный"/>
          </table:table-cell>
          <table:table-cell table:style-name="TableCell1036">
            <text:p text:style-name="Нормальный"/>
          </table:table-cell>
          <table:table-cell table:style-name="TableCell1037">
            <text:p text:style-name="Нормальный"/>
          </table:table-cell>
          <table:table-cell table:style-name="TableCell1038">
            <text:p text:style-name="Нормальный"/>
          </table:table-cell>
          <table:table-cell table:style-name="TableCell1039">
            <text:p text:style-name="Нормальный"/>
          </table:table-cell>
          <table:table-cell table:style-name="TableCell1040">
            <text:p text:style-name="P1041"><draw:frame draw:style-name="a52" draw:name="Picture 53" text:anchor-type="as-char" svg:x="0in" svg:y="0in" svg:width="0.3937in" svg:height="0.3937in" style:rel-width="scale" style:rel-height="scale"><draw:image xlink:href="media/image6.png" xlink:type="simple" xlink:show="embed" xlink:actuate="onLoad"/><svg:title/><svg:desc/></draw:frame></text:p>
          </table:table-cell>
          <table:table-cell table:style-name="TableCell1042">
            <text:p text:style-name="Нормальный"/>
          </table:table-cell>
          <table:table-cell table:style-name="TableCell1043">
            <text:p text:style-name="Нормальный"/>
          </table:table-cell>
          <table:table-cell table:style-name="TableCell1044">
            <text:p text:style-name="Нормальный"/>
          </table:table-cell>
          <table:table-cell table:style-name="TableCell1045">
            <text:p text:style-name="Нормальный"/>
          </table:table-cell>
          <table:table-cell>
            <text:p text:style-name="Нормальный"/>
          </table:table-cell>
        </table:table-row>
        <table:table-row table:style-name="TableRow1046">
          <table:table-cell table:style-name="TableCell1047">
            <text:p text:style-name="Прижатыйвлево">Отмена регулирующих мер организации потоков воздушного движения</text:p>
          </table:table-cell>
          <table:table-cell table:style-name="TableCell1048">
            <text:p text:style-name="P1049">SCN</text:p>
          </table:table-cell>
          <table:table-cell table:style-name="TableCell1050">
            <text:p text:style-name="P1051">3</text:p>
          </table:table-cell>
          <table:table-cell table:style-name="TableCell1052">
            <text:p text:style-name="Нормальный"/>
          </table:table-cell>
          <table:table-cell table:style-name="TableCell1053">
            <text:p text:style-name="Нормальный"/>
          </table:table-cell>
          <table:table-cell table:style-name="TableCell1054">
            <text:p text:style-name="Нормальный"/>
          </table:table-cell>
          <table:table-cell table:style-name="TableCell1055">
            <text:p text:style-name="Нормальный"/>
          </table:table-cell>
          <table:table-cell table:style-name="TableCell1056">
            <text:p text:style-name="Нормальный"/>
          </table:table-cell>
          <table:table-cell table:style-name="TableCell1057">
            <text:p text:style-name="Нормальный"/>
          </table:table-cell>
          <table:table-cell table:style-name="TableCell1058">
            <text:p text:style-name="Нормальный"/>
          </table:table-cell>
          <table:table-cell table:style-name="TableCell1059">
            <text:p text:style-name="Нормальный"/>
          </table:table-cell>
          <table:table-cell table:style-name="TableCell1060">
            <text:p text:style-name="Нормальный"/>
          </table:table-cell>
          <table:table-cell table:style-name="TableCell1061">
            <text:p text:style-name="Нормальный"/>
          </table:table-cell>
          <table:table-cell table:style-name="TableCell1062">
            <text:p text:style-name="P1063"><draw:frame draw:style-name="a53" draw:name="Picture 54" text:anchor-type="as-char" svg:x="0in" svg:y="0in" svg:width="0.3937in" svg:height="0.3937in" style:rel-width="scale" style:rel-height="scale"><draw:image xlink:href="media/image6.png" xlink:type="simple" xlink:show="embed" xlink:actuate="onLoad"/><svg:title/><svg:desc/></draw:frame></text:p>
          </table:table-cell>
          <table:table-cell table:style-name="TableCell1064">
            <text:p text:style-name="Нормальный"/>
          </table:table-cell>
          <table:table-cell table:style-name="TableCell1065">
            <text:p text:style-name="Нормальный"/>
          </table:table-cell>
          <table:table-cell table:style-name="TableCell1066">
            <text:p text:style-name="Нормальный"/>
          </table:table-cell>
          <table:table-cell table:style-name="TableCell1067">
            <text:p text:style-name="Нормальный"/>
          </table:table-cell>
          <table:table-cell>
            <text:p text:style-name="Нормальный"/>
          </table:table-cell>
        </table:table-row>
        <table:table-row table:style-name="TableRow1068">
          <table:table-cell table:style-name="TableCell1069">
            <text:p text:style-name="Прижатыйвлево">Предложение изменения маршрута полета</text:p>
          </table:table-cell>
          <table:table-cell table:style-name="TableCell1070">
            <text:p text:style-name="P1071">RRP</text:p>
          </table:table-cell>
          <table:table-cell table:style-name="TableCell1072">
            <text:p text:style-name="P1073">3</text:p>
          </table:table-cell>
          <table:table-cell table:style-name="TableCell1074">
            <text:p text:style-name="Нормальный"/>
          </table:table-cell>
          <table:table-cell table:style-name="TableCell1075">
            <text:p text:style-name="P1076">7</text:p>
          </table:table-cell>
          <table:table-cell table:style-name="TableCell1077">
            <text:p text:style-name="Нормальный"/>
          </table:table-cell>
          <table:table-cell table:style-name="TableCell1078">
            <text:p text:style-name="Нормальный"/>
          </table:table-cell>
          <table:table-cell table:style-name="TableCell1079">
            <text:p text:style-name="Нормальный"/>
          </table:table-cell>
          <table:table-cell table:style-name="TableCell1080">
            <text:p text:style-name="P1081">13</text:p>
          </table:table-cell>
          <table:table-cell table:style-name="TableCell1082">
            <text:p text:style-name="Нормальный"/>
          </table:table-cell>
          <table:table-cell table:style-name="TableCell1083">
            <text:p text:style-name="Нормальный"/>
          </table:table-cell>
          <table:table-cell table:style-name="TableCell1084">
            <text:p text:style-name="P1085">16</text:p>
          </table:table-cell>
          <table:table-cell table:style-name="TableCell1086">
            <text:p text:style-name="Нормальный"/>
          </table:table-cell>
          <table:table-cell table:style-name="TableCell1087">
            <text:p text:style-name="P1088">18</text:p>
          </table:table-cell>
          <table:table-cell table:style-name="TableCell1089">
            <text:p text:style-name="Нормальный"/>
          </table:table-cell>
          <table:table-cell table:style-name="TableCell1090">
            <text:p text:style-name="Нормальный"/>
          </table:table-cell>
          <table:table-cell table:style-name="TableCell1091">
            <text:p text:style-name="Нормальный"/>
          </table:table-cell>
          <table:table-cell table:style-name="TableCell1092">
            <text:p text:style-name="P1093">22</text:p>
          </table:table-cell>
          <table:table-cell>
            <text:p text:style-name="P1093"/>
          </table:table-cell>
        </table:table-row>
        <table:table-row table:style-name="TableRow1094">
          <table:table-cell table:style-name="TableCell1095">
            <text:p text:style-name="Прижатыйвлево">Распределение слотов</text:p>
          </table:table-cell>
          <table:table-cell table:style-name="TableCell1096">
            <text:p text:style-name="P1097">SAM</text:p>
          </table:table-cell>
          <table:table-cell table:style-name="TableCell1098">
            <text:p text:style-name="P1099">3</text:p>
          </table:table-cell>
          <table:table-cell table:style-name="TableCell1100">
            <text:p text:style-name="Нормальный"/>
          </table:table-cell>
          <table:table-cell table:style-name="TableCell1101">
            <text:p text:style-name="P1102">7</text:p>
          </table:table-cell>
          <table:table-cell table:style-name="TableCell1103">
            <text:p text:style-name="Нормальный"/>
          </table:table-cell>
          <table:table-cell table:style-name="TableCell1104">
            <text:p text:style-name="Нормальный"/>
          </table:table-cell>
          <table:table-cell table:style-name="TableCell1105">
            <text:p text:style-name="Нормальный"/>
          </table:table-cell>
          <table:table-cell table:style-name="TableCell1106">
            <text:p text:style-name="P1107">13</text:p>
          </table:table-cell>
          <table:table-cell table:style-name="TableCell1108">
            <text:p text:style-name="Нормальный"/>
          </table:table-cell>
          <table:table-cell table:style-name="TableCell1109">
            <text:p text:style-name="Нормальный"/>
          </table:table-cell>
          <table:table-cell table:style-name="TableCell1110">
            <text:p text:style-name="P1111">16</text:p>
          </table:table-cell>
          <table:table-cell table:style-name="TableCell1112">
            <text:p text:style-name="Нормальный"/>
          </table:table-cell>
          <table:table-cell table:style-name="TableCell1113">
            <text:p text:style-name="P1114">18</text:p>
          </table:table-cell>
          <table:table-cell table:style-name="TableCell1115">
            <text:p text:style-name="Нормальный"/>
          </table:table-cell>
          <table:table-cell table:style-name="TableCell1116">
            <text:p text:style-name="Нормальный"/>
          </table:table-cell>
          <table:table-cell table:style-name="TableCell1117">
            <text:p text:style-name="Нормальный"/>
          </table:table-cell>
          <table:table-cell table:style-name="TableCell1118">
            <text:p text:style-name="Нормальный"/>
          </table:table-cell>
          <table:table-cell>
            <text:p text:style-name="Нормальный"/>
          </table:table-cell>
        </table:table-row>
        <table:table-row table:style-name="TableRow1119">
          <table:table-cell table:style-name="TableCell1120">
            <text:p text:style-name="Прижатыйвлево">Отмена распределения слотов</text:p>
          </table:table-cell>
          <table:table-cell table:style-name="TableCell1121">
            <text:p text:style-name="P1122">SLC</text:p>
          </table:table-cell>
          <table:table-cell table:style-name="TableCell1123">
            <text:p text:style-name="P1124">3</text:p>
          </table:table-cell>
          <table:table-cell table:style-name="TableCell1125">
            <text:p text:style-name="Нормальный"/>
          </table:table-cell>
          <table:table-cell table:style-name="TableCell1126">
            <text:p text:style-name="P1127">7</text:p>
          </table:table-cell>
          <table:table-cell table:style-name="TableCell1128">
            <text:p text:style-name="Нормальный"/>
          </table:table-cell>
          <table:table-cell table:style-name="TableCell1129">
            <text:p text:style-name="Нормальный"/>
          </table:table-cell>
          <table:table-cell table:style-name="TableCell1130">
            <text:p text:style-name="Нормальный"/>
          </table:table-cell>
          <table:table-cell table:style-name="TableCell1131">
            <text:p text:style-name="P1132">13</text:p>
          </table:table-cell>
          <table:table-cell table:style-name="TableCell1133">
            <text:p text:style-name="Нормальный"/>
          </table:table-cell>
          <table:table-cell table:style-name="TableCell1134">
            <text:p text:style-name="Нормальный"/>
          </table:table-cell>
          <table:table-cell table:style-name="TableCell1135">
            <text:p text:style-name="P1136">16</text:p>
          </table:table-cell>
          <table:table-cell table:style-name="TableCell1137">
            <text:p text:style-name="Нормальный"/>
          </table:table-cell>
          <table:table-cell table:style-name="TableCell1138">
            <text:p text:style-name="P1139">18</text:p>
          </table:table-cell>
          <table:table-cell table:style-name="TableCell1140">
            <text:p text:style-name="Нормальный"/>
          </table:table-cell>
          <table:table-cell table:style-name="TableCell1141">
            <text:p text:style-name="Нормальный"/>
          </table:table-cell>
          <table:table-cell table:style-name="TableCell1142">
            <text:p text:style-name="Нормальный"/>
          </table:table-cell>
          <table:table-cell table:style-name="TableCell1143">
            <text:p text:style-name="Нормальный"/>
          </table:table-cell>
          <table:table-cell>
            <text:p text:style-name="Нормальный"/>
          </table:table-cell>
        </table:table-row>
        <table:table-row table:style-name="TableRow1144">
          <table:table-cell table:style-name="TableCell1145">
            <text:p text:style-name="Нормальный"/>
          </table:table-cell>
          <table:table-cell table:style-name="TableCell1146">
            <text:p text:style-name="Прижатыйвлево">Назначение расчетного времени посадки на аэродроме</text:p>
          </table:table-cell>
          <table:table-cell table:style-name="TableCell1147">
            <text:p text:style-name="P1148">SLT</text:p>
          </table:table-cell>
          <table:table-cell table:style-name="TableCell1149">
            <text:p text:style-name="P1150">3</text:p>
          </table:table-cell>
          <table:table-cell table:style-name="TableCell1151">
            <text:p text:style-name="Нормальный"/>
          </table:table-cell>
          <table:table-cell table:style-name="TableCell1152">
            <text:p text:style-name="P1153">7</text:p>
          </table:table-cell>
          <table:table-cell table:style-name="TableCell1154">
            <text:p text:style-name="Нормальный"/>
          </table:table-cell>
          <table:table-cell table:style-name="TableCell1155">
            <text:p text:style-name="Нормальный"/>
          </table:table-cell>
          <table:table-cell table:style-name="TableCell1156">
            <text:p text:style-name="Нормальный"/>
          </table:table-cell>
          <table:table-cell table:style-name="TableCell1157">
            <text:p text:style-name="P1158">13</text:p>
          </table:table-cell>
          <table:table-cell table:style-name="TableCell1159">
            <text:p text:style-name="Нормальный"/>
          </table:table-cell>
          <table:table-cell table:style-name="TableCell1160">
            <text:p text:style-name="Нормальный"/>
          </table:table-cell>
          <table:table-cell table:style-name="TableCell1161">
            <text:p text:style-name="P1162">16</text:p>
          </table:table-cell>
          <table:table-cell table:style-name="TableCell1163">
            <text:p text:style-name="Нормальный"/>
          </table:table-cell>
          <table:table-cell table:style-name="TableCell1164">
            <text:p text:style-name="P1165">18</text:p>
          </table:table-cell>
          <table:table-cell table:style-name="TableCell1166">
            <text:p text:style-name="Нормальный"/>
          </table:table-cell>
          <table:table-cell table:style-name="TableCell1167">
            <text:p text:style-name="Нормальный"/>
          </table:table-cell>
          <table:table-cell table:style-name="TableCell1168">
            <text:p text:style-name="Нормальный"/>
          </table:table-cell>
          <table:table-cell table:style-name="TableCell1169">
            <text:p text:style-name="Нормальный"/>
          </table:table-cell>
        </table:table-row>
        <table:table-row table:style-name="TableRow1170">
          <table:table-cell table:style-name="TableCell1171">
            <text:p text:style-name="Нормальный"/>
          </table:table-cell>
          <table:table-cell table:style-name="TableCell1172">
            <text:p text:style-name="Прижатыйвлево">Отмена назначенного расчетного времени посадки на аэродроме</text:p>
          </table:table-cell>
          <table:table-cell table:style-name="TableCell1173">
            <text:p text:style-name="P1174">CSL</text:p>
          </table:table-cell>
          <table:table-cell table:style-name="TableCell1175">
            <text:p text:style-name="P1176">3</text:p>
          </table:table-cell>
          <table:table-cell table:style-name="TableCell1177">
            <text:p text:style-name="Нормальный"/>
          </table:table-cell>
          <table:table-cell table:style-name="TableCell1178">
            <text:p text:style-name="P1179">7</text:p>
          </table:table-cell>
          <table:table-cell table:style-name="TableCell1180">
            <text:p text:style-name="Нормальный"/>
          </table:table-cell>
          <table:table-cell table:style-name="TableCell1181">
            <text:p text:style-name="Нормальный"/>
          </table:table-cell>
          <table:table-cell table:style-name="TableCell1182">
            <text:p text:style-name="Нормальный"/>
          </table:table-cell>
          <table:table-cell table:style-name="TableCell1183">
            <text:p text:style-name="P1184">13</text:p>
          </table:table-cell>
          <table:table-cell table:style-name="TableCell1185">
            <text:p text:style-name="Нормальный"/>
          </table:table-cell>
          <table:table-cell table:style-name="TableCell1186">
            <text:p text:style-name="Нормальный"/>
          </table:table-cell>
          <table:table-cell table:style-name="TableCell1187">
            <text:p text:style-name="P1188">16</text:p>
          </table:table-cell>
          <table:table-cell table:style-name="TableCell1189">
            <text:p text:style-name="Нормальный"/>
          </table:table-cell>
          <table:table-cell table:style-name="TableCell1190">
            <text:p text:style-name="P1191">18</text:p>
          </table:table-cell>
          <table:table-cell table:style-name="TableCell1192">
            <text:p text:style-name="Нормальный"/>
          </table:table-cell>
          <table:table-cell table:style-name="TableCell1193">
            <text:p text:style-name="Нормальный"/>
          </table:table-cell>
          <table:table-cell table:style-name="TableCell1194">
            <text:p text:style-name="Нормальный"/>
          </table:table-cell>
          <table:table-cell table:style-name="TableCell1195">
            <text:p text:style-name="Нормальный"/>
          </table:table-cell>
        </table:table-row>
      </table:table>
      <text:p text:style-name="Нормальный"/>
      <text:p text:style-name="Нормальный"><text:bookmark-start text:name="anchor10001"/><text:bookmark-end text:name="anchor10001"/><text:span text:style-name="T1196">Примечания:<text:s/></text:span>1.<text:s/><draw:frame draw:style-name="a54" draw:name="Picture 55" text:anchor-type="as-char" svg:x="0in" svg:y="0in" svg:width="0.62992in" svg:height="0.47244in" style:rel-width="scale" style:rel-height="scale"><draw:image xlink:href="media/image12.png" xlink:type="simple" xlink:show="embed" xlink:actuate="onLoad"/><svg:title/><svg:desc/></draw:frame>- поле заполняется в соответствии с указанным номером.</text:p>
      <text:p text:style-name="Нормальный"/>
      <text:p text:style-name="Нормальный"><text:bookmark-start text:name="anchor10002"/><text:bookmark-end text:name="anchor10002"/>2.<text:s/><draw:frame draw:style-name="a55" draw:name="Picture 56" text:anchor-type="as-char" svg:x="0in" svg:y="0in" svg:width="0.62992in" svg:height="0.47244in" style:rel-width="scale" style:rel-height="scale"><draw:image xlink:href="media/image13.png" xlink:type="simple" xlink:show="embed" xlink:actuate="onLoad"/><svg:title/><svg:desc/></draw:frame>- поле заполняется в соответствии с указанным номером с новой строки.</text:p>
      <text:p text:style-name="Нормальный"/>
      <text:p text:style-name="Нормальный"><text:bookmark-start text:name="anchor10003"/><text:bookmark-end text:name="anchor10003"/><text:soft-page-break/>3.<text:s/><draw:frame draw:style-name="a56" draw:name="Picture 57" text:anchor-type="as-char" svg:x="0in" svg:y="0in" svg:width="0.62992in" svg:height="0.47244in" style:rel-width="scale" style:rel-height="scale"><draw:image xlink:href="media/image14.png" xlink:type="simple" xlink:show="embed" xlink:actuate="onLoad"/><svg:title/><svg:desc/></draw:frame>- поле заполняется в соответствии с указанным номером и при необходимости повторяется.</text:p>
      <text:p text:style-name="P1197"/>
      <text:p text:style-name="P1213"><text:bookmark-start text:name="anchor20000"/><text:bookmark-end text:name="anchor20000"/><text:span text:style-name="T1214">Приложение N 2 к<text:s/></text:span><text:a xlink:href="#anchor1000" office:target-frame-name="_top" xlink:show="replace"><text:span text:style-name="T1215">Табелю</text:span></text:a><text:span text:style-name="T1216"><text:s/>сообщений о движении воздушных судов в Российской Федерации</text:span></text:p>
      <text:p text:style-name="Нормальный"/>
      <text:h text:style-name="Заголовок1" text:outline-level="1">Табель стандартных сообщений</text:h>
      <text:p text:style-name="Информацияобизменениях">С изменениями и дополнениями от:</text:p>
      <text:p text:style-name="Информацияобизменениях">22 декабря 2016 г., 25 декабря 2018 г.</text:p>
      <text:p text:style-name="Нормальный"/>
      <text:p text:style-name="P1217">Информация об изменениях:</text:p>
      <text:p text:style-name="Информацияоверсии"><text:bookmark-start text:name="anchor2100"/><text:bookmark-end text:name="anchor2100"/>Раздел I изменен с 8 февраля 2019 г. -<text:s/><text:a xlink:href="https://myclub.garant.ru/document/redirect/72159562/1023" office:target-frame-name="_top" xlink:show="replace">Приказ</text:a><text:s/>Минтранса России от 25 декабря 2018 г. N 474</text:p>
      <text:p text:style-name="Информацияоверсии"><text:a xlink:href="https://myclub.garant.ru/document/redirect/77677256/2100" office:target-frame-name="_top" xlink:show="replace">См. предыдущую редакцию</text:a></text:p>
      <text:h text:style-name="Заголовок1" text:outline-level="1">I. Сообщение о плане полета воздушного судна и связанные с<text:s/>ним обновленные данные</text:h>
      <text:p text:style-name="Нормальный"/>
      <table:table table:style-name="Table1218">
        <table:table-columns>
          <table:table-column table:style-name="TableColumn1219"/>
          <table:table-column table:style-name="TableColumn1220"/>
          <table:table-column table:style-name="TableColumn1221"/>
          <table:table-column table:style-name="TableColumn1222"/>
          <table:table-column table:style-name="TableColumn1223"/>
          <table:table-column table:style-name="TableColumn1224"/>
          <table:table-column table:style-name="TableColumn1225"/>
        </table:table-columns>
        <table:table-row table:style-name="TableRow1226">
          <table:table-cell table:style-name="TableCell1227">
            <text:p text:style-name="P1228"><text:bookmark-start text:name="anchor2101"/><text:bookmark-end text:name="anchor2101"/>N п/п</text:p>
          </table:table-cell>
          <table:table-cell table:style-name="TableCell1229">
            <text:p text:style-name="P1230">Сообщение о плане полета</text:p>
          </table:table-cell>
          <table:table-cell table:style-name="TableCell1231">
            <text:p text:style-name="P1232">Индекс сообщения</text:p>
          </table:table-cell>
          <table:table-cell table:style-name="TableCell1233">
            <text:p text:style-name="P1234">Срок подачи сообщения до вылета воздушного судна</text:p>
          </table:table-cell>
          <table:table-cell table:style-name="TableCell1235">
            <text:p text:style-name="P1236">Податель сообщения</text:p>
          </table:table-cell>
          <table:table-cell table:style-name="TableCell1237">
            <text:p text:style-name="P1238">Кому направляется сообщение</text:p>
          </table:table-cell>
          <table:table-cell table:style-name="TableCell1239">
            <text:p text:style-name="P1240">Особенности подачи сообщения</text:p>
          </table:table-cell>
        </table:table-row>
        <table:table-row table:style-name="TableRow1241">
          <table:table-cell table:style-name="TableCell1242">
            <text:p text:style-name="P1243">1</text:p>
          </table:table-cell>
          <table:table-cell table:style-name="TableCell1244" table:number-columns-spanned="6">
            <text:p text:style-name="Прижатыйвлево">Сообщение о представленном плане полета воздушного судна<text:s/>по маршрутам обслуживания воздушного движения</text:p>
          </table:table-cell>
          <table:covered-table-cell/>
          <table:covered-table-cell/>
          <table:covered-table-cell/>
          <table:covered-table-cell/>
          <table:covered-table-cell/>
        </table:table-row>
        <table:table-row table:style-name="TableRow1245">
          <table:table-cell table:style-name="TableCell1246">
            <text:p text:style-name="P1247"><text:bookmark-start text:name="anchor2111"/><text:bookmark-end text:name="anchor2111"/>1.1.</text:p>
          </table:table-cell>
          <table:table-cell table:style-name="TableCell1248">
            <text:p text:style-name="Прижатыйвлево">Сообщение о представленном плане международного полета воздушного судна:</text:p>
          </table:table-cell>
          <table:table-cell table:style-name="TableCell1249">
            <text:p text:style-name="Прижатыйвлево">FPL</text:p>
          </table:table-cell>
          <table:table-cell table:style-name="TableCell1250">
            <text:p text:style-name="Нормальный"/>
          </table:table-cell>
          <table:table-cell table:style-name="TableCell1251">
            <text:p text:style-name="Нормальный"/>
          </table:table-cell>
          <table:table-cell table:style-name="TableCell1252">
            <text:p text:style-name="Нормальный"/>
          </table:table-cell>
          <table:table-cell table:style-name="TableCell1253">
            <text:p text:style-name="Нормальный"/>
          </table:table-cell>
        </table:table-row>
        <table:table-row table:style-name="TableRow1254">
          <table:table-cell table:style-name="TableCell1255">
            <text:p text:style-name="Нормальный"/>
          </table:table-cell>
          <table:table-cell table:style-name="TableCell1256">
            <text:p text:style-name="Прижатыйвлево">по расписанию регулярных воздушных перевозок</text:p>
          </table:table-cell>
          <table:table-cell table:style-name="TableCell1257">
            <text:p text:style-name="Нормальный"/>
          </table:table-cell>
          <table:table-cell table:style-name="TableCell1258">
            <text:p text:style-name="Прижатыйвлево">От пяти суток до одного часа</text:p>
          </table:table-cell>
          <table:table-cell table:style-name="TableCell1259">
            <text:p text:style-name="Прижатыйвлево">Пользователь воздушного пространства или его<text:s/>представитель, или брифинг аэропорта вылета</text:p>
          </table:table-cell>
          <table:table-cell table:style-name="TableCell1260">
            <text:p text:style-name="Прижатыйвлево">Главный центр Единой системы.</text:p>
            <text:p text:style-name="Прижатыйвлево">Зональные центры Единой системы, региональный центр Единой системы (по маршруту полета). Орган ОВД аэродрома вылета</text:p>
          </table:table-cell>
          <table:table-cell table:style-name="TableCell1261">
            <text:p text:style-name="Нормальный"/>
          </table:table-cell>
        </table:table-row>
        <table:table-row table:style-name="TableRow1262">
          <table:table-cell table:style-name="TableCell1263">
            <text:p text:style-name="Нормальный"/>
          </table:table-cell>
          <table:table-cell table:style-name="TableCell1264">
            <text:p text:style-name="Прижатыйвлево">с отклонением от расписания регулярных<text:s/><text:soft-page-break/>воздушных перевозок или<text:s/>вне расписания регулярных воздушных перевозок</text:p>
          </table:table-cell>
          <table:table-cell table:style-name="TableCell1265">
            <text:p text:style-name="Нормальный"/>
          </table:table-cell>
          <table:table-cell table:style-name="TableCell1266">
            <text:p text:style-name="Прижатыйвлево">От пяти суток до трех часов</text:p>
          </table:table-cell>
          <table:table-cell table:style-name="TableCell1267">
            <text:p text:style-name="Прижатыйвлево">Пользователь воздушного<text:s/><text:soft-page-break/>пространства или его представитель, или брифинг аэропорта вылета</text:p>
          </table:table-cell>
          <table:table-cell table:style-name="TableCell1268">
            <text:p text:style-name="Прижатыйвлево">Главный центр Единой системы.</text:p>
            <text:soft-page-break/>
            <text:p text:style-name="Прижатыйвлево">Зональные центры Единой системы, региональный центр Единой системы (по маршруту полета). Орган ОВД аэродрома вылета</text:p>
          </table:table-cell>
          <table:table-cell table:style-name="TableCell1269">
            <text:p text:style-name="Нормальный"/>
          </table:table-cell>
        </table:table-row>
        <table:table-row table:style-name="TableRow1270">
          <table:table-cell table:style-name="TableCell1271">
            <text:p text:style-name="P1272"><text:bookmark-start text:name="anchor2112"/><text:bookmark-end text:name="anchor2112"/>1.2.</text:p>
          </table:table-cell>
          <table:table-cell table:style-name="TableCell1273">
            <text:p text:style-name="Прижатыйвлево">Сообщение о представленном плане внутреннего полета воздушного судна:</text:p>
            <text:p text:style-name="Прижатыйвлево">по расписанию регулярных воздушных перевозок</text:p>
          </table:table-cell>
          <table:table-cell table:style-name="TableCell1274">
            <text:p text:style-name="Прижатыйвлево">FPL</text:p>
          </table:table-cell>
          <table:table-cell table:style-name="TableCell1275">
            <text:p text:style-name="Прижатыйвлево">От пяти суток до одного часа</text:p>
          </table:table-cell>
          <table:table-cell table:style-name="TableCell1276">
            <text:p text:style-name="Прижатыйвлево">Пользователь воздушного пространства или его<text:s/>представитель, или брифинг аэропорта вылета</text:p>
          </table:table-cell>
          <table:table-cell table:style-name="TableCell1277">
            <text:p text:style-name="Прижатыйвлево">Главный центр Единой системы.</text:p>
            <text:p text:style-name="Прижатыйвлево">Зональные центры Единой системы, региональный центр Единой системы (по маршруту полета). Орган ОВД аэродрома вылета</text:p>
          </table:table-cell>
          <table:table-cell table:style-name="TableCell1278">
            <text:p text:style-name="Нормальный"/>
          </table:table-cell>
        </table:table-row>
        <table:table-row table:style-name="TableRow1279">
          <table:table-cell table:style-name="TableCell1280">
            <text:p text:style-name="Нормальный"/>
          </table:table-cell>
          <table:table-cell table:style-name="TableCell1281">
            <text:p text:style-name="Прижатыйвлево">с отклонением от расписания регулярных воздушных перевозок</text:p>
          </table:table-cell>
          <table:table-cell table:style-name="TableCell1282">
            <text:p text:style-name="Нормальный"/>
          </table:table-cell>
          <table:table-cell table:style-name="TableCell1283">
            <text:p text:style-name="Прижатыйвлево">От<text:s/>пяти суток до трех часов</text:p>
          </table:table-cell>
          <table:table-cell table:style-name="TableCell1284">
            <text:p text:style-name="Прижатыйвлево">Пользователь воздушного пространства или его представитель, или брифинг аэропорта вылета</text:p>
          </table:table-cell>
          <table:table-cell table:style-name="TableCell1285">
            <text:p text:style-name="Прижатыйвлево">Главный центр Единой системы.</text:p>
            <text:p text:style-name="Прижатыйвлево">Зональные центры Единой системы, региональный центр Единой системы (по маршруту полета). Орган ОВД аэродрома<text:s/>вылета</text:p>
          </table:table-cell>
          <table:table-cell table:style-name="TableCell1286">
            <text:p text:style-name="Нормальный"/>
          </table:table-cell>
        </table:table-row>
        <table:table-row table:style-name="TableRow1287">
          <table:table-cell table:style-name="TableCell1288">
            <text:p text:style-name="Нормальный"/>
          </table:table-cell>
          <table:table-cell table:style-name="TableCell1289">
            <text:p text:style-name="Прижатыйвлево">вне расписания регулярных воздушных перевозок в одной зоне Единой системы</text:p>
          </table:table-cell>
          <table:table-cell table:style-name="TableCell1290">
            <text:p text:style-name="Нормальный"/>
          </table:table-cell>
          <table:table-cell table:style-name="TableCell1291">
            <text:p text:style-name="Прижатыйвлево">От пяти суток до одного часа</text:p>
          </table:table-cell>
          <table:table-cell table:style-name="TableCell1292">
            <text:p text:style-name="Прижатыйвлево">Пользователь воздушного пространства или его представитель, или брифинг аэропорта вылета</text:p>
          </table:table-cell>
          <table:table-cell table:style-name="TableCell1293">
            <text:p text:style-name="Прижатыйвлево">Главный центр Единой системы</text:p>
            <text:p text:style-name="Прижатыйвлево">Зональные центры Единой<text:s/>системы, региональный центр Единой системы (по маршруту полета). Орган ОВД аэродрома вылета.</text:p>
          </table:table-cell>
          <table:table-cell table:style-name="TableCell1294">
            <text:p text:style-name="Прижатыйвлево">Условия подачи FPL применяются для гражданской, государственной и экспериментальной авиации</text:p>
          </table:table-cell>
        </table:table-row>
        <table:table-row table:style-name="TableRow1295">
          <table:table-cell table:style-name="TableCell1296">
            <text:p text:style-name="Нормальный"/>
          </table:table-cell>
          <table:table-cell table:style-name="TableCell1297">
            <text:p text:style-name="Прижатыйвлево">вне расписания регулярных воздушных перевозок в двух и более зонах Единой системы</text:p>
          </table:table-cell>
          <table:table-cell table:style-name="TableCell1298">
            <text:p text:style-name="Нормальный"/>
          </table:table-cell>
          <table:table-cell table:style-name="TableCell1299">
            <text:p text:style-name="Прижатыйвлево">От пяти суток до трех часов</text:p>
          </table:table-cell>
          <table:table-cell table:style-name="TableCell1300">
            <text:p text:style-name="Прижатыйвлево">Пользователь воздушного пространства или его представитель, или брифинг аэропорта вылета</text:p>
          </table:table-cell>
          <table:table-cell table:style-name="TableCell1301">
            <text:p text:style-name="Прижатыйвлево">Главный центр Единой системы</text:p>
            <text:p text:style-name="Прижатыйвлево">Зональные центры Единой системы, региональный центр Единой системы (по маршруту полета). Орган<text:s/>ОВД аэродрома вылета.</text:p>
          </table:table-cell>
          <table:table-cell table:style-name="TableCell1302">
            <text:p text:style-name="Прижатыйвлево">Условия подачи FPL применяются для гражданской, государственной и экспериментальной авиации</text:p>
          </table:table-cell>
        </table:table-row>
        <table:table-row table:style-name="TableRow1303">
          <table:table-cell table:style-name="TableCell1304">
            <text:p text:style-name="P1305">2</text:p>
          </table:table-cell>
          <table:table-cell table:style-name="TableCell1306" table:number-columns-spanned="6">
            <text:p text:style-name="Прижатыйвлево">Сообщение о представленном плане полета воздушного судна вне маршрутов обслуживания воздушного движения, включая маршрутно-трассовые полеты</text:p>
          </table:table-cell>
          <table:covered-table-cell/>
          <table:covered-table-cell/>
          <table:covered-table-cell/>
          <table:covered-table-cell/>
          <table:covered-table-cell/>
        </table:table-row>
        <table:table-row table:style-name="TableRow1307">
          <table:table-cell table:style-name="TableCell1308">
            <text:p text:style-name="P1309"><text:bookmark-start text:name="anchor2121"/><text:bookmark-end text:name="anchor2121"/>2.1.</text:p>
          </table:table-cell>
          <table:table-cell table:style-name="TableCell1310">
            <text:p text:style-name="Прижатыйвлево">Сообщение о представленном плане полета:</text:p>
            <text:p text:style-name="Прижатыйвлево">1) боевых, учебно-боевых воздушных судов государственной авиации и экспериментальных воздушных судов, изготовленных для государственной авиации на перелеты вне маршрутов обслуживания воздушного движения;</text:p>
            <text:p text:style-name="Прижатыйвлево">2)<text:s/>аэродромные полеты воздушного судна с использованием зон ограничения полетов;</text:p>
            <text:p text:style-name="Прижатыйвлево">3) на полеты воздушных судов при выполнении авиационных работ в приграничной полосе;</text:p>
            <text:soft-page-break/>
            <text:p text:style-name="Прижатыйвлево">4) полеты воздушных судов при выполнении авиационных работ и парашютных прыжков, а также демонстрационных полетов над населенными пунктами</text:p>
            <text:p text:style-name="Нормальный"/>
          </table:table-cell>
          <table:table-cell table:style-name="TableCell1311">
            <text:p text:style-name="Прижатыйвлево">FPL</text:p>
          </table:table-cell>
          <table:table-cell table:style-name="TableCell1312">
            <text:p text:style-name="Прижатыйвлево">До 14.00 московского времени накануне дня выполнения полетов в воздушном пространстве трех и более зон Единой системы</text:p>
          </table:table-cell>
          <table:table-cell table:style-name="TableCell1313">
            <text:p text:style-name="Прижатыйвлево">Пользователь</text:p>
            <text:p text:style-name="Прижатыйвлево">воздушного</text:p>
            <text:p text:style-name="Прижатыйвлево">пространства</text:p>
            <text:p text:style-name="Прижатыйвлево">или его представитель,</text:p>
            <text:p text:style-name="Прижатыйвлево">или брифинг аэропорта</text:p>
            <text:p text:style-name="Прижатыйвлево">вылета</text:p>
          </table:table-cell>
          <table:table-cell table:style-name="TableCell1314">
            <text:p text:style-name="Прижатыйвлево">Главный центр Единой системы.</text:p>
            <text:p text:style-name="Прижатыйвлево">Зональные центры Единой системы, региональный центр Единой системы (по маршруту полета)</text:p>
          </table:table-cell>
          <table:table-cell table:style-name="TableCell1315">
            <text:p text:style-name="Прижатыйвлево">FPL на перелет боевых, учебно-боевых воздушных судов государственной авиации подается в соответствии с условиями перелета, согласованными на этапе стратегического планирования ИВП</text:p>
            <text:p text:style-name="Нормальный"/>
          </table:table-cell>
        </table:table-row>
        <table:table-row table:style-name="TableRow1316">
          <table:table-cell table:style-name="TableCell1317">
            <text:p text:style-name="Нормальный"/>
          </table:table-cell>
          <table:table-cell table:style-name="TableCell1318">
            <text:p text:style-name="Нормальный"/>
          </table:table-cell>
          <table:table-cell table:style-name="TableCell1319">
            <text:p text:style-name="Прижатыйвлево">До 16.00 местного времени накануне дня выполнения полетов в воздушном пространстве одной или двух смежных зон Единой системы</text:p>
          </table:table-cell>
          <table:table-cell table:style-name="TableCell1320">
            <text:p text:style-name="Прижатыйвлево">Пункт управления авиацией (для аэродромов государственной или экспериментальной<text:s/>авиации)</text:p>
          </table:table-cell>
          <table:table-cell table:style-name="TableCell1321">
            <text:p text:style-name="Прижатыйвлево">Зональные центры Единой системы, региональный центр Единой системы (по маршруту полета). Главный центр Единой системы по воздушным судам литера "A" и литера "K"</text:p>
          </table:table-cell>
          <table:table-cell>
            <text:p text:style-name="Прижатыйвлево"/>
          </table:table-cell>
          <table:table-cell>
            <text:p text:style-name="Прижатыйвлево"/>
          </table:table-cell>
        </table:table-row>
        <table:table-row table:style-name="TableRow1322">
          <table:table-cell table:style-name="TableCell1323">
            <text:p text:style-name="P1324"><text:bookmark-start text:name="anchor2122"/><text:bookmark-end text:name="anchor2122"/>2.2</text:p>
          </table:table-cell>
          <table:table-cell table:style-name="TableCell1325">
            <text:p text:style-name="Прижатыйвлево">Сообщение о представленном плане полета по правилам полетов по приборам</text:p>
          </table:table-cell>
          <table:table-cell table:style-name="TableCell1326">
            <text:p text:style-name="Прижатыйвлево">FPL</text:p>
          </table:table-cell>
          <table:table-cell table:style-name="TableCell1327">
            <text:p text:style-name="Прижатыйвлево">От<text:s/>пяти суток до шести часов, если полет в воздушном пространстве трех и более зон Единой системы</text:p>
          </table:table-cell>
          <table:table-cell table:style-name="TableCell1328">
            <text:p text:style-name="Прижатыйвлево">Пользователь воздушного пространства или его представитель, или брифинг аэропорта вылета</text:p>
          </table:table-cell>
          <table:table-cell table:style-name="TableCell1329">
            <text:p text:style-name="Прижатыйвлево">Главный центр Единой системы.</text:p>
            <text:p text:style-name="Прижатыйвлево">Зональные центры Единой системы, региональный центр Единой системы (по маршруту полета)</text:p>
          </table:table-cell>
          <table:table-cell table:style-name="TableCell1330">
            <text:p text:style-name="Прижатыйвлево">Условия подачи FPL не распространяются на перелеты вне маршрутов обслуживания воздушного движения и внеаэродромных полетов боевых, учебно-боевых воздушных судов государственной авиации и</text:p>
            <text:p text:style-name="Прижатыйвлево">экспериментальных воздушных судов,<text:s/><text:soft-page-break/>изготовленных для государственной авиации</text:p>
          </table:table-cell>
        </table:table-row>
        <table:table-row table:style-name="TableRow1331">
          <table:table-cell table:style-name="TableCell1332">
            <text:p text:style-name="Нормальный"/>
          </table:table-cell>
          <table:table-cell table:style-name="TableCell1333">
            <text:p text:style-name="Нормальный"/>
          </table:table-cell>
          <table:table-cell table:style-name="TableCell1334">
            <text:p text:style-name="Нормальный"/>
          </table:table-cell>
          <table:table-cell table:style-name="TableCell1335">
            <text:p text:style-name="Прижатыйвлево">От пяти суток до трех часов, если полет в воздушном пространстве одной или двух зонах Единой системы</text:p>
          </table:table-cell>
          <table:table-cell table:style-name="TableCell1336">
            <text:p text:style-name="Прижатыйвлево">Пункт управления авиацией (для аэродромов государственной или экспериментальной авиации)</text:p>
          </table:table-cell>
          <table:table-cell table:style-name="TableCell1337">
            <text:p text:style-name="Прижатыйвлево">Зональные центры Единой системы, региональный центр Единой системы (по маршруту полета). Главный центр Единой системы по воздушным судам литера "A" и литера "K"</text:p>
          </table:table-cell>
          <table:table-cell table:style-name="TableCell1338">
            <text:p text:style-name="Нормальный"/>
          </table:table-cell>
        </table:table-row>
        <table:table-row table:style-name="TableRow1339">
          <table:table-cell table:style-name="TableCell1340">
            <text:p text:style-name="P1341"><text:bookmark-start text:name="anchor2123"/><text:bookmark-end text:name="anchor2123"/>2.3.</text:p>
          </table:table-cell>
          <table:table-cell table:style-name="TableCell1342">
            <text:p text:style-name="Прижатыйвлево">Сообщение о представленном плане по правилам визуальных полетов</text:p>
          </table:table-cell>
          <table:table-cell table:style-name="TableCell1343">
            <text:p text:style-name="Прижатыйвлево">FPL</text:p>
          </table:table-cell>
          <table:table-cell table:style-name="TableCell1344">
            <text:p text:style-name="Прижатыйвлево">От пяти суток до<text:s/>трех часов, если полет в воздушном пространстве трех и более зон Единой системы</text:p>
          </table:table-cell>
          <table:table-cell table:style-name="TableCell1345">
            <text:p text:style-name="Прижатыйвлево">Пользователь</text:p>
            <text:p text:style-name="Прижатыйвлево">воздушного</text:p>
            <text:p text:style-name="Прижатыйвлево">пространства</text:p>
            <text:p text:style-name="Прижатыйвлево">или его представитель,</text:p>
            <text:p text:style-name="Прижатыйвлево">или брифинг аэропорта</text:p>
            <text:p text:style-name="Прижатыйвлево">вылета, или пункт</text:p>
            <text:p text:style-name="Прижатыйвлево">управления авиацией</text:p>
            <text:p text:style-name="Прижатыйвлево">(для аэродромов</text:p>
            <text:p text:style-name="Прижатыйвлево">государственной или экспериментальной авиации)</text:p>
          </table:table-cell>
          <table:table-cell table:style-name="TableCell1346">
            <text:p text:style-name="Прижатыйвлево">Главный центр Единой системы.</text:p>
            <text:p text:style-name="Прижатыйвлево">Зональные центры Единой системы, региональный центр Единой системы (по маршруту полета)</text:p>
          </table:table-cell>
          <table:table-cell table:style-name="TableCell1347">
            <text:p text:style-name="Нормальный"/>
          </table:table-cell>
        </table:table-row>
        <table:table-row table:style-name="TableRow1348">
          <table:table-cell table:style-name="TableCell1349">
            <text:p text:style-name="Прижатыйвлево">От пяти суток до одного часа, если полет в воздушном пространстве одной<text:s/><text:soft-page-break/>или двух зонах Единой системы</text:p>
          </table:table-cell>
          <table:table-cell table:style-name="TableCell1350">
            <text:p text:style-name="Прижатыйвлево">Зональные центры Единой<text:s/>системы, региональный центр Единой системы (по маршруту полета). Главный центр Единой системы по воздушным судам литера "A" и литера "K"</text:p>
          </table:table-cell>
          <table:table-cell table:style-name="TableCell1351">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row>
        <table:table-row table:style-name="TableRow1352">
          <table:table-cell table:style-name="TableCell1353">
            <text:p text:style-name="P1354"><text:bookmark-start text:name="anchor2124"/><text:bookmark-end text:name="anchor2124"/>2.4.</text:p>
          </table:table-cell>
          <table:table-cell table:style-name="TableCell1355">
            <text:p text:style-name="Прижатыйвлево">Уведомление о плане полета в воздушном пространстве класса G</text:p>
          </table:table-cell>
          <table:table-cell table:style-name="TableCell1356">
            <text:p text:style-name="Прижатыйвлево">FPL</text:p>
          </table:table-cell>
          <table:table-cell table:style-name="TableCell1357">
            <text:p text:style-name="Прижатыйвлево">За 30 минут</text:p>
          </table:table-cell>
          <table:table-cell table:style-name="TableCell1358">
            <text:p text:style-name="Прижатыйвлево">Пользователь</text:p>
            <text:p text:style-name="Прижатыйвлево">воздушного</text:p>
            <text:p text:style-name="Прижатыйвлево">пространства</text:p>
            <text:p text:style-name="Прижатыйвлево">или его представитель,</text:p>
            <text:p text:style-name="Прижатыйвлево">или брифинг аэропорта</text:p>
            <text:p text:style-name="Прижатыйвлево">вылета</text:p>
          </table:table-cell>
          <table:table-cell table:style-name="TableCell1359">
            <text:p text:style-name="Прижатыйвлево">Зональный центр Единой системы, региональный центр Единой системы</text:p>
          </table:table-cell>
          <table:table-cell table:style-name="TableCell1360">
            <text:p text:style-name="Прижатыйвлево">Время подачи FPL за 30 минут до вылета рекомендуется в целях оповещения зональным центром Единой системы органов обслуживания<text:s/>воздушного движения, предоставляющих в классе G полетно-информационное обслуживание и аварийное оповещение</text:p>
          </table:table-cell>
        </table:table-row>
        <table:table-row table:style-name="TableRow1361">
          <table:table-cell table:style-name="TableCell1362">
            <text:p text:style-name="P1363"><text:bookmark-start text:name="anchor2125"/><text:bookmark-end text:name="anchor2125"/>2.5.</text:p>
          </table:table-cell>
          <table:table-cell table:style-name="TableCell1364">
            <text:p text:style-name="Прижатыйвлево">Сообщение о представленном плане полета в районе аэродрома</text:p>
          </table:table-cell>
          <table:table-cell table:style-name="TableCell1365">
            <text:p text:style-name="Прижатыйвлево">FPL</text:p>
          </table:table-cell>
          <table:table-cell table:style-name="TableCell1366">
            <text:p text:style-name="Прижатыйвлево">От пяти суток до одного часа</text:p>
          </table:table-cell>
          <table:table-cell table:style-name="TableCell1367">
            <text:p text:style-name="Прижатыйвлево">Пользователь воздушного пространства или его<text:s/>представитель, или брифинг аэропорта вылета, или пункт управления авиацией (для аэродромов государственной или экспериментальной авиации)</text:p>
          </table:table-cell>
          <table:table-cell table:style-name="TableCell1368">
            <text:p text:style-name="Прижатыйвлево">Зональный центр Единой системы, региональный центр Единой системы.</text:p>
          </table:table-cell>
          <table:table-cell table:style-name="TableCell1369">
            <text:p text:style-name="Прижатыйвлево">Время выполнения полетов в районе гражданского аэродрома, указанного в FPL должно соответствовать, времени работы аэропорта, заявленному в документах аэронавигационной информации</text:p>
          </table:table-cell>
        </table:table-row>
        <table:table-row table:style-name="TableRow1370">
          <table:table-cell table:style-name="TableCell1371">
            <text:p text:style-name="P1372">2.6.</text:p>
          </table:table-cell>
          <table:table-cell table:style-name="TableCell1373">
            <text:p text:style-name="Прижатыйвлево">Информация в представленный план полета или об изменениях в текущий план полета</text:p>
          </table:table-cell>
          <table:table-cell table:style-name="TableCell1374">
            <text:p text:style-name="Прижатыйвлево">FPL</text:p>
          </table:table-cell>
          <table:table-cell table:style-name="TableCell1375">
            <text:p text:style-name="Прижатыйвлево">За 30 минут до влета в воздушное пространство классов A или C, либо пролета<text:s/><text:soft-page-break/>точки изменения маршрута</text:p>
          </table:table-cell>
          <table:table-cell table:style-name="TableCell1376">
            <text:p text:style-name="Прижатыйвлево">KBC</text:p>
          </table:table-cell>
          <table:table-cell table:style-name="TableCell1377">
            <text:p text:style-name="Прижатыйвлево">Орган обслуживания воздушного движения, в диспетчерском районе (зоне), районе полетной информации, которого<text:s/><text:soft-page-break/>находится воздушное судно</text:p>
          </table:table-cell>
          <table:table-cell table:style-name="TableCell1378">
            <text:p text:style-name="Нормальный"/>
          </table:table-cell>
        </table:table-row>
        <table:table-row table:style-name="TableRow1379">
          <table:table-cell table:style-name="TableCell1380">
            <text:p text:style-name="P1381">3</text:p>
          </table:table-cell>
          <table:table-cell table:style-name="TableCell1382" table:number-columns-spanned="6">
            <text:p text:style-name="Прижатыйвлево">Сообщения, связанные с обновлением данных плана<text:s/>полета воздушного судна</text:p>
          </table:table-cell>
          <table:covered-table-cell/>
          <table:covered-table-cell/>
          <table:covered-table-cell/>
          <table:covered-table-cell/>
          <table:covered-table-cell/>
        </table:table-row>
        <table:table-row table:style-name="TableRow1383">
          <table:table-cell table:style-name="TableCell1384">
            <text:p text:style-name="P1385"><text:bookmark-start text:name="anchor2131"/><text:bookmark-end text:name="anchor2131"/>3.1.</text:p>
          </table:table-cell>
          <table:table-cell table:style-name="TableCell1386">
            <text:p text:style-name="Прижатыйвлево">Сообщение, касающееся изменения плана полета воздушного судна</text:p>
          </table:table-cell>
          <table:table-cell table:style-name="TableCell1387">
            <text:p text:style-name="Прижатыйвлево">СНG</text:p>
          </table:table-cell>
          <table:table-cell table:style-name="TableCell1388">
            <text:p text:style-name="Прижатыйвлево">Не позднее 30 минут по истечению времени вылета согласно FPL</text:p>
            <text:p text:style-name="Прижатыйвлево">Не позднее одного часа по истечению времени начала неконтролируемого полета согласно FPL</text:p>
          </table:table-cell>
          <table:table-cell table:style-name="TableCell1389">
            <text:p text:style-name="Прижатыйвлево">Пользователь воздушного пространства или его представитель, или брифинг аэропорта вылета или пункт управления авиацией (для аэродромов государственной или экспериментальной авиации)</text:p>
          </table:table-cell>
          <table:table-cell table:style-name="TableCell1390">
            <text:p text:style-name="Прижатыйвлево">Органы обслуживания воздушного движения (управления полетами), в которые ранее был подан FPL</text:p>
          </table:table-cell>
          <table:table-cell table:style-name="TableCell1391">
            <text:p text:style-name="Нормальный"/>
          </table:table-cell>
        </table:table-row>
        <table:table-row table:style-name="TableRow1392">
          <table:table-cell table:style-name="TableCell1393">
            <text:p text:style-name="P1394"><text:bookmark-start text:name="anchor2132"/><text:bookmark-end text:name="anchor2132"/>3.2.</text:p>
          </table:table-cell>
          <table:table-cell table:style-name="TableCell1395">
            <text:p text:style-name="Прижатыйвлево">Сообщение, касающееся аннулирования плана полета воздушного судна</text:p>
          </table:table-cell>
          <table:table-cell table:style-name="TableCell1396">
            <text:p text:style-name="Прижатыйвлево">CNL</text:p>
          </table:table-cell>
          <table:table-cell table:style-name="TableCell1397">
            <text:p text:style-name="Прижатыйвлево">Не позднее 30 минут по истечению времени вылета согласно FPL</text:p>
            <text:p text:style-name="Прижатыйвлево">Не позднее одного часа по истечению времени начала неконтролируемого полета согласно FPL</text:p>
          </table:table-cell>
          <table:table-cell table:style-name="TableCell1398">
            <text:p text:style-name="Прижатыйвлево">Пользователь воздушного пространства или его представитель, или брифинг аэропорта вылета или пункт управления авиацией (для аэродромов государственной или экспериментальной авиации)</text:p>
          </table:table-cell>
          <table:table-cell table:style-name="TableCell1399">
            <text:p text:style-name="Прижатыйвлево">Органы обслуживания воздушного движения (управления полетами), в которые ранее был подан FPL</text:p>
          </table:table-cell>
          <table:table-cell table:style-name="TableCell1400">
            <text:p text:style-name="Нормальный"/>
          </table:table-cell>
        </table:table-row>
        <table:table-row table:style-name="TableRow1401">
          <table:table-cell table:style-name="TableCell1402">
            <text:p text:style-name="P1403">4</text:p>
          </table:table-cell>
          <table:table-cell table:style-name="TableCell1404" table:number-columns-spanned="6">
            <text:p text:style-name="Прижатыйвлево">Сообщение о повторяющемся плане полета воздушного судна</text:p>
          </table:table-cell>
          <table:covered-table-cell/>
          <table:covered-table-cell/>
          <table:covered-table-cell/>
          <table:covered-table-cell/>
          <table:covered-table-cell/>
        </table:table-row>
        <table:table-row table:style-name="TableRow1405">
          <table:table-cell table:style-name="TableCell1406">
            <text:p text:style-name="P1407"><text:bookmark-start text:name="anchor2141"/><text:bookmark-end text:name="anchor2141"/>4.1.</text:p>
          </table:table-cell>
          <table:table-cell table:style-name="TableCell1408">
            <text:p text:style-name="Прижатыйвлево">Сообщение о повторяющемся плане полета воздушного судна</text:p>
          </table:table-cell>
          <table:table-cell table:style-name="TableCell1409">
            <text:p text:style-name="Прижатыйвлево">RPL</text:p>
          </table:table-cell>
          <table:table-cell table:style-name="TableCell1410">
            <text:p text:style-name="Прижатыйвлево">Не менее чем за 14 суток</text:p>
          </table:table-cell>
          <table:table-cell table:style-name="TableCell1411">
            <text:p text:style-name="Прижатыйвлево">Пользователь воздушного пространства</text:p>
          </table:table-cell>
          <table:table-cell table:style-name="TableCell1412">
            <text:p text:style-name="Прижатыйвлево">Главный центр Единой системы.</text:p>
          </table:table-cell>
          <table:table-cell table:style-name="TableCell1413">
            <text:p text:style-name="Нормальный"/>
          </table:table-cell>
        </table:table-row>
        <table:table-row table:style-name="TableRow1414">
          <table:table-cell table:style-name="TableCell1415">
            <text:p text:style-name="P1416"><text:bookmark-start text:name="anchor2142"/><text:bookmark-end text:name="anchor2142"/>4.2.</text:p>
          </table:table-cell>
          <table:table-cell table:style-name="TableCell1417">
            <text:p text:style-name="Прижатыйвлево">Сообщение об<text:s/>изменении повторяющегося плана<text:s/><text:soft-page-break/>полета воздушного судна</text:p>
          </table:table-cell>
          <table:table-cell table:style-name="TableCell1418">
            <text:p text:style-name="Прижатыйвлево">RPL</text:p>
          </table:table-cell>
          <table:table-cell table:style-name="TableCell1419">
            <text:p text:style-name="Прижатыйвлево">Не менее чем за семь суток</text:p>
          </table:table-cell>
          <table:table-cell table:style-name="TableCell1420">
            <text:p text:style-name="Прижатыйвлево">Пользователь воздушного пространства</text:p>
          </table:table-cell>
          <table:table-cell table:style-name="TableCell1421">
            <text:p text:style-name="Прижатыйвлево">Главный центр Единой системы.</text:p>
          </table:table-cell>
          <table:table-cell table:style-name="TableCell1422">
            <text:p text:style-name="Нормальный"/>
          </table:table-cell>
        </table:table-row>
        <table:table-row table:style-name="TableRow1423">
          <table:table-cell table:style-name="TableCell1424">
            <text:p text:style-name="P1425"><text:bookmark-start text:name="anchor2143"/><text:bookmark-end text:name="anchor2143"/>4.3.</text:p>
          </table:table-cell>
          <table:table-cell table:style-name="TableCell1426">
            <text:p text:style-name="Прижатыйвлево">Телеграфное сообщение об отмене повторяющегося плана полета воздушного судна</text:p>
          </table:table-cell>
          <table:table-cell table:style-name="TableCell1427">
            <text:p text:style-name="Прижатыйвлево">CRP</text:p>
          </table:table-cell>
          <table:table-cell table:style-name="TableCell1428">
            <text:p text:style-name="Прижатыйвлево">Не менее чем за семь суток</text:p>
          </table:table-cell>
          <table:table-cell table:style-name="TableCell1429">
            <text:p text:style-name="Прижатыйвлево">Пользователь воздушного пространства</text:p>
          </table:table-cell>
          <table:table-cell table:style-name="TableCell1430">
            <text:p text:style-name="Прижатыйвлево">Главный центр Единой системы.</text:p>
          </table:table-cell>
          <table:table-cell table:style-name="TableCell1431">
            <text:p text:style-name="Прижатыйвлево">Телеграфные сообщения применяются только при передаче информации об RPL по авиационной наземной сети передачи данных и телеграфных сообщений</text:p>
          </table:table-cell>
        </table:table-row>
        <table:table-row table:style-name="TableRow1432">
          <table:table-cell table:style-name="TableCell1433">
            <text:p text:style-name="P1434"><text:bookmark-start text:name="anchor2144"/><text:bookmark-end text:name="anchor2144"/>4.4.</text:p>
          </table:table-cell>
          <table:table-cell table:style-name="TableCell1435">
            <text:p text:style-name="Прижатыйвлево">Телеграфное сообщение об<text:s/>отказе в обработке повторяющегося плана полета</text:p>
          </table:table-cell>
          <table:table-cell table:style-name="TableCell1436">
            <text:p text:style-name="Прижатыйвлево">RPN</text:p>
          </table:table-cell>
          <table:table-cell table:style-name="TableCell1437">
            <text:p text:style-name="Прижатыйвлево">Незамедлительно, после обработки RPL</text:p>
          </table:table-cell>
          <table:table-cell table:style-name="TableCell1438">
            <text:p text:style-name="Прижатыйвлево">Главный центр Единой системы.</text:p>
          </table:table-cell>
          <table:table-cell table:style-name="TableCell1439">
            <text:p text:style-name="Прижатыйвлево">Пользователь</text:p>
            <text:p text:style-name="Прижатыйвлево">воздушного</text:p>
            <text:p text:style-name="Прижатыйвлево">пространства</text:p>
          </table:table-cell>
          <table:table-cell table:style-name="TableCell1440">
            <text:p text:style-name="Нормальный"/>
          </table:table-cell>
        </table:table-row>
      </table:table>
      <text:p text:style-name="Нормальный"/>
      <text:p text:style-name="P1441">Информация об изменениях:</text:p>
      <text:p text:style-name="Информацияоверсии"><text:bookmark-start text:name="anchor2200"/><text:bookmark-end text:name="anchor2200"/><text:a xlink:href="https://myclub.garant.ru/document/redirect/71594146/1035" office:target-frame-name="_top" xlink:show="replace">Приказом</text:a><text:s/>Минтранса России от 22 декабря 2016 г. N 403 в раздел II внесены изменения</text:p>
      <text:p text:style-name="Информацияоверсии"><text:a xlink:href="https://myclub.garant.ru/document/redirect/57422229/2200" office:target-frame-name="_top" xlink:show="replace">См. текст раздела в предыдущей редакции</text:a></text:p>
      <text:h text:style-name="Заголовок1" text:outline-level="1">II. Сообщение о плане запуска шара-зонда, о плане полета беспилотного летательного аппарата и пилотируемого аэростата, проведения стрельб, пусков ракет и взрывных работ. Сообщение о начале и окончании указанной деятельности</text:h>
      <text:p text:style-name="Нормальный"/>
      <table:table table:style-name="Table1442">
        <table:table-columns>
          <table:table-column table:style-name="TableColumn1443"/>
          <table:table-column table:style-name="TableColumn1444"/>
          <table:table-column table:style-name="TableColumn1445"/>
          <table:table-column table:style-name="TableColumn1446"/>
          <table:table-column table:style-name="TableColumn1447"/>
          <table:table-column table:style-name="TableColumn1448"/>
          <table:table-column table:style-name="TableColumn1449"/>
        </table:table-columns>
        <table:table-row table:style-name="TableRow1450">
          <table:table-cell table:style-name="TableCell1451">
            <text:p text:style-name="P1452"><text:bookmark-start text:name="anchor1201"/><text:bookmark-end text:name="anchor1201"/>N п/п</text:p>
          </table:table-cell>
          <table:table-cell table:style-name="TableCell1453">
            <text:p text:style-name="P1454">Сообщение о<text:s/>плане деятельности</text:p>
          </table:table-cell>
          <table:table-cell table:style-name="TableCell1455">
            <text:p text:style-name="P1456">Индекс сообщения</text:p>
          </table:table-cell>
          <table:table-cell table:style-name="TableCell1457">
            <text:p text:style-name="P1458">Срок подачи сообщения до начала деятельности</text:p>
          </table:table-cell>
          <table:table-cell table:style-name="TableCell1459">
            <text:p text:style-name="P1460">Податель сообщения</text:p>
          </table:table-cell>
          <table:table-cell table:style-name="TableCell1461">
            <text:p text:style-name="P1462">Получатель сообщения</text:p>
          </table:table-cell>
          <table:table-cell table:style-name="TableCell1463">
            <text:p text:style-name="P1464">Особенности подачи сообщения</text:p>
          </table:table-cell>
        </table:table-row>
        <table:table-row table:style-name="TableRow1465">
          <table:table-cell table:style-name="TableCell1466">
            <text:p text:style-name="P1467"><text:bookmark-start text:name="anchor1205"/><text:bookmark-end text:name="anchor1205"/>5</text:p>
          </table:table-cell>
          <table:table-cell table:style-name="TableCell1468">
            <text:p text:style-name="Прижатыйвлево">Сообщение о плане полета беспилотного летательного аппарата (БЛА):</text:p>
          </table:table-cell>
          <table:table-cell table:style-name="TableCell1469">
            <text:p text:style-name="Прижатыйвлево">SHR</text:p>
          </table:table-cell>
          <table:table-cell table:style-name="TableCell1470">
            <text:p text:style-name="Нормальный"/>
          </table:table-cell>
          <table:table-cell table:style-name="TableCell1471">
            <text:p text:style-name="Нормальный"/>
          </table:table-cell>
          <table:table-cell table:style-name="TableCell1472">
            <text:p text:style-name="Нормальный"/>
          </table:table-cell>
          <table:table-cell table:style-name="TableCell1473">
            <text:p text:style-name="Нормальный"/>
          </table:table-cell>
        </table:table-row>
        <table:table-row table:style-name="TableRow1474">
          <table:table-cell table:style-name="TableCell1475">
            <text:p text:style-name="Нормальный"/>
          </table:table-cell>
          <table:table-cell table:style-name="TableCell1476">
            <text:p text:style-name="Прижатыйвлево">в воздушном пространстве<text:s/>классов A и C в целях обороны, государственной и общественной безопасности, а также проведения поисково-<text:soft-page-break/>спасательных мероприятий и оказания помощи при стихийных бедствиях и чрезвычайных ситуациях;</text:p>
          </table:table-cell>
          <table:table-cell table:style-name="TableCell1477">
            <text:p text:style-name="Нормальный"/>
          </table:table-cell>
          <table:table-cell table:style-name="TableCell1478">
            <text:p text:style-name="Прижатыйвлево">Не менее чем за 3 часа</text:p>
          </table:table-cell>
          <table:table-cell table:style-name="TableCell1479">
            <text:p text:style-name="Прижатыйвлево">Пользователь воздушного пространства или его представитель</text:p>
          </table:table-cell>
          <table:table-cell table:style-name="TableCell1480">
            <text:p text:style-name="Прижатыйвлево">Районный центр Единой системы. Главный центр Единой системы. Зональный центр Единой системы<text:s/><text:soft-page-break/>Региональный центр Единой системы. Орган противовоздушной обороны</text:p>
          </table:table-cell>
          <table:table-cell table:style-name="TableCell1481">
            <text:p text:style-name="Прижатыйвлево">Условия подачи SHR применяются за исключением тех случаев, когда организатором полетов БЛА принято<text:s/><text:soft-page-break/>решение об их выполнении без получения разрешения на использование воздушного пространства согласно<text:s/><text:a xlink:href="https://myclub.garant.ru/document/redirect/197839/100114" office:target-frame-name="_top" xlink:show="replace">пунктам 114</text:a><text:s/>и<text:s/><text:a xlink:href="https://myclub.garant.ru/document/redirect/197839/100115" office:target-frame-name="_top" xlink:show="replace">115</text:a><text:s/>Федеральных правил</text:p>
          </table:table-cell>
        </table:table-row>
        <table:table-row table:style-name="TableRow1482">
          <table:table-cell table:style-name="TableCell1483">
            <text:p text:style-name="Нормальный"/>
          </table:table-cell>
          <table:table-cell table:style-name="TableCell1484">
            <text:p text:style-name="Прижатыйвлево">в других целях в воздушном пространстве классов A, C и G</text:p>
          </table:table-cell>
          <table:table-cell table:style-name="TableCell1485">
            <text:p text:style-name="Нормальный"/>
          </table:table-cell>
          <table:table-cell table:style-name="TableCell1486">
            <text:p text:style-name="Прижатыйвлево">Не менее чем за одни сутки</text:p>
          </table:table-cell>
          <table:table-cell table:style-name="TableCell1487">
            <text:p text:style-name="Прижатыйвлево">Пользователь воздушного пространства или его представитель</text:p>
          </table:table-cell>
          <table:table-cell table:style-name="TableCell1488">
            <text:p text:style-name="Прижатыйвлево">Зональный центр Единой системы. Региональный центр Единой системы. Главный центр Единой системы</text:p>
          </table:table-cell>
          <table:table-cell table:style-name="TableCell1489">
            <text:p text:style-name="Прижатыйвлево">Условия подачи SHR применяются только в отношении БЛА, безопасность использования которых предварительно обеспечена установлением временного или местного режимов</text:p>
          </table:table-cell>
        </table:table-row>
        <table:table-row table:style-name="TableRow1490">
          <table:table-cell table:style-name="TableCell1491">
            <text:p text:style-name="P1492"><text:bookmark-start text:name="anchor1206"/><text:bookmark-end text:name="anchor1206"/>6</text:p>
          </table:table-cell>
          <table:table-cell table:style-name="TableCell1493">
            <text:p text:style-name="Прижатыйвлево">Сообщение о плане полета пилотируемого аэростата:</text:p>
          </table:table-cell>
          <table:table-cell table:style-name="TableCell1494">
            <text:p text:style-name="Прижатыйвлево">SHR</text:p>
          </table:table-cell>
          <table:table-cell table:style-name="TableCell1495">
            <text:p text:style-name="Нормальный"/>
          </table:table-cell>
          <table:table-cell table:style-name="TableCell1496">
            <text:p text:style-name="Нормальный"/>
          </table:table-cell>
          <table:table-cell table:style-name="TableCell1497">
            <text:p text:style-name="Нормальный"/>
          </table:table-cell>
          <table:table-cell table:style-name="TableCell1498">
            <text:p text:style-name="Нормальный"/>
          </table:table-cell>
        </table:table-row>
        <table:table-row table:style-name="TableRow1499">
          <table:table-cell table:style-name="TableCell1500">
            <text:p text:style-name="Нормальный"/>
          </table:table-cell>
          <table:table-cell table:style-name="TableCell1501">
            <text:p text:style-name="Прижатыйвлево">в воздушном пространстве классов A и C</text:p>
          </table:table-cell>
          <table:table-cell table:style-name="TableCell1502">
            <text:p text:style-name="Нормальный"/>
          </table:table-cell>
          <table:table-cell table:style-name="TableCell1503">
            <text:p text:style-name="Прижатыйвлево">Не менее чем за одни сутки</text:p>
          </table:table-cell>
          <table:table-cell table:style-name="TableCell1504">
            <text:p text:style-name="Прижатыйвлево">Пользователь воздушного пространства или его представитель</text:p>
          </table:table-cell>
          <table:table-cell table:style-name="TableCell1505">
            <text:p text:style-name="Прижатыйвлево">Зональный центр Единой системы. Региональный центр Единой системы. Главный центр Единой системы</text:p>
          </table:table-cell>
          <table:table-cell table:style-name="TableCell1506">
            <text:p text:style-name="Нормальный"/>
          </table:table-cell>
        </table:table-row>
        <table:table-row table:style-name="TableRow1507">
          <table:table-cell table:style-name="TableCell1508">
            <text:p text:style-name="Нормальный"/>
          </table:table-cell>
          <table:table-cell table:style-name="TableCell1509">
            <text:p text:style-name="Прижатыйвлево">в воздушном<text:s/>пространстве класса G</text:p>
          </table:table-cell>
          <table:table-cell table:style-name="TableCell1510">
            <text:p text:style-name="Нормальный"/>
          </table:table-cell>
          <table:table-cell table:style-name="TableCell1511">
            <text:p text:style-name="Прижатыйвлево">За 30 минут</text:p>
          </table:table-cell>
          <table:table-cell table:style-name="TableCell1512">
            <text:p text:style-name="Прижатыйвлево">Пользователь воздушного пространства или его представитель</text:p>
          </table:table-cell>
          <table:table-cell table:style-name="TableCell1513">
            <text:p text:style-name="Прижатыйвлево">Зональный центр Единой системы. Региональный центр Единой системы. Главный центр Единой системы</text:p>
          </table:table-cell>
          <table:table-cell table:style-name="TableCell1514">
            <text:p text:style-name="Прижатыйвлево">Время подачи SHR за 30 минут до вылета рекомендуется в целях<text:s/>оповещения зональным центром Единой системы органов обслуживания воздушного движения, предоставляющих в классе G полетно-информационное обслуживание и аварийное оповещение</text:p>
          </table:table-cell>
        </table:table-row>
        <table:table-row table:style-name="TableRow1515">
          <table:table-cell table:style-name="TableCell1516">
            <text:p text:style-name="P1517"><text:bookmark-start text:name="anchor1207"/><text:bookmark-end text:name="anchor1207"/><text:soft-page-break/>7</text:p>
          </table:table-cell>
          <table:table-cell table:style-name="TableCell1518">
            <text:p text:style-name="Прижатыйвлево">Сообщение о плане запуска шара-зонда</text:p>
          </table:table-cell>
          <table:table-cell table:style-name="TableCell1519">
            <text:p text:style-name="Прижатыйвлево">SHR</text:p>
          </table:table-cell>
          <table:table-cell table:style-name="TableCell1520">
            <text:p text:style-name="Прижатыйвлево">Не менее чем за трое суток</text:p>
          </table:table-cell>
          <table:table-cell table:style-name="TableCell1521">
            <text:p text:style-name="Прижатыйвлево">Пользователь<text:s/>воздушного пространства или его представитель</text:p>
          </table:table-cell>
          <table:table-cell table:style-name="TableCell1522">
            <text:p text:style-name="Прижатыйвлево">Зональный центр Единой системы. Региональный центр Единой системы. Главный центр Единой системы</text:p>
          </table:table-cell>
          <table:table-cell table:style-name="TableCell1523">
            <text:p text:style-name="Прижатыйвлево">Условия подачи SHR применяются для разовых запусков шаров-зондов и не касаются организации запусков-шаров зондов,<text:s/>осуществляемых в единые международные сроки</text:p>
          </table:table-cell>
        </table:table-row>
        <table:table-row table:style-name="TableRow1524">
          <table:table-cell table:style-name="TableCell1525">
            <text:p text:style-name="P1526"><text:bookmark-start text:name="anchor1208"/><text:bookmark-end text:name="anchor1208"/>8</text:p>
          </table:table-cell>
          <table:table-cell table:style-name="TableCell1527">
            <text:p text:style-name="Прижатыйвлево">Сообщение о плане проведения стрельб, пусков ракет и взрывных работ</text:p>
          </table:table-cell>
          <table:table-cell table:style-name="TableCell1528">
            <text:p text:style-name="Прижатыйвлево">SPW</text:p>
          </table:table-cell>
          <table:table-cell table:style-name="TableCell1529">
            <text:p text:style-name="Прижатыйвлево">Не менее чем за пять суток</text:p>
          </table:table-cell>
          <table:table-cell table:style-name="TableCell1530">
            <text:p text:style-name="Прижатыйвлево">Пользователь воздушного пространства или его представитель</text:p>
          </table:table-cell>
          <table:table-cell table:style-name="TableCell1531">
            <text:p text:style-name="Прижатыйвлево">Зональный центр Единой системы. Региональный центр<text:s/>Единой системы. Главный центр Единой системы</text:p>
          </table:table-cell>
          <table:table-cell table:style-name="TableCell1532">
            <text:p text:style-name="Нормальный"/>
          </table:table-cell>
        </table:table-row>
        <table:table-row table:style-name="TableRow1533">
          <table:table-cell table:style-name="TableCell1534">
            <text:p text:style-name="P1535"><text:bookmark-start text:name="anchor1209"/><text:bookmark-end text:name="anchor1209"/>9</text:p>
          </table:table-cell>
          <table:table-cell table:style-name="TableCell1536">
            <text:p text:style-name="Прижатыйвлево">Сообщение, касающееся начала деятельности по использованию воздушного пространства</text:p>
          </table:table-cell>
          <table:table-cell table:style-name="TableCell1537">
            <text:p text:style-name="Прижатыйвлево">DEP</text:p>
          </table:table-cell>
          <table:table-cell table:style-name="TableCell1538">
            <text:p text:style-name="Прижатыйвлево">Не позднее пяти минут после начала</text:p>
          </table:table-cell>
          <table:table-cell table:style-name="TableCell1539">
            <text:p text:style-name="Прижатыйвлево">Пользователь воздушного пространства или его представитель</text:p>
          </table:table-cell>
          <table:table-cell table:style-name="TableCell1540">
            <text:p text:style-name="Прижатыйвлево">Районный центр Единой<text:s/>системы. Зональный центр Единой системы. Региональный центр Единой системы. Главный центр Единой системы Орган противовоздушной обороны</text:p>
          </table:table-cell>
          <table:table-cell table:style-name="TableCell1541">
            <text:p text:style-name="Нормальный"/>
          </table:table-cell>
        </table:table-row>
        <table:table-row table:style-name="TableRow1542">
          <table:table-cell table:style-name="TableCell1543">
            <text:p text:style-name="P1544"><text:bookmark-start text:name="anchor1210"/><text:bookmark-end text:name="anchor1210"/>10</text:p>
          </table:table-cell>
          <table:table-cell table:style-name="TableCell1545">
            <text:p text:style-name="Прижатыйвлево">Сообщение, касающееся окончания деятельности по использованию воздушного пространства</text:p>
          </table:table-cell>
          <table:table-cell table:style-name="TableCell1546">
            <text:p text:style-name="Прижатыйвлево">ARR</text:p>
          </table:table-cell>
          <table:table-cell table:style-name="TableCell1547">
            <text:p text:style-name="Прижатыйвлево">Не позднее пяти минут<text:s/>после окончания</text:p>
          </table:table-cell>
          <table:table-cell table:style-name="TableCell1548">
            <text:p text:style-name="Прижатыйвлево">Пользователь воздушного пространства или его представитель</text:p>
          </table:table-cell>
          <table:table-cell table:style-name="TableCell1549">
            <text:p text:style-name="Прижатыйвлево">Районный центр Единой системы. Зональный центр Единой системы. Региональный центр Единой системы. Главный центр Единой системы Орган противовоздушной обороны</text:p>
          </table:table-cell>
          <table:table-cell table:style-name="TableCell1550">
            <text:p text:style-name="Нормальный"/>
          </table:table-cell>
        </table:table-row>
      </table:table>
      <text:p text:style-name="Нормальный"/>
      <text:p text:style-name="P1551">Информация об изменениях:</text:p>
      <text:p text:style-name="Информацияоверсии"><text:bookmark-start text:name="anchor2300"/><text:bookmark-end text:name="anchor2300"/>Приказом Минтранса России от 22 декабря 2016 г. N 403 в раздел III внесены изменения</text:p>
      <text:p text:style-name="Информацияоверсии"><text:a xlink:href="https://myclub.garant.ru/document/redirect/57422229/2300" office:target-frame-name="_top" xlink:show="replace">См. текст раздела в предыдущей редакции</text:a></text:p>
      <text:h text:style-name="Заголовок1" text:outline-level="1">III. Сообщения относительно движения воздушных судов или осуществления другой деятельности по использованию воздушного пространства, предаваемые органами обслуживания воздушного движения (управления полетами)</text:h>
      <text:p text:style-name="Нормальный"/>
      <table:table table:style-name="Table1552">
        <table:table-columns>
          <table:table-column table:style-name="TableColumn1553"/>
          <table:table-column table:style-name="TableColumn1554"/>
          <table:table-column table:style-name="TableColumn1555"/>
          <table:table-column table:style-name="TableColumn1556"/>
          <table:table-column table:style-name="TableColumn1557"/>
          <table:table-column table:style-name="TableColumn1558"/>
          <table:table-column table:style-name="TableColumn1559"/>
          <table:table-column table:style-name="TableColumn1560"/>
        </table:table-columns>
        <table:table-row table:style-name="TableRow1561">
          <table:table-cell table:style-name="TableCell1562">
            <text:p text:style-name="P1563"><text:bookmark-start text:name="anchor2301"/><text:bookmark-end text:name="anchor2301"/>N п/п</text:p>
          </table:table-cell>
          <table:table-cell table:style-name="TableCell1564">
            <text:p text:style-name="Прижатыйвлево">Сообщение органа обслуживания воздушного движения (управления полетами)</text:p>
          </table:table-cell>
          <table:table-cell table:style-name="TableCell1565">
            <text:p text:style-name="Прижатыйвлево">Индекс сообщения</text:p>
          </table:table-cell>
          <table:table-cell table:style-name="TableCell1566">
            <text:p text:style-name="Прижатыйвлево">Категория срочности</text:p>
          </table:table-cell>
          <table:table-cell table:style-name="TableCell1567">
            <text:p text:style-name="Прижатыйвлево">Срок подачи сообщения</text:p>
          </table:table-cell>
          <table:table-cell table:style-name="TableCell1568">
            <text:p text:style-name="Прижатыйвлево">Кто предоставляет органу ОВД информацию для формирования сообщения</text:p>
          </table:table-cell>
          <table:table-cell table:style-name="TableCell1569">
            <text:p text:style-name="Прижатыйвлево">Орган, в адрес которого подается сообщение</text:p>
          </table:table-cell>
          <table:table-cell table:style-name="TableCell1570">
            <text:p text:style-name="Прижатыйвлево">Особенности подачи сообщения</text:p>
          </table:table-cell>
        </table:table-row>
        <table:table-row table:style-name="TableRow1571">
          <table:table-cell table:style-name="TableCell1572">
            <text:p text:style-name="Прижатыйвлево">11</text:p>
          </table:table-cell>
          <table:table-cell table:style-name="TableCell1573" table:number-columns-spanned="7">
            <text:p text:style-name="Прижатыйвлево">Сообщения органа обслуживания воздушного движения (управления полетами)<text:s/>на аэродроме вылета воздушного судна</text:p>
          </table:table-cell>
          <table:covered-table-cell/>
          <table:covered-table-cell/>
          <table:covered-table-cell/>
          <table:covered-table-cell/>
          <table:covered-table-cell/>
          <table:covered-table-cell/>
        </table:table-row>
        <table:table-row table:style-name="TableRow1574">
          <table:table-cell table:style-name="TableCell1575">
            <text:p text:style-name="Прижатыйвлево"><text:bookmark-start text:name="anchor23111"/><text:bookmark-end text:name="anchor23111"/>11.1.</text:p>
          </table:table-cell>
          <table:table-cell table:style-name="TableCell1576">
            <text:p text:style-name="Прижатыйвлево">Сообщение о представленном плане полета воздушного судна:</text:p>
          </table:table-cell>
          <table:table-cell table:style-name="TableCell1577">
            <text:p text:style-name="Прижатыйвлево">FPL</text:p>
          </table:table-cell>
          <table:table-cell table:style-name="TableCell1578">
            <text:p text:style-name="Прижатыйвлево">ФФ</text:p>
          </table:table-cell>
          <table:table-cell table:style-name="TableCell1579">
            <text:p text:style-name="Прижатыйвлево">В течение 10 минут с момента получения информации</text:p>
          </table:table-cell>
          <table:table-cell table:style-name="TableCell1580">
            <text:p text:style-name="Прижатыйвлево">Пользователь воздушного пространства или его представитель, или брифинг аэропорта вылета</text:p>
          </table:table-cell>
          <table:table-cell table:style-name="TableCell1581">
            <text:p text:style-name="Нормальный"/>
          </table:table-cell>
          <table:table-cell table:style-name="TableCell1582">
            <text:p text:style-name="Прижатыйвлево">Если<text:s/>FPL подается за 20 часов и менее до времени отправления</text:p>
          </table:table-cell>
        </table:table-row>
        <table:table-row table:style-name="TableRow1583">
          <table:table-cell table:style-name="TableCell1584">
            <text:p text:style-name="Нормальный"/>
          </table:table-cell>
          <table:table-cell table:style-name="TableCell1585">
            <text:p text:style-name="Прижатыйвлево">при выполнении международных полетов или внутренних полетов по маршрутам обслуживания воздушного движения - в случае использования воздушного пространства более одной зоны Единой системы, или при<text:s/>выполнении полетов вне маршрутов обслуживания воздушного движения - в случае использования воздушного<text:s/><text:soft-page-break/>пространства трех и более смежных зон Единой системы</text:p>
            <text:p text:style-name="Прижатыйвлево">при выполнении внутренних полетов по маршрутам обслуживания воздушного движения - в случае использования воздушного пространства одной зоны Единой системы или при выполнении полетов вне маршрутов обслуживания воздушного движения - в случае использования воздушного пространства одной или двух смежных зон Единой системы</text:p>
          </table:table-cell>
          <table:table-cell table:style-name="TableCell1586">
            <text:p text:style-name="Нормальный"/>
          </table:table-cell>
          <table:table-cell table:style-name="TableCell1587">
            <text:p text:style-name="Нормальный"/>
          </table:table-cell>
          <table:table-cell table:style-name="TableCell1588">
            <text:p text:style-name="Нормальный"/>
          </table:table-cell>
          <table:table-cell table:style-name="TableCell1589">
            <text:p text:style-name="Нормальный"/>
          </table:table-cell>
          <table:table-cell table:style-name="TableCell1590">
            <text:p text:style-name="Прижатыйвлево">Главный оператор аэропорта.</text:p>
            <text:p text:style-name="Прижатыйвлево">При подаче FPL пользователем через орган обслуживания воздушного движения (управления полетами) аэродрома вылета: Главный центр Единой системы.</text:p>
            <text:p text:style-name="Прижатыйвлево">Зональные центры Единой системы, региональные центры Единой<text:s/><text:soft-page-break/>системы по маршруту полета</text:p>
            <text:p text:style-name="Нормальный"/>
            <text:p text:style-name="Прижатыйвлево">Главный оператор аэропорта.</text:p>
            <text:p text:style-name="Нормальный"/>
            <text:p text:style-name="Прижатыйвлево">При подаче FPL пользователем через орган обслуживания воздушного движения (управления полетами) аэродрома вылета: Главный центр Единой системы.</text:p>
            <text:p text:style-name="Прижатыйвлево">Зональные центры Единой системы, региональные центры Единой системы по маршруту полета</text:p>
          </table:table-cell>
          <table:table-cell table:style-name="TableCell1591">
            <text:p text:style-name="Нормальный"/>
          </table:table-cell>
        </table:table-row>
        <table:table-row table:style-name="TableRow1592">
          <table:table-cell table:style-name="TableCell1593">
            <text:p text:style-name="Прижатыйвлево"><text:bookmark-start text:name="anchor23112"/><text:bookmark-end text:name="anchor23112"/>11.2</text:p>
          </table:table-cell>
          <table:table-cell table:style-name="TableCell1594">
            <text:p text:style-name="Прижатыйвлево">Сообщение,<text:s/>касающееся изменения ранее поданного плана полета воздушного судна</text:p>
          </table:table-cell>
          <table:table-cell table:style-name="TableCell1595">
            <text:p text:style-name="Прижатыйвлево">CHG</text:p>
          </table:table-cell>
          <table:table-cell table:style-name="TableCell1596">
            <text:p text:style-name="Прижатыйвлево">ФФ</text:p>
          </table:table-cell>
          <table:table-cell table:style-name="TableCell1597">
            <text:p text:style-name="Прижатыйвлево">В течение 10 минут с момента получения информации</text:p>
          </table:table-cell>
          <table:table-cell table:style-name="TableCell1598">
            <text:p text:style-name="Прижатыйвлево">Пользователь воздушного пространства или его представитель, или брифинг аэропорта вылета</text:p>
          </table:table-cell>
          <table:table-cell table:style-name="TableCell1599">
            <text:p text:style-name="Прижатыйвлево">Главный оператор аэропорта.</text:p>
            <text:p text:style-name="Нормальный"/>
            <text:p text:style-name="Прижатыйвлево">При подаче FPL<text:s/>пользователем через орган обслуживания воздушного движения (управления полетами) аэродрома вылета: Главный<text:s/><text:soft-page-break/>центр Единой системы.</text:p>
            <text:p text:style-name="Прижатыйвлево">Зональный центр Единой системы, региональный центр Единой системы по маршруту полета</text:p>
          </table:table-cell>
          <table:table-cell table:style-name="TableCell1600">
            <text:p text:style-name="Прижатыйвлево">Согласно<text:s/><text:a xlink:href="#anchor1339" office:target-frame-name="_top" xlink:show="replace">пункту 33.9</text:a><text:s/>Табеля сообщений</text:p>
          </table:table-cell>
        </table:table-row>
        <table:table-row table:style-name="TableRow1601">
          <table:table-cell table:style-name="TableCell1602">
            <text:p text:style-name="Прижатыйвлево"><text:bookmark-start text:name="anchor23113"/><text:bookmark-end text:name="anchor23113"/>11.3.</text:p>
          </table:table-cell>
          <table:table-cell table:style-name="TableCell1603">
            <text:p text:style-name="Прижатыйвлево">Сообщение, касающееся аннулирования плана полета воздушного судна</text:p>
          </table:table-cell>
          <table:table-cell table:style-name="TableCell1604">
            <text:p text:style-name="Прижатыйвлево">CNL</text:p>
          </table:table-cell>
          <table:table-cell table:style-name="TableCell1605">
            <text:p text:style-name="Прижатыйвлево">ФФ</text:p>
          </table:table-cell>
          <table:table-cell table:style-name="TableCell1606">
            <text:p text:style-name="Прижатыйвлево">В течение 10 минут с момента получения информации</text:p>
          </table:table-cell>
          <table:table-cell table:style-name="TableCell1607">
            <text:p text:style-name="Прижатыйвлево">Пользователь воздушного пространства или его представитель, или брифинг аэропорта вылета</text:p>
          </table:table-cell>
          <table:table-cell table:style-name="TableCell1608">
            <text:p text:style-name="Прижатыйвлево">Главный<text:s/>оператор аэропорта.</text:p>
            <text:p text:style-name="Нормальный"/>
            <text:p text:style-name="Прижатыйвлево">При подаче FPL пользователем через орган обслуживания воздушного движения (управления полетами) аэродрома вылета: Главный центр Единой системы.</text:p>
            <text:p text:style-name="Прижатыйвлево">Зональный центр Единой системы, региональный центр Единой системы по маршруту полета</text:p>
          </table:table-cell>
          <table:table-cell table:style-name="TableCell1609">
            <text:p text:style-name="Прижатыйвлево">Согласно<text:s/><text:a xlink:href="#anchor1339" office:target-frame-name="_top" xlink:show="replace">пункту 33.9</text:a><text:s/>Табеля сообщений</text:p>
          </table:table-cell>
        </table:table-row>
        <table:table-row table:style-name="TableRow1610">
          <table:table-cell table:style-name="TableCell1611">
            <text:p text:style-name="Прижатыйвлево"><text:bookmark-start text:name="anchor23114"/><text:bookmark-end text:name="anchor23114"/>11.4.</text:p>
          </table:table-cell>
          <table:table-cell table:style-name="TableCell1612">
            <text:p text:style-name="Прижатыйвлево">Сообщение, касающееся задержки вылета воздушного судна</text:p>
          </table:table-cell>
          <table:table-cell table:style-name="TableCell1613">
            <text:p text:style-name="Прижатыйвлево">DLA</text:p>
          </table:table-cell>
          <table:table-cell table:style-name="TableCell1614">
            <text:p text:style-name="Прижатыйвлево">ФФ</text:p>
          </table:table-cell>
          <table:table-cell table:style-name="TableCell1615">
            <text:p text:style-name="Прижатыйвлево">В течение 10 минут с момента получения информации</text:p>
          </table:table-cell>
          <table:table-cell table:style-name="TableCell1616">
            <text:p text:style-name="Прижатыйвлево">Пользователь воздушного пространства или его представитель, или брифинг аэропорта вылета</text:p>
          </table:table-cell>
          <table:table-cell table:style-name="TableCell1617">
            <text:p text:style-name="Прижатыйвлево">Главный центр Единой системы:</text:p>
            <text:p text:style-name="Прижатыйвлево">- по международным полетам;</text:p>
            <text:p text:style-name="Прижатыйвлево">- по рейсам литера "A" и "K";</text:p>
            <text:p text:style-name="Прижатыйвлево">- относительно полетов по маршрутам<text:s/><text:soft-page-break/>обслуживания воздушного движения за пределы одной зоны Единой системы:</text:p>
            <text:p text:style-name="Прижатыйвлево">- относительно полетов вне маршрутов<text:s/>обслуживания воздушного движения за пределы двух смежных зон Единой системы.</text:p>
            <text:p text:style-name="Прижатыйвлево">Зональные центры Единой системы, региональные центры Единой системы, в зонах которых находится аэродромы вылета и посадки, запасные аэродромы. проходит маршрут полета воздушного судна.</text:p>
            <text:p text:style-name="Прижатыйвлево">Орган противовоздушной обороны</text:p>
          </table:table-cell>
          <table:table-cell table:style-name="TableCell1618">
            <text:p text:style-name="Прижатыйвлево">Согласно<text:s/><text:a xlink:href="#anchor1339" office:target-frame-name="_top" xlink:show="replace">пункту 33.9</text:a><text:s/>Табеля сообщений</text:p>
          </table:table-cell>
        </table:table-row>
        <table:table-row table:style-name="TableRow1619">
          <table:table-cell table:style-name="TableCell1620">
            <text:p text:style-name="Прижатыйвлево"><text:bookmark-start text:name="anchor2115"/><text:bookmark-end text:name="anchor2115"/>11.5.</text:p>
          </table:table-cell>
          <table:table-cell table:style-name="TableCell1621">
            <text:p text:style-name="Прижатыйвлево">Сообщение, касающееся вылета воздушного судна</text:p>
          </table:table-cell>
          <table:table-cell table:style-name="TableCell1622">
            <text:p text:style-name="Прижатыйвлево">DEP</text:p>
          </table:table-cell>
          <table:table-cell table:style-name="TableCell1623">
            <text:p text:style-name="Прижатыйвлево">ФФ</text:p>
          </table:table-cell>
          <table:table-cell table:style-name="TableCell1624">
            <text:p text:style-name="Прижатыйвлево">Не позднее пяти минут после взлета воздушного судна</text:p>
          </table:table-cell>
          <table:table-cell table:style-name="TableCell1625">
            <text:p text:style-name="Прижатыйвлево">Пользователь воздушного пространства или<text:s/>его представитель, или брифинг аэропорта вылета, или KBC в случае<text:s/><text:soft-page-break/>использования воздушного пространства класса G или взлета с неконтролируемого аэродрома</text:p>
          </table:table-cell>
          <table:table-cell table:style-name="TableCell1626">
            <text:p text:style-name="Прижатыйвлево">Главный оператор аэропорта. Главный центр Единой системы:</text:p>
            <text:p text:style-name="Прижатыйвлево">- по маршрутам обслуживания<text:s/><text:soft-page-break/>воздушного движения;</text:p>
            <text:p text:style-name="Прижатыйвлево">- вне маршрутов обслуживания воздушного движения за пределы двух смежных зон Единой системы.</text:p>
            <text:p text:style-name="Прижатыйвлево">Зональные центры Единой системы, региональные центры Единой системы по маршруту полета воздушного судна, в которых находится аэродромы вылета и посадки,<text:s/>запасные аэродромы.</text:p>
            <text:p text:style-name="Прижатыйвлево">Орган противовоздушной обороны</text:p>
          </table:table-cell>
          <table:table-cell table:style-name="TableCell1627">
            <text:p text:style-name="Нормальный"/>
          </table:table-cell>
        </table:table-row>
        <table:table-row table:style-name="TableRow1628">
          <table:table-cell table:style-name="TableCell1629">
            <text:p text:style-name="Прижатыйвлево"><text:bookmark-start text:name="anchor23116"/><text:bookmark-end text:name="anchor23116"/>11.6.</text:p>
          </table:table-cell>
          <table:table-cell table:style-name="TableCell1630">
            <text:p text:style-name="Прижатыйвлево">Запрос плана полета</text:p>
          </table:table-cell>
          <table:table-cell table:style-name="TableCell1631">
            <text:p text:style-name="Прижатыйвлево">RQP</text:p>
          </table:table-cell>
          <table:table-cell table:style-name="TableCell1632">
            <text:p text:style-name="Прижатыйвлево">ФФ</text:p>
          </table:table-cell>
          <table:table-cell table:style-name="TableCell1633">
            <text:p text:style-name="Прижатыйвлево">В течение 10 минут с момента получения информации</text:p>
          </table:table-cell>
          <table:table-cell table:style-name="TableCell1634">
            <text:p text:style-name="Прижатыйвлево">Самостоятельно или по запросу KBC (эксплуатанта) воздушного судна или брифинга аэропорта вылета</text:p>
          </table:table-cell>
          <table:table-cell table:style-name="TableCell1635">
            <text:p text:style-name="Прижатыйвлево">Главный центр Единой<text:s/>системы или зональный центр Единой системы, региональный центр Единой системы, или районный центр Единой системы (согласно полномочий центра Единой системы по выдаче разрешения<text:s/><text:soft-page-break/>на использование воздушного пространства)</text:p>
          </table:table-cell>
          <table:table-cell table:style-name="TableCell1636">
            <text:p text:style-name="Прижатыйвлево">Сообщение RQP направляется в случае,<text:s/>если за 40 минут и менее нет сообщения PLN на ранее поданный FPL</text:p>
          </table:table-cell>
        </table:table-row>
        <table:table-row table:style-name="TableRow1637">
          <table:table-cell table:style-name="TableCell1638">
            <text:p text:style-name="Прижатыйвлево">11.7</text:p>
          </table:table-cell>
          <table:table-cell table:style-name="TableCell1639">
            <text:p text:style-name="Прижатыйвлево">Приемлемость, принятие</text:p>
          </table:table-cell>
          <table:table-cell table:style-name="TableCell1640">
            <text:p text:style-name="Прижатыйвлево">ACP</text:p>
          </table:table-cell>
          <table:table-cell table:style-name="TableCell1641">
            <text:p text:style-name="Прижатыйвлево">ФФ</text:p>
          </table:table-cell>
          <table:table-cell table:style-name="TableCell1642">
            <text:p text:style-name="Прижатыйвлево">В течение 20 минут с момента получения RRP</text:p>
          </table:table-cell>
          <table:table-cell table:style-name="TableCell1643">
            <text:p text:style-name="Прижатыйвлево">Пользователь воздушного пространства или брифинг аэропорта вылета</text:p>
          </table:table-cell>
          <table:table-cell table:style-name="TableCell1644">
            <text:p text:style-name="Прижатыйвлево">Центр Единой системы, от которого получено<text:s/>сообщение RRP с предложением изменения маршрута полета воздушного судна</text:p>
          </table:table-cell>
          <table:table-cell table:style-name="TableCell1645">
            <text:p text:style-name="Прижатыйвлево">Сообщение ACP препровождается новым сообщение FPL</text:p>
          </table:table-cell>
        </table:table-row>
        <table:table-row table:style-name="TableRow1646">
          <table:table-cell table:style-name="TableCell1647">
            <text:p text:style-name="Прижатыйвлево">11.8.</text:p>
          </table:table-cell>
          <table:table-cell table:style-name="TableCell1648">
            <text:p text:style-name="Прижатыйвлево">Дополнительный план полета</text:p>
          </table:table-cell>
          <table:table-cell table:style-name="TableCell1649">
            <text:p text:style-name="Прижатыйвлево">SPL</text:p>
          </table:table-cell>
          <table:table-cell table:style-name="TableCell1650">
            <text:p text:style-name="Прижатыйвлево">СС</text:p>
          </table:table-cell>
          <table:table-cell table:style-name="TableCell1651">
            <text:p text:style-name="Прижатыйвлево">Немедленно по получению RQS</text:p>
          </table:table-cell>
          <table:table-cell table:style-name="TableCell1652">
            <text:p text:style-name="Прижатыйвлево">Поле 19 FPL или пользователь воздушного пространства, или брифинг<text:s/>аэропорта вылета</text:p>
          </table:table-cell>
          <table:table-cell table:style-name="TableCell1653">
            <text:p text:style-name="Прижатыйвлево">Подателю RQS</text:p>
          </table:table-cell>
          <table:table-cell table:style-name="TableCell1654">
            <text:p text:style-name="Нормальный"/>
          </table:table-cell>
        </table:table-row>
        <table:table-row table:style-name="TableRow1655">
          <table:table-cell table:style-name="TableCell1656">
            <text:p text:style-name="Прижатыйвлево"><text:bookmark-start text:name="anchor23119"/><text:bookmark-end text:name="anchor23119"/>11.9.</text:p>
          </table:table-cell>
          <table:table-cell table:style-name="TableCell1657">
            <text:p text:style-name="Прижатыйвлево">Сообщение, касающееся выполнения полета воздушного судна литера "A" или литера "K"</text:p>
          </table:table-cell>
          <table:table-cell table:style-name="TableCell1658">
            <text:p text:style-name="Прижатыйвлево">ULS</text:p>
          </table:table-cell>
          <table:table-cell table:style-name="TableCell1659">
            <text:p text:style-name="Прижатыйвлево">ФФ</text:p>
          </table:table-cell>
          <table:table-cell table:style-name="TableCell1660">
            <text:p text:style-name="Прижатыйвлево">Немедленно по получению</text:p>
          </table:table-cell>
          <table:table-cell table:style-name="TableCell1661">
            <text:p text:style-name="Прижатыйвлево">Главный центр Единой системы. Зональный центр Единой системы. Региональный центр Единой системы.</text:p>
          </table:table-cell>
          <table:table-cell table:style-name="TableCell1662">
            <text:p text:style-name="Прижатыйвлево">Главный оператор аэропорта.</text:p>
          </table:table-cell>
          <table:table-cell table:style-name="TableCell1663">
            <text:p text:style-name="Нормальный"/>
          </table:table-cell>
        </table:table-row>
        <table:table-row table:style-name="TableRow1664">
          <table:table-cell table:style-name="TableCell1665">
            <text:p text:style-name="Прижатыйвлево">12</text:p>
          </table:table-cell>
          <table:table-cell table:style-name="TableCell1666" table:number-columns-spanned="7">
            <text:p text:style-name="Прижатыйвлево">Сообщения органа обслуживания воздушного движения (управления полетами) на аэродроме посадки воздушного судна</text:p>
          </table:table-cell>
          <table:covered-table-cell/>
          <table:covered-table-cell/>
          <table:covered-table-cell/>
          <table:covered-table-cell/>
          <table:covered-table-cell/>
          <table:covered-table-cell/>
        </table:table-row>
        <table:table-row table:style-name="TableRow1667">
          <table:table-cell table:style-name="TableCell1668">
            <text:p text:style-name="Прижатыйвлево"><text:bookmark-start text:name="anchor23121"/><text:bookmark-end text:name="anchor23121"/>12.1.</text:p>
          </table:table-cell>
          <table:table-cell table:style-name="TableCell1669">
            <text:p text:style-name="Прижатыйвлево">Сообщение, касающееся прибытия воздушного судна</text:p>
          </table:table-cell>
          <table:table-cell table:style-name="TableCell1670">
            <text:p text:style-name="Прижатыйвлево">ARR</text:p>
          </table:table-cell>
          <table:table-cell table:style-name="TableCell1671">
            <text:p text:style-name="Прижатыйвлево">ФФ</text:p>
          </table:table-cell>
          <table:table-cell table:style-name="TableCell1672">
            <text:p text:style-name="Прижатыйвлево">Не позднее пяти минут после посадки воздушного<text:s/>судна</text:p>
          </table:table-cell>
          <table:table-cell table:style-name="TableCell1673">
            <text:p text:style-name="Прижатыйвлево">Пользователь воздушного пространства или его представитель, или брифинг аэропорта вылета, или KBC в случае использования воздушного пространства класса G или посадке на<text:s/><text:soft-page-break/>неконтролируемом аэродроме (площадке)</text:p>
          </table:table-cell>
          <table:table-cell table:style-name="TableCell1674">
            <text:p text:style-name="Прижатыйвлево">Главный центр Единой системы:</text:p>
            <text:p text:style-name="Прижатыйвлево">- по маршрутам обслуживания воздушного движения;</text:p>
            <text:p text:style-name="Прижатыйвлево">- вне маршрутов</text:p>
            <text:p text:style-name="Прижатыйвлево">обслуживания воздушного движения за пределы<text:s/><text:soft-page-break/>двух смежных зон Единой системы.</text:p>
            <text:p text:style-name="Прижатыйвлево">Зональные центры Единой системы, региональные центры Единой системы по маршруту полета воздушного судна, а также в которых находятся аэродромы посадки, запасные аэродромы.</text:p>
            <text:p text:style-name="Прижатыйвлево">Орган противовоздушной обороны.</text:p>
            <text:p text:style-name="Прижатыйвлево">Главный оператор аэропорта посадки</text:p>
          </table:table-cell>
          <table:table-cell table:style-name="TableCell1675">
            <text:p text:style-name="Нормальный"/>
          </table:table-cell>
        </table:table-row>
        <table:table-row table:style-name="TableRow1676">
          <table:table-cell table:style-name="TableCell1677">
            <text:p text:style-name="Прижатыйвлево"><text:bookmark-start text:name="anchor23122"/><text:bookmark-end text:name="anchor23122"/>12.2</text:p>
          </table:table-cell>
          <table:table-cell table:style-name="TableCell1678">
            <text:p text:style-name="Прижатыйвлево">Ограничение или прекращение приема воздушных судов на аэродроме</text:p>
          </table:table-cell>
          <table:table-cell table:style-name="TableCell1679">
            <text:p text:style-name="Прижатыйвлево">APZ</text:p>
          </table:table-cell>
          <table:table-cell table:style-name="TableCell1680">
            <text:p text:style-name="Прижатыйвлево">СС</text:p>
          </table:table-cell>
          <table:table-cell table:style-name="TableCell1681">
            <text:p text:style-name="Прижатыйвлево">Немедленно по получению информации</text:p>
          </table:table-cell>
          <table:table-cell table:style-name="TableCell1682">
            <text:p text:style-name="Прижатыйвлево">Старший авиационный начальник<text:s/>аэродрома (главный оператор аэропорта) не позднее, чем за два часа до начала ограничений, при форс-мажорных обстоятельствах - немедленно</text:p>
          </table:table-cell>
          <table:table-cell table:style-name="TableCell1683">
            <text:p text:style-name="Прижатыйвлево">Главный центр Единой системы.</text:p>
            <text:p text:style-name="Прижатыйвлево">Зональный центр Единой системы, региональный центр Единой системы.</text:p>
            <text:p text:style-name="Прижатыйвлево">Органы обслуживания воздушного движения на аэродромах вылета воздушных судов, планирующих прибытие в период действия APZ</text:p>
          </table:table-cell>
          <table:table-cell table:style-name="TableCell1684">
            <text:p text:style-name="Нормальный"/>
          </table:table-cell>
        </table:table-row>
        <table:table-row table:style-name="TableRow1685">
          <table:table-cell table:style-name="TableCell1686">
            <text:p text:style-name="Прижатыйвлево"><text:bookmark-start text:name="anchor23123"/><text:bookmark-end text:name="anchor23123"/><text:soft-page-break/>12.3.</text:p>
          </table:table-cell>
          <table:table-cell table:style-name="TableCell1687">
            <text:p text:style-name="Прижатыйвлево">Возобновление приема воздушных судов на аэродроме</text:p>
          </table:table-cell>
          <table:table-cell table:style-name="TableCell1688">
            <text:p text:style-name="Прижатыйвлево">APW</text:p>
          </table:table-cell>
          <table:table-cell table:style-name="TableCell1689">
            <text:p text:style-name="Прижатыйвлево">СС</text:p>
          </table:table-cell>
          <table:table-cell table:style-name="TableCell1690">
            <text:p text:style-name="Прижатыйвлево">Немедленно по получению информации</text:p>
          </table:table-cell>
          <table:table-cell table:style-name="TableCell1691">
            <text:p text:style-name="Прижатыйвлево">Старший авиационный начальник аэродрома (главный оператор<text:s/>аэропорта)</text:p>
          </table:table-cell>
          <table:table-cell table:style-name="TableCell1692">
            <text:p text:style-name="Прижатыйвлево">Главный центр Единой системы.</text:p>
            <text:p text:style-name="Прижатыйвлево">Зональный центр Единой системы, региональный центр Единой системы.</text:p>
            <text:p text:style-name="Прижатыйвлево">Органы обслуживания воздушного движения на аэродромах вылета воздушных судов, планирующих прибытие в период действия ранее поданного APZ</text:p>
          </table:table-cell>
          <table:table-cell table:style-name="TableCell1693">
            <text:p text:style-name="Нормальный"/>
          </table:table-cell>
        </table:table-row>
        <table:table-row table:style-name="TableRow1694">
          <table:table-cell table:style-name="TableCell1695">
            <text:p text:style-name="Прижатыйвлево"><text:bookmark-start text:name="anchor23124"/><text:bookmark-end text:name="anchor23124"/>12.4.</text:p>
          </table:table-cell>
          <table:table-cell table:style-name="TableCell1696">
            <text:p text:style-name="Прижатыйвлево">Сообщение о назначении расчетного времени посадки на аэродроме</text:p>
          </table:table-cell>
          <table:table-cell table:style-name="TableCell1697">
            <text:p text:style-name="Прижатыйвлево">SLT</text:p>
          </table:table-cell>
          <table:table-cell table:style-name="TableCell1698">
            <text:p text:style-name="Прижатыйвлево">ФФ</text:p>
          </table:table-cell>
          <table:table-cell table:style-name="TableCell1699">
            <text:p text:style-name="Прижатыйвлево">Не позднее 50 минут</text:p>
            <text:p text:style-name="Прижатыйвлево">от расчетного времени отправления воздушного судна</text:p>
          </table:table-cell>
          <table:table-cell table:style-name="TableCell1700">
            <text:p text:style-name="Прижатыйвлево">Старший авиационный начальник аэродрома (главный оператор аэропорта)</text:p>
          </table:table-cell>
          <table:table-cell table:style-name="TableCell1701">
            <text:p text:style-name="Прижатыйвлево">Главный центр Единой системы.</text:p>
            <text:p text:style-name="Прижатыйвлево">Зональный центр Единой системы, региональный центр Единой системы</text:p>
          </table:table-cell>
          <table:table-cell table:style-name="TableCell1702">
            <text:p text:style-name="Прижатыйвлево">Сообщения SLT и CSL подаются органом обслуживания воздушного движения (управления полетами), предоставляющим аэродромное диспетчерское обслуживание на аэродромах гражданской авиации, условия прилета воздушных<text:s/>судов на которые вне расписания<text:s/><text:soft-page-break/>регулярных воздушных перевозок требуют предварительного согласования с главным оператором аэропорта, а также по причине изменения</text:p>
            <text:p text:style-name="Прижатыйвлево">аэронавигационной и режимной обстановки в районе аэродрома</text:p>
          </table:table-cell>
        </table:table-row>
        <table:table-row table:style-name="TableRow1703">
          <table:table-cell table:style-name="TableCell1704">
            <text:p text:style-name="Прижатыйвлево"><text:bookmark-start text:name="anchor23125"/><text:bookmark-end text:name="anchor23125"/><text:soft-page-break/>12.5.</text:p>
          </table:table-cell>
          <table:table-cell table:style-name="TableCell1705">
            <text:p text:style-name="Прижатыйвлево">Сообщение об отмене назначенного расчетного времени посадки на аэродроме (SLT)</text:p>
          </table:table-cell>
          <table:table-cell table:style-name="TableCell1706">
            <text:p text:style-name="Прижатыйвлево">CSL</text:p>
          </table:table-cell>
          <table:table-cell table:style-name="TableCell1707">
            <text:p text:style-name="Прижатыйвлево">ФФ</text:p>
          </table:table-cell>
          <table:table-cell table:style-name="TableCell1708">
            <text:p text:style-name="Прижатыйвлево">Немедленно по получению информации</text:p>
          </table:table-cell>
          <table:table-cell table:style-name="TableCell1709">
            <text:p text:style-name="Прижатыйвлево">Старший авиационный начальник аэродрома (главный оператор аэропорта)</text:p>
          </table:table-cell>
          <table:table-cell table:style-name="TableCell1710">
            <text:p text:style-name="Прижатыйвлево">Главный центр Единой системы.</text:p>
            <text:p text:style-name="Прижатыйвлево">Зональный центр Единой системы, региональный центр Единой системы</text:p>
          </table:table-cell>
          <table:table-cell table:style-name="TableCell1711">
            <text:p text:style-name="Нормальный"/>
          </table:table-cell>
        </table:table-row>
        <table:table-row table:style-name="TableRow1712">
          <table:table-cell table:style-name="TableCell1713">
            <text:p text:style-name="Прижатыйвлево"><text:bookmark-start text:name="anchor23126"/><text:bookmark-end text:name="anchor23126"/>12.6.</text:p>
          </table:table-cell>
          <table:table-cell table:style-name="TableCell1714">
            <text:p text:style-name="Прижатыйвлево">Аварийное оповещение</text:p>
          </table:table-cell>
          <table:table-cell table:style-name="TableCell1715">
            <text:p text:style-name="Прижатыйвлево">ALR</text:p>
          </table:table-cell>
          <table:table-cell table:style-name="TableCell1716">
            <text:p text:style-name="Прижатыйвлево">СС</text:p>
          </table:table-cell>
          <table:table-cell table:style-name="TableCell1717">
            <text:p text:style-name="Прижатыйвлево">Немедленно при нахождении воздушного судна в одной из стадий аварийного положения</text:p>
          </table:table-cell>
          <table:table-cell table:style-name="TableCell1718">
            <text:p text:style-name="Прижатыйвлево">KBC либо по информации от других достоверных источников</text:p>
          </table:table-cell>
          <table:table-cell table:style-name="TableCell1719">
            <text:p text:style-name="Прижатыйвлево">Региональный координационный центр</text:p>
            <text:p text:style-name="Прижатыйвлево">поиска и спасания.</text:p>
            <text:p text:style-name="Прижатыйвлево">Зональный центр Единой<text:s/>системы, региональный центр Единой системы.</text:p>
            <text:p text:style-name="Прижатыйвлево">Главный центр Единой системы. Главный координационный центр поиска и спасания.</text:p>
            <text:soft-page-break/>
            <text:p text:style-name="Прижатыйвлево">Орган противовоздушной обороны</text:p>
          </table:table-cell>
          <table:table-cell table:style-name="TableCell1720">
            <text:p text:style-name="Нормальный"/>
          </table:table-cell>
        </table:table-row>
        <table:table-row table:style-name="TableRow1721">
          <table:table-cell table:style-name="TableCell1722">
            <text:p text:style-name="Прижатыйвлево"><text:bookmark-start text:name="anchor23127"/><text:bookmark-end text:name="anchor23127"/>12.7.</text:p>
          </table:table-cell>
          <table:table-cell table:style-name="TableCell1723">
            <text:p text:style-name="Прижатыйвлево">Отказ радиосвязи</text:p>
          </table:table-cell>
          <table:table-cell table:style-name="TableCell1724">
            <text:p text:style-name="Прижатыйвлево">RCF</text:p>
          </table:table-cell>
          <table:table-cell table:style-name="TableCell1725">
            <text:p text:style-name="Прижатыйвлево">СС</text:p>
          </table:table-cell>
          <table:table-cell table:style-name="TableCell1726">
            <text:p text:style-name="Прижатыйвлево">Немедленно при установлении отказа радиосвязи</text:p>
          </table:table-cell>
          <table:table-cell table:style-name="TableCell1727">
            <text:p text:style-name="Нормальный"/>
          </table:table-cell>
          <table:table-cell table:style-name="TableCell1728">
            <text:p text:style-name="Прижатыйвлево">Смежные органы</text:p>
            <text:p text:style-name="Прижатыйвлево">обслуживания воздушного движения (управления полетами).</text:p>
            <text:p text:style-name="Прижатыйвлево">Зональный центр Единой системы, региональный центр Единой системы.</text:p>
            <text:p text:style-name="Прижатыйвлево">Региональный координационный центр поиска и спасания. Главный центр Единой системы. Главный координационный центр поиска и спасания.</text:p>
            <text:p text:style-name="Прижатыйвлево">Орган противовоздушной обороны</text:p>
          </table:table-cell>
          <table:table-cell table:style-name="TableCell1729">
            <text:p text:style-name="Нормальный"/>
          </table:table-cell>
        </table:table-row>
        <table:table-row table:style-name="TableRow1730">
          <table:table-cell table:style-name="TableCell1731">
            <text:p text:style-name="Прижатыйвлево"><text:bookmark-start text:name="anchor23128"/><text:bookmark-end text:name="anchor23128"/>12.8.</text:p>
          </table:table-cell>
          <table:table-cell table:style-name="TableCell1732">
            <text:p text:style-name="Прижатыйвлево">Сообщение, касающееся выполнения полета воздушного судна литера "A" или литера "K"</text:p>
          </table:table-cell>
          <table:table-cell table:style-name="TableCell1733">
            <text:p text:style-name="Прижатыйвлево">ULS</text:p>
          </table:table-cell>
          <table:table-cell table:style-name="TableCell1734">
            <text:p text:style-name="Прижатыйвлево">ФФ</text:p>
          </table:table-cell>
          <table:table-cell table:style-name="TableCell1735">
            <text:p text:style-name="Прижатыйвлево">Немедленно по получению</text:p>
          </table:table-cell>
          <table:table-cell table:style-name="TableCell1736">
            <text:p text:style-name="Прижатыйвлево">Главный центр Единой системы. Зональный центр Единой системы. Региональный центр Единой системы.</text:p>
          </table:table-cell>
          <table:table-cell table:style-name="TableCell1737">
            <text:p text:style-name="Прижатыйвлево">Соответствующие службы аэродрома</text:p>
          </table:table-cell>
          <table:table-cell table:style-name="TableCell1738">
            <text:p text:style-name="Нормальный"/>
          </table:table-cell>
        </table:table-row>
        <table:table-row table:style-name="TableRow1739">
          <table:table-cell table:style-name="TableCell1740">
            <text:p text:style-name="Прижатыйвлево">13</text:p>
          </table:table-cell>
          <table:table-cell table:style-name="TableCell1741" table:number-columns-spanned="7">
            <text:p text:style-name="Прижатыйвлево">Сообщения, применяемые органами обслуживания воздушного движения (управления полетами) при предоставлении районного диспетчерского обслуживания, диспетчерского обслуживания подхода, аэродромного диспетчерского<text:s/>обслуживания, а также при предоставлении полетно-информационного обслуживания и аварийного оповещения в воздушном пространстве класса G</text:p>
          </table:table-cell>
          <table:covered-table-cell/>
          <table:covered-table-cell/>
          <table:covered-table-cell/>
          <table:covered-table-cell/>
          <table:covered-table-cell/>
          <table:covered-table-cell/>
        </table:table-row>
        <table:table-row table:style-name="TableRow1742">
          <table:table-cell table:style-name="TableCell1743">
            <text:p text:style-name="Прижатыйвлево"><text:bookmark-start text:name="anchor23131"/><text:bookmark-end text:name="anchor23131"/><text:soft-page-break/>13.1.</text:p>
          </table:table-cell>
          <table:table-cell table:style-name="TableCell1744">
            <text:p text:style-name="Прижатыйвлево">Аварийное оповещение</text:p>
          </table:table-cell>
          <table:table-cell table:style-name="TableCell1745">
            <text:p text:style-name="Прижатыйвлево">ALR</text:p>
          </table:table-cell>
          <table:table-cell table:style-name="TableCell1746">
            <text:p text:style-name="Прижатыйвлево">СС</text:p>
          </table:table-cell>
          <table:table-cell table:style-name="TableCell1747">
            <text:p text:style-name="Прижатыйвлево">Немедленно при нахождении воздушного судна в одной из стадий аварийного положения</text:p>
          </table:table-cell>
          <table:table-cell table:style-name="TableCell1748">
            <text:p text:style-name="Прижатыйвлево">KBC<text:s/>либо по информации от других достоверных источников</text:p>
          </table:table-cell>
          <table:table-cell table:style-name="TableCell1749">
            <text:p text:style-name="Прижатыйвлево">Региональный координационный центр поиска и спасания. Зональный центр Единой системы, региональный центр Единой системы.</text:p>
            <text:p text:style-name="Прижатыйвлево">Главный центр Единой системы. Главный координационный центр поиска и спасания.</text:p>
            <text:p text:style-name="Прижатыйвлево">Орган противовоздушной обороны</text:p>
          </table:table-cell>
          <table:table-cell table:style-name="TableCell1750">
            <text:p text:style-name="Нормальный"/>
          </table:table-cell>
        </table:table-row>
        <table:table-row table:style-name="TableRow1751">
          <table:table-cell table:style-name="TableCell1752">
            <text:p text:style-name="Прижатыйвлево"><text:bookmark-start text:name="anchor23132"/><text:bookmark-end text:name="anchor23132"/>13.2.</text:p>
          </table:table-cell>
          <table:table-cell table:style-name="TableCell1753">
            <text:p text:style-name="Прижатыйвлево">Отказ радиосвязи</text:p>
          </table:table-cell>
          <table:table-cell table:style-name="TableCell1754">
            <text:p text:style-name="Прижатыйвлево">RCF</text:p>
          </table:table-cell>
          <table:table-cell table:style-name="TableCell1755">
            <text:p text:style-name="Прижатыйвлево">СС</text:p>
          </table:table-cell>
          <table:table-cell table:style-name="TableCell1756">
            <text:p text:style-name="Прижатыйвлево">Немедленно при установлении отказа радиосвязи</text:p>
          </table:table-cell>
          <table:table-cell table:style-name="TableCell1757">
            <text:p text:style-name="Нормальный"/>
          </table:table-cell>
          <table:table-cell table:style-name="TableCell1758">
            <text:p text:style-name="Прижатыйвлево">Смежные органы</text:p>
            <text:p text:style-name="Прижатыйвлево">обслуживания воздушного движения (управления полетами).</text:p>
            <text:p text:style-name="Прижатыйвлево">Зональный центр Единой системы, региональный центр Единой системы.</text:p>
            <text:p text:style-name="Прижатыйвлево">Региональный координационный центр поиска и спасания.</text:p>
            <text:p text:style-name="Прижатыйвлево">Главный центр Единой системы. Главный<text:s/><text:soft-page-break/>координационный центр поиска и спасания.</text:p>
            <text:p text:style-name="Прижатыйвлево">Орган противовоздушной обороны</text:p>
          </table:table-cell>
          <table:table-cell table:style-name="TableCell1759">
            <text:p text:style-name="Нормальный"/>
          </table:table-cell>
        </table:table-row>
        <table:table-row table:style-name="TableRow1760">
          <table:table-cell table:style-name="TableCell1761">
            <text:p text:style-name="Прижатыйвлево"><text:bookmark-start text:name="anchor23133"/><text:bookmark-end text:name="anchor23133"/>13.3</text:p>
          </table:table-cell>
          <table:table-cell table:style-name="TableCell1762">
            <text:p text:style-name="Прижатыйвлево">Первичное сообщение об авиационном событии</text:p>
          </table:table-cell>
          <table:table-cell table:style-name="TableCell1763">
            <text:p text:style-name="Прижатыйвлево">ALD</text:p>
          </table:table-cell>
          <table:table-cell table:style-name="TableCell1764">
            <text:p text:style-name="Прижатыйвлево">СС</text:p>
          </table:table-cell>
          <table:table-cell table:style-name="TableCell1765">
            <text:p text:style-name="Прижатыйвлево">Немедленно при получении информации</text:p>
          </table:table-cell>
          <table:table-cell table:style-name="TableCell1766">
            <text:p text:style-name="Прижатыйвлево">Все возможные достоверные источники</text:p>
          </table:table-cell>
          <table:table-cell table:style-name="TableCell1767">
            <text:p text:style-name="Прижатыйвлево">Главный центр Единой системы.</text:p>
            <text:p text:style-name="Прижатыйвлево">Зональный центр Единой системы, региональный центр Единой системы.</text:p>
          </table:table-cell>
          <table:table-cell table:style-name="TableCell1768">
            <text:p text:style-name="Прижатыйвлево">Сообщение ALD применяется во всех случаях, когда имеется информация относительно авиационного события, акта незаконного вмешательства в деятельность авиации, нарушения порядка использования воздушного пространства</text:p>
          </table:table-cell>
        </table:table-row>
        <table:table-row table:style-name="TableRow1769">
          <table:table-cell table:style-name="TableCell1770">
            <text:p text:style-name="Прижатыйвлево">13.4.</text:p>
          </table:table-cell>
          <table:table-cell table:style-name="TableCell1771">
            <text:p text:style-name="Прижатыйвлево">Текущий план полета</text:p>
          </table:table-cell>
          <table:table-cell table:style-name="TableCell1772">
            <text:p text:style-name="Прижатыйвлево">CPL</text:p>
          </table:table-cell>
          <table:table-cell table:style-name="TableCell1773">
            <text:p text:style-name="Прижатыйвлево">ФФ</text:p>
          </table:table-cell>
          <table:table-cell table:style-name="TableCell1774">
            <text:p text:style-name="Прижатыйвлево">Не менее чем за 20 минут до входа в смежный диспетчерский район (диспетчерскую зону)</text:p>
          </table:table-cell>
          <table:table-cell table:style-name="TableCell1775">
            <text:p text:style-name="Нормальный"/>
          </table:table-cell>
          <table:table-cell table:style-name="TableCell1776">
            <text:p text:style-name="Прижатыйвлево">Смежный орган обслуживания воздушного движения (управления полетами)</text:p>
          </table:table-cell>
          <table:table-cell table:style-name="TableCell1777">
            <text:p text:style-name="Прижатыйвлево">Стандартные сообщения CPL, EST, CDN и ACP предназначены для обеспечения обмена между органами обслуживания воздушного движения (управления полетами) информацией о<text:s/><text:soft-page-break/>движении воздушного судна</text:p>
          </table:table-cell>
        </table:table-row>
        <text:soft-page-break/>
        <table:table-row table:style-name="TableRow1778">
          <table:table-cell table:style-name="TableCell1779">
            <text:p text:style-name="Прижатыйвлево">13.5.</text:p>
          </table:table-cell>
          <table:table-cell table:style-name="TableCell1780">
            <text:p text:style-name="Прижатыйвлево">Расчетные данные</text:p>
          </table:table-cell>
          <table:table-cell table:style-name="TableCell1781">
            <text:p text:style-name="Прижатыйвлево">EST</text:p>
          </table:table-cell>
          <table:table-cell table:style-name="TableCell1782">
            <text:p text:style-name="Прижатыйвлево">ФФ</text:p>
          </table:table-cell>
          <table:table-cell table:style-name="TableCell1783">
            <text:p text:style-name="Прижатыйвлево">Не менее<text:s/>чем за 20 минут до входа в смежный диспетчерский район (диспетчерскую зону)</text:p>
          </table:table-cell>
          <table:table-cell table:style-name="TableCell1784">
            <text:p text:style-name="Нормальный"/>
          </table:table-cell>
          <table:table-cell table:style-name="TableCell1785">
            <text:p text:style-name="Прижатыйвлево">Смежный орган обслуживания воздушного движения (управления полетами)</text:p>
          </table:table-cell>
          <table:table-cell>
            <text:p text:style-name="Прижатыйвлево"/>
          </table:table-cell>
        </table:table-row>
        <table:table-row table:style-name="TableRow1786">
          <table:table-cell table:style-name="TableCell1787">
            <text:p text:style-name="Прижатыйвлево">13.6.</text:p>
          </table:table-cell>
          <table:table-cell table:style-name="TableCell1788">
            <text:p text:style-name="Прижатыйвлево">Координация</text:p>
          </table:table-cell>
          <table:table-cell table:style-name="TableCell1789">
            <text:p text:style-name="Прижатыйвлево">CDN</text:p>
          </table:table-cell>
          <table:table-cell table:style-name="TableCell1790">
            <text:p text:style-name="Прижатыйвлево">ФФ</text:p>
          </table:table-cell>
          <table:table-cell table:style-name="TableCell1791">
            <text:p text:style-name="Прижатыйвлево">В течение 15 минут после получения сообщения CPL или EST</text:p>
          </table:table-cell>
          <table:table-cell table:style-name="TableCell1792">
            <text:p text:style-name="Нормальный"/>
          </table:table-cell>
          <table:table-cell table:style-name="TableCell1793">
            <text:p text:style-name="Прижатыйвлево">Смежный орган обслуживания<text:s/>воздушного движения (управления полетами), направивший CPL или EST</text:p>
          </table:table-cell>
          <table:table-cell>
            <text:p text:style-name="Прижатыйвлево"/>
          </table:table-cell>
        </table:table-row>
        <table:table-row table:style-name="TableRow1794">
          <table:table-cell table:style-name="TableCell1795">
            <text:p text:style-name="Прижатыйвлево">13.7</text:p>
          </table:table-cell>
          <table:table-cell table:style-name="TableCell1796">
            <text:p text:style-name="Прижатыйвлево">Приемлемость, принятие</text:p>
          </table:table-cell>
          <table:table-cell table:style-name="TableCell1797">
            <text:p text:style-name="P1798">ACP</text:p>
          </table:table-cell>
          <table:table-cell table:style-name="TableCell1799">
            <text:p text:style-name="Прижатыйвлево">ФФ</text:p>
          </table:table-cell>
          <table:table-cell table:style-name="TableCell1800">
            <text:p text:style-name="Прижатыйвлево">В течение 15 минут после получения сообщения CPL или EST</text:p>
          </table:table-cell>
          <table:table-cell table:style-name="TableCell1801">
            <text:p text:style-name="Нормальный"/>
          </table:table-cell>
          <table:table-cell table:style-name="TableCell1802">
            <text:p text:style-name="Прижатыйвлево">Смежный орган обслуживания воздушного движения (управления полетами), направивший CPL или EST</text:p>
          </table:table-cell>
          <table:table-cell>
            <text:p text:style-name="Прижатыйвлево"/>
          </table:table-cell>
        </table:table-row>
        <table:table-row table:style-name="TableRow1803">
          <table:table-cell table:style-name="TableCell1804">
            <text:p text:style-name="Прижатыйвлево">13.8.</text:p>
          </table:table-cell>
          <table:table-cell table:style-name="TableCell1805">
            <text:p text:style-name="Прижатыйвлево">Логическое подтверждение</text:p>
          </table:table-cell>
          <table:table-cell table:style-name="TableCell1806">
            <text:p text:style-name="Прижатыйвлево">LAM</text:p>
          </table:table-cell>
          <table:table-cell table:style-name="TableCell1807">
            <text:p text:style-name="Прижатыйвлево">ФФ</text:p>
          </table:table-cell>
          <table:table-cell table:style-name="TableCell1808">
            <text:p text:style-name="Прижатыйвлево">В течение 15 минут после получения сообщения CPL или EST</text:p>
          </table:table-cell>
          <table:table-cell table:style-name="TableCell1809">
            <text:p text:style-name="Нормальный"/>
          </table:table-cell>
          <table:table-cell table:style-name="TableCell1810">
            <text:p text:style-name="Прижатыйвлево">Смежный орган обслуживания воздушного движения (управления полетами), направивший CPL или EST</text:p>
          </table:table-cell>
          <table:table-cell table:style-name="TableCell1811">
            <text:p text:style-name="Прижатыйвлево">Стандартное сообщение LAM используется только при информационном<text:s/>обмене между автоматизированными системами организации<text:s/><text:soft-page-break/>воздушного движения</text:p>
          </table:table-cell>
        </table:table-row>
        <table:table-row table:style-name="TableRow1812">
          <table:table-cell table:style-name="TableCell1813">
            <text:p text:style-name="Прижатыйвлево"><text:bookmark-start text:name="anchor23139"/><text:bookmark-end text:name="anchor23139"/><text:soft-page-break/>13.9.</text:p>
          </table:table-cell>
          <table:table-cell table:style-name="TableCell1814">
            <text:p text:style-name="Прижатыйвлево">Сообщение о пролете пункта обязательного донесения</text:p>
          </table:table-cell>
          <table:table-cell table:style-name="TableCell1815">
            <text:p text:style-name="Прижатыйвлево">FLI</text:p>
          </table:table-cell>
          <table:table-cell table:style-name="TableCell1816">
            <text:p text:style-name="Прижатыйвлево">ФФ</text:p>
          </table:table-cell>
          <table:table-cell table:style-name="TableCell1817">
            <text:p text:style-name="Прижатыйвлево">Немедленно при наличии информации</text:p>
          </table:table-cell>
          <table:table-cell table:style-name="TableCell1818">
            <text:p text:style-name="Нормальный"/>
          </table:table-cell>
          <table:table-cell table:style-name="TableCell1819">
            <text:p text:style-name="Прижатыйвлево">Главный центр Единой системы</text:p>
            <text:p text:style-name="Прижатыйвлево">Зональный центр Единой системы, региональный центр<text:s/>Единой системы.</text:p>
            <text:p text:style-name="Прижатыйвлево">Орган противовоздушной обороны</text:p>
          </table:table-cell>
          <table:table-cell table:style-name="TableCell1820">
            <text:p text:style-name="Нормальный"/>
          </table:table-cell>
        </table:table-row>
        <table:table-row table:style-name="TableRow1821">
          <table:table-cell table:style-name="TableCell1822">
            <text:p text:style-name="Прижатыйвлево"><text:bookmark-start text:name="anchor231310"/><text:bookmark-end text:name="anchor231310"/>13.10.</text:p>
          </table:table-cell>
          <table:table-cell table:style-name="TableCell1823">
            <text:p text:style-name="Прижатыйвлево">Запрос плана полета</text:p>
          </table:table-cell>
          <table:table-cell table:style-name="TableCell1824">
            <text:p text:style-name="Прижатыйвлево">RQP</text:p>
          </table:table-cell>
          <table:table-cell table:style-name="TableCell1825">
            <text:p text:style-name="Прижатыйвлево">ФФ</text:p>
          </table:table-cell>
          <table:table-cell table:style-name="TableCell1826">
            <text:p text:style-name="Прижатыйвлево">Немедленно при наличии информации</text:p>
          </table:table-cell>
          <table:table-cell table:style-name="TableCell1827">
            <text:p text:style-name="Нормальный"/>
          </table:table-cell>
          <table:table-cell table:style-name="TableCell1828">
            <text:p text:style-name="Прижатыйвлево">Главный центр Единой системы.</text:p>
            <text:p text:style-name="Прижатыйвлево">Зональный центр Единой системы, региональный центр Единой системы</text:p>
          </table:table-cell>
          <table:table-cell table:style-name="TableCell1829">
            <text:p text:style-name="Нормальный"/>
          </table:table-cell>
        </table:table-row>
        <table:table-row table:style-name="TableRow1830">
          <table:table-cell table:style-name="TableCell1831">
            <text:p text:style-name="Прижатыйвлево">13.11.</text:p>
          </table:table-cell>
          <table:table-cell table:style-name="TableCell1832">
            <text:p text:style-name="Прижатыйвлево">Запрос дополнительного плана<text:s/>полета</text:p>
          </table:table-cell>
          <table:table-cell table:style-name="TableCell1833">
            <text:p text:style-name="Прижатыйвлево">RQS</text:p>
          </table:table-cell>
          <table:table-cell table:style-name="TableCell1834">
            <text:p text:style-name="Прижатыйвлево">СС</text:p>
          </table:table-cell>
          <table:table-cell table:style-name="TableCell1835">
            <text:p text:style-name="Прижатыйвлево">Немедленно при необходимости</text:p>
          </table:table-cell>
          <table:table-cell table:style-name="TableCell1836">
            <text:p text:style-name="Нормальный"/>
          </table:table-cell>
          <table:table-cell table:style-name="TableCell1837">
            <text:p text:style-name="Прижатыйвлево">Орган обслуживания воздушного движения (управления полетами) аэродрома вылета воздушного судна.</text:p>
          </table:table-cell>
          <table:table-cell table:style-name="TableCell1838">
            <text:p text:style-name="Прижатыйвлево">Сообщение RQS подается органом обслуживания воздушного движения (управления полетами) в случае необходимости получения от органа обслуживания воздушного движения (управления полетами) на аэродроме вылета данных дополнительного<text:s/><text:soft-page-break/>плана полета, включая данные поля 19 сообщения о представленном плане полета воздушного судна</text:p>
          </table:table-cell>
        </table:table-row>
        <table:table-row table:style-name="TableRow1839">
          <table:table-cell table:style-name="TableCell1840">
            <text:p text:style-name="Прижатыйвлево"><text:bookmark-start text:name="anchor231312"/><text:bookmark-end text:name="anchor231312"/><text:soft-page-break/>13.12.</text:p>
          </table:table-cell>
          <table:table-cell table:style-name="TableCell1841">
            <text:p text:style-name="Прижатыйвлево">Сообщение о пропускной способности<text:s/>диспетчерских пунктов (секторов)</text:p>
          </table:table-cell>
          <table:table-cell table:style-name="TableCell1842">
            <text:p text:style-name="Прижатыйвлево">SPS</text:p>
          </table:table-cell>
          <table:table-cell table:style-name="TableCell1843">
            <text:p text:style-name="Прижатыйвлево">ФФ</text:p>
          </table:table-cell>
          <table:table-cell table:style-name="TableCell1844">
            <text:p text:style-name="Прижатыйвлево">При изменениях нормативов пропускной способности в</text:p>
            <text:p text:style-name="Прижатыйвлево">течение 10 минут</text:p>
          </table:table-cell>
          <table:table-cell table:style-name="TableCell1845">
            <text:p text:style-name="Нормальный"/>
          </table:table-cell>
          <table:table-cell table:style-name="TableCell1846">
            <text:p text:style-name="Прижатыйвлево">Главный центр Единой системы.</text:p>
            <text:p text:style-name="Прижатыйвлево">Зональный центр Единой системы, региональный центр Единой системы</text:p>
          </table:table-cell>
          <table:table-cell table:style-name="TableCell1847">
            <text:p text:style-name="Прижатыйвлево">Сообщение SPS подается для предоставления информации о нормативах пропускной способности своих диспетчерских пунктов (секторов) либо об их изменении</text:p>
          </table:table-cell>
        </table:table-row>
        <table:table-row table:style-name="TableRow1848">
          <table:table-cell table:style-name="TableCell1849">
            <text:p text:style-name="Прижатыйвлево"><text:bookmark-start text:name="anchor231313"/><text:bookmark-end text:name="anchor231313"/>13.13.</text:p>
          </table:table-cell>
          <table:table-cell table:style-name="TableCell1850">
            <text:p text:style-name="Прижатыйвлево">Сообщение о представленном плане полета с борта воздушного судна</text:p>
          </table:table-cell>
          <table:table-cell table:style-name="TableCell1851">
            <text:p text:style-name="Прижатыйвлево">FPL</text:p>
          </table:table-cell>
          <table:table-cell table:style-name="TableCell1852">
            <text:p text:style-name="Прижатыйвлево">ФФ</text:p>
          </table:table-cell>
          <table:table-cell table:style-name="TableCell1853">
            <text:p text:style-name="Прижатыйвлево">Не позднее пяти минут после получения информации</text:p>
          </table:table-cell>
          <table:table-cell table:style-name="TableCell1854">
            <text:p text:style-name="Прижатыйвлево">KBC за 30 минут до влета в<text:s/>воздушное пространство классов A или C, либо пролета точки изменения маршрута</text:p>
          </table:table-cell>
          <table:table-cell table:style-name="TableCell1855">
            <text:p text:style-name="Прижатыйвлево">Главный центр Единой системы.</text:p>
            <text:p text:style-name="Прижатыйвлево">Зональный центр Единой системы, региональный центр Единой системы</text:p>
          </table:table-cell>
          <table:table-cell table:style-name="TableCell1856">
            <text:p text:style-name="Нормальный"/>
          </table:table-cell>
        </table:table-row>
        <table:table-row table:style-name="TableRow1857">
          <table:table-cell table:style-name="TableCell1858">
            <text:p text:style-name="Прижатыйвлево"><text:bookmark-start text:name="anchor231314"/><text:bookmark-end text:name="anchor231314"/>13.14.</text:p>
          </table:table-cell>
          <table:table-cell table:style-name="TableCell1859">
            <text:p text:style-name="Прижатыйвлево">Сообщение о вылете воздушного судна:</text:p>
            <text:p text:style-name="Прижатыйвлево">с неконтролируемого аэродрома или<text:s/>посадочной площадки;</text:p>
            <text:p text:style-name="Прижатыйвлево">в воздушном пространстве класса G.</text:p>
          </table:table-cell>
          <table:table-cell table:style-name="TableCell1860">
            <text:p text:style-name="Прижатыйвлево">DEP</text:p>
          </table:table-cell>
          <table:table-cell table:style-name="TableCell1861">
            <text:p text:style-name="Прижатыйвлево">ФФ</text:p>
          </table:table-cell>
          <table:table-cell table:style-name="TableCell1862">
            <text:p text:style-name="Прижатыйвлево">Не позднее пяти минут после получения информации о взлете воздушного судна</text:p>
          </table:table-cell>
          <table:table-cell table:style-name="TableCell1863">
            <text:p text:style-name="Прижатыйвлево">KBC не менее чем через пять минут после взлета с неконтролируемого аэродрома или посадочной площадки</text:p>
          </table:table-cell>
          <table:table-cell table:style-name="TableCell1864">
            <text:p text:style-name="Прижатыйвлево">Главный центр Единой системы:</text:p>
            <text:p text:style-name="Прижатыйвлево">- по рейсам литера "A" и "K";</text:p>
            <text:p text:style-name="Прижатыйвлево">- по маршрутам обслуживания воздушного движения за пределы одной зоны Единой системы;</text:p>
            <text:soft-page-break/>
            <text:p text:style-name="Прижатыйвлево">- вне маршрутов обслуживания воздушного движения за пределы двух смежных зон Единой системы.</text:p>
            <text:p text:style-name="Прижатыйвлево">Зональные центры Единой системы,<text:s/>региональные центры Единой системы, в зонах которых находится аэродромы вылета и посадки, запасные аэродромы, проходит маршрут полета воздушного судна.</text:p>
            <text:p text:style-name="Прижатыйвлево">Орган противовоздушной обороны.</text:p>
          </table:table-cell>
          <table:table-cell table:style-name="TableCell1865">
            <text:p text:style-name="Прижатыйвлево">В воздушном пространстве класса G сообщение DEP открывает уведомление FPL</text:p>
          </table:table-cell>
        </table:table-row>
        <table:table-row table:style-name="TableRow1866">
          <table:table-cell table:style-name="TableCell1867">
            <text:p text:style-name="Прижатыйвлево"><text:bookmark-start text:name="anchor231315"/><text:bookmark-end text:name="anchor231315"/>13.15</text:p>
          </table:table-cell>
          <table:table-cell table:style-name="TableCell1868">
            <text:p text:style-name="Прижатыйвлево">Сообщение о посадке воздушного судна:</text:p>
            <text:p text:style-name="Нормальный"/>
            <text:p text:style-name="Прижатыйвлево">на неконтролируемом аэродроме или посадочной площадке;</text:p>
            <text:p text:style-name="Нормальный"/>
            <text:p text:style-name="Прижатыйвлево">в воздушном пространстве класса G</text:p>
          </table:table-cell>
          <table:table-cell table:style-name="TableCell1869">
            <text:p text:style-name="Прижатыйвлево">ARR</text:p>
          </table:table-cell>
          <table:table-cell table:style-name="TableCell1870">
            <text:p text:style-name="Прижатыйвлево">ФФ</text:p>
          </table:table-cell>
          <table:table-cell table:style-name="TableCell1871">
            <text:p text:style-name="Прижатыйвлево">Не позднее пяти минут после получения информации о посадке воздушного судна</text:p>
          </table:table-cell>
          <table:table-cell table:style-name="TableCell1872">
            <text:p text:style-name="Прижатыйвлево">KBC не менее чем через 15 минут после посадки на неконтролируемом аэродроме или посадочной площадке</text:p>
          </table:table-cell>
          <table:table-cell table:style-name="TableCell1873">
            <text:p text:style-name="Прижатыйвлево">Главный центр Единой системы:</text:p>
            <text:p text:style-name="Прижатыйвлево">- по рейсам литера "A" и "K";</text:p>
            <text:p text:style-name="Прижатыйвлево">- по маршрутам обслуживания воздушного движения за пределы одной зоны Единой системы;</text:p>
            <text:p text:style-name="Прижатыйвлево">- вне маршрутов обслуживания воздушного<text:s/>движения за пределы<text:s/><text:soft-page-break/>двух смежных зон Единой системы.</text:p>
            <text:p text:style-name="Прижатыйвлево">Зональные центры Единой системы, региональные центры Единой системы, в зонах которых находится аэродромы вылета и посадки, запасные аэродромы, проходит маршрут полета воздушного судна.</text:p>
            <text:p text:style-name="Прижатыйвлево">Орган противовоздушной обороны.</text:p>
          </table:table-cell>
          <table:table-cell table:style-name="TableCell1874">
            <text:p text:style-name="Прижатыйвлево">В воздушном пространстве класса G сообщение ARR закрывает уведомление FPL</text:p>
          </table:table-cell>
        </table:table-row>
        <table:table-row table:style-name="TableRow1875">
          <table:table-cell table:style-name="TableCell1876">
            <text:p text:style-name="Прижатыйвлево"><text:bookmark-start text:name="anchor231316"/><text:bookmark-end text:name="anchor231316"/>13.16.</text:p>
          </table:table-cell>
          <table:table-cell table:style-name="TableCell1877">
            <text:p text:style-name="Прижатыйвлево">Сообщение о полете воздушного судна на запасной аэродром</text:p>
          </table:table-cell>
          <table:table-cell table:style-name="TableCell1878">
            <text:p text:style-name="Прижатыйвлево">FLA</text:p>
          </table:table-cell>
          <table:table-cell table:style-name="TableCell1879">
            <text:p text:style-name="Прижатыйвлево">СС</text:p>
          </table:table-cell>
          <table:table-cell table:style-name="TableCell1880">
            <text:p text:style-name="Прижатыйвлево">Немедленно при наличии информации</text:p>
          </table:table-cell>
          <table:table-cell table:style-name="TableCell1881">
            <text:p text:style-name="Прижатыйвлево">KBC</text:p>
          </table:table-cell>
          <table:table-cell table:style-name="TableCell1882">
            <text:p text:style-name="Прижатыйвлево">Главный центр Единой системы.</text:p>
            <text:p text:style-name="Прижатыйвлево">Зональные центры Единой системы, региональные центры Единой системы, в зонах которых находится аэродромы вылета и посадки, запасные аэродромы, проходит маршрут полета воздушного судна.</text:p>
            <text:p text:style-name="Прижатыйвлево">Орган противовоздушной обороны</text:p>
          </table:table-cell>
          <table:table-cell table:style-name="TableCell1883">
            <text:p text:style-name="Нормальный"/>
          </table:table-cell>
        </table:table-row>
        <text:soft-page-break/>
        <table:table-row table:style-name="TableRow1884">
          <table:table-cell table:style-name="TableCell1885">
            <text:p text:style-name="Прижатыйвлево">14</text:p>
          </table:table-cell>
          <table:table-cell table:style-name="TableCell1886" table:number-columns-spanned="7">
            <text:p text:style-name="Прижатыйвлево">Сообщения, применяемые органами обслуживания воздушного<text:s/>движения (управления полетами) при планировании и координировании использования воздушного пространства, обеспечении разрешительного порядка его использования, а также организации потоков воздушного движения</text:p>
          </table:table-cell>
          <table:covered-table-cell/>
          <table:covered-table-cell/>
          <table:covered-table-cell/>
          <table:covered-table-cell/>
          <table:covered-table-cell/>
          <table:covered-table-cell/>
        </table:table-row>
        <table:table-row table:style-name="TableRow1887">
          <table:table-cell table:style-name="TableCell1888">
            <text:p text:style-name="Прижатыйвлево">14.1</text:p>
          </table:table-cell>
          <table:table-cell table:style-name="TableCell1889" table:number-columns-spanned="7">
            <text:p text:style-name="Прижатыйвлево">Сообщения главного центра Единой системы</text:p>
          </table:table-cell>
          <table:covered-table-cell/>
          <table:covered-table-cell/>
          <table:covered-table-cell/>
          <table:covered-table-cell/>
          <table:covered-table-cell/>
          <table:covered-table-cell/>
        </table:table-row>
        <table:table-row table:style-name="TableRow1890">
          <table:table-cell table:style-name="TableCell1891">
            <text:p text:style-name="Прижатыйвлево"><text:bookmark-start text:name="anchor231411"/><text:bookmark-end text:name="anchor231411"/>14.1.1.</text:p>
          </table:table-cell>
          <table:table-cell table:style-name="TableCell1892">
            <text:p text:style-name="Прижатыйвлево">Сообщение о представленном плане международного полета воздушного судна по маршрутам обслуживания воздушного движения:</text:p>
          </table:table-cell>
          <table:table-cell table:style-name="TableCell1893">
            <text:p text:style-name="Прижатыйвлево">PLIN</text:p>
          </table:table-cell>
          <table:table-cell table:style-name="TableCell1894">
            <text:p text:style-name="Прижатыйвлево">ФФ</text:p>
          </table:table-cell>
          <table:table-cell table:style-name="TableCell1895">
            <text:p text:style-name="Нормальный"/>
          </table:table-cell>
          <table:table-cell table:style-name="TableCell1896">
            <text:p text:style-name="Нормальный"/>
          </table:table-cell>
          <table:table-cell table:style-name="TableCell1897">
            <text:p text:style-name="Нормальный"/>
          </table:table-cell>
          <table:table-cell table:style-name="TableCell1898">
            <text:p text:style-name="Нормальный"/>
          </table:table-cell>
        </table:table-row>
        <table:table-row table:style-name="TableRow1899">
          <table:table-cell table:style-name="TableCell1900">
            <text:p text:style-name="Нормальный"/>
          </table:table-cell>
          <table:table-cell table:style-name="TableCell1901">
            <text:p text:style-name="Прижатыйвлево"><text:bookmark-start text:name="anchor314112"/><text:bookmark-end text:name="anchor314112"/>по расписанию регулярных воздушных перевозок;</text:p>
          </table:table-cell>
          <table:table-cell table:style-name="TableCell1902">
            <text:p text:style-name="Нормальный"/>
          </table:table-cell>
          <table:table-cell table:style-name="TableCell1903">
            <text:p text:style-name="Нормальный"/>
          </table:table-cell>
          <table:table-cell table:style-name="TableCell1904">
            <text:p text:style-name="Прижатыйвлево">Не менее чем за 20 часов до вылета в соответствии с RPL или FPL.</text:p>
            <text:p text:style-name="Прижатыйвлево">Если RPL не подавался и FPL поступил менее чем за 20 часов до вылета, то в течение одного часа с момента получения FPL</text:p>
            <text:p text:style-name="Прижатыйвлево"><text:bookmark-start text:name="anchor3141121"/><text:bookmark-end text:name="anchor3141121"/>По CHG или DLA в случае подтверждения запрашиваемых пользователем воздушного пространства изменений.</text:p>
          </table:table-cell>
          <table:table-cell table:style-name="TableCell1905">
            <text:p text:style-name="Нормальный"/>
          </table:table-cell>
          <table:table-cell table:style-name="TableCell1906">
            <text:p text:style-name="Прижатыйвлево">Зональные центры Единой системы, региональные центры Единой системы, в зонах которых находится аэродромы вылета и посадки, запасные аэродромы, проходит маршрут полета воздушного судна</text:p>
            <text:p text:style-name="Прижатыйвлево">Орган противовоздушной обороны.</text:p>
          </table:table-cell>
          <table:table-cell table:style-name="TableCell1907">
            <text:p text:style-name="Нормальный"/>
          </table:table-cell>
        </table:table-row>
        <table:table-row table:style-name="TableRow1908">
          <table:table-cell table:style-name="TableCell1909">
            <text:p text:style-name="Нормальный"/>
          </table:table-cell>
          <table:table-cell table:style-name="TableCell1910">
            <text:p text:style-name="Прижатыйвлево"><text:bookmark-start text:name="anchor314113"/><text:bookmark-end text:name="anchor314113"/>с отклонением от расписания регулярных воздушных перевозок<text:s/><text:soft-page-break/>или вне<text:s/>расписания регулярных воздушных перевозок</text:p>
          </table:table-cell>
          <table:table-cell table:style-name="TableCell1911">
            <text:p text:style-name="Нормальный"/>
          </table:table-cell>
          <table:table-cell table:style-name="TableCell1912">
            <text:p text:style-name="Нормальный"/>
          </table:table-cell>
          <table:table-cell table:style-name="TableCell1913">
            <text:p text:style-name="Прижатыйвлево">В течение одного часа с момента получения FPL</text:p>
            <text:p text:style-name="Прижатыйвлево"><text:bookmark-start text:name="anchor3141131"/><text:bookmark-end text:name="anchor3141131"/><text:soft-page-break/>По CHG или DLA в случае подтверждения запрашиваемых пользователем воздушного пространства изменений.</text:p>
          </table:table-cell>
          <table:table-cell table:style-name="TableCell1914">
            <text:p text:style-name="Нормальный"/>
          </table:table-cell>
          <table:table-cell table:style-name="TableCell1915">
            <text:p text:style-name="Нормальный"/>
          </table:table-cell>
          <table:table-cell table:style-name="TableCell1916">
            <text:p text:style-name="Нормальный"/>
          </table:table-cell>
        </table:table-row>
        <table:table-row table:style-name="TableRow1917">
          <table:table-cell table:style-name="TableCell1918">
            <text:p text:style-name="Прижатыйвлево"><text:bookmark-start text:name="anchor231412"/><text:bookmark-end text:name="anchor231412"/>14.1.2.</text:p>
          </table:table-cell>
          <table:table-cell table:style-name="TableCell1919">
            <text:p text:style-name="Прижатыйвлево">Сообщение о представленном плане международного<text:s/>полета воздушного судна по маршрутам обслуживания воздушного движения</text:p>
            <text:p text:style-name="Прижатыйвлево">Информация об изменениях в текущий план международного полета</text:p>
          </table:table-cell>
          <table:table-cell table:style-name="TableCell1920">
            <text:p text:style-name="Прижатыйвлево">PLN</text:p>
          </table:table-cell>
          <table:table-cell table:style-name="TableCell1921">
            <text:p text:style-name="Прижатыйвлево">ФФ</text:p>
          </table:table-cell>
          <table:table-cell table:style-name="TableCell1922">
            <text:p text:style-name="Прижатыйвлево">После получения информации</text:p>
          </table:table-cell>
          <table:table-cell table:style-name="TableCell1923">
            <text:p text:style-name="Нормальный"/>
          </table:table-cell>
          <table:table-cell table:style-name="TableCell1924">
            <text:p text:style-name="Прижатыйвлево">Зональные центры Единой системы, региональные центры Единой системы, в зонах которых находится аэродромы вылета и посадки, запасные аэродромы, проходит маршрут полета воздушного судна</text:p>
            <text:p text:style-name="Прижатыйвлево">Орган противовоздушной обороны.</text:p>
          </table:table-cell>
          <table:table-cell table:style-name="TableCell1925">
            <text:p text:style-name="Нормальный"/>
          </table:table-cell>
        </table:table-row>
        <table:table-row table:style-name="TableRow1926">
          <table:table-cell table:style-name="TableCell1927">
            <text:p text:style-name="Прижатыйвлево">14.1.3.</text:p>
          </table:table-cell>
          <table:table-cell table:style-name="TableCell1928">
            <text:p text:style-name="Прижатыйвлево">Сообщение о вылете воздушного судна</text:p>
          </table:table-cell>
          <table:table-cell table:style-name="TableCell1929">
            <text:p text:style-name="Прижатыйвлево">DEP</text:p>
          </table:table-cell>
          <table:table-cell table:style-name="TableCell1930">
            <text:p text:style-name="Прижатыйвлево">ФФ</text:p>
          </table:table-cell>
          <table:table-cell table:style-name="TableCell1931">
            <text:p text:style-name="Прижатыйвлево">Не позднее пяти минут после получения сообщения</text:p>
          </table:table-cell>
          <table:table-cell table:style-name="TableCell1932">
            <text:p text:style-name="Прижатыйвлево">Орган обслуживания<text:s/>воздушного движения (управления полетами) аэродрома вылета воздушного судна</text:p>
          </table:table-cell>
          <table:table-cell table:style-name="TableCell1933">
            <text:p text:style-name="Прижатыйвлево">Орган противовоздушной обороны</text:p>
          </table:table-cell>
          <table:table-cell table:style-name="TableCell1934">
            <text:p text:style-name="Нормальный"/>
          </table:table-cell>
        </table:table-row>
        <table:table-row table:style-name="TableRow1935">
          <table:table-cell table:style-name="TableCell1936">
            <text:p text:style-name="Прижатыйвлево">14.1.4.</text:p>
          </table:table-cell>
          <table:table-cell table:style-name="TableCell1937">
            <text:p text:style-name="Прижатыйвлево">Сообщение о посадке воздушного судна</text:p>
          </table:table-cell>
          <table:table-cell table:style-name="TableCell1938">
            <text:p text:style-name="Прижатыйвлево">ARR</text:p>
          </table:table-cell>
          <table:table-cell table:style-name="TableCell1939">
            <text:p text:style-name="Прижатыйвлево">ФФ</text:p>
          </table:table-cell>
          <table:table-cell table:style-name="TableCell1940">
            <text:p text:style-name="Прижатыйвлево">Не позднее пяти минут после получения сообщения</text:p>
          </table:table-cell>
          <table:table-cell table:style-name="TableCell1941">
            <text:p text:style-name="Прижатыйвлево">Орган обслуживания воздушного движения (управления полетами) аэродрома<text:s/><text:soft-page-break/>посадки воздушного судна</text:p>
          </table:table-cell>
          <table:table-cell table:style-name="TableCell1942">
            <text:p text:style-name="Прижатыйвлево">Орган противовоздушной обороны</text:p>
          </table:table-cell>
          <table:table-cell table:style-name="TableCell1943">
            <text:p text:style-name="Нормальный"/>
          </table:table-cell>
        </table:table-row>
        <table:table-row table:style-name="TableRow1944">
          <table:table-cell table:style-name="TableCell1945">
            <text:p text:style-name="Прижатыйвлево"><text:bookmark-start text:name="anchor231415"/><text:bookmark-end text:name="anchor231415"/>14.1.5.</text:p>
          </table:table-cell>
          <table:table-cell table:style-name="TableCell1946">
            <text:p text:style-name="Прижатыйвлево">Сообщение, касающееся задержки вылета воздушного судна</text:p>
          </table:table-cell>
          <table:table-cell table:style-name="TableCell1947">
            <text:p text:style-name="Прижатыйвлево">DLA</text:p>
          </table:table-cell>
          <table:table-cell table:style-name="TableCell1948">
            <text:p text:style-name="Прижатыйвлево">ФФ</text:p>
          </table:table-cell>
          <table:table-cell table:style-name="TableCell1949">
            <text:p text:style-name="Прижатыйвлево">В течение 10 минут с момента получения информации</text:p>
          </table:table-cell>
          <table:table-cell table:style-name="TableCell1950">
            <text:p text:style-name="Прижатыйвлево">Органы обслуживания воздушного движения аэродрома<text:s/>вылета</text:p>
          </table:table-cell>
          <table:table-cell table:style-name="TableCell1951">
            <text:p text:style-name="Прижатыйвлево">Зональные центры Единой системы, региональные центры Единой системы по маршруту полета. Орган противовоздушной обороны</text:p>
          </table:table-cell>
          <table:table-cell table:style-name="TableCell1952">
            <text:p text:style-name="Прижатыйвлево">Согласно<text:s/><text:a xlink:href="#anchor1339" office:target-frame-name="_top" xlink:show="replace">пункту 33.9</text:a><text:s/>Табеля сообщений</text:p>
          </table:table-cell>
        </table:table-row>
        <table:table-row table:style-name="TableRow1953">
          <table:table-cell table:style-name="TableCell1954">
            <text:p text:style-name="Прижатыйвлево"><text:bookmark-start text:name="anchor231416"/><text:bookmark-end text:name="anchor231416"/>14.1.6.</text:p>
          </table:table-cell>
          <table:table-cell table:style-name="TableCell1955">
            <text:p text:style-name="Прижатыйвлево">Сообщение, касающееся изменения ранее поданного плана<text:s/>полета воздушного судна</text:p>
          </table:table-cell>
          <table:table-cell table:style-name="TableCell1956">
            <text:p text:style-name="Прижатыйвлево">CHG</text:p>
          </table:table-cell>
          <table:table-cell table:style-name="TableCell1957">
            <text:p text:style-name="Прижатыйвлево">ФФ</text:p>
          </table:table-cell>
          <table:table-cell table:style-name="TableCell1958">
            <text:p text:style-name="Прижатыйвлево">В течение 10 минут с момента получения информации</text:p>
          </table:table-cell>
          <table:table-cell table:style-name="TableCell1959">
            <text:p text:style-name="Прижатыйвлево">Органы обслуживания воздушного движения аэродрома вылета</text:p>
          </table:table-cell>
          <table:table-cell table:style-name="TableCell1960">
            <text:p text:style-name="Прижатыйвлево">Зональные центры Единой системы, региональные центры Единой системы по маршруту полета. Орган противовоздушной обороны</text:p>
          </table:table-cell>
          <table:table-cell table:style-name="TableCell1961">
            <text:p text:style-name="Прижатыйвлево">Согласно<text:s/><text:a xlink:href="#anchor1339" office:target-frame-name="_top" xlink:show="replace">пункту 33.9</text:a><text:s/>Табеля сообщений</text:p>
          </table:table-cell>
        </table:table-row>
        <table:table-row table:style-name="TableRow1962">
          <table:table-cell table:style-name="TableCell1963">
            <text:p text:style-name="Прижатыйвлево"><text:bookmark-start text:name="anchor231417"/><text:bookmark-end text:name="anchor231417"/>14.1.7.</text:p>
          </table:table-cell>
          <table:table-cell table:style-name="TableCell1964">
            <text:p text:style-name="Прижатыйвлево">Сообщение, касающееся аннулирования плана полета воздушного судна</text:p>
          </table:table-cell>
          <table:table-cell table:style-name="TableCell1965">
            <text:p text:style-name="Прижатыйвлево">CNL</text:p>
          </table:table-cell>
          <table:table-cell table:style-name="TableCell1966">
            <text:p text:style-name="Прижатыйвлево">ФФ</text:p>
          </table:table-cell>
          <table:table-cell table:style-name="TableCell1967">
            <text:p text:style-name="Прижатыйвлево">В течение 10 минут с момента получения информации</text:p>
          </table:table-cell>
          <table:table-cell table:style-name="TableCell1968">
            <text:p text:style-name="Прижатыйвлево">Органы обслуживания воздушного движения аэродрома вылета</text:p>
          </table:table-cell>
          <table:table-cell table:style-name="TableCell1969">
            <text:p text:style-name="Прижатыйвлево">Зональные центры Единой системы, региональные центры Единой системы по маршруту полета. Орган противовоздушной обороны</text:p>
          </table:table-cell>
          <table:table-cell table:style-name="TableCell1970">
            <text:p text:style-name="Прижатыйвлево">Согласно<text:s/><text:a xlink:href="#anchor1339" office:target-frame-name="_top" xlink:show="replace">пункту 33.9</text:a><text:s/>Табеля сообщений</text:p>
          </table:table-cell>
        </table:table-row>
        <table:table-row table:style-name="TableRow1971">
          <table:table-cell table:style-name="TableCell1972">
            <text:p text:style-name="Прижатыйвлево"><text:bookmark-start text:name="anchor231418"/><text:bookmark-end text:name="anchor231418"/>14.1.8.</text:p>
          </table:table-cell>
          <table:table-cell table:style-name="TableCell1973">
            <text:p text:style-name="Прижатыйвлево">Сообщение о представленном плане внутреннего полета воздушного судна по маршрутам<text:s/><text:soft-page-break/>обслуживания воздушного движения:</text:p>
          </table:table-cell>
          <table:table-cell table:style-name="TableCell1974">
            <text:p text:style-name="Прижатыйвлево">PLN</text:p>
          </table:table-cell>
          <table:table-cell table:style-name="TableCell1975">
            <text:p text:style-name="Прижатыйвлево">ФФ</text:p>
          </table:table-cell>
          <table:table-cell table:style-name="TableCell1976">
            <text:p text:style-name="Нормальный"/>
          </table:table-cell>
          <table:table-cell table:style-name="TableCell1977">
            <text:p text:style-name="Нормальный"/>
          </table:table-cell>
          <table:table-cell table:style-name="TableCell1978">
            <text:p text:style-name="Прижатыйвлево">Зональные центры Единой системы, региональные центры Единой системы, в зонах<text:s/><text:soft-page-break/>которых находится аэродромы вылета и посадки, запасные аэродромы, проходит маршрут полета воздушного судна.</text:p>
          </table:table-cell>
          <table:table-cell table:style-name="TableCell1979">
            <text:p text:style-name="Нормальный"/>
          </table:table-cell>
        </table:table-row>
        <table:table-row table:style-name="TableRow1980">
          <table:table-cell table:style-name="TableCell1981">
            <text:p text:style-name="Нормальный"/>
          </table:table-cell>
          <table:table-cell table:style-name="TableCell1982">
            <text:p text:style-name="Прижатыйвлево"><text:bookmark-start text:name="anchor14182"/><text:bookmark-end text:name="anchor14182"/>по<text:s/>расписанию регулярных воздушных перевозок;</text:p>
          </table:table-cell>
          <table:table-cell table:style-name="TableCell1983">
            <text:p text:style-name="Нормальный"/>
          </table:table-cell>
          <table:table-cell table:style-name="TableCell1984">
            <text:p text:style-name="Нормальный"/>
          </table:table-cell>
          <table:table-cell table:style-name="TableCell1985">
            <text:p text:style-name="Прижатыйвлево">Не менее чем за 20 часов до вылета в соответствии с RPL или FPL. Если RPL не подавался и FPL поступил менее чем за 20 часов до вылета, то в течение одного часа с момента получения FPL</text:p>
            <text:p text:style-name="Прижатыйвлево"><text:bookmark-start text:name="anchor141821"/><text:bookmark-end text:name="anchor141821"/>По CHG или DLA в случае подтверждения запрашиваемых пользователем воздушного пространства изменений.</text:p>
          </table:table-cell>
          <table:table-cell table:style-name="TableCell1986">
            <text:p text:style-name="Нормальный"/>
          </table:table-cell>
          <table:table-cell table:style-name="TableCell1987">
            <text:p text:style-name="Прижатыйвлево">Орган противовоздушной обороны</text:p>
          </table:table-cell>
          <table:table-cell table:style-name="TableCell1988">
            <text:p text:style-name="Нормальный"/>
          </table:table-cell>
        </table:table-row>
        <table:table-row table:style-name="TableRow1989">
          <table:table-cell table:style-name="TableCell1990">
            <text:p text:style-name="Нормальный"/>
          </table:table-cell>
          <table:table-cell table:style-name="TableCell1991">
            <text:p text:style-name="Прижатыйвлево"><text:bookmark-start text:name="anchor14183"/><text:bookmark-end text:name="anchor14183"/>с отклонением от расписания регулярных воздушных перевозок и вне расписания регулярных воздушных перевозок в двух и более зонах Единой системы Информация в представленный план<text:s/><text:soft-page-break/>полета или об изменениях в текущий план полета</text:p>
          </table:table-cell>
          <table:table-cell table:style-name="TableCell1992">
            <text:p text:style-name="Нормальный"/>
          </table:table-cell>
          <table:table-cell table:style-name="TableCell1993">
            <text:p text:style-name="Нормальный"/>
          </table:table-cell>
          <table:table-cell table:style-name="TableCell1994">
            <text:p text:style-name="Прижатыйвлево">В течение 20 минут с момента получения FPL</text:p>
            <text:p text:style-name="Прижатыйвлево"><text:bookmark-start text:name="anchor141831"/><text:bookmark-end text:name="anchor141831"/>По CHG или DLA в случае подтверждения запрашиваемых пользователем воздушного<text:s/><text:soft-page-break/>пространства изменений.</text:p>
          </table:table-cell>
          <table:table-cell table:style-name="TableCell1995">
            <text:p text:style-name="Нормальный"/>
          </table:table-cell>
          <table:table-cell table:style-name="TableCell1996">
            <text:p text:style-name="Нормальный"/>
          </table:table-cell>
          <table:table-cell table:style-name="TableCell1997">
            <text:p text:style-name="Нормальный"/>
          </table:table-cell>
        </table:table-row>
        <table:table-row table:style-name="TableRow1998">
          <table:table-cell table:style-name="TableCell1999">
            <text:p text:style-name="Прижатыйвлево"><text:bookmark-start text:name="anchor1419"/><text:bookmark-end text:name="anchor1419"/>14.1.9.</text:p>
          </table:table-cell>
          <table:table-cell table:style-name="TableCell2000">
            <text:p text:style-name="Прижатыйвлево">Сообщение, касающееся<text:s/>выполнения полета воздушного судна литера "A" или литера "K"</text:p>
          </table:table-cell>
          <table:table-cell table:style-name="TableCell2001">
            <text:p text:style-name="Прижатыйвлево">ULS</text:p>
          </table:table-cell>
          <table:table-cell table:style-name="TableCell2002">
            <text:p text:style-name="Прижатыйвлево">ФФ</text:p>
          </table:table-cell>
          <table:table-cell table:style-name="TableCell2003">
            <text:p text:style-name="Прижатыйвлево">Немедленно по получению информации</text:p>
          </table:table-cell>
          <table:table-cell table:style-name="TableCell2004">
            <text:p text:style-name="Прижатыйвлево">УОВПСП Росавиации по рейсам литера "А" и литера "К"</text:p>
          </table:table-cell>
          <table:table-cell table:style-name="TableCell2005">
            <text:p text:style-name="Прижатыйвлево">Зональные центры Единой системы, региональные центры Единой системы, в зонах которых находятся аэродромы вылета и посадки, запасные аэродромы, проходит маршрут полета воздушного судна.</text:p>
            <text:p text:style-name="Прижатыйвлево">Пользователь воздушного пространства ПДС МТУ (ТУ)ФАВТ:</text:p>
            <text:p text:style-name="Прижатыйвлево">- аэропортов вылета, посадок;</text:p>
            <text:p text:style-name="Прижатыйвлево">- запасных аэропортов для рейса литера "A".</text:p>
            <text:p text:style-name="Прижатыйвлево">Органы обслуживания воздушного движения на<text:s/>аэродромах вылета, посадки, запасных.</text:p>
            <text:p text:style-name="Прижатыйвлево">Орган противовоздушной обороны</text:p>
          </table:table-cell>
          <table:table-cell table:style-name="TableCell2006">
            <text:p text:style-name="Нормальный"/>
          </table:table-cell>
        </table:table-row>
        <table:table-row table:style-name="TableRow2007">
          <table:table-cell table:style-name="TableCell2008">
            <text:p text:style-name="Прижатыйвлево"><text:bookmark-start text:name="anchor14110"/><text:bookmark-end text:name="anchor14110"/>14.1.10</text:p>
          </table:table-cell>
          <table:table-cell table:style-name="TableCell2009">
            <text:p text:style-name="Прижатыйвлево">Сообщение о представленном плане<text:s/><text:soft-page-break/>полетов вне маршрутов обслуживания воздушного движения трех и более смежных зон Единой системы:</text:p>
            <text:p text:style-name="Прижатыйвлево"><text:bookmark-start text:name="anchor141102"/><text:bookmark-end text:name="anchor141102"/>при перелетах боевых, учебно-боевых воздушных<text:s/>судов государственной авиации и экспериментальных воздушных судов, изготовленных для государственной авиации;</text:p>
          </table:table-cell>
          <table:table-cell table:style-name="TableCell2010">
            <text:p text:style-name="Прижатыйвлево">PLN</text:p>
          </table:table-cell>
          <table:table-cell table:style-name="TableCell2011">
            <text:p text:style-name="Прижатыйвлево">ФФ</text:p>
          </table:table-cell>
          <table:table-cell table:style-name="TableCell2012">
            <text:p text:style-name="Прижатыйвлево">До 23.30 московского<text:s/><text:soft-page-break/>времени накануне дня выполнения полетов</text:p>
            <text:p text:style-name="Прижатыйвлево"><text:bookmark-start text:name="anchor141101"/><text:bookmark-end text:name="anchor141101"/>По CHG или DLA в случае подтверждения запрашиваемых пользователем воздушного пространства изменений.</text:p>
          </table:table-cell>
          <table:table-cell table:style-name="TableCell2013">
            <text:p text:style-name="Прижатыйвлево">Эксплуатант (KBC) воздушного судна<text:s/><text:soft-page-break/>или его представитель, или брифинг аэропорта вылета, или пункт управления авиацией (для аэродромов государственной или экспериментальной авиации)</text:p>
          </table:table-cell>
          <table:table-cell table:style-name="TableCell2014">
            <text:p text:style-name="Прижатыйвлево">Зональные центры Единой системы,<text:s/><text:soft-page-break/>региональные центры<text:s/>Единой системы, в зонах которых находятся аэродромы вылета и посадки, запасные аэродромы, проходит маршрут полета воздушного судна.</text:p>
            <text:p text:style-name="Прижатыйвлево">Орган противовоздушной обороны</text:p>
          </table:table-cell>
          <table:table-cell table:style-name="TableCell2015">
            <text:p text:style-name="Нормальный"/>
          </table:table-cell>
        </table:table-row>
        <table:table-row table:style-name="TableRow2016">
          <table:table-cell table:style-name="TableCell2017">
            <text:p text:style-name="Нормальный"/>
          </table:table-cell>
          <table:table-cell table:style-name="TableCell2018">
            <text:p text:style-name="Прижатыйвлево"><text:bookmark-start text:name="anchor141103"/><text:bookmark-end text:name="anchor141103"/>при выполнении полетов вне маршрутов обслуживания воздушного движения по правилам<text:s/>приборных полетов;</text:p>
            <text:p text:style-name="Прижатыйвлево">при выполнении полетов вне маршрутов обслуживания воздушного движения по правилам визуальных полетов</text:p>
          </table:table-cell>
          <table:table-cell table:style-name="TableCell2019">
            <text:p text:style-name="Нормальный"/>
          </table:table-cell>
          <table:table-cell table:style-name="TableCell2020">
            <text:p text:style-name="Нормальный"/>
          </table:table-cell>
          <table:table-cell table:style-name="TableCell2021">
            <text:p text:style-name="Прижатыйвлево">В течение двух часов с момента получения FPL</text:p>
            <text:p text:style-name="Прижатыйвлево">По CHG или DLA в случае подтверждения запрашиваемых пользователем воздушного пространства<text:s/>изменений.</text:p>
            <text:p text:style-name="Прижатыйвлево">В течение одного часа с момента получения FPL</text:p>
            <text:p text:style-name="Прижатыйвлево">По CHG или DLA в случае подтверждения запрашиваемых пользователем<text:s/><text:soft-page-break/>воздушного пространства изменений.</text:p>
          </table:table-cell>
          <table:table-cell table:style-name="TableCell2022">
            <text:p text:style-name="Прижатыйвлево">Эксплуатант (KBC) воздушного судна или его представитель или брифинг аэропорта вылета</text:p>
          </table:table-cell>
          <table:table-cell table:style-name="TableCell2023">
            <text:p text:style-name="Прижатыйвлево">Зональные центры Единой системы, региональные центры Единой системы, в зонах которых находится аэродромы вылета и посадки, запасные аэродромы, проходит маршрут полета воздушного судна.</text:p>
            <text:p text:style-name="Прижатыйвлево">Орган противовоздушной обороны</text:p>
          </table:table-cell>
          <table:table-cell table:style-name="TableCell2024">
            <text:p text:style-name="Нормальный"/>
          </table:table-cell>
        </table:table-row>
        <table:table-row table:style-name="TableRow2025">
          <table:table-cell table:style-name="TableCell2026">
            <text:p text:style-name="Прижатыйвлево"><text:bookmark-start text:name="anchor2314111"/><text:bookmark-end text:name="anchor2314111"/>14.1.11</text:p>
          </table:table-cell>
          <table:table-cell table:style-name="TableCell2027">
            <text:p text:style-name="Прижатыйвлево">Аварийное оповещение</text:p>
          </table:table-cell>
          <table:table-cell table:style-name="TableCell2028">
            <text:p text:style-name="Прижатыйвлево">ALR</text:p>
          </table:table-cell>
          <table:table-cell table:style-name="TableCell2029">
            <text:p text:style-name="Прижатыйвлево">СС</text:p>
          </table:table-cell>
          <table:table-cell table:style-name="TableCell2030">
            <text:p text:style-name="Прижатыйвлево">Немедленно<text:s/>при получении</text:p>
          </table:table-cell>
          <table:table-cell table:style-name="TableCell2031">
            <text:p text:style-name="Прижатыйвлево">Зональный центр Единой системы. Региональный центр Единой системы. Орган обслуживания воздушного движения (управления полетами), в районе которого произошло событие</text:p>
          </table:table-cell>
          <table:table-cell table:style-name="TableCell2032">
            <text:p text:style-name="Прижатыйвлево">Федеральное агентство воздушного транспорта. Федеральная служба по надзору в<text:s/>сфере транспорта. Межгосударственный авиационный комитет. Главный координационный центр поиска и спасания. Орган противовоздушной обороны.</text:p>
            <text:p text:style-name="Прижатыйвлево">Пользователь воздушного пространства или его представитель</text:p>
          </table:table-cell>
          <table:table-cell table:style-name="TableCell2033">
            <text:p text:style-name="Нормальный"/>
          </table:table-cell>
        </table:table-row>
        <table:table-row table:style-name="TableRow2034">
          <table:table-cell table:style-name="TableCell2035">
            <text:p text:style-name="Прижатыйвлево"><text:bookmark-start text:name="anchor2314112"/><text:bookmark-end text:name="anchor2314112"/>14.1.12</text:p>
          </table:table-cell>
          <table:table-cell table:style-name="TableCell2036">
            <text:p text:style-name="Прижатыйвлево">Первичное сообщение об авиационном событии</text:p>
          </table:table-cell>
          <table:table-cell table:style-name="TableCell2037">
            <text:p text:style-name="Прижатыйвлево">ALD</text:p>
          </table:table-cell>
          <table:table-cell table:style-name="TableCell2038">
            <text:p text:style-name="Прижатыйвлево">СС</text:p>
          </table:table-cell>
          <table:table-cell table:style-name="TableCell2039">
            <text:p text:style-name="Прижатыйвлево">Немедленно при получении информации</text:p>
          </table:table-cell>
          <table:table-cell table:style-name="TableCell2040">
            <text:p text:style-name="Прижатыйвлево">Зональный центр</text:p>
            <text:p text:style-name="Прижатыйвлево">Единой системы. Региональный центр Единой системы.</text:p>
            <text:p text:style-name="Прижатыйвлево">Органы обслуживания воздушного движения (управления полетами)</text:p>
          </table:table-cell>
          <table:table-cell table:style-name="TableCell2041">
            <text:p text:style-name="Прижатыйвлево">Федеральное агентство воздушного транспорта (Управление инспекции безопасности полетов и<text:s/>Управление организации использования<text:s/><text:soft-page-break/>воздушного пространства).</text:p>
            <text:p text:style-name="Прижатыйвлево">Межгосударственный авиационный комитет. Федеральная служба по надзору в сфере транспорта</text:p>
            <text:p text:style-name="Прижатыйвлево">Орган противовоздушной обороны</text:p>
          </table:table-cell>
          <table:table-cell table:style-name="TableCell2042">
            <text:p text:style-name="Прижатыйвлево">Сообщение ALD</text:p>
            <text:p text:style-name="Прижатыйвлево">применяется во всех случаях, когда имеется информация относительно авиационного события, акта незаконного вмешательства в деятельность авиации, нарушения порядка<text:s/><text:soft-page-break/>использования воздушного пространства</text:p>
          </table:table-cell>
        </table:table-row>
        <text:soft-page-break/>
        <table:table-row table:style-name="TableRow2043">
          <table:table-cell table:style-name="TableCell2044">
            <text:p text:style-name="Прижатыйвлево">14.1.13</text:p>
          </table:table-cell>
          <table:table-cell table:style-name="TableCell2045">
            <text:p text:style-name="Прижатыйвлево">Сообщение, касающееся невозможности обработки полученного представленного плана полета или изменения к нему</text:p>
          </table:table-cell>
          <table:table-cell table:style-name="TableCell2046">
            <text:p text:style-name="Прижатыйвлево">REJ</text:p>
          </table:table-cell>
          <table:table-cell table:style-name="TableCell2047">
            <text:p text:style-name="Прижатыйвлево">ФФ</text:p>
          </table:table-cell>
          <table:table-cell table:style-name="TableCell2048">
            <text:p text:style-name="Прижатыйвлево">Не позднее 20 минут с момента поступления FPL</text:p>
          </table:table-cell>
          <table:table-cell table:style-name="TableCell2049">
            <text:p text:style-name="Нормальный"/>
          </table:table-cell>
          <table:table-cell table:style-name="TableCell2050">
            <text:p text:style-name="Прижатыйвлево">Податель представленного плана полета</text:p>
          </table:table-cell>
          <table:table-cell table:style-name="TableCell2051">
            <text:p text:style-name="Нормальный"/>
          </table:table-cell>
        </table:table-row>
        <table:table-row table:style-name="TableRow2052">
          <table:table-cell table:style-name="TableCell2053">
            <text:p text:style-name="Прижатыйвлево">14.1.14</text:p>
          </table:table-cell>
          <table:table-cell table:style-name="TableCell2054">
            <text:p text:style-name="Прижатыйвлево">Сообщение, касающееся приема к обработке сообщения FPL</text:p>
          </table:table-cell>
          <table:table-cell table:style-name="TableCell2055">
            <text:p text:style-name="Прижатыйвлево">ACK</text:p>
          </table:table-cell>
          <table:table-cell table:style-name="TableCell2056">
            <text:p text:style-name="Прижатыйвлево">ФФ</text:p>
          </table:table-cell>
          <table:table-cell table:style-name="TableCell2057">
            <text:p text:style-name="Прижатыйвлево">Не позднее 20 минут с момента поступления FPL</text:p>
          </table:table-cell>
          <table:table-cell table:style-name="TableCell2058">
            <text:p text:style-name="Нормальный"/>
          </table:table-cell>
          <table:table-cell table:style-name="TableCell2059">
            <text:p text:style-name="Прижатыйвлево">Податель представленного плана полета</text:p>
          </table:table-cell>
          <table:table-cell table:style-name="TableCell2060">
            <text:p text:style-name="Нормальный"/>
          </table:table-cell>
        </table:table-row>
        <table:table-row table:style-name="TableRow2061">
          <table:table-cell table:style-name="TableCell2062">
            <text:p text:style-name="Прижатыйвлево"><text:bookmark-start text:name="anchor2314115"/><text:bookmark-end text:name="anchor2314115"/>14.1.15</text:p>
          </table:table-cell>
          <table:table-cell table:style-name="TableCell2063">
            <text:p text:style-name="Прижатыйвлево">Сообщение о прогнозируемом превышении пропускной способности диспетчерских пунктов (секторов)</text:p>
          </table:table-cell>
          <table:table-cell table:style-name="TableCell2064">
            <text:p text:style-name="Прижатыйвлево">AIM</text:p>
          </table:table-cell>
          <table:table-cell table:style-name="TableCell2065">
            <text:p text:style-name="Прижатыйвлево">ФФ</text:p>
          </table:table-cell>
          <table:table-cell table:style-name="TableCell2066">
            <text:p text:style-name="Прижатыйвлево">На этапе предтактического и тактического планирования использования воздушного пространства</text:p>
          </table:table-cell>
          <table:table-cell table:style-name="TableCell2067">
            <text:p text:style-name="Нормальный"/>
          </table:table-cell>
          <table:table-cell table:style-name="TableCell2068">
            <text:p text:style-name="Прижатыйвлево">Зональный центр Единой системы, региональный центр<text:s/>Единой системы</text:p>
          </table:table-cell>
          <table:table-cell table:style-name="TableCell2069">
            <text:p text:style-name="Нормальный"/>
          </table:table-cell>
        </table:table-row>
        <table:table-row table:style-name="TableRow2070">
          <table:table-cell table:style-name="TableCell2071">
            <text:p text:style-name="Прижатыйвлево"><text:bookmark-start text:name="anchor2314116"/><text:bookmark-end text:name="anchor2314116"/>14.1.16</text:p>
          </table:table-cell>
          <table:table-cell table:style-name="TableCell2072">
            <text:p text:style-name="Прижатыйвлево">Сообщение о вводе регулирующих мер организации потоков воздушного движения</text:p>
          </table:table-cell>
          <table:table-cell table:style-name="TableCell2073">
            <text:p text:style-name="Прижатыйвлево">ANM</text:p>
          </table:table-cell>
          <table:table-cell table:style-name="TableCell2074">
            <text:p text:style-name="Прижатыйвлево">ФФ</text:p>
          </table:table-cell>
          <table:table-cell table:style-name="TableCell2075">
            <text:p text:style-name="Прижатыйвлево">На этапе предтактического и тактического планирования использования воздушного пространства</text:p>
            <text:p text:style-name="Нормальный"/>
          </table:table-cell>
          <table:table-cell table:style-name="TableCell2076">
            <text:p text:style-name="Нормальный"/>
          </table:table-cell>
          <table:table-cell table:style-name="TableCell2077">
            <text:p text:style-name="Прижатыйвлево">Зональный центр</text:p>
            <text:p text:style-name="Прижатыйвлево">Единой системы, региональный центр<text:s/>Единой системы.</text:p>
            <text:p text:style-name="Прижатыйвлево">Орган обслуживания воздушного движения<text:s/><text:soft-page-break/>(управления полетами) аэродрома вылета воздушного судна</text:p>
            <text:p text:style-name="Нормальный"/>
          </table:table-cell>
          <table:table-cell table:style-name="TableCell2078">
            <text:p text:style-name="Нормальный"/>
          </table:table-cell>
        </table:table-row>
        <table:table-row table:style-name="TableRow2079">
          <table:table-cell table:style-name="TableCell2080">
            <text:p text:style-name="Прижатыйвлево">14.1.17</text:p>
          </table:table-cell>
          <table:table-cell table:style-name="TableCell2081">
            <text:p text:style-name="Прижатыйвлево">Сообщение об отмене регулирующих мер организации потоков воздушного движения (ANM)</text:p>
          </table:table-cell>
          <table:table-cell table:style-name="TableCell2082">
            <text:p text:style-name="Прижатыйвлево">SCN</text:p>
          </table:table-cell>
          <table:table-cell table:style-name="TableCell2083">
            <text:p text:style-name="Прижатыйвлево">ФФ</text:p>
          </table:table-cell>
          <table:table-cell>
            <text:p text:style-name="Прижатыйвлево"/>
          </table:table-cell>
          <table:table-cell>
            <text:p text:style-name="Прижатыйвлево"/>
          </table:table-cell>
          <table:table-cell>
            <text:p text:style-name="Прижатыйвлево"/>
          </table:table-cell>
          <table:table-cell>
            <text:p text:style-name="Прижатыйвлево"/>
          </table:table-cell>
        </table:table-row>
        <table:table-row table:style-name="TableRow2084">
          <table:table-cell table:style-name="TableCell2085">
            <text:p text:style-name="Прижатыйвлево"><text:bookmark-start text:name="anchor2314118"/><text:bookmark-end text:name="anchor2314118"/>14.1.18</text:p>
          </table:table-cell>
          <table:table-cell table:style-name="TableCell2086">
            <text:p text:style-name="Прижатыйвлево">Сообщение с предложением изменения<text:s/>маршрута полета воздушного судна</text:p>
          </table:table-cell>
          <table:table-cell table:style-name="TableCell2087">
            <text:p text:style-name="Прижатыйвлево">RRP</text:p>
          </table:table-cell>
          <table:table-cell table:style-name="TableCell2088">
            <text:p text:style-name="Прижатыйвлево">ФФ</text:p>
          </table:table-cell>
          <table:table-cell table:style-name="TableCell2089">
            <text:p text:style-name="Прижатыйвлево">На этапе предтактического и тактического планирования использования воздушного пространства</text:p>
          </table:table-cell>
          <table:table-cell table:style-name="TableCell2090">
            <text:p text:style-name="Нормальный"/>
          </table:table-cell>
          <table:table-cell table:style-name="TableCell2091">
            <text:p text:style-name="Прижатыйвлево">Зональный центр Единой системы, региональный центр Единой системы. Орган обслуживания воздушного движением (управления полетами) аэродрома вылета воздушного судна</text:p>
          </table:table-cell>
          <table:table-cell table:style-name="TableCell2092">
            <text:p text:style-name="Прижатыйвлево">Сообщение RRP подается для изменения маршрута полета при ожидаемом превышении пропускной способности диспетчерских пунктов (секторов), а также по причине изменения аэронавигационной и режимной обстановки</text:p>
          </table:table-cell>
        </table:table-row>
        <table:table-row table:style-name="TableRow2093">
          <table:table-cell table:style-name="TableCell2094">
            <text:p text:style-name="Прижатыйвлево"><text:bookmark-start text:name="anchor2314119"/><text:bookmark-end text:name="anchor2314119"/>14.1.19</text:p>
          </table:table-cell>
          <table:table-cell table:style-name="TableCell2095">
            <text:p text:style-name="Прижатыйвлево">Сообщение о распределении слотов</text:p>
          </table:table-cell>
          <table:table-cell table:style-name="TableCell2096">
            <text:p text:style-name="Прижатыйвлево">SAM</text:p>
          </table:table-cell>
          <table:table-cell table:style-name="TableCell2097">
            <text:p text:style-name="Прижатыйвлево">ФФ</text:p>
          </table:table-cell>
          <table:table-cell table:style-name="TableCell2098">
            <text:p text:style-name="Прижатыйвлево">На этапе предтактического и тактического планирования использования воздушного пространства</text:p>
          </table:table-cell>
          <table:table-cell table:style-name="TableCell2099">
            <text:p text:style-name="Нормальный"/>
          </table:table-cell>
          <table:table-cell table:style-name="TableCell2100">
            <text:p text:style-name="Прижатыйвлево">Зональный центр</text:p>
            <text:p text:style-name="Прижатыйвлево">Единой системы, региональный центр Единой системы.</text:p>
            <text:p text:style-name="Прижатыйвлево">Орган обслуживания воздушного движения (управления<text:s/>полетами)</text:p>
            <text:soft-page-break/>
            <text:p text:style-name="Прижатыйвлево">аэродрома вылета воздушного судна</text:p>
          </table:table-cell>
          <table:table-cell table:style-name="TableCell2101">
            <text:p text:style-name="Прижатыйвлево">Сообщения SAM и SLC подаются для регулирования потока воздушного движения по времени пролета установленных основных точек диспетчерского</text:p>
            <text:soft-page-break/>
            <text:p text:style-name="Прижатыйвлево">района (диспетчерской зоны), при ожидаемом превышении пропускной способности диспетчерских пунктов (секторов), а также по причине изменения аэронавигационной и режимной обстановки</text:p>
          </table:table-cell>
        </table:table-row>
        <table:table-row table:style-name="TableRow2102">
          <table:table-cell table:style-name="TableCell2103">
            <text:p text:style-name="Прижатыйвлево"><text:bookmark-start text:name="anchor2314120"/><text:bookmark-end text:name="anchor2314120"/><text:soft-page-break/>14.1.20</text:p>
          </table:table-cell>
          <table:table-cell table:style-name="TableCell2104">
            <text:p text:style-name="Прижатыйвлево">Сообщение об отмене распределения слотов (SAM)</text:p>
          </table:table-cell>
          <table:table-cell table:style-name="TableCell2105">
            <text:p text:style-name="Прижатыйвлево">SLC</text:p>
          </table:table-cell>
          <table:table-cell table:style-name="TableCell2106">
            <text:p text:style-name="Прижатыйвлево">ФФ</text:p>
          </table:table-cell>
          <table:table-cell>
            <text:p text:style-name="Прижатыйвлево"/>
          </table:table-cell>
          <table:table-cell>
            <text:p text:style-name="Прижатыйвлево"/>
          </table:table-cell>
          <table:table-cell>
            <text:p text:style-name="Прижатыйвлево"/>
          </table:table-cell>
          <table:table-cell>
            <text:p text:style-name="Прижатыйвлево"/>
          </table:table-cell>
        </table:table-row>
        <table:table-row table:style-name="TableRow2107">
          <table:table-cell table:style-name="TableCell2108">
            <text:p text:style-name="Прижатыйвлево"><text:bookmark-start text:name="anchor14121"/><text:bookmark-end text:name="anchor14121"/>14.1.21</text:p>
          </table:table-cell>
          <table:table-cell table:style-name="TableCell2109">
            <text:p text:style-name="Прижатыйвлево">Запрос дополнительного плана полета</text:p>
          </table:table-cell>
          <table:table-cell table:style-name="TableCell2110">
            <text:p text:style-name="Прижатыйвлево">RQS</text:p>
          </table:table-cell>
          <table:table-cell table:style-name="TableCell2111">
            <text:p text:style-name="Прижатыйвлево">ФФ</text:p>
          </table:table-cell>
          <table:table-cell table:style-name="TableCell2112">
            <text:p text:style-name="Прижатыйвлево">Немедленно при получении ALR или ALD</text:p>
          </table:table-cell>
          <table:table-cell table:style-name="TableCell2113">
            <text:p text:style-name="Прижатыйвлево">Зональный центр Единой системы. Региональный центр Единой системы.</text:p>
          </table:table-cell>
          <table:table-cell table:style-name="TableCell2114">
            <text:p text:style-name="Прижатыйвлево">Орган обслуживания воздушного движения (управления полетами) аэродрома вылета воздушного судна</text:p>
          </table:table-cell>
          <table:table-cell table:style-name="TableCell2115">
            <text:p text:style-name="Прижатыйвлево">Сообщение RQS подается Главным центром Единой системы относительно международных полетов воздушных судов, аэродром вылета которых находится вне территории Российской Федерации</text:p>
          </table:table-cell>
        </table:table-row>
        <table:table-row table:style-name="TableRow2116">
          <table:table-cell table:style-name="TableCell2117">
            <text:p text:style-name="Прижатыйвлево"><text:bookmark-start text:name="anchor2314122"/><text:bookmark-end text:name="anchor2314122"/>14.1.22</text:p>
          </table:table-cell>
          <table:table-cell table:style-name="TableCell2118">
            <text:p text:style-name="Прижатыйвлево">Дополнительный план полета</text:p>
          </table:table-cell>
          <table:table-cell table:style-name="TableCell2119">
            <text:p text:style-name="Прижатыйвлево">SPL</text:p>
          </table:table-cell>
          <table:table-cell table:style-name="TableCell2120">
            <text:p text:style-name="Прижатыйвлево">ФФ</text:p>
          </table:table-cell>
          <table:table-cell table:style-name="TableCell2121">
            <text:p text:style-name="Прижатыйвлево">Немедленно при получении информации</text:p>
          </table:table-cell>
          <table:table-cell table:style-name="TableCell2122">
            <text:p text:style-name="Нормальный"/>
          </table:table-cell>
          <table:table-cell table:style-name="TableCell2123">
            <text:p text:style-name="Прижатыйвлево">Зональный центр Единой системы, региональный центр Единой системы.<text:s/><text:soft-page-break/>Орган обслуживания<text:s/>воздушного движения (управления полетами). Главный координационный центр поиска и спасания</text:p>
          </table:table-cell>
          <table:table-cell table:style-name="TableCell2124">
            <text:p text:style-name="Прижатыйвлево">Сообщением SPL</text:p>
            <text:p text:style-name="Прижатыйвлево">направляется дополнительный план полета в<text:s/><text:soft-page-break/>интересах авиационного поиска и спасания</text:p>
          </table:table-cell>
        </table:table-row>
        <table:table-row table:style-name="TableRow2125">
          <table:table-cell table:style-name="TableCell2126">
            <text:p text:style-name="Прижатыйвлево"><text:bookmark-start text:name="anchor2314123"/><text:bookmark-end text:name="anchor2314123"/><text:soft-page-break/>14.1.23</text:p>
          </table:table-cell>
          <table:table-cell table:style-name="TableCell2127">
            <text:p text:style-name="Прижатыйвлево">Сообщение об установлении временного режима или местного<text:s/>режима или кратковременных ограничений</text:p>
          </table:table-cell>
          <table:table-cell table:style-name="TableCell2128">
            <text:p text:style-name="Прижатыйвлево">RVM</text:p>
          </table:table-cell>
          <table:table-cell table:style-name="TableCell2129">
            <text:p text:style-name="Прижатыйвлево">ФФ</text:p>
          </table:table-cell>
          <table:table-cell table:style-name="TableCell2130">
            <text:p text:style-name="Прижатыйвлево">На этапе предтактического и тактического планирования использования воздушного пространства</text:p>
          </table:table-cell>
          <table:table-cell table:style-name="TableCell2131">
            <text:p text:style-name="Нормальный"/>
          </table:table-cell>
          <table:table-cell table:style-name="TableCell2132">
            <text:p text:style-name="Прижатыйвлево">Зональный центр Единой системы, региональный центр Единой системы. Органы обслуживания воздушного движения<text:s/>(управления полетами)</text:p>
          </table:table-cell>
          <table:table-cell table:style-name="TableCell2133">
            <text:p text:style-name="Нормальный"/>
          </table:table-cell>
        </table:table-row>
        <table:table-row table:style-name="TableRow2134">
          <table:table-cell table:style-name="TableCell2135">
            <text:p text:style-name="Прижатыйвлево"><text:bookmark-start text:name="anchor2314124"/><text:bookmark-end text:name="anchor2314124"/>14.1.24</text:p>
          </table:table-cell>
          <table:table-cell table:style-name="TableCell2136">
            <text:p text:style-name="Прижатыйвлево">Сообщение о снятии временного режима или местного режима или кратковременных ограничений</text:p>
          </table:table-cell>
          <table:table-cell table:style-name="TableCell2137">
            <text:p text:style-name="Прижатыйвлево">RVI</text:p>
          </table:table-cell>
          <table:table-cell table:style-name="TableCell2138">
            <text:p text:style-name="Прижатыйвлево">ФФ</text:p>
          </table:table-cell>
          <table:table-cell>
            <text:p text:style-name="Прижатыйвлево"/>
          </table:table-cell>
          <table:table-cell>
            <text:p text:style-name="Прижатыйвлево"/>
          </table:table-cell>
          <table:table-cell>
            <text:p text:style-name="Прижатыйвлево"/>
          </table:table-cell>
          <table:table-cell>
            <text:p text:style-name="Прижатыйвлево"/>
          </table:table-cell>
        </table:table-row>
        <table:table-row table:style-name="TableRow2139">
          <table:table-cell table:style-name="TableCell2140">
            <text:p text:style-name="Прижатыйвлево"><text:bookmark-start text:name="anchor2015"/><text:bookmark-end text:name="anchor2015"/>15</text:p>
          </table:table-cell>
          <table:table-cell table:style-name="TableCell2141" table:number-columns-spanned="7">
            <text:p text:style-name="Прижатыйвлево">Сообщения зонального центра Единой системы, регионального центра Единой системы</text:p>
          </table:table-cell>
          <table:covered-table-cell/>
          <table:covered-table-cell/>
          <table:covered-table-cell/>
          <table:covered-table-cell/>
          <table:covered-table-cell/>
          <table:covered-table-cell/>
        </table:table-row>
        <table:table-row table:style-name="TableRow2142">
          <table:table-cell table:style-name="TableCell2143">
            <text:p text:style-name="Прижатыйвлево">15.1.</text:p>
          </table:table-cell>
          <table:table-cell table:style-name="TableCell2144">
            <text:p text:style-name="Прижатыйвлево">Сообщение о представленном плане<text:s/>международного полета воздушного судна по маршрутам обслуживания воздушного движения по расписанию регулярных воздушных перевозок, с<text:s/><text:soft-page-break/>отклонением от расписания регулярных воздушных перевозок или вне расписания регулярных воздушных перевозок</text:p>
          </table:table-cell>
          <table:table-cell table:style-name="TableCell2145">
            <text:p text:style-name="Прижатыйвлево">PLN</text:p>
          </table:table-cell>
          <table:table-cell table:style-name="TableCell2146">
            <text:p text:style-name="Прижатыйвлево">ФФ</text:p>
          </table:table-cell>
          <table:table-cell table:style-name="TableCell2147">
            <text:p text:style-name="Прижатыйвлево">Не позднее 10 минут с момента поступления</text:p>
          </table:table-cell>
          <table:table-cell table:style-name="TableCell2148">
            <text:p text:style-name="Прижатыйвлево">Главный центр Единой системы</text:p>
          </table:table-cell>
          <table:table-cell table:style-name="TableCell2149">
            <text:p text:style-name="Прижатыйвлево">Органы обслуживания воздушного движения по маршруту полета, на аэродромы посадки и запасные аэродромы своей зоны Единой системы. Орган<text:s/><text:soft-page-break/>противовоздушной обороны</text:p>
          </table:table-cell>
          <table:table-cell table:style-name="TableCell2150">
            <text:p text:style-name="Нормальный"/>
          </table:table-cell>
        </table:table-row>
        <table:table-row table:style-name="TableRow2151">
          <table:table-cell table:style-name="TableCell2152">
            <text:p text:style-name="Прижатыйвлево"><text:bookmark-start text:name="anchor2152"/><text:bookmark-end text:name="anchor2152"/>15.2.</text:p>
          </table:table-cell>
          <table:table-cell table:style-name="TableCell2153">
            <text:p text:style-name="Прижатыйвлево">Сообщение о представленном<text:s/>плане внутреннего полета воздушного судна по расписанию регулярных воздушных перевозок по маршрутам обслуживания воздушного движения:</text:p>
            <text:p text:style-name="Прижатыйвлево">- в двух и более зонах Единой системы</text:p>
          </table:table-cell>
          <table:table-cell table:style-name="TableCell2154">
            <text:p text:style-name="Прижатыйвлево">PLN</text:p>
          </table:table-cell>
          <table:table-cell table:style-name="TableCell2155">
            <text:p text:style-name="Прижатыйвлево">ФФ</text:p>
          </table:table-cell>
          <table:table-cell table:style-name="TableCell2156">
            <text:p text:style-name="Прижатыйвлево">Не позднее 10 минут с момента поступления</text:p>
            <text:p text:style-name="Прижатыйвлево">По CHG или DLA в случае подтверждения запрашиваемых пользователем воздушного пространства изменений.</text:p>
          </table:table-cell>
          <table:table-cell table:style-name="TableCell2157">
            <text:p text:style-name="Прижатыйвлево">Главный центр Единой системы</text:p>
          </table:table-cell>
          <table:table-cell table:style-name="TableCell2158">
            <text:p text:style-name="Прижатыйвлево">Органы обслуживания воздушного движения по маршруту полета, на аэродромы вылета, посадки и запасные аэродромы своей зоны Единой системы. Орган противовоздушной<text:s/>обороны.</text:p>
          </table:table-cell>
          <table:table-cell table:style-name="TableCell2159">
            <text:p text:style-name="Нормальный"/>
          </table:table-cell>
        </table:table-row>
        <table:table-row table:style-name="TableRow2160">
          <table:table-cell table:style-name="TableCell2161">
            <text:p text:style-name="Нормальный"/>
          </table:table-cell>
          <table:table-cell table:style-name="TableCell2162">
            <text:p text:style-name="Прижатыйвлево"><text:bookmark-start text:name="anchor21523"/><text:bookmark-end text:name="anchor21523"/>- в одной зоне Единой системы</text:p>
          </table:table-cell>
          <table:table-cell table:style-name="TableCell2163">
            <text:p text:style-name="Нормальный"/>
          </table:table-cell>
          <table:table-cell table:style-name="TableCell2164">
            <text:p text:style-name="Нормальный"/>
          </table:table-cell>
          <table:table-cell table:style-name="TableCell2165">
            <text:p text:style-name="Прижатыйвлево">Не менее чем за 20 часов до вылета в соответствии с RPL или FPL.</text:p>
            <text:p text:style-name="Прижатыйвлево">Если RPL не подавался и FPL поступил менее чем за 20 часов до вылета, то в течение одного часа с момента получения FPL</text:p>
            <text:p text:style-name="Прижатыйвлево">По CHG или DLA в случае<text:s/>подтверждения запрашиваемых<text:s/><text:soft-page-break/>пользователем воздушного пространства изменений.</text:p>
          </table:table-cell>
          <table:table-cell table:style-name="TableCell2166">
            <text:p text:style-name="Нормальный"/>
          </table:table-cell>
          <table:table-cell table:style-name="TableCell2167">
            <text:p text:style-name="Прижатыйвлево">Главный центр Единой системы</text:p>
          </table:table-cell>
          <table:table-cell table:style-name="TableCell2168">
            <text:p text:style-name="Нормальный"/>
          </table:table-cell>
        </table:table-row>
        <table:table-row table:style-name="TableRow2169">
          <table:table-cell table:style-name="TableCell2170">
            <text:p text:style-name="Прижатыйвлево">15.3.</text:p>
          </table:table-cell>
          <table:table-cell table:style-name="TableCell2171">
            <text:p text:style-name="Прижатыйвлево">Сообщение, касающееся вылета воздушного судна</text:p>
          </table:table-cell>
          <table:table-cell table:style-name="TableCell2172">
            <text:p text:style-name="Прижатыйвлево">DEP</text:p>
          </table:table-cell>
          <table:table-cell table:style-name="TableCell2173">
            <text:p text:style-name="Прижатыйвлево">ФФ</text:p>
          </table:table-cell>
          <table:table-cell table:style-name="TableCell2174">
            <text:p text:style-name="Прижатыйвлево">Не позднее пяти минут после получения сообщения</text:p>
          </table:table-cell>
          <table:table-cell table:style-name="TableCell2175">
            <text:p text:style-name="Прижатыйвлево">Органы обслуживания воздушного движения<text:s/>аэродрома вылета</text:p>
          </table:table-cell>
          <table:table-cell table:style-name="TableCell2176">
            <text:p text:style-name="Прижатыйвлево">Органы обслуживания воздушного движения по маршруту полета, на аэродромы посадки и запасные аэродромы своей зоны Единой системы. Орган противовоздушной обороны</text:p>
          </table:table-cell>
          <table:table-cell table:style-name="TableCell2177">
            <text:p text:style-name="Нормальный"/>
          </table:table-cell>
        </table:table-row>
        <table:table-row table:style-name="TableRow2178">
          <table:table-cell table:style-name="TableCell2179">
            <text:p text:style-name="Прижатыйвлево">15.4.</text:p>
          </table:table-cell>
          <table:table-cell table:style-name="TableCell2180">
            <text:p text:style-name="Прижатыйвлево">Сообщение, касающееся прибытия воздушного судна</text:p>
          </table:table-cell>
          <table:table-cell table:style-name="TableCell2181">
            <text:p text:style-name="Прижатыйвлево">ARR</text:p>
          </table:table-cell>
          <table:table-cell table:style-name="TableCell2182">
            <text:p text:style-name="Прижатыйвлево">ФФ</text:p>
          </table:table-cell>
          <table:table-cell table:style-name="TableCell2183">
            <text:p text:style-name="Прижатыйвлево">Не позднее пяти<text:s/>минут после получения сообщения</text:p>
          </table:table-cell>
          <table:table-cell table:style-name="TableCell2184">
            <text:p text:style-name="Прижатыйвлево">Органы обслуживания воздушного движения аэродрома посадки своей зоны Единой системы</text:p>
          </table:table-cell>
          <table:table-cell table:style-name="TableCell2185">
            <text:p text:style-name="Прижатыйвлево">Органы обслуживания воздушного движения по маршруту полета, на аэродромы вылета и запасные аэродромы своей зоны Единой системы.</text:p>
            <text:p text:style-name="Прижатыйвлево">Орган<text:s/>противовоздушной обороны</text:p>
          </table:table-cell>
          <table:table-cell table:style-name="TableCell2186">
            <text:p text:style-name="Нормальный"/>
          </table:table-cell>
        </table:table-row>
        <table:table-row table:style-name="TableRow2187">
          <table:table-cell table:style-name="TableCell2188">
            <text:p text:style-name="Прижатыйвлево"><text:bookmark-start text:name="anchor23155"/><text:bookmark-end text:name="anchor23155"/>15.5.</text:p>
          </table:table-cell>
          <table:table-cell table:style-name="TableCell2189">
            <text:p text:style-name="Прижатыйвлево">Сообщение, касающееся задержки вылета воздушного судна</text:p>
          </table:table-cell>
          <table:table-cell table:style-name="TableCell2190">
            <text:p text:style-name="Прижатыйвлево">DLA</text:p>
          </table:table-cell>
          <table:table-cell table:style-name="TableCell2191">
            <text:p text:style-name="Прижатыйвлево">ФФ</text:p>
          </table:table-cell>
          <table:table-cell table:style-name="TableCell2192">
            <text:p text:style-name="Прижатыйвлево">В течение 10 минут с момента получения информации</text:p>
          </table:table-cell>
          <table:table-cell table:style-name="TableCell2193">
            <text:p text:style-name="Прижатыйвлево">Главный центр Единой системы. Органы обслуживания воздушного движения аэродрома вылета</text:p>
          </table:table-cell>
          <table:table-cell table:style-name="TableCell2194">
            <text:p text:style-name="Прижатыйвлево">Органы обслуживания<text:s/>воздушного движения по маршруту полета, на аэродромы посадки и запасные аэродромы<text:s/><text:soft-page-break/>своей зоны Единой системы. Орган противовоздушной обороны</text:p>
          </table:table-cell>
          <table:table-cell table:style-name="TableCell2195">
            <text:p text:style-name="Прижатыйвлево">Согласно<text:s/><text:a xlink:href="#anchor1339" office:target-frame-name="_top" xlink:show="replace">пункту 33.9</text:a><text:s/>Табеля сообщений</text:p>
          </table:table-cell>
        </table:table-row>
        <table:table-row table:style-name="TableRow2196">
          <table:table-cell table:style-name="TableCell2197">
            <text:p text:style-name="Прижатыйвлево"><text:bookmark-start text:name="anchor23156"/><text:bookmark-end text:name="anchor23156"/>15.6.</text:p>
          </table:table-cell>
          <table:table-cell table:style-name="TableCell2198">
            <text:p text:style-name="Прижатыйвлево">Сообщение, касающееся изменения ранее<text:s/>поданного плана полета воздушного судна</text:p>
          </table:table-cell>
          <table:table-cell table:style-name="TableCell2199">
            <text:p text:style-name="Прижатыйвлево">СНС</text:p>
          </table:table-cell>
          <table:table-cell table:style-name="TableCell2200">
            <text:p text:style-name="Прижатыйвлево">ФФ</text:p>
          </table:table-cell>
          <table:table-cell table:style-name="TableCell2201">
            <text:p text:style-name="Прижатыйвлево">В течение 10 минут с момента получения информации</text:p>
          </table:table-cell>
          <table:table-cell table:style-name="TableCell2202">
            <text:p text:style-name="Прижатыйвлево">Главный центр Единой системы</text:p>
            <text:p text:style-name="Нормальный"/>
            <text:p text:style-name="Прижатыйвлево">Органы обслуживания воздушного движения аэродрома вылета</text:p>
          </table:table-cell>
          <table:table-cell table:style-name="TableCell2203">
            <text:p text:style-name="Прижатыйвлево">Органы обслуживания воздушного движения по маршруту полета, на аэродромы<text:s/>посадки и запасные аэродромы своей зоны Единой системы. Орган противовоздушной обороны</text:p>
          </table:table-cell>
          <table:table-cell table:style-name="TableCell2204">
            <text:p text:style-name="Прижатыйвлево">Согласно<text:s/><text:a xlink:href="#anchor1339" office:target-frame-name="_top" xlink:show="replace">пункту 33.9</text:a><text:s/>Табеля сообщений</text:p>
          </table:table-cell>
        </table:table-row>
        <table:table-row table:style-name="TableRow2205">
          <table:table-cell table:style-name="TableCell2206">
            <text:p text:style-name="Прижатыйвлево"><text:bookmark-start text:name="anchor23157"/><text:bookmark-end text:name="anchor23157"/>15.7.</text:p>
          </table:table-cell>
          <table:table-cell table:style-name="TableCell2207">
            <text:p text:style-name="Прижатыйвлево">Сообщение, касающееся аннулирования плана полета воздушного судна</text:p>
          </table:table-cell>
          <table:table-cell table:style-name="TableCell2208">
            <text:p text:style-name="Прижатыйвлево">CNL</text:p>
          </table:table-cell>
          <table:table-cell table:style-name="TableCell2209">
            <text:p text:style-name="Прижатыйвлево">ФФ</text:p>
          </table:table-cell>
          <table:table-cell table:style-name="TableCell2210">
            <text:p text:style-name="Прижатыйвлево">В течение 10 минут с<text:s/>момента получения информации</text:p>
          </table:table-cell>
          <table:table-cell table:style-name="TableCell2211">
            <text:p text:style-name="Прижатыйвлево">Главный центр Единой системы. Органы обслуживания воздушного движения аэродрома вылета</text:p>
          </table:table-cell>
          <table:table-cell table:style-name="TableCell2212">
            <text:p text:style-name="Прижатыйвлево">Органы обслуживания воздушного движения по маршруту полета, на аэродромы посадки и запасные аэродромы своей зоны Единой системы. Орган<text:s/>противовоздушной обороны</text:p>
          </table:table-cell>
          <table:table-cell table:style-name="TableCell2213">
            <text:p text:style-name="Прижатыйвлево">Согласно<text:s/><text:a xlink:href="#anchor1339" office:target-frame-name="_top" xlink:show="replace">пункту 33.9</text:a><text:s/>Табеля сообщений</text:p>
          </table:table-cell>
        </table:table-row>
        <table:table-row table:style-name="TableRow2214">
          <table:table-cell table:style-name="TableCell2215">
            <text:p text:style-name="Прижатыйвлево">15.8.</text:p>
          </table:table-cell>
          <table:table-cell table:style-name="TableCell2216">
            <text:p text:style-name="Прижатыйвлево">Сообщение, касающиеся полета воздушного судна литера "A" и "K"</text:p>
          </table:table-cell>
          <table:table-cell table:style-name="TableCell2217">
            <text:p text:style-name="Прижатыйвлево">ULS</text:p>
          </table:table-cell>
          <table:table-cell table:style-name="TableCell2218">
            <text:p text:style-name="Прижатыйвлево">ГГ</text:p>
          </table:table-cell>
          <table:table-cell table:style-name="TableCell2219">
            <text:p text:style-name="Прижатыйвлево">Немедленно по получению информации</text:p>
          </table:table-cell>
          <table:table-cell table:style-name="TableCell2220">
            <text:p text:style-name="Прижатыйвлево">Главный центр Единой системы</text:p>
          </table:table-cell>
          <table:table-cell table:style-name="TableCell2221">
            <text:p text:style-name="Прижатыйвлево">Органы обслуживания воздушного движения своей зоны Единой системы на аэродроме вылета, по маршруту полета и на аэродроме<text:s/><text:soft-page-break/>посадки. Орган противовоздушной обороны</text:p>
          </table:table-cell>
          <table:table-cell table:style-name="TableCell2222">
            <text:p text:style-name="Нормальный"/>
          </table:table-cell>
        </table:table-row>
        <table:table-row table:style-name="TableRow2223">
          <table:table-cell table:style-name="TableCell2224">
            <text:p text:style-name="Прижатыйвлево"><text:bookmark-start text:name="anchor2159"/><text:bookmark-end text:name="anchor2159"/>15.9.</text:p>
          </table:table-cell>
          <table:table-cell table:style-name="TableCell2225">
            <text:p text:style-name="Прижатыйвлево">Сообщение о представленном плане внутреннего полета воздушного судна по маршрутам обслуживания воздушного движения в одной зоне Единой системы с отклонением от расписания регулярных воздушных перевозок и вне расписания регулярных воздушных перевозок, а также уведомление о выполнении полета в воздушном пространстве класса G</text:p>
            <text:p text:style-name="Прижатыйвлево">Информация об изменениях в текущий план полета</text:p>
          </table:table-cell>
          <table:table-cell table:style-name="TableCell2226">
            <text:p text:style-name="Прижатыйвлево">PLN</text:p>
          </table:table-cell>
          <table:table-cell table:style-name="TableCell2227">
            <text:p text:style-name="Прижатыйвлево">ФФ</text:p>
          </table:table-cell>
          <table:table-cell table:style-name="TableCell2228">
            <text:p text:style-name="Прижатыйвлево">Не позднее 30 минут после получения FPL</text:p>
            <text:p text:style-name="Прижатыйвлево">По CHG или DLA в случае подтверждения запрашиваемых пользователем воздушного пространства изменений.</text:p>
          </table:table-cell>
          <table:table-cell table:style-name="TableCell2229">
            <text:p text:style-name="Нормальный"/>
          </table:table-cell>
          <table:table-cell table:style-name="TableCell2230">
            <text:p text:style-name="Прижатыйвлево">Главный центр Единой системы.</text:p>
            <text:p text:style-name="Прижатыйвлево">Органы обслуживания воздушного движения своей зоны Единой системы на<text:s/>аэродроме вылета, по маршруту полета и на аэродроме посадки. Орган противовоздушной обороны</text:p>
          </table:table-cell>
          <table:table-cell table:style-name="TableCell2231">
            <text:p text:style-name="Нормальный"/>
          </table:table-cell>
        </table:table-row>
        <table:table-row table:style-name="TableRow2232">
          <table:table-cell table:style-name="TableCell2233">
            <text:p text:style-name="Прижатыйвлево">15.10.</text:p>
          </table:table-cell>
          <table:table-cell table:style-name="TableCell2234">
            <text:p text:style-name="Прижатыйвлево">Сообщение о плане запуска шара-зонда, о плане полета беспилотного летательного аппарата и пилотируемого аэростата, проведения стрельб, пусков ракет и взрывных работ</text:p>
          </table:table-cell>
          <table:table-cell table:style-name="TableCell2235">
            <text:p text:style-name="Прижатыйвлево">SHR</text:p>
            <text:p text:style-name="Прижатыйвлево">SPW</text:p>
          </table:table-cell>
          <table:table-cell table:style-name="TableCell2236">
            <text:p text:style-name="Прижатыйвлево">ФФ</text:p>
          </table:table-cell>
          <table:table-cell table:style-name="TableCell2237">
            <text:p text:style-name="Прижатыйвлево">Не позднее 10 минут после получения SHR, SPW</text:p>
          </table:table-cell>
          <table:table-cell table:style-name="TableCell2238">
            <text:p text:style-name="Прижатыйвлево">Пользователь воздушного пространства</text:p>
          </table:table-cell>
          <table:table-cell table:style-name="TableCell2239">
            <text:p text:style-name="Прижатыйвлево">Районный центр Единой системы</text:p>
          </table:table-cell>
          <table:table-cell table:style-name="TableCell2240">
            <text:p text:style-name="Нормальный"/>
          </table:table-cell>
        </table:table-row>
        <text:soft-page-break/>
        <table:table-row table:style-name="TableRow2241">
          <table:table-cell table:style-name="TableCell2242">
            <text:p text:style-name="Прижатыйвлево">15.11.</text:p>
          </table:table-cell>
          <table:table-cell table:style-name="TableCell2243">
            <text:p text:style-name="Прижатыйвлево">Сообщение о представленном плане полета воздушного судна вне маршрутов обслуживания воздушного движения в одном<text:s/>или двух районах Единой системы</text:p>
          </table:table-cell>
          <table:table-cell table:style-name="TableCell2244">
            <text:p text:style-name="Прижатыйвлево">FPL</text:p>
          </table:table-cell>
          <table:table-cell table:style-name="TableCell2245">
            <text:p text:style-name="Прижатыйвлево">ФФ</text:p>
          </table:table-cell>
          <table:table-cell table:style-name="TableCell2246">
            <text:p text:style-name="Прижатыйвлево">Не позднее 10 минут после получения FPL</text:p>
          </table:table-cell>
          <table:table-cell table:style-name="TableCell2247">
            <text:p text:style-name="Прижатыйвлево">Эксплуатант (KBC) воздушного судна или его представитель, или брифинг аэропорта вылета</text:p>
          </table:table-cell>
          <table:table-cell table:style-name="TableCell2248">
            <text:p text:style-name="Прижатыйвлево">Районный центр Единой системы</text:p>
          </table:table-cell>
          <table:table-cell table:style-name="TableCell2249">
            <text:p text:style-name="Нормальный"/>
          </table:table-cell>
        </table:table-row>
        <table:table-row table:style-name="TableRow2250">
          <table:table-cell table:style-name="TableCell2251">
            <text:p text:style-name="Прижатыйвлево"><text:bookmark-start text:name="anchor21512"/><text:bookmark-end text:name="anchor21512"/>15.12.</text:p>
          </table:table-cell>
          <table:table-cell table:style-name="TableCell2252">
            <text:p text:style-name="Прижатыйвлево">Сообщение о разрешении на использование воздушного<text:s/>пространства при полетах воздушных судов в трех и более смежных зонах Единой системы вне маршрутов обслуживания воздушного движения</text:p>
          </table:table-cell>
          <table:table-cell table:style-name="TableCell2253">
            <text:p text:style-name="Прижатыйвлево">PLN</text:p>
          </table:table-cell>
          <table:table-cell table:style-name="TableCell2254">
            <text:p text:style-name="Прижатыйвлево">ФФ</text:p>
          </table:table-cell>
          <table:table-cell table:style-name="TableCell2255">
            <text:p text:style-name="Прижатыйвлево">Немедленно по получению информации</text:p>
            <text:p text:style-name="Прижатыйвлево">По CHG или DLA в случае подтверждения запрашиваемых пользователем воздушного<text:s/>пространства изменений.</text:p>
          </table:table-cell>
          <table:table-cell table:style-name="TableCell2256">
            <text:p text:style-name="Прижатыйвлево">Главный центр Единой системы</text:p>
          </table:table-cell>
          <table:table-cell table:style-name="TableCell2257">
            <text:p text:style-name="Прижатыйвлево">Органы обслуживания воздушного движения своей зоны Единой системы на аэродроме вылета, по маршруту полета и на аэродроме посадки. Орган противовоздушной обороны</text:p>
          </table:table-cell>
          <table:table-cell table:style-name="TableCell2258">
            <text:p text:style-name="Нормальный"/>
          </table:table-cell>
        </table:table-row>
        <table:table-row table:style-name="TableRow2259">
          <table:table-cell table:style-name="TableCell2260">
            <text:p text:style-name="Прижатыйвлево"><text:bookmark-start text:name="anchor21513"/><text:bookmark-end text:name="anchor21513"/>15.13.</text:p>
          </table:table-cell>
          <table:table-cell table:style-name="TableCell2261">
            <text:p text:style-name="Прижатыйвлево">Сообщение о разрешении на использование воздушного пространства при полетах воздушных судов в одной зоне Единой системы или двух смежных зон Единой системы, а также в трех и более районах Единой системы одной зоны Единой системы вне маршрутов<text:s/><text:soft-page-break/>обслуживания воздушного движения:</text:p>
          </table:table-cell>
          <table:table-cell table:style-name="TableCell2262">
            <text:p text:style-name="Прижатыйвлево">PLN</text:p>
          </table:table-cell>
          <table:table-cell table:style-name="TableCell2263">
            <text:p text:style-name="Прижатыйвлево">ФФ</text:p>
          </table:table-cell>
          <table:table-cell table:style-name="TableCell2264">
            <text:p text:style-name="Прижатыйвлево">До 23<text:s/>часов местного времени</text:p>
            <text:p text:style-name="Прижатыйвлево">По CHG или DLA в случае подтверждения запрашиваемых пользователем воздушного пространства изменений.</text:p>
          </table:table-cell>
          <table:table-cell table:style-name="TableCell2265">
            <text:p text:style-name="Нормальный"/>
          </table:table-cell>
          <table:table-cell table:style-name="TableCell2266">
            <text:p text:style-name="Прижатыйвлево">Органы обслуживания воздушного движения своей зоны Единой системы на аэродроме вылета, по маршруту полета и на аэродроме посадки.<text:s/>Смежный зональный центр Единой системы. Орган противовоздушной обороны</text:p>
          </table:table-cell>
          <table:table-cell table:style-name="TableCell2267">
            <text:p text:style-name="Нормальный"/>
          </table:table-cell>
        </table:table-row>
        <table:table-row table:style-name="TableRow2268">
          <table:table-cell table:style-name="TableCell2269">
            <text:p text:style-name="Нормальный"><text:bookmark-start text:name="anchor215132"/><text:bookmark-end text:name="anchor215132"/></text:p>
          </table:table-cell>
          <table:table-cell table:style-name="TableCell2270">
            <text:p text:style-name="Прижатыйвлево">при перелетах боевых, учебно-боевых воздушных судов государственной авиации и экспериментальных воздушных судов, изготовленных для государственной авиации, а также при полетах<text:s/>воздушных судов на выполнение авиационных работ в приграничной полосе;</text:p>
            <text:p text:style-name="Нормальный"/>
            <text:p text:style-name="Прижатыйвлево"><text:bookmark-start text:name="anchor215133"/><text:bookmark-end text:name="anchor215133"/>при выполнении полетов вне маршрутов обслуживания воздушного движения по правилам приборных полетов;</text:p>
          </table:table-cell>
          <table:table-cell table:style-name="TableCell2271">
            <text:p text:style-name="Нормальный"/>
          </table:table-cell>
          <table:table-cell table:style-name="TableCell2272">
            <text:p text:style-name="Нормальный"/>
          </table:table-cell>
          <table:table-cell table:style-name="TableCell2273">
            <text:p text:style-name="Прижатыйвлево">Не позднее одного часа после получения FPL</text:p>
            <text:p text:style-name="Прижатыйвлево">По CHG или DLA в случае подтверждения<text:s/>запрашиваемых пользователем воздушного пространства изменений.</text:p>
            <text:p text:style-name="Нормальный"/>
            <text:p text:style-name="Нормальный"/>
            <text:p text:style-name="Нормальный"/>
            <text:p text:style-name="Нормальный"/>
          </table:table-cell>
          <table:table-cell table:style-name="TableCell2274">
            <text:p text:style-name="Нормальный"/>
          </table:table-cell>
          <table:table-cell table:style-name="TableCell2275">
            <text:p text:style-name="Нормальный"/>
          </table:table-cell>
          <table:table-cell table:style-name="TableCell2276">
            <text:p text:style-name="Нормальный"/>
          </table:table-cell>
        </table:table-row>
        <table:table-row table:style-name="TableRow2277">
          <table:table-cell table:style-name="TableCell2278">
            <text:p text:style-name="Нормальный"/>
          </table:table-cell>
          <table:table-cell table:style-name="TableCell2279">
            <text:p text:style-name="Прижатыйвлево">при выполнении полетов вне маршрутов обслуживания воздушного движения по правилам визуальных полетов.</text:p>
          </table:table-cell>
          <table:table-cell table:style-name="TableCell2280">
            <text:p text:style-name="Нормальный"/>
          </table:table-cell>
          <table:table-cell table:style-name="TableCell2281">
            <text:p text:style-name="Нормальный"/>
          </table:table-cell>
          <table:table-cell table:style-name="TableCell2282">
            <text:p text:style-name="Прижатыйвлево">Не позднее 30 минут после получения FPL</text:p>
            <text:p text:style-name="Прижатыйвлево">По CHG или DLA в случае подтверждения<text:s/>запрашиваемых пользователем воздушного пространства изменений.</text:p>
          </table:table-cell>
          <table:table-cell table:style-name="TableCell2283">
            <text:p text:style-name="Нормальный"/>
          </table:table-cell>
          <table:table-cell table:style-name="TableCell2284">
            <text:p text:style-name="Нормальный"/>
          </table:table-cell>
          <table:table-cell table:style-name="TableCell2285">
            <text:p text:style-name="Нормальный"/>
          </table:table-cell>
        </table:table-row>
        <table:table-row table:style-name="TableRow2286">
          <table:table-cell table:style-name="TableCell2287">
            <text:p text:style-name="Прижатыйвлево"><text:bookmark-start text:name="anchor231514"/><text:bookmark-end text:name="anchor231514"/><text:soft-page-break/>15.14.</text:p>
          </table:table-cell>
          <table:table-cell table:style-name="TableCell2288">
            <text:p text:style-name="Прижатыйвлево">Аварийное оповещение</text:p>
          </table:table-cell>
          <table:table-cell table:style-name="TableCell2289">
            <text:p text:style-name="Прижатыйвлево">ALR</text:p>
          </table:table-cell>
          <table:table-cell table:style-name="TableCell2290">
            <text:p text:style-name="Прижатыйвлево">СС</text:p>
          </table:table-cell>
          <table:table-cell table:style-name="TableCell2291">
            <text:p text:style-name="Прижатыйвлево">Немедленно при получении информации</text:p>
          </table:table-cell>
          <table:table-cell table:style-name="TableCell2292">
            <text:p text:style-name="Прижатыйвлево">Органы обслуживания воздушного движения своей зоны Единой системы на аэродроме вылета, по маршруту полета и на<text:s/>аэродроме посадки</text:p>
          </table:table-cell>
          <table:table-cell table:style-name="TableCell2293">
            <text:p text:style-name="Прижатыйвлево">Федеральное агентство воздушного транспорта (ответственный оперативный дежурный, Управление инспекции безопасности полетов, Управление организации использования воздушного пространства Межрегиональное территориальное управление Федерального агентства воздушного транспорта, на территории которого произошло событие). Территориальный орган Федеральной службы по надзору в сфере транспорта. Межрегиональное территориальное управление Федерального агентства воздушного<text:s/><text:soft-page-break/>транспорта, на территории которого произошло событие). Региональный координационный центр поиска и спасания.</text:p>
            <text:p text:style-name="Прижатыйвлево">Главный центр Единой системы.</text:p>
            <text:p text:style-name="Прижатыйвлево">Орган противовоздушной обороны</text:p>
          </table:table-cell>
          <table:table-cell table:style-name="TableCell2294">
            <text:p text:style-name="Прижатыйвлево">В территориальный орган Федеральной службы по надзору в сфере транспорта сообщение ALR подается в случае стадии бедствия (DETRESFA)</text:p>
          </table:table-cell>
        </table:table-row>
        <table:table-row table:style-name="TableRow2295">
          <table:table-cell table:style-name="TableCell2296">
            <text:p text:style-name="Прижатыйвлево"><text:bookmark-start text:name="anchor231515"/><text:bookmark-end text:name="anchor231515"/>15.15.</text:p>
          </table:table-cell>
          <table:table-cell table:style-name="TableCell2297">
            <text:p text:style-name="Прижатыйвлево">Первичное сообщение об авиационном событии</text:p>
          </table:table-cell>
          <table:table-cell table:style-name="TableCell2298">
            <text:p text:style-name="Прижатыйвлево">ALD</text:p>
          </table:table-cell>
          <table:table-cell table:style-name="TableCell2299">
            <text:p text:style-name="Прижатыйвлево">СС</text:p>
          </table:table-cell>
          <table:table-cell table:style-name="TableCell2300">
            <text:p text:style-name="Прижатыйвлево">Немедленно при получении информации</text:p>
          </table:table-cell>
          <table:table-cell table:style-name="TableCell2301">
            <text:p text:style-name="Прижатыйвлево">Органы обслуживания воздушного движения своей зоны Единой системы на аэродроме вылета, по маршруту полета и на аэродроме посадки</text:p>
          </table:table-cell>
          <table:table-cell table:style-name="TableCell2302">
            <text:p text:style-name="Прижатыйвлево">Федеральное<text:s/>агентство воздушного транспорта (ответственный оперативный дежурный, Управление инспекции безопасности полетов, Управление организации использования воздушного пространства Межрегиональное территориальное управление Федерального агентства воздушного транспорта, на<text:s/><text:soft-page-break/>территории которого произошло событие). Территориальный орган Федеральной службы по надзору в сфере транспорта. Главный центр Единой системы</text:p>
            <text:p text:style-name="Прижатыйвлево">Орган противовоздушной обороны</text:p>
          </table:table-cell>
          <table:table-cell table:style-name="TableCell2303">
            <text:p text:style-name="Нормальный"/>
          </table:table-cell>
        </table:table-row>
        <table:table-row table:style-name="TableRow2304">
          <table:table-cell table:style-name="TableCell2305">
            <text:p text:style-name="Прижатыйвлево"><text:bookmark-start text:name="anchor231516"/><text:bookmark-end text:name="anchor231516"/>15.16.</text:p>
          </table:table-cell>
          <table:table-cell table:style-name="TableCell2306">
            <text:p text:style-name="Прижатыйвлево">Отказ радиосвязи</text:p>
          </table:table-cell>
          <table:table-cell table:style-name="TableCell2307">
            <text:p text:style-name="Прижатыйвлево">RCF</text:p>
          </table:table-cell>
          <table:table-cell table:style-name="TableCell2308">
            <text:p text:style-name="Прижатыйвлево">СС</text:p>
          </table:table-cell>
          <table:table-cell table:style-name="TableCell2309">
            <text:p text:style-name="Прижатыйвлево">Немедленно при установлении отказа<text:s/>радиосвязи</text:p>
          </table:table-cell>
          <table:table-cell table:style-name="TableCell2310">
            <text:p text:style-name="Прижатыйвлево">Органы обслуживания воздушного движения своей зоны Единой системы на аэродроме вылета, по маршруту полета и на аэродроме посадки</text:p>
          </table:table-cell>
          <table:table-cell table:style-name="TableCell2311">
            <text:p text:style-name="Прижатыйвлево">Федеральное агентство воздушного транспорта (ответственный оперативный дежурный, Управление инспекции безопасности полетов, Управление организации использования воздушного пространства Межрегиональное территориальное управление Федерального агентства воздушного транспорта, на территории которого<text:s/><text:soft-page-break/>произошло событие). Федеральная служба по надзору в сфере транспорта. Главный центр Единой системы.</text:p>
            <text:p text:style-name="Прижатыйвлево">Региональный координационный центр поиска и спасания. Орган противовоздушной обороны</text:p>
          </table:table-cell>
          <table:table-cell table:style-name="TableCell2312">
            <text:p text:style-name="Нормальный"/>
          </table:table-cell>
        </table:table-row>
        <table:table-row table:style-name="TableRow2313">
          <table:table-cell table:style-name="TableCell2314">
            <text:p text:style-name="Прижатыйвлево">15.17.</text:p>
          </table:table-cell>
          <table:table-cell table:style-name="TableCell2315">
            <text:p text:style-name="Прижатыйвлево">Сообщение, касающееся невозможности обработки сообщения FPL</text:p>
          </table:table-cell>
          <table:table-cell table:style-name="TableCell2316">
            <text:p text:style-name="Прижатыйвлево">REJ</text:p>
          </table:table-cell>
          <table:table-cell table:style-name="TableCell2317">
            <text:p text:style-name="Прижатыйвлево">ФФ</text:p>
          </table:table-cell>
          <table:table-cell table:style-name="TableCell2318">
            <text:p text:style-name="Прижатыйвлево">Не позднее 20 минут с момента поступления FPL</text:p>
          </table:table-cell>
          <table:table-cell table:style-name="TableCell2319">
            <text:p text:style-name="Нормальный"/>
          </table:table-cell>
          <table:table-cell table:style-name="TableCell2320">
            <text:p text:style-name="Прижатыйвлево">Податель<text:s/>представленного плана полета или изменений к нему</text:p>
          </table:table-cell>
          <table:table-cell table:style-name="TableCell2321">
            <text:p text:style-name="Нормальный"/>
          </table:table-cell>
        </table:table-row>
        <table:table-row table:style-name="TableRow2322">
          <table:table-cell table:style-name="TableCell2323">
            <text:p text:style-name="Прижатыйвлево">15.18.</text:p>
          </table:table-cell>
          <table:table-cell table:style-name="TableCell2324">
            <text:p text:style-name="Прижатыйвлево">Сообщение о приеме к обработке сообщения FPL</text:p>
          </table:table-cell>
          <table:table-cell table:style-name="TableCell2325">
            <text:p text:style-name="Прижатыйвлево">ACK</text:p>
          </table:table-cell>
          <table:table-cell table:style-name="TableCell2326">
            <text:p text:style-name="Прижатыйвлево">ФФ</text:p>
          </table:table-cell>
          <table:table-cell table:style-name="TableCell2327">
            <text:p text:style-name="Прижатыйвлево">Не позднее 20 минут с момента поступления FPL</text:p>
          </table:table-cell>
          <table:table-cell table:style-name="TableCell2328">
            <text:p text:style-name="Нормальный"/>
          </table:table-cell>
          <table:table-cell table:style-name="TableCell2329">
            <text:p text:style-name="Прижатыйвлево">Податель представленного плана полета или изменений к нему</text:p>
          </table:table-cell>
          <table:table-cell table:style-name="TableCell2330">
            <text:p text:style-name="Нормальный"/>
          </table:table-cell>
        </table:table-row>
        <table:table-row table:style-name="TableRow2331">
          <table:table-cell table:style-name="TableCell2332">
            <text:p text:style-name="Прижатыйвлево">15.19.</text:p>
          </table:table-cell>
          <table:table-cell table:style-name="TableCell2333">
            <text:p text:style-name="Прижатыйвлево">Сообщение о прогнозируемом<text:s/>превышении пропускной способности диспетчерских пунктов (секторов)</text:p>
          </table:table-cell>
          <table:table-cell table:style-name="TableCell2334">
            <text:p text:style-name="Прижатыйвлево">AIM</text:p>
          </table:table-cell>
          <table:table-cell table:style-name="TableCell2335">
            <text:p text:style-name="Прижатыйвлево">ФФ</text:p>
          </table:table-cell>
          <table:table-cell table:style-name="TableCell2336">
            <text:p text:style-name="Прижатыйвлево">На этапе предтактического и тактического планирования использования воздушного пространства</text:p>
          </table:table-cell>
          <table:table-cell table:style-name="TableCell2337">
            <text:p text:style-name="Нормальный"/>
          </table:table-cell>
          <table:table-cell table:style-name="TableCell2338">
            <text:p text:style-name="Прижатыйвлево">Главный центр Единой системы</text:p>
          </table:table-cell>
          <table:table-cell table:style-name="TableCell2339">
            <text:p text:style-name="Нормальный"/>
          </table:table-cell>
        </table:table-row>
        <table:table-row table:style-name="TableRow2340">
          <table:table-cell table:style-name="TableCell2341">
            <text:p text:style-name="Прижатыйвлево">15.20.</text:p>
          </table:table-cell>
          <table:table-cell table:style-name="TableCell2342">
            <text:p text:style-name="Прижатыйвлево">Сообщение о вводе регулирующих мер организации потоков воздушного движения</text:p>
          </table:table-cell>
          <table:table-cell table:style-name="TableCell2343">
            <text:p text:style-name="Прижатыйвлево">ANM</text:p>
          </table:table-cell>
          <table:table-cell table:style-name="TableCell2344">
            <text:p text:style-name="Прижатыйвлево">ФФ</text:p>
          </table:table-cell>
          <table:table-cell table:style-name="TableCell2345">
            <text:p text:style-name="Прижатыйвлево">На этапе предтактического и тактического планирования использования воздушного пространства</text:p>
          </table:table-cell>
          <table:table-cell table:style-name="TableCell2346">
            <text:p text:style-name="Нормальный"/>
          </table:table-cell>
          <table:table-cell table:style-name="TableCell2347">
            <text:p text:style-name="Прижатыйвлево">Главный центр Единой системы.</text:p>
            <text:p text:style-name="Прижатыйвлево">Орган обслуживания воздушного движения (управления полетами) аэродрома<text:s/><text:soft-page-break/>вылета воздушного судна</text:p>
          </table:table-cell>
          <table:table-cell table:style-name="TableCell2348">
            <text:p text:style-name="Нормальный"/>
          </table:table-cell>
        </table:table-row>
        <table:table-row table:style-name="TableRow2349">
          <table:table-cell table:style-name="TableCell2350">
            <text:p text:style-name="Прижатыйвлево">15.21.</text:p>
          </table:table-cell>
          <table:table-cell table:style-name="TableCell2351">
            <text:p text:style-name="Прижатыйвлево">Сообщение об отмене регулирующих мер организации потоков воздушного движения (ANM)</text:p>
          </table:table-cell>
          <table:table-cell table:style-name="TableCell2352">
            <text:p text:style-name="Прижатыйвлево">SCN</text:p>
          </table:table-cell>
          <table:table-cell table:style-name="TableCell2353">
            <text:p text:style-name="Прижатыйвлево">ФФ</text:p>
          </table:table-cell>
          <table:table-cell table:style-name="TableCell2354">
            <text:p text:style-name="Прижатыйвлево">На этапе предтактического и тактического планирования использования воздушного пространства</text:p>
          </table:table-cell>
          <table:table-cell table:style-name="TableCell2355">
            <text:p text:style-name="Нормальный"/>
          </table:table-cell>
          <table:table-cell table:style-name="TableCell2356">
            <text:p text:style-name="Нормальный"/>
          </table:table-cell>
          <table:table-cell table:style-name="TableCell2357">
            <text:p text:style-name="Нормальный"/>
          </table:table-cell>
        </table:table-row>
        <table:table-row table:style-name="TableRow2358">
          <table:table-cell table:style-name="TableCell2359">
            <text:p text:style-name="Прижатыйвлево">15.22.</text:p>
          </table:table-cell>
          <table:table-cell table:style-name="TableCell2360">
            <text:p text:style-name="Прижатыйвлево">Сообщение с предложением изменения маршрута полета<text:s/>воздушного судна</text:p>
          </table:table-cell>
          <table:table-cell table:style-name="TableCell2361">
            <text:p text:style-name="Прижатыйвлево">RRP</text:p>
          </table:table-cell>
          <table:table-cell table:style-name="TableCell2362">
            <text:p text:style-name="Прижатыйвлево">ФФ</text:p>
          </table:table-cell>
          <table:table-cell table:style-name="TableCell2363">
            <text:p text:style-name="Прижатыйвлево">На этапе предтактического и тактического планирования использования воздушного пространства</text:p>
          </table:table-cell>
          <table:table-cell table:style-name="TableCell2364">
            <text:p text:style-name="Нормальный"/>
          </table:table-cell>
          <table:table-cell table:style-name="TableCell2365">
            <text:p text:style-name="Прижатыйвлево">Главный центр Единой системы.</text:p>
            <text:p text:style-name="Прижатыйвлево">Орган обслуживания воздушного движения (управления полетами) аэродрома вылета воздушного судна</text:p>
          </table:table-cell>
          <table:table-cell table:style-name="TableCell2366">
            <text:p text:style-name="Прижатыйвлево">Сообщение RRP<text:s/>подается для изменения маршрута полета при ожидаемом превышении пропускной способности диспетчерских пунктов (секторов), а также по причине изменения аэронавигационной и режимной обстановки</text:p>
          </table:table-cell>
        </table:table-row>
        <table:table-row table:style-name="TableRow2367">
          <table:table-cell table:style-name="TableCell2368">
            <text:p text:style-name="Прижатыйвлево">15.23.</text:p>
          </table:table-cell>
          <table:table-cell table:style-name="TableCell2369">
            <text:p text:style-name="Прижатыйвлево">Сообщение о распределении слотов</text:p>
          </table:table-cell>
          <table:table-cell table:style-name="TableCell2370">
            <text:p text:style-name="Прижатыйвлево">SAM</text:p>
          </table:table-cell>
          <table:table-cell table:style-name="TableCell2371">
            <text:p text:style-name="Прижатыйвлево">ФФ</text:p>
          </table:table-cell>
          <table:table-cell table:style-name="TableCell2372">
            <text:p text:style-name="Прижатыйвлево">На этапе<text:s/>предтактического и тактического планирования использования воздушного пространства</text:p>
            <text:p text:style-name="Нормальный"/>
          </table:table-cell>
          <table:table-cell table:style-name="TableCell2373">
            <text:p text:style-name="Нормальный"/>
          </table:table-cell>
          <table:table-cell table:style-name="TableCell2374">
            <text:p text:style-name="Прижатыйвлево">Главный центр Единой системы.</text:p>
            <text:p text:style-name="Прижатыйвлево">Орган обслуживания воздушного движения (управления полетами) аэродрома вылета воздушного судна</text:p>
            <text:p text:style-name="Нормальный"/>
          </table:table-cell>
          <table:table-cell table:style-name="TableCell2375">
            <text:p text:style-name="Прижатыйвлево">Сообщения SAM и SLC подаются для<text:s/>регулирования потока воздушного движения по времени пролета установленных основных точек диспетчерского района<text:s/><text:soft-page-break/>(диспетчерской зоны), при ожидаемом превышении пропускной способности диспетчерских пунктов (секторов), а также по причине изменения аэронавигационной и режимной обстановки</text:p>
            <text:p text:style-name="Нормальный"/>
          </table:table-cell>
        </table:table-row>
        <text:soft-page-break/>
        <table:table-row table:style-name="TableRow2376">
          <table:table-cell table:style-name="TableCell2377">
            <text:p text:style-name="Прижатыйвлево">15.24.</text:p>
          </table:table-cell>
          <table:table-cell table:style-name="TableCell2378">
            <text:p text:style-name="Прижатыйвлево">Сообщение об отмене распределения слотов (SAM)</text:p>
          </table:table-cell>
          <table:table-cell table:style-name="TableCell2379">
            <text:p text:style-name="Прижатыйвлево">SLC</text:p>
          </table:table-cell>
          <table:table-cell table:style-name="TableCell2380">
            <text:p text:style-name="Прижатыйвлево">ФФ</text:p>
          </table:table-cell>
          <table:table-cell>
            <text:p text:style-name="Прижатыйвлево"/>
          </table:table-cell>
          <table:table-cell>
            <text:p text:style-name="Прижатыйвлево"/>
          </table:table-cell>
          <table:table-cell>
            <text:p text:style-name="Прижатыйвлево"/>
          </table:table-cell>
          <table:table-cell>
            <text:p text:style-name="Прижатыйвлево"/>
          </table:table-cell>
        </table:table-row>
        <table:table-row table:style-name="TableRow2381">
          <table:table-cell table:style-name="TableCell2382">
            <text:p text:style-name="Прижатыйвлево"><text:bookmark-start text:name="anchor231525"/><text:bookmark-end text:name="anchor231525"/>15.25.</text:p>
          </table:table-cell>
          <table:table-cell table:style-name="TableCell2383">
            <text:p text:style-name="Прижатыйвлево">Запрос дополнительного плана полета</text:p>
          </table:table-cell>
          <table:table-cell table:style-name="TableCell2384">
            <text:p text:style-name="Прижатыйвлево">RQS</text:p>
          </table:table-cell>
          <table:table-cell table:style-name="TableCell2385">
            <text:p text:style-name="Прижатыйвлево">ФФ</text:p>
          </table:table-cell>
          <table:table-cell table:style-name="TableCell2386">
            <text:p text:style-name="Прижатыйвлево">Немедленно при получении ALR или ALD</text:p>
          </table:table-cell>
          <table:table-cell table:style-name="TableCell2387">
            <text:p text:style-name="Прижатыйвлево">Органы обслуживания воздушного движения (управления полетами)</text:p>
          </table:table-cell>
          <table:table-cell table:style-name="TableCell2388">
            <text:p text:style-name="Прижатыйвлево">Орган<text:s/>обслуживания воздушного движения (управления полетами) аэродрома вылета воздушного судна</text:p>
          </table:table-cell>
          <table:table-cell table:style-name="TableCell2389">
            <text:p text:style-name="Прижатыйвлево">Сообщение RQS подается относительно полетов воздушных судов, аэродром вылета которых находится в смежной зоне Единой системы</text:p>
          </table:table-cell>
        </table:table-row>
        <table:table-row table:style-name="TableRow2390">
          <table:table-cell table:style-name="TableCell2391">
            <text:p text:style-name="Прижатыйвлево">15.26.</text:p>
          </table:table-cell>
          <table:table-cell table:style-name="TableCell2392">
            <text:p text:style-name="Прижатыйвлево">Дополнительный план полета</text:p>
          </table:table-cell>
          <table:table-cell table:style-name="TableCell2393">
            <text:p text:style-name="Прижатыйвлево">SPL</text:p>
          </table:table-cell>
          <table:table-cell table:style-name="TableCell2394">
            <text:p text:style-name="Прижатыйвлево">ФФ</text:p>
          </table:table-cell>
          <table:table-cell table:style-name="TableCell2395">
            <text:p text:style-name="Прижатыйвлево">Немедленно при получении информации</text:p>
          </table:table-cell>
          <table:table-cell table:style-name="TableCell2396">
            <text:p text:style-name="Прижатыйвлево">Смежный зональный центр Единой системы</text:p>
          </table:table-cell>
          <table:table-cell table:style-name="TableCell2397">
            <text:p text:style-name="Прижатыйвлево">Орган обслуживания воздушного движения (управления полетами). Главный центр Единой системы.</text:p>
            <text:p text:style-name="Прижатыйвлево">Региональный</text:p>
            <text:soft-page-break/>
            <text:p text:style-name="Прижатыйвлево">координационный центр поиска и спасания</text:p>
          </table:table-cell>
          <table:table-cell table:style-name="TableCell2398">
            <text:p text:style-name="Прижатыйвлево">Сообщением SPL направляется дополнительный план полета в интересах авиационного поиска и спасания</text:p>
          </table:table-cell>
        </table:table-row>
        <table:table-row table:style-name="TableRow2399">
          <table:table-cell table:style-name="TableCell2400">
            <text:p text:style-name="Прижатыйвлево">15.27.</text:p>
          </table:table-cell>
          <table:table-cell table:style-name="TableCell2401">
            <text:p text:style-name="Прижатыйвлево">Сообщение о полете воздушного судна на запасной аэродром</text:p>
          </table:table-cell>
          <table:table-cell table:style-name="TableCell2402">
            <text:p text:style-name="Прижатыйвлево">FLA</text:p>
          </table:table-cell>
          <table:table-cell table:style-name="TableCell2403">
            <text:p text:style-name="Прижатыйвлево">СС</text:p>
          </table:table-cell>
          <table:table-cell table:style-name="TableCell2404">
            <text:p text:style-name="Прижатыйвлево">Немедленно при наличии информации</text:p>
          </table:table-cell>
          <table:table-cell table:style-name="TableCell2405">
            <text:p text:style-name="Прижатыйвлево">Орган обслуживания воздушного движения (управления полетами)</text:p>
          </table:table-cell>
          <table:table-cell table:style-name="TableCell2406">
            <text:p text:style-name="Прижатыйвлево">Органы обслуживания<text:s/>воздушного движения (управления полетами) своей зоны Единой системы, в том числе аэродрома вылета и посадки, других запасных аэродромов.</text:p>
            <text:p text:style-name="Прижатыйвлево">Орган противовоздушной обороны</text:p>
          </table:table-cell>
          <table:table-cell table:style-name="TableCell2407">
            <text:p text:style-name="Нормальный"/>
          </table:table-cell>
        </table:table-row>
        <table:table-row table:style-name="TableRow2408">
          <table:table-cell table:style-name="TableCell2409">
            <text:p text:style-name="Прижатыйвлево">15.28.</text:p>
          </table:table-cell>
          <table:table-cell table:style-name="TableCell2410">
            <text:p text:style-name="Прижатыйвлево">Сообщение об установлении временного режима или местного режима или кратковременных ограничений</text:p>
          </table:table-cell>
          <table:table-cell table:style-name="TableCell2411">
            <text:p text:style-name="Прижатыйвлево">RVM</text:p>
          </table:table-cell>
          <table:table-cell table:style-name="TableCell2412">
            <text:p text:style-name="Прижатыйвлево">ФФ</text:p>
          </table:table-cell>
          <table:table-cell table:style-name="TableCell2413">
            <text:p text:style-name="Прижатыйвлево">На этапе предтактического и тактического планирования использования воздушного пространства</text:p>
            <text:p text:style-name="Нормальный"/>
          </table:table-cell>
          <table:table-cell table:style-name="TableCell2414">
            <text:p text:style-name="Нормальный"/>
          </table:table-cell>
          <table:table-cell table:style-name="TableCell2415">
            <text:p text:style-name="Прижатыйвлево">Главный центр Единой системы. Органы обслуживания воздушного движения (управления полетами) своей зоны Единой системы</text:p>
            <text:p text:style-name="Прижатыйвлево">Орган противовоздушной обороны</text:p>
            <text:p text:style-name="Нормальный"/>
          </table:table-cell>
          <table:table-cell table:style-name="TableCell2416">
            <text:p text:style-name="Нормальный"/>
          </table:table-cell>
        </table:table-row>
        <table:table-row table:style-name="TableRow2417">
          <table:table-cell table:style-name="TableCell2418">
            <text:p text:style-name="Прижатыйвлево"><text:bookmark-start text:name="anchor231529"/><text:bookmark-end text:name="anchor231529"/>15.29.</text:p>
          </table:table-cell>
          <table:table-cell table:style-name="TableCell2419">
            <text:p text:style-name="Прижатыйвлево">Сообщение о снятии временного режима или<text:s/><text:soft-page-break/>местного режима или кратковременных ограничений</text:p>
          </table:table-cell>
          <table:table-cell table:style-name="TableCell2420">
            <text:p text:style-name="Прижатыйвлево">RVI</text:p>
          </table:table-cell>
          <table:table-cell table:style-name="TableCell2421">
            <text:p text:style-name="Прижатыйвлево">ФФ</text:p>
          </table:table-cell>
          <table:table-cell>
            <text:p text:style-name="Прижатыйвлево"/>
          </table:table-cell>
          <table:table-cell>
            <text:p text:style-name="Прижатыйвлево"/>
          </table:table-cell>
          <table:table-cell>
            <text:p text:style-name="Прижатыйвлево"/>
          </table:table-cell>
          <table:table-cell>
            <text:p text:style-name="Прижатыйвлево"/>
          </table:table-cell>
        </table:table-row>
        <table:table-row table:style-name="TableRow2422">
          <table:table-cell table:style-name="TableCell2423">
            <text:p text:style-name="Прижатыйвлево"><text:bookmark-start text:name="anchor231530"/><text:bookmark-end text:name="anchor231530"/>15.30</text:p>
          </table:table-cell>
          <table:table-cell table:style-name="TableCell2424">
            <text:p text:style-name="Прижатыйвлево">Сообщение о представленном плане полета воздушного судна для уведомления в классе G</text:p>
          </table:table-cell>
          <table:table-cell table:style-name="TableCell2425">
            <text:p text:style-name="Прижатыйвлево">FPL</text:p>
          </table:table-cell>
          <table:table-cell table:style-name="TableCell2426">
            <text:p text:style-name="Прижатыйвлево">ФФ</text:p>
          </table:table-cell>
          <table:table-cell table:style-name="TableCell2427">
            <text:p text:style-name="Прижатыйвлево">Не позднее 10 минут после получения FPL</text:p>
          </table:table-cell>
          <table:table-cell table:style-name="TableCell2428">
            <text:p text:style-name="Прижатыйвлево">Эксплуатант (KBC) воздушного судна</text:p>
          </table:table-cell>
          <table:table-cell table:style-name="TableCell2429">
            <text:p text:style-name="Прижатыйвлево">Смежный зональный или региональный центр Единой системы (при полете за пределы зоны Единой системы), органы обслуживания воздушного движения, осуществляющие полетно-информационное обслуживание и аварийное оповещение в классе G, орган противовоздушной обороны</text:p>
          </table:table-cell>
          <table:table-cell table:style-name="TableCell2430">
            <text:p text:style-name="Нормальный"/>
          </table:table-cell>
        </table:table-row>
        <table:table-row table:style-name="TableRow2431">
          <table:table-cell table:style-name="TableCell2432" table:number-columns-spanned="8">
            <text:p text:style-name="Прижатыйвлево">16. Сообщения районного центра Единой системы (с правом планирования использования воздушного пространства)</text:p>
          </table:table-cell>
          <table:covered-table-cell/>
          <table:covered-table-cell/>
          <table:covered-table-cell/>
          <table:covered-table-cell/>
          <table:covered-table-cell/>
          <table:covered-table-cell/>
          <table:covered-table-cell/>
        </table:table-row>
        <table:table-row table:style-name="TableRow2433">
          <table:table-cell table:style-name="TableCell2434">
            <text:p text:style-name="Прижатыйвлево"><text:bookmark-start text:name="anchor2161"/><text:bookmark-end text:name="anchor2161"/>16.1.</text:p>
          </table:table-cell>
          <table:table-cell table:style-name="TableCell2435">
            <text:p text:style-name="Прижатыйвлево">Сообщение о разрешении на использование воздушного пространства при полетах воздушных судов в одном<text:s/>или двух районах Единой системы одной зоны Единой системы вне маршрутов<text:s/><text:soft-page-break/>обслуживания воздушного движения:</text:p>
          </table:table-cell>
          <table:table-cell table:style-name="TableCell2436">
            <text:p text:style-name="Прижатыйвлево">PLN</text:p>
          </table:table-cell>
          <table:table-cell table:style-name="TableCell2437">
            <text:p text:style-name="Прижатыйвлево">ФФ</text:p>
          </table:table-cell>
          <table:table-cell table:style-name="TableCell2438">
            <text:p text:style-name="Нормальный"/>
          </table:table-cell>
          <table:table-cell table:style-name="TableCell2439">
            <text:p text:style-name="Прижатыйвлево">Зональный центр Единой системы. Региональный центр Единой системы. Орган обслуживания воздушного движения (управления полетами) аэродрома вылета воздушного судна</text:p>
          </table:table-cell>
          <table:table-cell table:style-name="TableCell2440">
            <text:p text:style-name="Прижатыйвлево">Орган обслуживания воздушного движения (управления полетами) аэродрома вылета воздушного судна.</text:p>
            <text:p text:style-name="Прижатыйвлево">Смежный районный центр Единой системы</text:p>
          </table:table-cell>
          <table:table-cell table:style-name="TableCell2441">
            <text:p text:style-name="Нормальный"/>
          </table:table-cell>
        </table:table-row>
        <table:table-row table:style-name="TableRow2442">
          <table:table-cell table:style-name="TableCell2443">
            <text:p text:style-name="Нормальный"/>
          </table:table-cell>
          <table:table-cell table:style-name="TableCell2444">
            <text:p text:style-name="Прижатыйвлево"><text:bookmark-start text:name="anchor21612"/><text:bookmark-end text:name="anchor21612"/>при перелетах боевых, учебно-боевых воздушных судов государственной авиации и экспериментальных воздушных судов, изготовленных для государственной авиации, а также при полетах воздушных судов на выполнение авиационных работ в приграничной полосе;</text:p>
          </table:table-cell>
          <table:table-cell table:style-name="TableCell2445">
            <text:p text:style-name="Нормальный"/>
          </table:table-cell>
          <table:table-cell table:style-name="TableCell2446">
            <text:p text:style-name="Нормальный"/>
          </table:table-cell>
          <table:table-cell table:style-name="TableCell2447">
            <text:p text:style-name="Прижатыйвлево">Не позднее чем за два часа до вылета воздушного судна</text:p>
            <text:p text:style-name="Прижатыйвлево">По CHG или DLA в случае подтверждения запрашиваемых<text:s/>пользователем воздушного пространства изменений.</text:p>
          </table:table-cell>
          <table:table-cell table:style-name="TableCell2448">
            <text:p text:style-name="Нормальный"/>
          </table:table-cell>
          <table:table-cell table:style-name="TableCell2449">
            <text:p text:style-name="Нормальный"/>
          </table:table-cell>
          <table:table-cell table:style-name="TableCell2450">
            <text:p text:style-name="Нормальный"/>
          </table:table-cell>
        </table:table-row>
        <table:table-row table:style-name="TableRow2451">
          <table:table-cell table:style-name="TableCell2452">
            <text:p text:style-name="Нормальный"/>
          </table:table-cell>
          <table:table-cell table:style-name="TableCell2453">
            <text:p text:style-name="Прижатыйвлево"><text:bookmark-start text:name="anchor21613"/><text:bookmark-end text:name="anchor21613"/>при выполнении полетов вне маршрутов обслуживания воздушного движения по правилам приборных полетов;</text:p>
          </table:table-cell>
          <table:table-cell table:style-name="TableCell2454">
            <text:p text:style-name="Нормальный"/>
          </table:table-cell>
          <table:table-cell table:style-name="TableCell2455">
            <text:p text:style-name="Нормальный"/>
          </table:table-cell>
          <table:table-cell table:style-name="TableCell2456">
            <text:p text:style-name="Прижатыйвлево">Не позднее два часов с момента поступления FPL</text:p>
            <text:p text:style-name="Прижатыйвлево">По CHG или DLA в случае подтверждения запрашиваемых<text:s/>пользователем воздушного пространства изменений.</text:p>
          </table:table-cell>
          <table:table-cell table:style-name="TableCell2457">
            <text:p text:style-name="Нормальный"/>
          </table:table-cell>
          <table:table-cell table:style-name="TableCell2458">
            <text:p text:style-name="Нормальный"/>
          </table:table-cell>
          <table:table-cell table:style-name="TableCell2459">
            <text:p text:style-name="Нормальный"/>
          </table:table-cell>
        </table:table-row>
        <table:table-row table:style-name="TableRow2460">
          <table:table-cell table:style-name="TableCell2461">
            <text:p text:style-name="Нормальный"/>
          </table:table-cell>
          <table:table-cell table:style-name="TableCell2462">
            <text:p text:style-name="Прижатыйвлево"><text:bookmark-start text:name="anchor21614"/><text:bookmark-end text:name="anchor21614"/>при выполнении полетов вне маршрутов обслуживания воздушного движения по правилам визуальных полетов;</text:p>
          </table:table-cell>
          <table:table-cell table:style-name="TableCell2463">
            <text:p text:style-name="Нормальный"/>
          </table:table-cell>
          <table:table-cell table:style-name="TableCell2464">
            <text:p text:style-name="Нормальный"/>
          </table:table-cell>
          <table:table-cell table:style-name="TableCell2465">
            <text:p text:style-name="Прижатыйвлево">Не позднее 30 минут с момента поступления FPL</text:p>
            <text:p text:style-name="Прижатыйвлево">По CHG или DLA в случае подтверждения запрашиваемых<text:s/><text:soft-page-break/>пользователем воздушного пространства изменений.</text:p>
          </table:table-cell>
          <table:table-cell table:style-name="TableCell2466">
            <text:p text:style-name="Нормальный"/>
          </table:table-cell>
          <table:table-cell table:style-name="TableCell2467">
            <text:p text:style-name="Нормальный"/>
          </table:table-cell>
          <table:table-cell table:style-name="TableCell2468">
            <text:p text:style-name="Нормальный"/>
          </table:table-cell>
        </table:table-row>
        <table:table-row table:style-name="TableRow2469">
          <table:table-cell table:style-name="TableCell2470">
            <text:p text:style-name="Нормальный"/>
          </table:table-cell>
          <table:table-cell table:style-name="TableCell2471">
            <text:p text:style-name="Прижатыйвлево">при выполнении аэродромных полетов в пределах заявленного регламента работы аэродрома</text:p>
          </table:table-cell>
          <table:table-cell table:style-name="TableCell2472">
            <text:p text:style-name="Нормальный"/>
          </table:table-cell>
          <table:table-cell table:style-name="TableCell2473">
            <text:p text:style-name="Нормальный"/>
          </table:table-cell>
          <table:table-cell table:style-name="TableCell2474">
            <text:p text:style-name="Прижатыйвлево">Не позднее 30 минут с момента поступления FPL</text:p>
            <text:p text:style-name="Прижатыйвлево">По CHG или DLA в случае подтверждения запрашиваемых пользователем воздушного пространства изменений.</text:p>
          </table:table-cell>
          <table:table-cell table:style-name="TableCell2475">
            <text:p text:style-name="Нормальный"/>
          </table:table-cell>
          <table:table-cell table:style-name="TableCell2476">
            <text:p text:style-name="Нормальный"/>
          </table:table-cell>
          <table:table-cell table:style-name="TableCell2477">
            <text:p text:style-name="Нормальный"/>
          </table:table-cell>
        </table:table-row>
        <table:table-row table:style-name="TableRow2478">
          <table:table-cell table:style-name="TableCell2479">
            <text:p text:style-name="Прижатыйвлево"><text:bookmark-start text:name="anchor2162"/><text:bookmark-end text:name="anchor2162"/>16.2.</text:p>
          </table:table-cell>
          <table:table-cell table:style-name="TableCell2480">
            <text:p text:style-name="Прижатыйвлево">Сообщение о разрешении на использование воздушного пространства при запуске шара-зонда, при выполнении полета беспилотным летательным аппаратом и пилотируемым аэростатом, при проведении стрельб, пусков ракет и<text:s/>взрывных работ</text:p>
          </table:table-cell>
          <table:table-cell table:style-name="TableCell2481">
            <text:p text:style-name="Прижатыйвлево">PLN</text:p>
          </table:table-cell>
          <table:table-cell table:style-name="TableCell2482">
            <text:p text:style-name="Прижатыйвлево">ФФ</text:p>
          </table:table-cell>
          <table:table-cell table:style-name="TableCell2483">
            <text:p text:style-name="Прижатыйвлево">Не менее чем за час до начала деятельности</text:p>
            <text:p text:style-name="Прижатыйвлево">По CHG или DLA в случае подтверждения запрашиваемых пользователем воздушного пространства изменений.</text:p>
          </table:table-cell>
          <table:table-cell table:style-name="TableCell2484">
            <text:p text:style-name="Прижатыйвлево">Зональный центр Единой системы. Региональный центр Единой системы. Пользователь воздушного<text:s/>пространства</text:p>
          </table:table-cell>
          <table:table-cell table:style-name="TableCell2485">
            <text:p text:style-name="Прижатыйвлево">Пользователь воздушного пространства. Смежный районный центр Единой системы</text:p>
          </table:table-cell>
          <table:table-cell table:style-name="TableCell2486">
            <text:p text:style-name="Нормальный"/>
          </table:table-cell>
        </table:table-row>
      </table:table>
      <text:p text:style-name="P2487"/>
      <text:p text:style-name="Нормальный"/>
      <text:p text:style-name="Нормальный">При направлении сообщений в центры ОрВД, ответственные за район полетной информации, для заполнения указателя адреса к указателям местоположения (определяются в<text:s/>соответствии со Сборником четырехбуквенных указателей (индексов) местоположения аэродромов, полигонов, посадочных и вертолетных площадок для использования государственной и экспериментальной авиацией, издаваемым ФГУП ЦАИ ГА) следует добавлять четырехбуквенные кодовые обозначения для главного и зональных центров Единой системы, региональных центров Единой системы: ЗДЗЬ, ЫВЫЬ, ЫЬЫЬ, ЗГЗЬ, ЗЯЗЬ, ЗЬЗЬ;</text:p>
      <text:p text:style-name="Нормальный">для районных центров Единой системы: ЗРЗЬ, ЗЯЗЬ;</text:p>
      <text:p text:style-name="Нормальный">для органов обслуживания воздушного движения (управления полетами) аэродромов: ЗТЗЬ.</text:p>
      <text:p text:style-name="P2503"/>
      <text:p text:style-name="P2519">Информация об изменениях:</text:p>
      <text:p text:style-name="Информацияоверсии"><text:bookmark-start text:name="anchor30000"/><text:bookmark-end text:name="anchor30000"/><text:a xlink:href="https://myclub.garant.ru/document/redirect/71594146/1038" office:target-frame-name="_top" xlink:show="replace">Приказом</text:a><text:s/>Минтранса России от 22 декабря 2016 г. N 403 в приложение внесены изменения</text:p>
      <text:p text:style-name="Информацияоверсии"><text:a xlink:href="https://myclub.garant.ru/document/redirect/57422229/30000" office:target-frame-name="_top" xlink:show="replace">См. текст приложения в предыдущей редакции</text:a></text:p>
      <text:p text:style-name="P2520"><text:span text:style-name="T2521">Приложение N 3 к<text:s/></text:span><text:a xlink:href="#anchor1000" office:target-frame-name="_top" xlink:show="replace"><text:span text:style-name="T2522">Табелю</text:span></text:a><text:span text:style-name="T2523"><text:s/>сообщений о движении воздушных судов в Российской Федерации</text:span></text:p>
      <text:p text:style-name="Нормальный"/>
      <text:h text:style-name="Заголовок1" text:outline-level="1">Таблица соответствия букв русского алфавита буквам латинского алфавита, используемых в стандартных сообщениях</text:h>
      <text:p text:style-name="Информацияобизменениях">С изменениями и дополнениями от:</text:p>
      <text:p text:style-name="Информацияобизменениях">22 декабря 2016 г.</text:p>
      <text:p text:style-name="Нормальный"/>
      <table:table table:style-name="Table2524">
        <table:table-columns>
          <table:table-column table:style-name="TableColumn2525"/>
          <table:table-column table:style-name="TableColumn2526"/>
          <table:table-column table:style-name="TableColumn2527"/>
          <table:table-column table:style-name="TableColumn2528"/>
          <table:table-column table:style-name="TableColumn2529"/>
          <table:table-column table:style-name="TableColumn2530"/>
        </table:table-columns>
        <table:table-row table:style-name="TableRow2531">
          <table:table-cell table:style-name="TableCell2532" table:number-columns-spanned="2">
            <text:p text:style-name="P2533"><text:bookmark-start text:name="anchor3001"/><text:bookmark-end text:name="anchor3001"/>Буквы</text:p>
          </table:table-cell>
          <table:covered-table-cell/>
          <table:table-cell table:style-name="TableCell2534" table:number-columns-spanned="2">
            <text:p text:style-name="P2535">Буквы</text:p>
          </table:table-cell>
          <table:covered-table-cell/>
          <table:table-cell table:style-name="TableCell2536" table:number-columns-spanned="2">
            <text:p text:style-name="P2537">Буквы</text:p>
          </table:table-cell>
          <table:covered-table-cell/>
        </table:table-row>
        <table:table-row table:style-name="TableRow2538">
          <table:table-cell table:style-name="TableCell2539">
            <text:p text:style-name="P2540">русские</text:p>
          </table:table-cell>
          <table:table-cell table:style-name="TableCell2541">
            <text:p text:style-name="P2542">латинские</text:p>
          </table:table-cell>
          <table:table-cell table:style-name="TableCell2543">
            <text:p text:style-name="P2544">русские</text:p>
          </table:table-cell>
          <table:table-cell table:style-name="TableCell2545">
            <text:p text:style-name="P2546">латинские</text:p>
          </table:table-cell>
          <table:table-cell table:style-name="TableCell2547">
            <text:p text:style-name="P2548">русские</text:p>
          </table:table-cell>
          <table:table-cell table:style-name="TableCell2549">
            <text:p text:style-name="P2550">латинские</text:p>
          </table:table-cell>
        </table:table-row>
        <table:table-row table:style-name="TableRow2551">
          <table:table-cell table:style-name="TableCell2552">
            <text:p text:style-name="P2553">А</text:p>
          </table:table-cell>
          <table:table-cell table:style-name="TableCell2554">
            <text:p text:style-name="P2555">A</text:p>
          </table:table-cell>
          <table:table-cell table:style-name="TableCell2556">
            <text:p text:style-name="P2557">Л</text:p>
          </table:table-cell>
          <table:table-cell table:style-name="TableCell2558">
            <text:p text:style-name="P2559">L</text:p>
          </table:table-cell>
          <table:table-cell table:style-name="TableCell2560">
            <text:p text:style-name="P2561">Ц</text:p>
          </table:table-cell>
          <table:table-cell table:style-name="TableCell2562">
            <text:p text:style-name="P2563">C</text:p>
          </table:table-cell>
        </table:table-row>
        <table:table-row table:style-name="TableRow2564">
          <table:table-cell table:style-name="TableCell2565">
            <text:p text:style-name="P2566">Б</text:p>
          </table:table-cell>
          <table:table-cell table:style-name="TableCell2567">
            <text:p text:style-name="P2568">B</text:p>
          </table:table-cell>
          <table:table-cell table:style-name="TableCell2569">
            <text:p text:style-name="P2570">М</text:p>
          </table:table-cell>
          <table:table-cell table:style-name="TableCell2571">
            <text:p text:style-name="P2572">M</text:p>
          </table:table-cell>
          <table:table-cell table:style-name="TableCell2573">
            <text:p text:style-name="P2574">Ч</text:p>
          </table:table-cell>
          <table:table-cell table:style-name="TableCell2575">
            <text:p text:style-name="P2576">CH</text:p>
          </table:table-cell>
        </table:table-row>
        <table:table-row table:style-name="TableRow2577">
          <table:table-cell table:style-name="TableCell2578">
            <text:p text:style-name="P2579">В</text:p>
          </table:table-cell>
          <table:table-cell table:style-name="TableCell2580">
            <text:p text:style-name="P2581">W</text:p>
          </table:table-cell>
          <table:table-cell table:style-name="TableCell2582">
            <text:p text:style-name="P2583">Н</text:p>
          </table:table-cell>
          <table:table-cell table:style-name="TableCell2584">
            <text:p text:style-name="P2585">N</text:p>
          </table:table-cell>
          <table:table-cell table:style-name="TableCell2586">
            <text:p text:style-name="P2587">Ш</text:p>
          </table:table-cell>
          <table:table-cell table:style-name="TableCell2588">
            <text:p text:style-name="P2589">SH</text:p>
          </table:table-cell>
        </table:table-row>
        <table:table-row table:style-name="TableRow2590">
          <table:table-cell table:style-name="TableCell2591">
            <text:p text:style-name="P2592">Г</text:p>
          </table:table-cell>
          <table:table-cell table:style-name="TableCell2593">
            <text:p text:style-name="P2594">G</text:p>
          </table:table-cell>
          <table:table-cell table:style-name="TableCell2595">
            <text:p text:style-name="P2596">О</text:p>
          </table:table-cell>
          <table:table-cell table:style-name="TableCell2597">
            <text:p text:style-name="P2598">O</text:p>
          </table:table-cell>
          <table:table-cell table:style-name="TableCell2599">
            <text:p text:style-name="P2600">Щ</text:p>
          </table:table-cell>
          <table:table-cell table:style-name="TableCell2601">
            <text:p text:style-name="P2602">Q</text:p>
          </table:table-cell>
        </table:table-row>
        <table:table-row table:style-name="TableRow2603">
          <table:table-cell table:style-name="TableCell2604">
            <text:p text:style-name="P2605">Д</text:p>
          </table:table-cell>
          <table:table-cell table:style-name="TableCell2606">
            <text:p text:style-name="P2607">D</text:p>
          </table:table-cell>
          <table:table-cell table:style-name="TableCell2608">
            <text:p text:style-name="P2609">П</text:p>
          </table:table-cell>
          <table:table-cell table:style-name="TableCell2610">
            <text:p text:style-name="P2611">P</text:p>
          </table:table-cell>
          <table:table-cell table:style-name="TableCell2612">
            <text:p text:style-name="P2613">Ы</text:p>
          </table:table-cell>
          <table:table-cell table:style-name="TableCell2614">
            <text:p text:style-name="P2615">Y</text:p>
          </table:table-cell>
        </table:table-row>
        <table:table-row table:style-name="TableRow2616">
          <table:table-cell table:style-name="TableCell2617">
            <text:p text:style-name="P2618">Е</text:p>
          </table:table-cell>
          <table:table-cell table:style-name="TableCell2619">
            <text:p text:style-name="P2620">E</text:p>
          </table:table-cell>
          <table:table-cell table:style-name="TableCell2621">
            <text:p text:style-name="P2622">Р</text:p>
          </table:table-cell>
          <table:table-cell table:style-name="TableCell2623">
            <text:p text:style-name="P2624">R</text:p>
          </table:table-cell>
          <table:table-cell table:style-name="TableCell2625">
            <text:p text:style-name="P2626">Ь</text:p>
          </table:table-cell>
          <table:table-cell table:style-name="TableCell2627">
            <text:p text:style-name="P2628">X</text:p>
          </table:table-cell>
        </table:table-row>
        <table:table-row table:style-name="TableRow2629">
          <table:table-cell table:style-name="TableCell2630">
            <text:p text:style-name="P2631">Ж</text:p>
          </table:table-cell>
          <table:table-cell table:style-name="TableCell2632">
            <text:p text:style-name="P2633">V</text:p>
          </table:table-cell>
          <table:table-cell table:style-name="TableCell2634">
            <text:p text:style-name="P2635">С</text:p>
          </table:table-cell>
          <table:table-cell table:style-name="TableCell2636">
            <text:p text:style-name="P2637">S</text:p>
          </table:table-cell>
          <table:table-cell table:style-name="TableCell2638">
            <text:p text:style-name="P2639">Э</text:p>
          </table:table-cell>
          <table:table-cell table:style-name="TableCell2640">
            <text:p text:style-name="P2641">E</text:p>
          </table:table-cell>
        </table:table-row>
        <table:table-row table:style-name="TableRow2642">
          <table:table-cell table:style-name="TableCell2643">
            <text:p text:style-name="P2644">3</text:p>
          </table:table-cell>
          <table:table-cell table:style-name="TableCell2645">
            <text:p text:style-name="P2646">Z</text:p>
          </table:table-cell>
          <table:table-cell table:style-name="TableCell2647">
            <text:p text:style-name="P2648">Т</text:p>
          </table:table-cell>
          <table:table-cell table:style-name="TableCell2649">
            <text:p text:style-name="P2650">T</text:p>
          </table:table-cell>
          <table:table-cell table:style-name="TableCell2651">
            <text:p text:style-name="P2652">Ю</text:p>
          </table:table-cell>
          <table:table-cell table:style-name="TableCell2653">
            <text:p text:style-name="P2654">IU</text:p>
          </table:table-cell>
        </table:table-row>
        <table:table-row table:style-name="TableRow2655">
          <table:table-cell table:style-name="TableCell2656">
            <text:p text:style-name="P2657">И</text:p>
          </table:table-cell>
          <table:table-cell table:style-name="TableCell2658">
            <text:p text:style-name="P2659">I</text:p>
          </table:table-cell>
          <table:table-cell table:style-name="TableCell2660">
            <text:p text:style-name="P2661">У</text:p>
          </table:table-cell>
          <table:table-cell table:style-name="TableCell2662">
            <text:p text:style-name="P2663">U</text:p>
          </table:table-cell>
          <table:table-cell table:style-name="TableCell2664">
            <text:p text:style-name="P2665">Я</text:p>
          </table:table-cell>
          <table:table-cell table:style-name="TableCell2666">
            <text:p text:style-name="P2667">IA</text:p>
          </table:table-cell>
        </table:table-row>
        <table:table-row table:style-name="TableRow2668">
          <table:table-cell table:style-name="TableCell2669">
            <text:p text:style-name="P2670">Й</text:p>
          </table:table-cell>
          <table:table-cell table:style-name="TableCell2671">
            <text:p text:style-name="P2672">J</text:p>
          </table:table-cell>
          <table:table-cell table:style-name="TableCell2673">
            <text:p text:style-name="P2674">Ф</text:p>
          </table:table-cell>
          <table:table-cell table:style-name="TableCell2675">
            <text:p text:style-name="P2676">F</text:p>
          </table:table-cell>
          <table:table-cell table:style-name="TableCell2677">
            <text:p text:style-name="Нормальный"/>
          </table:table-cell>
          <table:table-cell table:style-name="TableCell2678">
            <text:p text:style-name="Нормальный"/>
          </table:table-cell>
        </table:table-row>
        <table:table-row table:style-name="TableRow2679">
          <table:table-cell table:style-name="TableCell2680">
            <text:p text:style-name="P2681">К</text:p>
          </table:table-cell>
          <table:table-cell table:style-name="TableCell2682">
            <text:p text:style-name="P2683">K</text:p>
          </table:table-cell>
          <table:table-cell table:style-name="TableCell2684">
            <text:p text:style-name="P2685">X</text:p>
          </table:table-cell>
          <table:table-cell table:style-name="TableCell2686">
            <text:p text:style-name="P2687">H</text:p>
          </table:table-cell>
          <table:table-cell table:style-name="TableCell2688">
            <text:p text:style-name="Нормальный"/>
          </table:table-cell>
          <table:table-cell table:style-name="TableCell2689">
            <text:p text:style-name="Нормальный"/>
          </table:table-cell>
        </table:table-row>
      </table:table>
      <text:p text:style-name="Нормальный"/>
      <text:p text:style-name="Нормальный"><text:bookmark-start text:name="anchor3002"/><text:bookmark-end text:name="anchor3002"/>Соответствие букв русского алфавита - Ч, Ш, Щ, Ю, Я буквам<text:s/>латинского алфавита, приведенное в таблице выше не применяется при изложении информации об индексе местоположения в поле 13, поле 15, поле 16 и поле 17 сообщений о планах полетов воздушных судов и связанных с ними обновленных данных.</text:p>
      <text:p text:style-name="P2690"/>
      <text:p text:style-name="P2706"><text:bookmark-start text:name="anchor40000"/><text:bookmark-end text:name="anchor40000"/><text:span text:style-name="T2707">Приложение N 4 к<text:s/></text:span><text:a xlink:href="#anchor1000" office:target-frame-name="_top" xlink:show="replace"><text:span text:style-name="T2708">Табелю</text:span></text:a><text:span text:style-name="T2709"><text:s/>сообщений о движении воздушных судов в Российской Федерации</text:span></text:p>
      <text:p text:style-name="Нормальный"/>
      <table:table table:style-name="Table2710">
        <table:table-columns>
          <table:table-column table:style-name="TableColumn2711"/>
        </table:table-columns>
        <table:table-row table:style-name="TableRow2712">
          <table:table-cell table:style-name="TableCell2713">
            <text:p text:style-name="P2714"><text:span text:style-name="T2715">ПРЕДСТАВЛЕННЫЙ ПЛАН ПОЛЕТА ВОЗДУШНОГО СУДНА</text:span><text:s/><text:span text:style-name="T2716">(FPL)</text:span></text:p>
          </table:table-cell>
        </table:table-row>
        <table:table-row table:style-name="TableRow2717">
          <table:table-cell table:style-name="TableCell2718">
            <text:p text:style-name="P2719"><text:s text:c="17"/>│ Адресат</text:p>
            <text:p text:style-name="P2720">Срочность <text:s text:c="7"/>├─────────────────────────────────────────────────────────</text:p>
            <text:p text:style-name="P2721">&lt;&lt;=<text:s text:c="14"/>│</text:p>
            <text:p text:style-name="P2722"><text:s text:c="2"/>- <text:s text:c="13"/>├────────────────────────────────────────┬────────────────</text:p>
            <text:p text:style-name="P2723"><text:s text:c="17"/>│ <text:s text:c="39"/>│</text:p>
            <text:p text:style-name="P2724"><text:s text:c="17"/>└────────────────────────────────────────┘ <text:s/>&lt;&lt;"=</text:p>
            <text:p text:style-name="P2725"><text:s text:c="8"/>Дата и время <text:s text:c="5"/>Отправитель<text:s/><text:s text:c="25"/>-</text:p>
            <text:p text:style-name="P2726"><text:s text:c="8"/>представления</text:p>
            <text:p text:style-name="P2727"><text:s text:c="3"/>┌───────────────────┐ <text:s/>┌─────────────────┐ <text:s text:c="16"/>&lt;&lt;"=</text:p>
            <text:p text:style-name="P2728">( <text:s/>│ <text:s text:c="18"/>│ <text:s/>│ <text:s text:c="16"/>│ <text:s text:c="19"/>-</text:p>
            <text:p text:style-name="P2729"><text:s text:c="3"/>└───────────────────┘ <text:s/>└─────────────────┘</text:p>
            <text:p text:style-name="P2730"><text:s text:c="24"/>7<text:s/>Опознавательный <text:s text:c="7"/>8 Правила</text:p>
            <text:p text:style-name="P2731"><text:bookmark-start text:name="anchor4001"/><text:bookmark-end text:name="anchor4001"/><text:s text:c="3"/>3 Тип <text:s text:c="15"/>индекс воздушного <text:s text:c="6"/>полетов и тип</text:p>
            <text:p text:style-name="P2732"><text:s text:c="3"/>сообщения <text:s text:c="15"/>судна <text:s text:c="17"/>полета</text:p>
            <text:p text:style-name="P2733"><text:s text:c="3"/>┌──────────────┐ <text:s text:c="2"/>┌────────────────────┐ <text:s/>┌────────────┐</text:p>
            <text:p text:style-name="P2734"><text:s text:c="2"/>(│ <text:s text:c="13"/>│ - │ <text:s text:c="18"/><text:s/>│ -│ <text:s text:c="11"/>│ <text:s/>&lt;&lt;=</text:p>
            <text:p text:style-name="P2735"><text:s text:c="3"/>│ <text:s text:c="13"/>│ <text:s text:c="2"/>│ <text:s text:c="19"/>│ <text:s/>│ <text:s text:c="11"/>│ <text:s text:c="3"/>-</text:p>
            <text:p text:style-name="P2736"><text:s text:c="3"/>└──────────────┘ <text:s text:c="2"/>└────────────────────┘ <text:s/>└────────────┘</text:p>
            <text:p text:style-name="Нормальный"/>
            <text:p text:style-name="P2737"><text:bookmark-start text:name="anchor4002"/><text:bookmark-end text:name="anchor4002"/>9 Количество, тип воздушных судов, <text:s text:c="10"/>10 Оборудование и</text:p>
            <text:p text:style-name="P2738">категория турбулентного следа<text:s text:c="18"/>возможности</text:p>
            <text:p text:style-name="P2739"><text:s text:c="3"/>┌───────────────────────────────────┐ <text:s text:c="6"/>┌───────────┐</text:p>
            <text:p text:style-name="P2740">- │ <text:s text:c="34"/>│ <text:s text:c="2"/>- <text:s text:c="2"/>│ <text:s text:c="10"/>│ &lt;&lt;=</text:p>
            <text:p text:style-name="P2741"><text:s text:c="3"/>│ <text:s text:c="34"/>│ <text:s text:c="6"/>│ <text:s text:c="10"/>│ <text:s text:c="2"/>-</text:p>
            <text:p text:style-name="P2742"><text:s text:c="3"/>└───────────────────────────────────┘ <text:s text:c="6"/>└───────────┘</text:p>
            <text:p text:style-name="Нормальный"/>
            <text:p text:style-name="P2743"><text:bookmark-start text:name="anchor4003"/><text:bookmark-end text:name="anchor4003"/><text:s text:c="2"/>13 Аэродром и время вылета</text:p>
            <text:p text:style-name="P2744"><text:s text:c="3"/>┌───────────────────────────────────┐</text:p>
            <text:p text:style-name="P2745">- │ <text:s text:c="34"/>│</text:p>
            <text:p text:style-name="P2746"><text:s text:c="3"/>└───────────────────────────────────┘</text:p>
            <text:p text:style-name="Нормальный"/>
            <text:p text:style-name="P2747"><text:bookmark-start text:name="anchor4004"/><text:bookmark-end text:name="anchor4004"/><text:s text:c="2"/>15 Маршрут</text:p>
            <text:p text:style-name="P2748"><text:s text:c="3"/>┌───────────────────────────────────────────────────────────────────────</text:p>
            <text:p text:style-name="P2749">- │</text:p>
            <text:p text:style-name="P2750"><text:s text:c="3"/>├───────────────────────────────────────────────────────────────────────</text:p>
            <text:p text:style-name="P2751"><text:s text:c="3"/>│</text:p>
            <text:p text:style-name="P2752"><text:s text:c="3"/>├───────────────────────────────────────────────────────────────────────</text:p>
            <text:p text:style-name="P2753"><text:s text:c="3"/>│</text:p>
            <text:p text:style-name="P2754"><text:s text:c="3"/>├──────────────────────────────────┬────────────────────────────────────</text:p>
            <text:p text:style-name="P2755"><text:s text:c="3"/>│ <text:s text:c="33"/>│ <text:s text:c="16"/>&lt;&lt;=</text:p>
            <text:p text:style-name="P2756"><text:s text:c="3"/>└──────────────────────────────────┘ <text:s text:c="18"/>-</text:p>
            <text:p text:style-name="Нормальный"/>
            <text:p text:style-name="P2757"><text:bookmark-start text:name="anchor4005"/><text:bookmark-end text:name="anchor4005"/><text:s text:c="2"/>16 Аэродром назначения и общее</text:p>
            <text:p text:style-name="P2758"><text:s text:c="2"/>расчетное истекшее время до посадки,</text:p>
            <text:p text:style-name="P2759"><text:s text:c="2"/>запасной (ые) аэродромы пункта</text:p>
            <text:p text:style-name="P2760"><text:s text:c="2"/>назначения</text:p>
            <text:p text:style-name="P2761"><text:s text:c="3"/>┌────────────────────────────────┐</text:p>
            <text:p text:style-name="P2762"><text:s text:c="3"/>│ <text:s text:c="31"/>│</text:p>
            <text:p text:style-name="P2763"><text:s text:c="3"/>└────────────────────────────────┘</text:p>
            <text:p text:style-name="Нормальный"/>
            <text:p text:style-name="P2764"><text:bookmark-start text:name="anchor4006"/><text:bookmark-end text:name="anchor4006"/><text:s text:c="2"/>18 Прочая информация</text:p>
            <text:soft-page-break/>
            <text:p text:style-name="P2765"><text:s text:c="3"/>┌───────────────────────────────────────────────────────────────────────</text:p>
            <text:p text:style-name="P2766">- │</text:p>
            <text:p text:style-name="P2767"><text:s text:c="3"/>├───────────────────────────────────────────────────────────────────────</text:p>
            <text:p text:style-name="P2768"><text:s text:c="3"/>│</text:p>
            <text:p text:style-name="P2769"><text:s text:c="3"/>├───────────────────────────────────────────────────────────────────────</text:p>
            <text:p text:style-name="P2770"><text:s text:c="3"/>│</text:p>
            <text:p text:style-name="P2771"><text:s text:c="3"/>├──────────────────────────────────┬────────────────────────────────────</text:p>
            <text:p text:style-name="P2772"><text:s text:c="3"/>│<text:s text:c="34"/>│ <text:s text:c="3"/>) <text:s text:c="11"/>&lt;&lt;=</text:p>
            <text:p text:style-name="P2773"><text:s text:c="3"/>└──────────────────────────────────┴───────────────── <text:s/>- ───────────────</text:p>
          </table:table-cell>
        </table:table-row>
      </table:table>
      <text:p text:style-name="P2774"/>
      <table:table table:style-name="Table2775">
        <table:table-columns>
          <table:table-column table:style-name="TableColumn2776"/>
        </table:table-columns>
        <table:table-row table:style-name="TableRow2777">
          <table:table-cell table:style-name="TableCell2778">
            <text:p text:style-name="P2779"><text:bookmark-start text:name="anchor4007"/><text:bookmark-end text:name="anchor4007"/>19 Дополнительная информация (с FPL не передается)</text:p>
            <text:p text:style-name="Нормальный"/>
            <text:p text:style-name="P2780"><text:s text:c="3"/>Запас топлива <text:s text:c="5"/>Число лиц на борту <text:s text:c="3"/>Р/оборудование</text:p>
            <text:p text:style-name="Нормальный"/>
            <text:p text:style-name="P2781"><text:s text:c="5"/>────────┐ <text:s text:c="13"/>──────┐ <text:s text:c="15"/>───┬──┬──┐</text:p>
            <text:p text:style-name="P2782">-Е/ <text:s text:c="9"/>│ <text:s text:c="10"/>Р/ <text:s text:c="6"/>│ <text:s text:c="12"/>R/ <text:s text:c="2"/>U│ V│ E│</text:p>
            <text:p text:style-name="P2783"><text:s text:c="5"/>──┴─┴─┴─┘ <text:s text:c="13"/>──┴─┴─┘ <text:s text:c="15"/>───┴──┴──┘</text:p>
            <text:p text:style-name="P2784"><text:s text:c="4"/>Спасательное</text:p>
            <text:p text:style-name="P2785"><text:s text:c="4"/>оборудование <text:s text:c="12"/>Спасательные жилеты</text:p>
            <text:p text:style-name="P2786"><text:s text:c="4"/>───┬──┬──┬──┐ <text:s text:c="14"/>───┬──┬──┬──┐</text:p>
            <text:p text:style-name="P2787">S/ <text:s text:c="2"/>P │D │M │J │ <text:s text:c="11"/>J/ <text:s/>L │F │U │V │</text:p>
            <text:p text:style-name="P2788"><text:s text:c="4"/>───┴──┴──┴──┘ <text:s text:c="14"/>───┴──┴──┴──┘</text:p>
            <text:p text:style-name="Нормальный"/>
            <text:p text:style-name="P2789"><text:s text:c="2"/>Лодки <text:s/>Число <text:s/>Вместимость <text:s text:c="3"/>Закрытые <text:s text:c="3"/>Цвет</text:p>
            <text:p text:style-name="P2790"><text:s text:c="2"/>┌───┬───┬───────┐ <text:s text:c="11"/>┌────┐ <text:s text:c="2"/>┌───────────┐</text:p>
            <text:p text:style-name="P2791"><text:s text:c="2"/>│D/ │ <text:s text:c="2"/>│ <text:s text:c="6"/>│<text:s text:c="12"/>│ C/ │ <text:s text:c="2"/>│ <text:s text:c="10"/>│ <text:s text:c="6"/>&lt;&lt;=</text:p>
            <text:p text:style-name="P2792"><text:s text:c="2"/>└───┴─┴─┴─┴─┴─┴─┘ <text:s text:c="11"/>└────┘ <text:s text:c="2"/>└───────────┘ <text:s text:c="8"/>-</text:p>
            <text:p text:style-name="P2793"><text:s text:c="2"/>Цвет и знаки воздушного судна</text:p>
            <text:p text:style-name="P2794"><text:s text:c="2"/>──────────────────────────────────────────────────────┐</text:p>
            <text:p text:style-name="P2795">A/ <text:s text:c="53"/>│</text:p>
            <text:p text:style-name="P2796"><text:s text:c="2"/>──────────────────────────────────────────────────────┘</text:p>
            <text:p text:style-name="Нормальный"/>
            <text:p text:style-name="P2797"><text:s text:c="7"/>Примечание</text:p>
            <text:p text:style-name="P2798">────┬──────────────────────────────────────────────────────────────────────</text:p>
            <text:p text:style-name="P2799">N/ <text:s/>│</text:p>
            <text:p text:style-name="P2800"><text:s text:c="4"/>├──────────────────────────────────────────────────────────────────────</text:p>
            <text:p text:style-name="P2801"><text:s text:c="4"/>│</text:p>
            <text:p text:style-name="P2802">────┴──────────────────────────────────────────────────────────────────────</text:p>
            <text:p text:style-name="P2803"><text:s text:c="3"/>Командир воздушного судна (фамилия, имя, отчество)</text:p>
            <text:p text:style-name="P2804">──────┬─────────────────┬────────────────┬──────────────┐</text:p>
            <text:p text:style-name="P2805"><text:s text:c="2"/>C/ <text:s/>│ <text:s text:c="16"/>│ <text:s text:c="15"/>│ <text:s text:c="13"/>│)&lt;&lt;=</text:p>
            <text:p text:style-name="P2806">──────┴─────────────────┴────────────────┴──────────────┘ <text:s text:c="2"/>-</text:p>
            <text:p text:style-name="P2807"><text:s text:c="6"/>┌────────────────────────────────────────────────┐</text:p>
            <text:p text:style-name="P2808"><text:s text:c="6"/>│ <text:s text:c="47"/>│</text:p>
            <text:p text:style-name="P2809"><text:s text:c="6"/>│ <text:s text:c="47"/>│</text:p>
          </table:table-cell>
        </table:table-row>
      </table:table>
      <text:p text:style-name="P2810"/>
      <table:table table:style-name="Table2811">
        <table:table-columns>
          <table:table-column table:style-name="TableColumn2812"/>
        </table:table-columns>
        <table:table-row table:style-name="TableRow2813">
          <table:table-cell table:style-name="TableCell2814">
            <text:h text:style-name="Заголовок1" text:outline-level="1">FLIGH PLAN (FPL)</text:h>
          </table:table-cell>
        </table:table-row>
        <table:table-row table:style-name="TableRow2815">
          <table:table-cell table:style-name="TableCell2816">
            <text:p text:style-name="P2817"><text:s text:c="17"/>│<text:s/>ADDRESSEE(S)</text:p>
            <text:p text:style-name="P2818">PRIORITY <text:s text:c="8"/>├─────────────────────────────────────────────────────────</text:p>
            <text:p text:style-name="P2819">&lt;&lt;= <text:s text:c="13"/>│</text:p>
            <text:p text:style-name="P2820"><text:s text:c="2"/>- <text:s text:c="13"/>├────────────────────────────────────────┬────────────────</text:p>
            <text:p text:style-name="P2821"><text:s text:c="17"/>│ <text:s text:c="39"/>│</text:p>
            <text:p text:style-name="P2822"><text:s text:c="12"/><text:s text:c="5"/>└────────────────────────────────────────┘ <text:s/>&lt;&lt;=</text:p>
            <text:p text:style-name="P2823"><text:s text:c="8"/>FILING DATE <text:s text:c="8"/>ORIGINATOR <text:s text:c="24"/>-</text:p>
            <text:p text:style-name="P2824"><text:s text:c="8"/>AND TIME</text:p>
            <text:p text:style-name="P2825"><text:s text:c="3"/>┌───────────────────┐ <text:s/>┌─────────────────┐ <text:s text:c="16"/>&lt;&lt;=</text:p>
            <text:p text:style-name="P2826">( <text:s/>│ <text:s text:c="18"/>│ <text:s/>│ <text:s text:c="16"/>│<text:s text:c="20"/>-</text:p>
            <text:soft-page-break/>
            <text:p text:style-name="P2827"><text:s text:c="3"/>└───────────────────┘ <text:s/>└─────────────────┘</text:p>
            <text:p text:style-name="P2828"><text:s text:c="49"/>8 FLIGHT RULES</text:p>
            <text:p text:style-name="P2829"><text:s text:c="3"/>3 MESSAGE <text:s text:c="11"/>7 AIRCRAFT <text:s text:c="15"/>AND TYPE OF</text:p>
            <text:p text:style-name="P2830"><text:s text:c="5"/>TYPE <text:s text:c="14"/>IDENTIFICTION <text:s text:c="13"/>FLIGHT</text:p>
            <text:p text:style-name="P2831"><text:s text:c="3"/>┌──────────────┐ <text:s text:c="2"/>┌────────────────────┐ <text:s/>┌────────────┐</text:p>
            <text:p text:style-name="P2832">( <text:s/>│ <text:s text:c="13"/>│ - │ <text:s text:c="19"/>│ -│ <text:s text:c="11"/>│ <text:s/>&lt;&lt;=</text:p>
            <text:p text:style-name="P2833"><text:s text:c="3"/>│ <text:s text:c="13"/>│ <text:s text:c="2"/>│ <text:s text:c="19"/>│ <text:s/>│ <text:s text:c="11"/>│ <text:s text:c="3"/>-</text:p>
            <text:p text:style-name="P2834"><text:s text:c="3"/>└──────────────┘ <text:s text:c="2"/>└────────────────────┘ <text:s/>└────────────┘</text:p>
            <text:p text:style-name="Нормальный"/>
            <text:p text:style-name="P2835">9 NUMBER, TYPE OF AIRCRAFT AND WAKE <text:s text:c="9"/>10 EQUIPMENT</text:p>
            <text:p text:style-name="P2836"><text:s text:c="3"/>TURBULENCE CAT</text:p>
            <text:p text:style-name="P2837"><text:s text:c="3"/>┌───────────────────────────────────┐ <text:s text:c="6"/>┌───────────┐</text:p>
            <text:p text:style-name="P2838">- │ <text:s text:c="34"/>│ <text:s text:c="2"/>- <text:s text:c="2"/>│ <text:s text:c="10"/>│ &lt;&lt;=</text:p>
            <text:p text:style-name="P2839"><text:s text:c="3"/>│ <text:s text:c="34"/>│ <text:s text:c="6"/>│ <text:s text:c="10"/>│ <text:s text:c="2"/>-</text:p>
            <text:p text:style-name="P2840"><text:s text:c="3"/>└───────────────────────────────────┘ <text:s text:c="6"/>└───────────┘</text:p>
            <text:p text:style-name="Нормальный"/>
            <text:p text:style-name="P2841"><text:s text:c="2"/>13 DEPARTURE AERODROME AND TIME</text:p>
            <text:p text:style-name="P2842"><text:s text:c="3"/>┌───────────────────────────────────┐</text:p>
            <text:p text:style-name="P2843">- │ <text:s text:c="34"/>│</text:p>
            <text:p text:style-name="P2844"><text:s text:c="3"/>└───────────────────────────────────┘</text:p>
            <text:p text:style-name="Нормальный"/>
            <text:p text:style-name="P2845"><text:s text:c="2"/>15 CRUISING SPEED, LEVEL, ROUTE</text:p>
            <text:p text:style-name="P2846"><text:s text:c="3"/>┌───────────────────────────────────────────────────────────────</text:p>
            <text:p text:style-name="P2847">- │</text:p>
            <text:p text:style-name="P2848"><text:s text:c="3"/>├───────────────────────────────────────────────────────────────</text:p>
            <text:p text:style-name="P2849"><text:s text:c="3"/>│</text:p>
            <text:p text:style-name="P2850"><text:s text:c="3"/>├───────────────────────────────────────────────────────────────</text:p>
            <text:p text:style-name="P2851"><text:s text:c="3"/>│</text:p>
            <text:p text:style-name="P2852"><text:s text:c="3"/>├──────────────────────────────────┬────────────────────────────</text:p>
            <text:p text:style-name="P2853"><text:s text:c="3"/>│ <text:s text:c="33"/>│ <text:s text:c="16"/>&lt;&lt;=</text:p>
            <text:p text:style-name="P2854"><text:s text:c="3"/>└──────────────────────────────────┘ <text:s text:c="18"/>-</text:p>
            <text:p text:style-name="Нормальный"/>
            <text:p text:style-name="P2855"><text:s text:c="2"/>16 DESTINATION AERODROME, TOTAL</text:p>
            <text:p text:style-name="P2856"><text:s text:c="2"/>EET AND ALTN AERODROMES</text:p>
            <text:p text:style-name="P2857"><text:s text:c="3"/>┌────────────────────────────────┐</text:p>
            <text:p text:style-name="P2858"><text:s text:c="3"/>│<text:s text:c="32"/>│</text:p>
            <text:p text:style-name="P2859"><text:s text:c="3"/>└────────────────────────────────┘</text:p>
            <text:p text:style-name="Нормальный"/>
            <text:p text:style-name="P2860"><text:s text:c="2"/>18 OTHER INFORMATION</text:p>
            <text:p text:style-name="P2861"><text:s text:c="3"/>┌───────────────────────────────────────────────────────────────────────</text:p>
            <text:p text:style-name="P2862">- │</text:p>
            <text:p text:style-name="P2863"><text:s text:c="3"/>├───────────────────────────────────────────────────────────────────────</text:p>
            <text:p text:style-name="P2864"><text:s text:c="3"/>│</text:p>
            <text:p text:style-name="P2865"><text:s text:c="3"/>├───────────────────────────────────────────────────────────────────────</text:p>
            <text:p text:style-name="P2866"><text:s text:c="3"/>│</text:p>
            <text:p text:style-name="P2867"><text:s text:c="3"/>├──────────────────────────────────┬────────────────────────────────────</text:p>
            <text:p text:style-name="P2868"><text:s text:c="3"/>│ <text:s text:c="33"/>│) <text:s text:c="15"/>&lt;&lt;=</text:p>
            <text:p text:style-name="P2869"><text:s text:c="3"/>└──────────────────────────────────┘ <text:s text:c="18"/>-</text:p>
          </table:table-cell>
        </table:table-row>
      </table:table>
      <text:p text:style-name="P2870"/>
      <table:table table:style-name="Table2871">
        <table:table-columns>
          <table:table-column table:style-name="TableColumn2872"/>
        </table:table-columns>
        <table:table-row table:style-name="TableRow2873">
          <table:table-cell table:style-name="TableCell2874">
            <text:p text:style-name="P2875">19 SUPPLEMENTARY INFOERMATION (NOT TO BE TRANSMITTED IN</text:p>
            <text:p text:style-name="P2876"><text:s text:c="25"/>FPL MESSAGES)</text:p>
            <text:p text:style-name="Нормальный"/>
            <text:p text:style-name="P2877"><text:s text:c="3"/>ENDURANCE <text:s text:c="9"/>PERSONS ON BOARD <text:s text:c="8"/>EMERGENCY RADIO</text:p>
            <text:p text:style-name="P2878"><text:s text:c="3"/>(HR MIN)</text:p>
            <text:p text:style-name="P2879"><text:s text:c="5"/>────────┐<text:s text:c="14"/>──────┐ <text:s text:c="15"/>┌──┬──┬──┐</text:p>
            <text:p text:style-name="P2880">-Е/ <text:s text:c="9"/>│ <text:s text:c="10"/>Р/ <text:s text:c="6"/>│ <text:s text:c="12"/>R/ │ U│ V│ E│</text:p>
            <text:p text:style-name="P2881"><text:s text:c="5"/>──┴─┴─┴─┘ <text:s text:c="13"/>──┴─┴─┘ <text:s text:c="15"/>└──┴──┴──┘</text:p>
            <text:soft-page-break/>
            <text:p text:style-name="P2882"><text:s text:c="4"/>SURVIVAL</text:p>
            <text:p text:style-name="P2883"><text:s text:c="4"/>EQUIPMENT <text:s text:c="19"/>JACKETS</text:p>
            <text:p text:style-name="P2884"><text:s text:c="4"/>───┬──┬──┬──┐ <text:s text:c="12"/><text:s text:c="2"/>───┬──┬──┬──┐</text:p>
            <text:p text:style-name="P2885">S/ <text:s text:c="2"/>P │D │M │J │ <text:s text:c="11"/>J/ <text:s/>L │F │U │V │</text:p>
            <text:p text:style-name="P2886"><text:s text:c="4"/>───┴──┴──┴──┘ <text:s text:c="14"/>───┴──┴──┴──┘</text:p>
            <text:p text:style-name="Нормальный"/>
            <text:p text:style-name="P2887"><text:s text:c="2"/>DINGHIES NUMBER CAPACITY <text:s text:c="4"/>COVER <text:s text:c="6"/>COLOUR</text:p>
            <text:p text:style-name="P2888"><text:s text:c="2"/>────┬───┬───────┐ <text:s text:c="11"/>┌────┐ <text:s text:c="2"/>┌───────────┐</text:p>
            <text:p text:style-name="P2889"><text:s text:c="3"/>D/ │ <text:s text:c="2"/>│ <text:s text:c="6"/>│ <text:s text:c="11"/>│ C/ │ <text:s text:c="2"/>│ <text:s/><text:s text:c="9"/>│ <text:s text:c="6"/>&lt;&lt;=</text:p>
            <text:p text:style-name="P2890"><text:s text:c="2"/>────┴─┴─┴─┴─┴─┴─┘ <text:s text:c="11"/>└────┘ <text:s text:c="2"/>└───────────┘ <text:s text:c="8"/>-</text:p>
            <text:p text:style-name="P2891"><text:s text:c="2"/>AIRCRAFT COLOUR AND MARKINGS</text:p>
            <text:p text:style-name="P2892"><text:s text:c="2"/>──────────────────────────────────────────────────────┐</text:p>
            <text:p text:style-name="P2893">A/ <text:s text:c="53"/>│</text:p>
            <text:p text:style-name="P2894"><text:s text:c="2"/>──────────────────────────────────────────────────────┘</text:p>
            <text:p text:style-name="Нормальный"/>
            <text:p text:style-name="P2895"><text:s text:c="7"/>REMARKS</text:p>
            <text:p text:style-name="P2896">────┬──────────────────────────────────────────────────────────────────────</text:p>
            <text:p text:style-name="P2897">N/ <text:s/>│</text:p>
            <text:p text:style-name="P2898"><text:s text:c="4"/>├──────────────────────────────────────────────────────────────────────</text:p>
            <text:p text:style-name="P2899"><text:s text:c="4"/>│</text:p>
            <text:p text:style-name="P2900">────┴──────────────────────────────────────────────────────────────────────</text:p>
            <text:p text:style-name="P2901"><text:s text:c="3"/>PILOT-IN-COMMAND</text:p>
            <text:p text:style-name="P2902">──────┬──────────────────┬──────────────┬───────────────┐</text:p>
            <text:p text:style-name="P2903"><text:s text:c="2"/>C/ <text:s/>│ <text:s text:c="17"/>│ <text:s text:c="13"/>│ <text:s text:c="14"/>│)&lt;&lt;=</text:p>
            <text:p text:style-name="P2904">──────┴──────────────────┴──────────────┴───────────────┘ <text:s text:c="2"/>-</text:p>
            <text:p text:style-name="Нормальный"/>
            <text:p text:style-name="P2905"><text:s text:c="8"/>FILED BY</text:p>
            <text:p text:style-name="P2906"><text:s text:c="6"/>┌────────────────────────────────────────────────┐</text:p>
            <text:p text:style-name="P2907"><text:s text:c="6"/>│ <text:s text:c="47"/>│</text:p>
            <text:p text:style-name="P2908"><text:s text:c="6"/>│ <text:s text:c="47"/>│</text:p>
          </table:table-cell>
        </table:table-row>
      </table:table>
      <text:p text:style-name="P2909"/>
      <text:p text:style-name="P2925"><text:bookmark-start text:name="anchor50000"/><text:bookmark-end text:name="anchor50000"/><text:span text:style-name="T2926">Приложение N 5 к<text:s/></text:span><text:a xlink:href="#anchor1000" office:target-frame-name="_top" xlink:show="replace"><text:span text:style-name="T2927">Табелю</text:span></text:a><text:span text:style-name="T2928"><text:s/>сообщений о движении воздушных судов в Российской Федерации</text:span></text:p>
      <text:p text:style-name="Нормальный"/>
      <text:h text:style-name="Заголовок1" text:outline-level="1">Перечень повторяющихся планов полета</text:h>
      <text:p text:style-name="Нормальный"/>
      <table:table table:style-name="Table2929">
        <table:table-columns>
          <table:table-column table:style-name="TableColumn2930"/>
          <table:table-column table:style-name="TableColumn2931"/>
          <table:table-column table:style-name="TableColumn2932"/>
          <table:table-column table:style-name="TableColumn2933"/>
          <table:table-column table:style-name="TableColumn2934"/>
          <table:table-column table:style-name="TableColumn2935"/>
          <table:table-column table:style-name="TableColumn2936"/>
          <table:table-column table:style-name="TableColumn2937"/>
          <table:table-column table:style-name="TableColumn2938"/>
          <table:table-column table:style-name="TableColumn2939"/>
          <table:table-column table:style-name="TableColumn2940"/>
          <table:table-column table:style-name="TableColumn2941"/>
          <table:table-column table:style-name="TableColumn2942"/>
          <table:table-column table:style-name="TableColumn2943"/>
          <table:table-column table:style-name="TableColumn2944"/>
          <table:table-column table:style-name="TableColumn2945"/>
          <table:table-column table:style-name="TableColumn2946"/>
          <table:table-column table:style-name="TableColumn2947"/>
          <table:table-column table:style-name="TableColumn2948"/>
          <table:table-column table:style-name="TableColumn2949"/>
          <table:table-column table:style-name="TableColumn2950"/>
          <table:table-column table:style-name="TableColumn2951"/>
          <table:table-column table:style-name="TableColumn2952"/>
        </table:table-columns>
        <table:table-row table:style-name="TableRow2953">
          <table:table-cell table:style-name="TableCell2954" table:number-columns-spanned="10">
            <text:p text:style-name="P2955"><text:bookmark-start text:name="anchor5001"/><text:bookmark-end text:name="anchor5001"/>А Эксплуатант __________________________________</text:p>
            <text:p text:style-name="P2956"><text:s text:c="16"/>полное наименование</text:p>
            <text:p text:style-name="P2957">________________________________________________</text:p>
            <text:p text:style-name="P2958"><text:s text:c="13"/>предприятия (авиакомпании)</text:p>
          </table:table-cell>
          <table:covered-table-cell/>
          <table:covered-table-cell/>
          <table:covered-table-cell/>
          <table:covered-table-cell/>
          <table:covered-table-cell/>
          <table:covered-table-cell/>
          <table:covered-table-cell/>
          <table:covered-table-cell/>
          <table:covered-table-cell/>
          <table:table-cell table:style-name="TableCell2959" table:number-columns-spanned="5">
            <text:p text:style-name="Прижатыйвлево">В Адресат( ы)</text:p>
          </table:table-cell>
          <table:covered-table-cell/>
          <table:covered-table-cell/>
          <table:covered-table-cell/>
          <table:covered-table-cell/>
          <table:table-cell table:style-name="TableCell2960" table:number-columns-spanned="3">
            <text:p text:style-name="Прижатыйвлево">С Аэродром(ы)вылета</text:p>
          </table:table-cell>
          <table:covered-table-cell/>
          <table:covered-table-cell/>
          <table:table-cell table:style-name="TableCell2961">
            <text:p text:style-name="Прижатыйвлево">D</text:p>
            <text:p text:style-name="Прижатыйвлево">Дата</text:p>
            <text:p text:style-name="Прижатыйвлево">г.м.д.<text:a xlink:href="#anchor5551" office:target-frame-name="_top" xlink:show="replace">*</text:a></text:p>
          </table:table-cell>
          <table:table-cell table:style-name="TableCell2962" table:number-columns-spanned="3">
            <text:p text:style-name="Прижатыйвлево">Е</text:p>
            <text:p text:style-name="Прижатыйвлево">Серийн..</text:p>
            <text:p text:style-name="Нормальный"/>
            <text:p text:style-name="Нормальный"/>
            <text:p text:style-name="Прижатыйвлево">_ _-_ _</text:p>
          </table:table-cell>
          <table:covered-table-cell/>
          <table:covered-table-cell/>
          <table:table-cell table:style-name="TableCell2963">
            <text:p text:style-name="Прижатыйвлево">F</text:p>
            <text:p text:style-name="Прижатыйвлево">Страница</text:p>
            <text:p text:style-name="Нормальный"/>
            <text:p text:style-name="Прижатыйвлево">_ _ - _ _</text:p>
          </table:table-cell>
        </table:table-row>
        <table:table-row table:style-name="TableRow2964">
          <table:table-cell table:style-name="TableCell2965" table:number-columns-spanned="10">
            <text:p text:style-name="P2966">┌───────────────┐ <text:s text:c="3"/>┌─────────────────┐</text:p>
            <text:p text:style-name="P2967">│ <text:s text:c="14"/>│ <text:s text:c="3"/>│ <text:s text:c="16"/>│</text:p>
            <text:p text:style-name="P2968">└───────────────┘ <text:s text:c="3"/>└─────────────────┘</text:p>
            <text:p text:style-name="P2969">3-буквенный код <text:s text:c="6"/>2-буквенный код</text:p>
          </table:table-cell>
          <table:covered-table-cell/>
          <table:covered-table-cell/>
          <table:covered-table-cell/>
          <table:covered-table-cell/>
          <table:covered-table-cell/>
          <table:covered-table-cell/>
          <table:covered-table-cell/>
          <table:covered-table-cell/>
          <table:covered-table-cell/>
          <table:table-cell table:style-name="TableCell2970" table:number-columns-spanned="5">
            <text:p text:style-name="Прижатыйвлево"><text:bookmark-start text:name="anchor5002"/><text:bookmark-end text:name="anchor5002"/>G</text:p>
            <text:p text:style-name="Прижатыйвлево">Дополнительные данные в (<text:a xlink:href="#anchor4007" office:target-frame-name="_top" xlink:show="replace">п. 19</text:a>):</text:p>
            <text:p text:style-name="Нормальный"/>
          </table:table-cell>
          <table:covered-table-cell/>
          <table:covered-table-cell/>
          <table:covered-table-cell/>
          <table:covered-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row>
        <table:table-row table:style-name="TableRow2971">
          <table:table-cell table:style-name="TableCell2972">
            <text:p text:style-name="Прижатыйвлево"><text:bookmark-start text:name="anchor5003"/><text:bookmark-end text:name="anchor5003"/>H</text:p>
          </table:table-cell>
          <table:table-cell table:style-name="TableCell2973">
            <text:p text:style-name="Прижатыйвлево">I</text:p>
            <text:p text:style-name="Прижатыйвлево">Действителен с<text:a xlink:href="#anchor5551" office:target-frame-name="_top" xlink:show="replace">*</text:a> г.,м.,д.</text:p>
          </table:table-cell>
          <table:table-cell table:style-name="TableCell2974">
            <text:p text:style-name="Прижатыйвлево">J</text:p>
            <text:p text:style-name="Прижатыйвлево">Действителен по<text:a xlink:href="#anchor5551" office:target-frame-name="_top" xlink:show="replace">*</text:a> г., м., д.</text:p>
          </table:table-cell>
          <table:table-cell table:style-name="TableCell2975" table:number-columns-spanned="7">
            <text:p text:style-name="Прижатыйвлево">К</text:p>
            <text:p text:style-name="Прижатыйвлево">Дни полетов</text:p>
          </table:table-cell>
          <table:covered-table-cell/>
          <table:covered-table-cell/>
          <table:covered-table-cell/>
          <table:covered-table-cell/>
          <table:covered-table-cell/>
          <table:covered-table-cell/>
          <table:table-cell table:style-name="TableCell2976">
            <text:p text:style-name="Прижатыйвлево">L</text:p>
            <text:p text:style-name="Прижатыйвлево">Опознавательный индекс ВС (<text:a xlink:href="#anchor4001" office:target-frame-name="_top" xlink:show="replace">п. 7</text:a>)</text:p>
          </table:table-cell>
          <table:table-cell table:style-name="TableCell2977" table:number-columns-spanned="2">
            <text:p text:style-name="Прижатыйвлево">М</text:p>
            <text:p text:style-name="Прижатыйвлево">Тип ВС и категория турбулентности следа</text:p>
          </table:table-cell>
          <table:covered-table-cell/>
          <table:table-cell table:style-name="TableCell2978" table:number-columns-spanned="2">
            <text:p text:style-name="Прижатыйвлево">N</text:p>
            <text:p text:style-name="Прижатыйвлево">Аэродром и время вылета (<text:a xlink:href="#anchor4003" office:target-frame-name="_top" xlink:show="replace">п. 13</text:a>)</text:p>
          </table:table-cell>
          <table:covered-table-cell/>
          <table:table-cell table:style-name="TableCell2979" table:number-columns-spanned="3">
            <text:p text:style-name="Прижатыйвлево">О</text:p>
            <text:p text:style-name="Прижатыйвлево">Маршрут (<text:a xlink:href="#anchor4004" office:target-frame-name="_top" xlink:show="replace">п. 15</text:a>)</text:p>
            <text:p text:style-name="Нормальный"/>
          </table:table-cell>
          <table:covered-table-cell/>
          <table:covered-table-cell/>
          <table:table-cell table:style-name="TableCell2980" table:number-columns-spanned="3">
            <text:p text:style-name="Прижатыйвлево">Р</text:p>
            <text:p text:style-name="Прижатыйвлево">Аэродром назначения и общее расчетное<text:s/>истекшее время (<text:a xlink:href="#anchor4005" office:target-frame-name="_top" xlink:show="replace">п. 16</text:a>)</text:p>
            <text:p text:style-name="Нормальный"/>
          </table:table-cell>
          <table:covered-table-cell/>
          <table:covered-table-cell/>
          <table:table-cell table:style-name="TableCell2981" table:number-columns-spanned="2">
            <text:p text:style-name="Прижатыйвлево">Q</text:p>
            <text:p text:style-name="Прижатыйвлево">Примечания</text:p>
            <text:p text:style-name="Нормальный"/>
            <text:p text:style-name="Нормальный"/>
            <text:p text:style-name="Нормальный"/>
          </table:table-cell>
          <table:covered-table-cell/>
        </table:table-row>
        <table:table-row table:style-name="TableRow2982">
          <table:table-cell table:style-name="TableCell2983">
            <text:p text:style-name="Прижатыйвлево">+</text:p>
            <text:p text:style-name="Прижатыйвлево">-</text:p>
          </table:table-cell>
          <table:table-cell table:style-name="TableCell2984" table:number-columns-spanned="2">
            <text:p text:style-name="Прижатыйвлево">Крейсерские</text:p>
          </table:table-cell>
          <table:covered-table-cell/>
          <table:table-cell table:style-name="TableCell2985">
            <text:p text:style-name="Нормальный"/>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row>
        <table:table-row table:style-name="TableRow2986">
          <table:table-cell table:style-name="TableCell2987">
            <text:p text:style-name="Прижатыйвлево">1</text:p>
          </table:table-cell>
          <table:table-cell table:style-name="TableCell2988">
            <text:p text:style-name="Прижатыйвлево">2</text:p>
          </table:table-cell>
          <table:table-cell table:style-name="TableCell2989">
            <text:p text:style-name="Прижатыйвлево">3</text:p>
          </table:table-cell>
          <table:table-cell table:style-name="TableCell2990">
            <text:p text:style-name="Прижатыйвлево">4</text:p>
          </table:table-cell>
          <table:table-cell table:style-name="TableCell2991">
            <text:p text:style-name="Прижатыйвлево">5</text:p>
          </table:table-cell>
          <table:table-cell table:style-name="TableCell2992">
            <text:p text:style-name="Прижатыйвлево">6</text:p>
          </table:table-cell>
          <table:table-cell table:style-name="TableCell2993">
            <text:p text:style-name="Прижатыйвлево">7</text:p>
          </table:table-cell>
          <table:table-cell table:style-name="TableCell2994">
            <text:p text:style-name="Прижатыйвлево">скорость</text:p>
          </table:table-cell>
          <table:table-cell table:style-name="TableCell2995">
            <text:p text:style-name="Прижатыйвлево">эшелон</text:p>
          </table:table-cell>
          <table:table-cell table:style-name="TableCell2996">
            <text:p text:style-name="P2997">маршрут</text:p>
          </table:table-cell>
          <table:table-cell>
            <text:p text:style-name="P2997"/>
          </table:table-cell>
          <table:table-cell>
            <text:p text:style-name="P2997"/>
          </table:table-cell>
          <table:table-cell>
            <text:p text:style-name="P2997"/>
          </table:table-cell>
          <table:table-cell>
            <text:p text:style-name="P2997"/>
          </table:table-cell>
          <table:table-cell>
            <text:p text:style-name="P2997"/>
          </table:table-cell>
          <table:table-cell>
            <text:p text:style-name="P2997"/>
          </table:table-cell>
          <table:table-cell>
            <text:p text:style-name="P2997"/>
          </table:table-cell>
          <table:table-cell>
            <text:p text:style-name="P2997"/>
          </table:table-cell>
          <table:table-cell>
            <text:p text:style-name="P2997"/>
          </table:table-cell>
          <table:table-cell>
            <text:p text:style-name="P2997"/>
          </table:table-cell>
          <table:table-cell>
            <text:p text:style-name="P2997"/>
          </table:table-cell>
          <table:table-cell>
            <text:p text:style-name="P2997"/>
          </table:table-cell>
          <table:table-cell>
            <text:p text:style-name="P2997"/>
          </table:table-cell>
        </table:table-row>
        <table:table-row table:style-name="TableRow2998">
          <table:table-cell table:style-name="TableCell2999">
            <text:p text:style-name="Нормальный"/>
          </table:table-cell>
          <table:table-cell table:style-name="TableCell3000">
            <text:p text:style-name="Нормальный"/>
          </table:table-cell>
          <table:table-cell table:style-name="TableCell3001">
            <text:p text:style-name="Нормальный"/>
          </table:table-cell>
          <table:table-cell table:style-name="TableCell3002">
            <text:p text:style-name="Нормальный"/>
          </table:table-cell>
          <table:table-cell table:style-name="TableCell3003">
            <text:p text:style-name="Нормальный"/>
          </table:table-cell>
          <table:table-cell table:style-name="TableCell3004">
            <text:p text:style-name="Нормальный"/>
          </table:table-cell>
          <table:table-cell table:style-name="TableCell3005">
            <text:p text:style-name="Нормальный"/>
          </table:table-cell>
          <table:table-cell table:style-name="TableCell3006">
            <text:p text:style-name="Нормальный"/>
          </table:table-cell>
          <table:table-cell table:style-name="TableCell3007">
            <text:p text:style-name="Нормальный"/>
          </table:table-cell>
          <table:table-cell table:style-name="TableCell3008">
            <text:p text:style-name="Нормальный"/>
          </table:table-cell>
          <table:table-cell table:style-name="TableCell3009">
            <text:p text:style-name="Нормальный"/>
          </table:table-cell>
          <table:table-cell table:style-name="TableCell3010">
            <text:p text:style-name="Нормальный"/>
          </table:table-cell>
          <table:table-cell table:style-name="TableCell3011">
            <text:p text:style-name="Нормальный"/>
          </table:table-cell>
          <table:table-cell table:style-name="TableCell3012">
            <text:p text:style-name="Нормальный"/>
          </table:table-cell>
          <table:table-cell table:style-name="TableCell3013">
            <text:p text:style-name="Нормальный"/>
          </table:table-cell>
          <table:table-cell table:style-name="TableCell3014">
            <text:p text:style-name="Нормальный"/>
          </table:table-cell>
          <table:table-cell table:style-name="TableCell3015">
            <text:p text:style-name="Нормальный"/>
          </table:table-cell>
          <table:table-cell table:style-name="TableCell3016">
            <text:p text:style-name="Нормальный"/>
          </table:table-cell>
          <table:table-cell table:style-name="TableCell3017" table:number-columns-spanned="2">
            <text:p text:style-name="Нормальный"/>
          </table:table-cell>
          <table:covered-table-cell/>
          <table:table-cell table:style-name="TableCell3018">
            <text:p text:style-name="Нормальный"/>
          </table:table-cell>
          <table:table-cell table:style-name="TableCell3019" table:number-columns-spanned="2">
            <text:p text:style-name="Нормальный"/>
          </table:table-cell>
          <table:covered-table-cell/>
        </table:table-row>
        <table:table-row table:style-name="TableRow3020">
          <table:table-cell table:style-name="TableCell3021">
            <text:p text:style-name="Нормальный"/>
          </table:table-cell>
          <table:table-cell table:style-name="TableCell3022">
            <text:p text:style-name="Нормальный"/>
          </table:table-cell>
          <table:table-cell table:style-name="TableCell3023">
            <text:p text:style-name="Нормальный"/>
          </table:table-cell>
          <table:table-cell table:style-name="TableCell3024">
            <text:p text:style-name="Нормальный"/>
          </table:table-cell>
          <table:table-cell table:style-name="TableCell3025">
            <text:p text:style-name="Нормальный"/>
          </table:table-cell>
          <table:table-cell table:style-name="TableCell3026">
            <text:p text:style-name="Нормальный"/>
          </table:table-cell>
          <table:table-cell table:style-name="TableCell3027">
            <text:p text:style-name="Нормальный"/>
          </table:table-cell>
          <table:table-cell table:style-name="TableCell3028">
            <text:p text:style-name="Нормальный"/>
          </table:table-cell>
          <table:table-cell table:style-name="TableCell3029">
            <text:p text:style-name="Нормальный"/>
          </table:table-cell>
          <table:table-cell table:style-name="TableCell3030">
            <text:p text:style-name="Нормальный"/>
          </table:table-cell>
          <table:table-cell table:style-name="TableCell3031">
            <text:p text:style-name="Нормальный"/>
          </table:table-cell>
          <table:table-cell table:style-name="TableCell3032">
            <text:p text:style-name="Нормальный"/>
          </table:table-cell>
          <table:table-cell table:style-name="TableCell3033">
            <text:p text:style-name="Нормальный"/>
          </table:table-cell>
          <table:table-cell table:style-name="TableCell3034">
            <text:p text:style-name="Нормальный"/>
          </table:table-cell>
          <table:table-cell table:style-name="TableCell3035">
            <text:p text:style-name="Нормальный"/>
          </table:table-cell>
          <table:table-cell table:style-name="TableCell3036">
            <text:p text:style-name="Нормальный"/>
          </table:table-cell>
          <table:table-cell table:style-name="TableCell3037">
            <text:p text:style-name="Нормальный"/>
          </table:table-cell>
          <table:table-cell table:style-name="TableCell3038">
            <text:p text:style-name="Нормальный"/>
          </table:table-cell>
          <table:table-cell table:style-name="TableCell3039" table:number-columns-spanned="2">
            <text:p text:style-name="Нормальный"/>
          </table:table-cell>
          <table:covered-table-cell/>
          <table:table-cell table:style-name="TableCell3040">
            <text:p text:style-name="Нормальный"/>
          </table:table-cell>
          <table:table-cell table:style-name="TableCell3041" table:number-columns-spanned="2">
            <text:p text:style-name="Нормальный"/>
          </table:table-cell>
          <table:covered-table-cell/>
        </table:table-row>
        <table:table-row table:style-name="TableRow3042">
          <table:table-cell table:style-name="TableCell3043">
            <text:p text:style-name="Нормальный"/>
          </table:table-cell>
          <table:table-cell table:style-name="TableCell3044">
            <text:p text:style-name="Нормальный"/>
          </table:table-cell>
          <table:table-cell table:style-name="TableCell3045">
            <text:p text:style-name="Нормальный"/>
          </table:table-cell>
          <table:table-cell table:style-name="TableCell3046">
            <text:p text:style-name="Нормальный"/>
          </table:table-cell>
          <table:table-cell table:style-name="TableCell3047">
            <text:p text:style-name="Нормальный"/>
          </table:table-cell>
          <table:table-cell table:style-name="TableCell3048">
            <text:p text:style-name="Нормальный"/>
          </table:table-cell>
          <table:table-cell table:style-name="TableCell3049">
            <text:p text:style-name="Нормальный"/>
          </table:table-cell>
          <table:table-cell table:style-name="TableCell3050">
            <text:p text:style-name="Нормальный"/>
          </table:table-cell>
          <table:table-cell table:style-name="TableCell3051">
            <text:p text:style-name="Нормальный"/>
          </table:table-cell>
          <table:table-cell table:style-name="TableCell3052">
            <text:p text:style-name="Нормальный"/>
          </table:table-cell>
          <table:table-cell table:style-name="TableCell3053">
            <text:p text:style-name="Нормальный"/>
          </table:table-cell>
          <table:table-cell table:style-name="TableCell3054">
            <text:p text:style-name="Нормальный"/>
          </table:table-cell>
          <table:table-cell table:style-name="TableCell3055">
            <text:p text:style-name="Нормальный"/>
          </table:table-cell>
          <table:table-cell table:style-name="TableCell3056">
            <text:p text:style-name="Нормальный"/>
          </table:table-cell>
          <table:table-cell table:style-name="TableCell3057">
            <text:p text:style-name="Нормальный"/>
          </table:table-cell>
          <table:table-cell table:style-name="TableCell3058">
            <text:p text:style-name="Нормальный"/>
          </table:table-cell>
          <table:table-cell table:style-name="TableCell3059">
            <text:p text:style-name="Нормальный"/>
          </table:table-cell>
          <table:table-cell table:style-name="TableCell3060">
            <text:p text:style-name="Нормальный"/>
          </table:table-cell>
          <table:table-cell table:style-name="TableCell3061" table:number-columns-spanned="2">
            <text:p text:style-name="Нормальный"/>
          </table:table-cell>
          <table:covered-table-cell/>
          <table:table-cell table:style-name="TableCell3062">
            <text:p text:style-name="Нормальный"/>
          </table:table-cell>
          <table:table-cell table:style-name="TableCell3063" table:number-columns-spanned="2">
            <text:p text:style-name="Нормальный"/>
          </table:table-cell>
          <table:covered-table-cell/>
        </table:table-row>
        <table:table-row table:style-name="TableRow3064">
          <table:table-cell table:style-name="TableCell3065">
            <text:p text:style-name="Нормальный"/>
          </table:table-cell>
          <table:table-cell table:style-name="TableCell3066">
            <text:p text:style-name="Нормальный"/>
          </table:table-cell>
          <table:table-cell table:style-name="TableCell3067">
            <text:p text:style-name="Нормальный"/>
          </table:table-cell>
          <table:table-cell table:style-name="TableCell3068">
            <text:p text:style-name="Нормальный"/>
          </table:table-cell>
          <table:table-cell table:style-name="TableCell3069">
            <text:p text:style-name="Нормальный"/>
          </table:table-cell>
          <table:table-cell table:style-name="TableCell3070">
            <text:p text:style-name="Нормальный"/>
          </table:table-cell>
          <table:table-cell table:style-name="TableCell3071">
            <text:p text:style-name="Нормальный"/>
          </table:table-cell>
          <table:table-cell table:style-name="TableCell3072">
            <text:p text:style-name="Нормальный"/>
          </table:table-cell>
          <table:table-cell table:style-name="TableCell3073">
            <text:p text:style-name="Нормальный"/>
          </table:table-cell>
          <table:table-cell table:style-name="TableCell3074">
            <text:p text:style-name="Нормальный"/>
          </table:table-cell>
          <table:table-cell table:style-name="TableCell3075">
            <text:p text:style-name="Нормальный"/>
          </table:table-cell>
          <table:table-cell table:style-name="TableCell3076">
            <text:p text:style-name="Нормальный"/>
          </table:table-cell>
          <table:table-cell table:style-name="TableCell3077">
            <text:p text:style-name="Нормальный"/>
          </table:table-cell>
          <table:table-cell table:style-name="TableCell3078">
            <text:p text:style-name="Нормальный"/>
          </table:table-cell>
          <table:table-cell table:style-name="TableCell3079">
            <text:p text:style-name="Нормальный"/>
          </table:table-cell>
          <table:table-cell table:style-name="TableCell3080">
            <text:p text:style-name="Нормальный"/>
          </table:table-cell>
          <table:table-cell table:style-name="TableCell3081">
            <text:p text:style-name="Нормальный"/>
          </table:table-cell>
          <table:table-cell table:style-name="TableCell3082">
            <text:p text:style-name="Нормальный"/>
          </table:table-cell>
          <table:table-cell table:style-name="TableCell3083" table:number-columns-spanned="2">
            <text:p text:style-name="Нормальный"/>
          </table:table-cell>
          <table:covered-table-cell/>
          <table:table-cell table:style-name="TableCell3084">
            <text:p text:style-name="Нормальный"/>
          </table:table-cell>
          <table:table-cell table:style-name="TableCell3085" table:number-columns-spanned="2">
            <text:p text:style-name="Нормальный"/>
          </table:table-cell>
          <table:covered-table-cell/>
        </table:table-row>
        <table:table-row table:style-name="TableRow3086">
          <table:table-cell table:style-name="TableCell3087">
            <text:p text:style-name="Нормальный"/>
          </table:table-cell>
          <table:table-cell table:style-name="TableCell3088">
            <text:p text:style-name="Нормальный"/>
          </table:table-cell>
          <table:table-cell table:style-name="TableCell3089">
            <text:p text:style-name="Нормальный"/>
          </table:table-cell>
          <table:table-cell table:style-name="TableCell3090">
            <text:p text:style-name="Нормальный"/>
          </table:table-cell>
          <table:table-cell table:style-name="TableCell3091">
            <text:p text:style-name="Нормальный"/>
          </table:table-cell>
          <table:table-cell table:style-name="TableCell3092">
            <text:p text:style-name="Нормальный"/>
          </table:table-cell>
          <table:table-cell table:style-name="TableCell3093">
            <text:p text:style-name="Нормальный"/>
          </table:table-cell>
          <table:table-cell table:style-name="TableCell3094">
            <text:p text:style-name="Нормальный"/>
          </table:table-cell>
          <table:table-cell table:style-name="TableCell3095">
            <text:p text:style-name="Нормальный"/>
          </table:table-cell>
          <table:table-cell table:style-name="TableCell3096">
            <text:p text:style-name="Нормальный"/>
          </table:table-cell>
          <table:table-cell table:style-name="TableCell3097">
            <text:p text:style-name="Нормальный"/>
          </table:table-cell>
          <table:table-cell table:style-name="TableCell3098">
            <text:p text:style-name="Нормальный"/>
          </table:table-cell>
          <table:table-cell table:style-name="TableCell3099">
            <text:p text:style-name="Нормальный"/>
          </table:table-cell>
          <table:table-cell table:style-name="TableCell3100">
            <text:p text:style-name="Нормальный"/>
          </table:table-cell>
          <table:table-cell table:style-name="TableCell3101">
            <text:p text:style-name="Нормальный"/>
          </table:table-cell>
          <table:table-cell table:style-name="TableCell3102">
            <text:p text:style-name="Нормальный"/>
          </table:table-cell>
          <table:table-cell table:style-name="TableCell3103">
            <text:p text:style-name="Нормальный"/>
          </table:table-cell>
          <table:table-cell table:style-name="TableCell3104">
            <text:p text:style-name="Нормальный"/>
          </table:table-cell>
          <table:table-cell table:style-name="TableCell3105" table:number-columns-spanned="2">
            <text:p text:style-name="Нормальный"/>
          </table:table-cell>
          <table:covered-table-cell/>
          <table:table-cell table:style-name="TableCell3106">
            <text:p text:style-name="Нормальный"/>
          </table:table-cell>
          <table:table-cell table:style-name="TableCell3107" table:number-columns-spanned="2">
            <text:p text:style-name="Нормальный"/>
          </table:table-cell>
          <table:covered-table-cell/>
        </table:table-row>
        <table:table-row table:style-name="TableRow3108">
          <table:table-cell table:style-name="TableCell3109">
            <text:p text:style-name="Нормальный"/>
          </table:table-cell>
          <table:table-cell table:style-name="TableCell3110">
            <text:p text:style-name="Нормальный"/>
          </table:table-cell>
          <table:table-cell table:style-name="TableCell3111">
            <text:p text:style-name="Нормальный"/>
          </table:table-cell>
          <table:table-cell table:style-name="TableCell3112">
            <text:p text:style-name="Нормальный"/>
          </table:table-cell>
          <table:table-cell table:style-name="TableCell3113">
            <text:p text:style-name="Нормальный"/>
          </table:table-cell>
          <table:table-cell table:style-name="TableCell3114">
            <text:p text:style-name="Нормальный"/>
          </table:table-cell>
          <table:table-cell table:style-name="TableCell3115">
            <text:p text:style-name="Нормальный"/>
          </table:table-cell>
          <table:table-cell table:style-name="TableCell3116">
            <text:p text:style-name="Нормальный"/>
          </table:table-cell>
          <table:table-cell table:style-name="TableCell3117">
            <text:p text:style-name="Нормальный"/>
          </table:table-cell>
          <table:table-cell table:style-name="TableCell3118">
            <text:p text:style-name="Нормальный"/>
          </table:table-cell>
          <table:table-cell table:style-name="TableCell3119">
            <text:p text:style-name="Нормальный"/>
          </table:table-cell>
          <table:table-cell table:style-name="TableCell3120">
            <text:p text:style-name="Нормальный"/>
          </table:table-cell>
          <table:table-cell table:style-name="TableCell3121">
            <text:p text:style-name="Нормальный"/>
          </table:table-cell>
          <table:table-cell table:style-name="TableCell3122">
            <text:p text:style-name="Нормальный"/>
          </table:table-cell>
          <table:table-cell table:style-name="TableCell3123">
            <text:p text:style-name="Нормальный"/>
          </table:table-cell>
          <table:table-cell table:style-name="TableCell3124">
            <text:p text:style-name="Нормальный"/>
          </table:table-cell>
          <table:table-cell table:style-name="TableCell3125">
            <text:p text:style-name="Нормальный"/>
          </table:table-cell>
          <table:table-cell table:style-name="TableCell3126">
            <text:p text:style-name="Нормальный"/>
          </table:table-cell>
          <table:table-cell table:style-name="TableCell3127" table:number-columns-spanned="2">
            <text:p text:style-name="Нормальный"/>
          </table:table-cell>
          <table:covered-table-cell/>
          <table:table-cell table:style-name="TableCell3128">
            <text:p text:style-name="Нормальный"/>
          </table:table-cell>
          <table:table-cell table:style-name="TableCell3129" table:number-columns-spanned="2">
            <text:p text:style-name="Нормальный"/>
          </table:table-cell>
          <table:covered-table-cell/>
        </table:table-row>
        <table:table-row table:style-name="TableRow3130">
          <table:table-cell table:style-name="TableCell3131">
            <text:p text:style-name="Нормальный"/>
          </table:table-cell>
          <table:table-cell table:style-name="TableCell3132">
            <text:p text:style-name="Нормальный"/>
          </table:table-cell>
          <table:table-cell table:style-name="TableCell3133">
            <text:p text:style-name="Нормальный"/>
          </table:table-cell>
          <table:table-cell table:style-name="TableCell3134">
            <text:p text:style-name="Нормальный"/>
          </table:table-cell>
          <table:table-cell table:style-name="TableCell3135">
            <text:p text:style-name="Нормальный"/>
          </table:table-cell>
          <table:table-cell table:style-name="TableCell3136">
            <text:p text:style-name="Нормальный"/>
          </table:table-cell>
          <table:table-cell table:style-name="TableCell3137">
            <text:p text:style-name="Нормальный"/>
          </table:table-cell>
          <table:table-cell table:style-name="TableCell3138">
            <text:p text:style-name="Нормальный"/>
          </table:table-cell>
          <table:table-cell table:style-name="TableCell3139">
            <text:p text:style-name="Нормальный"/>
          </table:table-cell>
          <table:table-cell table:style-name="TableCell3140">
            <text:p text:style-name="Нормальный"/>
          </table:table-cell>
          <table:table-cell table:style-name="TableCell3141">
            <text:p text:style-name="Нормальный"/>
          </table:table-cell>
          <table:table-cell table:style-name="TableCell3142">
            <text:p text:style-name="Нормальный"/>
          </table:table-cell>
          <table:table-cell table:style-name="TableCell3143">
            <text:p text:style-name="Нормальный"/>
          </table:table-cell>
          <table:table-cell table:style-name="TableCell3144">
            <text:p text:style-name="Нормальный"/>
          </table:table-cell>
          <table:table-cell table:style-name="TableCell3145">
            <text:p text:style-name="Нормальный"/>
          </table:table-cell>
          <table:table-cell table:style-name="TableCell3146">
            <text:p text:style-name="Нормальный"/>
          </table:table-cell>
          <table:table-cell table:style-name="TableCell3147">
            <text:p text:style-name="Нормальный"/>
          </table:table-cell>
          <table:table-cell table:style-name="TableCell3148">
            <text:p text:style-name="Нормальный"/>
          </table:table-cell>
          <table:table-cell table:style-name="TableCell3149" table:number-columns-spanned="2">
            <text:p text:style-name="Нормальный"/>
          </table:table-cell>
          <table:covered-table-cell/>
          <table:table-cell table:style-name="TableCell3150">
            <text:p text:style-name="Нормальный"/>
          </table:table-cell>
          <table:table-cell table:style-name="TableCell3151" table:number-columns-spanned="2">
            <text:p text:style-name="Нормальный"/>
          </table:table-cell>
          <table:covered-table-cell/>
        </table:table-row>
        <table:table-row table:style-name="TableRow3152">
          <table:table-cell table:style-name="TableCell3153">
            <text:p text:style-name="Нормальный"/>
          </table:table-cell>
          <table:table-cell table:style-name="TableCell3154">
            <text:p text:style-name="Нормальный"/>
          </table:table-cell>
          <table:table-cell table:style-name="TableCell3155">
            <text:p text:style-name="Нормальный"/>
          </table:table-cell>
          <table:table-cell table:style-name="TableCell3156">
            <text:p text:style-name="Нормальный"/>
          </table:table-cell>
          <table:table-cell table:style-name="TableCell3157">
            <text:p text:style-name="Нормальный"/>
          </table:table-cell>
          <table:table-cell table:style-name="TableCell3158">
            <text:p text:style-name="Нормальный"/>
          </table:table-cell>
          <table:table-cell table:style-name="TableCell3159">
            <text:p text:style-name="Нормальный"/>
          </table:table-cell>
          <table:table-cell table:style-name="TableCell3160">
            <text:p text:style-name="Нормальный"/>
          </table:table-cell>
          <table:table-cell table:style-name="TableCell3161">
            <text:p text:style-name="Нормальный"/>
          </table:table-cell>
          <table:table-cell table:style-name="TableCell3162">
            <text:p text:style-name="Нормальный"/>
          </table:table-cell>
          <table:table-cell table:style-name="TableCell3163">
            <text:p text:style-name="Нормальный"/>
          </table:table-cell>
          <table:table-cell table:style-name="TableCell3164">
            <text:p text:style-name="Нормальный"/>
          </table:table-cell>
          <table:table-cell table:style-name="TableCell3165">
            <text:p text:style-name="Нормальный"/>
          </table:table-cell>
          <table:table-cell table:style-name="TableCell3166">
            <text:p text:style-name="Нормальный"/>
          </table:table-cell>
          <table:table-cell table:style-name="TableCell3167">
            <text:p text:style-name="Нормальный"/>
          </table:table-cell>
          <table:table-cell table:style-name="TableCell3168">
            <text:p text:style-name="Нормальный"/>
          </table:table-cell>
          <table:table-cell table:style-name="TableCell3169">
            <text:p text:style-name="Нормальный"/>
          </table:table-cell>
          <table:table-cell table:style-name="TableCell3170">
            <text:p text:style-name="Нормальный"/>
          </table:table-cell>
          <table:table-cell table:style-name="TableCell3171" table:number-columns-spanned="2">
            <text:p text:style-name="Нормальный"/>
          </table:table-cell>
          <table:covered-table-cell/>
          <table:table-cell table:style-name="TableCell3172">
            <text:p text:style-name="Нормальный"/>
          </table:table-cell>
          <table:table-cell table:style-name="TableCell3173" table:number-columns-spanned="2">
            <text:p text:style-name="Нормальный"/>
          </table:table-cell>
          <table:covered-table-cell/>
        </table:table-row>
        <table:table-row table:style-name="TableRow3174">
          <table:table-cell table:style-name="TableCell3175">
            <text:p text:style-name="Нормальный"/>
          </table:table-cell>
          <table:table-cell table:style-name="TableCell3176">
            <text:p text:style-name="Нормальный"/>
          </table:table-cell>
          <table:table-cell table:style-name="TableCell3177">
            <text:p text:style-name="Нормальный"/>
          </table:table-cell>
          <table:table-cell table:style-name="TableCell3178">
            <text:p text:style-name="Нормальный"/>
          </table:table-cell>
          <table:table-cell table:style-name="TableCell3179">
            <text:p text:style-name="Нормальный"/>
          </table:table-cell>
          <table:table-cell table:style-name="TableCell3180">
            <text:p text:style-name="Нормальный"/>
          </table:table-cell>
          <table:table-cell table:style-name="TableCell3181">
            <text:p text:style-name="Нормальный"/>
          </table:table-cell>
          <table:table-cell table:style-name="TableCell3182">
            <text:p text:style-name="Нормальный"/>
          </table:table-cell>
          <table:table-cell table:style-name="TableCell3183">
            <text:p text:style-name="Нормальный"/>
          </table:table-cell>
          <table:table-cell table:style-name="TableCell3184">
            <text:p text:style-name="Нормальный"/>
          </table:table-cell>
          <table:table-cell table:style-name="TableCell3185">
            <text:p text:style-name="Нормальный"/>
          </table:table-cell>
          <table:table-cell table:style-name="TableCell3186">
            <text:p text:style-name="Нормальный"/>
          </table:table-cell>
          <table:table-cell table:style-name="TableCell3187">
            <text:p text:style-name="Нормальный"/>
          </table:table-cell>
          <table:table-cell table:style-name="TableCell3188">
            <text:p text:style-name="Нормальный"/>
          </table:table-cell>
          <table:table-cell table:style-name="TableCell3189">
            <text:p text:style-name="Нормальный"/>
          </table:table-cell>
          <table:table-cell table:style-name="TableCell3190">
            <text:p text:style-name="Нормальный"/>
          </table:table-cell>
          <table:table-cell table:style-name="TableCell3191">
            <text:p text:style-name="Нормальный"/>
          </table:table-cell>
          <table:table-cell table:style-name="TableCell3192">
            <text:p text:style-name="Нормальный"/>
          </table:table-cell>
          <table:table-cell table:style-name="TableCell3193" table:number-columns-spanned="2">
            <text:p text:style-name="Нормальный"/>
          </table:table-cell>
          <table:covered-table-cell/>
          <table:table-cell table:style-name="TableCell3194">
            <text:p text:style-name="Нормальный"/>
          </table:table-cell>
          <table:table-cell table:style-name="TableCell3195" table:number-columns-spanned="2">
            <text:p text:style-name="Нормальный"/>
          </table:table-cell>
          <table:covered-table-cell/>
        </table:table-row>
        <table:table-row table:style-name="TableRow3196">
          <table:table-cell table:style-name="TableCell3197">
            <text:p text:style-name="Нормальный"/>
          </table:table-cell>
          <table:table-cell table:style-name="TableCell3198">
            <text:p text:style-name="Нормальный"/>
          </table:table-cell>
          <table:table-cell table:style-name="TableCell3199">
            <text:p text:style-name="Нормальный"/>
          </table:table-cell>
          <table:table-cell table:style-name="TableCell3200">
            <text:p text:style-name="Нормальный"/>
          </table:table-cell>
          <table:table-cell table:style-name="TableCell3201">
            <text:p text:style-name="Нормальный"/>
          </table:table-cell>
          <table:table-cell table:style-name="TableCell3202">
            <text:p text:style-name="Нормальный"/>
          </table:table-cell>
          <table:table-cell table:style-name="TableCell3203">
            <text:p text:style-name="Нормальный"/>
          </table:table-cell>
          <table:table-cell table:style-name="TableCell3204">
            <text:p text:style-name="Нормальный"/>
          </table:table-cell>
          <table:table-cell table:style-name="TableCell3205">
            <text:p text:style-name="Нормальный"/>
          </table:table-cell>
          <table:table-cell table:style-name="TableCell3206">
            <text:p text:style-name="Нормальный"/>
          </table:table-cell>
          <table:table-cell table:style-name="TableCell3207">
            <text:p text:style-name="Нормальный"/>
          </table:table-cell>
          <table:table-cell table:style-name="TableCell3208">
            <text:p text:style-name="Нормальный"/>
          </table:table-cell>
          <table:table-cell table:style-name="TableCell3209">
            <text:p text:style-name="Нормальный"/>
          </table:table-cell>
          <table:table-cell table:style-name="TableCell3210">
            <text:p text:style-name="Нормальный"/>
          </table:table-cell>
          <table:table-cell table:style-name="TableCell3211">
            <text:p text:style-name="Нормальный"/>
          </table:table-cell>
          <table:table-cell table:style-name="TableCell3212">
            <text:p text:style-name="Нормальный"/>
          </table:table-cell>
          <table:table-cell table:style-name="TableCell3213">
            <text:p text:style-name="Нормальный"/>
          </table:table-cell>
          <table:table-cell table:style-name="TableCell3214">
            <text:p text:style-name="Нормальный"/>
          </table:table-cell>
          <table:table-cell table:style-name="TableCell3215" table:number-columns-spanned="2">
            <text:p text:style-name="Нормальный"/>
          </table:table-cell>
          <table:covered-table-cell/>
          <table:table-cell table:style-name="TableCell3216">
            <text:p text:style-name="Нормальный"/>
          </table:table-cell>
          <table:table-cell table:style-name="TableCell3217" table:number-columns-spanned="2">
            <text:p text:style-name="Нормальный"/>
          </table:table-cell>
          <table:covered-table-cell/>
        </table:table-row>
        <table:table-row table:style-name="TableRow3218">
          <table:table-cell table:style-name="TableCell3219">
            <text:p text:style-name="Нормальный"/>
          </table:table-cell>
          <table:table-cell table:style-name="TableCell3220">
            <text:p text:style-name="Нормальный"/>
          </table:table-cell>
          <table:table-cell table:style-name="TableCell3221">
            <text:p text:style-name="Нормальный"/>
          </table:table-cell>
          <table:table-cell table:style-name="TableCell3222">
            <text:p text:style-name="Нормальный"/>
          </table:table-cell>
          <table:table-cell table:style-name="TableCell3223">
            <text:p text:style-name="Нормальный"/>
          </table:table-cell>
          <table:table-cell table:style-name="TableCell3224">
            <text:p text:style-name="Нормальный"/>
          </table:table-cell>
          <table:table-cell table:style-name="TableCell3225">
            <text:p text:style-name="Нормальный"/>
          </table:table-cell>
          <table:table-cell table:style-name="TableCell3226">
            <text:p text:style-name="Нормальный"/>
          </table:table-cell>
          <table:table-cell table:style-name="TableCell3227">
            <text:p text:style-name="Нормальный"/>
          </table:table-cell>
          <table:table-cell table:style-name="TableCell3228">
            <text:p text:style-name="Нормальный"/>
          </table:table-cell>
          <table:table-cell table:style-name="TableCell3229">
            <text:p text:style-name="Нормальный"/>
          </table:table-cell>
          <table:table-cell table:style-name="TableCell3230">
            <text:p text:style-name="Нормальный"/>
          </table:table-cell>
          <table:table-cell table:style-name="TableCell3231">
            <text:p text:style-name="Нормальный"/>
          </table:table-cell>
          <table:table-cell table:style-name="TableCell3232">
            <text:p text:style-name="Нормальный"/>
          </table:table-cell>
          <table:table-cell table:style-name="TableCell3233">
            <text:p text:style-name="Нормальный"/>
          </table:table-cell>
          <table:table-cell table:style-name="TableCell3234">
            <text:p text:style-name="Нормальный"/>
          </table:table-cell>
          <table:table-cell table:style-name="TableCell3235">
            <text:p text:style-name="Нормальный"/>
          </table:table-cell>
          <table:table-cell table:style-name="TableCell3236">
            <text:p text:style-name="Нормальный"/>
          </table:table-cell>
          <table:table-cell table:style-name="TableCell3237" table:number-columns-spanned="2">
            <text:p text:style-name="Нормальный"/>
          </table:table-cell>
          <table:covered-table-cell/>
          <table:table-cell table:style-name="TableCell3238">
            <text:p text:style-name="Нормальный"/>
          </table:table-cell>
          <table:table-cell table:style-name="TableCell3239" table:number-columns-spanned="2">
            <text:p text:style-name="Нормальный"/>
          </table:table-cell>
          <table:covered-table-cell/>
        </table:table-row>
        <table:table-row table:style-name="TableRow3240">
          <table:table-cell table:style-name="TableCell3241">
            <text:p text:style-name="Нормальный"/>
          </table:table-cell>
          <table:table-cell table:style-name="TableCell3242">
            <text:p text:style-name="Нормальный"/>
          </table:table-cell>
          <table:table-cell table:style-name="TableCell3243">
            <text:p text:style-name="Нормальный"/>
          </table:table-cell>
          <table:table-cell table:style-name="TableCell3244">
            <text:p text:style-name="Нормальный"/>
          </table:table-cell>
          <table:table-cell table:style-name="TableCell3245">
            <text:p text:style-name="Нормальный"/>
          </table:table-cell>
          <table:table-cell table:style-name="TableCell3246">
            <text:p text:style-name="Нормальный"/>
          </table:table-cell>
          <table:table-cell table:style-name="TableCell3247">
            <text:p text:style-name="Нормальный"/>
          </table:table-cell>
          <table:table-cell table:style-name="TableCell3248">
            <text:p text:style-name="Нормальный"/>
          </table:table-cell>
          <table:table-cell table:style-name="TableCell3249">
            <text:p text:style-name="Нормальный"/>
          </table:table-cell>
          <table:table-cell table:style-name="TableCell3250">
            <text:p text:style-name="Нормальный"/>
          </table:table-cell>
          <table:table-cell table:style-name="TableCell3251">
            <text:p text:style-name="Нормальный"/>
          </table:table-cell>
          <table:table-cell table:style-name="TableCell3252">
            <text:p text:style-name="Нормальный"/>
          </table:table-cell>
          <table:table-cell table:style-name="TableCell3253">
            <text:p text:style-name="Нормальный"/>
          </table:table-cell>
          <table:table-cell table:style-name="TableCell3254">
            <text:p text:style-name="Нормальный"/>
          </table:table-cell>
          <table:table-cell table:style-name="TableCell3255">
            <text:p text:style-name="Нормальный"/>
          </table:table-cell>
          <table:table-cell table:style-name="TableCell3256">
            <text:p text:style-name="Нормальный"/>
          </table:table-cell>
          <table:table-cell table:style-name="TableCell3257">
            <text:p text:style-name="Нормальный"/>
          </table:table-cell>
          <table:table-cell table:style-name="TableCell3258">
            <text:p text:style-name="Нормальный"/>
          </table:table-cell>
          <table:table-cell table:style-name="TableCell3259" table:number-columns-spanned="2">
            <text:p text:style-name="Нормальный"/>
          </table:table-cell>
          <table:covered-table-cell/>
          <table:table-cell table:style-name="TableCell3260">
            <text:p text:style-name="Нормальный"/>
          </table:table-cell>
          <table:table-cell table:style-name="TableCell3261" table:number-columns-spanned="2">
            <text:p text:style-name="Нормальный"/>
          </table:table-cell>
          <table:covered-table-cell/>
        </table:table-row>
        <table:table-row table:style-name="TableRow3262">
          <table:table-cell table:style-name="TableCell3263">
            <text:p text:style-name="Нормальный"/>
          </table:table-cell>
          <table:table-cell table:style-name="TableCell3264">
            <text:p text:style-name="Нормальный"/>
          </table:table-cell>
          <table:table-cell table:style-name="TableCell3265">
            <text:p text:style-name="Нормальный"/>
          </table:table-cell>
          <table:table-cell table:style-name="TableCell3266">
            <text:p text:style-name="Нормальный"/>
          </table:table-cell>
          <table:table-cell table:style-name="TableCell3267">
            <text:p text:style-name="Нормальный"/>
          </table:table-cell>
          <table:table-cell table:style-name="TableCell3268">
            <text:p text:style-name="Нормальный"/>
          </table:table-cell>
          <table:table-cell table:style-name="TableCell3269">
            <text:p text:style-name="Нормальный"/>
          </table:table-cell>
          <table:table-cell table:style-name="TableCell3270">
            <text:p text:style-name="Нормальный"/>
          </table:table-cell>
          <table:table-cell table:style-name="TableCell3271">
            <text:p text:style-name="Нормальный"/>
          </table:table-cell>
          <table:table-cell table:style-name="TableCell3272">
            <text:p text:style-name="Нормальный"/>
          </table:table-cell>
          <table:table-cell table:style-name="TableCell3273">
            <text:p text:style-name="Нормальный"/>
          </table:table-cell>
          <table:table-cell table:style-name="TableCell3274">
            <text:p text:style-name="Нормальный"/>
          </table:table-cell>
          <table:table-cell table:style-name="TableCell3275">
            <text:p text:style-name="Нормальный"/>
          </table:table-cell>
          <table:table-cell table:style-name="TableCell3276">
            <text:p text:style-name="Нормальный"/>
          </table:table-cell>
          <table:table-cell table:style-name="TableCell3277">
            <text:p text:style-name="Нормальный"/>
          </table:table-cell>
          <table:table-cell table:style-name="TableCell3278">
            <text:p text:style-name="Нормальный"/>
          </table:table-cell>
          <table:table-cell table:style-name="TableCell3279">
            <text:p text:style-name="Нормальный"/>
          </table:table-cell>
          <table:table-cell table:style-name="TableCell3280">
            <text:p text:style-name="Нормальный"/>
          </table:table-cell>
          <table:table-cell table:style-name="TableCell3281" table:number-columns-spanned="2">
            <text:p text:style-name="Нормальный"/>
          </table:table-cell>
          <table:covered-table-cell/>
          <table:table-cell table:style-name="TableCell3282">
            <text:p text:style-name="Нормальный"/>
          </table:table-cell>
          <table:table-cell table:style-name="TableCell3283" table:number-columns-spanned="2">
            <text:p text:style-name="Нормальный"/>
          </table:table-cell>
          <table:covered-table-cell/>
        </table:table-row>
        <table:table-row table:style-name="TableRow3284">
          <table:table-cell table:style-name="TableCell3285">
            <text:p text:style-name="Нормальный"/>
          </table:table-cell>
          <table:table-cell table:style-name="TableCell3286">
            <text:p text:style-name="Нормальный"/>
          </table:table-cell>
          <table:table-cell table:style-name="TableCell3287">
            <text:p text:style-name="Нормальный"/>
          </table:table-cell>
          <table:table-cell table:style-name="TableCell3288">
            <text:p text:style-name="Нормальный"/>
          </table:table-cell>
          <table:table-cell table:style-name="TableCell3289">
            <text:p text:style-name="Нормальный"/>
          </table:table-cell>
          <table:table-cell table:style-name="TableCell3290">
            <text:p text:style-name="Нормальный"/>
          </table:table-cell>
          <table:table-cell table:style-name="TableCell3291">
            <text:p text:style-name="Нормальный"/>
          </table:table-cell>
          <table:table-cell table:style-name="TableCell3292">
            <text:p text:style-name="Нормальный"/>
          </table:table-cell>
          <table:table-cell table:style-name="TableCell3293">
            <text:p text:style-name="Нормальный"/>
          </table:table-cell>
          <table:table-cell table:style-name="TableCell3294">
            <text:p text:style-name="Нормальный"/>
          </table:table-cell>
          <table:table-cell table:style-name="TableCell3295">
            <text:p text:style-name="Нормальный"/>
          </table:table-cell>
          <table:table-cell table:style-name="TableCell3296">
            <text:p text:style-name="Нормальный"/>
          </table:table-cell>
          <table:table-cell table:style-name="TableCell3297">
            <text:p text:style-name="Нормальный"/>
          </table:table-cell>
          <table:table-cell table:style-name="TableCell3298">
            <text:p text:style-name="Нормальный"/>
          </table:table-cell>
          <table:table-cell table:style-name="TableCell3299">
            <text:p text:style-name="Нормальный"/>
          </table:table-cell>
          <table:table-cell table:style-name="TableCell3300">
            <text:p text:style-name="Нормальный"/>
          </table:table-cell>
          <table:table-cell table:style-name="TableCell3301">
            <text:p text:style-name="Нормальный"/>
          </table:table-cell>
          <table:table-cell table:style-name="TableCell3302">
            <text:p text:style-name="Нормальный"/>
          </table:table-cell>
          <table:table-cell table:style-name="TableCell3303" table:number-columns-spanned="2">
            <text:p text:style-name="Нормальный"/>
          </table:table-cell>
          <table:covered-table-cell/>
          <table:table-cell table:style-name="TableCell3304">
            <text:p text:style-name="Нормальный"/>
          </table:table-cell>
          <table:table-cell table:style-name="TableCell3305" table:number-columns-spanned="2">
            <text:p text:style-name="Нормальный"/>
          </table:table-cell>
          <table:covered-table-cell/>
        </table:table-row>
      </table:table>
      <text:p text:style-name="Нормальный"/>
      <text:p text:style-name="Нормальный"><text:bookmark-start text:name="anchor5551"/><text:bookmark-end text:name="anchor5551"/>*Г, М, Д - год, месяц, день</text:p>
      <text:p text:style-name="Нормальный"/>
      <text:p text:style-name="Нормальный"/>
      <text:h text:style-name="Заголовок1" text:outline-level="1">REPETITIVE FLIGHT PLAN LISTING</text:h>
      <text:p text:style-name="Нормальный"/>
      <table:table table:style-name="Table3306">
        <table:table-columns>
          <table:table-column table:style-name="TableColumn3307"/>
          <table:table-column table:style-name="TableColumn3308"/>
          <table:table-column table:style-name="TableColumn3309"/>
          <table:table-column table:style-name="TableColumn3310"/>
          <table:table-column table:style-name="TableColumn3311"/>
          <table:table-column table:style-name="TableColumn3312"/>
          <table:table-column table:style-name="TableColumn3313"/>
          <table:table-column table:style-name="TableColumn3314"/>
          <table:table-column table:style-name="TableColumn3315"/>
          <table:table-column table:style-name="TableColumn3316"/>
          <table:table-column table:style-name="TableColumn3317"/>
          <table:table-column table:style-name="TableColumn3318"/>
          <table:table-column table:style-name="TableColumn3319"/>
          <table:table-column table:style-name="TableColumn3320"/>
          <table:table-column table:style-name="TableColumn3321"/>
          <table:table-column table:style-name="TableColumn3322"/>
          <table:table-column table:style-name="TableColumn3323"/>
          <table:table-column table:style-name="TableColumn3324"/>
          <table:table-column table:style-name="TableColumn3325"/>
          <table:table-column table:style-name="TableColumn3326"/>
          <table:table-column table:style-name="TableColumn3327"/>
          <table:table-column table:style-name="TableColumn3328"/>
          <table:table-column table:style-name="TableColumn3329"/>
        </table:table-columns>
        <table:table-row table:style-name="TableRow3330">
          <table:table-cell table:style-name="TableCell3331" table:number-columns-spanned="10">
            <text:p text:style-name="P3332">A OPERATOR<text:s/>___________________________________</text:p>
            <text:p text:style-name="P3333"><text:s text:c="14"/>Operator long title</text:p>
            <text:p text:style-name="P3334">________________________________</text:p>
            <text:p text:style-name="Нормальный"/>
            <text:p text:style-name="P3335">┌────────────────┐ <text:s text:c="2"/>┌──────────────────┐</text:p>
            <text:p text:style-name="P3336">│ <text:s text:c="15"/>│ <text:s text:c="2"/>│ <text:s text:c="17"/>│</text:p>
            <text:soft-page-break/>
            <text:p text:style-name="P3337">└────────────────┘ <text:s text:c="2"/>└──────────────────┘</text:p>
            <text:p text:style-name="P3338"><text:s text:c="3"/>ICAO code <text:s text:c="13"/>IATA code</text:p>
            <text:p text:style-name="Нормальный"/>
          </table:table-cell>
          <table:covered-table-cell/>
          <table:covered-table-cell/>
          <table:covered-table-cell/>
          <table:covered-table-cell/>
          <table:covered-table-cell/>
          <table:covered-table-cell/>
          <table:covered-table-cell/>
          <table:covered-table-cell/>
          <table:covered-table-cell/>
          <table:table-cell table:style-name="TableCell3339" table:number-columns-spanned="5">
            <text:p text:style-name="P3340">В ADDRESSEE(S)</text:p>
          </table:table-cell>
          <table:covered-table-cell/>
          <table:covered-table-cell/>
          <table:covered-table-cell/>
          <table:covered-table-cell/>
          <table:table-cell table:style-name="TableCell3341" table:number-columns-spanned="3">
            <text:p text:style-name="P3342">С DEPARTURE AERODROME(S)</text:p>
          </table:table-cell>
          <table:covered-table-cell/>
          <table:covered-table-cell/>
          <table:table-cell table:style-name="TableCell3343">
            <text:p text:style-name="P3344">D</text:p>
            <text:p text:style-name="P3345">DATE yymmdd<text:a xlink:href="#anchor5111" office:target-frame-name="_top" xlink:show="replace">*</text:a></text:p>
          </table:table-cell>
          <table:table-cell table:style-name="TableCell3346" table:number-columns-spanned="3">
            <text:p text:style-name="P3347">E</text:p>
            <text:p text:style-name="P3348">SERIAL NO.</text:p>
            <text:p text:style-name="P3349">_ _ - _ _</text:p>
          </table:table-cell>
          <table:covered-table-cell/>
          <table:covered-table-cell/>
          <table:table-cell table:style-name="TableCell3350">
            <text:p text:style-name="Прижатыйвлево">F</text:p>
            <text:p text:style-name="Прижатыйвлево">PAGE OF</text:p>
            <text:p text:style-name="Прижатыйвлево">_ _ - _ _</text:p>
          </table:table-cell>
        </table:table-row>
        <table:table-row table:style-name="TableRow3351">
          <table:table-cell table:style-name="TableCell3352" table:number-columns-spanned="5">
            <text:p text:style-name="P3353">G</text:p>
            <text:p text:style-name="P3354">SUPPLEMENTARY DATA (Item 19):</text:p>
          </table:table-cell>
          <table:covered-table-cell/>
          <table:covered-table-cell/>
          <table:covered-table-cell/>
          <table:covered-table-cell/>
          <table:table-cell>
            <text:p text:style-name="P3354"/>
          </table:table-cell>
          <table:table-cell>
            <text:p text:style-name="P3354"/>
          </table:table-cell>
          <table:table-cell>
            <text:p text:style-name="P3354"/>
          </table:table-cell>
          <table:table-cell>
            <text:p text:style-name="P3354"/>
          </table:table-cell>
          <table:table-cell>
            <text:p text:style-name="P3354"/>
          </table:table-cell>
          <table:table-cell>
            <text:p text:style-name="P3354"/>
          </table:table-cell>
          <table:table-cell>
            <text:p text:style-name="P3354"/>
          </table:table-cell>
          <table:table-cell>
            <text:p text:style-name="P3354"/>
          </table:table-cell>
          <table:table-cell>
            <text:p text:style-name="P3354"/>
          </table:table-cell>
          <table:table-cell>
            <text:p text:style-name="P3354"/>
          </table:table-cell>
          <table:table-cell>
            <text:p text:style-name="P3354"/>
          </table:table-cell>
          <table:table-cell>
            <text:p text:style-name="P3354"/>
          </table:table-cell>
          <table:table-cell>
            <text:p text:style-name="P3354"/>
          </table:table-cell>
          <table:table-cell>
            <text:p text:style-name="P3354"/>
          </table:table-cell>
          <table:table-cell>
            <text:p text:style-name="P3354"/>
          </table:table-cell>
          <table:table-cell>
            <text:p text:style-name="P3354"/>
          </table:table-cell>
          <table:table-cell>
            <text:p text:style-name="P3354"/>
          </table:table-cell>
          <table:table-cell>
            <text:p text:style-name="P3354"/>
          </table:table-cell>
        </table:table-row>
        <table:table-row table:style-name="TableRow3355">
          <table:table-cell table:style-name="TableCell3356">
            <text:p text:style-name="P3357">H</text:p>
          </table:table-cell>
          <table:table-cell table:style-name="TableCell3358">
            <text:p text:style-name="P3359">I</text:p>
            <text:p text:style-name="P3360">VALID FROM<text:s/><text:a xlink:href="#anchor5111" office:target-frame-name="_top" xlink:show="replace">*</text:a><text:s/>yymmdd</text:p>
          </table:table-cell>
          <table:table-cell table:style-name="TableCell3361">
            <text:p text:style-name="P3362">J</text:p>
            <text:p text:style-name="P3363">VALID UNTIL<text:s/><text:a xlink:href="#anchor5111" office:target-frame-name="_top" xlink:show="replace">*</text:a><text:s/>yymmdd</text:p>
          </table:table-cell>
          <table:table-cell table:style-name="TableCell3364" table:number-columns-spanned="7">
            <text:p text:style-name="P3365">К</text:p>
            <text:p text:style-name="P3366">DAYS OF OPERATION</text:p>
          </table:table-cell>
          <table:covered-table-cell/>
          <table:covered-table-cell/>
          <table:covered-table-cell/>
          <table:covered-table-cell/>
          <table:covered-table-cell/>
          <table:covered-table-cell/>
          <table:table-cell table:style-name="TableCell3367">
            <text:p text:style-name="P3368">L</text:p>
            <text:p text:style-name="P3369">AIRCRAFT IDENTIFICATION (Item 7)</text:p>
          </table:table-cell>
          <table:table-cell table:style-name="TableCell3370" table:number-columns-spanned="2">
            <text:p text:style-name="P3371">M</text:p>
            <text:p text:style-name="P3372">TYPE OF AIRCRAFT AND WAKE TURBULENCE</text:p>
            <text:p text:style-name="P3373">CATEGORY (Item 9)</text:p>
          </table:table-cell>
          <table:covered-table-cell/>
          <table:table-cell table:style-name="TableCell3374" table:number-columns-spanned="2">
            <text:p text:style-name="P3375">N</text:p>
            <text:p text:style-name="P3376">DEPARTURE AERODROME AND TIME (Item 13)</text:p>
          </table:table-cell>
          <table:covered-table-cell/>
          <table:table-cell table:style-name="TableCell3377" table:number-columns-spanned="3">
            <text:p text:style-name="P3378">O</text:p>
            <text:p text:style-name="P3379">ROUTE (Item 15)</text:p>
          </table:table-cell>
          <table:covered-table-cell/>
          <table:covered-table-cell/>
          <table:table-cell table:style-name="TableCell3380" table:number-columns-spanned="3">
            <text:p text:style-name="P3381">P</text:p>
            <text:p text:style-name="P3382">DESTINATION AERODROME AND TOTAL ESTIMATED ELAPSED TIME</text:p>
            <text:p text:style-name="P3383">(Item 16)</text:p>
          </table:table-cell>
          <table:covered-table-cell/>
          <table:covered-table-cell/>
          <table:table-cell table:style-name="TableCell3384" table:number-columns-spanned="2">
            <text:p text:style-name="P3385">Q</text:p>
            <text:p text:style-name="P3386">REMARKS</text:p>
          </table:table-cell>
          <table:covered-table-cell/>
        </table:table-row>
        <table:table-row table:style-name="TableRow3387">
          <table:table-cell table:style-name="TableCell3388">
            <text:p text:style-name="P3389">+</text:p>
            <text:p text:style-name="P3390">-</text:p>
          </table:table-cell>
          <table:table-cell table:style-name="TableCell3391" table:number-columns-spanned="2">
            <text:p text:style-name="P3392">CRUISING</text:p>
          </table:table-cell>
          <table:covered-table-cell/>
          <table:table-cell table:style-name="TableCell3393">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row>
        <table:table-row table:style-name="TableRow3394">
          <table:table-cell table:style-name="TableCell3395">
            <text:p text:style-name="P3396">1</text:p>
          </table:table-cell>
          <table:table-cell table:style-name="TableCell3397">
            <text:p text:style-name="P3398">2</text:p>
          </table:table-cell>
          <table:table-cell table:style-name="TableCell3399">
            <text:p text:style-name="P3400">3</text:p>
          </table:table-cell>
          <table:table-cell table:style-name="TableCell3401">
            <text:p text:style-name="P3402">4</text:p>
          </table:table-cell>
          <table:table-cell table:style-name="TableCell3403">
            <text:p text:style-name="P3404">5</text:p>
          </table:table-cell>
          <table:table-cell table:style-name="TableCell3405">
            <text:p text:style-name="P3406">6</text:p>
          </table:table-cell>
          <table:table-cell table:style-name="TableCell3407">
            <text:p text:style-name="P3408">7</text:p>
          </table:table-cell>
          <table:table-cell table:style-name="TableCell3409">
            <text:p text:style-name="P3410">SPEED</text:p>
          </table:table-cell>
          <table:table-cell table:style-name="TableCell3411">
            <text:p text:style-name="P3412">LEVEL</text:p>
          </table:table-cell>
          <table:table-cell table:style-name="TableCell3413">
            <text:p text:style-name="P3414">ROUTE</text:p>
          </table:table-cell>
          <table:table-cell>
            <text:p text:style-name="P3414"/>
          </table:table-cell>
          <table:table-cell>
            <text:p text:style-name="P3414"/>
          </table:table-cell>
          <table:table-cell>
            <text:p text:style-name="P3414"/>
          </table:table-cell>
          <table:table-cell>
            <text:p text:style-name="P3414"/>
          </table:table-cell>
          <table:table-cell>
            <text:p text:style-name="P3414"/>
          </table:table-cell>
          <table:table-cell>
            <text:p text:style-name="P3414"/>
          </table:table-cell>
          <table:table-cell>
            <text:p text:style-name="P3414"/>
          </table:table-cell>
          <table:table-cell>
            <text:p text:style-name="P3414"/>
          </table:table-cell>
          <table:table-cell>
            <text:p text:style-name="P3414"/>
          </table:table-cell>
          <table:table-cell>
            <text:p text:style-name="P3414"/>
          </table:table-cell>
          <table:table-cell>
            <text:p text:style-name="P3414"/>
          </table:table-cell>
          <table:table-cell>
            <text:p text:style-name="P3414"/>
          </table:table-cell>
          <table:table-cell>
            <text:p text:style-name="P3414"/>
          </table:table-cell>
        </table:table-row>
        <table:table-row table:style-name="TableRow3415">
          <table:table-cell table:style-name="TableCell3416">
            <text:p text:style-name="Нормальный"/>
          </table:table-cell>
          <table:table-cell table:style-name="TableCell3417">
            <text:p text:style-name="Нормальный"/>
          </table:table-cell>
          <table:table-cell table:style-name="TableCell3418">
            <text:p text:style-name="Нормальный"/>
          </table:table-cell>
          <table:table-cell table:style-name="TableCell3419">
            <text:p text:style-name="Нормальный"/>
          </table:table-cell>
          <table:table-cell table:style-name="TableCell3420">
            <text:p text:style-name="Нормальный"/>
          </table:table-cell>
          <table:table-cell table:style-name="TableCell3421">
            <text:p text:style-name="Нормальный"/>
          </table:table-cell>
          <table:table-cell table:style-name="TableCell3422">
            <text:p text:style-name="Нормальный"/>
          </table:table-cell>
          <table:table-cell table:style-name="TableCell3423">
            <text:p text:style-name="Нормальный"/>
          </table:table-cell>
          <table:table-cell table:style-name="TableCell3424">
            <text:p text:style-name="Нормальный"/>
          </table:table-cell>
          <table:table-cell table:style-name="TableCell3425">
            <text:p text:style-name="Нормальный"/>
          </table:table-cell>
          <table:table-cell table:style-name="TableCell3426">
            <text:p text:style-name="Нормальный"/>
          </table:table-cell>
          <table:table-cell table:style-name="TableCell3427">
            <text:p text:style-name="Нормальный"/>
          </table:table-cell>
          <table:table-cell table:style-name="TableCell3428">
            <text:p text:style-name="Нормальный"/>
          </table:table-cell>
          <table:table-cell table:style-name="TableCell3429">
            <text:p text:style-name="Нормальный"/>
          </table:table-cell>
          <table:table-cell table:style-name="TableCell3430">
            <text:p text:style-name="Нормальный"/>
          </table:table-cell>
          <table:table-cell table:style-name="TableCell3431">
            <text:p text:style-name="Нормальный"/>
          </table:table-cell>
          <table:table-cell table:style-name="TableCell3432">
            <text:p text:style-name="Нормальный"/>
          </table:table-cell>
          <table:table-cell table:style-name="TableCell3433">
            <text:p text:style-name="Нормальный"/>
          </table:table-cell>
          <table:table-cell table:style-name="TableCell3434" table:number-columns-spanned="2">
            <text:p text:style-name="Нормальный"/>
          </table:table-cell>
          <table:covered-table-cell/>
          <table:table-cell table:style-name="TableCell3435">
            <text:p text:style-name="Нормальный"/>
          </table:table-cell>
          <table:table-cell table:style-name="TableCell3436" table:number-columns-spanned="2">
            <text:p text:style-name="Нормальный"/>
          </table:table-cell>
          <table:covered-table-cell/>
        </table:table-row>
        <table:table-row table:style-name="TableRow3437">
          <table:table-cell table:style-name="TableCell3438">
            <text:p text:style-name="Нормальный"/>
          </table:table-cell>
          <table:table-cell table:style-name="TableCell3439">
            <text:p text:style-name="Нормальный"/>
          </table:table-cell>
          <table:table-cell table:style-name="TableCell3440">
            <text:p text:style-name="Нормальный"/>
          </table:table-cell>
          <table:table-cell table:style-name="TableCell3441">
            <text:p text:style-name="Нормальный"/>
          </table:table-cell>
          <table:table-cell table:style-name="TableCell3442">
            <text:p text:style-name="Нормальный"/>
          </table:table-cell>
          <table:table-cell table:style-name="TableCell3443">
            <text:p text:style-name="Нормальный"/>
          </table:table-cell>
          <table:table-cell table:style-name="TableCell3444">
            <text:p text:style-name="Нормальный"/>
          </table:table-cell>
          <table:table-cell table:style-name="TableCell3445">
            <text:p text:style-name="Нормальный"/>
          </table:table-cell>
          <table:table-cell table:style-name="TableCell3446">
            <text:p text:style-name="Нормальный"/>
          </table:table-cell>
          <table:table-cell table:style-name="TableCell3447">
            <text:p text:style-name="Нормальный"/>
          </table:table-cell>
          <table:table-cell table:style-name="TableCell3448">
            <text:p text:style-name="Нормальный"/>
          </table:table-cell>
          <table:table-cell table:style-name="TableCell3449">
            <text:p text:style-name="Нормальный"/>
          </table:table-cell>
          <table:table-cell table:style-name="TableCell3450">
            <text:p text:style-name="Нормальный"/>
          </table:table-cell>
          <table:table-cell table:style-name="TableCell3451">
            <text:p text:style-name="Нормальный"/>
          </table:table-cell>
          <table:table-cell table:style-name="TableCell3452">
            <text:p text:style-name="Нормальный"/>
          </table:table-cell>
          <table:table-cell table:style-name="TableCell3453">
            <text:p text:style-name="Нормальный"/>
          </table:table-cell>
          <table:table-cell table:style-name="TableCell3454">
            <text:p text:style-name="Нормальный"/>
          </table:table-cell>
          <table:table-cell table:style-name="TableCell3455">
            <text:p text:style-name="Нормальный"/>
          </table:table-cell>
          <table:table-cell table:style-name="TableCell3456" table:number-columns-spanned="2">
            <text:p text:style-name="Нормальный"/>
          </table:table-cell>
          <table:covered-table-cell/>
          <table:table-cell table:style-name="TableCell3457">
            <text:p text:style-name="Нормальный"/>
          </table:table-cell>
          <table:table-cell table:style-name="TableCell3458" table:number-columns-spanned="2">
            <text:p text:style-name="Нормальный"/>
          </table:table-cell>
          <table:covered-table-cell/>
        </table:table-row>
        <table:table-row table:style-name="TableRow3459">
          <table:table-cell table:style-name="TableCell3460">
            <text:p text:style-name="Нормальный"/>
          </table:table-cell>
          <table:table-cell table:style-name="TableCell3461">
            <text:p text:style-name="Нормальный"/>
          </table:table-cell>
          <table:table-cell table:style-name="TableCell3462">
            <text:p text:style-name="Нормальный"/>
          </table:table-cell>
          <table:table-cell table:style-name="TableCell3463">
            <text:p text:style-name="Нормальный"/>
          </table:table-cell>
          <table:table-cell table:style-name="TableCell3464">
            <text:p text:style-name="Нормальный"/>
          </table:table-cell>
          <table:table-cell table:style-name="TableCell3465">
            <text:p text:style-name="Нормальный"/>
          </table:table-cell>
          <table:table-cell table:style-name="TableCell3466">
            <text:p text:style-name="Нормальный"/>
          </table:table-cell>
          <table:table-cell table:style-name="TableCell3467">
            <text:p text:style-name="Нормальный"/>
          </table:table-cell>
          <table:table-cell table:style-name="TableCell3468">
            <text:p text:style-name="Нормальный"/>
          </table:table-cell>
          <table:table-cell table:style-name="TableCell3469">
            <text:p text:style-name="Нормальный"/>
          </table:table-cell>
          <table:table-cell table:style-name="TableCell3470">
            <text:p text:style-name="Нормальный"/>
          </table:table-cell>
          <table:table-cell table:style-name="TableCell3471">
            <text:p text:style-name="Нормальный"/>
          </table:table-cell>
          <table:table-cell table:style-name="TableCell3472">
            <text:p text:style-name="Нормальный"/>
          </table:table-cell>
          <table:table-cell table:style-name="TableCell3473">
            <text:p text:style-name="Нормальный"/>
          </table:table-cell>
          <table:table-cell table:style-name="TableCell3474">
            <text:p text:style-name="Нормальный"/>
          </table:table-cell>
          <table:table-cell table:style-name="TableCell3475">
            <text:p text:style-name="Нормальный"/>
          </table:table-cell>
          <table:table-cell table:style-name="TableCell3476">
            <text:p text:style-name="Нормальный"/>
          </table:table-cell>
          <table:table-cell table:style-name="TableCell3477">
            <text:p text:style-name="Нормальный"/>
          </table:table-cell>
          <table:table-cell table:style-name="TableCell3478" table:number-columns-spanned="2">
            <text:p text:style-name="Нормальный"/>
          </table:table-cell>
          <table:covered-table-cell/>
          <table:table-cell table:style-name="TableCell3479">
            <text:p text:style-name="Нормальный"/>
          </table:table-cell>
          <table:table-cell table:style-name="TableCell3480" table:number-columns-spanned="2">
            <text:p text:style-name="Нормальный"/>
          </table:table-cell>
          <table:covered-table-cell/>
        </table:table-row>
        <table:table-row table:style-name="TableRow3481">
          <table:table-cell table:style-name="TableCell3482">
            <text:p text:style-name="Нормальный"/>
          </table:table-cell>
          <table:table-cell table:style-name="TableCell3483">
            <text:p text:style-name="Нормальный"/>
          </table:table-cell>
          <table:table-cell table:style-name="TableCell3484">
            <text:p text:style-name="Нормальный"/>
          </table:table-cell>
          <table:table-cell table:style-name="TableCell3485">
            <text:p text:style-name="Нормальный"/>
          </table:table-cell>
          <table:table-cell table:style-name="TableCell3486">
            <text:p text:style-name="Нормальный"/>
          </table:table-cell>
          <table:table-cell table:style-name="TableCell3487">
            <text:p text:style-name="Нормальный"/>
          </table:table-cell>
          <table:table-cell table:style-name="TableCell3488">
            <text:p text:style-name="Нормальный"/>
          </table:table-cell>
          <table:table-cell table:style-name="TableCell3489">
            <text:p text:style-name="Нормальный"/>
          </table:table-cell>
          <table:table-cell table:style-name="TableCell3490">
            <text:p text:style-name="Нормальный"/>
          </table:table-cell>
          <table:table-cell table:style-name="TableCell3491">
            <text:p text:style-name="Нормальный"/>
          </table:table-cell>
          <table:table-cell table:style-name="TableCell3492">
            <text:p text:style-name="Нормальный"/>
          </table:table-cell>
          <table:table-cell table:style-name="TableCell3493">
            <text:p text:style-name="Нормальный"/>
          </table:table-cell>
          <table:table-cell table:style-name="TableCell3494">
            <text:p text:style-name="Нормальный"/>
          </table:table-cell>
          <table:table-cell table:style-name="TableCell3495">
            <text:p text:style-name="Нормальный"/>
          </table:table-cell>
          <table:table-cell table:style-name="TableCell3496">
            <text:p text:style-name="Нормальный"/>
          </table:table-cell>
          <table:table-cell table:style-name="TableCell3497">
            <text:p text:style-name="Нормальный"/>
          </table:table-cell>
          <table:table-cell table:style-name="TableCell3498">
            <text:p text:style-name="Нормальный"/>
          </table:table-cell>
          <table:table-cell table:style-name="TableCell3499">
            <text:p text:style-name="Нормальный"/>
          </table:table-cell>
          <table:table-cell table:style-name="TableCell3500" table:number-columns-spanned="2">
            <text:p text:style-name="Нормальный"/>
          </table:table-cell>
          <table:covered-table-cell/>
          <table:table-cell table:style-name="TableCell3501">
            <text:p text:style-name="Нормальный"/>
          </table:table-cell>
          <table:table-cell table:style-name="TableCell3502" table:number-columns-spanned="2">
            <text:p text:style-name="Нормальный"/>
          </table:table-cell>
          <table:covered-table-cell/>
        </table:table-row>
        <table:table-row table:style-name="TableRow3503">
          <table:table-cell table:style-name="TableCell3504">
            <text:p text:style-name="Нормальный"/>
          </table:table-cell>
          <table:table-cell table:style-name="TableCell3505">
            <text:p text:style-name="Нормальный"/>
          </table:table-cell>
          <table:table-cell table:style-name="TableCell3506">
            <text:p text:style-name="Нормальный"/>
          </table:table-cell>
          <table:table-cell table:style-name="TableCell3507">
            <text:p text:style-name="Нормальный"/>
          </table:table-cell>
          <table:table-cell table:style-name="TableCell3508">
            <text:p text:style-name="Нормальный"/>
          </table:table-cell>
          <table:table-cell table:style-name="TableCell3509">
            <text:p text:style-name="Нормальный"/>
          </table:table-cell>
          <table:table-cell table:style-name="TableCell3510">
            <text:p text:style-name="Нормальный"/>
          </table:table-cell>
          <table:table-cell table:style-name="TableCell3511">
            <text:p text:style-name="Нормальный"/>
          </table:table-cell>
          <table:table-cell table:style-name="TableCell3512">
            <text:p text:style-name="Нормальный"/>
          </table:table-cell>
          <table:table-cell table:style-name="TableCell3513">
            <text:p text:style-name="Нормальный"/>
          </table:table-cell>
          <table:table-cell table:style-name="TableCell3514">
            <text:p text:style-name="Нормальный"/>
          </table:table-cell>
          <table:table-cell table:style-name="TableCell3515">
            <text:p text:style-name="Нормальный"/>
          </table:table-cell>
          <table:table-cell table:style-name="TableCell3516">
            <text:p text:style-name="Нормальный"/>
          </table:table-cell>
          <table:table-cell table:style-name="TableCell3517">
            <text:p text:style-name="Нормальный"/>
          </table:table-cell>
          <table:table-cell table:style-name="TableCell3518">
            <text:p text:style-name="Нормальный"/>
          </table:table-cell>
          <table:table-cell table:style-name="TableCell3519">
            <text:p text:style-name="Нормальный"/>
          </table:table-cell>
          <table:table-cell table:style-name="TableCell3520">
            <text:p text:style-name="Нормальный"/>
          </table:table-cell>
          <table:table-cell table:style-name="TableCell3521">
            <text:p text:style-name="Нормальный"/>
          </table:table-cell>
          <table:table-cell table:style-name="TableCell3522" table:number-columns-spanned="2">
            <text:p text:style-name="Нормальный"/>
          </table:table-cell>
          <table:covered-table-cell/>
          <table:table-cell table:style-name="TableCell3523">
            <text:p text:style-name="Нормальный"/>
          </table:table-cell>
          <table:table-cell table:style-name="TableCell3524" table:number-columns-spanned="2">
            <text:p text:style-name="Нормальный"/>
          </table:table-cell>
          <table:covered-table-cell/>
        </table:table-row>
        <table:table-row table:style-name="TableRow3525">
          <table:table-cell table:style-name="TableCell3526">
            <text:p text:style-name="Нормальный"/>
          </table:table-cell>
          <table:table-cell table:style-name="TableCell3527">
            <text:p text:style-name="Нормальный"/>
          </table:table-cell>
          <table:table-cell table:style-name="TableCell3528">
            <text:p text:style-name="Нормальный"/>
          </table:table-cell>
          <table:table-cell table:style-name="TableCell3529">
            <text:p text:style-name="Нормальный"/>
          </table:table-cell>
          <table:table-cell table:style-name="TableCell3530">
            <text:p text:style-name="Нормальный"/>
          </table:table-cell>
          <table:table-cell table:style-name="TableCell3531">
            <text:p text:style-name="Нормальный"/>
          </table:table-cell>
          <table:table-cell table:style-name="TableCell3532">
            <text:p text:style-name="Нормальный"/>
          </table:table-cell>
          <table:table-cell table:style-name="TableCell3533">
            <text:p text:style-name="Нормальный"/>
          </table:table-cell>
          <table:table-cell table:style-name="TableCell3534">
            <text:p text:style-name="Нормальный"/>
          </table:table-cell>
          <table:table-cell table:style-name="TableCell3535">
            <text:p text:style-name="Нормальный"/>
          </table:table-cell>
          <table:table-cell table:style-name="TableCell3536">
            <text:p text:style-name="Нормальный"/>
          </table:table-cell>
          <table:table-cell table:style-name="TableCell3537">
            <text:p text:style-name="Нормальный"/>
          </table:table-cell>
          <table:table-cell table:style-name="TableCell3538">
            <text:p text:style-name="Нормальный"/>
          </table:table-cell>
          <table:table-cell table:style-name="TableCell3539">
            <text:p text:style-name="Нормальный"/>
          </table:table-cell>
          <table:table-cell table:style-name="TableCell3540">
            <text:p text:style-name="Нормальный"/>
          </table:table-cell>
          <table:table-cell table:style-name="TableCell3541">
            <text:p text:style-name="Нормальный"/>
          </table:table-cell>
          <table:table-cell table:style-name="TableCell3542">
            <text:p text:style-name="Нормальный"/>
          </table:table-cell>
          <table:table-cell table:style-name="TableCell3543">
            <text:p text:style-name="Нормальный"/>
          </table:table-cell>
          <table:table-cell table:style-name="TableCell3544" table:number-columns-spanned="2">
            <text:p text:style-name="Нормальный"/>
          </table:table-cell>
          <table:covered-table-cell/>
          <table:table-cell table:style-name="TableCell3545">
            <text:p text:style-name="Нормальный"/>
          </table:table-cell>
          <table:table-cell table:style-name="TableCell3546" table:number-columns-spanned="2">
            <text:p text:style-name="Нормальный"/>
          </table:table-cell>
          <table:covered-table-cell/>
        </table:table-row>
        <table:table-row table:style-name="TableRow3547">
          <table:table-cell table:style-name="TableCell3548">
            <text:p text:style-name="Нормальный"/>
          </table:table-cell>
          <table:table-cell table:style-name="TableCell3549">
            <text:p text:style-name="Нормальный"/>
          </table:table-cell>
          <table:table-cell table:style-name="TableCell3550">
            <text:p text:style-name="Нормальный"/>
          </table:table-cell>
          <table:table-cell table:style-name="TableCell3551">
            <text:p text:style-name="Нормальный"/>
          </table:table-cell>
          <table:table-cell table:style-name="TableCell3552">
            <text:p text:style-name="Нормальный"/>
          </table:table-cell>
          <table:table-cell table:style-name="TableCell3553">
            <text:p text:style-name="Нормальный"/>
          </table:table-cell>
          <table:table-cell table:style-name="TableCell3554">
            <text:p text:style-name="Нормальный"/>
          </table:table-cell>
          <table:table-cell table:style-name="TableCell3555">
            <text:p text:style-name="Нормальный"/>
          </table:table-cell>
          <table:table-cell table:style-name="TableCell3556">
            <text:p text:style-name="Нормальный"/>
          </table:table-cell>
          <table:table-cell table:style-name="TableCell3557">
            <text:p text:style-name="Нормальный"/>
          </table:table-cell>
          <table:table-cell table:style-name="TableCell3558">
            <text:p text:style-name="Нормальный"/>
          </table:table-cell>
          <table:table-cell table:style-name="TableCell3559">
            <text:p text:style-name="Нормальный"/>
          </table:table-cell>
          <table:table-cell table:style-name="TableCell3560">
            <text:p text:style-name="Нормальный"/>
          </table:table-cell>
          <table:table-cell table:style-name="TableCell3561">
            <text:p text:style-name="Нормальный"/>
          </table:table-cell>
          <table:table-cell table:style-name="TableCell3562">
            <text:p text:style-name="Нормальный"/>
          </table:table-cell>
          <table:table-cell table:style-name="TableCell3563">
            <text:p text:style-name="Нормальный"/>
          </table:table-cell>
          <table:table-cell table:style-name="TableCell3564">
            <text:p text:style-name="Нормальный"/>
          </table:table-cell>
          <table:table-cell table:style-name="TableCell3565">
            <text:p text:style-name="Нормальный"/>
          </table:table-cell>
          <table:table-cell table:style-name="TableCell3566" table:number-columns-spanned="2">
            <text:p text:style-name="Нормальный"/>
          </table:table-cell>
          <table:covered-table-cell/>
          <table:table-cell table:style-name="TableCell3567">
            <text:p text:style-name="Нормальный"/>
          </table:table-cell>
          <table:table-cell table:style-name="TableCell3568" table:number-columns-spanned="2">
            <text:p text:style-name="Нормальный"/>
          </table:table-cell>
          <table:covered-table-cell/>
        </table:table-row>
        <table:table-row table:style-name="TableRow3569">
          <table:table-cell table:style-name="TableCell3570">
            <text:p text:style-name="Нормальный"/>
          </table:table-cell>
          <table:table-cell table:style-name="TableCell3571">
            <text:p text:style-name="Нормальный"/>
          </table:table-cell>
          <table:table-cell table:style-name="TableCell3572">
            <text:p text:style-name="Нормальный"/>
          </table:table-cell>
          <table:table-cell table:style-name="TableCell3573">
            <text:p text:style-name="Нормальный"/>
          </table:table-cell>
          <table:table-cell table:style-name="TableCell3574">
            <text:p text:style-name="Нормальный"/>
          </table:table-cell>
          <table:table-cell table:style-name="TableCell3575">
            <text:p text:style-name="Нормальный"/>
          </table:table-cell>
          <table:table-cell table:style-name="TableCell3576">
            <text:p text:style-name="Нормальный"/>
          </table:table-cell>
          <table:table-cell table:style-name="TableCell3577">
            <text:p text:style-name="Нормальный"/>
          </table:table-cell>
          <table:table-cell table:style-name="TableCell3578">
            <text:p text:style-name="Нормальный"/>
          </table:table-cell>
          <table:table-cell table:style-name="TableCell3579">
            <text:p text:style-name="Нормальный"/>
          </table:table-cell>
          <table:table-cell table:style-name="TableCell3580">
            <text:p text:style-name="Нормальный"/>
          </table:table-cell>
          <table:table-cell table:style-name="TableCell3581">
            <text:p text:style-name="Нормальный"/>
          </table:table-cell>
          <table:table-cell table:style-name="TableCell3582">
            <text:p text:style-name="Нормальный"/>
          </table:table-cell>
          <table:table-cell table:style-name="TableCell3583">
            <text:p text:style-name="Нормальный"/>
          </table:table-cell>
          <table:table-cell table:style-name="TableCell3584">
            <text:p text:style-name="Нормальный"/>
          </table:table-cell>
          <table:table-cell table:style-name="TableCell3585">
            <text:p text:style-name="Нормальный"/>
          </table:table-cell>
          <table:table-cell table:style-name="TableCell3586">
            <text:p text:style-name="Нормальный"/>
          </table:table-cell>
          <table:table-cell table:style-name="TableCell3587">
            <text:p text:style-name="Нормальный"/>
          </table:table-cell>
          <table:table-cell table:style-name="TableCell3588" table:number-columns-spanned="2">
            <text:p text:style-name="Нормальный"/>
          </table:table-cell>
          <table:covered-table-cell/>
          <table:table-cell table:style-name="TableCell3589">
            <text:p text:style-name="Нормальный"/>
          </table:table-cell>
          <table:table-cell table:style-name="TableCell3590" table:number-columns-spanned="2">
            <text:p text:style-name="Нормальный"/>
          </table:table-cell>
          <table:covered-table-cell/>
        </table:table-row>
        <table:table-row table:style-name="TableRow3591">
          <table:table-cell table:style-name="TableCell3592">
            <text:p text:style-name="Нормальный"/>
          </table:table-cell>
          <table:table-cell table:style-name="TableCell3593">
            <text:p text:style-name="Нормальный"/>
          </table:table-cell>
          <table:table-cell table:style-name="TableCell3594">
            <text:p text:style-name="Нормальный"/>
          </table:table-cell>
          <table:table-cell table:style-name="TableCell3595">
            <text:p text:style-name="Нормальный"/>
          </table:table-cell>
          <table:table-cell table:style-name="TableCell3596">
            <text:p text:style-name="Нормальный"/>
          </table:table-cell>
          <table:table-cell table:style-name="TableCell3597">
            <text:p text:style-name="Нормальный"/>
          </table:table-cell>
          <table:table-cell table:style-name="TableCell3598">
            <text:p text:style-name="Нормальный"/>
          </table:table-cell>
          <table:table-cell table:style-name="TableCell3599">
            <text:p text:style-name="Нормальный"/>
          </table:table-cell>
          <table:table-cell table:style-name="TableCell3600">
            <text:p text:style-name="Нормальный"/>
          </table:table-cell>
          <table:table-cell table:style-name="TableCell3601">
            <text:p text:style-name="Нормальный"/>
          </table:table-cell>
          <table:table-cell table:style-name="TableCell3602">
            <text:p text:style-name="Нормальный"/>
          </table:table-cell>
          <table:table-cell table:style-name="TableCell3603">
            <text:p text:style-name="Нормальный"/>
          </table:table-cell>
          <table:table-cell table:style-name="TableCell3604">
            <text:p text:style-name="Нормальный"/>
          </table:table-cell>
          <table:table-cell table:style-name="TableCell3605">
            <text:p text:style-name="Нормальный"/>
          </table:table-cell>
          <table:table-cell table:style-name="TableCell3606">
            <text:p text:style-name="Нормальный"/>
          </table:table-cell>
          <table:table-cell table:style-name="TableCell3607">
            <text:p text:style-name="Нормальный"/>
          </table:table-cell>
          <table:table-cell table:style-name="TableCell3608">
            <text:p text:style-name="Нормальный"/>
          </table:table-cell>
          <table:table-cell table:style-name="TableCell3609">
            <text:p text:style-name="Нормальный"/>
          </table:table-cell>
          <table:table-cell table:style-name="TableCell3610" table:number-columns-spanned="2">
            <text:p text:style-name="Нормальный"/>
          </table:table-cell>
          <table:covered-table-cell/>
          <table:table-cell table:style-name="TableCell3611">
            <text:p text:style-name="Нормальный"/>
          </table:table-cell>
          <table:table-cell table:style-name="TableCell3612" table:number-columns-spanned="2">
            <text:p text:style-name="Нормальный"/>
          </table:table-cell>
          <table:covered-table-cell/>
        </table:table-row>
        <table:table-row table:style-name="TableRow3613">
          <table:table-cell table:style-name="TableCell3614">
            <text:p text:style-name="Нормальный"/>
          </table:table-cell>
          <table:table-cell table:style-name="TableCell3615">
            <text:p text:style-name="Нормальный"/>
          </table:table-cell>
          <table:table-cell table:style-name="TableCell3616">
            <text:p text:style-name="Нормальный"/>
          </table:table-cell>
          <table:table-cell table:style-name="TableCell3617">
            <text:p text:style-name="Нормальный"/>
          </table:table-cell>
          <table:table-cell table:style-name="TableCell3618">
            <text:p text:style-name="Нормальный"/>
          </table:table-cell>
          <table:table-cell table:style-name="TableCell3619">
            <text:p text:style-name="Нормальный"/>
          </table:table-cell>
          <table:table-cell table:style-name="TableCell3620">
            <text:p text:style-name="Нормальный"/>
          </table:table-cell>
          <table:table-cell table:style-name="TableCell3621">
            <text:p text:style-name="Нормальный"/>
          </table:table-cell>
          <table:table-cell table:style-name="TableCell3622">
            <text:p text:style-name="Нормальный"/>
          </table:table-cell>
          <table:table-cell table:style-name="TableCell3623">
            <text:p text:style-name="Нормальный"/>
          </table:table-cell>
          <table:table-cell table:style-name="TableCell3624">
            <text:p text:style-name="Нормальный"/>
          </table:table-cell>
          <table:table-cell table:style-name="TableCell3625">
            <text:p text:style-name="Нормальный"/>
          </table:table-cell>
          <table:table-cell table:style-name="TableCell3626">
            <text:p text:style-name="Нормальный"/>
          </table:table-cell>
          <table:table-cell table:style-name="TableCell3627">
            <text:p text:style-name="Нормальный"/>
          </table:table-cell>
          <table:table-cell table:style-name="TableCell3628">
            <text:p text:style-name="Нормальный"/>
          </table:table-cell>
          <table:table-cell table:style-name="TableCell3629">
            <text:p text:style-name="Нормальный"/>
          </table:table-cell>
          <table:table-cell table:style-name="TableCell3630">
            <text:p text:style-name="Нормальный"/>
          </table:table-cell>
          <table:table-cell table:style-name="TableCell3631">
            <text:p text:style-name="Нормальный"/>
          </table:table-cell>
          <table:table-cell table:style-name="TableCell3632" table:number-columns-spanned="2">
            <text:p text:style-name="Нормальный"/>
          </table:table-cell>
          <table:covered-table-cell/>
          <table:table-cell table:style-name="TableCell3633">
            <text:p text:style-name="Нормальный"/>
          </table:table-cell>
          <table:table-cell table:style-name="TableCell3634" table:number-columns-spanned="2">
            <text:p text:style-name="Нормальный"/>
          </table:table-cell>
          <table:covered-table-cell/>
        </table:table-row>
        <table:table-row table:style-name="TableRow3635">
          <table:table-cell table:style-name="TableCell3636">
            <text:p text:style-name="Нормальный"/>
          </table:table-cell>
          <table:table-cell table:style-name="TableCell3637">
            <text:p text:style-name="Нормальный"/>
          </table:table-cell>
          <table:table-cell table:style-name="TableCell3638">
            <text:p text:style-name="Нормальный"/>
          </table:table-cell>
          <table:table-cell table:style-name="TableCell3639">
            <text:p text:style-name="Нормальный"/>
          </table:table-cell>
          <table:table-cell table:style-name="TableCell3640">
            <text:p text:style-name="Нормальный"/>
          </table:table-cell>
          <table:table-cell table:style-name="TableCell3641">
            <text:p text:style-name="Нормальный"/>
          </table:table-cell>
          <table:table-cell table:style-name="TableCell3642">
            <text:p text:style-name="Нормальный"/>
          </table:table-cell>
          <table:table-cell table:style-name="TableCell3643">
            <text:p text:style-name="Нормальный"/>
          </table:table-cell>
          <table:table-cell table:style-name="TableCell3644">
            <text:p text:style-name="Нормальный"/>
          </table:table-cell>
          <table:table-cell table:style-name="TableCell3645">
            <text:p text:style-name="Нормальный"/>
          </table:table-cell>
          <table:table-cell table:style-name="TableCell3646">
            <text:p text:style-name="Нормальный"/>
          </table:table-cell>
          <table:table-cell table:style-name="TableCell3647">
            <text:p text:style-name="Нормальный"/>
          </table:table-cell>
          <table:table-cell table:style-name="TableCell3648">
            <text:p text:style-name="Нормальный"/>
          </table:table-cell>
          <table:table-cell table:style-name="TableCell3649">
            <text:p text:style-name="Нормальный"/>
          </table:table-cell>
          <table:table-cell table:style-name="TableCell3650">
            <text:p text:style-name="Нормальный"/>
          </table:table-cell>
          <table:table-cell table:style-name="TableCell3651">
            <text:p text:style-name="Нормальный"/>
          </table:table-cell>
          <table:table-cell table:style-name="TableCell3652">
            <text:p text:style-name="Нормальный"/>
          </table:table-cell>
          <table:table-cell table:style-name="TableCell3653">
            <text:p text:style-name="Нормальный"/>
          </table:table-cell>
          <table:table-cell table:style-name="TableCell3654" table:number-columns-spanned="2">
            <text:p text:style-name="Нормальный"/>
          </table:table-cell>
          <table:covered-table-cell/>
          <table:table-cell table:style-name="TableCell3655">
            <text:p text:style-name="Нормальный"/>
          </table:table-cell>
          <table:table-cell table:style-name="TableCell3656" table:number-columns-spanned="2">
            <text:p text:style-name="Нормальный"/>
          </table:table-cell>
          <table:covered-table-cell/>
        </table:table-row>
        <table:table-row table:style-name="TableRow3657">
          <table:table-cell table:style-name="TableCell3658">
            <text:p text:style-name="Нормальный"/>
          </table:table-cell>
          <table:table-cell table:style-name="TableCell3659">
            <text:p text:style-name="Нормальный"/>
          </table:table-cell>
          <table:table-cell table:style-name="TableCell3660">
            <text:p text:style-name="Нормальный"/>
          </table:table-cell>
          <table:table-cell table:style-name="TableCell3661">
            <text:p text:style-name="Нормальный"/>
          </table:table-cell>
          <table:table-cell table:style-name="TableCell3662">
            <text:p text:style-name="Нормальный"/>
          </table:table-cell>
          <table:table-cell table:style-name="TableCell3663">
            <text:p text:style-name="Нормальный"/>
          </table:table-cell>
          <table:table-cell table:style-name="TableCell3664">
            <text:p text:style-name="Нормальный"/>
          </table:table-cell>
          <table:table-cell table:style-name="TableCell3665">
            <text:p text:style-name="Нормальный"/>
          </table:table-cell>
          <table:table-cell table:style-name="TableCell3666">
            <text:p text:style-name="Нормальный"/>
          </table:table-cell>
          <table:table-cell table:style-name="TableCell3667">
            <text:p text:style-name="Нормальный"/>
          </table:table-cell>
          <table:table-cell table:style-name="TableCell3668">
            <text:p text:style-name="Нормальный"/>
          </table:table-cell>
          <table:table-cell table:style-name="TableCell3669">
            <text:p text:style-name="Нормальный"/>
          </table:table-cell>
          <table:table-cell table:style-name="TableCell3670">
            <text:p text:style-name="Нормальный"/>
          </table:table-cell>
          <table:table-cell table:style-name="TableCell3671">
            <text:p text:style-name="Нормальный"/>
          </table:table-cell>
          <table:table-cell table:style-name="TableCell3672">
            <text:p text:style-name="Нормальный"/>
          </table:table-cell>
          <table:table-cell table:style-name="TableCell3673">
            <text:p text:style-name="Нормальный"/>
          </table:table-cell>
          <table:table-cell table:style-name="TableCell3674">
            <text:p text:style-name="Нормальный"/>
          </table:table-cell>
          <table:table-cell table:style-name="TableCell3675">
            <text:p text:style-name="Нормальный"/>
          </table:table-cell>
          <table:table-cell table:style-name="TableCell3676" table:number-columns-spanned="2">
            <text:p text:style-name="Нормальный"/>
          </table:table-cell>
          <table:covered-table-cell/>
          <table:table-cell table:style-name="TableCell3677">
            <text:p text:style-name="Нормальный"/>
          </table:table-cell>
          <table:table-cell table:style-name="TableCell3678" table:number-columns-spanned="2">
            <text:p text:style-name="Нормальный"/>
          </table:table-cell>
          <table:covered-table-cell/>
        </table:table-row>
        <table:table-row table:style-name="TableRow3679">
          <table:table-cell table:style-name="TableCell3680">
            <text:p text:style-name="Нормальный"/>
          </table:table-cell>
          <table:table-cell table:style-name="TableCell3681">
            <text:p text:style-name="Нормальный"/>
          </table:table-cell>
          <table:table-cell table:style-name="TableCell3682">
            <text:p text:style-name="Нормальный"/>
          </table:table-cell>
          <table:table-cell table:style-name="TableCell3683">
            <text:p text:style-name="Нормальный"/>
          </table:table-cell>
          <table:table-cell table:style-name="TableCell3684">
            <text:p text:style-name="Нормальный"/>
          </table:table-cell>
          <table:table-cell table:style-name="TableCell3685">
            <text:p text:style-name="Нормальный"/>
          </table:table-cell>
          <table:table-cell table:style-name="TableCell3686">
            <text:p text:style-name="Нормальный"/>
          </table:table-cell>
          <table:table-cell table:style-name="TableCell3687">
            <text:p text:style-name="Нормальный"/>
          </table:table-cell>
          <table:table-cell table:style-name="TableCell3688">
            <text:p text:style-name="Нормальный"/>
          </table:table-cell>
          <table:table-cell table:style-name="TableCell3689">
            <text:p text:style-name="Нормальный"/>
          </table:table-cell>
          <table:table-cell table:style-name="TableCell3690">
            <text:p text:style-name="Нормальный"/>
          </table:table-cell>
          <table:table-cell table:style-name="TableCell3691">
            <text:p text:style-name="Нормальный"/>
          </table:table-cell>
          <table:table-cell table:style-name="TableCell3692">
            <text:p text:style-name="Нормальный"/>
          </table:table-cell>
          <table:table-cell table:style-name="TableCell3693">
            <text:p text:style-name="Нормальный"/>
          </table:table-cell>
          <table:table-cell table:style-name="TableCell3694">
            <text:p text:style-name="Нормальный"/>
          </table:table-cell>
          <table:table-cell table:style-name="TableCell3695">
            <text:p text:style-name="Нормальный"/>
          </table:table-cell>
          <table:table-cell table:style-name="TableCell3696">
            <text:p text:style-name="Нормальный"/>
          </table:table-cell>
          <table:table-cell table:style-name="TableCell3697">
            <text:p text:style-name="Нормальный"/>
          </table:table-cell>
          <table:table-cell table:style-name="TableCell3698" table:number-columns-spanned="2">
            <text:p text:style-name="Нормальный"/>
          </table:table-cell>
          <table:covered-table-cell/>
          <table:table-cell table:style-name="TableCell3699">
            <text:p text:style-name="Нормальный"/>
          </table:table-cell>
          <table:table-cell table:style-name="TableCell3700" table:number-columns-spanned="2">
            <text:p text:style-name="Нормальный"/>
          </table:table-cell>
          <table:covered-table-cell/>
        </table:table-row>
        <table:table-row table:style-name="TableRow3701">
          <table:table-cell table:style-name="TableCell3702">
            <text:p text:style-name="Нормальный"/>
          </table:table-cell>
          <table:table-cell table:style-name="TableCell3703">
            <text:p text:style-name="Нормальный"/>
          </table:table-cell>
          <table:table-cell table:style-name="TableCell3704">
            <text:p text:style-name="Нормальный"/>
          </table:table-cell>
          <table:table-cell table:style-name="TableCell3705">
            <text:p text:style-name="Нормальный"/>
          </table:table-cell>
          <table:table-cell table:style-name="TableCell3706">
            <text:p text:style-name="Нормальный"/>
          </table:table-cell>
          <table:table-cell table:style-name="TableCell3707">
            <text:p text:style-name="Нормальный"/>
          </table:table-cell>
          <table:table-cell table:style-name="TableCell3708">
            <text:p text:style-name="Нормальный"/>
          </table:table-cell>
          <table:table-cell table:style-name="TableCell3709">
            <text:p text:style-name="Нормальный"/>
          </table:table-cell>
          <table:table-cell table:style-name="TableCell3710">
            <text:p text:style-name="Нормальный"/>
          </table:table-cell>
          <table:table-cell table:style-name="TableCell3711">
            <text:p text:style-name="Нормальный"/>
          </table:table-cell>
          <table:table-cell table:style-name="TableCell3712">
            <text:p text:style-name="Нормальный"/>
          </table:table-cell>
          <table:table-cell table:style-name="TableCell3713">
            <text:p text:style-name="Нормальный"/>
          </table:table-cell>
          <table:table-cell table:style-name="TableCell3714">
            <text:p text:style-name="Нормальный"/>
          </table:table-cell>
          <table:table-cell table:style-name="TableCell3715">
            <text:p text:style-name="Нормальный"/>
          </table:table-cell>
          <table:table-cell table:style-name="TableCell3716">
            <text:p text:style-name="Нормальный"/>
          </table:table-cell>
          <table:table-cell table:style-name="TableCell3717">
            <text:p text:style-name="Нормальный"/>
          </table:table-cell>
          <table:table-cell table:style-name="TableCell3718">
            <text:p text:style-name="Нормальный"/>
          </table:table-cell>
          <table:table-cell table:style-name="TableCell3719">
            <text:p text:style-name="Нормальный"/>
          </table:table-cell>
          <table:table-cell table:style-name="TableCell3720" table:number-columns-spanned="2">
            <text:p text:style-name="Нормальный"/>
          </table:table-cell>
          <table:covered-table-cell/>
          <table:table-cell table:style-name="TableCell3721">
            <text:p text:style-name="Нормальный"/>
          </table:table-cell>
          <table:table-cell table:style-name="TableCell3722" table:number-columns-spanned="2">
            <text:p text:style-name="Нормальный"/>
          </table:table-cell>
          <table:covered-table-cell/>
        </table:table-row>
        <table:table-row table:style-name="TableRow3723">
          <table:table-cell table:style-name="TableCell3724">
            <text:p text:style-name="Нормальный"/>
          </table:table-cell>
          <table:table-cell table:style-name="TableCell3725">
            <text:p text:style-name="Нормальный"/>
          </table:table-cell>
          <table:table-cell table:style-name="TableCell3726">
            <text:p text:style-name="Нормальный"/>
          </table:table-cell>
          <table:table-cell table:style-name="TableCell3727">
            <text:p text:style-name="Нормальный"/>
          </table:table-cell>
          <table:table-cell table:style-name="TableCell3728">
            <text:p text:style-name="Нормальный"/>
          </table:table-cell>
          <table:table-cell table:style-name="TableCell3729">
            <text:p text:style-name="Нормальный"/>
          </table:table-cell>
          <table:table-cell table:style-name="TableCell3730">
            <text:p text:style-name="Нормальный"/>
          </table:table-cell>
          <table:table-cell table:style-name="TableCell3731">
            <text:p text:style-name="Нормальный"/>
          </table:table-cell>
          <table:table-cell table:style-name="TableCell3732">
            <text:p text:style-name="Нормальный"/>
          </table:table-cell>
          <table:table-cell table:style-name="TableCell3733">
            <text:p text:style-name="Нормальный"/>
          </table:table-cell>
          <table:table-cell table:style-name="TableCell3734">
            <text:p text:style-name="Нормальный"/>
          </table:table-cell>
          <table:table-cell table:style-name="TableCell3735">
            <text:p text:style-name="Нормальный"/>
          </table:table-cell>
          <table:table-cell table:style-name="TableCell3736">
            <text:p text:style-name="Нормальный"/>
          </table:table-cell>
          <table:table-cell table:style-name="TableCell3737">
            <text:p text:style-name="Нормальный"/>
          </table:table-cell>
          <table:table-cell table:style-name="TableCell3738">
            <text:p text:style-name="Нормальный"/>
          </table:table-cell>
          <table:table-cell table:style-name="TableCell3739">
            <text:p text:style-name="Нормальный"/>
          </table:table-cell>
          <table:table-cell table:style-name="TableCell3740">
            <text:p text:style-name="Нормальный"/>
          </table:table-cell>
          <table:table-cell table:style-name="TableCell3741">
            <text:p text:style-name="Нормальный"/>
          </table:table-cell>
          <table:table-cell table:style-name="TableCell3742" table:number-columns-spanned="2">
            <text:p text:style-name="Нормальный"/>
          </table:table-cell>
          <table:covered-table-cell/>
          <table:table-cell table:style-name="TableCell3743">
            <text:p text:style-name="Нормальный"/>
          </table:table-cell>
          <table:table-cell table:style-name="TableCell3744" table:number-columns-spanned="2">
            <text:p text:style-name="Нормальный"/>
          </table:table-cell>
          <table:covered-table-cell/>
        </table:table-row>
      </table:table>
      <text:p text:style-name="Нормальный"/>
      <text:p text:style-name="Нормальный"><text:bookmark-start text:name="anchor5111"/><text:bookmark-end text:name="anchor5111"/>* yymmdd - year, month, day</text:p>
      <text:p text:style-name="Нормальный"/>
      <text:p text:style-name="P3745"><text:bookmark-start text:name="anchor60000"/><text:bookmark-end text:name="anchor60000"/><text:span text:style-name="T3746">Приложение N 6 к<text:s/></text:span><text:a xlink:href="#anchor1000" office:target-frame-name="_top" xlink:show="replace"><text:span text:style-name="T3747">Табелю</text:span></text:a><text:span text:style-name="T3748"><text:s/>сообщений о движении воздушных судов в Российской Федерации</text:span></text:p>
      <text:p text:style-name="Нормальный"/>
      <text:h text:style-name="Заголовок1" text:outline-level="1">Перечень повторяющихся планов полета</text:h>
      <text:p text:style-name="Нормальный"/>
      <table:table table:style-name="Table3749">
        <table:table-columns>
          <table:table-column table:style-name="TableColumn3750"/>
          <table:table-column table:style-name="TableColumn3751"/>
          <table:table-column table:style-name="TableColumn3752"/>
          <table:table-column table:style-name="TableColumn3753"/>
          <table:table-column table:style-name="TableColumn3754"/>
          <table:table-column table:style-name="TableColumn3755"/>
          <table:table-column table:style-name="TableColumn3756"/>
          <table:table-column table:style-name="TableColumn3757"/>
          <table:table-column table:style-name="TableColumn3758"/>
          <table:table-column table:style-name="TableColumn3759"/>
          <table:table-column table:style-name="TableColumn3760"/>
          <table:table-column table:style-name="TableColumn3761"/>
          <table:table-column table:style-name="TableColumn3762"/>
          <table:table-column table:style-name="TableColumn3763"/>
          <table:table-column table:style-name="TableColumn3764"/>
          <table:table-column table:style-name="TableColumn3765"/>
          <table:table-column table:style-name="TableColumn3766"/>
          <table:table-column table:style-name="TableColumn3767"/>
          <table:table-column table:style-name="TableColumn3768"/>
          <table:table-column table:style-name="TableColumn3769"/>
          <table:table-column table:style-name="TableColumn3770"/>
          <table:table-column table:style-name="TableColumn3771"/>
          <table:table-column table:style-name="TableColumn3772"/>
        </table:table-columns>
        <table:table-row table:style-name="TableRow3773">
          <table:table-cell table:style-name="TableCell3774" table:number-columns-spanned="10">
            <text:p text:style-name="P3775"><text:bookmark-start text:name="anchor6001"/><text:bookmark-end text:name="anchor6001"/>А Эксплуатант ___АЭРОФЛОТ- РОССИЙСКИЕ_____</text:p>
            <text:p text:style-name="P3776"><text:s text:c="16"/>полное наименование</text:p>
            <text:p text:style-name="P3777">АВИАЛИНИИ_________________________________</text:p>
            <text:p text:style-name="P3778"><text:s text:c="8"/>предприятия (авиакомпании)</text:p>
            <text:p text:style-name="Нормальный"/>
            <text:p text:style-name="P3779">┌────────────────┐ <text:s/>┌───────────────┐</text:p>
            <text:p text:style-name="P3780">│ <text:s text:c="5"/>АФЛ <text:s text:c="6"/>│ <text:s/>│ СУ <text:s text:c="11"/>│</text:p>
            <text:p text:style-name="P3781">└────────────────┘ <text:s/>└───────────────┘</text:p>
            <text:p text:style-name="P3782"><text:s text:c="2"/>3-буквенный код <text:s text:c="4"/>2-буквенный код</text:p>
          </table:table-cell>
          <table:covered-table-cell/>
          <table:covered-table-cell/>
          <table:covered-table-cell/>
          <table:covered-table-cell/>
          <table:covered-table-cell/>
          <table:covered-table-cell/>
          <table:covered-table-cell/>
          <table:covered-table-cell/>
          <table:covered-table-cell/>
          <table:table-cell table:style-name="TableCell3783" table:number-columns-spanned="5">
            <text:p text:style-name="Прижатыйвлево">В Адресат(ы)</text:p>
            <text:p text:style-name="Прижатыйвлево">ФГУП "Госкорпорация по ОрВД"</text:p>
            <text:p text:style-name="Прижатыйвлево">Ленинградский пр. 37, кор.7</text:p>
            <text:p text:style-name="Прижатыйвлево">125993, г.Москва, Л-167, ГСП-3</text:p>
            <text:p text:style-name="Прижатыйвлево">России</text:p>
          </table:table-cell>
          <table:covered-table-cell/>
          <table:covered-table-cell/>
          <table:covered-table-cell/>
          <table:covered-table-cell/>
          <table:table-cell table:style-name="TableCell3784" table:number-columns-spanned="3">
            <text:p text:style-name="Прижатыйвлево">С Аэродром(ы) вылета</text:p>
            <text:p text:style-name="Прижатыйвлево">UWKE, UUEE, ULLI</text:p>
          </table:table-cell>
          <table:covered-table-cell/>
          <table:covered-table-cell/>
          <table:table-cell table:style-name="TableCell3785">
            <text:p text:style-name="Прижатыйвлево">D</text:p>
            <text:p text:style-name="Прижатыйвлево">Дата</text:p>
            <text:p text:style-name="Прижатыйвлево">20111003<text:a xlink:href="#anchor6661" office:target-frame-name="_top" xlink:show="replace">*</text:a></text:p>
          </table:table-cell>
          <table:table-cell table:style-name="TableCell3786" table:number-columns-spanned="3">
            <text:p text:style-name="Прижатыйвлево">E</text:p>
            <text:p text:style-name="Прижатыйвлево">Серийный номер.</text:p>
            <text:p text:style-name="Прижатыйвлево">11-23</text:p>
          </table:table-cell>
          <table:covered-table-cell/>
          <table:covered-table-cell/>
          <table:table-cell table:style-name="TableCell3787">
            <text:p text:style-name="Прижатыйвлево">F</text:p>
            <text:p text:style-name="Прижатыйвлево">Страница</text:p>
            <text:p text:style-name="Прижатыйвлево">1/1</text:p>
          </table:table-cell>
        </table:table-row>
        <table:table-row table:style-name="TableRow3788">
          <table:table-cell table:style-name="TableCell3789" table:number-columns-spanned="5">
            <text:p text:style-name="Прижатыйвлево"><text:bookmark-start text:name="anchor6002"/><text:bookmark-end text:name="anchor6002"/>G</text:p>
            <text:p text:style-name="Прижатыйвлево">Дополнительные данные в (<text:a xlink:href="#anchor4007" office:target-frame-name="_top" xlink:show="replace">п. 19</text:a>): ЦУП т.+7(095)999-99-99, AFTN: УУЕУДДЬЬ, SITA: MOWDDSU</text:p>
          </table:table-cell>
          <table:covered-table-cell/>
          <table:covered-table-cell/>
          <table:covered-table-cell/>
          <table:covered-table-cell/>
          <table:table-cell>
            <text:p text:style-name="Прижатыйвлево"/>
          </table:table-cell>
          <table:table-cell>
            <text:p text:style-name="Прижатыйвлево"/>
          </table:table-cell>
          <table:table-cell>
            <text:p text:style-name="Прижатыйвлево"/>
          </table:table-cell>
          <table:table-cell>
            <text:p text:style-name="Прижатыйвлево"/>
          </table:table-cell>
          <table:table-cell>
            <text:p text:style-name="Прижатыйвлево"/>
          </table:table-cell>
          <table:table-cell>
            <text:p text:style-name="Прижатыйвлево"/>
          </table:table-cell>
          <table:table-cell>
            <text:p text:style-name="Прижатыйвлево"/>
          </table:table-cell>
          <table:table-cell>
            <text:p text:style-name="Прижатыйвлево"/>
          </table:table-cell>
          <table:table-cell>
            <text:p text:style-name="Прижатыйвлево"/>
          </table:table-cell>
          <table:table-cell>
            <text:p text:style-name="Прижатыйвлево"/>
          </table:table-cell>
          <table:table-cell>
            <text:p text:style-name="Прижатыйвлево"/>
          </table:table-cell>
          <table:table-cell>
            <text:p text:style-name="Прижатыйвлево"/>
          </table:table-cell>
          <table:table-cell>
            <text:p text:style-name="Прижатыйвлево"/>
          </table:table-cell>
          <table:table-cell>
            <text:p text:style-name="Прижатыйвлево"/>
          </table:table-cell>
          <table:table-cell>
            <text:p text:style-name="Прижатыйвлево"/>
          </table:table-cell>
          <table:table-cell>
            <text:p text:style-name="Прижатыйвлево"/>
          </table:table-cell>
          <table:table-cell>
            <text:p text:style-name="Прижатыйвлево"/>
          </table:table-cell>
          <table:table-cell>
            <text:p text:style-name="Прижатыйвлево"/>
          </table:table-cell>
        </table:table-row>
        <table:table-row table:style-name="TableRow3790">
          <table:table-cell table:style-name="TableCell3791">
            <text:p text:style-name="Прижатыйвлево"><text:bookmark-start text:name="anchor6003"/><text:bookmark-end text:name="anchor6003"/><text:soft-page-break/>Н</text:p>
          </table:table-cell>
          <table:table-cell table:style-name="TableCell3792">
            <text:p text:style-name="Прижатыйвлево">I</text:p>
            <text:p text:style-name="Прижатыйвлево">Действителен</text:p>
            <text:p text:style-name="Прижатыйвлево">с<text:a xlink:href="#anchor6661" office:target-frame-name="_top" xlink:show="replace">*</text:a> г., м., д.</text:p>
          </table:table-cell>
          <table:table-cell table:style-name="TableCell3793">
            <text:p text:style-name="Прижатыйвлево">J</text:p>
            <text:p text:style-name="Прижатыйвлево">Действителен</text:p>
            <text:p text:style-name="Прижатыйвлево">с<text:a xlink:href="#anchor6661" office:target-frame-name="_top" xlink:show="replace">*</text:a> г., м., д.</text:p>
          </table:table-cell>
          <table:table-cell table:style-name="TableCell3794" table:number-columns-spanned="7">
            <text:p text:style-name="Прижатыйвлево">К</text:p>
            <text:p text:style-name="Прижатыйвлево">Дни полетов</text:p>
          </table:table-cell>
          <table:covered-table-cell/>
          <table:covered-table-cell/>
          <table:covered-table-cell/>
          <table:covered-table-cell/>
          <table:covered-table-cell/>
          <table:covered-table-cell/>
          <table:table-cell table:style-name="TableCell3795">
            <text:p text:style-name="Прижатыйвлево">L</text:p>
            <text:p text:style-name="Прижатыйвлево">Опознавательный индекс ВС (<text:a xlink:href="#anchor4001" office:target-frame-name="_top" xlink:show="replace">п. 7</text:a>)</text:p>
          </table:table-cell>
          <table:table-cell table:style-name="TableCell3796" table:number-columns-spanned="2">
            <text:p text:style-name="Прижатыйвлево">М</text:p>
            <text:p text:style-name="Прижатыйвлево">Тип ВС и категория турбулентности следа</text:p>
          </table:table-cell>
          <table:covered-table-cell/>
          <table:table-cell table:style-name="TableCell3797" table:number-columns-spanned="2">
            <text:p text:style-name="Прижатыйвлево">N</text:p>
            <text:p text:style-name="Прижатыйвлево">Аэродром и время<text:s/>вылета (<text:a xlink:href="#anchor4003" office:target-frame-name="_top" xlink:show="replace">п. 13</text:a>)</text:p>
          </table:table-cell>
          <table:covered-table-cell/>
          <table:table-cell table:style-name="TableCell3798" table:number-columns-spanned="3">
            <text:p text:style-name="Прижатыйвлево">О</text:p>
            <text:p text:style-name="Прижатыйвлево">Маршрут (<text:a xlink:href="#anchor4004" office:target-frame-name="_top" xlink:show="replace">п. 15</text:a>)</text:p>
          </table:table-cell>
          <table:covered-table-cell/>
          <table:covered-table-cell/>
          <table:table-cell table:style-name="TableCell3799" table:number-columns-spanned="3">
            <text:p text:style-name="Прижатыйвлево">P</text:p>
            <text:p text:style-name="Прижатыйвлево">Аэродром назначения и общее расчетное истекшее время (<text:a xlink:href="#anchor4005" office:target-frame-name="_top" xlink:show="replace">п. 16</text:a>)</text:p>
          </table:table-cell>
          <table:covered-table-cell/>
          <table:covered-table-cell/>
          <table:table-cell table:style-name="TableCell3800" table:number-columns-spanned="2">
            <text:p text:style-name="Прижатыйвлево">Q</text:p>
            <text:p text:style-name="Прижатыйвлево">Примечания</text:p>
          </table:table-cell>
          <table:covered-table-cell/>
        </table:table-row>
        <table:table-row table:style-name="TableRow3801">
          <table:table-cell table:style-name="TableCell3802">
            <text:p text:style-name="Прижатыйвлево">+</text:p>
            <text:p text:style-name="Прижатыйвлево">-</text:p>
          </table:table-cell>
          <table:table-cell table:style-name="TableCell3803" table:number-columns-spanned="2">
            <text:p text:style-name="Прижатыйвлево">Крейсерские</text:p>
          </table:table-cell>
          <table:covered-table-cell/>
          <table:table-cell table:style-name="TableCell3804">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cell>
            <text:p text:style-name="Нормальный"/>
          </table:table-cell>
        </table:table-row>
        <table:table-row table:style-name="TableRow3805">
          <table:table-cell table:style-name="TableCell3806">
            <text:p text:style-name="Прижатыйвлево">1</text:p>
          </table:table-cell>
          <table:table-cell table:style-name="TableCell3807">
            <text:p text:style-name="Прижатыйвлево">2</text:p>
          </table:table-cell>
          <table:table-cell table:style-name="TableCell3808">
            <text:p text:style-name="Прижатыйвлево">3</text:p>
          </table:table-cell>
          <table:table-cell table:style-name="TableCell3809">
            <text:p text:style-name="Прижатыйвлево">4</text:p>
          </table:table-cell>
          <table:table-cell table:style-name="TableCell3810">
            <text:p text:style-name="Прижатыйвлево">5</text:p>
          </table:table-cell>
          <table:table-cell table:style-name="TableCell3811">
            <text:p text:style-name="Прижатыйвлево">6</text:p>
          </table:table-cell>
          <table:table-cell table:style-name="TableCell3812">
            <text:p text:style-name="Прижатыйвлево">7</text:p>
          </table:table-cell>
          <table:table-cell table:style-name="TableCell3813">
            <text:p text:style-name="Прижатыйвлево">скорость</text:p>
          </table:table-cell>
          <table:table-cell table:style-name="TableCell3814">
            <text:p text:style-name="Прижатыйвлево">эшелон</text:p>
          </table:table-cell>
          <table:table-cell table:style-name="TableCell3815">
            <text:p text:style-name="Прижатыйвлево">маршрут</text:p>
          </table:table-cell>
          <table:table-cell>
            <text:p text:style-name="Прижатыйвлево"/>
          </table:table-cell>
          <table:table-cell>
            <text:p text:style-name="Прижатыйвлево"/>
          </table:table-cell>
          <table:table-cell>
            <text:p text:style-name="Прижатыйвлево"/>
          </table:table-cell>
          <table:table-cell>
            <text:p text:style-name="Прижатыйвлево"/>
          </table:table-cell>
          <table:table-cell>
            <text:p text:style-name="Прижатыйвлево"/>
          </table:table-cell>
          <table:table-cell>
            <text:p text:style-name="Прижатыйвлево"/>
          </table:table-cell>
          <table:table-cell>
            <text:p text:style-name="Прижатыйвлево"/>
          </table:table-cell>
          <table:table-cell>
            <text:p text:style-name="Прижатыйвлево"/>
          </table:table-cell>
          <table:table-cell>
            <text:p text:style-name="Прижатыйвлево"/>
          </table:table-cell>
          <table:table-cell>
            <text:p text:style-name="Прижатыйвлево"/>
          </table:table-cell>
          <table:table-cell>
            <text:p text:style-name="Прижатыйвлево"/>
          </table:table-cell>
          <table:table-cell>
            <text:p text:style-name="Прижатыйвлево"/>
          </table:table-cell>
          <table:table-cell>
            <text:p text:style-name="Прижатыйвлево"/>
          </table:table-cell>
        </table:table-row>
        <table:table-row table:style-name="TableRow3816">
          <table:table-cell table:style-name="TableCell3817">
            <text:p text:style-name="Прижатыйвлево">+</text:p>
          </table:table-cell>
          <table:table-cell table:style-name="TableCell3818">
            <text:p text:style-name="Прижатыйвлево">120117</text:p>
          </table:table-cell>
          <table:table-cell table:style-name="TableCell3819">
            <text:p text:style-name="Прижатыйвлево">120326</text:p>
          </table:table-cell>
          <table:table-cell table:style-name="TableCell3820">
            <text:p text:style-name="Прижатыйвлево">0</text:p>
          </table:table-cell>
          <table:table-cell table:style-name="TableCell3821">
            <text:p text:style-name="Прижатыйвлево">2</text:p>
          </table:table-cell>
          <table:table-cell table:style-name="TableCell3822">
            <text:p text:style-name="Прижатыйвлево">0</text:p>
          </table:table-cell>
          <table:table-cell table:style-name="TableCell3823">
            <text:p text:style-name="Прижатыйвлево">4</text:p>
          </table:table-cell>
          <table:table-cell table:style-name="TableCell3824">
            <text:p text:style-name="Прижатыйвлево">0</text:p>
          </table:table-cell>
          <table:table-cell table:style-name="TableCell3825">
            <text:p text:style-name="Прижатыйвлево">6</text:p>
          </table:table-cell>
          <table:table-cell table:style-name="TableCell3826">
            <text:p text:style-name="Прижатыйвлево">0</text:p>
          </table:table-cell>
          <table:table-cell table:style-name="TableCell3827">
            <text:p text:style-name="Прижатыйвлево">AFL7I9</text:p>
          </table:table-cell>
          <table:table-cell table:style-name="TableCell3828">
            <text:p text:style-name="Прижатыйвлево">A319</text:p>
          </table:table-cell>
          <table:table-cell table:style-name="TableCell3829">
            <text:p text:style-name="Прижатыйвлево">М</text:p>
          </table:table-cell>
          <table:table-cell table:style-name="TableCell3830">
            <text:p text:style-name="Прижатыйвлево">UWKE</text:p>
          </table:table-cell>
          <table:table-cell table:style-name="TableCell3831">
            <text:p text:style-name="Прижатыйвлево">2300</text:p>
          </table:table-cell>
          <table:table-cell table:style-name="TableCell3832">
            <text:p text:style-name="Прижатыйвлево">К0850</text:p>
          </table:table-cell>
          <table:table-cell table:style-name="TableCell3833">
            <text:p text:style-name="Прижатыйвлево">F380</text:p>
          </table:table-cell>
          <table:table-cell table:style-name="TableCell3834">
            <text:p text:style-name="Прижатыйвлево">DCT HJ R301 UW R480 CW R489 MF</text:p>
          </table:table-cell>
          <table:table-cell table:style-name="TableCell3835" table:number-columns-spanned="2">
            <text:p text:style-name="Прижатыйвлево">UUEE</text:p>
          </table:table-cell>
          <table:covered-table-cell/>
          <table:table-cell table:style-name="TableCell3836">
            <text:p text:style-name="Прижатыйвлево">0150</text:p>
          </table:table-cell>
          <table:table-cell table:style-name="TableCell3837" table:number-columns-spanned="2">
            <text:p text:style-name="Прижатыйвлево">EET/ИИWV0039</text:p>
          </table:table-cell>
          <table:covered-table-cell/>
        </table:table-row>
        <table:table-row table:style-name="TableRow3838">
          <table:table-cell table:style-name="TableCell3839">
            <text:p text:style-name="Нормальный"/>
          </table:table-cell>
          <table:table-cell table:style-name="TableCell3840">
            <text:p text:style-name="Нормальный"/>
          </table:table-cell>
          <table:table-cell table:style-name="TableCell3841">
            <text:p text:style-name="Нормальный"/>
          </table:table-cell>
          <table:table-cell table:style-name="TableCell3842">
            <text:p text:style-name="Нормальный"/>
          </table:table-cell>
          <table:table-cell table:style-name="TableCell3843">
            <text:p text:style-name="Нормальный"/>
          </table:table-cell>
          <table:table-cell table:style-name="TableCell3844">
            <text:p text:style-name="Нормальный"/>
          </table:table-cell>
          <table:table-cell table:style-name="TableCell3845">
            <text:p text:style-name="Нормальный"/>
          </table:table-cell>
          <table:table-cell table:style-name="TableCell3846">
            <text:p text:style-name="Нормальный"/>
          </table:table-cell>
          <table:table-cell table:style-name="TableCell3847">
            <text:p text:style-name="Нормальный"/>
          </table:table-cell>
          <table:table-cell table:style-name="TableCell3848">
            <text:p text:style-name="Нормальный"/>
          </table:table-cell>
          <table:table-cell table:style-name="TableCell3849">
            <text:p text:style-name="Нормальный"/>
          </table:table-cell>
          <table:table-cell table:style-name="TableCell3850">
            <text:p text:style-name="Нормальный"/>
          </table:table-cell>
          <table:table-cell table:style-name="TableCell3851">
            <text:p text:style-name="Нормальный"/>
          </table:table-cell>
          <table:table-cell table:style-name="TableCell3852">
            <text:p text:style-name="Нормальный"/>
          </table:table-cell>
          <table:table-cell table:style-name="TableCell3853">
            <text:p text:style-name="Нормальный"/>
          </table:table-cell>
          <table:table-cell table:style-name="TableCell3854">
            <text:p text:style-name="Нормальный"/>
          </table:table-cell>
          <table:table-cell table:style-name="TableCell3855">
            <text:p text:style-name="Нормальный"/>
          </table:table-cell>
          <table:table-cell table:style-name="TableCell3856">
            <text:p text:style-name="Прижатыйвлево">DCT ITINA DCT RW DCT</text:p>
          </table:table-cell>
          <table:table-cell table:style-name="TableCell3857" table:number-columns-spanned="2">
            <text:p text:style-name="Нормальный"/>
          </table:table-cell>
          <table:covered-table-cell/>
          <table:table-cell table:style-name="TableCell3858">
            <text:p text:style-name="Нормальный"/>
          </table:table-cell>
          <table:table-cell table:style-name="TableCell3859" table:number-columns-spanned="2">
            <text:p text:style-name="Прижатыйвлево">EQPT/SFWYRGDI/C PBN/S1</text:p>
          </table:table-cell>
          <table:covered-table-cell/>
        </table:table-row>
        <table:table-row table:style-name="TableRow3860">
          <table:table-cell table:style-name="TableCell3861">
            <text:p text:style-name="Нормальный"/>
          </table:table-cell>
          <table:table-cell table:style-name="TableCell3862">
            <text:p text:style-name="Нормальный"/>
          </table:table-cell>
          <table:table-cell table:style-name="TableCell3863">
            <text:p text:style-name="Нормальный"/>
          </table:table-cell>
          <table:table-cell table:style-name="TableCell3864">
            <text:p text:style-name="Нормальный"/>
          </table:table-cell>
          <table:table-cell table:style-name="TableCell3865">
            <text:p text:style-name="Нормальный"/>
          </table:table-cell>
          <table:table-cell table:style-name="TableCell3866">
            <text:p text:style-name="Нормальный"/>
          </table:table-cell>
          <table:table-cell table:style-name="TableCell3867">
            <text:p text:style-name="Нормальный"/>
          </table:table-cell>
          <table:table-cell table:style-name="TableCell3868">
            <text:p text:style-name="Нормальный"/>
          </table:table-cell>
          <table:table-cell table:style-name="TableCell3869">
            <text:p text:style-name="Нормальный"/>
          </table:table-cell>
          <table:table-cell table:style-name="TableCell3870">
            <text:p text:style-name="Нормальный"/>
          </table:table-cell>
          <table:table-cell table:style-name="TableCell3871">
            <text:p text:style-name="Нормальный"/>
          </table:table-cell>
          <table:table-cell table:style-name="TableCell3872">
            <text:p text:style-name="Нормальный"/>
          </table:table-cell>
          <table:table-cell table:style-name="TableCell3873">
            <text:p text:style-name="Нормальный"/>
          </table:table-cell>
          <table:table-cell table:style-name="TableCell3874">
            <text:p text:style-name="Нормальный"/>
          </table:table-cell>
          <table:table-cell table:style-name="TableCell3875">
            <text:p text:style-name="Нормальный"/>
          </table:table-cell>
          <table:table-cell table:style-name="TableCell3876">
            <text:p text:style-name="Нормальный"/>
          </table:table-cell>
          <table:table-cell table:style-name="TableCell3877">
            <text:p text:style-name="Нормальный"/>
          </table:table-cell>
          <table:table-cell table:style-name="TableCell3878">
            <text:p text:style-name="Прижатыйвлево">RUGEL DCT BESTA DCT</text:p>
          </table:table-cell>
          <table:table-cell table:style-name="TableCell3879" table:number-columns-spanned="2">
            <text:p text:style-name="Нормальный"/>
          </table:table-cell>
          <table:covered-table-cell/>
          <table:table-cell table:style-name="TableCell3880">
            <text:p text:style-name="Нормальный"/>
          </table:table-cell>
          <table:table-cell table:style-name="TableCell3881" table:number-columns-spanned="2">
            <text:p text:style-name="Прижатыйвлево">NAV/GBAS SBAS</text:p>
          </table:table-cell>
          <table:covered-table-cell/>
        </table:table-row>
        <table:table-row table:style-name="TableRow3882">
          <table:table-cell table:style-name="TableCell3883">
            <text:p text:style-name="Прижатыйвлево">+</text:p>
          </table:table-cell>
          <table:table-cell table:style-name="TableCell3884">
            <text:p text:style-name="Прижатыйвлево">111030</text:p>
          </table:table-cell>
          <table:table-cell table:style-name="TableCell3885">
            <text:p text:style-name="Прижатыйвлево">120329</text:p>
          </table:table-cell>
          <table:table-cell table:style-name="TableCell3886">
            <text:p text:style-name="Прижатыйвлево">1</text:p>
          </table:table-cell>
          <table:table-cell table:style-name="TableCell3887">
            <text:p text:style-name="Прижатыйвлево">2</text:p>
          </table:table-cell>
          <table:table-cell table:style-name="TableCell3888">
            <text:p text:style-name="Прижатыйвлево">3</text:p>
          </table:table-cell>
          <table:table-cell table:style-name="TableCell3889">
            <text:p text:style-name="Прижатыйвлево">4</text:p>
          </table:table-cell>
          <table:table-cell table:style-name="TableCell3890">
            <text:p text:style-name="Прижатыйвлево">5</text:p>
          </table:table-cell>
          <table:table-cell table:style-name="TableCell3891">
            <text:p text:style-name="Прижатыйвлево">6</text:p>
          </table:table-cell>
          <table:table-cell table:style-name="TableCell3892">
            <text:p text:style-name="Прижатыйвлево">7</text:p>
          </table:table-cell>
          <table:table-cell table:style-name="TableCell3893">
            <text:p text:style-name="Прижатыйвлево">AFL84I</text:p>
          </table:table-cell>
          <table:table-cell table:style-name="TableCell3894">
            <text:p text:style-name="Прижатыйвлево">А320</text:p>
          </table:table-cell>
          <table:table-cell table:style-name="TableCell3895">
            <text:p text:style-name="Прижатыйвлево">М</text:p>
          </table:table-cell>
          <table:table-cell table:style-name="TableCell3896">
            <text:p text:style-name="Прижатыйвлево">UUEE</text:p>
          </table:table-cell>
          <table:table-cell table:style-name="TableCell3897">
            <text:p text:style-name="Прижатыйвлево">0700</text:p>
          </table:table-cell>
          <table:table-cell table:style-name="TableCell3898">
            <text:p text:style-name="Прижатыйвлево">К0820</text:p>
          </table:table-cell>
          <table:table-cell table:style-name="TableCell3899">
            <text:p text:style-name="Прижатыйвлево">F350</text:p>
          </table:table-cell>
          <table:table-cell table:style-name="TableCell3900">
            <text:p text:style-name="Прижатыйвлево">DCT AR DCT BELAG R369 DB/K0832F360</text:p>
          </table:table-cell>
          <table:table-cell table:style-name="TableCell3901" table:number-columns-spanned="2">
            <text:p text:style-name="Прижатыйвлево">ULLI</text:p>
          </table:table-cell>
          <table:covered-table-cell/>
          <table:table-cell table:style-name="TableCell3902">
            <text:p text:style-name="Прижатыйвлево">0120</text:p>
          </table:table-cell>
          <table:table-cell table:style-name="TableCell3903" table:number-columns-spanned="2">
            <text:p text:style-name="Прижатыйвлево">EET/ULLL0049</text:p>
          </table:table-cell>
          <table:covered-table-cell/>
        </table:table-row>
        <table:table-row table:style-name="TableRow3904">
          <table:table-cell table:style-name="TableCell3905">
            <text:p text:style-name="Нормальный"/>
          </table:table-cell>
          <table:table-cell table:style-name="TableCell3906">
            <text:p text:style-name="Нормальный"/>
          </table:table-cell>
          <table:table-cell table:style-name="TableCell3907">
            <text:p text:style-name="Нормальный"/>
          </table:table-cell>
          <table:table-cell table:style-name="TableCell3908">
            <text:p text:style-name="Нормальный"/>
          </table:table-cell>
          <table:table-cell table:style-name="TableCell3909">
            <text:p text:style-name="Нормальный"/>
          </table:table-cell>
          <table:table-cell table:style-name="TableCell3910">
            <text:p text:style-name="Нормальный"/>
          </table:table-cell>
          <table:table-cell table:style-name="TableCell3911">
            <text:p text:style-name="Нормальный"/>
          </table:table-cell>
          <table:table-cell table:style-name="TableCell3912">
            <text:p text:style-name="Нормальный"/>
          </table:table-cell>
          <table:table-cell table:style-name="TableCell3913">
            <text:p text:style-name="Нормальный"/>
          </table:table-cell>
          <table:table-cell table:style-name="TableCell3914">
            <text:p text:style-name="Нормальный"/>
          </table:table-cell>
          <table:table-cell table:style-name="TableCell3915">
            <text:p text:style-name="Нормальный"/>
          </table:table-cell>
          <table:table-cell table:style-name="TableCell3916">
            <text:p text:style-name="Нормальный"/>
          </table:table-cell>
          <table:table-cell table:style-name="TableCell3917">
            <text:p text:style-name="Нормальный"/>
          </table:table-cell>
          <table:table-cell table:style-name="TableCell3918">
            <text:p text:style-name="Нормальный"/>
          </table:table-cell>
          <table:table-cell table:style-name="TableCell3919">
            <text:p text:style-name="Нормальный"/>
          </table:table-cell>
          <table:table-cell table:style-name="TableCell3920">
            <text:p text:style-name="Нормальный"/>
          </table:table-cell>
          <table:table-cell table:style-name="TableCell3921">
            <text:p text:style-name="Нормальный"/>
          </table:table-cell>
          <table:table-cell table:style-name="TableCell3922">
            <text:p text:style-name="Прижатыйвлево">B964 LUKIR DCT</text:p>
          </table:table-cell>
          <table:table-cell table:style-name="TableCell3923" table:number-columns-spanned="2">
            <text:p text:style-name="Нормальный"/>
          </table:table-cell>
          <table:covered-table-cell/>
          <table:table-cell table:style-name="TableCell3924">
            <text:p text:style-name="Нормальный"/>
          </table:table-cell>
          <table:table-cell table:style-name="TableCell3925" table:number-columns-spanned="2">
            <text:p text:style-name="Прижатыйвлево">EQPT/SFI7WYRD/C PBN/S1</text:p>
          </table:table-cell>
          <table:covered-table-cell/>
        </table:table-row>
        <table:table-row table:style-name="TableRow3926">
          <table:table-cell table:style-name="TableCell3927">
            <text:p text:style-name="Прижатыйвлево">+</text:p>
          </table:table-cell>
          <table:table-cell table:style-name="TableCell3928">
            <text:p text:style-name="Прижатыйвлево">111225</text:p>
          </table:table-cell>
          <table:table-cell table:style-name="TableCell3929">
            <text:p text:style-name="Прижатыйвлево">120305</text:p>
          </table:table-cell>
          <table:table-cell table:style-name="TableCell3930">
            <text:p text:style-name="Прижатыйвлево">1</text:p>
          </table:table-cell>
          <table:table-cell table:style-name="TableCell3931">
            <text:p text:style-name="Прижатыйвлево">2</text:p>
          </table:table-cell>
          <table:table-cell table:style-name="TableCell3932">
            <text:p text:style-name="Прижатыйвлево">3</text:p>
          </table:table-cell>
          <table:table-cell table:style-name="TableCell3933">
            <text:p text:style-name="Прижатыйвлево">4</text:p>
          </table:table-cell>
          <table:table-cell table:style-name="TableCell3934">
            <text:p text:style-name="Прижатыйвлево">5</text:p>
          </table:table-cell>
          <table:table-cell table:style-name="TableCell3935">
            <text:p text:style-name="Прижатыйвлево">6</text:p>
          </table:table-cell>
          <table:table-cell table:style-name="TableCell3936">
            <text:p text:style-name="Прижатыйвлево">7</text:p>
          </table:table-cell>
          <table:table-cell table:style-name="TableCell3937">
            <text:p text:style-name="Прижатыйвлево">AFL842</text:p>
          </table:table-cell>
          <table:table-cell table:style-name="TableCell3938">
            <text:p text:style-name="Прижатыйвлево">А320</text:p>
          </table:table-cell>
          <table:table-cell table:style-name="TableCell3939">
            <text:p text:style-name="Прижатыйвлево">М</text:p>
          </table:table-cell>
          <table:table-cell table:style-name="TableCell3940">
            <text:p text:style-name="Прижатыйвлево">ULLI</text:p>
          </table:table-cell>
          <table:table-cell table:style-name="TableCell3941">
            <text:p text:style-name="Прижатыйвлево">1000</text:p>
          </table:table-cell>
          <table:table-cell table:style-name="TableCell3942">
            <text:p text:style-name="Прижатыйвлево">К0815</text:p>
          </table:table-cell>
          <table:table-cell table:style-name="TableCell3943">
            <text:p text:style-name="Прижатыйвлево">F350</text:p>
          </table:table-cell>
          <table:table-cell table:style-name="TableCell3944">
            <text:p text:style-name="Прижатыйвлево">DCT UD В160 BD DCT SW DCT</text:p>
          </table:table-cell>
          <table:table-cell table:style-name="TableCell3945" table:number-columns-spanned="2">
            <text:p text:style-name="Прижатыйвлево">UUEE</text:p>
          </table:table-cell>
          <table:covered-table-cell/>
          <table:table-cell table:style-name="TableCell3946">
            <text:p text:style-name="Прижатыйвлево">0115</text:p>
          </table:table-cell>
          <table:table-cell table:style-name="TableCell3947" table:number-columns-spanned="2">
            <text:p text:style-name="Прижатыйвлево">EET/UUWV0033</text:p>
          </table:table-cell>
          <table:covered-table-cell/>
        </table:table-row>
        <table:table-row table:style-name="TableRow3948">
          <table:table-cell table:style-name="TableCell3949">
            <text:p text:style-name="Нормальный"/>
          </table:table-cell>
          <table:table-cell table:style-name="TableCell3950">
            <text:p text:style-name="Нормальный"/>
          </table:table-cell>
          <table:table-cell table:style-name="TableCell3951">
            <text:p text:style-name="Нормальный"/>
          </table:table-cell>
          <table:table-cell table:style-name="TableCell3952">
            <text:p text:style-name="Нормальный"/>
          </table:table-cell>
          <table:table-cell table:style-name="TableCell3953">
            <text:p text:style-name="Нормальный"/>
          </table:table-cell>
          <table:table-cell table:style-name="TableCell3954">
            <text:p text:style-name="Нормальный"/>
          </table:table-cell>
          <table:table-cell table:style-name="TableCell3955">
            <text:p text:style-name="Нормальный"/>
          </table:table-cell>
          <table:table-cell table:style-name="TableCell3956">
            <text:p text:style-name="Нормальный"/>
          </table:table-cell>
          <table:table-cell table:style-name="TableCell3957">
            <text:p text:style-name="Нормальный"/>
          </table:table-cell>
          <table:table-cell table:style-name="TableCell3958">
            <text:p text:style-name="Нормальный"/>
          </table:table-cell>
          <table:table-cell table:style-name="TableCell3959">
            <text:p text:style-name="Нормальный"/>
          </table:table-cell>
          <table:table-cell table:style-name="TableCell3960">
            <text:p text:style-name="Нормальный"/>
          </table:table-cell>
          <table:table-cell table:style-name="TableCell3961">
            <text:p text:style-name="Нормальный"/>
          </table:table-cell>
          <table:table-cell table:style-name="TableCell3962">
            <text:p text:style-name="Нормальный"/>
          </table:table-cell>
          <table:table-cell table:style-name="TableCell3963">
            <text:p text:style-name="Нормальный"/>
          </table:table-cell>
          <table:table-cell table:style-name="TableCell3964">
            <text:p text:style-name="Нормальный"/>
          </table:table-cell>
          <table:table-cell table:style-name="TableCell3965">
            <text:p text:style-name="Нормальный"/>
          </table:table-cell>
          <table:table-cell table:style-name="TableCell3966">
            <text:p text:style-name="Нормальный"/>
          </table:table-cell>
          <table:table-cell table:style-name="TableCell3967" table:number-columns-spanned="2">
            <text:p text:style-name="Нормальный"/>
          </table:table-cell>
          <table:covered-table-cell/>
          <table:table-cell table:style-name="TableCell3968">
            <text:p text:style-name="Нормальный"/>
          </table:table-cell>
          <table:table-cell table:style-name="TableCell3969" table:number-columns-spanned="2">
            <text:p text:style-name="Прижатыйвлево">EQPT/SFJ7WYRD/C PBN/S1</text:p>
          </table:table-cell>
          <table:covered-table-cell/>
        </table:table-row>
        <table:table-row table:style-name="TableRow3970">
          <table:table-cell table:style-name="TableCell3971">
            <text:p text:style-name="Прижатыйвлево">-</text:p>
          </table:table-cell>
          <table:table-cell table:style-name="TableCell3972">
            <text:p text:style-name="Прижатыйвлево">111030</text:p>
          </table:table-cell>
          <table:table-cell table:style-name="TableCell3973">
            <text:p text:style-name="Прижатыйвлево">120228</text:p>
          </table:table-cell>
          <table:table-cell table:style-name="TableCell3974">
            <text:p text:style-name="Прижатыйвлево">1</text:p>
          </table:table-cell>
          <table:table-cell table:style-name="TableCell3975">
            <text:p text:style-name="Прижатыйвлево">2</text:p>
          </table:table-cell>
          <table:table-cell table:style-name="TableCell3976">
            <text:p text:style-name="Прижатыйвлево">3</text:p>
          </table:table-cell>
          <table:table-cell table:style-name="TableCell3977">
            <text:p text:style-name="Прижатыйвлево">4</text:p>
          </table:table-cell>
          <table:table-cell table:style-name="TableCell3978">
            <text:p text:style-name="Прижатыйвлево">5</text:p>
          </table:table-cell>
          <table:table-cell table:style-name="TableCell3979">
            <text:p text:style-name="Прижатыйвлево">6</text:p>
          </table:table-cell>
          <table:table-cell table:style-name="TableCell3980">
            <text:p text:style-name="Прижатыйвлево">7</text:p>
          </table:table-cell>
          <table:table-cell table:style-name="TableCell3981">
            <text:p text:style-name="Прижатыйвлево">AFL844</text:p>
          </table:table-cell>
          <table:table-cell table:style-name="TableCell3982">
            <text:p text:style-name="Прижатыйвлево">SU95</text:p>
          </table:table-cell>
          <table:table-cell table:style-name="TableCell3983">
            <text:p text:style-name="Прижатыйвлево">М</text:p>
          </table:table-cell>
          <table:table-cell table:style-name="TableCell3984">
            <text:p text:style-name="Прижатыйвлево">UUЕЕ</text:p>
          </table:table-cell>
          <table:table-cell table:style-name="TableCell3985">
            <text:p text:style-name="Прижатыйвлево">0700</text:p>
          </table:table-cell>
          <table:table-cell table:style-name="TableCell3986">
            <text:p text:style-name="Прижатыйвлево">К0820</text:p>
          </table:table-cell>
          <table:table-cell table:style-name="TableCell3987">
            <text:p text:style-name="Прижатыйвлево">F350</text:p>
          </table:table-cell>
          <table:table-cell table:style-name="TableCell3988">
            <text:p text:style-name="Прижатыйвлево">DCT AR DCT BELAG R369 DB/K0820F360</text:p>
          </table:table-cell>
          <table:table-cell table:style-name="TableCell3989" table:number-columns-spanned="2">
            <text:p text:style-name="Прижатыйвлево">ULLI</text:p>
          </table:table-cell>
          <table:covered-table-cell/>
          <table:table-cell table:style-name="TableCell3990">
            <text:p text:style-name="Прижатыйвлево">0120</text:p>
          </table:table-cell>
          <table:table-cell table:style-name="TableCell3991" table:number-columns-spanned="2">
            <text:p text:style-name="Прижатыйвлево">EET/ULLL0045</text:p>
          </table:table-cell>
          <table:covered-table-cell/>
        </table:table-row>
        <table:table-row table:style-name="TableRow3992">
          <table:table-cell table:style-name="TableCell3993">
            <text:p text:style-name="Нормальный"/>
          </table:table-cell>
          <table:table-cell table:style-name="TableCell3994">
            <text:p text:style-name="Нормальный"/>
          </table:table-cell>
          <table:table-cell table:style-name="TableCell3995">
            <text:p text:style-name="Нормальный"/>
          </table:table-cell>
          <table:table-cell table:style-name="TableCell3996">
            <text:p text:style-name="Нормальный"/>
          </table:table-cell>
          <table:table-cell table:style-name="TableCell3997">
            <text:p text:style-name="Нормальный"/>
          </table:table-cell>
          <table:table-cell table:style-name="TableCell3998">
            <text:p text:style-name="Нормальный"/>
          </table:table-cell>
          <table:table-cell table:style-name="TableCell3999">
            <text:p text:style-name="Нормальный"/>
          </table:table-cell>
          <table:table-cell table:style-name="TableCell4000">
            <text:p text:style-name="Нормальный"/>
          </table:table-cell>
          <table:table-cell table:style-name="TableCell4001">
            <text:p text:style-name="Нормальный"/>
          </table:table-cell>
          <table:table-cell table:style-name="TableCell4002">
            <text:p text:style-name="Нормальный"/>
          </table:table-cell>
          <table:table-cell table:style-name="TableCell4003">
            <text:p text:style-name="Нормальный"/>
          </table:table-cell>
          <table:table-cell table:style-name="TableCell4004">
            <text:p text:style-name="Нормальный"/>
          </table:table-cell>
          <table:table-cell table:style-name="TableCell4005">
            <text:p text:style-name="Нормальный"/>
          </table:table-cell>
          <table:table-cell table:style-name="TableCell4006">
            <text:p text:style-name="Нормальный"/>
          </table:table-cell>
          <table:table-cell table:style-name="TableCell4007">
            <text:p text:style-name="Нормальный"/>
          </table:table-cell>
          <table:table-cell table:style-name="TableCell4008">
            <text:p text:style-name="Нормальный"/>
          </table:table-cell>
          <table:table-cell table:style-name="TableCell4009">
            <text:p text:style-name="Нормальный"/>
          </table:table-cell>
          <table:table-cell table:style-name="TableCell4010">
            <text:p text:style-name="Прижатыйвлево">B964 LUKIR UNESO</text:p>
          </table:table-cell>
          <table:table-cell table:style-name="TableCell4011" table:number-columns-spanned="2">
            <text:p text:style-name="Нормальный"/>
          </table:table-cell>
          <table:covered-table-cell/>
          <table:table-cell table:style-name="TableCell4012">
            <text:p text:style-name="Нормальный"/>
          </table:table-cell>
          <table:table-cell table:style-name="TableCell4013" table:number-columns-spanned="2">
            <text:p text:style-name="Прижатыйвлево">EQPT/SFWM2YRI/C PBN/S2</text:p>
          </table:table-cell>
          <table:covered-table-cell/>
        </table:table-row>
        <table:table-row table:style-name="TableRow4014">
          <table:table-cell table:style-name="TableCell4015">
            <text:p text:style-name="Прижатыйвлево">+</text:p>
          </table:table-cell>
          <table:table-cell table:style-name="TableCell4016">
            <text:p text:style-name="Прижатыйвлево">111030</text:p>
          </table:table-cell>
          <table:table-cell table:style-name="TableCell4017">
            <text:p text:style-name="Прижатыйвлево">120115</text:p>
          </table:table-cell>
          <table:table-cell table:style-name="TableCell4018">
            <text:p text:style-name="Прижатыйвлево">1</text:p>
          </table:table-cell>
          <table:table-cell table:style-name="TableCell4019">
            <text:p text:style-name="Прижатыйвлево">2</text:p>
          </table:table-cell>
          <table:table-cell table:style-name="TableCell4020">
            <text:p text:style-name="Прижатыйвлево">3</text:p>
          </table:table-cell>
          <table:table-cell table:style-name="TableCell4021">
            <text:p text:style-name="Прижатыйвлево">4</text:p>
          </table:table-cell>
          <table:table-cell table:style-name="TableCell4022">
            <text:p text:style-name="Прижатыйвлево">5</text:p>
          </table:table-cell>
          <table:table-cell table:style-name="TableCell4023">
            <text:p text:style-name="Прижатыйвлево">6</text:p>
          </table:table-cell>
          <table:table-cell table:style-name="TableCell4024">
            <text:p text:style-name="Прижатыйвлево">7</text:p>
          </table:table-cell>
          <table:table-cell table:style-name="TableCell4025">
            <text:p text:style-name="Прижатыйвлево">AFL844</text:p>
          </table:table-cell>
          <table:table-cell table:style-name="TableCell4026">
            <text:p text:style-name="Прижатыйвлево">SU95</text:p>
          </table:table-cell>
          <table:table-cell table:style-name="TableCell4027">
            <text:p text:style-name="Прижатыйвлево">М</text:p>
          </table:table-cell>
          <table:table-cell table:style-name="TableCell4028">
            <text:p text:style-name="Прижатыйвлево">UUЕЕ</text:p>
          </table:table-cell>
          <table:table-cell table:style-name="TableCell4029">
            <text:p text:style-name="Прижатыйвлево">0720</text:p>
          </table:table-cell>
          <table:table-cell table:style-name="TableCell4030">
            <text:p text:style-name="Прижатыйвлево">К0820</text:p>
          </table:table-cell>
          <table:table-cell table:style-name="TableCell4031">
            <text:p text:style-name="Прижатыйвлево">F350</text:p>
          </table:table-cell>
          <table:table-cell table:style-name="TableCell4032">
            <text:p text:style-name="Прижатыйвлево">DCT AR DCT BELAG R369 DB/K0820F360</text:p>
          </table:table-cell>
          <table:table-cell table:style-name="TableCell4033" table:number-columns-spanned="2">
            <text:p text:style-name="Прижатыйвлево">ULLI</text:p>
          </table:table-cell>
          <table:covered-table-cell/>
          <table:table-cell table:style-name="TableCell4034">
            <text:p text:style-name="Прижатыйвлево">0120</text:p>
          </table:table-cell>
          <table:table-cell table:style-name="TableCell4035" table:number-columns-spanned="2">
            <text:p text:style-name="Прижатыйвлево">EET/ULLL0045</text:p>
          </table:table-cell>
          <table:covered-table-cell/>
        </table:table-row>
        <table:table-row table:style-name="TableRow4036">
          <table:table-cell table:style-name="TableCell4037">
            <text:p text:style-name="Нормальный"/>
          </table:table-cell>
          <table:table-cell table:style-name="TableCell4038">
            <text:p text:style-name="Нормальный"/>
          </table:table-cell>
          <table:table-cell table:style-name="TableCell4039">
            <text:p text:style-name="Нормальный"/>
          </table:table-cell>
          <table:table-cell table:style-name="TableCell4040">
            <text:p text:style-name="Нормальный"/>
          </table:table-cell>
          <table:table-cell table:style-name="TableCell4041">
            <text:p text:style-name="Нормальный"/>
          </table:table-cell>
          <table:table-cell table:style-name="TableCell4042">
            <text:p text:style-name="Нормальный"/>
          </table:table-cell>
          <table:table-cell table:style-name="TableCell4043">
            <text:p text:style-name="Нормальный"/>
          </table:table-cell>
          <table:table-cell table:style-name="TableCell4044">
            <text:p text:style-name="Нормальный"/>
          </table:table-cell>
          <table:table-cell table:style-name="TableCell4045">
            <text:p text:style-name="Нормальный"/>
          </table:table-cell>
          <table:table-cell table:style-name="TableCell4046">
            <text:p text:style-name="Нормальный"/>
          </table:table-cell>
          <table:table-cell table:style-name="TableCell4047">
            <text:p text:style-name="Нормальный"/>
          </table:table-cell>
          <table:table-cell table:style-name="TableCell4048">
            <text:p text:style-name="Нормальный"/>
          </table:table-cell>
          <table:table-cell table:style-name="TableCell4049">
            <text:p text:style-name="Нормальный"/>
          </table:table-cell>
          <table:table-cell table:style-name="TableCell4050">
            <text:p text:style-name="Нормальный"/>
          </table:table-cell>
          <table:table-cell table:style-name="TableCell4051">
            <text:p text:style-name="Нормальный"/>
          </table:table-cell>
          <table:table-cell table:style-name="TableCell4052">
            <text:p text:style-name="Нормальный"/>
          </table:table-cell>
          <table:table-cell table:style-name="TableCell4053">
            <text:p text:style-name="Нормальный"/>
          </table:table-cell>
          <table:table-cell table:style-name="TableCell4054">
            <text:p text:style-name="Прижатыйвлево">B96436 LUKIR UNESO</text:p>
          </table:table-cell>
          <table:table-cell table:style-name="TableCell4055" table:number-columns-spanned="2">
            <text:p text:style-name="Нормальный"/>
          </table:table-cell>
          <table:covered-table-cell/>
          <table:table-cell table:style-name="TableCell4056">
            <text:p text:style-name="Нормальный"/>
          </table:table-cell>
          <table:table-cell table:style-name="TableCell4057" table:number-columns-spanned="2">
            <text:p text:style-name="Прижатыйвлево">EQPT/SFWM2YRI/C PBN7S2</text:p>
          </table:table-cell>
          <table:covered-table-cell/>
        </table:table-row>
        <table:table-row table:style-name="TableRow4058">
          <table:table-cell table:style-name="TableCell4059">
            <text:p text:style-name="Прижатыйвлево">+</text:p>
          </table:table-cell>
          <table:table-cell table:style-name="TableCell4060">
            <text:p text:style-name="Прижатыйвлево">120117</text:p>
          </table:table-cell>
          <table:table-cell table:style-name="TableCell4061">
            <text:p text:style-name="Прижатыйвлево">120317</text:p>
          </table:table-cell>
          <table:table-cell table:style-name="TableCell4062">
            <text:p text:style-name="Нормальный"/>
          </table:table-cell>
          <table:table-cell table:style-name="TableCell4063">
            <text:p text:style-name="Прижатыйвлево">2</text:p>
          </table:table-cell>
          <table:table-cell table:style-name="TableCell4064">
            <text:p text:style-name="Нормальный"/>
          </table:table-cell>
          <table:table-cell table:style-name="TableCell4065">
            <text:p text:style-name="Прижатыйвлево">4</text:p>
          </table:table-cell>
          <table:table-cell table:style-name="TableCell4066">
            <text:p text:style-name="Нормальный"/>
          </table:table-cell>
          <table:table-cell table:style-name="TableCell4067">
            <text:p text:style-name="Прижатыйвлево">6</text:p>
          </table:table-cell>
          <table:table-cell table:style-name="TableCell4068">
            <text:p text:style-name="Нормальный"/>
          </table:table-cell>
          <table:table-cell table:style-name="TableCell4069">
            <text:p text:style-name="Прижатыйвлево">AFL844</text:p>
          </table:table-cell>
          <table:table-cell table:style-name="TableCell4070">
            <text:p text:style-name="Прижатыйвлево">SU95</text:p>
          </table:table-cell>
          <table:table-cell table:style-name="TableCell4071">
            <text:p text:style-name="Прижатыйвлево">М</text:p>
          </table:table-cell>
          <table:table-cell table:style-name="TableCell4072">
            <text:p text:style-name="Прижатыйвлево">UUЕЕ</text:p>
          </table:table-cell>
          <table:table-cell table:style-name="TableCell4073">
            <text:p text:style-name="Прижатыйвлево">0710</text:p>
          </table:table-cell>
          <table:table-cell table:style-name="TableCell4074">
            <text:p text:style-name="Прижатыйвлево">К0820</text:p>
          </table:table-cell>
          <table:table-cell table:style-name="TableCell4075">
            <text:p text:style-name="Прижатыйвлево">F350</text:p>
          </table:table-cell>
          <table:table-cell table:style-name="TableCell4076">
            <text:p text:style-name="Прижатыйвлево">DCT AR DCT<text:s/>BELAG R369 DB/K0820F360</text:p>
          </table:table-cell>
          <table:table-cell table:style-name="TableCell4077" table:number-columns-spanned="2">
            <text:p text:style-name="Прижатыйвлево">ULLI</text:p>
          </table:table-cell>
          <table:covered-table-cell/>
          <table:table-cell table:style-name="TableCell4078">
            <text:p text:style-name="Прижатыйвлево">0120</text:p>
          </table:table-cell>
          <table:table-cell table:style-name="TableCell4079" table:number-columns-spanned="2">
            <text:p text:style-name="Прижатыйвлево">EET/ULLL0045</text:p>
          </table:table-cell>
          <table:covered-table-cell/>
        </table:table-row>
        <table:table-row table:style-name="TableRow4080">
          <table:table-cell table:style-name="TableCell4081">
            <text:p text:style-name="Нормальный"/>
          </table:table-cell>
          <table:table-cell table:style-name="TableCell4082">
            <text:p text:style-name="Нормальный"/>
          </table:table-cell>
          <table:table-cell table:style-name="TableCell4083">
            <text:p text:style-name="Нормальный"/>
          </table:table-cell>
          <table:table-cell table:style-name="TableCell4084">
            <text:p text:style-name="Нормальный"/>
          </table:table-cell>
          <table:table-cell table:style-name="TableCell4085">
            <text:p text:style-name="Нормальный"/>
          </table:table-cell>
          <table:table-cell table:style-name="TableCell4086">
            <text:p text:style-name="Нормальный"/>
          </table:table-cell>
          <table:table-cell table:style-name="TableCell4087">
            <text:p text:style-name="Нормальный"/>
          </table:table-cell>
          <table:table-cell table:style-name="TableCell4088">
            <text:p text:style-name="Нормальный"/>
          </table:table-cell>
          <table:table-cell table:style-name="TableCell4089">
            <text:p text:style-name="Нормальный"/>
          </table:table-cell>
          <table:table-cell table:style-name="TableCell4090">
            <text:p text:style-name="Нормальный"/>
          </table:table-cell>
          <table:table-cell table:style-name="TableCell4091">
            <text:p text:style-name="Нормальный"/>
          </table:table-cell>
          <table:table-cell table:style-name="TableCell4092">
            <text:p text:style-name="Нормальный"/>
          </table:table-cell>
          <table:table-cell table:style-name="TableCell4093">
            <text:p text:style-name="Нормальный"/>
          </table:table-cell>
          <table:table-cell table:style-name="TableCell4094">
            <text:p text:style-name="Нормальный"/>
          </table:table-cell>
          <table:table-cell table:style-name="TableCell4095">
            <text:p text:style-name="Нормальный"/>
          </table:table-cell>
          <table:table-cell table:style-name="TableCell4096">
            <text:p text:style-name="Нормальный"/>
          </table:table-cell>
          <table:table-cell table:style-name="TableCell4097">
            <text:p text:style-name="Нормальный"/>
          </table:table-cell>
          <table:table-cell table:style-name="TableCell4098">
            <text:p text:style-name="Прижатыйвлево">B96436LUKIR UNESO</text:p>
          </table:table-cell>
          <table:table-cell table:style-name="TableCell4099" table:number-columns-spanned="2">
            <text:p text:style-name="Нормальный"/>
          </table:table-cell>
          <table:covered-table-cell/>
          <table:table-cell table:style-name="TableCell4100">
            <text:p text:style-name="Нормальный"/>
          </table:table-cell>
          <table:table-cell table:style-name="TableCell4101" table:number-columns-spanned="2">
            <text:p text:style-name="Прижатыйвлево">EQPT/SFWM2YRI/C PBN/S2</text:p>
          </table:table-cell>
          <table:covered-table-cell/>
        </table:table-row>
      </table:table>
      <text:p text:style-name="Нормальный"/>
      <text:p text:style-name="Нормальный"><text:bookmark-start text:name="anchor6661"/><text:bookmark-end text:name="anchor6661"/>* Г, М, Д - год, месяц, день</text:p>
      <text:p text:style-name="Нормальный"/>
      <text:p text:style-name="Нормальный"><text:span text:style-name="T4102">Примечание</text:span>: первая, вторая и третья запись относятся к представлению плана, четвертая - к отмене плана, четвертая,<text:s/>пятая и шестая - к изменению плана постоянного характера.</text:p>
      <text:p text:style-name="P4103"/>
      <text:p text:style-name="P4119"><text:bookmark-start text:name="anchor70000"/><text:bookmark-end text:name="anchor70000"/><text:span text:style-name="T4120">Приложение N 7 к<text:s/></text:span><text:a xlink:href="#anchor1000" office:target-frame-name="_top" xlink:show="replace"><text:span text:style-name="T4121">Табелю</text:span></text:a><text:span text:style-name="T4122"><text:s/>сообщений о движении воздушных судов в Российской Федерации</text:span></text:p>
      <text:p text:style-name="Нормальный"/>
      <text:h text:style-name="Заголовок1" text:outline-level="1">Правила составления и подачи повторяющихся планов полетов воздушных судов (RPL) в виде электронного файла</text:h>
      <text:p text:style-name="Нормальный"/>
      <text:h text:style-name="Заголовок1" text:outline-level="1"><text:bookmark-start text:name="anchor7100"/><text:bookmark-end text:name="anchor7100"/>1. Общие сведения</text:h>
      <text:p text:style-name="Нормальный"/>
      <text:p text:style-name="Нормальный"><text:bookmark-start text:name="anchor7101"/><text:bookmark-end text:name="anchor7101"/>1. Электронный файл RPL передаётся в кодировке Windows-1251, в приведенном ниже формате, по электронной почте на специальный адрес главного центра Единой системы - arl.rpl@matfmc.ru.</text:p>
      <text:p text:style-name="Нормальный"><text:bookmark-start text:name="anchor7102"/><text:bookmark-end text:name="anchor7102"/>2. Адреса электронной почты эксплуатанта (авиакомпании), с которых будет отправляться (передаваться) электронный файл RPL, регистрируются в автоматизированной системе главного центра Единой системы:</text:p>
      <text:p text:style-name="Нормальный">yyy@xxxxxxx.ru - основной;</text:p>
      <text:p text:style-name="Нормальный">zzz@xxxxxxx.ru - резервный.</text:p>
      <text:p text:style-name="Нормальный"><text:bookmark-start text:name="anchor7103"/><text:bookmark-end text:name="anchor7103"/>3. RPL в файле заполняются прописными буквами латинского алфавита.</text:p>
      <text:p text:style-name="Нормальный"><text:bookmark-start text:name="anchor7104"/><text:bookmark-end text:name="anchor7104"/>4. RPL заносятся в файл последовательно. Сначала заносятся RPL относительно<text:s/>международных полетов по расписанию в порядке возрастания номера рейса, а затем - RPL на внутренние полеты по расписанию в порядке возрастания номера рейса. Ошибки в соблюдении указанного порядка не допускаются.</text:p>
      <text:p text:style-name="Нормальный"/>
      <text:h text:style-name="Заголовок1" text:outline-level="1"><text:bookmark-start text:name="anchor7200"/><text:bookmark-end text:name="anchor7200"/>II. Содержание и порядок формирования электронного файла RPL</text:h>
      <text:p text:style-name="Нормальный"/>
      <text:p text:style-name="Нормальный"><text:bookmark-start text:name="anchor7205"/><text:bookmark-end text:name="anchor7205"/>5. Электронный файл RPL делится на два вида:</text:p>
      <text:p text:style-name="Нормальный">электронный файл полных перечней RPL, содержащий информацию о рейсах полного сезонного расписания эксплуатанта;</text:p>
      <text:p text:style-name="Нормальный">электронный файл перечней корректируемых RPL, содержащий только те рейсы, по которым эксплуатантом были внесены изменения каких-либо параметров, с момента последней передачи в главный центр Единой системы информации по каждому из этих рейсов.</text:p>
      <text:p text:style-name="Нормальный"><text:bookmark-start text:name="anchor7206"/><text:bookmark-end text:name="anchor7206"/>6. Электронный файл полных перечней RPL формируется и передается в главный центр Единой системы не менее чем за 14 суток до ввода в действие зимнего или летнего расписания. С момента передачи файла актуальность его информации поддерживается за счет передачи эксплуатантом электронного файла перечней корректируемых RPL.</text:p>
      <text:p text:style-name="Нормальный"><text:bookmark-start text:name="anchor7207"/><text:bookmark-end text:name="anchor7207"/>7. Электронный файл корректируемых RPL формируется и передается в главный центр Единой системы не менее чем за семь суток до даты выполнения первого полета с измененными параметрами.</text:p>
      <text:p text:style-name="Нормальный"/>
      <text:h text:style-name="Заголовок1" text:outline-level="1"><text:bookmark-start text:name="anchor7300"/><text:bookmark-end text:name="anchor7300"/>III. Требования к данным и структура электронного файла RPL</text:h>
      <text:p text:style-name="Нормальный"/>
      <text:p text:style-name="Нормальный"><text:bookmark-start text:name="anchor7308"/><text:bookmark-end text:name="anchor7308"/>8. Каждый элемент данных описывается как<text:s/>последовательность букв и/или цифр, которые в зависимости от контекста имеют единственное значение и одинаково понимаются как эксплуатантом, так главным центром Единой системы. Для описания передаваемой информации используются только следующие символы:</text:p>
      <text:p text:style-name="Нормальный">буквенные - от A до Z (всего 26 буквенных символов);</text:p>
      <text:soft-page-break/>
      <text:p text:style-name="Нормальный">цифровые - от 0 до 9 (всего 10 цифровых символов);</text:p>
      <text:p text:style-name="Нормальный">двоеточие - : (один символ);</text:p>
      <text:p text:style-name="Нормальный">слеш - / (один символ);</text:p>
      <text:p text:style-name="Нормальный">тире (минус) - (один символ);</text:p>
      <text:p text:style-name="Нормальный">плюс + (один символ).</text:p>
      <text:p text:style-name="Нормальный"><text:bookmark-start text:name="anchor7309"/><text:bookmark-end text:name="anchor7309"/>9. Информация, содержащаяся в электронном файле<text:s/>RPL, описывается построчно, начиная с левого края строки.</text:p>
      <text:p text:style-name="Нормальный"><text:bookmark-start text:name="anchor7310"/><text:bookmark-end text:name="anchor7310"/>10. Электронный файл RPL состоит из следующих, определенным образом упорядоченных, типов записей (строк):</text:p>
      <text:p text:style-name="Нормальный">0 - заголовок файла;</text:p>
      <text:p text:style-name="Нормальный">1 - заголовок перечня RPL;</text:p>
      <text:p text:style-name="Нормальный">2 - информация о параметрах сегмента рейса (кроме маршрута) маршрут которого проходит над территорией Российской Федерации;</text:p>
      <text:p text:style-name="Нормальный">3 - маршрут обслуживания воздушного движения, используемый для выполнения полета на сегменте рейса;</text:p>
      <text:p text:style-name="Нормальный">4 - информация о пересечении диспетчерских районов (диспетчерских зон) (EET);</text:p>
      <text:p text:style-name="Нормальный">5 - точки со временем входа и выхода в/из воздушного пространства Российской Федерации для основного маршрута, а также альтернативные точки входа и выхода в/из воздушного пространства Российской Федерации;</text:p>
      <text:p text:style-name="Нормальный">6 - прочая информация;</text:p>
      <text:p text:style-name="Нормальный">9 - конец файла.</text:p>
      <text:p text:style-name="Нормальный"><text:bookmark-start text:name="anchor7311"/><text:bookmark-end text:name="anchor7311"/>11. Элементы записи строки электронного файла отделяются друг от друга пробелами. Максимальная длина строки не более 70 знаков, включая разделители элементов записи. Максимальный объем электронного файла RPL неограничен.</text:p>
      <text:p text:style-name="Нормальный"><text:bookmark-start text:name="anchor7312"/><text:bookmark-end text:name="anchor7312"/>12. Электронный файл RPL представляет собой<text:s/>форматированный текстовый файл в кодировке Windows-1251.</text:p>
      <text:p text:style-name="Нормальный"><text:bookmark-start text:name="anchor7313"/><text:bookmark-end text:name="anchor7313"/>13. Имя файла LL[L]YYSNNN.rpl, где:</text:p>
      <text:p text:style-name="Нормальный">LL[L] - трехсимвольный ICAO код эксплуатанта или LL - транслитерированный на латиницу двухсимвольный (если отсутствует трехсимвольный) внутренний код эксплуатанта, все буквы прописные;</text:p>
      <text:p text:style-name="Нормальный">YY - две последние цифры текущего года 2012;</text:p>
      <text:p text:style-name="Нормальный">S - = {s, w} - сезон, s - лето, w - зима (строчные);</text:p>
      <text:p text:style-name="Нормальный">NNN - порядковый номер файла в сезоне с лидирующими нулями;</text:p>
      <text:p text:style-name="Нормальный">rpl - тип (расширение) файла.</text:p>
      <text:p text:style-name="Нормальный">Примеры записи: AFL12w001.rpl, AFL12w013.rpl,<text:s/>PM12s001.rpl.</text:p>
      <text:p text:style-name="Нормальный"/>
      <text:p text:style-name="Нормальный"><text:span text:style-name="T4123">Примечание</text:span>: порядковый номер файла в очередном сезоне навигации начинается с цифры 1.</text:p>
      <text:p text:style-name="Нормальный"/>
      <text:p text:style-name="Нормальный"><text:bookmark-start text:name="anchor7314"/><text:bookmark-end text:name="anchor7314"/>14. Записи файла в зависимости от их кода содержат информацию либо о параметрах рейса, либо идентифицируют содержание файла, его начало и конец.</text:p>
      <text:p text:style-name="Нормальный"><text:bookmark-start text:name="anchor7315"/><text:bookmark-end text:name="anchor7315"/>15. Записи электронного файла перечней корректируемых RPL предназначены дополнить, исключить или изменить имеющуюся информацию. Рейс, подлежащий изменению, будет вначале фигурировать как рейс, подлежащий исключению (со знаком минус), а заменяющие данные будут приведены как для добавляемого рейса (со знаком плюс).</text:p>
      <text:p text:style-name="Нормальный">В первом электронном файле полного перечня RPL нового сезона, например - AFL12w001.rpl, все рейсы должны быть представлены для добавления, со знаком плюс.</text:p>
      <text:p text:style-name="Нормальный">В последующих электронных файлах перечня корректируемых RPL этого сезона, например - AFL02w013.rpl, один рейс может быть представлен:</text:p>
      <text:p text:style-name="Нормальный">как подлежащий исключению (со знаком минус);</text:p>
      <text:p text:style-name="Нормальный">как подлежащий добавлению (со знаком плюс);</text:p>
      <text:p text:style-name="Нормальный">как подлежащий исключению (со знаком минус), а затем как для добавления (со знаком<text:s/>плюс).</text:p>
      <text:soft-page-break/>
      <text:p text:style-name="Нормальный">Для рейса подлежащего исключению (со знаком минус), записи типа 5 и 6 могут не заполняться.</text:p>
      <text:p text:style-name="Нормальный"><text:bookmark-start text:name="anchor7316"/><text:bookmark-end text:name="anchor7316"/>16. Для исключения (отмены) ранее переданного файлом плана полета необходимо:</text:p>
      <text:p text:style-name="Нормальный">если полеты еще не выполнялись (до даты выполнения первого полета), то записать<text:s/>в файл план полета (рейс), подлежащий исключению (со знаком минус), не менее чем за семь суток до даты выполнения первого полета;</text:p>
      <text:p text:style-name="Нормальный">если полеты уже выполнялись (после даты выполнения первого полета), то записать в файл план полета (рейс), подлежащий исключению (со знаком минус), не менее чем за семь суток до новой даты выполнения последнего полета и записать в файл тот же план полета (рейс), подлежащий добавлению (со знаком плюс), но с новой датой выполнения последнего полета, не менее чем за семь суток до этой даты.</text:p>
      <text:p text:style-name="Нормальный"><text:bookmark-start text:name="anchor7317"/><text:bookmark-end text:name="anchor7317"/>17. Для изменения параметров ранее переданного файлом плана полета необходимо:</text:p>
      <text:p text:style-name="Нормальный">если полеты еще не выполнялись (до даты выполнения первого полета), то записать в файл план полета (рейс), подлежащий исключению (со знаком минус), не менее чем за семь суток до даты выполнения первого полета и записать в файл план полета (рейс), подлежащий добавлению (со знаком плюс), не менее чем за семь суток до даты выполнения первого полета с измененными параметрами;</text:p>
      <text:p text:style-name="Нормальный">если полеты уже выполнялись (после даты выполнения первого полета), то записать в файл:</text:p>
      <text:p text:style-name="Нормальный">план полета (рейс), подлежащий исключению (со знаком минус), не менее чем за семь суток до даты выполнения первого полета с измененными параметрами;</text:p>
      <text:p text:style-name="Нормальный">план полета (рейс) со старыми параметрами, подлежащий добавлению (со знаком плюс), но с новой датой выполнения последнего полета, не менее чем за семь суток до этой даты;</text:p>
      <text:p text:style-name="Нормальный">план полета (рейс) с измененными параметрами, подлежащий добавлению (со знаком плюс), но с новой датой выполнения первого полета, не менее чем за семь суток до этой даты.</text:p>
      <text:p text:style-name="Нормальный"><text:bookmark-start text:name="anchor7318"/><text:bookmark-end text:name="anchor7318"/>18. Одна запись второго типа описывает выполнение сегмента авиалинии рейса на конкретном участке его навигации.</text:p>
      <text:p text:style-name="Нормальный"><text:bookmark-start text:name="anchor7319"/><text:bookmark-end text:name="anchor7319"/>19. Очередность формирования и передачи электронных файлов RPL эксплуатантом в главный центр Единой системы показана на<text:s/><text:a xlink:href="#anchor110" office:target-frame-name="_top" xlink:show="replace">рисунке 1.1</text:a>.</text:p>
      <text:p text:style-name="P4124"/>
      <text:p text:style-name="P4140"><text:bookmark-start text:name="anchor110"/><text:bookmark-end text:name="anchor110"/><text:s text:c="19"/>Лето 2012 <text:s text:c="38"/>│ <text:s text:c="7"/>Зима 2012/13</text:p>
      <text:p text:style-name="P4141"><text:s text:c="67"/>│</text:p>
      <text:p text:style-name="P4142"><text:s text:c="17"/>AFL12s053.rpl <text:s text:c="26"/><text:s text:c="10"/>│</text:p>
      <text:p text:style-name="P4143"><text:s text:c="19"/>по запросу <text:s text:c="37"/>│</text:p>
      <text:p text:style-name="P4144">AFL12w001.rpl <text:s/>AFL12w002.rpl <text:s text:c="9"/>AFL12w003.rpl <text:s text:c="15"/>│</text:p>
      <text:p text:style-name="P4145"><text:s text:c="67"/>│</text:p>
      <text:p text:style-name="P4146">AFL12s052.rpl <text:s/>AFL12s054.rpl <text:s text:c="2"/>AFL12s055.rpl <text:s text:c="7"/>AFL12s056.rpl <text:s/>│ AFL12w003.rpl <text:s text:c="2"/>AFL12w004.rpl</text:p>
      <text:p text:style-name="P4147">───────────────────────────────────────────────────────────────────┼──────────────────────────────</text:p>
      <text:p text:style-name="P4148"><text:s text:c="16"/>3a 14 суток до начала зимнего расписания <text:s text:c="10"/>│</text:p>
      <text:p text:style-name="Нормальный"/>
      <text:p text:style-name="P4149">Рисунок 1.1</text:p>
      <text:p text:style-name="P4150"/>
      <text:p text:style-name="Нормальный"><text:bookmark-start text:name="anchor7320"/><text:bookmark-end text:name="anchor7320"/>20. При<text:s/>добавлении и удалении RPL в/из расписание(я), все перелеты одного рейса и одного сезона навигации должны находиться в одном электронном файле.</text:p>
      <text:p text:style-name="Нормальный"/>
      <text:h text:style-name="Заголовок1" text:outline-level="1"><text:bookmark-start text:name="anchor7400"/><text:bookmark-end text:name="anchor7400"/>IV. Сокращения и допущения, используемые при описании данных</text:h>
      <text:p text:style-name="Нормальный"/>
      <text:p text:style-name="Нормальный"><text:bookmark-start text:name="anchor7421"/><text:bookmark-end text:name="anchor7421"/>21. При описании элемента записи, в параметре Байт, указываются первая (от) и последняя включительно (до) позиции, занимаемые этим элементом с учетом разделителя - пробел, если такой имеется. Разделитель - пробел, стоящий перед элементом записи не учитывается.</text:p>
      <text:p text:style-name="Нормальный"><text:bookmark-start text:name="anchor7422"/><text:bookmark-end text:name="anchor7422"/>22. Параметр "Статус" принимает следующие значения:</text:p>
      <text:p text:style-name="Нормальный">Н - необязательный;</text:p>
      <text:p text:style-name="Нормальный">О - обязательный;</text:p>
      <text:p text:style-name="Нормальный">У - условный.</text:p>
      <text:p text:style-name="Нормальный"><text:bookmark-start text:name="anchor7423"/><text:bookmark-end text:name="anchor7423"/>23. Структура записи заголовка электронного файла RPL приведена ниже в<text:s/><text:a xlink:href="#anchor700" office:target-frame-name="_top" xlink:show="replace">таблице</text:a>:</text:p>
      <text:p text:style-name="Нормальный"/>
      <table:table table:style-name="Table4166">
        <table:table-columns>
          <table:table-column table:style-name="TableColumn4167"/>
          <table:table-column table:style-name="TableColumn4168"/>
          <table:table-column table:style-name="TableColumn4169"/>
          <table:table-column table:style-name="TableColumn4170"/>
          <table:table-column table:style-name="TableColumn4171"/>
          <table:table-column table:style-name="TableColumn4172"/>
        </table:table-columns>
        <table:table-row table:style-name="TableRow4173">
          <table:table-cell table:style-name="TableCell4174">
            <text:p text:style-name="P4175"><text:bookmark-start text:name="anchor700"/><text:bookmark-end text:name="anchor700"/>N п/п</text:p>
          </table:table-cell>
          <table:table-cell table:style-name="TableCell4176">
            <text:p text:style-name="P4177">Элемент записи</text:p>
          </table:table-cell>
          <table:table-cell table:style-name="TableCell4178" table:number-columns-spanned="2">
            <text:p text:style-name="P4179">Байт</text:p>
          </table:table-cell>
          <table:covered-table-cell/>
          <table:table-cell table:style-name="TableCell4180">
            <text:p text:style-name="P4181">Статус эл-та</text:p>
          </table:table-cell>
          <table:table-cell table:style-name="TableCell4182">
            <text:p text:style-name="P4183">Примечание</text:p>
          </table:table-cell>
        </table:table-row>
        <table:table-row table:style-name="TableRow4184">
          <table:table-cell table:style-name="TableCell4185">
            <text:p text:style-name="P4186">от</text:p>
          </table:table-cell>
          <table:table-cell table:style-name="TableCell4187">
            <text:p text:style-name="P4188">до</text:p>
          </table:table-cell>
          <table:table-cell>
            <text:p text:style-name="P4188"/>
          </table:table-cell>
          <table:table-cell>
            <text:p text:style-name="P4188"/>
          </table:table-cell>
          <table:table-cell>
            <text:p text:style-name="P4188"/>
          </table:table-cell>
          <table:table-cell>
            <text:p text:style-name="P4188"/>
          </table:table-cell>
        </table:table-row>
        <table:table-row table:style-name="TableRow4189">
          <table:table-cell table:style-name="TableCell4190">
            <text:p text:style-name="Прижатыйвлево"><text:bookmark-start text:name="anchor701"/><text:bookmark-end text:name="anchor701"/>1</text:p>
          </table:table-cell>
          <table:table-cell table:style-name="TableCell4191">
            <text:p text:style-name="Прижатыйвлево">Тип записи</text:p>
          </table:table-cell>
          <table:table-cell table:style-name="TableCell4192">
            <text:p text:style-name="P4193">1</text:p>
          </table:table-cell>
          <table:table-cell table:style-name="TableCell4194">
            <text:p text:style-name="P4195">1</text:p>
          </table:table-cell>
          <table:table-cell table:style-name="TableCell4196">
            <text:p text:style-name="Нормальный"/>
          </table:table-cell>
          <table:table-cell table:style-name="TableCell4197">
            <text:p text:style-name="Прижатыйвлево">Всегда<text:s/>установлен - 0(нуль)</text:p>
          </table:table-cell>
        </table:table-row>
        <table:table-row table:style-name="TableRow4198">
          <table:table-cell table:style-name="TableCell4199">
            <text:p text:style-name="Прижатыйвлево"><text:bookmark-start text:name="anchor702"/><text:bookmark-end text:name="anchor702"/>2</text:p>
          </table:table-cell>
          <table:table-cell table:style-name="TableCell4200">
            <text:p text:style-name="Прижатыйвлево">Дата создания обменного файла</text:p>
          </table:table-cell>
          <table:table-cell table:style-name="TableCell4201">
            <text:p text:style-name="P4202">3</text:p>
          </table:table-cell>
          <table:table-cell table:style-name="TableCell4203">
            <text:p text:style-name="P4204">8</text:p>
          </table:table-cell>
          <table:table-cell table:style-name="TableCell4205">
            <text:p text:style-name="P4206">О</text:p>
          </table:table-cell>
          <table:table-cell table:style-name="TableCell4207">
            <text:p text:style-name="Прижатыйвлево">ГГММДД (для Отправителя) 120223 Нули (для Получателя) 000000</text:p>
          </table:table-cell>
        </table:table-row>
        <table:table-row table:style-name="TableRow4208">
          <table:table-cell table:style-name="TableCell4209">
            <text:p text:style-name="Прижатыйвлево"><text:bookmark-start text:name="anchor703"/><text:bookmark-end text:name="anchor703"/>3</text:p>
          </table:table-cell>
          <table:table-cell table:style-name="TableCell4210">
            <text:p text:style-name="Прижатыйвлево">Идентификатор</text:p>
          </table:table-cell>
          <table:table-cell table:style-name="TableCell4211">
            <text:p text:style-name="P4212">10</text:p>
          </table:table-cell>
          <table:table-cell table:style-name="TableCell4213">
            <text:p text:style-name="P4214">14</text:p>
          </table:table-cell>
          <table:table-cell table:style-name="TableCell4215">
            <text:p text:style-name="P4216">О</text:p>
          </table:table-cell>
          <table:table-cell table:style-name="TableCell4217">
            <text:p text:style-name="Прижатыйвлево">Для Отправителя - SNDR:</text:p>
            <text:p text:style-name="Прижатыйвлево">Для Получателя - DEST:</text:p>
          </table:table-cell>
        </table:table-row>
        <table:table-row table:style-name="TableRow4218">
          <table:table-cell table:style-name="TableCell4219">
            <text:p text:style-name="Прижатыйвлево"><text:bookmark-start text:name="anchor704"/><text:bookmark-end text:name="anchor704"/>4</text:p>
          </table:table-cell>
          <table:table-cell table:style-name="TableCell4220">
            <text:p text:style-name="Прижатыйвлево">Организация</text:p>
          </table:table-cell>
          <table:table-cell table:style-name="TableCell4221">
            <text:p text:style-name="P4222">16</text:p>
            <text:p text:style-name="P4223">16</text:p>
          </table:table-cell>
          <table:table-cell table:style-name="TableCell4224">
            <text:p text:style-name="P4225">18</text:p>
            <text:p text:style-name="P4226">17</text:p>
          </table:table-cell>
          <table:table-cell table:style-name="TableCell4227">
            <text:p text:style-name="P4228">О</text:p>
          </table:table-cell>
          <table:table-cell table:style-name="TableCell4229">
            <text:p text:style-name="Прижатыйвлево">Для Отправителя - LLL/LL -<text:s/>трехсимвольный ICAO код или транслитерированный на латиницу двухсимвольный внутренний код эксплуатанта</text:p>
          </table:table-cell>
        </table:table-row>
        <table:table-row table:style-name="TableRow4230">
          <table:table-cell table:style-name="TableCell4231">
            <text:p text:style-name="Нормальный"><text:bookmark-start text:name="anchor705"/><text:bookmark-end text:name="anchor705"/></text:p>
          </table:table-cell>
          <table:table-cell table:style-name="TableCell4232">
            <text:p text:style-name="Нормальный"/>
          </table:table-cell>
          <table:table-cell table:style-name="TableCell4233">
            <text:p text:style-name="P4234">16</text:p>
          </table:table-cell>
          <table:table-cell table:style-name="TableCell4235">
            <text:p text:style-name="P4236">24</text:p>
          </table:table-cell>
          <table:table-cell table:style-name="TableCell4237">
            <text:p text:style-name="Нормальный"/>
          </table:table-cell>
          <table:table-cell table:style-name="TableCell4238">
            <text:p text:style-name="Прижатыйвлево">Для Получателя - MATMC DBE</text:p>
          </table:table-cell>
        </table:table-row>
      </table:table>
      <text:p text:style-name="Нормальный"/>
      <text:p text:style-name="Нормальный"><text:bookmark-start text:name="anchor7424"/><text:bookmark-end text:name="anchor7424"/>24. Структура записи заголовка перечня RPL приведена ниже в<text:s/><text:a xlink:href="#anchor706" office:target-frame-name="_top" xlink:show="replace">таблице</text:a>:</text:p>
      <text:p text:style-name="Нормальный"/>
      <table:table table:style-name="Table4239">
        <table:table-columns>
          <table:table-column table:style-name="TableColumn4240"/>
          <table:table-column table:style-name="TableColumn4241"/>
          <table:table-column table:style-name="TableColumn4242"/>
          <table:table-column table:style-name="TableColumn4243"/>
          <table:table-column table:style-name="TableColumn4244"/>
          <table:table-column table:style-name="TableColumn4245"/>
        </table:table-columns>
        <table:table-row table:style-name="TableRow4246">
          <table:table-cell table:style-name="TableCell4247">
            <text:p text:style-name="P4248"><text:bookmark-start text:name="anchor706"/><text:bookmark-end text:name="anchor706"/>N п/п</text:p>
          </table:table-cell>
          <table:table-cell table:style-name="TableCell4249">
            <text:p text:style-name="P4250">Элемент<text:s/>записи</text:p>
          </table:table-cell>
          <table:table-cell table:style-name="TableCell4251" table:number-columns-spanned="2">
            <text:p text:style-name="P4252">Байт</text:p>
          </table:table-cell>
          <table:covered-table-cell/>
          <table:table-cell table:style-name="TableCell4253">
            <text:p text:style-name="P4254">Статус эл-та</text:p>
          </table:table-cell>
          <table:table-cell table:style-name="TableCell4255">
            <text:p text:style-name="P4256">Примечание</text:p>
          </table:table-cell>
        </table:table-row>
        <table:table-row table:style-name="TableRow4257">
          <table:table-cell table:style-name="TableCell4258">
            <text:p text:style-name="P4259">от</text:p>
          </table:table-cell>
          <table:table-cell table:style-name="TableCell4260">
            <text:p text:style-name="P4261">до</text:p>
          </table:table-cell>
          <table:table-cell>
            <text:p text:style-name="P4261"/>
          </table:table-cell>
          <table:table-cell>
            <text:p text:style-name="P4261"/>
          </table:table-cell>
          <table:table-cell>
            <text:p text:style-name="P4261"/>
          </table:table-cell>
          <table:table-cell>
            <text:p text:style-name="P4261"/>
          </table:table-cell>
        </table:table-row>
        <table:table-row table:style-name="TableRow4262">
          <table:table-cell table:style-name="TableCell4263">
            <text:p text:style-name="P4264"><text:bookmark-start text:name="anchor707"/><text:bookmark-end text:name="anchor707"/>1</text:p>
          </table:table-cell>
          <table:table-cell table:style-name="TableCell4265">
            <text:p text:style-name="Прижатыйвлево">Тип записи</text:p>
          </table:table-cell>
          <table:table-cell table:style-name="TableCell4266">
            <text:p text:style-name="P4267">1</text:p>
          </table:table-cell>
          <table:table-cell table:style-name="TableCell4268">
            <text:p text:style-name="P4269">1</text:p>
          </table:table-cell>
          <table:table-cell table:style-name="TableCell4270">
            <text:p text:style-name="Нормальный"/>
          </table:table-cell>
          <table:table-cell table:style-name="TableCell4271">
            <text:p text:style-name="Прижатыйвлево">Всегда установлен - 1 (единица)</text:p>
          </table:table-cell>
        </table:table-row>
        <table:table-row table:style-name="TableRow4272">
          <table:table-cell table:style-name="TableCell4273">
            <text:p text:style-name="P4274"><text:bookmark-start text:name="anchor708"/><text:bookmark-end text:name="anchor708"/>2</text:p>
          </table:table-cell>
          <table:table-cell table:style-name="TableCell4275">
            <text:p text:style-name="Прижатыйвлево">Код вида информации</text:p>
          </table:table-cell>
          <table:table-cell table:style-name="TableCell4276">
            <text:p text:style-name="P4277">3</text:p>
          </table:table-cell>
          <table:table-cell table:style-name="TableCell4278">
            <text:p text:style-name="P4279">5</text:p>
          </table:table-cell>
          <table:table-cell table:style-name="TableCell4280">
            <text:p text:style-name="P4281">О</text:p>
          </table:table-cell>
          <table:table-cell table:style-name="TableCell4282">
            <text:p text:style-name="Прижатыйвлево">Перечень ППП RPL</text:p>
          </table:table-cell>
        </table:table-row>
        <table:table-row table:style-name="TableRow4283">
          <table:table-cell table:style-name="TableCell4284">
            <text:p text:style-name="P4285"><text:bookmark-start text:name="anchor709"/><text:bookmark-end text:name="anchor709"/>3</text:p>
          </table:table-cell>
          <table:table-cell table:style-name="TableCell4286">
            <text:p text:style-name="Прижатыйвлево">Код исполнителя</text:p>
          </table:table-cell>
          <table:table-cell table:style-name="TableCell4287">
            <text:p text:style-name="P4288">7</text:p>
            <text:p text:style-name="P4289">7</text:p>
          </table:table-cell>
          <table:table-cell table:style-name="TableCell4290">
            <text:p text:style-name="P4291">9</text:p>
            <text:p text:style-name="P4292">8</text:p>
          </table:table-cell>
          <table:table-cell table:style-name="TableCell4293">
            <text:p text:style-name="P4294">О</text:p>
          </table:table-cell>
          <table:table-cell table:style-name="TableCell4295">
            <text:p text:style-name="Прижатыйвлево">Всегда устанавливается LLL/LL</text:p>
            <text:p text:style-name="Прижатыйвлево">где LLL трехсимвольный ICAO код /</text:p>
            <text:p text:style-name="Прижатыйвлево">транслитерированный на<text:s/>латиницу</text:p>
            <text:p text:style-name="Прижатыйвлево">двухсимвольный внутренний код</text:p>
            <text:p text:style-name="Прижатыйвлево">эксплуатанта</text:p>
          </table:table-cell>
        </table:table-row>
        <table:table-row table:style-name="TableRow4296">
          <table:table-cell table:style-name="TableCell4297">
            <text:p text:style-name="P4298"><text:bookmark-start text:name="anchor710"/><text:bookmark-end text:name="anchor710"/>4</text:p>
          </table:table-cell>
          <table:table-cell table:style-name="TableCell4299">
            <text:p text:style-name="Прижатыйвлево">Год и порядковый номер файла в текущем сезоне</text:p>
          </table:table-cell>
          <table:table-cell table:style-name="TableCell4300">
            <text:p text:style-name="P4301">11</text:p>
            <text:p text:style-name="P4302">10</text:p>
          </table:table-cell>
          <table:table-cell table:style-name="TableCell4303">
            <text:p text:style-name="P4304">16</text:p>
            <text:p text:style-name="P4305">15</text:p>
          </table:table-cell>
          <table:table-cell table:style-name="TableCell4306">
            <text:p text:style-name="P4307">О</text:p>
          </table:table-cell>
          <table:table-cell table:style-name="TableCell4308">
            <text:p text:style-name="Прижатыйвлево">Формат ГГ - NNN 12-002</text:p>
          </table:table-cell>
        </table:table-row>
        <table:table-row table:style-name="TableRow4309">
          <table:table-cell table:style-name="TableCell4310">
            <text:p text:style-name="P4311"><text:bookmark-start text:name="anchor711"/><text:bookmark-end text:name="anchor711"/>5</text:p>
          </table:table-cell>
          <table:table-cell table:style-name="TableCell4312">
            <text:p text:style-name="Прижатыйвлево">Тип файла</text:p>
          </table:table-cell>
          <table:table-cell table:style-name="TableCell4313">
            <text:p text:style-name="P4314">18</text:p>
            <text:p text:style-name="P4315">17</text:p>
          </table:table-cell>
          <table:table-cell table:style-name="TableCell4316">
            <text:p text:style-name="P4317">21</text:p>
            <text:p text:style-name="P4318">20</text:p>
          </table:table-cell>
          <table:table-cell table:style-name="TableCell4319">
            <text:p text:style-name="Нормальный"/>
          </table:table-cell>
          <table:table-cell table:style-name="TableCell4320">
            <text:p text:style-name="Прижатыйвлево">Файл полных перечней ППП NLST</text:p>
            <text:p text:style-name="Прижатыйвлево">Файл корректируемых ППП RLST</text:p>
          </table:table-cell>
        </table:table-row>
        <table:table-row table:style-name="TableRow4321">
          <table:table-cell table:style-name="TableCell4322">
            <text:p text:style-name="P4323"><text:bookmark-start text:name="anchor712"/><text:bookmark-end text:name="anchor712"/><text:soft-page-break/>6</text:p>
          </table:table-cell>
          <table:table-cell table:style-name="TableCell4324">
            <text:p text:style-name="Прижатыйвлево">Начальная дата периода<text:s/>действия сезонного расписания</text:p>
          </table:table-cell>
          <table:table-cell table:style-name="TableCell4325">
            <text:p text:style-name="P4326">23</text:p>
            <text:p text:style-name="P4327">22</text:p>
          </table:table-cell>
          <table:table-cell table:style-name="TableCell4328">
            <text:p text:style-name="P4329">28</text:p>
            <text:p text:style-name="P4330">27</text:p>
          </table:table-cell>
          <table:table-cell table:style-name="TableCell4331">
            <text:p text:style-name="P4332">О</text:p>
          </table:table-cell>
          <table:table-cell table:style-name="TableCell4333">
            <text:p text:style-name="Прижатыйвлево">ГГММДД 111030</text:p>
          </table:table-cell>
        </table:table-row>
        <table:table-row table:style-name="TableRow4334">
          <table:table-cell table:style-name="TableCell4335">
            <text:p text:style-name="P4336"><text:bookmark-start text:name="anchor713"/><text:bookmark-end text:name="anchor713"/>7</text:p>
          </table:table-cell>
          <table:table-cell table:style-name="TableCell4337">
            <text:p text:style-name="Прижатыйвлево">Конечная дата периода действия сезонного расписания</text:p>
          </table:table-cell>
          <table:table-cell table:style-name="TableCell4338">
            <text:p text:style-name="P4339">30</text:p>
            <text:p text:style-name="P4340">29</text:p>
          </table:table-cell>
          <table:table-cell table:style-name="TableCell4341">
            <text:p text:style-name="P4342">35</text:p>
            <text:p text:style-name="P4343">34</text:p>
          </table:table-cell>
          <table:table-cell table:style-name="TableCell4344">
            <text:p text:style-name="P4345">О</text:p>
          </table:table-cell>
          <table:table-cell table:style-name="TableCell4346">
            <text:p text:style-name="Прижатыйвлево">ГГММДД 120324</text:p>
          </table:table-cell>
        </table:table-row>
        <table:table-row table:style-name="TableRow4347">
          <table:table-cell table:style-name="TableCell4348">
            <text:p text:style-name="P4349"><text:bookmark-start text:name="anchor714"/><text:bookmark-end text:name="anchor714"/>8</text:p>
          </table:table-cell>
          <table:table-cell table:style-name="TableCell4350">
            <text:p text:style-name="Прижатыйвлево">Порядковый (сквозной) номер файла с начала обмена с ГЦ ЕС ОрВД</text:p>
          </table:table-cell>
          <table:table-cell table:style-name="TableCell4351">
            <text:p text:style-name="P4352">37</text:p>
            <text:p text:style-name="P4353">36</text:p>
          </table:table-cell>
          <table:table-cell table:style-name="TableCell4354">
            <text:p text:style-name="P4355">40</text:p>
            <text:p text:style-name="P4356">39</text:p>
          </table:table-cell>
          <table:table-cell table:style-name="TableCell4357">
            <text:p text:style-name="P4358">О</text:p>
          </table:table-cell>
          <table:table-cell table:style-name="TableCell4359">
            <text:p text:style-name="Прижатыйвлево">0432</text:p>
          </table:table-cell>
        </table:table-row>
      </table:table>
      <text:p text:style-name="Нормальный"/>
      <text:p text:style-name="Нормальный"><text:bookmark-start text:name="anchor7425"/><text:bookmark-end text:name="anchor7425"/>25. Структура записи<text:s/>параметров сегмента рейса приведена ниже в<text:s/><text:a xlink:href="#anchor715" office:target-frame-name="_top" xlink:show="replace">таблице</text:a>:</text:p>
      <text:p text:style-name="Нормальный"/>
      <table:table table:style-name="Table4360">
        <table:table-columns>
          <table:table-column table:style-name="TableColumn4361"/>
          <table:table-column table:style-name="TableColumn4362"/>
          <table:table-column table:style-name="TableColumn4363"/>
          <table:table-column table:style-name="TableColumn4364"/>
          <table:table-column table:style-name="TableColumn4365"/>
          <table:table-column table:style-name="TableColumn4366"/>
        </table:table-columns>
        <table:table-row table:style-name="TableRow4367">
          <table:table-cell table:style-name="TableCell4368">
            <text:p text:style-name="P4369"><text:bookmark-start text:name="anchor715"/><text:bookmark-end text:name="anchor715"/>N п/п</text:p>
          </table:table-cell>
          <table:table-cell table:style-name="TableCell4370">
            <text:p text:style-name="P4371">Элемент записи</text:p>
          </table:table-cell>
          <table:table-cell table:style-name="TableCell4372" table:number-columns-spanned="2">
            <text:p text:style-name="P4373">Байт</text:p>
          </table:table-cell>
          <table:covered-table-cell/>
          <table:table-cell table:style-name="TableCell4374">
            <text:p text:style-name="P4375">Статус эл-та</text:p>
          </table:table-cell>
          <table:table-cell table:style-name="TableCell4376">
            <text:p text:style-name="P4377">Примечание</text:p>
          </table:table-cell>
        </table:table-row>
        <table:table-row table:style-name="TableRow4378">
          <table:table-cell table:style-name="TableCell4379">
            <text:p text:style-name="P4380">от</text:p>
          </table:table-cell>
          <table:table-cell table:style-name="TableCell4381">
            <text:p text:style-name="P4382">до</text:p>
          </table:table-cell>
          <table:table-cell>
            <text:p text:style-name="P4382"/>
          </table:table-cell>
          <table:table-cell>
            <text:p text:style-name="P4382"/>
          </table:table-cell>
          <table:table-cell>
            <text:p text:style-name="P4382"/>
          </table:table-cell>
          <table:table-cell>
            <text:p text:style-name="P4382"/>
          </table:table-cell>
        </table:table-row>
        <table:table-row table:style-name="TableRow4383">
          <table:table-cell table:style-name="TableCell4384">
            <text:p text:style-name="P4385"><text:bookmark-start text:name="anchor716"/><text:bookmark-end text:name="anchor716"/>1</text:p>
          </table:table-cell>
          <table:table-cell table:style-name="TableCell4386">
            <text:p text:style-name="Прижатыйвлево">Тип записи</text:p>
          </table:table-cell>
          <table:table-cell table:style-name="TableCell4387">
            <text:p text:style-name="P4388">1</text:p>
          </table:table-cell>
          <table:table-cell table:style-name="TableCell4389">
            <text:p text:style-name="P4390">1</text:p>
          </table:table-cell>
          <table:table-cell table:style-name="TableCell4391">
            <text:p text:style-name="Нормальный"/>
          </table:table-cell>
          <table:table-cell table:style-name="TableCell4392">
            <text:p text:style-name="Прижатыйвлево">Всегда установлен - 2(двойка)</text:p>
          </table:table-cell>
        </table:table-row>
        <table:table-row table:style-name="TableRow4393">
          <table:table-cell table:style-name="TableCell4394">
            <text:p text:style-name="P4395">2</text:p>
          </table:table-cell>
          <table:table-cell table:style-name="TableCell4396">
            <text:p text:style-name="Прижатыйвлево">Начальная дата периода участка навигации рейса</text:p>
          </table:table-cell>
          <table:table-cell table:style-name="TableCell4397">
            <text:p text:style-name="P4398">3</text:p>
          </table:table-cell>
          <table:table-cell table:style-name="TableCell4399">
            <text:p text:style-name="P4400">8</text:p>
          </table:table-cell>
          <table:table-cell table:style-name="TableCell4401">
            <text:p text:style-name="P4402">О</text:p>
          </table:table-cell>
          <table:table-cell table:style-name="TableCell4403">
            <text:p text:style-name="Прижатыйвлево">ГГММДД 121028</text:p>
          </table:table-cell>
        </table:table-row>
        <table:table-row table:style-name="TableRow4404">
          <table:table-cell table:style-name="TableCell4405">
            <text:p text:style-name="P4406">3</text:p>
          </table:table-cell>
          <table:table-cell table:style-name="TableCell4407">
            <text:p text:style-name="Прижатыйвлево">Конечная дата периода участка навигации рейса</text:p>
          </table:table-cell>
          <table:table-cell table:style-name="TableCell4408">
            <text:p text:style-name="P4409">10</text:p>
          </table:table-cell>
          <table:table-cell table:style-name="TableCell4410">
            <text:p text:style-name="P4411">15</text:p>
          </table:table-cell>
          <table:table-cell table:style-name="TableCell4412">
            <text:p text:style-name="P4413">О</text:p>
          </table:table-cell>
          <table:table-cell table:style-name="TableCell4414">
            <text:p text:style-name="Прижатыйвлево">ГГММДД 120214</text:p>
          </table:table-cell>
        </table:table-row>
        <table:table-row table:style-name="TableRow4415">
          <table:table-cell table:style-name="TableCell4416">
            <text:p text:style-name="P4417">4</text:p>
          </table:table-cell>
          <table:table-cell table:style-name="TableCell4418">
            <text:p text:style-name="Прижатыйвлево">Дни выполнения рейса</text:p>
          </table:table-cell>
          <table:table-cell table:style-name="TableCell4419">
            <text:p text:style-name="P4420">17</text:p>
          </table:table-cell>
          <table:table-cell table:style-name="TableCell4421">
            <text:p text:style-name="P4422">23</text:p>
          </table:table-cell>
          <table:table-cell table:style-name="TableCell4423">
            <text:p text:style-name="P4424">О</text:p>
          </table:table-cell>
          <table:table-cell table:style-name="TableCell4425">
            <text:p text:style-name="Прижатыйвлево">Например 1204507</text:p>
          </table:table-cell>
        </table:table-row>
        <table:table-row table:style-name="TableRow4426">
          <table:table-cell table:style-name="TableCell4427">
            <text:p text:style-name="P4428">5</text:p>
          </table:table-cell>
          <table:table-cell table:style-name="TableCell4429">
            <text:p text:style-name="Прижатыйвлево">Опознавательный индекс воздушного судна</text:p>
          </table:table-cell>
          <table:table-cell table:style-name="TableCell4430">
            <text:p text:style-name="P4431">25</text:p>
          </table:table-cell>
          <table:table-cell table:style-name="TableCell4432">
            <text:p text:style-name="P4433">34</text:p>
          </table:table-cell>
          <table:table-cell table:style-name="TableCell4434">
            <text:p text:style-name="P4435">О</text:p>
          </table:table-cell>
          <table:table-cell table:style-name="TableCell4436">
            <text:p text:style-name="Прижатыйвлево">Трехсимвольный ICAO код или транслитерированный на латиницу двухсимвольный<text:s/>внутренний код эксплуатанта AFL101 или PM214</text:p>
          </table:table-cell>
        </table:table-row>
        <table:table-row table:style-name="TableRow4437">
          <table:table-cell table:style-name="TableCell4438">
            <text:p text:style-name="P4439">6</text:p>
          </table:table-cell>
          <table:table-cell table:style-name="TableCell4440">
            <text:p text:style-name="Прижатыйвлево">Тип воздушного судна</text:p>
          </table:table-cell>
          <table:table-cell table:style-name="TableCell4441">
            <text:p text:style-name="P4442">36</text:p>
          </table:table-cell>
          <table:table-cell table:style-name="TableCell4443">
            <text:p text:style-name="P4444">39</text:p>
          </table:table-cell>
          <table:table-cell table:style-name="TableCell4445">
            <text:p text:style-name="P4446">О</text:p>
          </table:table-cell>
          <table:table-cell table:style-name="TableCell4447">
            <text:p text:style-name="Прижатыйвлево">Четырехсимвольный код ВС A319</text:p>
          </table:table-cell>
        </table:table-row>
        <table:table-row table:style-name="TableRow4448">
          <table:table-cell table:style-name="TableCell4449">
            <text:p text:style-name="P4450">7</text:p>
          </table:table-cell>
          <table:table-cell table:style-name="TableCell4451">
            <text:p text:style-name="Прижатыйвлево">Категория турбулентности следа</text:p>
          </table:table-cell>
          <table:table-cell table:style-name="TableCell4452">
            <text:p text:style-name="P4453">41</text:p>
          </table:table-cell>
          <table:table-cell table:style-name="TableCell4454">
            <text:p text:style-name="P4455">41</text:p>
          </table:table-cell>
          <table:table-cell table:style-name="TableCell4456">
            <text:p text:style-name="P4457">О</text:p>
          </table:table-cell>
          <table:table-cell table:style-name="TableCell4458">
            <text:p text:style-name="Прижатыйвлево">Односимвольный H</text:p>
          </table:table-cell>
        </table:table-row>
        <table:table-row table:style-name="TableRow4459">
          <table:table-cell table:style-name="TableCell4460">
            <text:p text:style-name="P4461">8</text:p>
          </table:table-cell>
          <table:table-cell table:style-name="TableCell4462">
            <text:p text:style-name="Прижатыйвлево">Аэропорт вылета</text:p>
          </table:table-cell>
          <table:table-cell table:style-name="TableCell4463">
            <text:p text:style-name="P4464">43</text:p>
          </table:table-cell>
          <table:table-cell table:style-name="TableCell4465">
            <text:p text:style-name="P4466">46</text:p>
          </table:table-cell>
          <table:table-cell table:style-name="TableCell4467">
            <text:p text:style-name="P4468">О</text:p>
          </table:table-cell>
          <table:table-cell table:style-name="TableCell4469">
            <text:p text:style-name="Прижатыйвлево">Четырехсимвольный код аэропорта</text:p>
            <text:p text:style-name="Прижатыйвлево">UUEE</text:p>
          </table:table-cell>
        </table:table-row>
        <table:table-row table:style-name="TableRow4470">
          <table:table-cell table:style-name="TableCell4471">
            <text:p text:style-name="P4472">9</text:p>
          </table:table-cell>
          <table:table-cell table:style-name="TableCell4473">
            <text:p text:style-name="Прижатыйвлево">Время вылета</text:p>
          </table:table-cell>
          <table:table-cell table:style-name="TableCell4474">
            <text:p text:style-name="P4475">48</text:p>
          </table:table-cell>
          <table:table-cell table:style-name="TableCell4476">
            <text:p text:style-name="P4477">51</text:p>
          </table:table-cell>
          <table:table-cell table:style-name="TableCell4478">
            <text:p text:style-name="P4479">О</text:p>
          </table:table-cell>
          <table:table-cell table:style-name="TableCell4480">
            <text:p text:style-name="Прижатыйвлево">ЧЧММ(UTC) 0920</text:p>
          </table:table-cell>
        </table:table-row>
        <table:table-row table:style-name="TableRow4481">
          <table:table-cell table:style-name="TableCell4482">
            <text:p text:style-name="P4483">10</text:p>
          </table:table-cell>
          <table:table-cell table:style-name="TableCell4484">
            <text:p text:style-name="Прижатыйвлево">Аэропорт назначения</text:p>
          </table:table-cell>
          <table:table-cell table:style-name="TableCell4485">
            <text:p text:style-name="P4486">53</text:p>
          </table:table-cell>
          <table:table-cell table:style-name="TableCell4487">
            <text:p text:style-name="P4488">56</text:p>
          </table:table-cell>
          <table:table-cell table:style-name="TableCell4489">
            <text:p text:style-name="P4490">О</text:p>
          </table:table-cell>
          <table:table-cell table:style-name="TableCell4491">
            <text:p text:style-name="Прижатыйвлево">Четырехсимвольный код аэропорта</text:p>
            <text:p text:style-name="Прижатыйвлево">UEEE</text:p>
          </table:table-cell>
        </table:table-row>
        <table:table-row table:style-name="TableRow4492">
          <table:table-cell table:style-name="TableCell4493">
            <text:p text:style-name="P4494">11</text:p>
          </table:table-cell>
          <table:table-cell table:style-name="TableCell4495">
            <text:p text:style-name="Прижатыйвлево">Общее расчетное истекшее время</text:p>
          </table:table-cell>
          <table:table-cell table:style-name="TableCell4496">
            <text:p text:style-name="P4497">58</text:p>
          </table:table-cell>
          <table:table-cell table:style-name="TableCell4498">
            <text:p text:style-name="P4499">61</text:p>
          </table:table-cell>
          <table:table-cell table:style-name="TableCell4500">
            <text:p text:style-name="P4501">О</text:p>
          </table:table-cell>
          <table:table-cell table:style-name="TableCell4502">
            <text:p text:style-name="Прижатыйвлево">ЧЧММ 0120</text:p>
          </table:table-cell>
        </table:table-row>
        <table:table-row table:style-name="TableRow4503">
          <table:table-cell table:style-name="TableCell4504">
            <text:p text:style-name="P4505">12</text:p>
          </table:table-cell>
          <table:table-cell table:style-name="TableCell4506">
            <text:p text:style-name="Прижатыйвлево">Признак вида операции с рейсом</text:p>
          </table:table-cell>
          <table:table-cell table:style-name="TableCell4507">
            <text:p text:style-name="P4508">63</text:p>
          </table:table-cell>
          <table:table-cell table:style-name="TableCell4509">
            <text:p text:style-name="P4510">63</text:p>
          </table:table-cell>
          <table:table-cell table:style-name="TableCell4511">
            <text:p text:style-name="P4512">О</text:p>
          </table:table-cell>
          <table:table-cell table:style-name="TableCell4513">
            <text:p text:style-name="Прижатыйвлево">Рейс удаляется - (минус)</text:p>
            <text:p text:style-name="Прижатыйвлево">Рейс вводится + (плюс)</text:p>
          </table:table-cell>
        </table:table-row>
      </table:table>
      <text:p text:style-name="Нормальный"/>
      <text:p text:style-name="Нормальный"><text:bookmark-start text:name="anchor7426"/><text:bookmark-end text:name="anchor7426"/>26. Структура записи<text:s/>маршрута полета следующая:</text:p>
      <text:p text:style-name="Нормальный"/>
      <table:table table:style-name="Table4514">
        <table:table-columns>
          <table:table-column table:style-name="TableColumn4515"/>
          <table:table-column table:style-name="TableColumn4516"/>
          <table:table-column table:style-name="TableColumn4517"/>
          <table:table-column table:style-name="TableColumn4518"/>
          <table:table-column table:style-name="TableColumn4519"/>
          <table:table-column table:style-name="TableColumn4520"/>
        </table:table-columns>
        <table:table-row table:style-name="TableRow4521">
          <table:table-cell table:style-name="TableCell4522">
            <text:p text:style-name="P4523"><text:bookmark-start text:name="anchor717"/><text:bookmark-end text:name="anchor717"/>N п/п</text:p>
          </table:table-cell>
          <table:table-cell table:style-name="TableCell4524">
            <text:p text:style-name="P4525">Элемент записи</text:p>
          </table:table-cell>
          <table:table-cell table:style-name="TableCell4526" table:number-columns-spanned="2">
            <text:p text:style-name="P4527">Байт</text:p>
          </table:table-cell>
          <table:covered-table-cell/>
          <table:table-cell table:style-name="TableCell4528">
            <text:p text:style-name="P4529">Статус эл-та</text:p>
          </table:table-cell>
          <table:table-cell table:style-name="TableCell4530">
            <text:p text:style-name="P4531">Примечание</text:p>
          </table:table-cell>
        </table:table-row>
        <table:table-row table:style-name="TableRow4532">
          <table:table-cell table:style-name="TableCell4533">
            <text:p text:style-name="P4534">от</text:p>
          </table:table-cell>
          <table:table-cell table:style-name="TableCell4535">
            <text:p text:style-name="P4536">до</text:p>
          </table:table-cell>
          <table:table-cell>
            <text:p text:style-name="P4536"/>
          </table:table-cell>
          <table:table-cell>
            <text:p text:style-name="P4536"/>
          </table:table-cell>
          <table:table-cell>
            <text:p text:style-name="P4536"/>
          </table:table-cell>
          <table:table-cell>
            <text:p text:style-name="P4536"/>
          </table:table-cell>
        </table:table-row>
        <table:table-row table:style-name="TableRow4537">
          <table:table-cell table:style-name="TableCell4538">
            <text:p text:style-name="P4539">1</text:p>
          </table:table-cell>
          <table:table-cell table:style-name="TableCell4540">
            <text:p text:style-name="Прижатыйвлево">Тип записи</text:p>
          </table:table-cell>
          <table:table-cell table:style-name="TableCell4541">
            <text:p text:style-name="P4542">1</text:p>
          </table:table-cell>
          <table:table-cell table:style-name="TableCell4543">
            <text:p text:style-name="P4544">1</text:p>
          </table:table-cell>
          <table:table-cell table:style-name="TableCell4545">
            <text:p text:style-name="Нормальный"/>
          </table:table-cell>
          <table:table-cell table:style-name="TableCell4546">
            <text:p text:style-name="Прижатыйвлево">Всегда установлен - 3(три)</text:p>
          </table:table-cell>
        </table:table-row>
        <table:table-row table:style-name="TableRow4547">
          <table:table-cell table:style-name="TableCell4548">
            <text:p text:style-name="P4549">2</text:p>
          </table:table-cell>
          <table:table-cell table:style-name="TableCell4550">
            <text:p text:style-name="Прижатыйвлево">Скорость и эшелон полета</text:p>
          </table:table-cell>
          <table:table-cell table:style-name="TableCell4551">
            <text:p text:style-name="P4552">3</text:p>
          </table:table-cell>
          <table:table-cell table:style-name="TableCell4553">
            <text:p text:style-name="P4554">12</text:p>
          </table:table-cell>
          <table:table-cell table:style-name="TableCell4555">
            <text:p text:style-name="P4556">О</text:p>
          </table:table-cell>
          <table:table-cell table:style-name="TableCell4557">
            <text:p text:style-name="Прижатыйвлево">KццццFццц K0850F360</text:p>
            <text:p text:style-name="Прижатыйвлево">NццццFццц N0459F360</text:p>
          </table:table-cell>
        </table:table-row>
        <table:table-row table:style-name="TableRow4558">
          <table:table-cell table:style-name="TableCell4559">
            <text:p text:style-name="P4560">3</text:p>
          </table:table-cell>
          <table:table-cell table:style-name="TableCell4561">
            <text:p text:style-name="Прижатыйвлево">Маршрут полета. Указывается в соответствии с<text:s/><text:soft-page-break/>правилами заполнения поля 15 (Маршрут полета)</text:p>
          </table:table-cell>
          <table:table-cell table:style-name="TableCell4562">
            <text:p text:style-name="P4563">14</text:p>
          </table:table-cell>
          <table:table-cell table:style-name="TableCell4564">
            <text:p text:style-name="Нормальный"/>
          </table:table-cell>
          <table:table-cell table:style-name="TableCell4565">
            <text:p text:style-name="P4566">О</text:p>
          </table:table-cell>
          <table:table-cell table:style-name="TableCell4567">
            <text:p text:style-name="Прижатыйвлево">Например</text:p>
            <text:p text:style-name="Прижатыйвлево">K0850F360 GOBUN B110 RASAP A279</text:p>
            <text:soft-page-break/>
            <text:p text:style-name="Прижатыйвлево">PNZ B922 REGDA B923 PENIR A368 GUTAN</text:p>
          </table:table-cell>
        </table:table-row>
      </table:table>
      <text:p text:style-name="Нормальный"/>
      <text:p text:style-name="Нормальный"><text:span text:style-name="T4568">Примечание</text:span>: количество записей неограниченно, зависит от продолжительности маршрута.</text:p>
      <text:p text:style-name="Нормальный"><text:bookmark-start text:name="anchor7427"/><text:bookmark-end text:name="anchor7427"/>27. Структура записи информация о EET<text:s/>указана в<text:s/><text:a xlink:href="#anchor718" office:target-frame-name="_top" xlink:show="replace">таблице</text:a><text:s/>ниже:</text:p>
      <text:p text:style-name="Нормальный"/>
      <table:table table:style-name="Table4569">
        <table:table-columns>
          <table:table-column table:style-name="TableColumn4570"/>
          <table:table-column table:style-name="TableColumn4571"/>
          <table:table-column table:style-name="TableColumn4572"/>
          <table:table-column table:style-name="TableColumn4573"/>
          <table:table-column table:style-name="TableColumn4574"/>
          <table:table-column table:style-name="TableColumn4575"/>
        </table:table-columns>
        <table:table-row table:style-name="TableRow4576">
          <table:table-cell table:style-name="TableCell4577">
            <text:p text:style-name="P4578"><text:bookmark-start text:name="anchor718"/><text:bookmark-end text:name="anchor718"/>N п/п</text:p>
          </table:table-cell>
          <table:table-cell table:style-name="TableCell4579">
            <text:p text:style-name="P4580">Элемент записи</text:p>
          </table:table-cell>
          <table:table-cell table:style-name="TableCell4581" table:number-columns-spanned="2">
            <text:p text:style-name="P4582">Байт</text:p>
          </table:table-cell>
          <table:covered-table-cell/>
          <table:table-cell table:style-name="TableCell4583">
            <text:p text:style-name="P4584">Статус эл-та</text:p>
          </table:table-cell>
          <table:table-cell table:style-name="TableCell4585">
            <text:p text:style-name="P4586">Примечание</text:p>
          </table:table-cell>
        </table:table-row>
        <table:table-row table:style-name="TableRow4587">
          <table:table-cell table:style-name="TableCell4588">
            <text:p text:style-name="P4589">от</text:p>
          </table:table-cell>
          <table:table-cell table:style-name="TableCell4590">
            <text:p text:style-name="P4591">до</text:p>
          </table:table-cell>
          <table:table-cell>
            <text:p text:style-name="P4591"/>
          </table:table-cell>
          <table:table-cell>
            <text:p text:style-name="P4591"/>
          </table:table-cell>
          <table:table-cell>
            <text:p text:style-name="P4591"/>
          </table:table-cell>
          <table:table-cell>
            <text:p text:style-name="P4591"/>
          </table:table-cell>
        </table:table-row>
        <table:table-row table:style-name="TableRow4592">
          <table:table-cell table:style-name="TableCell4593">
            <text:p text:style-name="P4594">1</text:p>
          </table:table-cell>
          <table:table-cell table:style-name="TableCell4595">
            <text:p text:style-name="Прижатыйвлево">Тип записи</text:p>
          </table:table-cell>
          <table:table-cell table:style-name="TableCell4596">
            <text:p text:style-name="P4597">1</text:p>
          </table:table-cell>
          <table:table-cell table:style-name="TableCell4598">
            <text:p text:style-name="P4599">1</text:p>
          </table:table-cell>
          <table:table-cell table:style-name="TableCell4600">
            <text:p text:style-name="Нормальный"/>
          </table:table-cell>
          <table:table-cell table:style-name="TableCell4601">
            <text:p text:style-name="Прижатыйвлево">Всегда установлен - 4(четыре)</text:p>
          </table:table-cell>
        </table:table-row>
        <table:table-row table:style-name="TableRow4602">
          <table:table-cell table:style-name="TableCell4603">
            <text:p text:style-name="P4604">2</text:p>
          </table:table-cell>
          <table:table-cell table:style-name="TableCell4605">
            <text:p text:style-name="Прижатыйвлево">Центр Единой системы (начальный) и нарастающее расчетное истекшее время с момента взлета</text:p>
          </table:table-cell>
          <table:table-cell table:style-name="TableCell4606">
            <text:p text:style-name="P4607">3</text:p>
          </table:table-cell>
          <table:table-cell table:style-name="TableCell4608">
            <text:p text:style-name="P4609">10</text:p>
          </table:table-cell>
          <table:table-cell table:style-name="TableCell4610">
            <text:p text:style-name="P4611">О</text:p>
          </table:table-cell>
          <table:table-cell table:style-name="TableCell4612">
            <text:p text:style-name="Прижатыйвлево">Четырехсимвольный код центра и значение времени в формате ччмм UMMV0041</text:p>
          </table:table-cell>
        </table:table-row>
        <table:table-row table:style-name="TableRow4613">
          <table:table-cell table:style-name="TableCell4614">
            <text:p text:style-name="P4615">3</text:p>
          </table:table-cell>
          <table:table-cell table:style-name="TableCell4616">
            <text:p text:style-name="Прижатыйвлево">Центр Единой системы (следующий) и нарастающее расчетное истекшее время с момента взлета</text:p>
          </table:table-cell>
          <table:table-cell table:style-name="TableCell4617">
            <text:p text:style-name="P4618">12</text:p>
          </table:table-cell>
          <table:table-cell table:style-name="TableCell4619">
            <text:p text:style-name="P4620">19</text:p>
          </table:table-cell>
          <table:table-cell table:style-name="TableCell4621">
            <text:p text:style-name="P4622">О</text:p>
          </table:table-cell>
          <table:table-cell table:style-name="TableCell4623">
            <text:p text:style-name="Прижатыйвлево">Четырехсимвольный код центра и значение времени в формате ччмм UKLV0128</text:p>
          </table:table-cell>
        </table:table-row>
      </table:table>
      <text:p text:style-name="Нормальный"/>
      <text:p text:style-name="Нормальный"><text:span text:style-name="T4624">Примечан</text:span><text:span text:style-name="T4625">ие</text:span>: в одной записи допускается размещение данных о шести диспетчерских районах (диспетчерских зонах), а количество записей неограниченно.</text:p>
      <text:p text:style-name="Нормальный"><text:bookmark-start text:name="anchor7428"/><text:bookmark-end text:name="anchor7428"/>28. Структура записи точек входа и выхода в/из воздушное (го) пространство Российской Федерации следующая:</text:p>
      <text:p text:style-name="Нормальный"/>
      <table:table table:style-name="Table4626">
        <table:table-columns>
          <table:table-column table:style-name="TableColumn4627"/>
          <table:table-column table:style-name="TableColumn4628"/>
          <table:table-column table:style-name="TableColumn4629"/>
          <table:table-column table:style-name="TableColumn4630"/>
          <table:table-column table:style-name="TableColumn4631"/>
          <table:table-column table:style-name="TableColumn4632"/>
        </table:table-columns>
        <table:table-row table:style-name="TableRow4633">
          <table:table-cell table:style-name="TableCell4634">
            <text:p text:style-name="P4635"><text:bookmark-start text:name="anchor719"/><text:bookmark-end text:name="anchor719"/>N п/п</text:p>
          </table:table-cell>
          <table:table-cell table:style-name="TableCell4636">
            <text:p text:style-name="P4637">Элемент записи</text:p>
          </table:table-cell>
          <table:table-cell table:style-name="TableCell4638" table:number-columns-spanned="2">
            <text:p text:style-name="P4639">Байт</text:p>
          </table:table-cell>
          <table:covered-table-cell/>
          <table:table-cell table:style-name="TableCell4640">
            <text:p text:style-name="P4641">Статус эл-та</text:p>
          </table:table-cell>
          <table:table-cell table:style-name="TableCell4642">
            <text:p text:style-name="P4643">Примечание</text:p>
          </table:table-cell>
        </table:table-row>
        <table:table-row table:style-name="TableRow4644">
          <table:table-cell table:style-name="TableCell4645">
            <text:p text:style-name="P4646">от</text:p>
          </table:table-cell>
          <table:table-cell table:style-name="TableCell4647">
            <text:p text:style-name="P4648">до</text:p>
          </table:table-cell>
          <table:table-cell>
            <text:p text:style-name="P4648"/>
          </table:table-cell>
          <table:table-cell>
            <text:p text:style-name="P4648"/>
          </table:table-cell>
          <table:table-cell>
            <text:p text:style-name="P4648"/>
          </table:table-cell>
          <table:table-cell>
            <text:p text:style-name="P4648"/>
          </table:table-cell>
        </table:table-row>
        <table:table-row table:style-name="TableRow4649">
          <table:table-cell table:style-name="TableCell4650">
            <text:p text:style-name="P4651">1</text:p>
          </table:table-cell>
          <table:table-cell table:style-name="TableCell4652">
            <text:p text:style-name="Прижатыйвлево">Тип записи</text:p>
          </table:table-cell>
          <table:table-cell table:style-name="TableCell4653">
            <text:p text:style-name="P4654">1</text:p>
          </table:table-cell>
          <table:table-cell table:style-name="TableCell4655">
            <text:p text:style-name="P4656">1</text:p>
          </table:table-cell>
          <table:table-cell table:style-name="TableCell4657">
            <text:p text:style-name="Нормальный"/>
          </table:table-cell>
          <table:table-cell table:style-name="TableCell4658">
            <text:p text:style-name="Прижатыйвлево">Всегда установлен - 5(пять)</text:p>
          </table:table-cell>
        </table:table-row>
        <table:table-row table:style-name="TableRow4659">
          <table:table-cell table:style-name="TableCell4660">
            <text:p text:style-name="P4661">2</text:p>
          </table:table-cell>
          <table:table-cell table:style-name="TableCell4662">
            <text:p text:style-name="Прижатыйвлево">Точка входа/выхода в/из воздушное(го) пространство(а) РФ и расчетное время входа /выхода (UTC) для основного маршрута (указываются первыми) и при<text:s/>необходимости, альтернативные точки входа/выхода, но без расчетного времени, указываются последовательно через пробел. Заполняется для международных полетов</text:p>
          </table:table-cell>
          <table:table-cell table:style-name="TableCell4663">
            <text:p text:style-name="P4664">3</text:p>
          </table:table-cell>
          <table:table-cell table:style-name="TableCell4665">
            <text:p text:style-name="P4666">69</text:p>
          </table:table-cell>
          <table:table-cell table:style-name="TableCell4667">
            <text:p text:style-name="P4668">У</text:p>
          </table:table-cell>
          <table:table-cell table:style-name="TableCell4669">
            <text:p text:style-name="Прижатыйвлево">Код точки входа/выхода и значение расчетного времени входа /выхода в формате ччмм BISIV0345<text:s/>AKSUN</text:p>
          </table:table-cell>
        </table:table-row>
        <table:table-row table:style-name="TableRow4670">
          <table:table-cell table:style-name="TableCell4671">
            <text:p text:style-name="P4672">3</text:p>
          </table:table-cell>
          <table:table-cell table:style-name="TableCell4673">
            <text:p text:style-name="Прижатыйвлево">Точка входа/выхода в/из воздушное(го) пространство(а) РФ и расчетное время входа /выхода (UTC) для<text:s/><text:soft-page-break/>основного маршрута (указываются первыми) и при необходимости, альтернативные точки входа/выхода, но без расчетного времени, указываются последовательно через пробел</text:p>
          </table:table-cell>
          <table:table-cell table:style-name="TableCell4674">
            <text:p text:style-name="P4675">13</text:p>
          </table:table-cell>
          <table:table-cell table:style-name="TableCell4676">
            <text:p text:style-name="P4677">69</text:p>
          </table:table-cell>
          <table:table-cell table:style-name="TableCell4678">
            <text:p text:style-name="P4679">У</text:p>
          </table:table-cell>
          <table:table-cell table:style-name="TableCell4680">
            <text:p text:style-name="Прижатыйвлево">Код точки выхода/выхода и значение расчетного времени входа /выхода в формате ччмм BESAT0710 ERNIK</text:p>
          </table:table-cell>
        </table:table-row>
      </table:table>
      <text:p text:style-name="Нормальный"/>
      <text:p text:style-name="Нормальный"><text:span text:style-name="T4681">Примечания:</text:span></text:p>
      <text:p text:style-name="Нормальный">1. Количество записей неограниченно.</text:p>
      <text:p text:style-name="Нормальный">2. Запись заполняется только для международных полетов с маршрутом, проходящим<text:s/>через точку входа/выхода в воздушное пространство Российской Федерации.</text:p>
      <text:p text:style-name="Нормальный">3. В одной записи могут быть указаны одна точка входа/выхода или две точки, вход и выход для основного маршрута (указываются первыми) и, при необходимости, альтернативные точки входа/выхода, но без расчетного времени, указываются последовательно через пробел.</text:p>
      <text:p text:style-name="Нормальный">4. Для маршрута полета (рейс прилетает в Россию), неоднократно входящего в воздушное пространство Российской Федерации, указывается первая точка входа, смотри<text:s/><text:a xlink:href="#anchor120" office:target-frame-name="_top" xlink:show="replace">рисунок 1.2 (а)</text:a>.</text:p>
      <text:p text:style-name="Нормальный">5. Для маршрута полета (рейс вылетает из России), неоднократно выходящего из воздушного пространства Российской Федерации, указывается последняя точка выхода, смотри<text:s/><text:a xlink:href="#anchor121" office:target-frame-name="_top" xlink:show="replace">рисунок 1.2 (б)</text:a>.</text:p>
      <text:p text:style-name="Нормальный">6. Для маршрута (рейс<text:s/>вылетает из России, как например, из Москвы в Калининград) выходящего из воздушного пространства Российской Федерации и (рейс прилетает в Россию) входящего в воздушное пространство Российской Федерации, указывается точка выхода и точка входа, смотри<text:s/><text:a xlink:href="#anchor122" office:target-frame-name="_top" xlink:show="replace">рисунок 1.2 (в)</text:a>.</text:p>
      <text:p text:style-name="Нормальный"/>
      <text:p text:style-name="P4682"><text:bookmark-start text:name="anchor120"/><text:bookmark-end text:name="anchor120"/><text:s text:c="7"/>Прилетает <text:s/>│ <text:s text:c="2"/>Россия <text:s text:c="4"/>│ <text:s text:c="6"/>│ <text:s/>Россия</text:p>
      <text:p text:style-name="P4683"><text:s text:c="7"/>в Россию <text:s text:c="2"/>│ <text:s text:c="13"/>│ <text:s text:c="6"/>│</text:p>
      <text:p text:style-name="P4684">───────────────►──┼──────────────┼───────┼────────────────────────────────</text:p>
      <text:p text:style-name="P4685"><text:s text:c="18"/>│Вход 1 Выход 1│ <text:s text:c="6"/>│ Вход 2</text:p>
      <text:p text:style-name="Нормальный"/>
      <text:p text:style-name="P4686">Рисунок 1.2(а)</text:p>
      <text:p text:style-name="Нормальный"/>
      <text:p text:style-name="P4687"><text:bookmark-start text:name="anchor121"/><text:bookmark-end text:name="anchor121"/><text:s text:c="4"/>Россия <text:s/>│ <text:s text:c="6"/>│ <text:s text:c="5"/>Россия <text:s text:c="11"/>│ Вылетает из</text:p>
      <text:p text:style-name="P4688"><text:s text:c="12"/>│ <text:s text:c="6"/>│ <text:s text:c="23"/>│ России</text:p>
      <text:p text:style-name="P4689"><text:s text:c="3"/>─────────┼───────┼────────────────────────┼───────────────────────────</text:p>
      <text:p text:style-name="P4690"><text:s text:c="4"/>Выход 1 │ <text:s text:c="6"/>│ Вход 1 <text:s text:c="4"/>Выход 2 <text:s text:c="4"/>│</text:p>
      <text:p text:style-name="Нормальный"/>
      <text:p text:style-name="Нормальный"/>
      <text:p text:style-name="P4691">Рисунок 1.2 (б)</text:p>
      <text:p text:style-name="Нормальный"/>
      <text:p text:style-name="P4692"><text:bookmark-start text:name="anchor122"/><text:bookmark-end text:name="anchor122"/><text:s text:c="4"/>Россия <text:s/>│ <text:s text:c="6"/>│ <text:s text:c="6"/>Россия</text:p>
      <text:p text:style-name="P4693"><text:s text:c="12"/>│ <text:s text:c="6"/>│</text:p>
      <text:p text:style-name="P4694"><text:s text:c="3"/>─────────┼───────┼────────────────────────────────────────────────────</text:p>
      <text:p text:style-name="P4695"><text:s text:c="4"/>Выход <text:s text:c="2"/>│ <text:s text:c="6"/>│ Вход</text:p>
      <text:p text:style-name="Нормальный"/>
      <text:p text:style-name="P4696">Рисунок 1.2 (в)</text:p>
      <text:p text:style-name="Нормальный"/>
      <text:p text:style-name="Нормальный"><text:bookmark-start text:name="anchor7429"/><text:bookmark-end text:name="anchor7429"/>29. Структура записи прочей информации следующая:</text:p>
      <text:p text:style-name="Нормальный"/>
      <table:table table:style-name="Table4697">
        <table:table-columns>
          <table:table-column table:style-name="TableColumn4698"/>
          <table:table-column table:style-name="TableColumn4699"/>
          <table:table-column table:style-name="TableColumn4700"/>
          <table:table-column table:style-name="TableColumn4701"/>
          <table:table-column table:style-name="TableColumn4702"/>
          <table:table-column table:style-name="TableColumn4703"/>
        </table:table-columns>
        <table:table-row table:style-name="TableRow4704">
          <table:table-cell table:style-name="TableCell4705">
            <text:p text:style-name="P4706">N п/п</text:p>
          </table:table-cell>
          <table:table-cell table:style-name="TableCell4707">
            <text:p text:style-name="P4708">Элемент записи</text:p>
          </table:table-cell>
          <table:table-cell table:style-name="TableCell4709" table:number-columns-spanned="2">
            <text:p text:style-name="P4710">Байт</text:p>
          </table:table-cell>
          <table:covered-table-cell/>
          <table:table-cell table:style-name="TableCell4711">
            <text:p text:style-name="P4712">Статус эл-та</text:p>
          </table:table-cell>
          <table:table-cell table:style-name="TableCell4713">
            <text:p text:style-name="P4714">Примечание</text:p>
          </table:table-cell>
        </table:table-row>
        <text:soft-page-break/>
        <table:table-row table:style-name="TableRow4715">
          <table:table-cell table:style-name="TableCell4716">
            <text:p text:style-name="P4717">от</text:p>
          </table:table-cell>
          <table:table-cell table:style-name="TableCell4718">
            <text:p text:style-name="P4719">до</text:p>
          </table:table-cell>
          <table:table-cell>
            <text:p text:style-name="P4719"/>
          </table:table-cell>
          <table:table-cell>
            <text:p text:style-name="P4719"/>
          </table:table-cell>
          <table:table-cell>
            <text:p text:style-name="P4719"/>
          </table:table-cell>
          <table:table-cell>
            <text:p text:style-name="P4719"/>
          </table:table-cell>
        </table:table-row>
        <table:table-row table:style-name="TableRow4720">
          <table:table-cell table:style-name="TableCell4721">
            <text:p text:style-name="P4722">1</text:p>
          </table:table-cell>
          <table:table-cell table:style-name="TableCell4723">
            <text:p text:style-name="Прижатыйвлево">Тип записи</text:p>
          </table:table-cell>
          <table:table-cell table:style-name="TableCell4724">
            <text:p text:style-name="P4725">1</text:p>
          </table:table-cell>
          <table:table-cell table:style-name="TableCell4726">
            <text:p text:style-name="P4727">1</text:p>
          </table:table-cell>
          <table:table-cell table:style-name="TableCell4728">
            <text:p text:style-name="Нормальный"/>
          </table:table-cell>
          <table:table-cell table:style-name="TableCell4729">
            <text:p text:style-name="Прижатыйвлево">Всегда установлен - 6 (шесть)</text:p>
          </table:table-cell>
        </table:table-row>
        <table:table-row table:style-name="TableRow4730">
          <table:table-cell table:style-name="TableCell4731">
            <text:p text:style-name="P4732">2</text:p>
          </table:table-cell>
          <table:table-cell table:style-name="TableCell4733">
            <text:p text:style-name="Прижатыйвлево">EQPT/ - информация о средствах радиосвязи, навигационных средствах и средствах захода на посадку и возможности, в порядке, предусмотренном для поля 10<text:s/>представленного плана полета воздушного судна</text:p>
          </table:table-cell>
          <table:table-cell table:style-name="TableCell4734">
            <text:p text:style-name="P4735">3</text:p>
          </table:table-cell>
          <table:table-cell table:style-name="TableCell4736">
            <text:p text:style-name="Нормальный"/>
          </table:table-cell>
          <table:table-cell table:style-name="TableCell4737">
            <text:p text:style-name="P4738">У</text:p>
          </table:table-cell>
          <table:table-cell table:style-name="TableCell4739">
            <text:p text:style-name="Прижатыйвлево">Например EQPT/W</text:p>
            <text:p text:style-name="Прижатыйвлево">W - утверждено для RVSM</text:p>
          </table:table-cell>
        </table:table-row>
        <table:table-row table:style-name="TableRow4740">
          <table:table-cell table:style-name="TableCell4741">
            <text:p text:style-name="P4742">4</text:p>
          </table:table-cell>
          <table:table-cell table:style-name="TableCell4743">
            <text:p text:style-name="Прижатыйвлево">TYP/ - информация о резервных типах ВС, через пробел указывается перечень типов ВС</text:p>
          </table:table-cell>
          <table:table-cell table:style-name="TableCell4744">
            <text:p text:style-name="Нормальный"/>
          </table:table-cell>
          <table:table-cell table:style-name="TableCell4745">
            <text:p text:style-name="Нормальный"/>
          </table:table-cell>
          <table:table-cell table:style-name="TableCell4746">
            <text:p text:style-name="P4747">У</text:p>
          </table:table-cell>
          <table:table-cell table:style-name="TableCell4748">
            <text:p text:style-name="Прижатыйвлево">Например TYP/B733 B734 B738</text:p>
          </table:table-cell>
        </table:table-row>
        <table:table-row table:style-name="TableRow4749">
          <table:table-cell table:style-name="TableCell4750">
            <text:p text:style-name="P4751">5</text:p>
          </table:table-cell>
          <table:table-cell table:style-name="TableCell4752">
            <text:p text:style-name="Прижатыйвлево">Указывается информация в порядке,<text:s/>предусмотренном для поля 18 представленного плана полета воздушного судна, за исключением признаков EET/, TYP/ и DOF/</text:p>
          </table:table-cell>
          <table:table-cell table:style-name="TableCell4753">
            <text:p text:style-name="Нормальный"/>
          </table:table-cell>
          <table:table-cell table:style-name="TableCell4754">
            <text:p text:style-name="Нормальный"/>
          </table:table-cell>
          <table:table-cell table:style-name="TableCell4755">
            <text:p text:style-name="P4756">У</text:p>
          </table:table-cell>
          <table:table-cell table:style-name="TableCell4757">
            <text:p text:style-name="Нормальный"/>
          </table:table-cell>
        </table:table-row>
      </table:table>
      <text:p text:style-name="Нормальный"/>
      <text:p text:style-name="Нормальный"><text:bookmark-start text:name="anchor7430"/><text:bookmark-end text:name="anchor7430"/>30. Структура конечной записи файла представлена в<text:s/><text:a xlink:href="#anchor71" office:target-frame-name="_top" xlink:show="replace">таблице</text:a><text:s/>ниже:</text:p>
      <text:p text:style-name="Нормальный"/>
      <table:table table:style-name="Table4758">
        <table:table-columns>
          <table:table-column table:style-name="TableColumn4759"/>
          <table:table-column table:style-name="TableColumn4760"/>
          <table:table-column table:style-name="TableColumn4761"/>
          <table:table-column table:style-name="TableColumn4762"/>
          <table:table-column table:style-name="TableColumn4763"/>
          <table:table-column table:style-name="TableColumn4764"/>
        </table:table-columns>
        <table:table-row table:style-name="TableRow4765">
          <table:table-cell table:style-name="TableCell4766">
            <text:p text:style-name="P4767"><text:bookmark-start text:name="anchor71"/><text:bookmark-end text:name="anchor71"/>N п/п</text:p>
          </table:table-cell>
          <table:table-cell table:style-name="TableCell4768">
            <text:p text:style-name="P4769">Элемент записи</text:p>
          </table:table-cell>
          <table:table-cell table:style-name="TableCell4770" table:number-columns-spanned="2">
            <text:p text:style-name="P4771">Байт</text:p>
          </table:table-cell>
          <table:covered-table-cell/>
          <table:table-cell table:style-name="TableCell4772">
            <text:p text:style-name="P4773">Статус эл-та</text:p>
          </table:table-cell>
          <table:table-cell table:style-name="TableCell4774">
            <text:p text:style-name="P4775">Примечание</text:p>
          </table:table-cell>
        </table:table-row>
        <table:table-row table:style-name="TableRow4776">
          <table:table-cell table:style-name="TableCell4777">
            <text:p text:style-name="P4778">от</text:p>
          </table:table-cell>
          <table:table-cell table:style-name="TableCell4779">
            <text:p text:style-name="P4780">до</text:p>
          </table:table-cell>
          <table:table-cell>
            <text:p text:style-name="P4780"/>
          </table:table-cell>
          <table:table-cell>
            <text:p text:style-name="P4780"/>
          </table:table-cell>
          <table:table-cell>
            <text:p text:style-name="P4780"/>
          </table:table-cell>
          <table:table-cell>
            <text:p text:style-name="P4780"/>
          </table:table-cell>
        </table:table-row>
        <table:table-row table:style-name="TableRow4781">
          <table:table-cell table:style-name="TableCell4782">
            <text:p text:style-name="P4783">1</text:p>
          </table:table-cell>
          <table:table-cell table:style-name="TableCell4784">
            <text:p text:style-name="Прижатыйвлево">Тип записи</text:p>
          </table:table-cell>
          <table:table-cell table:style-name="TableCell4785">
            <text:p text:style-name="P4786">1</text:p>
          </table:table-cell>
          <table:table-cell table:style-name="TableCell4787">
            <text:p text:style-name="P4788">1</text:p>
          </table:table-cell>
          <table:table-cell table:style-name="TableCell4789">
            <text:p text:style-name="Нормальный"/>
          </table:table-cell>
          <table:table-cell table:style-name="TableCell4790">
            <text:p text:style-name="Прижатыйвлево">Всегда установлен - 9(девять)</text:p>
          </table:table-cell>
        </table:table-row>
        <table:table-row table:style-name="TableRow4791">
          <table:table-cell table:style-name="TableCell4792">
            <text:p text:style-name="P4793">2</text:p>
          </table:table-cell>
          <table:table-cell table:style-name="TableCell4794">
            <text:p text:style-name="Прижатыйвлево">Дата создания обменного файла</text:p>
          </table:table-cell>
          <table:table-cell table:style-name="TableCell4795">
            <text:p text:style-name="P4796">3</text:p>
          </table:table-cell>
          <table:table-cell table:style-name="TableCell4797">
            <text:p text:style-name="P4798">8</text:p>
          </table:table-cell>
          <table:table-cell table:style-name="TableCell4799">
            <text:p text:style-name="P4800">О</text:p>
          </table:table-cell>
          <table:table-cell table:style-name="TableCell4801">
            <text:p text:style-name="Прижатыйвлево">ГГММДД 011028</text:p>
          </table:table-cell>
        </table:table-row>
        <table:table-row table:style-name="TableRow4802">
          <table:table-cell table:style-name="TableCell4803">
            <text:p text:style-name="P4804">3</text:p>
          </table:table-cell>
          <table:table-cell table:style-name="TableCell4805">
            <text:p text:style-name="Прижатыйвлево">Идентификатор</text:p>
          </table:table-cell>
          <table:table-cell table:style-name="TableCell4806">
            <text:p text:style-name="P4807">10</text:p>
          </table:table-cell>
          <table:table-cell table:style-name="TableCell4808">
            <text:p text:style-name="P4809">14</text:p>
          </table:table-cell>
          <table:table-cell table:style-name="TableCell4810">
            <text:p text:style-name="P4811">О</text:p>
          </table:table-cell>
          <table:table-cell table:style-name="TableCell4812">
            <text:p text:style-name="Прижатыйвлево">Для Отправителя - SNDR:</text:p>
          </table:table-cell>
        </table:table-row>
        <table:table-row table:style-name="TableRow4813">
          <table:table-cell table:style-name="TableCell4814">
            <text:p text:style-name="P4815">4</text:p>
          </table:table-cell>
          <table:table-cell table:style-name="TableCell4816">
            <text:p text:style-name="Прижатыйвлево">Организация</text:p>
          </table:table-cell>
          <table:table-cell table:style-name="TableCell4817">
            <text:p text:style-name="P4818">16</text:p>
          </table:table-cell>
          <table:table-cell table:style-name="TableCell4819">
            <text:p text:style-name="P4820">18</text:p>
          </table:table-cell>
          <table:table-cell table:style-name="TableCell4821">
            <text:p text:style-name="P4822">О</text:p>
          </table:table-cell>
          <table:table-cell table:style-name="TableCell4823">
            <text:p text:style-name="Прижатыйвлево">LLL/LL - Трехсимвольный ICAO код или транслитерированный на<text:s/>латиницу двухсимвольный внутренний код эксплуатанта</text:p>
          </table:table-cell>
        </table:table-row>
        <table:table-row table:style-name="TableRow4824">
          <table:table-cell table:style-name="TableCell4825">
            <text:p text:style-name="P4826">5</text:p>
          </table:table-cell>
          <table:table-cell table:style-name="TableCell4827">
            <text:p text:style-name="Прижатыйвлево">Количество записей в файле (включая и эту запись)</text:p>
          </table:table-cell>
          <table:table-cell table:style-name="TableCell4828">
            <text:p text:style-name="P4829">54</text:p>
          </table:table-cell>
          <table:table-cell table:style-name="TableCell4830">
            <text:p text:style-name="P4831">59</text:p>
          </table:table-cell>
          <table:table-cell table:style-name="TableCell4832">
            <text:p text:style-name="P4833">О</text:p>
          </table:table-cell>
          <table:table-cell table:style-name="TableCell4834">
            <text:p text:style-name="Прижатыйвлево">цццццц (с лидирующими нулями) 008854</text:p>
          </table:table-cell>
        </table:table-row>
      </table:table>
      <text:p text:style-name="Нормальный"/>
      <text:p text:style-name="Нормальный"><text:bookmark-start text:name="anchor7431"/><text:bookmark-end text:name="anchor7431"/>31. Для отправки электронного файла RPL в главный центр Единой системы в почтовой программе, например:<text:s/>Microsoft Outlook, с одного из ранее заявленных адресов эксплуатанту необходимо создать новое сообщение и заполнить ниже следующие поля:</text:p>
      <text:p text:style-name="Нормальный"/>
      <table:table table:style-name="Table4835">
        <table:table-columns>
          <table:table-column table:style-name="TableColumn4836"/>
          <table:table-column table:style-name="TableColumn4837"/>
          <table:table-column table:style-name="TableColumn4838"/>
        </table:table-columns>
        <table:table-row table:style-name="TableRow4839">
          <table:table-cell table:style-name="TableCell4840">
            <text:p text:style-name="P4841">Поле</text:p>
          </table:table-cell>
          <table:table-cell table:style-name="TableCell4842">
            <text:p text:style-name="P4843">Содержимое</text:p>
          </table:table-cell>
          <table:table-cell table:style-name="TableCell4844">
            <text:p text:style-name="P4845">Комментарий</text:p>
          </table:table-cell>
        </table:table-row>
        <table:table-row table:style-name="TableRow4846">
          <table:table-cell table:style-name="TableCell4847">
            <text:p text:style-name="Прижатыйвлево">Кому...</text:p>
          </table:table-cell>
          <table:table-cell table:style-name="TableCell4848">
            <text:p text:style-name="Прижатыйвлево">arl.rpl@matfmc.ru</text:p>
          </table:table-cell>
          <table:table-cell table:style-name="TableCell4849">
            <text:p text:style-name="Прижатыйвлево">Адрес электронной почты ГЦ ЕС ОрВД</text:p>
          </table:table-cell>
        </table:table-row>
        <table:table-row table:style-name="TableRow4850">
          <table:table-cell table:style-name="TableCell4851">
            <text:p text:style-name="Прижатыйвлево">Тема:</text:p>
          </table:table-cell>
          <table:table-cell table:style-name="TableCell4852">
            <text:p text:style-name="Прижатыйвлево">RPL</text:p>
          </table:table-cell>
          <table:table-cell table:style-name="TableCell4853">
            <text:p text:style-name="Прижатыйвлево">Кодовое слово<text:s/>(RPL) означает, что - эксплуатант отправляет обменный файл ППП в ГЦ ЕС ОрВД</text:p>
          </table:table-cell>
        </table:table-row>
        <table:table-row table:style-name="TableRow4854">
          <table:table-cell table:style-name="TableCell4855">
            <text:p text:style-name="Прижатыйвлево">Вложить...</text:p>
          </table:table-cell>
          <table:table-cell table:style-name="TableCell4856">
            <text:p text:style-name="Прижатыйвлево">AFL12S009.rpl</text:p>
          </table:table-cell>
          <table:table-cell table:style-name="TableCell4857">
            <text:p text:style-name="Прижатыйвлево">Имя файла ППП.</text:p>
            <text:p text:style-name="Прижатыйвлево">Вложить только один обменный файл ППП.</text:p>
          </table:table-cell>
        </table:table-row>
      </table:table>
      <text:p text:style-name="Нормальный"/>
      <text:p text:style-name="Нормальный">И далее отправить электронный файл RPL в главный центр Единой системы.</text:p>
      <text:p text:style-name="Нормальный"><text:bookmark-start text:name="anchor7432"/><text:bookmark-end text:name="anchor7432"/>32. После получения<text:s/>электронного файла RPL главный центр Единой системы отправит эксплуатанту по электронной почте подтверждение о приеме электронного файла RPL, при этом в<text:s/><text:soft-page-break/>поле "Тема" будет указано "RPL received", а в тексте сообщения - "Имя полученного файла received: дата".</text:p>
      <text:p text:style-name="Нормальный"><text:bookmark-start text:name="anchor7433"/><text:bookmark-end text:name="anchor7433"/>33. Пример составления электронного файла RPL AFL11 w028.rpl:</text:p>
      <text:p text:style-name="Нормальный">0 111223 SNDR: AFL</text:p>
      <text:p text:style-name="Нормальный">0 000000 DEST: MATMC DBE</text:p>
      <text:p text:style-name="Нормальный">1 RPL AFL 11-028 RLST 111030 120324 1155</text:p>
      <text:p text:style-name="Нормальный">2 120102 120115 1204060 AFL153 A319 M UUEE 1525 LHBP 0245 +</text:p>
      <text:p text:style-name="Нормальный">3 K0820F360 DCT AR DCT MAKSI DCT BG R805 TU G723 RATIN/N0443F360</text:p>
      <text:p text:style-name="Нормальный">3 UN869 VTB UP26 LONLA UQ580 RIGSA/N0443F360 UQ580 GELKA Y575 JBR</text:p>
      <text:p text:style-name="Нормальный">4 UMMV0041 UKLV0128 LHCC0212</text:p>
      <text:p text:style-name="Нормальный">5 RATIN1606</text:p>
      <text:p text:style-name="Нормальный">6 EQPT/SFWYRGDI/C TYP/B733 STS/08 PBN/S1 NAV/GBAS SBAS</text:p>
      <text:p text:style-name="Нормальный">2 120116 120324 1204060 AFL153 SU95 M UUEE 1525 LHBP 0245 + .</text:p>
      <text:p text:style-name="Нормальный">3 K0833F360 DCT AR DCT MAKSI DCT BG R805 TU G723 RATIN/N0449F360</text:p>
      <text:p text:style-name="Нормальный">3 UN869 VTB UP26 LONLA UQ580 RIGSA/N0449F360 UQ580 GELKA Y575 JBR</text:p>
      <text:p text:style-name="Нормальный">4 UMMV0041 UKLV0128 LHCC0212</text:p>
      <text:p text:style-name="Нормальный">5 RATIN1606</text:p>
      <text:p text:style-name="Нормальный">6 EQPT/SFWYRGDI/C STS/09 PBN/S1 NAV/GBAS SBAS</text:p>
      <text:p text:style-name="Нормальный">2 120102 120324 1204060 AFL154 A319 M LHBP 2235 UUEE<text:s/>0230 -</text:p>
      <text:p text:style-name="Нормальный">3 N0437F370 DCT NALAG Q580 RIGSA UQ580 LONLA/N0437F370 UP26 ABKOM</text:p>
      <text:p text:style-name="Нормальный">3 UT52 MOSON/K0804F370 A104 FK/K0804F370 DCT ATRUN DCT</text:p>
      <text:p text:style-name="Нормальный">3 LEMRU DCT UM DCT</text:p>
      <text:p text:style-name="Нормальный">4 UKLV0024 UMMV0106 UUWV0148</text:p>
      <text:p text:style-name="Нормальный">2 120101 120324 0030507 AFL391 A319 M UUEE 1510 ENGM 0245 -</text:p>
      <text:p text:style-name="Нормальный">3 K0822F360 DCT AR<text:s/>DCT MAKSI DCT BG R805 TU R58 NOTAR/N0442F360</text:p>
      <text:p text:style-name="Нормальный">3 UP607 NEBSI/N0442F360 P607 TEB N623 ESEBA</text:p>
      <text:p text:style-name="Нормальный">4 ULOL0041 EETT0104 ESAA0142 ENOR0229</text:p>
      <text:p text:style-name="Нормальный">2 120101 120111 0030507 AFL391 A319 M UUEE 1510 ENGM 0245 +</text:p>
      <text:p text:style-name="Нормальный">3 K0822F360 DCT AR DCT MAKSI DCT BG R805 TU R58 NOTAR/N0442F360</text:p>
      <text:p text:style-name="Нормальный">3<text:s/>UP607 NEBSI/N0442F360 P607 TEB N623 ESEBA</text:p>
      <text:p text:style-name="Нормальный">4 ULOL0041 EETT0104 ESAA0142 ENOR0229</text:p>
      <text:p text:style-name="Нормальный">5 NOTAR1614</text:p>
      <text:p text:style-name="Нормальный">6 EQPT/SFWYRGDI/C TYP/B738 STS/08 PBN/S1 NAV/GBAS SBAS</text:p>
      <text:p text:style-name="Нормальный">9 111223 SNDR: AFL 000031</text:p>
      <text:p text:style-name="Нормальный">Содержание электронного файла RPL, изложенного в примере выше:</text:p>
      <text:p text:style-name="Нормальный"/>
      <table:table table:style-name="Table4858">
        <table:table-columns>
          <table:table-column table:style-name="TableColumn4859"/>
          <table:table-column table:style-name="TableColumn4860"/>
        </table:table-columns>
        <table:table-row table:style-name="TableRow4861">
          <table:table-cell table:style-name="TableCell4862">
            <text:p text:style-name="Прижатыйвлево">AFL11w028.rpl</text:p>
          </table:table-cell>
          <table:table-cell table:style-name="TableCell4863">
            <text:p text:style-name="Прижатыйвлево">- файл N 28 авиакомпании ОАО "Аэрофлот" на зимний сезон навигации 2011 года</text:p>
          </table:table-cell>
        </table:table-row>
        <table:table-row table:style-name="TableRow4864">
          <table:table-cell table:style-name="TableCell4865">
            <text:p text:style-name="Прижатыйвлево">MATMC DBE</text:p>
          </table:table-cell>
          <table:table-cell table:style-name="TableCell4866">
            <text:p text:style-name="Прижатыйвлево">- получатель файла - ГЦ ЕС ОрВД</text:p>
          </table:table-cell>
        </table:table-row>
        <table:table-row table:style-name="TableRow4867">
          <table:table-cell table:style-name="TableCell4868">
            <text:p text:style-name="Прижатыйвлево">RLST</text:p>
          </table:table-cell>
          <table:table-cell table:style-name="TableCell4869">
            <text:p text:style-name="Прижатыйвлево">- файл корректируемых ППП международных рейсов</text:p>
          </table:table-cell>
        </table:table-row>
        <table:table-row table:style-name="TableRow4870">
          <table:table-cell table:style-name="TableCell4871">
            <text:p text:style-name="Прижатыйвлево">111030 120324</text:p>
          </table:table-cell>
          <table:table-cell table:style-name="TableCell4872">
            <text:p text:style-name="Прижатыйвлево">- начальная и конечная дата действия сезонного расписания</text:p>
          </table:table-cell>
        </table:table-row>
        <table:table-row table:style-name="TableRow4873">
          <table:table-cell table:style-name="TableCell4874">
            <text:p text:style-name="Прижатыйвлево">1155</text:p>
          </table:table-cell>
          <table:table-cell table:style-name="TableCell4875">
            <text:p text:style-name="Прижатыйвлево">-<text:s/>порядковый (сквозной) номер файла с начала обмена с ГЦ ЕС ОрВД</text:p>
          </table:table-cell>
        </table:table-row>
        <table:table-row table:style-name="TableRow4876">
          <table:table-cell table:style-name="TableCell4877">
            <text:p text:style-name="Прижатыйвлево">AFL153</text:p>
          </table:table-cell>
          <table:table-cell table:style-name="TableCell4878">
            <text:p text:style-name="Прижатыйвлево">- два повторяющийся плана полета рейса AFL153 с разными периодами выполнения полетов, со знаком плюс (+), подаются (вводится) в базу данных ГЦ ЕС ОрВД</text:p>
          </table:table-cell>
        </table:table-row>
        <table:table-row table:style-name="TableRow4879">
          <table:table-cell table:style-name="TableCell4880">
            <text:p text:style-name="Прижатыйвлево">AFL154</text:p>
          </table:table-cell>
          <table:table-cell table:style-name="TableCell4881">
            <text:p text:style-name="Прижатыйвлево">- повторяющийся план полета рейса AFL154, со знаком минус (-), удаляется из базы данных ГЦ ЕС ОрВД</text:p>
          </table:table-cell>
        </table:table-row>
        <table:table-row table:style-name="TableRow4882">
          <table:table-cell table:style-name="TableCell4883">
            <text:p text:style-name="Прижатыйвлево">AFL391</text:p>
          </table:table-cell>
          <table:table-cell table:style-name="TableCell4884">
            <text:p text:style-name="Прижатыйвлево">- повторяющийся план полета рейса AFL391, со знаком минус (-), удаляется из базы данных ГЦ ЕС ОрВД</text:p>
          </table:table-cell>
        </table:table-row>
        <table:table-row table:style-name="TableRow4885">
          <table:table-cell table:style-name="TableCell4886">
            <text:p text:style-name="Прижатыйвлево">AFL391</text:p>
          </table:table-cell>
          <table:table-cell table:style-name="TableCell4887">
            <text:p text:style-name="Прижатыйвлево">- повторяющийся план полета рейса AFL391, со знаком плюс (+) и с<text:s/>измененными данными, подается (вводится) в базу данных ГЦ ЕС ОрВД</text:p>
          </table:table-cell>
        </table:table-row>
        <text:soft-page-break/>
        <table:table-row table:style-name="TableRow4888">
          <table:table-cell table:style-name="TableCell4889">
            <text:p text:style-name="Прижатыйвлево">111223</text:p>
          </table:table-cell>
          <table:table-cell table:style-name="TableCell4890">
            <text:p text:style-name="Прижатыйвлево">- дата создания обменного файла</text:p>
          </table:table-cell>
        </table:table-row>
        <table:table-row table:style-name="TableRow4891">
          <table:table-cell table:style-name="TableCell4892">
            <text:p text:style-name="Прижатыйвлево">000031</text:p>
          </table:table-cell>
          <table:table-cell table:style-name="TableCell4893">
            <text:p text:style-name="Прижатыйвлево">- количество записей в файле (включая и эту запись)</text:p>
          </table:table-cell>
        </table:table-row>
      </table:table>
      <text:p text:style-name="Нормальный"/>
      <text:p text:style-name="Нормальный">Содержание электронного файла RPL, изложенного в примере выше:</text:p>
      <text:p text:style-name="Нормальный"/>
      <table:table table:style-name="Table4894">
        <table:table-columns>
          <table:table-column table:style-name="TableColumn4895"/>
          <table:table-column table:style-name="TableColumn4896"/>
        </table:table-columns>
        <table:table-row table:style-name="TableRow4897">
          <table:table-cell table:style-name="TableCell4898">
            <text:p text:style-name="Прижатыйвлево">AFL11w028.rpl</text:p>
          </table:table-cell>
          <table:table-cell table:style-name="TableCell4899">
            <text:p text:style-name="Прижатыйвлево">- файл N 28 авиакомпании ОАО "Аэрофлот" на зимний сезон навигации 2011 года</text:p>
          </table:table-cell>
        </table:table-row>
        <table:table-row table:style-name="TableRow4900">
          <table:table-cell table:style-name="TableCell4901">
            <text:p text:style-name="Прижатыйвлево">MATMC DBE</text:p>
          </table:table-cell>
          <table:table-cell table:style-name="TableCell4902">
            <text:p text:style-name="Прижатыйвлево">- получатель файла - ГЦ ЕС ОрВД</text:p>
          </table:table-cell>
        </table:table-row>
        <table:table-row table:style-name="TableRow4903">
          <table:table-cell table:style-name="TableCell4904">
            <text:p text:style-name="Прижатыйвлево">RLST</text:p>
          </table:table-cell>
          <table:table-cell table:style-name="TableCell4905">
            <text:p text:style-name="Прижатыйвлево">- файл корректируемых ППП международных рейсов</text:p>
          </table:table-cell>
        </table:table-row>
        <table:table-row table:style-name="TableRow4906">
          <table:table-cell table:style-name="TableCell4907">
            <text:p text:style-name="Прижатыйвлево">111030 120324</text:p>
            <text:p text:style-name="Прижатыйвлево">1156</text:p>
          </table:table-cell>
          <table:table-cell table:style-name="TableCell4908">
            <text:p text:style-name="Прижатыйвлево">- начальная и конечная дата действия сезонного расписания</text:p>
            <text:p text:style-name="Прижатыйвлево">- порядковый<text:s/>(сквозной) номер файла с начала обмена с ГЦ ЕС ОрВД</text:p>
          </table:table-cell>
        </table:table-row>
        <table:table-row table:style-name="TableRow4909">
          <table:table-cell table:style-name="TableCell4910">
            <text:p text:style-name="Прижатыйвлево">AFL153</text:p>
          </table:table-cell>
          <table:table-cell table:style-name="TableCell4911">
            <text:p text:style-name="Прижатыйвлево">- два повторяющийся плана полета рейса AFL153 с разными периодами выполнения полетов, со знаком плюс (+), подаются (вводится) в базу данных ГЦ ЕС ОрВД</text:p>
          </table:table-cell>
        </table:table-row>
        <table:table-row table:style-name="TableRow4912">
          <table:table-cell table:style-name="TableCell4913">
            <text:p text:style-name="Прижатыйвлево">AFL154</text:p>
          </table:table-cell>
          <table:table-cell table:style-name="TableCell4914">
            <text:p text:style-name="Прижатыйвлево">- повторяющийся план полета рейса AFL154, со знаком минус (-), удаляется из базы данных ГЦ ЕС ОрВД</text:p>
          </table:table-cell>
        </table:table-row>
        <table:table-row table:style-name="TableRow4915">
          <table:table-cell table:style-name="TableCell4916">
            <text:p text:style-name="Прижатыйвлево">AFL391</text:p>
          </table:table-cell>
          <table:table-cell table:style-name="TableCell4917">
            <text:p text:style-name="Прижатыйвлево">- повторяющийся план полета рейса AFL391, со знаком минус (-), удаляется из базы данных ГЦ ЕС ОрВД</text:p>
          </table:table-cell>
        </table:table-row>
        <table:table-row table:style-name="TableRow4918">
          <table:table-cell table:style-name="TableCell4919">
            <text:p text:style-name="Прижатыйвлево">AFL391</text:p>
          </table:table-cell>
          <table:table-cell table:style-name="TableCell4920">
            <text:p text:style-name="Прижатыйвлево">- повторяющийся план полета рейса AFL391, со знаком плюс (+) и с измененными данными, подается (вводится) в базу данных ГЦ ЕС ОрВД</text:p>
          </table:table-cell>
        </table:table-row>
        <table:table-row table:style-name="TableRow4921">
          <table:table-cell table:style-name="TableCell4922">
            <text:p text:style-name="Прижатыйвлево">111223</text:p>
          </table:table-cell>
          <table:table-cell table:style-name="TableCell4923">
            <text:p text:style-name="Прижатыйвлево">- дата создания обменного файла</text:p>
          </table:table-cell>
        </table:table-row>
        <table:table-row table:style-name="TableRow4924">
          <table:table-cell table:style-name="TableCell4925">
            <text:p text:style-name="Прижатыйвлево">000035</text:p>
          </table:table-cell>
          <table:table-cell table:style-name="TableCell4926">
            <text:p text:style-name="Прижатыйвлево">- количество записей в файле (включая и эту запись)</text:p>
          </table:table-cell>
        </table:table-row>
      </table:table>
      <text:p text:style-name="Нормальный"/>
      <text:p text:style-name="P4927"><text:bookmark-start text:name="anchor80000"/><text:bookmark-end text:name="anchor80000"/><text:span text:style-name="T4928">Приложение N 8 к<text:s/></text:span><text:a xlink:href="#anchor1000" office:target-frame-name="_top" xlink:show="replace"><text:span text:style-name="T4929">Табелю</text:span></text:a><text:span text:style-name="T4930"><text:s/>сообщений о движении воздушных судов в Российской Федерации</text:span></text:p>
      <text:p text:style-name="Нормальный"/>
      <text:h text:style-name="Заголовок1" text:outline-level="1">Состав (объем) информации, включаемой в сообщения, касающиеся организации потоков воздушного движения и примеры составления указанных сообщений</text:h>
      <text:p text:style-name="Нормальный"/>
      <text:p text:style-name="Нормальный"><text:bookmark-start text:name="anchor8001"/><text:bookmark-end text:name="anchor8001"/>1. SPS - сообщение о пропускной способности диспетчерских пунктов (секторов) включает в себя:</text:p>
      <text:p text:style-name="Нормальный"/>
      <text:p text:style-name="P4931"><text:s text:c="6"/>┌───────────────┐ <text:s text:c="9"/>┌───────────────────────────────┐</text:p>
      <text:p text:style-name="P4932"><text:s text:c="6"/>│Поле 3 <text:s text:c="8"/>│ <text:s text:c="9"/>│Поле 18 <text:s text:c="23"/>│</text:p>
      <text:p text:style-name="P4933"><text:s text:c="4"/>( │Тип сообщения <text:s/>│ <text:s text:c="4"/>- <text:s text:c="3"/>│Прочая информация (при необхо- │ )</text:p>
      <text:p text:style-name="P4934"><text:s text:c="6"/>│<text:s text:c="15"/>│ <text:s text:c="9"/>│димости можно использовать <text:s text:c="4"/>│</text:p>
      <text:p text:style-name="P4935"><text:s text:c="6"/>│ <text:s text:c="14"/>│ <text:s text:c="9"/>│несколько строчек) <text:s text:c="12"/>│</text:p>
      <text:p text:style-name="P4936"><text:s text:c="6"/>└───────────────┘ <text:s text:c="9"/>└───────────────────────────────┘</text:p>
      <text:p text:style-name="Нормальный"/>
      <text:p text:style-name="Нормальный">Пример сообщения SPS:</text:p>
      <text:p text:style-name="Нормальный">(SPS-DATA/2903-3003</text:p>
      <text:p text:style-name="Нормальный">1.UIII/SEKTOR-5 20/60</text:p>
      <text:p text:style-name="Нормальный">2.IZMENENIE:</text:p>
      <text:p text:style-name="Нормальный">0200-0500 10/60</text:p>
      <text:p text:style-name="Нормальный">0500-0600 15/60</text:p>
      <text:p text:style-name="Нормальный">2300-0200 10/60</text:p>
      <text:p text:style-name="Нормальный">3.RMK: RLS NA REGLAMENTE NOTAM V1123/12)</text:p>
      <text:p text:style-name="Нормальный"/>
      <text:p text:style-name="Нормальный">Содержание примера сообщения SPS.</text:p>
      <text:p text:style-name="Нормальный">Сообщение касается изменения пропускной способности сектора обслуживания воздушного движения на 29 и 30 марта.</text:p>
      <text:soft-page-break/>
      <text:p text:style-name="Нормальный">1) Сектор "Сектор 5" Иркутского РЦ ЕС ОрВД, нормативная пропускная способность которого составляет 20 воздушных судов в час.</text:p>
      <text:p text:style-name="Нормальный">2) Измененные показатели пропускной способности в период:</text:p>
      <text:p text:style-name="Нормальный">- с 02 часов 00 минут до 05 часов 00 минут УТЦ 29 марта - 10 воздушных судов в<text:s/>час;</text:p>
      <text:p text:style-name="Нормальный">- с 05 часов 00 минут до 06 часов 00 минут УТЦ 29 марта - 15 воздушных судов в час;</text:p>
      <text:p text:style-name="Нормальный">- с 23 часов 00 минут УТЦ 29 марта до 02 часов 00 минут УТЦ 30 марта - 10 воздушных судов в час.</text:p>
      <text:p text:style-name="Нормальный">3)<text:s/><text:span text:style-name="T4937">Примечание</text:span>: РЛС находится на регламенте согласно НОТАМ Ж1123/12.</text:p>
      <text:p text:style-name="Нормальный"><text:bookmark-start text:name="anchor8002"/><text:bookmark-end text:name="anchor8002"/>2. AIM - сообщение о прогнозируемом превышении пропускной способности диспетчерских пунктов (секторов) включает в себя:</text:p>
      <text:p text:style-name="Нормальный"/>
      <text:p text:style-name="P4938"><text:s text:c="6"/>┌───────────────┐ <text:s text:c="9"/>┌───────────────────────────────┐</text:p>
      <text:p text:style-name="P4939"><text:s text:c="6"/>│Поле 3 <text:s text:c="8"/>│ <text:s text:c="9"/>│Поле 18 <text:s text:c="23"/>│</text:p>
      <text:p text:style-name="P4940"><text:s/><text:s text:c="3"/>( │Тип сообщения <text:s/>│ <text:s text:c="4"/>- <text:s text:c="3"/>│Прочая информация (при необхо- │ )</text:p>
      <text:p text:style-name="P4941"><text:s text:c="6"/>│ <text:s text:c="14"/>│ <text:s text:c="9"/>│димости можно использовать <text:s text:c="4"/>│</text:p>
      <text:p text:style-name="P4942"><text:s text:c="6"/>│ <text:s text:c="14"/>│ <text:s text:c="9"/>│несколько строчек) <text:s text:c="12"/>│</text:p>
      <text:p text:style-name="P4943"><text:s text:c="6"/>└───────────────┘ <text:s text:c="9"/>└───────────────────────────────┘</text:p>
      <text:p text:style-name="Нормальный"/>
      <text:p text:style-name="Нормальный">Пример сообщения AIM:</text:p>
      <text:p text:style-name="Нормальный">(AIM-DATA/2911</text:p>
      <text:p text:style-name="Нормальный">UUWV/WORONEV-3 29/60</text:p>
      <text:p text:style-name="Нормальный">RMK/08:20-09:40 41/80</text:p>
      <text:p text:style-name="Нормальный">08:20-08:40 8/20</text:p>
      <text:p text:style-name="Нормальный"/>
      <table:table table:style-name="Table4944">
        <table:table-columns>
          <table:table-column table:style-name="TableColumn4945"/>
          <table:table-column table:style-name="TableColumn4946"/>
          <table:table-column table:style-name="TableColumn4947"/>
        </table:table-columns>
        <table:table-row table:style-name="TableRow4948">
          <table:table-cell table:style-name="TableCell4949">
            <text:p text:style-name="Прижатыйвлево">1.</text:p>
            <text:p text:style-name="Прижатыйвлево">...</text:p>
          </table:table-cell>
          <table:table-cell table:style-name="TableCell4950">
            <text:p text:style-name="Прижатыйвлево">AHY852</text:p>
          </table:table-cell>
          <table:table-cell table:style-name="TableCell4951">
            <text:p text:style-name="Прижатыйвлево">B752 UBBB0650-UUDD MONAB0822F340-GITAL0839F340 S</text:p>
          </table:table-cell>
        </table:table-row>
        <table:table-row table:style-name="TableRow4952">
          <table:table-cell table:style-name="TableCell4953">
            <text:p text:style-name="Прижатыйвлево">5.</text:p>
            <text:p text:style-name="Прижатыйвлево">...</text:p>
          </table:table-cell>
          <table:table-cell table:style-name="TableCell4954">
            <text:p text:style-name="Прижатыйвлево">UAE233</text:p>
          </table:table-cell>
          <table:table-cell table:style-name="TableCell4955">
            <text:p text:style-name="Прижатыйвлево">A345 OMDB0600-KIAD LANIT0842F340-PT 0855F340 S</text:p>
          </table:table-cell>
        </table:table-row>
        <table:table-row table:style-name="TableRow4956">
          <table:table-cell table:style-name="TableCell4957">
            <text:p text:style-name="Прижатыйвлево">8.</text:p>
          </table:table-cell>
          <table:table-cell table:style-name="TableCell4958">
            <text:p text:style-name="Прижатыйвлево">RNV522</text:p>
            <text:p text:style-name="Прижатыйвлево">08 :<text:s/>40-09:</text:p>
            <text:p text:style-name="Прижатыйвлево">S 00 13/20</text:p>
          </table:table-cell>
          <table:table-cell table:style-name="TableCell4959">
            <text:p text:style-name="Прижатыйвлево">A320 UDYZ0715-UUDD LANIT0836F340-GITAL0857F340</text:p>
          </table:table-cell>
        </table:table-row>
        <table:table-row table:style-name="TableRow4960">
          <table:table-cell table:style-name="TableCell4961">
            <text:p text:style-name="Прижатыйвлево">9.</text:p>
            <text:p text:style-name="Прижатыйвлево">...</text:p>
          </table:table-cell>
          <table:table-cell table:style-name="TableCell4962">
            <text:p text:style-name="Прижатыйвлево">UTA575</text:p>
          </table:table-cell>
          <table:table-cell table:style-name="TableCell4963">
            <text:p text:style-name="Прижатыйвлево">B738 UUWW0800-URKK NAMUT0841F330-KANON0858F330 S</text:p>
          </table:table-cell>
        </table:table-row>
        <table:table-row table:style-name="TableRow4964">
          <table:table-cell table:style-name="TableCell4965">
            <text:p text:style-name="Прижатыйвлево">21.</text:p>
          </table:table-cell>
          <table:table-cell table:style-name="TableCell4966">
            <text:p text:style-name="Прижатыйвлево">SBI1164</text:p>
            <text:p text:style-name="Прижатыйвлево">09:00-09:</text:p>
            <text:p text:style-name="Прижатыйвлево">20 14/20</text:p>
          </table:table-cell>
          <table:table-cell table:style-name="TableCell4967">
            <text:p text:style-name="Прижатыйвлево">A319 URWW0840-UUDD MONAB0859F340-GITAL0931F340 S</text:p>
            <text:p text:style-name="Нормальный"/>
          </table:table-cell>
        </table:table-row>
        <table:table-row table:style-name="TableRow4968">
          <table:table-cell table:style-name="TableCell4969">
            <text:p text:style-name="Прижатыйвлево">22.</text:p>
            <text:p text:style-name="Прижатыйвлево">...</text:p>
          </table:table-cell>
          <table:table-cell table:style-name="TableCell4970">
            <text:p text:style-name="Прижатыйвлево">DNV602</text:p>
          </table:table-cell>
          <table:table-cell table:style-name="TableCell4971">
            <text:p text:style-name="Прижатыйвлево">B734 URRR0835-UUEE<text:s/>KANON0900F320-GITAL0924F320 S</text:p>
          </table:table-cell>
        </table:table-row>
        <table:table-row table:style-name="TableRow4972">
          <table:table-cell table:style-name="TableCell4973">
            <text:p text:style-name="Прижатыйвлево">35.</text:p>
          </table:table-cell>
          <table:table-cell table:style-name="TableCell4974">
            <text:p text:style-name="Прижатыйвлево">TS0749</text:p>
            <text:p text:style-name="Прижатыйвлево">09:20-09:</text:p>
            <text:p text:style-name="Прижатыйвлево">40 6/20</text:p>
          </table:table-cell>
          <table:table-cell table:style-name="TableCell4975">
            <text:p text:style-name="Прижатыйвлево">B743 UUDD0840-HEGN NAMUT0918F330-KANON0931F330 S</text:p>
            <text:p text:style-name="Нормальный"/>
          </table:table-cell>
        </table:table-row>
        <table:table-row table:style-name="TableRow4976">
          <table:table-cell table:style-name="TableCell4977">
            <text:p text:style-name="Прижатыйвлево">36.</text:p>
            <text:p text:style-name="Прижатыйвлево">...</text:p>
          </table:table-cell>
          <table:table-cell table:style-name="TableCell4978">
            <text:p text:style-name="Прижатыйвлево">UAE231</text:p>
          </table:table-cell>
          <table:table-cell table:style-name="TableCell4979">
            <text:p text:style-name="Прижатыйвлево">A345 OMDB0555-KIAD LANIT0922F340-PT 0937F340 S</text:p>
          </table:table-cell>
        </table:table-row>
        <table:table-row table:style-name="TableRow4980">
          <table:table-cell table:style-name="TableCell4981">
            <text:p text:style-name="Прижатыйвлево">39.</text:p>
            <text:p text:style-name="Прижатыйвлево">...</text:p>
          </table:table-cell>
          <table:table-cell table:style-name="TableCell4982">
            <text:p text:style-name="Прижатыйвлево">SDM9993</text:p>
          </table:table-cell>
          <table:table-cell table:style-name="TableCell4983">
            <text:p text:style-name="Прижатыйвлево">B738 UUDD0620-URSS NAMUT0928F330-KANON0953F330 N STS/K</text:p>
          </table:table-cell>
        </table:table-row>
        <table:table-row table:style-name="TableRow4984">
          <table:table-cell table:style-name="TableCell4985">
            <text:p text:style-name="Прижатыйвлево">41.</text:p>
          </table:table-cell>
          <table:table-cell table:style-name="TableCell4986">
            <text:p text:style-name="Прижатыйвлево">ABY0265</text:p>
          </table:table-cell>
          <table:table-cell table:style-name="TableCell4987">
            <text:p text:style-name="Прижатыйвлево">A320 OMSJ0545-UUDD MONAB0932F380-GITAL0950F380 S)</text:p>
          </table:table-cell>
        </table:table-row>
      </table:table>
      <text:p text:style-name="Нормальный"/>
      <text:p text:style-name="Нормальный">Содержание примера сообщения AIM.</text:p>
      <text:p text:style-name="Нормальный">Сообщение информирует о прогнозируемом превышении 29 ноября пропускной способности сектора "Воронеж-3" Московского районного диспетчерского центра (код ИКАО УУВЖ), которая составляет 29 воздушных судов в час. В период с 08 часов 20 минут до 09 часов 40 минут УТЦ (за 80<text:s/><text:soft-page-break/>минут) прогнозируется 41 воздушное судно. Далее приводится перечень полетов (подразделен на 20-ти минутные подсписки) с указанием следующих параметров:</text:p>
      <text:p text:style-name="Нормальный">- номер рейса;</text:p>
      <text:p text:style-name="Нормальный">- тип воздушного судна;</text:p>
      <text:p text:style-name="Нормальный">- аэродром вылета и расчетное время отправления;</text:p>
      <text:p text:style-name="Нормальный">- аэродром посадки;</text:p>
      <text:p text:style-name="Нормальный">- пункт обязательного донесения (ПОД), расчетные время и эшелон входа в сектор обслуживания воздушного движения;</text:p>
      <text:p text:style-name="Нормальный">- ПОД, расчетные время и эшелон<text:s/>выхода из данного сектора обслуживания воздушного движения;</text:p>
      <text:p text:style-name="Нормальный">- категория полета (S - регулярный, N - нерегулярный полет);</text:p>
      <text:p text:style-name="Нормальный">- литер рейса.</text:p>
      <text:p text:style-name="Нормальный"><text:bookmark-start text:name="anchor8003"/><text:bookmark-end text:name="anchor8003"/>3. ANM - сообщение о вводе регулирующих мер организации потоков воздушного движения включает в себя:</text:p>
      <text:p text:style-name="Нормальный"/>
      <text:p text:style-name="P4988"><text:s text:c="6"/>┌───────────────┐ <text:s text:c="9"/>┌───────────────────────────────┐</text:p>
      <text:p text:style-name="P4989"><text:s text:c="6"/>│Поле 3 <text:s text:c="8"/>│ <text:s text:c="9"/>│Поле 18 <text:s text:c="23"/>│</text:p>
      <text:p text:style-name="P4990"><text:s text:c="4"/>( │Тип сообщения <text:s/>│ <text:s text:c="4"/>- <text:s text:c="3"/>│Прочая информация (при необхо- │ )</text:p>
      <text:p text:style-name="P4991"><text:s text:c="6"/>│ <text:s text:c="14"/>│ <text:s text:c="9"/>│димости можно использовать <text:s text:c="4"/>│</text:p>
      <text:p text:style-name="P4992"><text:s text:c="6"/>│ <text:s text:c="14"/>│ <text:s text:c="9"/>│несколько строчек) <text:s text:c="12"/>│</text:p>
      <text:p text:style-name="P4993"><text:s text:c="6"/>└───────────────┘ <text:s text:c="9"/>└───────────────────────────────┘</text:p>
      <text:p text:style-name="Нормальный"/>
      <text:p text:style-name="Нормальный">Пример N 1 сообщения ANM:</text:p>
      <text:p text:style-name="Нормальный"/>
      <text:p text:style-name="Нормальный">(ANM-DATA/1706-1806</text:p>
      <text:p text:style-name="Нормальный">1. UUWV/GORXKIJ-4 32/60</text:p>
      <text:p text:style-name="Нормальный">2. PERIOD: 2340-0300</text:p>
      <text:p text:style-name="Нормальный">3. ESHELONY: WSE</text:p>
      <text:p text:style-name="Нормальный">4. ISPOLXZOWATX:</text:p>
      <text:p text:style-name="Нормальный">-DNV711-UNKL212 5-UUDD-DOF/120617-ETO/MF0305</text:p>
      <text:p text:style-name="Нормальный">-TSO601-UNNT2230-UUDD-DOF/120617-ETD/UNNT2250</text:p>
      <text:p text:style-name="Нормальный">-AFL886-USTR0015-UUEE-DOF/120618-15/BANAM A303 AR R826 BEGMA A300 MF</text:p>
      <text:p text:style-name="Нормальный">ITINA RW RUGEL BESTA</text:p>
      <text:p text:style-name="Нормальный">5. PROCEDURU NAZNACHAET: GC ES ORWD</text:p>
      <text:p text:style-name="Нормальный">6. AFTN/UUUWDDXX, TELEFON/+7(495) 601-07-70</text:p>
      <text:p text:style-name="Нормальный">7. RMK: NET)</text:p>
      <text:p text:style-name="Нормальный"/>
      <text:p text:style-name="Нормальный">Содержание примера N 1 сообщения ANM.</text:p>
      <text:p text:style-name="Нормальный">Сообщение информирует о вводе регулирующих мер организации воздушного движения на 17 и 18 июня.</text:p>
      <text:p text:style-name="Нормальный">1) регулирование потоков воздушного движения касается сектора "Горький-4" Московского районного диспетчерского центра (код ИКАО УУВЖ), пропускная способность которого составляет 32 воздушных судна в час;</text:p>
      <text:p text:style-name="Нормальный">2) период ожидаемого превышения пропускной способности с 23 часов 40 минут 17 июня до 03 часов 00 минут УТЦ 18 июня;</text:p>
      <text:p text:style-name="Нормальный">3) регулирование потоков<text:s/>воздушного движения выполняется относительно всех эшелонов полета в секторе "Горький-4";</text:p>
      <text:p text:style-name="Нормальный">4) предлагается использовать для рейсов:</text:p>
      <text:p text:style-name="Нормальный">ДНЖ711 (номер рейса 711, выполняемый авиакомпанией "Донавиа"); УНКЛ2125 (аэродром вылета Красноярск (Емельяново), расчетное<text:s/>время отправления 21 час 25 минут УТЦ); УУДД (аэродром посадки Москва (Домодедово)); ДОФ/120617 (дата выполнения полета 17 июня 2012 года);<text:s/><text:soft-page-break/>ЕТО/МФ0305 (предлагаемое расчетное время пролета ПОД Ларионово в 03 часа 05 минут 18 июня 2012 года);</text:p>
      <text:p text:style-name="Нормальный">ТСО601 (номер<text:s/>рейса 601, выполняемый авиакомпанией "Трансаэро"); УННТ2230 (аэродром вылета Новосибирск (Толмачево), расчетное время отправления 22 часа 30 минут УТЦ); УУДД (аэродром посадки Москва (Домодедово)); ДОФ/120617 (дата выполнения полета 17 июня 2012 года); ЕТД/УННТ2250 (предлагаемое расчетное время вылета с аэродрома Новосибирск (Толмачево) в 22 часа 50 минут УТЦ 17 июня 2012 года);</text:p>
      <text:p text:style-name="Нормальный">АФЛ886 (номер рейса 886, выполняемый авиакомпанией "Аэрофлот-Российские авиалинии"); УСТР0015 (аэродром вылета Тюмень (Рощино), расчетное время отправления 00 часов 15 минут УТЦ); УУЕЕ (аэродром посадки Москва (Шереметьево)); ДОФ/120618 (дата выполнения полета 18 июня 2012 года); 15/ БАНАМ А303 АР Р826 БЕГМА А300 МФ ИТИНА РВ РУГЕЛ БЕСТА (вносится изменение в поле типа 15 соответствующего плана полета, исправленный маршрут полета);</text:p>
      <text:p text:style-name="Нормальный">5) процедура назначена Главным центром Единой системы;</text:p>
      <text:p text:style-name="Нормальный">6) контактная информация для связи (адрес канала АФТН, телефон);</text:p>
      <text:p text:style-name="Нормальный">7) примечаний нет.</text:p>
      <text:p text:style-name="Нормальный"/>
      <text:p text:style-name="Нормальный">Пример N 2 сообщения ANM:</text:p>
      <text:p text:style-name="Нормальный"/>
      <text:p text:style-name="Нормальный">(ANM-DATE/1806</text:p>
      <text:p text:style-name="Нормальный">1. UUWV/SECTOR WEST-1</text:p>
      <text:p text:style-name="Нормальный">2.<text:s/>PERIOD: 0140-0300 UTC</text:p>
      <text:p text:style-name="Нормальный">3. FL: ALL</text:p>
      <text:p text:style-name="Нормальный">4. REGULATED FLIGHTS:</text:p>
      <text:p text:style-name="Нормальный">-GFTSL-LFPG0015-UUEE-DOF/120618-15/OGUTA R800 KOLED FK</text:p>
      <text:p text:style-name="Нормальный">-GFCFC-EDDB0025-UUDD-DOF/120618-15/OGUTA R800 KOLED FK</text:p>
      <text:p text:style-name="Нормальный">5. ISSIUED BY: MAIN ATM CENTER OF RUSSIA</text:p>
      <text:p text:style-name="Нормальный">6. COM: AFTN/UUUWDDXX, PHONE/+7(495) 601-07-70</text:p>
      <text:p text:style-name="Нормальный">7.<text:s/>RMK: NO)</text:p>
      <text:p text:style-name="Нормальный"/>
      <text:p text:style-name="Нормальный">Содержание примера N 2 сообщения ANM.</text:p>
      <text:p text:style-name="Нормальный">Сообщение информирует о вводе регулирующих мер организации воздушного движения на 18 июня.</text:p>
      <text:p text:style-name="Нормальный">1) регулирование потоков воздушного движения касается сектора "Запад-1" Московского районного диспетчерского центра<text:s/>(код ИКАО UUWV);</text:p>
      <text:p text:style-name="Нормальный">2) период ожидаемого превышения заявленной пропускной способности с 01 часа 40 минут до 03 часов 00 минут УТЦ 18 июня;</text:p>
      <text:p text:style-name="Нормальный">3) регулирование потоков воздушного движения выполняется относительно всех эшелонов полета в секторе "Запад-1";</text:p>
      <text:p text:style-name="Нормальный">4) перечень полетов, подпадающих под регулирование:</text:p>
      <text:p text:style-name="Нормальный">GFTSL (номер рейса GFTSL, выполняемый "TAG Aviation UK L.T.D."); LFPG0015 (аэродром вылета Париж (Шарль-Де-Голь), расчетное время отправления 00 часов 15 минут УТЦ); UUEE (аэродром посадки Москва (Шереметьево));<text:s/>DOF/120618 (дата выполнения полета 18 июня 2012 года); 15/OGUTA R800 KOLED FK (вносится изменение в поле типа 15 соответствующего плана полета, исправленный маршрут полета);</text:p>
      <text:p text:style-name="Нормальный">GFCFC (номер рейса GFCFC, выполняемый "Ocean Sky Aviation UK L.T.D."); EDDB0025 (аэродром вылета Берлин (Шенефельд), расчетное время отправления 00 часов 25 минут УТЦ); UUDD (аэродром посадки Москва (Домодедово)); DOF/120618 (дата выполнения полета 18 июня 2012 года); 15/OGUTA R800 KOLED FK (вносится изменение в поле типа 15 соответствующего плана полета, исправленный маршрут полета);</text:p>
      <text:p text:style-name="Нормальный">5) процедура назначена Главным центром Единой системы;</text:p>
      <text:p text:style-name="Нормальный">6) контактная информация для связи (адрес канала АФТН, телефон);</text:p>
      <text:soft-page-break/>
      <text:p text:style-name="Нормальный">7) примечаний нет.</text:p>
      <text:p text:style-name="Нормальный"><text:bookmark-start text:name="anchor8004"/><text:bookmark-end text:name="anchor8004"/>4. SCN - сообщение об отмене регулирующих мер организации потоков<text:s/>воздушного движения (ANM) включает в себя:</text:p>
      <text:p text:style-name="Нормальный"/>
      <text:p text:style-name="P4994"><text:s text:c="6"/>┌───────────────┐ <text:s text:c="9"/>┌───────────────────────────────┐</text:p>
      <text:p text:style-name="P4995"><text:s text:c="6"/>│Поле 3 <text:s text:c="8"/>│ <text:s text:c="9"/>│Поле 18 <text:s text:c="23"/>│</text:p>
      <text:p text:style-name="P4996"><text:s text:c="4"/>( │Тип сообщения <text:s/>│ <text:s text:c="4"/>- <text:s text:c="3"/>│Прочая информация (при необхо- │ )</text:p>
      <text:p text:style-name="P4997"><text:s text:c="6"/>│ <text:s/><text:s text:c="13"/>│ <text:s text:c="9"/>│димости можно использовать <text:s text:c="4"/>│</text:p>
      <text:p text:style-name="P4998"><text:s text:c="6"/>│ <text:s text:c="14"/>│ <text:s text:c="9"/>│несколько строчек) <text:s text:c="12"/>│</text:p>
      <text:p text:style-name="P4999"><text:s text:c="6"/>└───────────────┘ <text:s text:c="9"/>└───────────────────────────────┘</text:p>
      <text:p text:style-name="Нормальный"/>
      <text:p text:style-name="Нормальный">Пример сообщения SCN:</text:p>
      <text:p text:style-name="Нормальный"/>
      <text:p text:style-name="Нормальный">(SCN-DATA/1806</text:p>
      <text:p text:style-name="Нормальный">1. UUWV/GORXKIJ-4 32/60</text:p>
      <text:p text:style-name="Нормальный">2. PERIOD: 0040-0300</text:p>
      <text:p text:style-name="Нормальный">3. ESHELONY: WSE</text:p>
      <text:p text:style-name="Нормальный">4. ISPOLXZOWATX:</text:p>
      <text:p text:style-name="Нормальный">-DNV711-UNKL2125-UUDD-DOF/120617-ETO/MF0305</text:p>
      <text:p text:style-name="Нормальный">-TSO601-UNNT2230-UUDD-DOF/120617-ETD/UNNT2250</text:p>
      <text:p text:style-name="Нормальный">-AFL886-USTR0015-UUEE-DOF/120618-15/BANAM A303 AR R826 BEGMA A300 MF ITINA RW RUGEL BESTA</text:p>
      <text:p text:style-name="Нормальный">5. PROCEDURU NAZNACHAET: GC ES ORWD</text:p>
      <text:p text:style-name="Нормальный">6. AFTN/UUUWDDXX, TELEFON/+7(495) 601-07-70</text:p>
      <text:p text:style-name="Нормальный">7. RMK: NET)</text:p>
      <text:p text:style-name="Нормальный"/>
      <text:p text:style-name="Нормальный">Содержание примера сообщения SCN: отменяется сообщение ANM на 18 июня.</text:p>
      <text:p text:style-name="Нормальный"><text:bookmark-start text:name="anchor8005"/><text:bookmark-end text:name="anchor8005"/>5. RRP - сообщение с предложением изменения маршрута полета воздушного судна включает в себя:</text:p>
      <text:p text:style-name="Нормальный"/>
      <text:p text:style-name="P5000"><text:s text:c="3"/>┌──────────────────┐ <text:s text:c="3"/>┌──────────────────┐ <text:s text:c="3"/>┌───────────────┐</text:p>
      <text:p text:style-name="P5001"><text:s text:c="3"/>│Поле 3 <text:s text:c="11"/>│ <text:s text:c="3"/>│Поле 7 <text:s text:c="11"/>│ <text:s text:c="3"/>│Поле 13 <text:s text:c="7"/>│</text:p>
      <text:p text:style-name="P5002"><text:s text:c="3"/>│Тип сообщения <text:s text:c="4"/>│ <text:s text:c="3"/>│Опознавательный <text:s text:c="2"/>│ <text:s text:c="3"/>│Аэродром и <text:s text:c="4"/>│</text:p>
      <text:p text:style-name="P5003"><text:s text:c="3"/>│ <text:s text:c="17"/>│ - <text:s/>│индекс воздушного │ - <text:s/>│время вылета <text:s text:c="2"/>│</text:p>
      <text:p text:style-name="P5004"><text:s text:c="3"/>│ <text:s text:c="17"/>│ <text:s text:c="3"/>│судна и режим и <text:s text:c="2"/>│ <text:s text:c="3"/>│ <text:s text:c="14"/>│</text:p>
      <text:p text:style-name="P5005"><text:s text:c="3"/>│ <text:s text:c="17"/>│ <text:s text:c="3"/>│код ВОРЛ <text:s text:c="9"/>│ <text:s text:c="3"/>│ <text:s text:c="14"/>│</text:p>
      <text:p text:style-name="P5006">( │ <text:s text:c="17"/>│ <text:s text:c="3"/>│ <text:s text:c="17"/>│ <text:s text:c="3"/>│ <text:s text:c="14"/>│</text:p>
      <text:p text:style-name="P5007"><text:s text:c="3"/>└──────────────────┘ <text:s text:c="3"/>└──────────────────┘<text:s/><text:s text:c="3"/>└───────────────┘</text:p>
      <text:p text:style-name="Нормальный"/>
      <text:p text:style-name="P5008"><text:s text:c="3"/>┌──────────────────┐ <text:s text:c="3"/>┌──────────────────┐ <text:s text:c="3"/>┌───────────────┐</text:p>
      <text:p text:style-name="P5009"><text:s text:c="3"/>│Поле 16 <text:s text:c="10"/>│ <text:s text:c="3"/>│Поле 18 <text:s text:c="10"/>│ <text:s text:c="3"/>│Поле 22 <text:s text:c="7"/>│)</text:p>
      <text:p text:style-name="P5010"><text:s text:c="3"/>│Аэродром <text:s text:c="9"/>│ <text:s text:c="3"/>│Прочая информация │ <text:s text:c="3"/>│Изменение <text:s text:c="5"/>│</text:p>
      <text:p text:style-name="P5011"><text:s text:c="3"/>│назначения <text:s text:c="7"/>│ -<text:s/><text:s/>│(при необходимости│ - <text:s/>│ <text:s text:c="14"/>│</text:p>
      <text:p text:style-name="P5012"><text:s text:c="3"/>│ <text:s text:c="17"/>│ <text:s text:c="3"/>│можно использовать│ <text:s text:c="3"/>│ <text:s text:c="14"/>│</text:p>
      <text:p text:style-name="P5013"><text:s text:c="3"/>│ <text:s text:c="17"/>│ <text:s text:c="3"/>│несколько строчек)│ <text:s text:c="3"/>│ <text:s text:c="14"/>│</text:p>
      <text:p text:style-name="P5014"><text:s text:c="3"/>└──────────────────┘ <text:s text:c="3"/>└──────────────────┘ <text:s text:c="3"/>└───────────────┘</text:p>
      <text:p text:style-name="Нормальный"/>
      <text:p text:style-name="Нормальный">Пример N 1 сообщения RRP.</text:p>
      <text:p text:style-name="Нормальный"/>
      <text:p text:style-name="Нормальный">(RRP-TSO110-UUDD1000-USTR-DOF/120919 RMK/DEJSTWUET OPASNAIA ZONA UUD123</text:p>
      <text:p text:style-name="Нормальный">SOGLASNO NOTAM V9777/12-15/SF R480 CW RP R480 UW R301 KZN В481 INTEP)</text:p>
      <text:p text:style-name="Нормальный"/>
      <text:soft-page-break/>
      <text:p text:style-name="Нормальный">Содержание примера N 1 RRP.</text:p>
      <text:p text:style-name="Нормальный">Сообщение касается изменения маршрута полета рейса ТСО110<text:s/>(номер рейса 110, выполняемый авиакомпанией "Трансаэро"); УУДД1000 (аэродром вылета Москва (Домодедово), расчетное время отправления 10 часов 00 минут (UTC); УСТР (аэродром посадки Тюмень (Рощино); DOF /120919 (дата выполнения полета 19 сентября 2012 года); РМК/ДЕЙСТВУЕТ ОПАСНАЯ ЗОНА УУД123 НОТАМ Ж9777/12 (действует опасная зона УУД123 согласно НОТАМ Ж9777/12); 15/СФ Р480 ЦВ РП Р480 УВ Р301 КЗН Б481 ИНТЕП (вносится изменение в поле типа 15 соответствующего плана полета, исправленный маршрут полета).</text:p>
      <text:p text:style-name="Нормальный">Пример<text:s/>N 2 сообщения RRP.</text:p>
      <text:p text:style-name="Нормальный"/>
      <text:p text:style-name="Нормальный">(RRP-GFTSL-UUEE1025-LFPG-DOF/120914 RMK/DANGEROUS AREA UUD123 ACT NOTAM</text:p>
      <text:p text:style-name="Нормальный">V9777/12-15/AR BG R805 TU R805 SUPEK)</text:p>
      <text:p text:style-name="Нормальный"/>
      <text:p text:style-name="Нормальный">Содержание примера N 2 RRP.</text:p>
      <text:p text:style-name="Нормальный">Сообщение касается изменения маршрута полета рейса GFTSL (номер рейса GFTSL, выполняемый "TAG<text:s/>Aviation UK L.T.D."); UUEE 1025 (аэродром вылета Москва (Шереметьево), расчетное время отправления 10 часов 25 минут УТЦ); LFPG (аэродром посадки Париж (Шарль-Де-Голь)); DOF/120914 (дата выполнения полета 14 сентября 2012 года); RMK/DANGEROUS AREA UUD123 ACT NOTAM V9777/12 (действует опасная зона УУД123 согласно НОТАМ Ж9777/12); 15/AR BG R805 TU R805 SUPEK (вносится изменение в поле типа 15 соответствующего плана полета, исправленный маршрут полета).</text:p>
      <text:p text:style-name="Нормальный"><text:bookmark-start text:name="anchor8006"/><text:bookmark-end text:name="anchor8006"/>6. SAM - сообщение о распределении слотов включает в себя:</text:p>
      <text:p text:style-name="Нормальный"/>
      <text:p text:style-name="P5015"><text:s text:c="3"/>┌──────────────────┐ <text:s text:c="3"/>┌──────────────────┐ <text:s text:c="3"/>┌───────────────┐</text:p>
      <text:p text:style-name="P5016"><text:s text:c="3"/>│Поле 3 <text:s text:c="11"/>│ <text:s text:c="3"/>│Поле 7 <text:s text:c="11"/>│ <text:s text:c="3"/>│Поле 13 <text:s text:c="7"/>│</text:p>
      <text:p text:style-name="P5017"><text:s text:c="3"/>│Тип сообщения <text:s text:c="4"/>│ <text:s text:c="3"/>│Опознавательный <text:s text:c="2"/>│ <text:s text:c="3"/>│Аэродром и <text:s text:c="4"/>│</text:p>
      <text:p text:style-name="P5018"><text:s text:c="3"/>│ <text:s text:c="17"/>│ - <text:s/>│индекс воздушного<text:s/>│ - <text:s/>│время вылета <text:s text:c="2"/>│</text:p>
      <text:p text:style-name="P5019">( │ <text:s text:c="17"/>│ <text:s text:c="3"/>│судна и режим и <text:s text:c="2"/>│ <text:s text:c="3"/>│ <text:s text:c="14"/>│</text:p>
      <text:p text:style-name="P5020"><text:s text:c="3"/>│ <text:s text:c="17"/>│ <text:s text:c="3"/>│код ВОРЛ <text:s text:c="9"/>│ <text:s text:c="3"/>│ <text:s text:c="14"/>│</text:p>
      <text:p text:style-name="P5021"><text:s text:c="3"/>│ <text:s text:c="17"/>│ <text:s text:c="3"/>│ <text:s text:c="17"/>│ <text:s text:c="3"/>│ <text:s text:c="14"/>│</text:p>
      <text:p text:style-name="P5022"><text:s text:c="3"/>└──────────────────┘ <text:s text:c="3"/>└──────────────────┘ <text:s text:c="3"/>└───────────────┘</text:p>
      <text:p text:style-name="Нормальный"/>
      <text:p text:style-name="P5023"><text:s text:c="3"/>┌──────────────────┐ <text:s text:c="3"/>┌──────────────────┐</text:p>
      <text:p text:style-name="P5024"><text:s text:c="3"/>│Поле 16 <text:s text:c="10"/>│ <text:s text:c="3"/>│Поле 18 <text:s text:c="10"/>│</text:p>
      <text:p text:style-name="P5025"><text:s text:c="3"/>│Аэродром <text:s text:c="9"/>│ <text:s text:c="3"/>│Прочая информация │</text:p>
      <text:p text:style-name="P5026"><text:s text:c="3"/>│назначения <text:s text:c="7"/>│ - <text:s/>│(при необходимости│ )</text:p>
      <text:p text:style-name="P5027"><text:s text:c="3"/>│ <text:s text:c="14"/><text:s text:c="3"/>│ <text:s text:c="3"/>│можно использовать│</text:p>
      <text:p text:style-name="P5028"><text:s text:c="3"/>│ <text:s text:c="17"/>│ <text:s text:c="3"/>│несколько строчек)│</text:p>
      <text:p text:style-name="P5029"><text:s text:c="3"/>└──────────────────┘ <text:s text:c="3"/>└──────────────────┘</text:p>
      <text:p text:style-name="Нормальный"/>
      <text:p text:style-name="Нормальный">Пример N 1 сообщения SAM.</text:p>
      <text:p text:style-name="Нормальный"/>
      <text:p text:style-name="Нормальный">(SAM-TSO110-UUDD1510-UWGG-DOF/120 516 ETO/SF1545 RMK/PROPUSKNOJ</text:p>
      <text:p text:style-name="Нормальный">SPOSOBNOSTXIU SEKTORA UUWV/GORXKIJ-2)</text:p>
      <text:p text:style-name="Нормальный"/>
      <text:p text:style-name="Нормальный">Содержание примера N 1 сообщения SAM.</text:p>
      <text:p text:style-name="Нормальный">Сообщение, касающееся назначения расчетного времени пролета ПОД; ТСО110 (номер рейса 110, выполняемый авиакомпанией "Трансаэро"); УУДД1510 (аэродром вылета Москва (Домодедово), расчетное время отправления 15 часов 10 минут УТЦ); УВГГ (аэродром посадки Нижний Новгород (Стригино)); ДОФ/120516 (дата выполнения полета 16 мая 2012 года); ЕТО/СФ1545 (назначенное расчетное время пролета ПОД Черусти в 15 часов 45 минут УТЦ); РМК/ПРОПУСКНОЙ<text:s/><text:soft-page-break/>СПОСОБНОСТЬЮ СЕКТОРА ГОРЬКИЙ-2 МРДЦ (по причине ожидаемого превышения пропускной способности сектора "Горький-2" Московского РДЦ).</text:p>
      <text:p text:style-name="Нормальный">Пример N 2 сообщения SAM.</text:p>
      <text:p text:style-name="Нормальный"/>
      <text:p text:style-name="Нормальный">(SAM-ABW259-USSS1030-EDDF-DOF/120917 ETD/USSS1050 RMK/MOSCOW ACC SECTOR</text:p>
      <text:p text:style-name="Нормальный">GORKIY-4 CAPACITY)</text:p>
      <text:p text:style-name="Нормальный"/>
      <text:p text:style-name="Нормальный">Содержание примера N 2 сообщения SAM.</text:p>
      <text:p text:style-name="Нормальный">Сообщение, касающееся назначения расчетного времени вылета; ABW259 (номер рейса 259, выполняемый авиакомпанией "Эйр Бридж Карго"); USSS1030 (аэродром вылета Екатеринбург (Кольцово), расчетное время отправления 10 часов 30 минут УТЦ); EDDF (аэродром посадки<text:s/>Франкфурт-на-Майне); DOF/120917 (дата выполнения рейса 17 сентября 2012 года); ETD/USSS1050 (назначенное расчетное время вылета в 10 часов 50 минут УТЦ); RMK/MOSCOW ACC SECTOR GORKIY-4 CAPACITY (по причине ожидаемого превышения пропускной способности сектора ОВД "Горький-4" Московского РДЦ).</text:p>
      <text:p text:style-name="Нормальный"><text:bookmark-start text:name="anchor8007"/><text:bookmark-end text:name="anchor8007"/>7. SLC - сообщение об отмене распределения слотов (SAM) включает в себя:</text:p>
      <text:p text:style-name="Нормальный"/>
      <text:p text:style-name="P5030"><text:s text:c="3"/>┌──────────────────┐ <text:s text:c="3"/>┌──────────────────┐ <text:s text:c="3"/>┌───────────────┐</text:p>
      <text:p text:style-name="P5031"><text:s text:c="3"/>│Поле 3 <text:s text:c="11"/>│ <text:s text:c="3"/>│Поле 7 <text:s text:c="11"/>│ <text:s text:c="3"/>│Поле 13 <text:s text:c="7"/>│</text:p>
      <text:p text:style-name="P5032"><text:s text:c="3"/>│Тип сообщения <text:s text:c="4"/>│ <text:s text:c="3"/>│Опознавательный <text:s text:c="2"/>│ <text:s text:c="3"/>│Аэродром и <text:s text:c="4"/>│</text:p>
      <text:p text:style-name="P5033"><text:s text:c="3"/>│ <text:s text:c="17"/>│ - <text:s/>│индекс воздушного │ - <text:s/>│время вылета <text:s text:c="2"/>│</text:p>
      <text:p text:style-name="P5034">( │ <text:s text:c="17"/>│ <text:s text:c="3"/>│судна и режим и <text:s text:c="2"/>│ <text:s text:c="3"/>│ <text:s text:c="14"/>│</text:p>
      <text:p text:style-name="P5035"><text:s text:c="3"/>│ <text:s text:c="17"/>│ <text:s text:c="3"/>│код ВОРЛ <text:s text:c="9"/>│ <text:s text:c="3"/>│ <text:s text:c="3"/><text:s text:c="11"/>│</text:p>
      <text:p text:style-name="P5036"><text:s text:c="3"/>│ <text:s text:c="17"/>│ <text:s text:c="3"/>│ <text:s text:c="17"/>│ <text:s text:c="3"/>│ <text:s text:c="14"/>│</text:p>
      <text:p text:style-name="P5037"><text:s text:c="3"/>└──────────────────┘ <text:s text:c="3"/>└──────────────────┘ <text:s text:c="3"/>└───────────────┘</text:p>
      <text:p text:style-name="Нормальный"/>
      <text:p text:style-name="P5038"><text:s text:c="3"/>┌──────────────────┐ <text:s text:c="3"/>┌──────────────────┐</text:p>
      <text:p text:style-name="P5039"><text:s text:c="3"/>│Поле 16 <text:s text:c="10"/>│ <text:s text:c="3"/>│Поле 18 <text:s text:c="10"/>│</text:p>
      <text:p text:style-name="P5040"><text:s text:c="3"/>│Аэродром <text:s text:c="9"/>│ <text:s text:c="3"/>│Прочая информация │</text:p>
      <text:p text:style-name="P5041"><text:s text:c="3"/>│назначения <text:s text:c="7"/>│ - <text:s/>│(при необходимости│ )</text:p>
      <text:p text:style-name="P5042"><text:s text:c="3"/>│ <text:s text:c="17"/>│ <text:s text:c="3"/>│можно использовать│</text:p>
      <text:p text:style-name="P5043"><text:s text:c="3"/>│ <text:s text:c="17"/>│ <text:s text:c="3"/>│несколько строчек)│</text:p>
      <text:p text:style-name="P5044"><text:s text:c="3"/>└──────────────────┘ <text:s text:c="3"/>└──────────────────┘</text:p>
      <text:p text:style-name="Нормальный"/>
      <text:p text:style-name="Нормальный">Пример сообщения<text:s/>SLC</text:p>
      <text:p text:style-name="Нормальный"/>
      <text:p text:style-name="Нормальный">(SLC-SVR50 6-UUWW14 55-UWUU-DOF/120516)</text:p>
      <text:p text:style-name="Нормальный"/>
      <text:p text:style-name="Нормальный">Содержание примера сообщения SLC.</text:p>
      <text:p text:style-name="Нормальный">Сообщение, касающееся отмены ранее назначенных регулирующих мер организации потоков воздушного движения (SAM); СЖР506 (номер рейса 506, выполняемый авиакомпанией "Уральские<text:s/>авиалинии"); УУВВ1455 (аэродром вылета Москва (Внуково), расчетное время отправления 14 часов 55 минут УТЦ); УВУУ (аэродром посадки Уфа); DOF /120516 (дата выполнения полета 16 мая 2012 года).</text:p>
      <text:p text:style-name="Нормальный"><text:bookmark-start text:name="anchor8008"/><text:bookmark-end text:name="anchor8008"/>8. SLT - сообщение о назначении расчетного времени посадки на аэродроме включает в себя:</text:p>
      <text:p text:style-name="Нормальный"/>
      <text:p text:style-name="P5045"><text:s text:c="3"/>┌──────────────────┐ <text:s text:c="3"/>┌──────────────────┐ <text:s text:c="3"/>┌───────────────┐</text:p>
      <text:p text:style-name="P5046"><text:s text:c="3"/>│Поле 3 <text:s text:c="11"/>│ <text:s text:c="3"/>│Поле 7 <text:s text:c="11"/>│ <text:s text:c="3"/>│Поле 13 <text:s text:c="7"/>│</text:p>
      <text:p text:style-name="P5047"><text:s text:c="3"/>│Тип сообщения <text:s text:c="4"/>│ <text:s text:c="3"/>│Опознавательный <text:s text:c="2"/>│ <text:s text:c="3"/>│Аэродром и <text:s text:c="4"/>│</text:p>
      <text:p text:style-name="P5048"><text:s text:c="3"/>│ <text:s text:c="17"/>│ - <text:s/>│индекс воздушного │ - <text:s/>│время вылета <text:s text:c="2"/>│</text:p>
      <text:p text:style-name="P5049">( │ <text:s text:c="17"/>│ <text:s text:c="3"/>│судна и режим и <text:s text:c="2"/>│ <text:s text:c="3"/>│ <text:s text:c="14"/>│</text:p>
      <text:p text:style-name="P5050"><text:s text:c="3"/>│ <text:s text:c="17"/>│ <text:s text:c="3"/>│код ВОРЛ <text:s text:c="9"/>│ <text:s text:c="3"/>│ <text:s text:c="14"/>│</text:p>
      <text:soft-page-break/>
      <text:p text:style-name="P5051"><text:s text:c="3"/>│ <text:s text:c="17"/>│ <text:s text:c="3"/>│ <text:s text:c="17"/>│ <text:s text:c="3"/>│ <text:s text:c="14"/>│</text:p>
      <text:p text:style-name="P5052"><text:s text:c="3"/>└──────────────────┘ <text:s text:c="3"/>└──────────────────┘ <text:s text:c="3"/>└───────────────┘</text:p>
      <text:p text:style-name="Нормальный"/>
      <text:p text:style-name="P5053"><text:s text:c="3"/>┌──────────────────┐ <text:s text:c="3"/>┌──────────────────┐</text:p>
      <text:p text:style-name="P5054"><text:s text:c="3"/>│Поле 16 <text:s text:c="10"/>│ <text:s text:c="3"/>│Поле 18 <text:s text:c="10"/>│</text:p>
      <text:p text:style-name="P5055"><text:s text:c="3"/>│Аэродром <text:s text:c="9"/>│ <text:s text:c="3"/>│Прочая информация │</text:p>
      <text:p text:style-name="P5056"><text:s text:c="3"/>│назначения <text:s text:c="7"/>│ - <text:s/>│(при необходимости│ )</text:p>
      <text:p text:style-name="P5057"><text:s text:c="3"/>│ <text:s text:c="17"/>│ <text:s text:c="3"/>│можно использовать│</text:p>
      <text:p text:style-name="P5058"><text:s text:c="3"/>│ <text:s text:c="17"/>│ <text:s text:c="3"/>│несколько строчек)│</text:p>
      <text:p text:style-name="P5059"><text:s text:c="3"/>└──────────────────┘ <text:s text:c="3"/>└──────────────────┘</text:p>
      <text:p text:style-name="Нормальный"/>
      <text:p text:style-name="Нормальный">Пример сообщения SLT.</text:p>
      <text:p text:style-name="Нормальный"/>
      <text:p text:style-name="Нормальный">(SLT-UTA47 9-UWGG1800-UUDD-DOF/120917 ETA/UUDD2000 RMK/PROPUSKNOJ</text:p>
      <text:p text:style-name="Нормальный">SPOSOBNOSTXIU WPP<text:s/>UUDD)</text:p>
      <text:p text:style-name="Нормальный"/>
      <text:p text:style-name="Нормальный">Содержание примера сообщения SLT.</text:p>
      <text:p text:style-name="Нормальный">Сообщение, касающееся назначения расчетного времени посадки; УТА479 (номер рейса 479, выполняемый авиакомпанией "ЮТэйр"); УВГГ1800 (аэродром вылета Нижний Новгород (Стригино), расчетное время отправления 18 часов 00 минут УТЦ); УУДД (аэродром посадки Москва (Домодедово)); ДОФ/120917 (дата выполнения полета 17 сентября 2012 года); ЕТА/УУДД2000 (назначенное расчетное время посадки на аэродроме Москва (Домодедово) в 20 часов 00 минут УТЦ); РМК/ПРОПУСКНОЙ СПОСОБНОСТЬЮ ВПП УУДД (по причине ожидаемого превышения пропускной способности ВПП аэродрома посадки Москва (Домодедово)).</text:p>
      <text:p text:style-name="Нормальный"><text:bookmark-start text:name="anchor8009"/><text:bookmark-end text:name="anchor8009"/>9. CSL - сообщение об отмене назначенного расчетного времени посадки (SLT) включают в себя:</text:p>
      <text:p text:style-name="Нормальный"/>
      <text:p text:style-name="P5060"><text:s text:c="3"/>┌──────────────────┐ <text:s text:c="3"/>┌──────────────────┐ <text:s text:c="3"/>┌───────────────┐</text:p>
      <text:p text:style-name="P5061"><text:s text:c="3"/>│Поле 3 <text:s text:c="11"/>│ <text:s text:c="3"/>│Поле 7 <text:s text:c="11"/>│ <text:s text:c="3"/>│Поле 13 <text:s text:c="7"/>│</text:p>
      <text:p text:style-name="P5062"><text:s text:c="3"/>│Тип сообщения <text:s text:c="4"/>│ <text:s text:c="3"/>│Опознавательный <text:s text:c="2"/>│ <text:s text:c="3"/>│Аэродром и <text:s text:c="4"/>│</text:p>
      <text:p text:style-name="P5063"><text:s text:c="3"/>│ <text:s text:c="17"/>│ - <text:s/>│индекс воздушного │ - <text:s/>│время вылета <text:s text:c="2"/>│</text:p>
      <text:p text:style-name="P5064">( │ <text:s text:c="17"/>│ <text:s text:c="3"/>│судна и режим и <text:s text:c="2"/>│ <text:s text:c="3"/>│ <text:s text:c="14"/>│</text:p>
      <text:p text:style-name="P5065"><text:s text:c="3"/>│ <text:s text:c="17"/>│ <text:s text:c="3"/>│код ВОРЛ <text:s text:c="9"/>│ <text:s text:c="3"/>│ <text:s text:c="14"/>│</text:p>
      <text:p text:style-name="P5066"><text:s text:c="3"/>│ <text:s text:c="17"/>│ <text:s text:c="3"/>│ <text:s text:c="17"/>│ <text:s text:c="3"/>│ <text:s text:c="14"/>│</text:p>
      <text:p text:style-name="P5067"><text:s text:c="3"/>└──────────────────┘ <text:s text:c="3"/>└──────────────────┘ <text:s text:c="3"/>└───────────────┘</text:p>
      <text:p text:style-name="Нормальный"/>
      <text:p text:style-name="P5068"><text:s text:c="3"/>┌──────────────────┐ <text:s text:c="3"/>┌──────────────────┐</text:p>
      <text:p text:style-name="P5069"><text:s text:c="3"/>│Поле 16 <text:s text:c="10"/>│ <text:s text:c="3"/>│Поле 18 <text:s text:c="10"/>│</text:p>
      <text:p text:style-name="P5070"><text:s text:c="3"/>│Аэродром <text:s text:c="9"/>│ <text:s text:c="3"/>│Прочая информация │</text:p>
      <text:p text:style-name="P5071"><text:s text:c="3"/>│назначения <text:s text:c="7"/>│ - <text:s/>│(при необходимости│ )</text:p>
      <text:p text:style-name="P5072"><text:s text:c="3"/>│ <text:s text:c="17"/>│ <text:s text:c="3"/>│можно использовать│</text:p>
      <text:p text:style-name="P5073"><text:s text:c="3"/>│ <text:s text:c="17"/>│<text:s text:c="4"/>│несколько строчек)│</text:p>
      <text:p text:style-name="P5074"><text:s text:c="3"/>└──────────────────┘ <text:s text:c="3"/>└──────────────────┘</text:p>
      <text:p text:style-name="Нормальный"/>
      <text:p text:style-name="Нормальный">Пример сообщения CSL.</text:p>
      <text:p text:style-name="Нормальный"/>
      <text:p text:style-name="Нормальный">(CSL-SVR506-UUWW14 55-UWUU-DOF/120516)</text:p>
      <text:p text:style-name="Нормальный"/>
      <text:p text:style-name="Нормальный">Содержание примера сообщения CSL.</text:p>
      <text:p text:style-name="Нормальный">Сообщение касается отмены ранее назначенного расчетного времени посадки (SLT); СЖР506<text:s/>(номер рейса 506, выполняемый авиакомпанией "Уральские авиалинии"); УУВВ1455 (аэродром вылета Москва (Внуково), расчетное время отправления 14 часов 55 минут УТЦ); УВУУ (аэродром посадки Уфа); ДОФ/120516 (дата выполнения полета 16 мая 2012 года).</text:p>
      <text:p text:style-name="Нормальный"/>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Normal" style:display-name="Normal" style:family="paragraph">
      <style:text-properties style:font-name="Times New Roman" fo:font-size="12pt" style:font-size-asian="12pt" fo:hyphenate="false"/>
    </style:style>
    <style:style style:name="DefaultParagraphFont" style:display-name="Default Paragraph Font" style:family="text"/>
    <style:style style:name="Standard" style:display-name="Standard" style:family="paragraph">
      <style:paragraph-properties fo:widows="2" fo:orphans="2" fo:text-align="justify" fo:text-indent="0.5in"/>
      <style:text-properties style:font-name="Times New Roman" fo:font-size="12pt" style:font-size-asian="12pt" fo:hyphenate="false"/>
    </style:style>
    <style:style style:name="Preformatted" style:display-name="Preformatted" style:family="paragraph">
      <style:paragraph-properties fo:widows="2" fo:orphans="2" fo:text-align="justify"/>
      <style:text-properties style:font-name="Courier New" style:font-name-asian="Courier New" style:font-name-complex="Courier New" fo:font-size="12pt" style:font-size-asian="12pt" style:font-size-complex="12pt" fo:hyphenate="true"/>
    </style:style>
    <style:style style:name="Heading" style:display-name="Heading" style:family="paragraph" style:parent-style-name="Standard">
      <style:paragraph-properties fo:keep-with-next="always" fo:text-align="center" fo:margin-top="0.1666in" fo:margin-bottom="0.0833in"/>
      <style:text-properties fo:font-weight="bold" style:font-weight-asian="bold" fo:hyphenate="false"/>
    </style:style>
    <style:style style:name="Нормальный" style:display-name="Нормальный" style:family="paragraph" style:parent-style-name="Standard">
      <style:text-properties fo:hyphenate="false"/>
    </style:style>
    <style:style style:name="НормальныйOEM" style:display-name="Нормальный (OEM)" style:family="paragraph" style:parent-style-name="Preformatted">
      <style:text-properties fo:hyphenate="true"/>
    </style:style>
    <style:style style:name="Заголовок1" style:display-name="Заголовок 1" style:family="paragraph" style:parent-style-name="Heading">
      <style:text-properties fo:hyphenate="false"/>
    </style:style>
    <style:style style:name="Заголовок2" style:display-name="Заголовок 2" style:family="paragraph" style:parent-style-name="Heading">
      <style:text-properties fo:hyphenate="false"/>
    </style:style>
    <style:style style:name="Заголовок3" style:display-name="Заголовок 3" style:family="paragraph" style:parent-style-name="Heading">
      <style:text-properties fo:hyphenate="false"/>
    </style:style>
    <style:style style:name="Заголовок4" style:display-name="Заголовок 4" style:family="paragraph" style:parent-style-name="Heading">
      <style:text-properties fo:hyphenate="false"/>
    </style:style>
    <style:style style:name="Утратилсилу" style:display-name="Утратил силу" style:family="paragraph" style:parent-style-name="Standard">
      <style:text-properties style:text-line-through-style="solid" style:text-line-through-width="auto" style:text-line-through-color="font-color" style:text-line-through-mode="continuous" style:text-line-through-type="single" fo:color="#666600" fo:hyphenate="false"/>
    </style:style>
    <style:style style:name="Textreference" style:display-name="Text (reference)" style:family="paragraph" style:parent-style-name="Standard">
      <style:paragraph-properties fo:margin-top="0.052in" fo:text-indent="0in"/>
      <style:text-properties fo:font-style="italic" style:font-style-asian="italic" fo:color="#353842" fo:hyphenate="false"/>
    </style:style>
    <style:style style:name="Комментарий" style:display-name="Комментарий" style:family="paragraph" style:parent-style-name="Textreference">
      <style:paragraph-properties fo:background-color="#F0F0F0"/>
      <style:text-properties fo:background-color="#F0F0F0" fo:hyphenate="false"/>
    </style:style>
    <style:style style:name="Заголовокстатьи" style:display-name="Заголовок статьи" style:family="paragraph" style:parent-style-name="Standard">
      <style:paragraph-properties fo:margin-left="1.1194in" fo:text-indent="-0.6194in">
        <style:tab-stops/>
      </style:paragraph-properties>
      <style:text-properties fo:hyphenate="false"/>
    </style:style>
    <style:style style:name="Прижатыйвлево" style:display-name="Прижатый влево" style:family="paragraph" style:parent-style-name="Standard">
      <style:paragraph-properties fo:text-align="start" fo:text-indent="0in"/>
      <style:text-properties fo:hyphenate="false"/>
    </style:style>
    <style:style style:name="Информацияоверсии" style:display-name="Информация о версии" style:family="paragraph" style:parent-style-name="Textreference">
      <style:paragraph-properties fo:background-color="#F0F0F0"/>
      <style:text-properties fo:background-color="#F0F0F0" fo:hyphenate="false"/>
    </style:style>
    <style:style style:name="Невступилвсилу" style:display-name="Не вступил в силу" style:family="paragraph" style:parent-style-name="Standard">
      <style:paragraph-properties fo:margin-left="0.0965in" fo:text-indent="-0.0965in">
        <style:tab-stops/>
      </style:paragraph-properties>
      <style:text-properties fo:hyphenate="false"/>
    </style:style>
    <style:style style:name="Информацияобизменениях" style:display-name="Информация об изменениях" style:family="paragraph" style:parent-style-name="Textreference">
      <style:paragraph-properties fo:background-color="#EAEFED"/>
      <style:text-properties fo:font-size="10pt" style:font-size-asian="10pt" fo:background-color="#EAEFED" fo:hyphenate="false"/>
    </style:style>
    <style:style style:name="ЗаголовокЭРлевоеокно" style:display-name="Заголовок ЭР (левое окно)" style:family="paragraph" style:parent-style-name="Heading">
      <style:text-properties fo:hyphenate="false"/>
    </style:style>
    <style:style style:name="Сноска" style:display-name="Сноска" style:family="paragraph" style:parent-style-name="Standard">
      <style:text-properties fo:font-size="10pt" style:font-size-asian="10pt" fo:hyphenate="false"/>
    </style:style>
    <style:style style:name="Взамен" style:display-name="Взамен" style:family="paragraph" style:parent-style-name="Textreference">
      <style:paragraph-properties fo:margin-left="0.3in" fo:background-color="#FFF5AD">
        <style:tab-stops/>
      </style:paragraph-properties>
      <style:text-properties fo:background-color="#FFF5AD" fo:hyphenate="false"/>
    </style:style>
    <style:style style:name="Сравнение" style:display-name="Сравнение" style:family="paragraph" style:parent-style-name="Textreference">
      <style:paragraph-properties fo:margin-left="0.3in" fo:background-color="#F0F0F0">
        <style:tab-stops/>
      </style:paragraph-properties>
      <style:text-properties fo:background-color="#F0F0F0" fo:hyphenate="false"/>
    </style:style>
    <style:style style:name="Header" style:display-name="Header" style:family="paragraph" style:parent-style-name="Normal">
      <style:paragraph-properties>
        <style:tab-stops>
          <style:tab-stop style:type="center" style:position="3.2479in"/>
          <style:tab-stop style:type="right" style:position="6.4965in"/>
        </style:tab-stops>
      </style:paragraph-properties>
      <style:text-properties fo:hyphenate="false"/>
    </style:style>
    <style:style style:name="HeaderChar" style:display-name="Header Char" style:family="text" style:parent-style-name="DefaultParagraphFont">
      <style:text-properties style:font-name="Times New Roman" fo:font-size="12pt" style:font-size-asian="12pt"/>
    </style:style>
    <style:style style:name="Footer" style:display-name="Footer" style:family="paragraph" style:parent-style-name="Normal">
      <style:paragraph-properties>
        <style:tab-stops>
          <style:tab-stop style:type="center" style:position="3.2479in"/>
          <style:tab-stop style:type="right" style:position="6.4965in"/>
        </style:tab-stops>
      </style:paragraph-properties>
      <style:text-properties fo:hyphenate="false"/>
    </style:style>
    <style:style style:name="FooterChar" style:display-name="Footer Char" style:family="text" style:parent-style-name="DefaultParagraphFont">
      <style:text-properties style:font-name="Times New Roman" fo:font-size="12pt" style:font-size-asian="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5513in" fo:margin-bottom="0.5in" fo:margin-right="0.5513in" style:num-format="1" style:writing-mode="lr-tb">
        <style:footnote-sep style:width="0.007in" style:rel-width="33%" style:color="#000000" style:line-style="solid" style:adjustment="left"/>
      </style:page-layout-properties>
      <style:header-style>
        <style:header-footer-properties style:dynamic-spacing="true" fo:min-height="0.0513in"/>
      </style:header-style>
      <style:footer-style>
        <style:header-footer-properties style:dynamic-spacing="true" fo:min-height="0.0513in"/>
      </style:footer-style>
    </style:page-layout>
    <style:style style:name="P2" style:parent-style-name="Standard" style:family="paragraph">
      <style:paragraph-properties fo:text-align="start" fo:text-indent="0in"/>
      <style:text-properties style:font-name-asian="Times New Roman" style:font-name-complex="Times New Roman"/>
    </style:style>
    <style:style style:name="TableColumn4" style:family="table-column">
      <style:table-column-properties style:column-width="0.018in"/>
    </style:style>
    <style:style style:name="TableColumn5" style:family="table-column">
      <style:table-column-properties style:column-width="1.268in"/>
    </style:style>
    <style:style style:name="TableColumn6" style:family="table-column">
      <style:table-column-properties style:column-width="0.227in"/>
    </style:style>
    <style:style style:name="Table3" style:family="table">
      <style:table-properties style:width="1.5131in" fo:margin-left="0in" table:align="left"/>
    </style:style>
    <style:style style:name="TableRow7" style:family="table-row">
      <style:table-row-properties/>
    </style:style>
    <style:style style:name="TableCell8" style:family="table-cell">
      <style:table-cell-properties fo:border="none" style:writing-mode="lr-tb" fo:padding-top="0in" fo:padding-left="0.0069in" fo:padding-bottom="0in" fo:padding-right="0.0069in"/>
    </style:style>
    <style:style style:name="P9" style:parent-style-name="Standard" style:family="paragraph">
      <style:paragraph-properties fo:text-align="start" fo:text-indent="0in"/>
    </style:style>
    <style:style style:name="TableCell10" style:family="table-cell">
      <style:table-cell-properties fo:border="none" style:writing-mode="lr-tb" fo:padding-top="0in" fo:padding-left="0.0069in" fo:padding-bottom="0in" fo:padding-right="0.0069in"/>
    </style:style>
    <style:style style:name="P11" style:parent-style-name="Standard" style:family="paragraph">
      <style:paragraph-properties fo:text-align="center" fo:text-indent="0in"/>
      <style:text-properties style:font-name-asian="Times New Roman" style:font-name-complex="Times New Roman"/>
    </style:style>
    <style:style style:name="TableCell12" style:family="table-cell">
      <style:table-cell-properties fo:border="none" style:writing-mode="lr-tb" fo:padding-top="0in" fo:padding-left="0.0069in" fo:padding-bottom="0in" fo:padding-right="0.0069in"/>
    </style:style>
    <style:style style:name="P13" style:parent-style-name="Standard" style:family="paragraph">
      <style:paragraph-properties fo:text-align="end" fo:text-indent="0in"/>
    </style:style>
    <style:style style:name="T14" style:parent-style-name="DefaultParagraphFont" style:family="text">
      <style:text-properties style:font-name-asian="Times New Roman" style:font-name-complex="Times New Roman"/>
    </style:style>
    <style:style style:name="T15" style:parent-style-name="DefaultParagraphFont" style:family="text">
      <style:text-properties style:font-name-asian="Times New Roman" style:font-name-complex="Times New Roman"/>
    </style:style>
    <style:style style:name="T16" style:parent-style-name="DefaultParagraphFont" style:family="text">
      <style:text-properties style:font-name-asian="Times New Roman" style:font-name-complex="Times New Roman"/>
    </style:style>
    <style:page-layout style:name="PL1">
      <style:page-layout-properties fo:page-width="22in" fo:page-height="16.5354in" style:print-orientation="landscape" fo:margin-top="0.5in" fo:margin-left="0.5513in" fo:margin-bottom="0.5in" fo:margin-right="0.5513in" style:num-format="1" style:writing-mode="lr-tb">
        <style:footnote-sep style:width="0.007in" style:rel-width="33%" style:color="#000000" style:line-style="solid" style:adjustment="left"/>
      </style:page-layout-properties>
      <style:header-style>
        <style:header-footer-properties style:dynamic-spacing="true" fo:min-height="0.0513in"/>
      </style:header-style>
      <style:footer-style>
        <style:header-footer-properties style:dynamic-spacing="true" fo:min-height="0.0513in"/>
      </style:footer-style>
    </style:page-layout>
    <style:style style:name="P129" style:parent-style-name="Standard" style:family="paragraph">
      <style:paragraph-properties fo:text-align="start" fo:text-indent="0in"/>
      <style:text-properties style:font-name-asian="Times New Roman" style:font-name-complex="Times New Roman"/>
    </style:style>
    <style:style style:name="TableColumn131" style:family="table-column">
      <style:table-column-properties style:column-width="0.018in"/>
    </style:style>
    <style:style style:name="TableColumn132" style:family="table-column">
      <style:table-column-properties style:column-width="1.268in"/>
    </style:style>
    <style:style style:name="TableColumn133" style:family="table-column">
      <style:table-column-properties style:column-width="0.3104in"/>
    </style:style>
    <style:style style:name="Table130" style:family="table">
      <style:table-properties style:width="1.5965in" fo:margin-left="0in" table:align="left"/>
    </style:style>
    <style:style style:name="TableRow134" style:family="table-row">
      <style:table-row-properties/>
    </style:style>
    <style:style style:name="TableCell135" style:family="table-cell">
      <style:table-cell-properties fo:border="none" style:writing-mode="lr-tb" fo:padding-top="0in" fo:padding-left="0.0069in" fo:padding-bottom="0in" fo:padding-right="0.0069in"/>
    </style:style>
    <style:style style:name="P136" style:parent-style-name="Standard" style:family="paragraph">
      <style:paragraph-properties fo:text-align="start" fo:text-indent="0in"/>
    </style:style>
    <style:style style:name="TableCell137" style:family="table-cell">
      <style:table-cell-properties fo:border="none" style:writing-mode="lr-tb" fo:padding-top="0in" fo:padding-left="0.0069in" fo:padding-bottom="0in" fo:padding-right="0.0069in"/>
    </style:style>
    <style:style style:name="P138" style:parent-style-name="Standard" style:family="paragraph">
      <style:paragraph-properties fo:text-align="center" fo:text-indent="0in"/>
      <style:text-properties style:font-name-asian="Times New Roman" style:font-name-complex="Times New Roman"/>
    </style:style>
    <style:style style:name="TableCell139" style:family="table-cell">
      <style:table-cell-properties fo:border="none" style:writing-mode="lr-tb" fo:padding-top="0in" fo:padding-left="0.0069in" fo:padding-bottom="0in" fo:padding-right="0.0069in"/>
    </style:style>
    <style:style style:name="P140" style:parent-style-name="Standard" style:family="paragraph">
      <style:paragraph-properties fo:text-align="end" fo:text-indent="0in"/>
    </style:style>
    <style:style style:name="T141" style:parent-style-name="DefaultParagraphFont" style:family="text">
      <style:text-properties style:font-name-asian="Times New Roman" style:font-name-complex="Times New Roman"/>
    </style:style>
    <style:style style:name="T142" style:parent-style-name="DefaultParagraphFont" style:family="text">
      <style:text-properties style:font-name-asian="Times New Roman" style:font-name-complex="Times New Roman"/>
    </style:style>
    <style:style style:name="T143" style:parent-style-name="DefaultParagraphFont" style:family="text">
      <style:text-properties style:font-name-asian="Times New Roman" style:font-name-complex="Times New Roman"/>
    </style:style>
    <style:page-layout style:name="PL2">
      <style:page-layout-properties fo:page-width="11.693in" fo:page-height="8.268in" style:print-orientation="landscape" fo:margin-top="0.5in" fo:margin-left="0.5513in" fo:margin-bottom="0.5in" fo:margin-right="0.5513in" style:num-format="1" style:writing-mode="lr-tb">
        <style:footnote-sep style:width="0.007in" style:rel-width="33%" style:color="#000000" style:line-style="solid" style:adjustment="left"/>
      </style:page-layout-properties>
      <style:header-style>
        <style:header-footer-properties style:dynamic-spacing="true" fo:min-height="0.0513in"/>
      </style:header-style>
      <style:footer-style>
        <style:header-footer-properties style:dynamic-spacing="true" fo:min-height="0.0513in"/>
      </style:footer-style>
    </style:page-layout>
    <style:style style:name="P1198" style:parent-style-name="Standard" style:family="paragraph">
      <style:paragraph-properties fo:text-align="start" fo:text-indent="0in"/>
      <style:text-properties style:font-name-asian="Times New Roman" style:font-name-complex="Times New Roman"/>
    </style:style>
    <style:style style:name="TableColumn1200" style:family="table-column">
      <style:table-column-properties style:column-width="0.018in"/>
    </style:style>
    <style:style style:name="TableColumn1201" style:family="table-column">
      <style:table-column-properties style:column-width="1.268in"/>
    </style:style>
    <style:style style:name="TableColumn1202" style:family="table-column">
      <style:table-column-properties style:column-width="0.3104in"/>
    </style:style>
    <style:style style:name="Table1199" style:family="table">
      <style:table-properties style:width="1.5965in" fo:margin-left="0in" table:align="left"/>
    </style:style>
    <style:style style:name="TableRow1203" style:family="table-row">
      <style:table-row-properties/>
    </style:style>
    <style:style style:name="TableCell1204" style:family="table-cell">
      <style:table-cell-properties fo:border="none" style:writing-mode="lr-tb" fo:padding-top="0in" fo:padding-left="0.0069in" fo:padding-bottom="0in" fo:padding-right="0.0069in"/>
    </style:style>
    <style:style style:name="P1205" style:parent-style-name="Standard" style:family="paragraph">
      <style:paragraph-properties fo:text-align="start" fo:text-indent="0in"/>
    </style:style>
    <style:style style:name="TableCell1206" style:family="table-cell">
      <style:table-cell-properties fo:border="none" style:writing-mode="lr-tb" fo:padding-top="0in" fo:padding-left="0.0069in" fo:padding-bottom="0in" fo:padding-right="0.0069in"/>
    </style:style>
    <style:style style:name="P1207" style:parent-style-name="Standard" style:family="paragraph">
      <style:paragraph-properties fo:text-align="center" fo:text-indent="0in"/>
      <style:text-properties style:font-name-asian="Times New Roman" style:font-name-complex="Times New Roman"/>
    </style:style>
    <style:style style:name="TableCell1208" style:family="table-cell">
      <style:table-cell-properties fo:border="none" style:writing-mode="lr-tb" fo:padding-top="0in" fo:padding-left="0.0069in" fo:padding-bottom="0in" fo:padding-right="0.0069in"/>
    </style:style>
    <style:style style:name="P1209" style:parent-style-name="Standard" style:family="paragraph">
      <style:paragraph-properties fo:text-align="end" fo:text-indent="0in"/>
    </style:style>
    <style:style style:name="T1210" style:parent-style-name="DefaultParagraphFont" style:family="text">
      <style:text-properties style:font-name-asian="Times New Roman" style:font-name-complex="Times New Roman"/>
    </style:style>
    <style:style style:name="T1211" style:parent-style-name="DefaultParagraphFont" style:family="text">
      <style:text-properties style:font-name-asian="Times New Roman" style:font-name-complex="Times New Roman"/>
    </style:style>
    <style:style style:name="T1212" style:parent-style-name="DefaultParagraphFont" style:family="text">
      <style:text-properties style:font-name-asian="Times New Roman" style:font-name-complex="Times New Roman"/>
    </style:style>
    <style:page-layout style:name="PL3">
      <style:page-layout-properties fo:page-width="8.268in" fo:page-height="11.693in" style:print-orientation="portrait" fo:margin-top="0.5in" fo:margin-left="0.5513in" fo:margin-bottom="0.5in" fo:margin-right="0.5513in" style:num-format="1" style:writing-mode="lr-tb">
        <style:footnote-sep style:width="0.007in" style:rel-width="33%" style:color="#000000" style:line-style="solid" style:adjustment="left"/>
      </style:page-layout-properties>
      <style:header-style>
        <style:header-footer-properties style:dynamic-spacing="true" fo:min-height="0.0513in"/>
      </style:header-style>
      <style:footer-style>
        <style:header-footer-properties style:dynamic-spacing="true" fo:min-height="0.0513in"/>
      </style:footer-style>
    </style:page-layout>
    <style:style style:name="P2488" style:parent-style-name="Standard" style:family="paragraph">
      <style:paragraph-properties fo:text-align="start" fo:text-indent="0in"/>
      <style:text-properties style:font-name-asian="Times New Roman" style:font-name-complex="Times New Roman"/>
    </style:style>
    <style:style style:name="TableColumn2490" style:family="table-column">
      <style:table-column-properties style:column-width="0.018in"/>
    </style:style>
    <style:style style:name="TableColumn2491" style:family="table-column">
      <style:table-column-properties style:column-width="1.268in"/>
    </style:style>
    <style:style style:name="TableColumn2492" style:family="table-column">
      <style:table-column-properties style:column-width="0.3937in"/>
    </style:style>
    <style:style style:name="Table2489" style:family="table">
      <style:table-properties style:width="1.6798in" fo:margin-left="0in" table:align="left"/>
    </style:style>
    <style:style style:name="TableRow2493" style:family="table-row">
      <style:table-row-properties/>
    </style:style>
    <style:style style:name="TableCell2494" style:family="table-cell">
      <style:table-cell-properties fo:border="none" style:writing-mode="lr-tb" fo:padding-top="0in" fo:padding-left="0.0069in" fo:padding-bottom="0in" fo:padding-right="0.0069in"/>
    </style:style>
    <style:style style:name="P2495" style:parent-style-name="Standard" style:family="paragraph">
      <style:paragraph-properties fo:text-align="start" fo:text-indent="0in"/>
    </style:style>
    <style:style style:name="TableCell2496" style:family="table-cell">
      <style:table-cell-properties fo:border="none" style:writing-mode="lr-tb" fo:padding-top="0in" fo:padding-left="0.0069in" fo:padding-bottom="0in" fo:padding-right="0.0069in"/>
    </style:style>
    <style:style style:name="P2497" style:parent-style-name="Standard" style:family="paragraph">
      <style:paragraph-properties fo:text-align="center" fo:text-indent="0in"/>
      <style:text-properties style:font-name-asian="Times New Roman" style:font-name-complex="Times New Roman"/>
    </style:style>
    <style:style style:name="TableCell2498" style:family="table-cell">
      <style:table-cell-properties fo:border="none" style:writing-mode="lr-tb" fo:padding-top="0in" fo:padding-left="0.0069in" fo:padding-bottom="0in" fo:padding-right="0.0069in"/>
    </style:style>
    <style:style style:name="P2499" style:parent-style-name="Standard" style:family="paragraph">
      <style:paragraph-properties fo:text-align="end" fo:text-indent="0in"/>
    </style:style>
    <style:style style:name="T2500" style:parent-style-name="DefaultParagraphFont" style:family="text">
      <style:text-properties style:font-name-asian="Times New Roman" style:font-name-complex="Times New Roman"/>
    </style:style>
    <style:style style:name="T2501" style:parent-style-name="DefaultParagraphFont" style:family="text">
      <style:text-properties style:font-name-asian="Times New Roman" style:font-name-complex="Times New Roman"/>
    </style:style>
    <style:style style:name="T2502" style:parent-style-name="DefaultParagraphFont" style:family="text">
      <style:text-properties style:font-name-asian="Times New Roman" style:font-name-complex="Times New Roman"/>
    </style:style>
    <style:page-layout style:name="PL4">
      <style:page-layout-properties fo:page-width="11.693in" fo:page-height="8.268in" style:print-orientation="landscape" fo:margin-top="0.5in" fo:margin-left="0.5513in" fo:margin-bottom="0.5in" fo:margin-right="0.5513in" style:num-format="1" style:writing-mode="lr-tb">
        <style:footnote-sep style:width="0.007in" style:rel-width="33%" style:color="#000000" style:line-style="solid" style:adjustment="left"/>
      </style:page-layout-properties>
      <style:header-style>
        <style:header-footer-properties style:dynamic-spacing="true" fo:min-height="0.0513in"/>
      </style:header-style>
      <style:footer-style>
        <style:header-footer-properties style:dynamic-spacing="true" fo:min-height="0.0513in"/>
      </style:footer-style>
    </style:page-layout>
    <style:style style:name="P2504" style:parent-style-name="Standard" style:family="paragraph">
      <style:paragraph-properties fo:text-align="start" fo:text-indent="0in"/>
      <style:text-properties style:font-name-asian="Times New Roman" style:font-name-complex="Times New Roman"/>
    </style:style>
    <style:style style:name="TableColumn2506" style:family="table-column">
      <style:table-column-properties style:column-width="0.018in"/>
    </style:style>
    <style:style style:name="TableColumn2507" style:family="table-column">
      <style:table-column-properties style:column-width="1.268in"/>
    </style:style>
    <style:style style:name="TableColumn2508" style:family="table-column">
      <style:table-column-properties style:column-width="0.3937in"/>
    </style:style>
    <style:style style:name="Table2505" style:family="table">
      <style:table-properties style:width="1.6798in" fo:margin-left="0in" table:align="left"/>
    </style:style>
    <style:style style:name="TableRow2509" style:family="table-row">
      <style:table-row-properties/>
    </style:style>
    <style:style style:name="TableCell2510" style:family="table-cell">
      <style:table-cell-properties fo:border="none" style:writing-mode="lr-tb" fo:padding-top="0in" fo:padding-left="0.0069in" fo:padding-bottom="0in" fo:padding-right="0.0069in"/>
    </style:style>
    <style:style style:name="P2511" style:parent-style-name="Standard" style:family="paragraph">
      <style:paragraph-properties fo:text-align="start" fo:text-indent="0in"/>
    </style:style>
    <style:style style:name="TableCell2512" style:family="table-cell">
      <style:table-cell-properties fo:border="none" style:writing-mode="lr-tb" fo:padding-top="0in" fo:padding-left="0.0069in" fo:padding-bottom="0in" fo:padding-right="0.0069in"/>
    </style:style>
    <style:style style:name="P2513" style:parent-style-name="Standard" style:family="paragraph">
      <style:paragraph-properties fo:text-align="center" fo:text-indent="0in"/>
      <style:text-properties style:font-name-asian="Times New Roman" style:font-name-complex="Times New Roman"/>
    </style:style>
    <style:style style:name="TableCell2514" style:family="table-cell">
      <style:table-cell-properties fo:border="none" style:writing-mode="lr-tb" fo:padding-top="0in" fo:padding-left="0.0069in" fo:padding-bottom="0in" fo:padding-right="0.0069in"/>
    </style:style>
    <style:style style:name="P2515" style:parent-style-name="Standard" style:family="paragraph">
      <style:paragraph-properties fo:text-align="end" fo:text-indent="0in"/>
    </style:style>
    <style:style style:name="T2516" style:parent-style-name="DefaultParagraphFont" style:family="text">
      <style:text-properties style:font-name-asian="Times New Roman" style:font-name-complex="Times New Roman"/>
    </style:style>
    <style:style style:name="T2517" style:parent-style-name="DefaultParagraphFont" style:family="text">
      <style:text-properties style:font-name-asian="Times New Roman" style:font-name-complex="Times New Roman"/>
    </style:style>
    <style:style style:name="T2518" style:parent-style-name="DefaultParagraphFont" style:family="text">
      <style:text-properties style:font-name-asian="Times New Roman" style:font-name-complex="Times New Roman"/>
    </style:style>
    <style:page-layout style:name="PL5">
      <style:page-layout-properties fo:page-width="8.268in" fo:page-height="11.693in" style:print-orientation="portrait" fo:margin-top="0.5in" fo:margin-left="0.5513in" fo:margin-bottom="0.5in" fo:margin-right="0.5513in" style:num-format="1" style:writing-mode="lr-tb">
        <style:footnote-sep style:width="0.007in" style:rel-width="33%" style:color="#000000" style:line-style="solid" style:adjustment="left"/>
      </style:page-layout-properties>
      <style:header-style>
        <style:header-footer-properties style:dynamic-spacing="true" fo:min-height="0.0513in"/>
      </style:header-style>
      <style:footer-style>
        <style:header-footer-properties style:dynamic-spacing="true" fo:min-height="0.0513in"/>
      </style:footer-style>
    </style:page-layout>
    <style:style style:name="P2691" style:parent-style-name="Standard" style:family="paragraph">
      <style:paragraph-properties fo:text-align="start" fo:text-indent="0in"/>
      <style:text-properties style:font-name-asian="Times New Roman" style:font-name-complex="Times New Roman"/>
    </style:style>
    <style:style style:name="TableColumn2693" style:family="table-column">
      <style:table-column-properties style:column-width="0.018in"/>
    </style:style>
    <style:style style:name="TableColumn2694" style:family="table-column">
      <style:table-column-properties style:column-width="1.268in"/>
    </style:style>
    <style:style style:name="TableColumn2695" style:family="table-column">
      <style:table-column-properties style:column-width="0.3937in"/>
    </style:style>
    <style:style style:name="Table2692" style:family="table">
      <style:table-properties style:width="1.6798in" fo:margin-left="0in" table:align="left"/>
    </style:style>
    <style:style style:name="TableRow2696" style:family="table-row">
      <style:table-row-properties/>
    </style:style>
    <style:style style:name="TableCell2697" style:family="table-cell">
      <style:table-cell-properties fo:border="none" style:writing-mode="lr-tb" fo:padding-top="0in" fo:padding-left="0.0069in" fo:padding-bottom="0in" fo:padding-right="0.0069in"/>
    </style:style>
    <style:style style:name="P2698" style:parent-style-name="Standard" style:family="paragraph">
      <style:paragraph-properties fo:text-align="start" fo:text-indent="0in"/>
    </style:style>
    <style:style style:name="TableCell2699" style:family="table-cell">
      <style:table-cell-properties fo:border="none" style:writing-mode="lr-tb" fo:padding-top="0in" fo:padding-left="0.0069in" fo:padding-bottom="0in" fo:padding-right="0.0069in"/>
    </style:style>
    <style:style style:name="P2700" style:parent-style-name="Standard" style:family="paragraph">
      <style:paragraph-properties fo:text-align="center" fo:text-indent="0in"/>
      <style:text-properties style:font-name-asian="Times New Roman" style:font-name-complex="Times New Roman"/>
    </style:style>
    <style:style style:name="TableCell2701" style:family="table-cell">
      <style:table-cell-properties fo:border="none" style:writing-mode="lr-tb" fo:padding-top="0in" fo:padding-left="0.0069in" fo:padding-bottom="0in" fo:padding-right="0.0069in"/>
    </style:style>
    <style:style style:name="P2702" style:parent-style-name="Standard" style:family="paragraph">
      <style:paragraph-properties fo:text-align="end" fo:text-indent="0in"/>
    </style:style>
    <style:style style:name="T2703" style:parent-style-name="DefaultParagraphFont" style:family="text">
      <style:text-properties style:font-name-asian="Times New Roman" style:font-name-complex="Times New Roman"/>
    </style:style>
    <style:style style:name="T2704" style:parent-style-name="DefaultParagraphFont" style:family="text">
      <style:text-properties style:font-name-asian="Times New Roman" style:font-name-complex="Times New Roman"/>
    </style:style>
    <style:style style:name="T2705" style:parent-style-name="DefaultParagraphFont" style:family="text">
      <style:text-properties style:font-name-asian="Times New Roman" style:font-name-complex="Times New Roman"/>
    </style:style>
    <style:page-layout style:name="PL6">
      <style:page-layout-properties fo:page-width="16.5354in" fo:page-height="11.693in" style:print-orientation="landscape" fo:margin-top="0.5in" fo:margin-left="0.5513in" fo:margin-bottom="0.5in" fo:margin-right="0.5513in" style:num-format="1" style:writing-mode="lr-tb">
        <style:footnote-sep style:width="0.007in" style:rel-width="33%" style:color="#000000" style:line-style="solid" style:adjustment="left"/>
      </style:page-layout-properties>
      <style:header-style>
        <style:header-footer-properties style:dynamic-spacing="true" fo:min-height="0.0513in"/>
      </style:header-style>
      <style:footer-style>
        <style:header-footer-properties style:dynamic-spacing="true" fo:min-height="0.0513in"/>
      </style:footer-style>
    </style:page-layout>
    <style:style style:name="P2910" style:parent-style-name="Standard" style:family="paragraph">
      <style:paragraph-properties fo:text-align="start" fo:text-indent="0in"/>
      <style:text-properties style:font-name-asian="Times New Roman" style:font-name-complex="Times New Roman"/>
    </style:style>
    <style:style style:name="TableColumn2912" style:family="table-column">
      <style:table-column-properties style:column-width="0.018in"/>
    </style:style>
    <style:style style:name="TableColumn2913" style:family="table-column">
      <style:table-column-properties style:column-width="1.268in"/>
    </style:style>
    <style:style style:name="TableColumn2914" style:family="table-column">
      <style:table-column-properties style:column-width="0.3937in"/>
    </style:style>
    <style:style style:name="Table2911" style:family="table">
      <style:table-properties style:width="1.6798in" fo:margin-left="0in" table:align="left"/>
    </style:style>
    <style:style style:name="TableRow2915" style:family="table-row">
      <style:table-row-properties/>
    </style:style>
    <style:style style:name="TableCell2916" style:family="table-cell">
      <style:table-cell-properties fo:border="none" style:writing-mode="lr-tb" fo:padding-top="0in" fo:padding-left="0.0069in" fo:padding-bottom="0in" fo:padding-right="0.0069in"/>
    </style:style>
    <style:style style:name="P2917" style:parent-style-name="Standard" style:family="paragraph">
      <style:paragraph-properties fo:text-align="start" fo:text-indent="0in"/>
    </style:style>
    <style:style style:name="TableCell2918" style:family="table-cell">
      <style:table-cell-properties fo:border="none" style:writing-mode="lr-tb" fo:padding-top="0in" fo:padding-left="0.0069in" fo:padding-bottom="0in" fo:padding-right="0.0069in"/>
    </style:style>
    <style:style style:name="P2919" style:parent-style-name="Standard" style:family="paragraph">
      <style:paragraph-properties fo:text-align="center" fo:text-indent="0in"/>
      <style:text-properties style:font-name-asian="Times New Roman" style:font-name-complex="Times New Roman"/>
    </style:style>
    <style:style style:name="TableCell2920" style:family="table-cell">
      <style:table-cell-properties fo:border="none" style:writing-mode="lr-tb" fo:padding-top="0in" fo:padding-left="0.0069in" fo:padding-bottom="0in" fo:padding-right="0.0069in"/>
    </style:style>
    <style:style style:name="P2921" style:parent-style-name="Standard" style:family="paragraph">
      <style:paragraph-properties fo:text-align="end" fo:text-indent="0in"/>
    </style:style>
    <style:style style:name="T2922" style:parent-style-name="DefaultParagraphFont" style:family="text">
      <style:text-properties style:font-name-asian="Times New Roman" style:font-name-complex="Times New Roman"/>
    </style:style>
    <style:style style:name="T2923" style:parent-style-name="DefaultParagraphFont" style:family="text">
      <style:text-properties style:font-name-asian="Times New Roman" style:font-name-complex="Times New Roman"/>
    </style:style>
    <style:style style:name="T2924" style:parent-style-name="DefaultParagraphFont" style:family="text">
      <style:text-properties style:font-name-asian="Times New Roman" style:font-name-complex="Times New Roman"/>
    </style:style>
    <style:page-layout style:name="PL7">
      <style:page-layout-properties fo:page-width="8.268in" fo:page-height="11.693in" style:print-orientation="portrait" fo:margin-top="0.5in" fo:margin-left="0.5513in" fo:margin-bottom="0.5in" fo:margin-right="0.5513in" style:num-format="1" style:writing-mode="lr-tb">
        <style:footnote-sep style:width="0.007in" style:rel-width="33%" style:color="#000000" style:line-style="solid" style:adjustment="left"/>
      </style:page-layout-properties>
      <style:header-style>
        <style:header-footer-properties style:dynamic-spacing="true" fo:min-height="0.0513in"/>
      </style:header-style>
      <style:footer-style>
        <style:header-footer-properties style:dynamic-spacing="true" fo:min-height="0.0513in"/>
      </style:footer-style>
    </style:page-layout>
    <style:style style:name="P4104" style:parent-style-name="Standard" style:family="paragraph">
      <style:paragraph-properties fo:text-align="start" fo:text-indent="0in"/>
      <style:text-properties style:font-name-asian="Times New Roman" style:font-name-complex="Times New Roman"/>
    </style:style>
    <style:style style:name="TableColumn4106" style:family="table-column">
      <style:table-column-properties style:column-width="0.018in"/>
    </style:style>
    <style:style style:name="TableColumn4107" style:family="table-column">
      <style:table-column-properties style:column-width="1.268in"/>
    </style:style>
    <style:style style:name="TableColumn4108" style:family="table-column">
      <style:table-column-properties style:column-width="0.3875in"/>
    </style:style>
    <style:style style:name="Table4105" style:family="table">
      <style:table-properties style:width="1.6736in" fo:margin-left="0in" table:align="left"/>
    </style:style>
    <style:style style:name="TableRow4109" style:family="table-row">
      <style:table-row-properties/>
    </style:style>
    <style:style style:name="TableCell4110" style:family="table-cell">
      <style:table-cell-properties fo:border="none" style:writing-mode="lr-tb" fo:padding-top="0in" fo:padding-left="0.0069in" fo:padding-bottom="0in" fo:padding-right="0.0069in"/>
    </style:style>
    <style:style style:name="P4111" style:parent-style-name="Standard" style:family="paragraph">
      <style:paragraph-properties fo:text-align="start" fo:text-indent="0in"/>
    </style:style>
    <style:style style:name="TableCell4112" style:family="table-cell">
      <style:table-cell-properties fo:border="none" style:writing-mode="lr-tb" fo:padding-top="0in" fo:padding-left="0.0069in" fo:padding-bottom="0in" fo:padding-right="0.0069in"/>
    </style:style>
    <style:style style:name="P4113" style:parent-style-name="Standard" style:family="paragraph">
      <style:paragraph-properties fo:text-align="center" fo:text-indent="0in"/>
      <style:text-properties style:font-name-asian="Times New Roman" style:font-name-complex="Times New Roman"/>
    </style:style>
    <style:style style:name="TableCell4114" style:family="table-cell">
      <style:table-cell-properties fo:border="none" style:writing-mode="lr-tb" fo:padding-top="0in" fo:padding-left="0.0069in" fo:padding-bottom="0in" fo:padding-right="0.0069in"/>
    </style:style>
    <style:style style:name="P4115" style:parent-style-name="Standard" style:family="paragraph">
      <style:paragraph-properties fo:text-align="end" fo:text-indent="0in"/>
    </style:style>
    <style:style style:name="T4116" style:parent-style-name="DefaultParagraphFont" style:family="text">
      <style:text-properties style:font-name-asian="Times New Roman" style:font-name-complex="Times New Roman"/>
    </style:style>
    <style:style style:name="T4117" style:parent-style-name="DefaultParagraphFont" style:family="text">
      <style:text-properties style:font-name-asian="Times New Roman" style:font-name-complex="Times New Roman"/>
    </style:style>
    <style:style style:name="T4118" style:parent-style-name="DefaultParagraphFont" style:family="text">
      <style:text-properties style:font-name-asian="Times New Roman" style:font-name-complex="Times New Roman"/>
    </style:style>
    <style:page-layout style:name="PL8">
      <style:page-layout-properties fo:page-width="11.693in" fo:page-height="8.268in" style:print-orientation="landscape" fo:margin-top="0.5in" fo:margin-left="0.5513in" fo:margin-bottom="0.5in" fo:margin-right="0.5513in" style:num-format="1" style:writing-mode="lr-tb">
        <style:footnote-sep style:width="0.007in" style:rel-width="33%" style:color="#000000" style:line-style="solid" style:adjustment="left"/>
      </style:page-layout-properties>
      <style:header-style>
        <style:header-footer-properties style:dynamic-spacing="true" fo:min-height="0.0513in"/>
      </style:header-style>
      <style:footer-style>
        <style:header-footer-properties style:dynamic-spacing="true" fo:min-height="0.0513in"/>
      </style:footer-style>
    </style:page-layout>
    <style:style style:name="P4125" style:parent-style-name="Standard" style:family="paragraph">
      <style:paragraph-properties fo:text-align="start" fo:text-indent="0in"/>
      <style:text-properties style:font-name-asian="Times New Roman" style:font-name-complex="Times New Roman"/>
    </style:style>
    <style:style style:name="TableColumn4127" style:family="table-column">
      <style:table-column-properties style:column-width="0.018in"/>
    </style:style>
    <style:style style:name="TableColumn4128" style:family="table-column">
      <style:table-column-properties style:column-width="1.268in"/>
    </style:style>
    <style:style style:name="TableColumn4129" style:family="table-column">
      <style:table-column-properties style:column-width="0.3875in"/>
    </style:style>
    <style:style style:name="Table4126" style:family="table">
      <style:table-properties style:width="1.6736in" fo:margin-left="0in" table:align="left"/>
    </style:style>
    <style:style style:name="TableRow4130" style:family="table-row">
      <style:table-row-properties/>
    </style:style>
    <style:style style:name="TableCell4131" style:family="table-cell">
      <style:table-cell-properties fo:border="none" style:writing-mode="lr-tb" fo:padding-top="0in" fo:padding-left="0.0069in" fo:padding-bottom="0in" fo:padding-right="0.0069in"/>
    </style:style>
    <style:style style:name="P4132" style:parent-style-name="Standard" style:family="paragraph">
      <style:paragraph-properties fo:text-align="start" fo:text-indent="0in"/>
    </style:style>
    <style:style style:name="TableCell4133" style:family="table-cell">
      <style:table-cell-properties fo:border="none" style:writing-mode="lr-tb" fo:padding-top="0in" fo:padding-left="0.0069in" fo:padding-bottom="0in" fo:padding-right="0.0069in"/>
    </style:style>
    <style:style style:name="P4134" style:parent-style-name="Standard" style:family="paragraph">
      <style:paragraph-properties fo:text-align="center" fo:text-indent="0in"/>
      <style:text-properties style:font-name-asian="Times New Roman" style:font-name-complex="Times New Roman"/>
    </style:style>
    <style:style style:name="TableCell4135" style:family="table-cell">
      <style:table-cell-properties fo:border="none" style:writing-mode="lr-tb" fo:padding-top="0in" fo:padding-left="0.0069in" fo:padding-bottom="0in" fo:padding-right="0.0069in"/>
    </style:style>
    <style:style style:name="P4136" style:parent-style-name="Standard" style:family="paragraph">
      <style:paragraph-properties fo:text-align="end" fo:text-indent="0in"/>
    </style:style>
    <style:style style:name="T4137" style:parent-style-name="DefaultParagraphFont" style:family="text">
      <style:text-properties style:font-name-asian="Times New Roman" style:font-name-complex="Times New Roman"/>
    </style:style>
    <style:style style:name="T4138" style:parent-style-name="DefaultParagraphFont" style:family="text">
      <style:text-properties style:font-name-asian="Times New Roman" style:font-name-complex="Times New Roman"/>
    </style:style>
    <style:style style:name="T4139" style:parent-style-name="DefaultParagraphFont" style:family="text">
      <style:text-properties style:font-name-asian="Times New Roman" style:font-name-complex="Times New Roman"/>
    </style:style>
    <style:page-layout style:name="PL9">
      <style:page-layout-properties fo:page-width="8.268in" fo:page-height="11.693in" style:print-orientation="portrait" fo:margin-top="0.5in" fo:margin-left="0.5513in" fo:margin-bottom="0.5in" fo:margin-right="0.5513in" style:num-format="1" style:writing-mode="lr-tb">
        <style:footnote-sep style:width="0.007in" style:rel-width="33%" style:color="#000000" style:line-style="solid" style:adjustment="left"/>
      </style:page-layout-properties>
      <style:header-style>
        <style:header-footer-properties style:dynamic-spacing="true" fo:min-height="0.0513in"/>
      </style:header-style>
      <style:footer-style>
        <style:header-footer-properties style:dynamic-spacing="true" fo:min-height="0.0513in"/>
      </style:footer-style>
    </style:page-layout>
    <style:style style:name="P4151" style:parent-style-name="Standard" style:family="paragraph">
      <style:paragraph-properties fo:text-align="start" fo:text-indent="0in"/>
      <style:text-properties style:font-name-asian="Times New Roman" style:font-name-complex="Times New Roman"/>
    </style:style>
    <style:style style:name="TableColumn4153" style:family="table-column">
      <style:table-column-properties style:column-width="0.018in"/>
    </style:style>
    <style:style style:name="TableColumn4154" style:family="table-column">
      <style:table-column-properties style:column-width="1.268in"/>
    </style:style>
    <style:style style:name="TableColumn4155" style:family="table-column">
      <style:table-column-properties style:column-width="0.3875in"/>
    </style:style>
    <style:style style:name="Table4152" style:family="table">
      <style:table-properties style:width="1.6736in" fo:margin-left="0in" table:align="left"/>
    </style:style>
    <style:style style:name="TableRow4156" style:family="table-row">
      <style:table-row-properties/>
    </style:style>
    <style:style style:name="TableCell4157" style:family="table-cell">
      <style:table-cell-properties fo:border="none" style:writing-mode="lr-tb" fo:padding-top="0in" fo:padding-left="0.0069in" fo:padding-bottom="0in" fo:padding-right="0.0069in"/>
    </style:style>
    <style:style style:name="P4158" style:parent-style-name="Standard" style:family="paragraph">
      <style:paragraph-properties fo:text-align="start" fo:text-indent="0in"/>
    </style:style>
    <style:style style:name="TableCell4159" style:family="table-cell">
      <style:table-cell-properties fo:border="none" style:writing-mode="lr-tb" fo:padding-top="0in" fo:padding-left="0.0069in" fo:padding-bottom="0in" fo:padding-right="0.0069in"/>
    </style:style>
    <style:style style:name="P4160" style:parent-style-name="Standard" style:family="paragraph">
      <style:paragraph-properties fo:text-align="center" fo:text-indent="0in"/>
      <style:text-properties style:font-name-asian="Times New Roman" style:font-name-complex="Times New Roman"/>
    </style:style>
    <style:style style:name="TableCell4161" style:family="table-cell">
      <style:table-cell-properties fo:border="none" style:writing-mode="lr-tb" fo:padding-top="0in" fo:padding-left="0.0069in" fo:padding-bottom="0in" fo:padding-right="0.0069in"/>
    </style:style>
    <style:style style:name="P4162" style:parent-style-name="Standard" style:family="paragraph">
      <style:paragraph-properties fo:text-align="end" fo:text-indent="0in"/>
    </style:style>
    <style:style style:name="T4163" style:parent-style-name="DefaultParagraphFont" style:family="text">
      <style:text-properties style:font-name-asian="Times New Roman" style:font-name-complex="Times New Roman"/>
    </style:style>
    <style:style style:name="T4164" style:parent-style-name="DefaultParagraphFont" style:family="text">
      <style:text-properties style:font-name-asian="Times New Roman" style:font-name-complex="Times New Roman"/>
    </style:style>
    <style:style style:name="T4165" style:parent-style-name="DefaultParagraphFont" style:family="text">
      <style:text-properties style:font-name-asian="Times New Roman" style:font-name-complex="Times New Roman"/>
    </style:style>
  </office:automatic-styles>
  <office:master-styles>
    <style:master-page style:name="MP0" style:page-layout-name="PL0">
      <style:header>
        <text:p text:style-name="P2">Приказ Министерства транспорта РФ от 24 января 2013 г. N 13 "Об утверждении Табеля сообщений о дв...</text:p>
      </style:header>
      <style:footer>
        <table:table table:style-name="Table3">
          <table:table-columns>
            <table:table-column table:style-name="TableColumn4"/>
            <table:table-column table:style-name="TableColumn5"/>
            <table:table-column table:style-name="TableColumn6"/>
          </table:table-columns>
          <table:table-row table:style-name="TableRow7">
            <table:table-cell table:style-name="TableCell8">
              <text:p text:style-name="P9"/>
            </table:table-cell>
            <table:table-cell table:style-name="TableCell10">
              <text:p text:style-name="P11">Система ГАРАНТ</text:p>
            </table:table-cell>
            <table:table-cell table:style-name="TableCell12">
              <text:p text:style-name="P13"><text:span text:style-name="T14"><text:page-number text:fixed="false">1</text:page-number></text:span><text:span text:style-name="T15">/</text:span><text:span text:style-name="T16"><text:page-count style:num-format="1">1</text:page-count></text:span></text:p>
            </table:table-cell>
          </table:table-row>
        </table:table>
      </style:footer>
    </style:master-page>
    <style:master-page style:name="MP1" style:page-layout-name="PL1">
      <style:header>
        <text:p text:style-name="P129">Приказ Министерства транспорта РФ от 24 января 2013 г. N 13 "Об утверждении Табеля сообщений о дв...</text:p>
      </style:header>
      <style:footer>
        <table:table table:style-name="Table130">
          <table:table-columns>
            <table:table-column table:style-name="TableColumn131"/>
            <table:table-column table:style-name="TableColumn132"/>
            <table:table-column table:style-name="TableColumn133"/>
          </table:table-columns>
          <table:table-row table:style-name="TableRow134">
            <table:table-cell table:style-name="TableCell135">
              <text:p text:style-name="P136"/>
            </table:table-cell>
            <table:table-cell table:style-name="TableCell137">
              <text:p text:style-name="P138">Система ГАРАНТ</text:p>
            </table:table-cell>
            <table:table-cell table:style-name="TableCell139">
              <text:p text:style-name="P140"><text:span text:style-name="T141"><text:page-number text:fixed="false">44</text:page-number></text:span><text:span text:style-name="T142">/</text:span><text:span text:style-name="T143"><text:page-count style:num-format="1">44</text:page-count></text:span></text:p>
            </table:table-cell>
          </table:table-row>
        </table:table>
      </style:footer>
    </style:master-page>
    <style:master-page style:name="MP2" style:page-layout-name="PL2">
      <style:header>
        <text:p text:style-name="P1198">Приказ Министерства транспорта РФ от 24 января 2013 г. N 13 "Об утверждении Табеля сообщений о дв...</text:p>
      </style:header>
      <style:footer>
        <table:table table:style-name="Table1199">
          <table:table-columns>
            <table:table-column table:style-name="TableColumn1200"/>
            <table:table-column table:style-name="TableColumn1201"/>
            <table:table-column table:style-name="TableColumn1202"/>
          </table:table-columns>
          <table:table-row table:style-name="TableRow1203">
            <table:table-cell table:style-name="TableCell1204">
              <text:p text:style-name="P1205"/>
            </table:table-cell>
            <table:table-cell table:style-name="TableCell1206">
              <text:p text:style-name="P1207">Система ГАРАНТ</text:p>
            </table:table-cell>
            <table:table-cell table:style-name="TableCell1208">
              <text:p text:style-name="P1209"><text:span text:style-name="T1210"><text:page-number text:fixed="false">47</text:page-number></text:span><text:span text:style-name="T1211">/</text:span><text:span text:style-name="T1212"><text:page-count style:num-format="1">47</text:page-count></text:span></text:p>
            </table:table-cell>
          </table:table-row>
        </table:table>
      </style:footer>
    </style:master-page>
    <style:master-page style:name="MP3" style:page-layout-name="PL3">
      <style:header>
        <text:p text:style-name="P2488">Приказ Министерства транспорта РФ от 24 января 2013 г. N 13 "Об утверждении Табеля сообщений о дв...</text:p>
      </style:header>
      <style:footer>
        <table:table table:style-name="Table2489">
          <table:table-columns>
            <table:table-column table:style-name="TableColumn2490"/>
            <table:table-column table:style-name="TableColumn2491"/>
            <table:table-column table:style-name="TableColumn2492"/>
          </table:table-columns>
          <table:table-row table:style-name="TableRow2493">
            <table:table-cell table:style-name="TableCell2494">
              <text:p text:style-name="P2495"/>
            </table:table-cell>
            <table:table-cell table:style-name="TableCell2496">
              <text:p text:style-name="P2497">Система<text:s/>ГАРАНТ</text:p>
            </table:table-cell>
            <table:table-cell table:style-name="TableCell2498">
              <text:p text:style-name="P2499"><text:span text:style-name="T2500"><text:page-number text:fixed="false">101</text:page-number></text:span><text:span text:style-name="T2501">/</text:span><text:span text:style-name="T2502"><text:page-count style:num-format="1">101</text:page-count></text:span></text:p>
            </table:table-cell>
          </table:table-row>
        </table:table>
      </style:footer>
    </style:master-page>
    <style:master-page style:name="MP4" style:page-layout-name="PL4">
      <style:header>
        <text:p text:style-name="P2504">Приказ Министерства транспорта РФ от 24 января 2013 г. N 13 "Об утверждении Табеля сообщений о дв...</text:p>
      </style:header>
      <style:footer>
        <table:table table:style-name="Table2505">
          <table:table-columns>
            <table:table-column table:style-name="TableColumn2506"/>
            <table:table-column table:style-name="TableColumn2507"/>
            <table:table-column table:style-name="TableColumn2508"/>
          </table:table-columns>
          <table:table-row table:style-name="TableRow2509">
            <table:table-cell table:style-name="TableCell2510">
              <text:p text:style-name="P2511"/>
            </table:table-cell>
            <table:table-cell table:style-name="TableCell2512">
              <text:p text:style-name="P2513">Система ГАРАНТ</text:p>
            </table:table-cell>
            <table:table-cell table:style-name="TableCell2514">
              <text:p text:style-name="P2515"><text:span text:style-name="T2516"><text:page-number text:fixed="false">102</text:page-number></text:span><text:span text:style-name="T2517">/</text:span><text:span text:style-name="T2518"><text:page-count style:num-format="1">102</text:page-count></text:span></text:p>
            </table:table-cell>
          </table:table-row>
        </table:table>
      </style:footer>
    </style:master-page>
    <style:master-page style:name="MP5" style:page-layout-name="PL5">
      <style:header>
        <text:p text:style-name="P2691">Приказ Министерства транспорта РФ от 24 января 2013 г. N 13 "Об утверждении Табеля сообщений о дв...</text:p>
      </style:header>
      <style:footer>
        <table:table table:style-name="Table2692">
          <table:table-columns>
            <table:table-column table:style-name="TableColumn2693"/>
            <table:table-column table:style-name="TableColumn2694"/>
            <table:table-column table:style-name="TableColumn2695"/>
          </table:table-columns>
          <table:table-row table:style-name="TableRow2696">
            <table:table-cell table:style-name="TableCell2697">
              <text:p text:style-name="P2698"/>
            </table:table-cell>
            <table:table-cell table:style-name="TableCell2699">
              <text:p text:style-name="P2700">Система<text:s/>ГАРАНТ</text:p>
            </table:table-cell>
            <table:table-cell table:style-name="TableCell2701">
              <text:p text:style-name="P2702"><text:span text:style-name="T2703"><text:page-number text:fixed="false">103</text:page-number></text:span><text:span text:style-name="T2704">/</text:span><text:span text:style-name="T2705"><text:page-count style:num-format="1">103</text:page-count></text:span></text:p>
            </table:table-cell>
          </table:table-row>
        </table:table>
      </style:footer>
    </style:master-page>
    <style:master-page style:name="MP6" style:page-layout-name="PL6">
      <style:header>
        <text:p text:style-name="P2910">Приказ Министерства транспорта РФ от 24 января 2013 г. N 13 "Об утверждении Табеля сообщений о дв...</text:p>
      </style:header>
      <style:footer>
        <table:table table:style-name="Table2911">
          <table:table-columns>
            <table:table-column table:style-name="TableColumn2912"/>
            <table:table-column table:style-name="TableColumn2913"/>
            <table:table-column table:style-name="TableColumn2914"/>
          </table:table-columns>
          <table:table-row table:style-name="TableRow2915">
            <table:table-cell table:style-name="TableCell2916">
              <text:p text:style-name="P2917"/>
            </table:table-cell>
            <table:table-cell table:style-name="TableCell2918">
              <text:p text:style-name="P2919">Система ГАРАНТ</text:p>
            </table:table-cell>
            <table:table-cell table:style-name="TableCell2920">
              <text:p text:style-name="P2921"><text:span text:style-name="T2922"><text:page-number text:fixed="false">107</text:page-number></text:span><text:span text:style-name="T2923">/</text:span><text:span text:style-name="T2924"><text:page-count style:num-format="1">107</text:page-count></text:span></text:p>
            </table:table-cell>
          </table:table-row>
        </table:table>
      </style:footer>
    </style:master-page>
    <style:master-page style:name="MP7" style:page-layout-name="PL7">
      <style:header>
        <text:p text:style-name="P4104">Приказ Министерства транспорта РФ от 24 января 2013 г. N 13 "Об утверждении Табеля сообщений о дв...</text:p>
      </style:header>
      <style:footer>
        <table:table table:style-name="Table4105">
          <table:table-columns>
            <table:table-column table:style-name="TableColumn4106"/>
            <table:table-column table:style-name="TableColumn4107"/>
            <table:table-column table:style-name="TableColumn4108"/>
          </table:table-columns>
          <table:table-row table:style-name="TableRow4109">
            <table:table-cell table:style-name="TableCell4110">
              <text:p text:style-name="P4111"/>
            </table:table-cell>
            <table:table-cell table:style-name="TableCell4112">
              <text:p text:style-name="P4113">Система<text:s/>ГАРАНТ</text:p>
            </table:table-cell>
            <table:table-cell table:style-name="TableCell4114">
              <text:p text:style-name="P4115"><text:span text:style-name="T4116"><text:page-number text:fixed="false">110</text:page-number></text:span><text:span text:style-name="T4117">/</text:span><text:span text:style-name="T4118"><text:page-count style:num-format="1">110</text:page-count></text:span></text:p>
            </table:table-cell>
          </table:table-row>
        </table:table>
      </style:footer>
    </style:master-page>
    <style:master-page style:name="MP8" style:page-layout-name="PL8">
      <style:header>
        <text:p text:style-name="P4125">Приказ Министерства транспорта РФ от 24 января 2013 г. N 13 "Об утверждении Табеля сообщений о дв...</text:p>
      </style:header>
      <style:footer>
        <table:table table:style-name="Table4126">
          <table:table-columns>
            <table:table-column table:style-name="TableColumn4127"/>
            <table:table-column table:style-name="TableColumn4128"/>
            <table:table-column table:style-name="TableColumn4129"/>
          </table:table-columns>
          <table:table-row table:style-name="TableRow4130">
            <table:table-cell table:style-name="TableCell4131">
              <text:p text:style-name="P4132"/>
            </table:table-cell>
            <table:table-cell table:style-name="TableCell4133">
              <text:p text:style-name="P4134">Система ГАРАНТ</text:p>
            </table:table-cell>
            <table:table-cell table:style-name="TableCell4135">
              <text:p text:style-name="P4136"><text:span text:style-name="T4137"><text:page-number text:fixed="false">113</text:page-number></text:span><text:span text:style-name="T4138">/</text:span><text:span text:style-name="T4139"><text:page-count style:num-format="1">113</text:page-count></text:span></text:p>
            </table:table-cell>
          </table:table-row>
        </table:table>
      </style:footer>
    </style:master-page>
    <style:master-page style:name="MP9" style:page-layout-name="PL9">
      <style:header>
        <text:p text:style-name="P4151">Приказ Министерства транспорта РФ от 24 января 2013 г. N 13 "Об утверждении Табеля сообщений о дв...</text:p>
      </style:header>
      <style:footer>
        <table:table table:style-name="Table4152">
          <table:table-columns>
            <table:table-column table:style-name="TableColumn4153"/>
            <table:table-column table:style-name="TableColumn4154"/>
            <table:table-column table:style-name="TableColumn4155"/>
          </table:table-columns>
          <table:table-row table:style-name="TableRow4156">
            <table:table-cell table:style-name="TableCell4157">
              <text:p text:style-name="P4158"/>
            </table:table-cell>
            <table:table-cell table:style-name="TableCell4159">
              <text:p text:style-name="P4160">Система<text:s/>ГАРАНТ</text:p>
            </table:table-cell>
            <table:table-cell table:style-name="TableCell4161">
              <text:p text:style-name="P4162"><text:span text:style-name="T4163"><text:page-number text:fixed="false">114</text:page-number></text:span><text:span text:style-name="T4164">/</text:span><text:span text:style-name="T4165"><text:page-count style:num-format="1">114</text:page-count></text:span></text:p>
            </table:table-cell>
          </table:table-row>
        </table:tab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description>Документ экспортирован из системы ГАРАНТ</dc:description>
    <meta:initial-creator>НПП "Гарант-Сервис"</meta:initial-creator>
    <dc:creator>Данил Кочура</dc:creator>
    <meta:creation-date>2025-09-24T15:26:00Z</meta:creation-date>
    <dc:date>2025-09-24T15:26:00Z</dc:date>
    <meta:template xlink:href="Normal.dotm" xlink:type="simple"/>
    <meta:editing-cycles>2</meta:editing-cycles>
    <meta:editing-duration>PT0S</meta:editing-duration>
    <meta:user-defined meta:name="Company">НПП "Гарант-Сервис"</meta:user-defined>
    <meta:document-statistic meta:page-count="127" meta:paragraph-count="530" meta:word-count="39683" meta:character-count="265350" meta:row-count="1884" meta:non-whitespace-character-count="226197"/>
  </office:meta>
</office:document-meta>
</file>